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1.3972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1.2256in"/>
    </style:style>
    <style:style style:name="co7" style:family="table-column">
      <style:table-column-properties fo:break-before="auto" style:column-width="1.3429in"/>
    </style:style>
    <style:style style:name="co8" style:family="table-column">
      <style:table-column-properties fo:break-before="auto" style:column-width="2.125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1.9756in"/>
    </style:style>
    <style:style style:name="co11" style:family="table-column">
      <style:table-column-properties fo:break-before="auto" style:column-width="2.0937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4" style:family="table-cell" style:parent-style-name="Pivot_20_Table_20_Category" style:data-style-name="N0"/>
    <style:style style:name="ce1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6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7" style:family="table-cell" style:parent-style-name="Pivot_20_Table_20_Value" style:data-style-name="N0"/>
    <style:style style:name="ce18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9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0" style:family="table-cell" style:parent-style-name="Pivot_20_Table_20_Corner">
      <style:table-cell-properties fo:border-bottom="none" fo:border-left="none" fo:border-right="none" fo:border-top="2.01pt solid #000000"/>
    </style:style>
    <style:style style:name="ce21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22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3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4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5" style:family="table-cell" style:parent-style-name="Pivot_20_Table_20_Title" style:data-style-name="N0">
      <style:table-cell-properties fo:border-bottom="none" fo:border-left="0.99pt solid #000000" fo:border-right="0.99pt solid #000000" fo:border-top="0.99pt solid #000000"/>
    </style:style>
    <style:style style:name="ce26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27" style:family="table-cell" style:parent-style-name="Pivot_20_Table_20_Result" style:data-style-name="N0">
      <style:table-cell-properties fo:border-bottom="none" fo:border-left="0.99pt solid #000000" fo:border-right="0.99pt solid #000000" fo:border-top="0.99pt solid #000000"/>
    </style:style>
    <style:style style:name="ce28" style:family="table-cell" style:parent-style-name="Pivot_20_Table_20_Result" style:data-style-name="N0">
      <style:table-cell-properties fo:border-bottom="none" fo:border-left="0.99pt solid #000000" fo:border-right="0.99pt solid #000000" fo:border-top="none"/>
    </style:style>
    <style:style style:name="ce29" style:family="table-cell" style:parent-style-name="Pivot_20_Table_20_Result" style:data-style-name="N0">
      <style:table-cell-properties fo:border-bottom="0.99pt solid #000000" fo:border-left="0.99pt solid #000000" fo:border-right="0.99pt solid #000000" fo:border-top="none"/>
    </style:style>
    <style:style style:name="ce30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31" style:family="table-cell" style:parent-style-name="Pivot_20_Table_20_Result" style:data-style-name="N0"/>
    <style:style style:name="ce32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33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34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35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36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37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3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.cr.ql_35.crystal_0_35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batch_timestamp</text:p>
          </table:table-cell>
          <table:table-cell office:value-type="string" calcext:value-type="string">
            <text:p>qty_loop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env_crystal_worker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ibers_any_thread</text:p>
          </table:table-cell>
          <table:table-cell office:value-type="string" calcext:value-type="string">
            <text:p>fibers_same_thread</text:p>
          </table:table-cell>
          <table:table-cell office:value-type="string" calcext:value-type="string">
            <text:p>fibers_any_thread_times_worker</text:p>
          </table:table-cell>
          <table:table-cell office:value-type="string" calcext:value-type="string">
            <text:p>fibers_same_thread_times_worker</text:p>
          </table:table-cell>
          <table:table-cell office:value-type="string" calcext:value-type="string">
            <text:p>fibers_any_thread_per_worker</text:p>
          </table:table-cell>
          <table:table-cell office:value-type="string" calcext:value-type="string">
            <text:p>fibers_same_thread_per_worker</text:p>
          </table:table-cell>
        </table:table-row>
        <table:table-row table:style-name="ro1">
          <table:table-cell office:value-type="string" calcext:value-type="string">
            <text:p>2021-01-10 04:52:4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" calcext:value-type="float">
            <text:p>1</text:p>
          </table:table-cell>
          <table:table-cell office:value-type="float" office:value="0.000371785" calcext:value-type="float">
            <text:p>0.000371785</text:p>
          </table:table-cell>
          <table:table-cell office:value-type="float" office:value="0.000671677" calcext:value-type="float">
            <text:p>0.000671677</text:p>
          </table:table-cell>
          <table:table-cell office:value-type="float" office:value="0.000329727" calcext:value-type="float">
            <text:p>0.000329727</text:p>
          </table:table-cell>
          <table:table-cell office:value-type="float" office:value="0.000671677" calcext:value-type="float">
            <text:p>0.000671677</text:p>
          </table:table-cell>
          <table:table-cell office:value-type="float" office:value="0.000329727" calcext:value-type="float">
            <text:p>0.000329727</text:p>
          </table:table-cell>
          <table:table-cell office:value-type="float" office:value="0.000671677" calcext:value-type="float">
            <text:p>0.000671677</text:p>
          </table:table-cell>
          <table:table-cell office:value-type="float" office:value="0.000329727" calcext:value-type="float">
            <text:p>0.000329727</text:p>
          </table:table-cell>
        </table:table-row>
        <table:table-row table:style-name="ro1">
          <table:table-cell office:value-type="string" calcext:value-type="string">
            <text:p>2021-01-10 04:52:4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" calcext:value-type="float">
            <text:p>1</text:p>
          </table:table-cell>
          <table:table-cell office:value-type="float" office:value="1.635138581" calcext:value-type="float">
            <text:p>1.635138581</text:p>
          </table:table-cell>
          <table:table-cell office:value-type="float" office:value="1.619016956" calcext:value-type="float">
            <text:p>1.619016956</text:p>
          </table:table-cell>
          <table:table-cell office:value-type="float" office:value="1.642245902" calcext:value-type="float">
            <text:p>1.642245902</text:p>
          </table:table-cell>
          <table:table-cell office:value-type="float" office:value="1.619016956" calcext:value-type="float">
            <text:p>1.619016956</text:p>
          </table:table-cell>
          <table:table-cell office:value-type="float" office:value="1.642245902" calcext:value-type="float">
            <text:p>1.642245902</text:p>
          </table:table-cell>
          <table:table-cell office:value-type="float" office:value="1.619016956" calcext:value-type="float">
            <text:p>1.619016956</text:p>
          </table:table-cell>
          <table:table-cell office:value-type="float" office:value="1.642245902" calcext:value-type="float">
            <text:p>1.642245902</text:p>
          </table:table-cell>
        </table:table-row>
        <table:table-row table:style-name="ro1">
          <table:table-cell office:value-type="string" calcext:value-type="string">
            <text:p>2021-01-10 04:52:4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" calcext:value-type="float">
            <text:p>2</text:p>
          </table:table-cell>
          <table:table-cell office:value-type="float" office:value="0.000415808" calcext:value-type="float">
            <text:p>0.000415808</text:p>
          </table:table-cell>
          <table:table-cell office:value-type="float" office:value="0.00038484" calcext:value-type="float">
            <text:p>0.00038484</text:p>
          </table:table-cell>
          <table:table-cell office:value-type="float" office:value="0.00048054" calcext:value-type="float">
            <text:p>0.00048054</text:p>
          </table:table-cell>
          <table:table-cell office:value-type="float" office:value="0.00076968" calcext:value-type="float">
            <text:p>0.00076968</text:p>
          </table:table-cell>
          <table:table-cell office:value-type="float" office:value="0.00096108" calcext:value-type="float">
            <text:p>0.00096108</text:p>
          </table:table-cell>
          <table:table-cell office:value-type="float" office:value="0.00019242" calcext:value-type="float">
            <text:p>0.00019242</text:p>
          </table:table-cell>
          <table:table-cell office:value-type="float" office:value="0.00024027" calcext:value-type="float">
            <text:p>0.00024027</text:p>
          </table:table-cell>
        </table:table-row>
        <table:table-row table:style-name="ro1">
          <table:table-cell office:value-type="string" calcext:value-type="string">
            <text:p>2021-01-10 04:52:4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" calcext:value-type="float">
            <text:p>2</text:p>
          </table:table-cell>
          <table:table-cell office:value-type="float" office:value="2.175507168" calcext:value-type="float">
            <text:p>2.175507168</text:p>
          </table:table-cell>
          <table:table-cell office:value-type="float" office:value="1.866641846" calcext:value-type="float">
            <text:p>1.866641846</text:p>
          </table:table-cell>
          <table:table-cell office:value-type="float" office:value="2.168075594" calcext:value-type="float">
            <text:p>2.168075594</text:p>
          </table:table-cell>
          <table:table-cell office:value-type="float" office:value="3.733283692" calcext:value-type="float">
            <text:p>3.733283692</text:p>
          </table:table-cell>
          <table:table-cell office:value-type="float" office:value="4.336151188" calcext:value-type="float">
            <text:p>4.336151188</text:p>
          </table:table-cell>
          <table:table-cell office:value-type="float" office:value="0.933320923" calcext:value-type="float">
            <text:p>0.933320923</text:p>
          </table:table-cell>
          <table:table-cell office:value-type="float" office:value="1.084037797" calcext:value-type="float">
            <text:p>1.084037797</text:p>
          </table:table-cell>
        </table:table-row>
        <table:table-row table:style-name="ro1">
          <table:table-cell office:value-type="string" calcext:value-type="string">
            <text:p>2021-01-10 04:52:5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" calcext:value-type="float">
            <text:p>3</text:p>
          </table:table-cell>
          <table:table-cell office:value-type="float" office:value="0.0003524" calcext:value-type="float">
            <text:p>0.0003524</text:p>
          </table:table-cell>
          <table:table-cell office:value-type="float" office:value="0.000634176" calcext:value-type="float">
            <text:p>0.000634176</text:p>
          </table:table-cell>
          <table:table-cell office:value-type="float" office:value="0.000503562" calcext:value-type="float">
            <text:p>0.000503562</text:p>
          </table:table-cell>
          <table:table-cell office:value-type="float" office:value="0.001902528" calcext:value-type="float">
            <text:p>0.001902528</text:p>
          </table:table-cell>
          <table:table-cell office:value-type="float" office:value="0.001510686" calcext:value-type="float">
            <text:p>0.001510686</text:p>
          </table:table-cell>
          <table:table-cell office:value-type="float" office:value="0.000211392" calcext:value-type="float">
            <text:p>0.000211392</text:p>
          </table:table-cell>
          <table:table-cell office:value-type="float" office:value="0.000167854" calcext:value-type="float">
            <text:p>0.000167854</text:p>
          </table:table-cell>
        </table:table-row>
        <table:table-row table:style-name="ro1">
          <table:table-cell office:value-type="string" calcext:value-type="string">
            <text:p>2021-01-10 04:52:5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" calcext:value-type="float">
            <text:p>3</text:p>
          </table:table-cell>
          <table:table-cell office:value-type="float" office:value="1.749384443" calcext:value-type="float">
            <text:p>1.749384443</text:p>
          </table:table-cell>
          <table:table-cell office:value-type="float" office:value="1.221446458" calcext:value-type="float">
            <text:p>1.221446458</text:p>
          </table:table-cell>
          <table:table-cell office:value-type="float" office:value="1.975354893" calcext:value-type="float">
            <text:p>1.975354893</text:p>
          </table:table-cell>
          <table:table-cell office:value-type="float" office:value="3.664339374" calcext:value-type="float">
            <text:p>3.664339374</text:p>
          </table:table-cell>
          <table:table-cell office:value-type="float" office:value="5.926064679" calcext:value-type="float">
            <text:p>5.926064679</text:p>
          </table:table-cell>
          <table:table-cell office:value-type="float" office:value="0.407148819333333" calcext:value-type="float">
            <text:p>0.407148819333333</text:p>
          </table:table-cell>
          <table:table-cell office:value-type="float" office:value="0.658451631" calcext:value-type="float">
            <text:p>0.658451631</text:p>
          </table:table-cell>
        </table:table-row>
        <table:table-row table:style-name="ro1">
          <table:table-cell office:value-type="string" calcext:value-type="string">
            <text:p>2021-01-10 04:53:0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" calcext:value-type="float">
            <text:p>4</text:p>
          </table:table-cell>
          <table:table-cell office:value-type="float" office:value="0.000482173" calcext:value-type="float">
            <text:p>0.000482173</text:p>
          </table:table-cell>
          <table:table-cell office:value-type="float" office:value="0.000905004" calcext:value-type="float">
            <text:p>0.000905004</text:p>
          </table:table-cell>
          <table:table-cell office:value-type="float" office:value="0.000656428" calcext:value-type="float">
            <text:p>0.000656428</text:p>
          </table:table-cell>
          <table:table-cell office:value-type="float" office:value="0.003620016" calcext:value-type="float">
            <text:p>0.003620016</text:p>
          </table:table-cell>
          <table:table-cell office:value-type="float" office:value="0.002625712" calcext:value-type="float">
            <text:p>0.002625712</text:p>
          </table:table-cell>
          <table:table-cell office:value-type="float" office:value="0.000226251" calcext:value-type="float">
            <text:p>0.000226251</text:p>
          </table:table-cell>
          <table:table-cell office:value-type="float" office:value="0.000164107" calcext:value-type="float">
            <text:p>0.000164107</text:p>
          </table:table-cell>
        </table:table-row>
        <table:table-row table:style-name="ro1">
          <table:table-cell office:value-type="string" calcext:value-type="string">
            <text:p>2021-01-10 04:53:0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" calcext:value-type="float">
            <text:p>4</text:p>
          </table:table-cell>
          <table:table-cell office:value-type="float" office:value="1.726777623" calcext:value-type="float">
            <text:p>1.726777623</text:p>
          </table:table-cell>
          <table:table-cell office:value-type="float" office:value="1.046283231" calcext:value-type="float">
            <text:p>1.046283231</text:p>
          </table:table-cell>
          <table:table-cell office:value-type="float" office:value="2.256311454" calcext:value-type="float">
            <text:p>2.256311454</text:p>
          </table:table-cell>
          <table:table-cell office:value-type="float" office:value="4.185132924" calcext:value-type="float">
            <text:p>4.185132924</text:p>
          </table:table-cell>
          <table:table-cell office:value-type="float" office:value="9.025245816" calcext:value-type="float">
            <text:p>9.025245816</text:p>
          </table:table-cell>
          <table:table-cell office:value-type="float" office:value="0.26157080775" calcext:value-type="float">
            <text:p>0.26157080775</text:p>
          </table:table-cell>
          <table:table-cell office:value-type="float" office:value="0.5640778635" calcext:value-type="float">
            <text:p>0.5640778635</text:p>
          </table:table-cell>
        </table:table-row>
        <table:table-row table:style-name="ro1">
          <table:table-cell office:value-type="string" calcext:value-type="string">
            <text:p>2021-01-10 04:53:0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" calcext:value-type="float">
            <text:p>5</text:p>
          </table:table-cell>
          <table:table-cell office:value-type="float" office:value="0.000360936" calcext:value-type="float">
            <text:p>0.000360936</text:p>
          </table:table-cell>
          <table:table-cell office:value-type="float" office:value="0.001226686" calcext:value-type="float">
            <text:p>0.001226686</text:p>
          </table:table-cell>
          <table:table-cell office:value-type="float" office:value="0.000583642" calcext:value-type="float">
            <text:p>0.000583642</text:p>
          </table:table-cell>
          <table:table-cell office:value-type="float" office:value="0.00613343" calcext:value-type="float">
            <text:p>0.00613343</text:p>
          </table:table-cell>
          <table:table-cell office:value-type="float" office:value="0.00291821" calcext:value-type="float">
            <text:p>0.00291821</text:p>
          </table:table-cell>
          <table:table-cell office:value-type="float" office:value="0.0002453372" calcext:value-type="float">
            <text:p>0.0002453372</text:p>
          </table:table-cell>
          <table:table-cell office:value-type="float" office:value="0.0001167284" calcext:value-type="float">
            <text:p>0.0001167284</text:p>
          </table:table-cell>
        </table:table-row>
        <table:table-row table:style-name="ro1">
          <table:table-cell office:value-type="string" calcext:value-type="string">
            <text:p>2021-01-10 04:53:0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" calcext:value-type="float">
            <text:p>5</text:p>
          </table:table-cell>
          <table:table-cell office:value-type="float" office:value="1.84212297" calcext:value-type="float">
            <text:p>1.84212297</text:p>
          </table:table-cell>
          <table:table-cell office:value-type="float" office:value="1.806789052" calcext:value-type="float">
            <text:p>1.806789052</text:p>
          </table:table-cell>
          <table:table-cell office:value-type="float" office:value="1.614604233" calcext:value-type="float">
            <text:p>1.614604233</text:p>
          </table:table-cell>
          <table:table-cell office:value-type="float" office:value="9.03394526" calcext:value-type="float">
            <text:p>9.03394526</text:p>
          </table:table-cell>
          <table:table-cell office:value-type="float" office:value="8.073021165" calcext:value-type="float">
            <text:p>8.073021165</text:p>
          </table:table-cell>
          <table:table-cell office:value-type="float" office:value="0.3613578104" calcext:value-type="float">
            <text:p>0.3613578104</text:p>
          </table:table-cell>
          <table:table-cell office:value-type="float" office:value="0.3229208466" calcext:value-type="float">
            <text:p>0.3229208466</text:p>
          </table:table-cell>
        </table:table-row>
        <table:table-row table:style-name="ro1">
          <table:table-cell office:value-type="string" calcext:value-type="string">
            <text:p>2021-01-10 04:53:1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" calcext:value-type="float">
            <text:p>6</text:p>
          </table:table-cell>
          <table:table-cell office:value-type="float" office:value="0.000344625" calcext:value-type="float">
            <text:p>0.000344625</text:p>
          </table:table-cell>
          <table:table-cell office:value-type="float" office:value="0.001209373" calcext:value-type="float">
            <text:p>0.001209373</text:p>
          </table:table-cell>
          <table:table-cell office:value-type="float" office:value="0.00049696" calcext:value-type="float">
            <text:p>0.00049696</text:p>
          </table:table-cell>
          <table:table-cell office:value-type="float" office:value="0.007256238" calcext:value-type="float">
            <text:p>0.007256238</text:p>
          </table:table-cell>
          <table:table-cell office:value-type="float" office:value="0.00298176" calcext:value-type="float">
            <text:p>0.00298176</text:p>
          </table:table-cell>
          <table:table-cell office:value-type="float" office:value="0.000201562166666667" calcext:value-type="float">
            <text:p>0.000201562166667</text:p>
          </table:table-cell>
          <table:table-cell office:value-type="float" office:value="0.0000828266666666667" calcext:value-type="float">
            <text:p>8.28266666666667E-05</text:p>
          </table:table-cell>
        </table:table-row>
        <table:table-row table:style-name="ro1">
          <table:table-cell office:value-type="string" calcext:value-type="string">
            <text:p>2021-01-10 04:53:1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" calcext:value-type="float">
            <text:p>6</text:p>
          </table:table-cell>
          <table:table-cell office:value-type="float" office:value="1.781240626" calcext:value-type="float">
            <text:p>1.781240626</text:p>
          </table:table-cell>
          <table:table-cell office:value-type="float" office:value="0.810746011" calcext:value-type="float">
            <text:p>0.810746011</text:p>
          </table:table-cell>
          <table:table-cell office:value-type="float" office:value="2.93521908" calcext:value-type="float">
            <text:p>2.93521908</text:p>
          </table:table-cell>
          <table:table-cell office:value-type="float" office:value="4.864476066" calcext:value-type="float">
            <text:p>4.864476066</text:p>
          </table:table-cell>
          <table:table-cell office:value-type="float" office:value="17.61131448" calcext:value-type="float">
            <text:p>17.61131448</text:p>
          </table:table-cell>
          <table:table-cell office:value-type="float" office:value="0.135124335166667" calcext:value-type="float">
            <text:p>0.135124335166667</text:p>
          </table:table-cell>
          <table:table-cell office:value-type="float" office:value="0.48920318" calcext:value-type="float">
            <text:p>0.48920318</text:p>
          </table:table-cell>
        </table:table-row>
        <table:table-row table:style-name="ro1">
          <table:table-cell office:value-type="string" calcext:value-type="string">
            <text:p>2021-01-10 04:53:1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" calcext:value-type="float">
            <text:p>7</text:p>
          </table:table-cell>
          <table:table-cell office:value-type="float" office:value="0.000249226" calcext:value-type="float">
            <text:p>0.000249226</text:p>
          </table:table-cell>
          <table:table-cell office:value-type="float" office:value="0.001551223" calcext:value-type="float">
            <text:p>0.001551223</text:p>
          </table:table-cell>
          <table:table-cell office:value-type="float" office:value="0.000378609" calcext:value-type="float">
            <text:p>0.000378609</text:p>
          </table:table-cell>
          <table:table-cell office:value-type="float" office:value="0.010858561" calcext:value-type="float">
            <text:p>0.010858561</text:p>
          </table:table-cell>
          <table:table-cell office:value-type="float" office:value="0.002650263" calcext:value-type="float">
            <text:p>0.002650263</text:p>
          </table:table-cell>
          <table:table-cell office:value-type="float" office:value="0.000221603285714286" calcext:value-type="float">
            <text:p>0.000221603285714</text:p>
          </table:table-cell>
          <table:table-cell office:value-type="float" office:value="0.000054087" calcext:value-type="float">
            <text:p>5.4087E-05</text:p>
          </table:table-cell>
        </table:table-row>
        <table:table-row table:style-name="ro1">
          <table:table-cell office:value-type="string" calcext:value-type="string">
            <text:p>2021-01-10 04:53:1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" calcext:value-type="float">
            <text:p>7</text:p>
          </table:table-cell>
          <table:table-cell office:value-type="float" office:value="1.947264073" calcext:value-type="float">
            <text:p>1.947264073</text:p>
          </table:table-cell>
          <table:table-cell office:value-type="float" office:value="1.992918473" calcext:value-type="float">
            <text:p>1.992918473</text:p>
          </table:table-cell>
          <table:table-cell office:value-type="float" office:value="1.757786651" calcext:value-type="float">
            <text:p>1.757786651</text:p>
          </table:table-cell>
          <table:table-cell office:value-type="float" office:value="13.950429311" calcext:value-type="float">
            <text:p>13.950429311</text:p>
          </table:table-cell>
          <table:table-cell office:value-type="float" office:value="12.304506557" calcext:value-type="float">
            <text:p>12.304506557</text:p>
          </table:table-cell>
          <table:table-cell office:value-type="float" office:value="0.284702639" calcext:value-type="float">
            <text:p>0.284702639</text:p>
          </table:table-cell>
          <table:table-cell office:value-type="float" office:value="0.251112378714286" calcext:value-type="float">
            <text:p>0.251112378714286</text:p>
          </table:table-cell>
        </table:table-row>
        <table:table-row table:style-name="ro1">
          <table:table-cell office:value-type="string" calcext:value-type="string">
            <text:p>2021-01-10 04:53:2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" calcext:value-type="float">
            <text:p>8</text:p>
          </table:table-cell>
          <table:table-cell office:value-type="float" office:value="0.000389609" calcext:value-type="float">
            <text:p>0.000389609</text:p>
          </table:table-cell>
          <table:table-cell office:value-type="float" office:value="0.001097083" calcext:value-type="float">
            <text:p>0.001097083</text:p>
          </table:table-cell>
          <table:table-cell office:value-type="float" office:value="0.00083404" calcext:value-type="float">
            <text:p>0.00083404</text:p>
          </table:table-cell>
          <table:table-cell office:value-type="float" office:value="0.008776664" calcext:value-type="float">
            <text:p>0.008776664</text:p>
          </table:table-cell>
          <table:table-cell office:value-type="float" office:value="0.00667232" calcext:value-type="float">
            <text:p>0.00667232</text:p>
          </table:table-cell>
          <table:table-cell office:value-type="float" office:value="0.000137135375" calcext:value-type="float">
            <text:p>0.000137135375</text:p>
          </table:table-cell>
          <table:table-cell office:value-type="float" office:value="0.000104255" calcext:value-type="float">
            <text:p>0.000104255</text:p>
          </table:table-cell>
        </table:table-row>
        <table:table-row table:style-name="ro1">
          <table:table-cell office:value-type="string" calcext:value-type="string">
            <text:p>2021-01-10 04:53:2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" calcext:value-type="float">
            <text:p>8</text:p>
          </table:table-cell>
          <table:table-cell office:value-type="float" office:value="1.717987307" calcext:value-type="float">
            <text:p>1.717987307</text:p>
          </table:table-cell>
          <table:table-cell office:value-type="float" office:value="0.489250254" calcext:value-type="float">
            <text:p>0.489250254</text:p>
          </table:table-cell>
          <table:table-cell office:value-type="float" office:value="3.846987452" calcext:value-type="float">
            <text:p>3.846987452</text:p>
          </table:table-cell>
          <table:table-cell office:value-type="float" office:value="3.914002032" calcext:value-type="float">
            <text:p>3.914002032</text:p>
          </table:table-cell>
          <table:table-cell office:value-type="float" office:value="30.775899616" calcext:value-type="float">
            <text:p>30.775899616</text:p>
          </table:table-cell>
          <table:table-cell office:value-type="float" office:value="0.06115628175" calcext:value-type="float">
            <text:p>0.06115628175</text:p>
          </table:table-cell>
          <table:table-cell office:value-type="float" office:value="0.4808734315" calcext:value-type="float">
            <text:p>0.4808734315</text:p>
          </table:table-cell>
        </table:table-row>
        <table:table-row table:style-name="ro1">
          <table:table-cell office:value-type="string" calcext:value-type="string">
            <text:p>2021-01-10 04:53:2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" calcext:value-type="float">
            <text:p>9</text:p>
          </table:table-cell>
          <table:table-cell office:value-type="float" office:value="0.000434483" calcext:value-type="float">
            <text:p>0.000434483</text:p>
          </table:table-cell>
          <table:table-cell office:value-type="float" office:value="0.00079622" calcext:value-type="float">
            <text:p>0.00079622</text:p>
          </table:table-cell>
          <table:table-cell office:value-type="float" office:value="0.000945559" calcext:value-type="float">
            <text:p>0.000945559</text:p>
          </table:table-cell>
          <table:table-cell office:value-type="float" office:value="0.00716598" calcext:value-type="float">
            <text:p>0.00716598</text:p>
          </table:table-cell>
          <table:table-cell office:value-type="float" office:value="0.008510031" calcext:value-type="float">
            <text:p>0.008510031</text:p>
          </table:table-cell>
          <table:table-cell office:value-type="float" office:value="0.0000884688888888889" calcext:value-type="float">
            <text:p>8.84688888888889E-05</text:p>
          </table:table-cell>
          <table:table-cell office:value-type="float" office:value="0.000105062111111111" calcext:value-type="float">
            <text:p>0.000105062111111</text:p>
          </table:table-cell>
        </table:table-row>
        <table:table-row table:style-name="ro1">
          <table:table-cell office:value-type="string" calcext:value-type="string">
            <text:p>2021-01-10 04:53:2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" calcext:value-type="float">
            <text:p>9</text:p>
          </table:table-cell>
          <table:table-cell office:value-type="float" office:value="1.839318486" calcext:value-type="float">
            <text:p>1.839318486</text:p>
          </table:table-cell>
          <table:table-cell office:value-type="float" office:value="0.332920006" calcext:value-type="float">
            <text:p>0.332920006</text:p>
          </table:table-cell>
          <table:table-cell office:value-type="float" office:value="3.963797832" calcext:value-type="float">
            <text:p>3.963797832</text:p>
          </table:table-cell>
          <table:table-cell office:value-type="float" office:value="2.996280054" calcext:value-type="float">
            <text:p>2.996280054</text:p>
          </table:table-cell>
          <table:table-cell office:value-type="float" office:value="35.674180488" calcext:value-type="float">
            <text:p>35.674180488</text:p>
          </table:table-cell>
          <table:table-cell office:value-type="float" office:value="0.0369911117777778" calcext:value-type="float">
            <text:p>0.036991111777778</text:p>
          </table:table-cell>
          <table:table-cell office:value-type="float" office:value="0.440421981333333" calcext:value-type="float">
            <text:p>0.440421981333333</text:p>
          </table:table-cell>
        </table:table-row>
        <table:table-row table:style-name="ro1">
          <table:table-cell office:value-type="string" calcext:value-type="string">
            <text:p>2021-01-10 04:53:3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" calcext:value-type="float">
            <text:p>10</text:p>
          </table:table-cell>
          <table:table-cell office:value-type="float" office:value="0.000355896" calcext:value-type="float">
            <text:p>0.000355896</text:p>
          </table:table-cell>
          <table:table-cell office:value-type="float" office:value="0.001461545" calcext:value-type="float">
            <text:p>0.001461545</text:p>
          </table:table-cell>
          <table:table-cell office:value-type="float" office:value="0.000611915" calcext:value-type="float">
            <text:p>0.000611915</text:p>
          </table:table-cell>
          <table:table-cell office:value-type="float" office:value="0.01461545" calcext:value-type="float">
            <text:p>0.01461545</text:p>
          </table:table-cell>
          <table:table-cell office:value-type="float" office:value="0.00611915" calcext:value-type="float">
            <text:p>0.00611915</text:p>
          </table:table-cell>
          <table:table-cell office:value-type="float" office:value="0.0001461545" calcext:value-type="float">
            <text:p>0.0001461545</text:p>
          </table:table-cell>
          <table:table-cell office:value-type="float" office:value="0.0000611915" calcext:value-type="float">
            <text:p>6.11915E-05</text:p>
          </table:table-cell>
        </table:table-row>
        <table:table-row table:style-name="ro1">
          <table:table-cell office:value-type="string" calcext:value-type="string">
            <text:p>2021-01-10 04:53:3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" calcext:value-type="float">
            <text:p>10</text:p>
          </table:table-cell>
          <table:table-cell office:value-type="float" office:value="1.787780118" calcext:value-type="float">
            <text:p>1.787780118</text:p>
          </table:table-cell>
          <table:table-cell office:value-type="float" office:value="2.176978574" calcext:value-type="float">
            <text:p>2.176978574</text:p>
          </table:table-cell>
          <table:table-cell office:value-type="float" office:value="1.655541942" calcext:value-type="float">
            <text:p>1.655541942</text:p>
          </table:table-cell>
          <table:table-cell office:value-type="float" office:value="21.76978574" calcext:value-type="float">
            <text:p>21.76978574</text:p>
          </table:table-cell>
          <table:table-cell office:value-type="float" office:value="16.55541942" calcext:value-type="float">
            <text:p>16.55541942</text:p>
          </table:table-cell>
          <table:table-cell office:value-type="float" office:value="0.2176978574" calcext:value-type="float">
            <text:p>0.2176978574</text:p>
          </table:table-cell>
          <table:table-cell office:value-type="float" office:value="0.1655541942" calcext:value-type="float">
            <text:p>0.1655541942</text:p>
          </table:table-cell>
        </table:table-row>
        <table:table-row table:style-name="ro1">
          <table:table-cell office:value-type="string" calcext:value-type="string">
            <text:p>2021-01-10 04:53:3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" calcext:value-type="float">
            <text:p>11</text:p>
          </table:table-cell>
          <table:table-cell office:value-type="float" office:value="0.000359684" calcext:value-type="float">
            <text:p>0.000359684</text:p>
          </table:table-cell>
          <table:table-cell office:value-type="float" office:value="0.002894596" calcext:value-type="float">
            <text:p>0.002894596</text:p>
          </table:table-cell>
          <table:table-cell office:value-type="float" office:value="0.000406911" calcext:value-type="float">
            <text:p>0.000406911</text:p>
          </table:table-cell>
          <table:table-cell office:value-type="float" office:value="0.031840556" calcext:value-type="float">
            <text:p>0.031840556</text:p>
          </table:table-cell>
          <table:table-cell office:value-type="float" office:value="0.004476021" calcext:value-type="float">
            <text:p>0.004476021</text:p>
          </table:table-cell>
          <table:table-cell office:value-type="float" office:value="0.000263145090909091" calcext:value-type="float">
            <text:p>0.000263145090909</text:p>
          </table:table-cell>
          <table:table-cell office:value-type="float" office:value="0.0000369919090909091" calcext:value-type="float">
            <text:p>3.69919090909091E-05</text:p>
          </table:table-cell>
        </table:table-row>
        <table:table-row table:style-name="ro1">
          <table:table-cell office:value-type="string" calcext:value-type="string">
            <text:p>2021-01-10 04:53:3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" calcext:value-type="float">
            <text:p>11</text:p>
          </table:table-cell>
          <table:table-cell office:value-type="float" office:value="1.731501901" calcext:value-type="float">
            <text:p>1.731501901</text:p>
          </table:table-cell>
          <table:table-cell office:value-type="float" office:value="1.093905808" calcext:value-type="float">
            <text:p>1.093905808</text:p>
          </table:table-cell>
          <table:table-cell office:value-type="float" office:value="3.054168331" calcext:value-type="float">
            <text:p>3.054168331</text:p>
          </table:table-cell>
          <table:table-cell office:value-type="float" office:value="12.032963888" calcext:value-type="float">
            <text:p>12.032963888</text:p>
          </table:table-cell>
          <table:table-cell office:value-type="float" office:value="33.595851641" calcext:value-type="float">
            <text:p>33.595851641</text:p>
          </table:table-cell>
          <table:table-cell office:value-type="float" office:value="0.0994459825454545" calcext:value-type="float">
            <text:p>0.099445982545455</text:p>
          </table:table-cell>
          <table:table-cell office:value-type="float" office:value="0.277651666454545" calcext:value-type="float">
            <text:p>0.277651666454545</text:p>
          </table:table-cell>
        </table:table-row>
        <table:table-row table:style-name="ro1">
          <table:table-cell office:value-type="string" calcext:value-type="string">
            <text:p>2021-01-10 04:53:4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" calcext:value-type="float">
            <text:p>12</text:p>
          </table:table-cell>
          <table:table-cell office:value-type="float" office:value="0.000394107" calcext:value-type="float">
            <text:p>0.000394107</text:p>
          </table:table-cell>
          <table:table-cell office:value-type="float" office:value="0.000846815" calcext:value-type="float">
            <text:p>0.000846815</text:p>
          </table:table-cell>
          <table:table-cell office:value-type="float" office:value="0.001166343" calcext:value-type="float">
            <text:p>0.001166343</text:p>
          </table:table-cell>
          <table:table-cell office:value-type="float" office:value="0.01016178" calcext:value-type="float">
            <text:p>0.01016178</text:p>
          </table:table-cell>
          <table:table-cell office:value-type="float" office:value="0.013996116" calcext:value-type="float">
            <text:p>0.013996116</text:p>
          </table:table-cell>
          <table:table-cell office:value-type="float" office:value="0.0000705679166666667" calcext:value-type="float">
            <text:p>7.05679166666667E-05</text:p>
          </table:table-cell>
          <table:table-cell office:value-type="float" office:value="0.00009719525" calcext:value-type="float">
            <text:p>9.719525E-05</text:p>
          </table:table-cell>
        </table:table-row>
        <table:table-row table:style-name="ro1">
          <table:table-cell office:value-type="string" calcext:value-type="string">
            <text:p>2021-01-10 04:53:4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" calcext:value-type="float">
            <text:p>12</text:p>
          </table:table-cell>
          <table:table-cell office:value-type="float" office:value="1.849902435" calcext:value-type="float">
            <text:p>1.849902435</text:p>
          </table:table-cell>
          <table:table-cell office:value-type="float" office:value="0.132099397" calcext:value-type="float">
            <text:p>0.132099397</text:p>
          </table:table-cell>
          <table:table-cell office:value-type="float" office:value="4.280209566" calcext:value-type="float">
            <text:p>4.280209566</text:p>
          </table:table-cell>
          <table:table-cell office:value-type="float" office:value="1.585192764" calcext:value-type="float">
            <text:p>1.585192764</text:p>
          </table:table-cell>
          <table:table-cell office:value-type="float" office:value="51.362514792" calcext:value-type="float">
            <text:p>51.362514792</text:p>
          </table:table-cell>
          <table:table-cell office:value-type="float" office:value="0.0110082830833333" calcext:value-type="float">
            <text:p>0.011008283083333</text:p>
          </table:table-cell>
          <table:table-cell office:value-type="float" office:value="0.3566841305" calcext:value-type="float">
            <text:p>0.3566841305</text:p>
          </table:table-cell>
        </table:table-row>
        <table:table-row table:style-name="ro1">
          <table:table-cell office:value-type="string" calcext:value-type="string">
            <text:p>2021-01-10 04:53:5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3" calcext:value-type="float">
            <text:p>13</text:p>
          </table:table-cell>
          <table:table-cell office:value-type="float" office:value="0.000358641" calcext:value-type="float">
            <text:p>0.000358641</text:p>
          </table:table-cell>
          <table:table-cell office:value-type="float" office:value="0.003775575" calcext:value-type="float">
            <text:p>0.003775575</text:p>
          </table:table-cell>
          <table:table-cell office:value-type="float" office:value="0.000552564" calcext:value-type="float">
            <text:p>0.000552564</text:p>
          </table:table-cell>
          <table:table-cell office:value-type="float" office:value="0.049082475" calcext:value-type="float">
            <text:p>0.049082475</text:p>
          </table:table-cell>
          <table:table-cell office:value-type="float" office:value="0.007183332" calcext:value-type="float">
            <text:p>0.007183332</text:p>
          </table:table-cell>
          <table:table-cell office:value-type="float" office:value="0.000290428846153846" calcext:value-type="float">
            <text:p>0.000290428846154</text:p>
          </table:table-cell>
          <table:table-cell office:value-type="float" office:value="0.0000425049230769231" calcext:value-type="float">
            <text:p>4.25049230769231E-05</text:p>
          </table:table-cell>
        </table:table-row>
        <table:table-row table:style-name="ro1">
          <table:table-cell office:value-type="string" calcext:value-type="string">
            <text:p>2021-01-10 04:53:5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3" calcext:value-type="float">
            <text:p>13</text:p>
          </table:table-cell>
          <table:table-cell office:value-type="float" office:value="1.868313668" calcext:value-type="float">
            <text:p>1.868313668</text:p>
          </table:table-cell>
          <table:table-cell office:value-type="float" office:value="0.834959985" calcext:value-type="float">
            <text:p>0.834959985</text:p>
          </table:table-cell>
          <table:table-cell office:value-type="float" office:value="3.573113006" calcext:value-type="float">
            <text:p>3.573113006</text:p>
          </table:table-cell>
          <table:table-cell office:value-type="float" office:value="10.854479805" calcext:value-type="float">
            <text:p>10.854479805</text:p>
          </table:table-cell>
          <table:table-cell office:value-type="float" office:value="46.450469078" calcext:value-type="float">
            <text:p>46.450469078</text:p>
          </table:table-cell>
          <table:table-cell office:value-type="float" office:value="0.0642276911538462" calcext:value-type="float">
            <text:p>0.064227691153846</text:p>
          </table:table-cell>
          <table:table-cell office:value-type="float" office:value="0.274854846615385" calcext:value-type="float">
            <text:p>0.274854846615385</text:p>
          </table:table-cell>
        </table:table-row>
        <table:table-row table:style-name="ro1">
          <table:table-cell office:value-type="string" calcext:value-type="string">
            <text:p>2021-01-10 04:53:5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4" calcext:value-type="float">
            <text:p>14</text:p>
          </table:table-cell>
          <table:table-cell office:value-type="float" office:value="0.000242855" calcext:value-type="float">
            <text:p>0.000242855</text:p>
          </table:table-cell>
          <table:table-cell office:value-type="float" office:value="0.004930426" calcext:value-type="float">
            <text:p>0.004930426</text:p>
          </table:table-cell>
          <table:table-cell office:value-type="float" office:value="0.000612767" calcext:value-type="float">
            <text:p>0.000612767</text:p>
          </table:table-cell>
          <table:table-cell office:value-type="float" office:value="0.069025964" calcext:value-type="float">
            <text:p>0.069025964</text:p>
          </table:table-cell>
          <table:table-cell office:value-type="float" office:value="0.008578738" calcext:value-type="float">
            <text:p>0.008578738</text:p>
          </table:table-cell>
          <table:table-cell office:value-type="float" office:value="0.000352173285714286" calcext:value-type="float">
            <text:p>0.000352173285714</text:p>
          </table:table-cell>
          <table:table-cell office:value-type="float" office:value="0.0000437690714285714" calcext:value-type="float">
            <text:p>4.37690714285714E-05</text:p>
          </table:table-cell>
        </table:table-row>
        <table:table-row table:style-name="ro1">
          <table:table-cell office:value-type="string" calcext:value-type="string">
            <text:p>2021-01-10 04:53:5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4" calcext:value-type="float">
            <text:p>14</text:p>
          </table:table-cell>
          <table:table-cell office:value-type="float" office:value="1.78959597" calcext:value-type="float">
            <text:p>1.78959597</text:p>
          </table:table-cell>
          <table:table-cell office:value-type="float" office:value="2.217063518" calcext:value-type="float">
            <text:p>2.217063518</text:p>
          </table:table-cell>
          <table:table-cell office:value-type="float" office:value="1.859152748" calcext:value-type="float">
            <text:p>1.859152748</text:p>
          </table:table-cell>
          <table:table-cell office:value-type="float" office:value="31.038889252" calcext:value-type="float">
            <text:p>31.038889252</text:p>
          </table:table-cell>
          <table:table-cell office:value-type="float" office:value="26.028138472" calcext:value-type="float">
            <text:p>26.028138472</text:p>
          </table:table-cell>
          <table:table-cell office:value-type="float" office:value="0.158361679857143" calcext:value-type="float">
            <text:p>0.158361679857143</text:p>
          </table:table-cell>
          <table:table-cell office:value-type="float" office:value="0.132796624857143" calcext:value-type="float">
            <text:p>0.132796624857143</text:p>
          </table:table-cell>
        </table:table-row>
        <table:table-row table:style-name="ro1">
          <table:table-cell office:value-type="string" calcext:value-type="string">
            <text:p>2021-01-10 04:54:0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5" calcext:value-type="float">
            <text:p>15</text:p>
          </table:table-cell>
          <table:table-cell office:value-type="float" office:value="0.000378158" calcext:value-type="float">
            <text:p>0.000378158</text:p>
          </table:table-cell>
          <table:table-cell office:value-type="float" office:value="0.004757332" calcext:value-type="float">
            <text:p>0.004757332</text:p>
          </table:table-cell>
          <table:table-cell office:value-type="float" office:value="0.000639426" calcext:value-type="float">
            <text:p>0.000639426</text:p>
          </table:table-cell>
          <table:table-cell office:value-type="float" office:value="0.07135998" calcext:value-type="float">
            <text:p>0.07135998</text:p>
          </table:table-cell>
          <table:table-cell office:value-type="float" office:value="0.00959139" calcext:value-type="float">
            <text:p>0.00959139</text:p>
          </table:table-cell>
          <table:table-cell office:value-type="float" office:value="0.000317155466666667" calcext:value-type="float">
            <text:p>0.000317155466667</text:p>
          </table:table-cell>
          <table:table-cell office:value-type="float" office:value="0.0000426284" calcext:value-type="float">
            <text:p>4.26284E-05</text:p>
          </table:table-cell>
        </table:table-row>
        <table:table-row table:style-name="ro1">
          <table:table-cell office:value-type="string" calcext:value-type="string">
            <text:p>2021-01-10 04:54:0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5" calcext:value-type="float">
            <text:p>15</text:p>
          </table:table-cell>
          <table:table-cell office:value-type="float" office:value="1.93762074" calcext:value-type="float">
            <text:p>1.93762074</text:p>
          </table:table-cell>
          <table:table-cell office:value-type="float" office:value="0.131152185" calcext:value-type="float">
            <text:p>0.131152185</text:p>
          </table:table-cell>
          <table:table-cell office:value-type="float" office:value="4.361766267" calcext:value-type="float">
            <text:p>4.361766267</text:p>
          </table:table-cell>
          <table:table-cell office:value-type="float" office:value="1.967282775" calcext:value-type="float">
            <text:p>1.967282775</text:p>
          </table:table-cell>
          <table:table-cell office:value-type="float" office:value="65.426494005" calcext:value-type="float">
            <text:p>65.426494005</text:p>
          </table:table-cell>
          <table:table-cell office:value-type="float" office:value="0.008743479" calcext:value-type="float">
            <text:p>0.008743479</text:p>
          </table:table-cell>
          <table:table-cell office:value-type="float" office:value="0.2907844178" calcext:value-type="float">
            <text:p>0.2907844178</text:p>
          </table:table-cell>
        </table:table-row>
        <table:table-row table:style-name="ro1">
          <table:table-cell office:value-type="string" calcext:value-type="string">
            <text:p>2021-01-10 04:54:1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6" calcext:value-type="float">
            <text:p>16</text:p>
          </table:table-cell>
          <table:table-cell office:value-type="float" office:value="0.000328434" calcext:value-type="float">
            <text:p>0.000328434</text:p>
          </table:table-cell>
          <table:table-cell office:value-type="float" office:value="0.003467488" calcext:value-type="float">
            <text:p>0.003467488</text:p>
          </table:table-cell>
          <table:table-cell office:value-type="float" office:value="0.00075384" calcext:value-type="float">
            <text:p>0.00075384</text:p>
          </table:table-cell>
          <table:table-cell office:value-type="float" office:value="0.055479808" calcext:value-type="float">
            <text:p>0.055479808</text:p>
          </table:table-cell>
          <table:table-cell office:value-type="float" office:value="0.01206144" calcext:value-type="float">
            <text:p>0.01206144</text:p>
          </table:table-cell>
          <table:table-cell office:value-type="float" office:value="0.000216718" calcext:value-type="float">
            <text:p>0.000216718</text:p>
          </table:table-cell>
          <table:table-cell office:value-type="float" office:value="0.000047115" calcext:value-type="float">
            <text:p>4.7115E-05</text:p>
          </table:table-cell>
        </table:table-row>
        <table:table-row table:style-name="ro1">
          <table:table-cell office:value-type="string" calcext:value-type="string">
            <text:p>2021-01-10 04:54:1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6" calcext:value-type="float">
            <text:p>16</text:p>
          </table:table-cell>
          <table:table-cell office:value-type="float" office:value="1.818386748" calcext:value-type="float">
            <text:p>1.818386748</text:p>
          </table:table-cell>
          <table:table-cell office:value-type="float" office:value="0.612314767" calcext:value-type="float">
            <text:p>0.612314767</text:p>
          </table:table-cell>
          <table:table-cell office:value-type="float" office:value="3.834172734" calcext:value-type="float">
            <text:p>3.834172734</text:p>
          </table:table-cell>
          <table:table-cell office:value-type="float" office:value="9.797036272" calcext:value-type="float">
            <text:p>9.797036272</text:p>
          </table:table-cell>
          <table:table-cell office:value-type="float" office:value="61.346763744" calcext:value-type="float">
            <text:p>61.346763744</text:p>
          </table:table-cell>
          <table:table-cell office:value-type="float" office:value="0.0382696729375" calcext:value-type="float">
            <text:p>0.0382696729375</text:p>
          </table:table-cell>
          <table:table-cell office:value-type="float" office:value="0.239635795875" calcext:value-type="float">
            <text:p>0.239635795875</text:p>
          </table:table-cell>
        </table:table-row>
        <table:table-row table:style-name="ro1">
          <table:table-cell office:value-type="string" calcext:value-type="string">
            <text:p>2021-01-10 04:54:1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7" calcext:value-type="float">
            <text:p>17</text:p>
          </table:table-cell>
          <table:table-cell office:value-type="float" office:value="0.000322383" calcext:value-type="float">
            <text:p>0.000322383</text:p>
          </table:table-cell>
          <table:table-cell office:value-type="float" office:value="0.001828421" calcext:value-type="float">
            <text:p>0.001828421</text:p>
          </table:table-cell>
          <table:table-cell office:value-type="float" office:value="0.000623607" calcext:value-type="float">
            <text:p>0.000623607</text:p>
          </table:table-cell>
          <table:table-cell office:value-type="float" office:value="0.031083157" calcext:value-type="float">
            <text:p>0.031083157</text:p>
          </table:table-cell>
          <table:table-cell office:value-type="float" office:value="0.010601319" calcext:value-type="float">
            <text:p>0.010601319</text:p>
          </table:table-cell>
          <table:table-cell office:value-type="float" office:value="0.000107554176470588" calcext:value-type="float">
            <text:p>0.000107554176471</text:p>
          </table:table-cell>
          <table:table-cell office:value-type="float" office:value="0.0000366827647058824" calcext:value-type="float">
            <text:p>3.66827647058824E-05</text:p>
          </table:table-cell>
        </table:table-row>
        <table:table-row table:style-name="ro1">
          <table:table-cell office:value-type="string" calcext:value-type="string">
            <text:p>2021-01-10 04:54:1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7" calcext:value-type="float">
            <text:p>17</text:p>
          </table:table-cell>
          <table:table-cell office:value-type="float" office:value="1.780055082" calcext:value-type="float">
            <text:p>1.780055082</text:p>
          </table:table-cell>
          <table:table-cell office:value-type="float" office:value="1.752259641" calcext:value-type="float">
            <text:p>1.752259641</text:p>
          </table:table-cell>
          <table:table-cell office:value-type="float" office:value="2.052707156" calcext:value-type="float">
            <text:p>2.052707156</text:p>
          </table:table-cell>
          <table:table-cell office:value-type="float" office:value="29.788413897" calcext:value-type="float">
            <text:p>29.788413897</text:p>
          </table:table-cell>
          <table:table-cell office:value-type="float" office:value="34.896021652" calcext:value-type="float">
            <text:p>34.896021652</text:p>
          </table:table-cell>
          <table:table-cell office:value-type="float" office:value="0.103074096529412" calcext:value-type="float">
            <text:p>0.103074096529412</text:p>
          </table:table-cell>
          <table:table-cell office:value-type="float" office:value="0.120747479764706" calcext:value-type="float">
            <text:p>0.120747479764706</text:p>
          </table:table-cell>
        </table:table-row>
        <table:table-row table:style-name="ro1">
          <table:table-cell office:value-type="string" calcext:value-type="string">
            <text:p>2021-01-10 04:54:2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8" calcext:value-type="float">
            <text:p>18</text:p>
          </table:table-cell>
          <table:table-cell office:value-type="float" office:value="0.000393115" calcext:value-type="float">
            <text:p>0.000393115</text:p>
          </table:table-cell>
          <table:table-cell office:value-type="float" office:value="0.005009073" calcext:value-type="float">
            <text:p>0.005009073</text:p>
          </table:table-cell>
          <table:table-cell office:value-type="float" office:value="0.00066243" calcext:value-type="float">
            <text:p>0.00066243</text:p>
          </table:table-cell>
          <table:table-cell office:value-type="float" office:value="0.090163314" calcext:value-type="float">
            <text:p>0.090163314</text:p>
          </table:table-cell>
          <table:table-cell office:value-type="float" office:value="0.01192374" calcext:value-type="float">
            <text:p>0.01192374</text:p>
          </table:table-cell>
          <table:table-cell office:value-type="float" office:value="0.000278281833333333" calcext:value-type="float">
            <text:p>0.000278281833333</text:p>
          </table:table-cell>
          <table:table-cell office:value-type="float" office:value="0.0000368016666666667" calcext:value-type="float">
            <text:p>3.68016666666667E-05</text:p>
          </table:table-cell>
        </table:table-row>
        <table:table-row table:style-name="ro1">
          <table:table-cell office:value-type="string" calcext:value-type="string">
            <text:p>2021-01-10 04:54:2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8" calcext:value-type="float">
            <text:p>18</text:p>
          </table:table-cell>
          <table:table-cell office:value-type="float" office:value="1.856004912" calcext:value-type="float">
            <text:p>1.856004912</text:p>
          </table:table-cell>
          <table:table-cell office:value-type="float" office:value="0.007621442" calcext:value-type="float">
            <text:p>0.007621442</text:p>
          </table:table-cell>
          <table:table-cell office:value-type="float" office:value="3.979971873" calcext:value-type="float">
            <text:p>3.979971873</text:p>
          </table:table-cell>
          <table:table-cell office:value-type="float" office:value="0.137185956" calcext:value-type="float">
            <text:p>0.137185956</text:p>
          </table:table-cell>
          <table:table-cell office:value-type="float" office:value="71.639493714" calcext:value-type="float">
            <text:p>71.639493714</text:p>
          </table:table-cell>
          <table:table-cell office:value-type="float" office:value="0.000423413444444444" calcext:value-type="float">
            <text:p>0.000423413444444</text:p>
          </table:table-cell>
          <table:table-cell office:value-type="float" office:value="0.2211095485" calcext:value-type="float">
            <text:p>0.2211095485</text:p>
          </table:table-cell>
        </table:table-row>
        <table:table-row table:style-name="ro1">
          <table:table-cell office:value-type="string" calcext:value-type="string">
            <text:p>2021-01-10 04:54:2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9" calcext:value-type="float">
            <text:p>19</text:p>
          </table:table-cell>
          <table:table-cell office:value-type="float" office:value="0.000389469" calcext:value-type="float">
            <text:p>0.000389469</text:p>
          </table:table-cell>
          <table:table-cell office:value-type="float" office:value="0.002042592" calcext:value-type="float">
            <text:p>0.002042592</text:p>
          </table:table-cell>
          <table:table-cell office:value-type="float" office:value="0.001416511" calcext:value-type="float">
            <text:p>0.001416511</text:p>
          </table:table-cell>
          <table:table-cell office:value-type="float" office:value="0.038809248" calcext:value-type="float">
            <text:p>0.038809248</text:p>
          </table:table-cell>
          <table:table-cell office:value-type="float" office:value="0.026913709" calcext:value-type="float">
            <text:p>0.026913709</text:p>
          </table:table-cell>
          <table:table-cell office:value-type="float" office:value="0.000107504842105263" calcext:value-type="float">
            <text:p>0.000107504842105</text:p>
          </table:table-cell>
          <table:table-cell office:value-type="float" office:value="0.0000745532105263158" calcext:value-type="float">
            <text:p>7.45532105263158E-05</text:p>
          </table:table-cell>
        </table:table-row>
        <table:table-row table:style-name="ro1">
          <table:table-cell office:value-type="string" calcext:value-type="string">
            <text:p>2021-01-10 04:54:2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9" calcext:value-type="float">
            <text:p>19</text:p>
          </table:table-cell>
          <table:table-cell office:value-type="float" office:value="1.799698953" calcext:value-type="float">
            <text:p>1.799698953</text:p>
          </table:table-cell>
          <table:table-cell office:value-type="float" office:value="0.032450562" calcext:value-type="float">
            <text:p>0.032450562</text:p>
          </table:table-cell>
          <table:table-cell office:value-type="float" office:value="3.950632214" calcext:value-type="float">
            <text:p>3.950632214</text:p>
          </table:table-cell>
          <table:table-cell office:value-type="float" office:value="0.616560678" calcext:value-type="float">
            <text:p>0.616560678</text:p>
          </table:table-cell>
          <table:table-cell office:value-type="float" office:value="75.062012066" calcext:value-type="float">
            <text:p>75.062012066</text:p>
          </table:table-cell>
          <table:table-cell office:value-type="float" office:value="0.00170792431578947" calcext:value-type="float">
            <text:p>0.001707924315789</text:p>
          </table:table-cell>
          <table:table-cell office:value-type="float" office:value="0.207928011263158" calcext:value-type="float">
            <text:p>0.207928011263158</text:p>
          </table:table-cell>
        </table:table-row>
        <table:table-row table:style-name="ro1">
          <table:table-cell office:value-type="string" calcext:value-type="string">
            <text:p>2021-01-10 04:54:3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0" calcext:value-type="float">
            <text:p>20</text:p>
          </table:table-cell>
          <table:table-cell office:value-type="float" office:value="0.000385702" calcext:value-type="float">
            <text:p>0.000385702</text:p>
          </table:table-cell>
          <table:table-cell office:value-type="float" office:value="0.002956953" calcext:value-type="float">
            <text:p>0.002956953</text:p>
          </table:table-cell>
          <table:table-cell office:value-type="float" office:value="0.000824703" calcext:value-type="float">
            <text:p>0.000824703</text:p>
          </table:table-cell>
          <table:table-cell office:value-type="float" office:value="0.05913906" calcext:value-type="float">
            <text:p>0.05913906</text:p>
          </table:table-cell>
          <table:table-cell office:value-type="float" office:value="0.01649406" calcext:value-type="float">
            <text:p>0.01649406</text:p>
          </table:table-cell>
          <table:table-cell office:value-type="float" office:value="0.00014784765" calcext:value-type="float">
            <text:p>0.00014784765</text:p>
          </table:table-cell>
          <table:table-cell office:value-type="float" office:value="0.00004123515" calcext:value-type="float">
            <text:p>4.123515E-05</text:p>
          </table:table-cell>
        </table:table-row>
        <table:table-row table:style-name="ro1">
          <table:table-cell office:value-type="string" calcext:value-type="string">
            <text:p>2021-01-10 04:54:3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0" calcext:value-type="float">
            <text:p>20</text:p>
          </table:table-cell>
          <table:table-cell office:value-type="float" office:value="1.906353058" calcext:value-type="float">
            <text:p>1.906353058</text:p>
          </table:table-cell>
          <table:table-cell office:value-type="float" office:value="0.144065328" calcext:value-type="float">
            <text:p>0.144065328</text:p>
          </table:table-cell>
          <table:table-cell office:value-type="float" office:value="3.781369097" calcext:value-type="float">
            <text:p>3.781369097</text:p>
          </table:table-cell>
          <table:table-cell office:value-type="float" office:value="2.88130656" calcext:value-type="float">
            <text:p>2.88130656</text:p>
          </table:table-cell>
          <table:table-cell office:value-type="float" office:value="75.62738194" calcext:value-type="float">
            <text:p>75.62738194</text:p>
          </table:table-cell>
          <table:table-cell office:value-type="float" office:value="0.0072032664" calcext:value-type="float">
            <text:p>0.0072032664</text:p>
          </table:table-cell>
          <table:table-cell office:value-type="float" office:value="0.18906845485" calcext:value-type="float">
            <text:p>0.18906845485</text:p>
          </table:table-cell>
        </table:table-row>
        <table:table-row table:style-name="ro1">
          <table:table-cell office:value-type="string" calcext:value-type="string">
            <text:p>2021-01-10 04:54:3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1" calcext:value-type="float">
            <text:p>21</text:p>
          </table:table-cell>
          <table:table-cell office:value-type="float" office:value="0.00032601" calcext:value-type="float">
            <text:p>0.00032601</text:p>
          </table:table-cell>
          <table:table-cell office:value-type="float" office:value="0.004759416" calcext:value-type="float">
            <text:p>0.004759416</text:p>
          </table:table-cell>
          <table:table-cell office:value-type="float" office:value="0.000620421" calcext:value-type="float">
            <text:p>0.000620421</text:p>
          </table:table-cell>
          <table:table-cell office:value-type="float" office:value="0.099947736" calcext:value-type="float">
            <text:p>0.099947736</text:p>
          </table:table-cell>
          <table:table-cell office:value-type="float" office:value="0.013028841" calcext:value-type="float">
            <text:p>0.013028841</text:p>
          </table:table-cell>
          <table:table-cell office:value-type="float" office:value="0.000226638857142857" calcext:value-type="float">
            <text:p>0.000226638857143</text:p>
          </table:table-cell>
          <table:table-cell office:value-type="float" office:value="0.0000295438571428571" calcext:value-type="float">
            <text:p>2.95438571428571E-05</text:p>
          </table:table-cell>
        </table:table-row>
        <table:table-row table:style-name="ro1">
          <table:table-cell office:value-type="string" calcext:value-type="string">
            <text:p>2021-01-10 04:54:3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1" calcext:value-type="float">
            <text:p>21</text:p>
          </table:table-cell>
          <table:table-cell office:value-type="float" office:value="1.804601699" calcext:value-type="float">
            <text:p>1.804601699</text:p>
          </table:table-cell>
          <table:table-cell office:value-type="float" office:value="0.388414252" calcext:value-type="float">
            <text:p>0.388414252</text:p>
          </table:table-cell>
          <table:table-cell office:value-type="float" office:value="3.671136189" calcext:value-type="float">
            <text:p>3.671136189</text:p>
          </table:table-cell>
          <table:table-cell office:value-type="float" office:value="8.156699292" calcext:value-type="float">
            <text:p>8.156699292</text:p>
          </table:table-cell>
          <table:table-cell office:value-type="float" office:value="77.093859969" calcext:value-type="float">
            <text:p>77.093859969</text:p>
          </table:table-cell>
          <table:table-cell office:value-type="float" office:value="0.0184959167619048" calcext:value-type="float">
            <text:p>0.018495916761905</text:p>
          </table:table-cell>
          <table:table-cell office:value-type="float" office:value="0.174816009" calcext:value-type="float">
            <text:p>0.174816009</text:p>
          </table:table-cell>
        </table:table-row>
        <table:table-row table:style-name="ro1">
          <table:table-cell office:value-type="string" calcext:value-type="string">
            <text:p>2021-01-10 04:54:4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2" calcext:value-type="float">
            <text:p>22</text:p>
          </table:table-cell>
          <table:table-cell office:value-type="float" office:value="0.000229189" calcext:value-type="float">
            <text:p>0.000229189</text:p>
          </table:table-cell>
          <table:table-cell office:value-type="float" office:value="0.001979714" calcext:value-type="float">
            <text:p>0.001979714</text:p>
          </table:table-cell>
          <table:table-cell office:value-type="float" office:value="0.001445935" calcext:value-type="float">
            <text:p>0.001445935</text:p>
          </table:table-cell>
          <table:table-cell office:value-type="float" office:value="0.043553708" calcext:value-type="float">
            <text:p>0.043553708</text:p>
          </table:table-cell>
          <table:table-cell office:value-type="float" office:value="0.03181057" calcext:value-type="float">
            <text:p>0.03181057</text:p>
          </table:table-cell>
          <table:table-cell office:value-type="float" office:value="0.000089987" calcext:value-type="float">
            <text:p>8.9987E-05</text:p>
          </table:table-cell>
          <table:table-cell office:value-type="float" office:value="0.0000657243181818182" calcext:value-type="float">
            <text:p>6.57243181818182E-05</text:p>
          </table:table-cell>
        </table:table-row>
        <table:table-row table:style-name="ro1">
          <table:table-cell office:value-type="string" calcext:value-type="string">
            <text:p>2021-01-10 04:54:4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2" calcext:value-type="float">
            <text:p>22</text:p>
          </table:table-cell>
          <table:table-cell office:value-type="float" office:value="1.652555577" calcext:value-type="float">
            <text:p>1.652555577</text:p>
          </table:table-cell>
          <table:table-cell office:value-type="float" office:value="1.09286035" calcext:value-type="float">
            <text:p>1.09286035</text:p>
          </table:table-cell>
          <table:table-cell office:value-type="float" office:value="2.970881386" calcext:value-type="float">
            <text:p>2.970881386</text:p>
          </table:table-cell>
          <table:table-cell office:value-type="float" office:value="24.0429277" calcext:value-type="float">
            <text:p>24.0429277</text:p>
          </table:table-cell>
          <table:table-cell office:value-type="float" office:value="65.359390492" calcext:value-type="float">
            <text:p>65.359390492</text:p>
          </table:table-cell>
          <table:table-cell office:value-type="float" office:value="0.0496754704545455" calcext:value-type="float">
            <text:p>0.049675470454546</text:p>
          </table:table-cell>
          <table:table-cell office:value-type="float" office:value="0.135040063" calcext:value-type="float">
            <text:p>0.135040063</text:p>
          </table:table-cell>
        </table:table-row>
        <table:table-row table:style-name="ro1">
          <table:table-cell office:value-type="string" calcext:value-type="string">
            <text:p>2021-01-10 04:54:5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3" calcext:value-type="float">
            <text:p>23</text:p>
          </table:table-cell>
          <table:table-cell office:value-type="float" office:value="0.000303077" calcext:value-type="float">
            <text:p>0.000303077</text:p>
          </table:table-cell>
          <table:table-cell office:value-type="float" office:value="0.003346692" calcext:value-type="float">
            <text:p>0.003346692</text:p>
          </table:table-cell>
          <table:table-cell office:value-type="float" office:value="0.000591717" calcext:value-type="float">
            <text:p>0.000591717</text:p>
          </table:table-cell>
          <table:table-cell office:value-type="float" office:value="0.076973916" calcext:value-type="float">
            <text:p>0.076973916</text:p>
          </table:table-cell>
          <table:table-cell office:value-type="float" office:value="0.013609491" calcext:value-type="float">
            <text:p>0.013609491</text:p>
          </table:table-cell>
          <table:table-cell office:value-type="float" office:value="0.000145508347826087" calcext:value-type="float">
            <text:p>0.000145508347826</text:p>
          </table:table-cell>
          <table:table-cell office:value-type="float" office:value="0.0000257268260869565" calcext:value-type="float">
            <text:p>2.57268260869565E-05</text:p>
          </table:table-cell>
        </table:table-row>
        <table:table-row table:style-name="ro1">
          <table:table-cell office:value-type="string" calcext:value-type="string">
            <text:p>2021-01-10 04:54:5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3" calcext:value-type="float">
            <text:p>23</text:p>
          </table:table-cell>
          <table:table-cell office:value-type="float" office:value="1.878426505" calcext:value-type="float">
            <text:p>1.878426505</text:p>
          </table:table-cell>
          <table:table-cell office:value-type="float" office:value="1.930757086" calcext:value-type="float">
            <text:p>1.930757086</text:p>
          </table:table-cell>
          <table:table-cell office:value-type="float" office:value="1.924975248" calcext:value-type="float">
            <text:p>1.924975248</text:p>
          </table:table-cell>
          <table:table-cell office:value-type="float" office:value="44.407412978" calcext:value-type="float">
            <text:p>44.407412978</text:p>
          </table:table-cell>
          <table:table-cell office:value-type="float" office:value="44.274430704" calcext:value-type="float">
            <text:p>44.274430704</text:p>
          </table:table-cell>
          <table:table-cell office:value-type="float" office:value="0.0839459602608696" calcext:value-type="float">
            <text:p>0.08394596026087</text:p>
          </table:table-cell>
          <table:table-cell office:value-type="float" office:value="0.083694576" calcext:value-type="float">
            <text:p>0.083694576</text:p>
          </table:table-cell>
        </table:table-row>
        <table:table-row table:style-name="ro1">
          <table:table-cell office:value-type="string" calcext:value-type="string">
            <text:p>2021-01-10 04:54:5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4" calcext:value-type="float">
            <text:p>24</text:p>
          </table:table-cell>
          <table:table-cell office:value-type="float" office:value="0.000426067" calcext:value-type="float">
            <text:p>0.000426067</text:p>
          </table:table-cell>
          <table:table-cell office:value-type="float" office:value="0.003118897" calcext:value-type="float">
            <text:p>0.003118897</text:p>
          </table:table-cell>
          <table:table-cell office:value-type="float" office:value="0.000515896" calcext:value-type="float">
            <text:p>0.000515896</text:p>
          </table:table-cell>
          <table:table-cell office:value-type="float" office:value="0.074853528" calcext:value-type="float">
            <text:p>0.074853528</text:p>
          </table:table-cell>
          <table:table-cell office:value-type="float" office:value="0.012381504" calcext:value-type="float">
            <text:p>0.012381504</text:p>
          </table:table-cell>
          <table:table-cell office:value-type="float" office:value="0.000129954041666667" calcext:value-type="float">
            <text:p>0.000129954041667</text:p>
          </table:table-cell>
          <table:table-cell office:value-type="float" office:value="0.0000214956666666667" calcext:value-type="float">
            <text:p>2.14956666666667E-05</text:p>
          </table:table-cell>
        </table:table-row>
        <table:table-row table:style-name="ro1">
          <table:table-cell office:value-type="string" calcext:value-type="string">
            <text:p>2021-01-10 04:54:5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4" calcext:value-type="float">
            <text:p>24</text:p>
          </table:table-cell>
          <table:table-cell office:value-type="float" office:value="1.903822186" calcext:value-type="float">
            <text:p>1.903822186</text:p>
          </table:table-cell>
          <table:table-cell office:value-type="float" office:value="0.000202619" calcext:value-type="float">
            <text:p>0.000202619</text:p>
          </table:table-cell>
          <table:table-cell office:value-type="float" office:value="4.24362272" calcext:value-type="float">
            <text:p>4.24362272</text:p>
          </table:table-cell>
          <table:table-cell office:value-type="float" office:value="0.004862856" calcext:value-type="float">
            <text:p>0.004862856</text:p>
          </table:table-cell>
          <table:table-cell office:value-type="float" office:value="101.84694528" calcext:value-type="float">
            <text:p>101.84694528</text:p>
          </table:table-cell>
          <table:table-cell office:value-type="float" office:value="0.00000844245833333333" calcext:value-type="float">
            <text:p>8.44245833333333E-06</text:p>
          </table:table-cell>
          <table:table-cell office:value-type="float" office:value="0.176817613333333" calcext:value-type="float">
            <text:p>0.176817613333333</text:p>
          </table:table-cell>
        </table:table-row>
        <table:table-row table:style-name="ro1">
          <table:table-cell office:value-type="string" calcext:value-type="string">
            <text:p>2021-01-10 04:55:0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5" calcext:value-type="float">
            <text:p>25</text:p>
          </table:table-cell>
          <table:table-cell office:value-type="float" office:value="0.000364221" calcext:value-type="float">
            <text:p>0.000364221</text:p>
          </table:table-cell>
          <table:table-cell office:value-type="float" office:value="0.002873297" calcext:value-type="float">
            <text:p>0.002873297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71832425" calcext:value-type="float">
            <text:p>0.071832425</text:p>
          </table:table-cell>
          <table:table-cell office:value-type="float" office:value="0.013625" calcext:value-type="float">
            <text:p>0.013625</text:p>
          </table:table-cell>
          <table:table-cell office:value-type="float" office:value="0.00011493188" calcext:value-type="float">
            <text:p>0.00011493188</text:p>
          </table:table-cell>
          <table:table-cell office:value-type="float" office:value="0.0000218" calcext:value-type="float">
            <text:p>2.18E-05</text:p>
          </table:table-cell>
        </table:table-row>
        <table:table-row table:style-name="ro1">
          <table:table-cell office:value-type="string" calcext:value-type="string">
            <text:p>2021-01-10 04:55:0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5" calcext:value-type="float">
            <text:p>25</text:p>
          </table:table-cell>
          <table:table-cell office:value-type="float" office:value="1.838428311" calcext:value-type="float">
            <text:p>1.838428311</text:p>
          </table:table-cell>
          <table:table-cell office:value-type="float" office:value="0.000481291" calcext:value-type="float">
            <text:p>0.000481291</text:p>
          </table:table-cell>
          <table:table-cell office:value-type="float" office:value="4.459777518" calcext:value-type="float">
            <text:p>4.459777518</text:p>
          </table:table-cell>
          <table:table-cell office:value-type="float" office:value="0.012032275" calcext:value-type="float">
            <text:p>0.012032275</text:p>
          </table:table-cell>
          <table:table-cell office:value-type="float" office:value="111.49443795" calcext:value-type="float">
            <text:p>111.49443795</text:p>
          </table:table-cell>
          <table:table-cell office:value-type="float" office:value="0.00001925164" calcext:value-type="float">
            <text:p>1.925164E-05</text:p>
          </table:table-cell>
          <table:table-cell office:value-type="float" office:value="0.17839110072" calcext:value-type="float">
            <text:p>0.17839110072</text:p>
          </table:table-cell>
        </table:table-row>
        <table:table-row table:style-name="ro1">
          <table:table-cell office:value-type="string" calcext:value-type="string">
            <text:p>2021-01-10 04:55:0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6" calcext:value-type="float">
            <text:p>26</text:p>
          </table:table-cell>
          <table:table-cell office:value-type="float" office:value="0.000401501" calcext:value-type="float">
            <text:p>0.000401501</text:p>
          </table:table-cell>
          <table:table-cell office:value-type="float" office:value="0.006644243" calcext:value-type="float">
            <text:p>0.006644243</text:p>
          </table:table-cell>
          <table:table-cell office:value-type="float" office:value="0.000547164" calcext:value-type="float">
            <text:p>0.000547164</text:p>
          </table:table-cell>
          <table:table-cell office:value-type="float" office:value="0.172750318" calcext:value-type="float">
            <text:p>0.172750318</text:p>
          </table:table-cell>
          <table:table-cell office:value-type="float" office:value="0.014226264" calcext:value-type="float">
            <text:p>0.014226264</text:p>
          </table:table-cell>
          <table:table-cell office:value-type="float" office:value="0.000255547807692308" calcext:value-type="float">
            <text:p>0.000255547807692</text:p>
          </table:table-cell>
          <table:table-cell office:value-type="float" office:value="0.0000210447692307692" calcext:value-type="float">
            <text:p>2.10447692307692E-05</text:p>
          </table:table-cell>
        </table:table-row>
        <table:table-row table:style-name="ro1">
          <table:table-cell office:value-type="string" calcext:value-type="string">
            <text:p>2021-01-10 04:55:0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6" calcext:value-type="float">
            <text:p>26</text:p>
          </table:table-cell>
          <table:table-cell office:value-type="float" office:value="1.983709086" calcext:value-type="float">
            <text:p>1.983709086</text:p>
          </table:table-cell>
          <table:table-cell office:value-type="float" office:value="0.002179669" calcext:value-type="float">
            <text:p>0.002179669</text:p>
          </table:table-cell>
          <table:table-cell office:value-type="float" office:value="4.320129688" calcext:value-type="float">
            <text:p>4.320129688</text:p>
          </table:table-cell>
          <table:table-cell office:value-type="float" office:value="0.056671394" calcext:value-type="float">
            <text:p>0.056671394</text:p>
          </table:table-cell>
          <table:table-cell office:value-type="float" office:value="112.323371888" calcext:value-type="float">
            <text:p>112.323371888</text:p>
          </table:table-cell>
          <table:table-cell office:value-type="float" office:value="0.0000838334230769231" calcext:value-type="float">
            <text:p>8.38334230769231E-05</text:p>
          </table:table-cell>
          <table:table-cell office:value-type="float" office:value="0.166158834153846" calcext:value-type="float">
            <text:p>0.166158834153846</text:p>
          </table:table-cell>
        </table:table-row>
        <table:table-row table:style-name="ro1">
          <table:table-cell office:value-type="string" calcext:value-type="string">
            <text:p>2021-01-10 04:55:1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7" calcext:value-type="float">
            <text:p>27</text:p>
          </table:table-cell>
          <table:table-cell office:value-type="float" office:value="0.000410899" calcext:value-type="float">
            <text:p>0.000410899</text:p>
          </table:table-cell>
          <table:table-cell office:value-type="float" office:value="0.004578317" calcext:value-type="float">
            <text:p>0.004578317</text:p>
          </table:table-cell>
          <table:table-cell office:value-type="float" office:value="0.000753069" calcext:value-type="float">
            <text:p>0.000753069</text:p>
          </table:table-cell>
          <table:table-cell office:value-type="float" office:value="0.123614559" calcext:value-type="float">
            <text:p>0.123614559</text:p>
          </table:table-cell>
          <table:table-cell office:value-type="float" office:value="0.020332863" calcext:value-type="float">
            <text:p>0.020332863</text:p>
          </table:table-cell>
          <table:table-cell office:value-type="float" office:value="0.000169567296296296" calcext:value-type="float">
            <text:p>0.000169567296296</text:p>
          </table:table-cell>
          <table:table-cell office:value-type="float" office:value="0.0000278914444444444" calcext:value-type="float">
            <text:p>2.78914444444444E-05</text:p>
          </table:table-cell>
        </table:table-row>
        <table:table-row table:style-name="ro1">
          <table:table-cell office:value-type="string" calcext:value-type="string">
            <text:p>2021-01-10 04:55:1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7" calcext:value-type="float">
            <text:p>27</text:p>
          </table:table-cell>
          <table:table-cell office:value-type="float" office:value="1.792915699" calcext:value-type="float">
            <text:p>1.792915699</text:p>
          </table:table-cell>
          <table:table-cell office:value-type="float" office:value="0.003392218" calcext:value-type="float">
            <text:p>0.003392218</text:p>
          </table:table-cell>
          <table:table-cell office:value-type="float" office:value="4.492871671" calcext:value-type="float">
            <text:p>4.492871671</text:p>
          </table:table-cell>
          <table:table-cell office:value-type="float" office:value="0.091589886" calcext:value-type="float">
            <text:p>0.091589886</text:p>
          </table:table-cell>
          <table:table-cell office:value-type="float" office:value="121.307535117" calcext:value-type="float">
            <text:p>121.307535117</text:p>
          </table:table-cell>
          <table:table-cell office:value-type="float" office:value="0.000125637703703704" calcext:value-type="float">
            <text:p>0.000125637703704</text:p>
          </table:table-cell>
          <table:table-cell office:value-type="float" office:value="0.166402654481482" calcext:value-type="float">
            <text:p>0.166402654481482</text:p>
          </table:table-cell>
        </table:table-row>
        <table:table-row table:style-name="ro1">
          <table:table-cell office:value-type="string" calcext:value-type="string">
            <text:p>2021-01-10 04:55:2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8" calcext:value-type="float">
            <text:p>28</text:p>
          </table:table-cell>
          <table:table-cell office:value-type="float" office:value="0.000362348" calcext:value-type="float">
            <text:p>0.000362348</text:p>
          </table:table-cell>
          <table:table-cell office:value-type="float" office:value="0.005911602" calcext:value-type="float">
            <text:p>0.005911602</text:p>
          </table:table-cell>
          <table:table-cell office:value-type="float" office:value="0.000435785" calcext:value-type="float">
            <text:p>0.000435785</text:p>
          </table:table-cell>
          <table:table-cell office:value-type="float" office:value="0.165524856" calcext:value-type="float">
            <text:p>0.165524856</text:p>
          </table:table-cell>
          <table:table-cell office:value-type="float" office:value="0.01220198" calcext:value-type="float">
            <text:p>0.01220198</text:p>
          </table:table-cell>
          <table:table-cell office:value-type="float" office:value="0.000211128642857143" calcext:value-type="float">
            <text:p>0.000211128642857</text:p>
          </table:table-cell>
          <table:table-cell office:value-type="float" office:value="0.00001556375" calcext:value-type="float">
            <text:p>1.556375E-05</text:p>
          </table:table-cell>
        </table:table-row>
        <table:table-row table:style-name="ro1">
          <table:table-cell office:value-type="string" calcext:value-type="string">
            <text:p>2021-01-10 04:55:2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8" calcext:value-type="float">
            <text:p>28</text:p>
          </table:table-cell>
          <table:table-cell office:value-type="float" office:value="1.86378326" calcext:value-type="float">
            <text:p>1.86378326</text:p>
          </table:table-cell>
          <table:table-cell office:value-type="float" office:value="0.020223052" calcext:value-type="float">
            <text:p>0.020223052</text:p>
          </table:table-cell>
          <table:table-cell office:value-type="float" office:value="4.422342308" calcext:value-type="float">
            <text:p>4.422342308</text:p>
          </table:table-cell>
          <table:table-cell office:value-type="float" office:value="0.566245456" calcext:value-type="float">
            <text:p>0.566245456</text:p>
          </table:table-cell>
          <table:table-cell office:value-type="float" office:value="123.825584624" calcext:value-type="float">
            <text:p>123.825584624</text:p>
          </table:table-cell>
          <table:table-cell office:value-type="float" office:value="0.000722251857142857" calcext:value-type="float">
            <text:p>0.000722251857143</text:p>
          </table:table-cell>
          <table:table-cell office:value-type="float" office:value="0.157940796714286" calcext:value-type="float">
            <text:p>0.157940796714286</text:p>
          </table:table-cell>
        </table:table-row>
        <table:table-row table:style-name="ro1">
          <table:table-cell office:value-type="string" calcext:value-type="string">
            <text:p>2021-01-10 04:55:2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29" calcext:value-type="float">
            <text:p>29</text:p>
          </table:table-cell>
          <table:table-cell office:value-type="float" office:value="0.000356848" calcext:value-type="float">
            <text:p>0.000356848</text:p>
          </table:table-cell>
          <table:table-cell office:value-type="float" office:value="0.006433338" calcext:value-type="float">
            <text:p>0.006433338</text:p>
          </table:table-cell>
          <table:table-cell office:value-type="float" office:value="0.000497521" calcext:value-type="float">
            <text:p>0.000497521</text:p>
          </table:table-cell>
          <table:table-cell office:value-type="float" office:value="0.186566802" calcext:value-type="float">
            <text:p>0.186566802</text:p>
          </table:table-cell>
          <table:table-cell office:value-type="float" office:value="0.014428109" calcext:value-type="float">
            <text:p>0.014428109</text:p>
          </table:table-cell>
          <table:table-cell office:value-type="float" office:value="0.00022183924137931" calcext:value-type="float">
            <text:p>0.000221839241379</text:p>
          </table:table-cell>
          <table:table-cell office:value-type="float" office:value="0.0000171558965517241" calcext:value-type="float">
            <text:p>1.71558965517241E-05</text:p>
          </table:table-cell>
        </table:table-row>
        <table:table-row table:style-name="ro1">
          <table:table-cell office:value-type="string" calcext:value-type="string">
            <text:p>2021-01-10 04:55:2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29" calcext:value-type="float">
            <text:p>29</text:p>
          </table:table-cell>
          <table:table-cell office:value-type="float" office:value="1.847237881" calcext:value-type="float">
            <text:p>1.847237881</text:p>
          </table:table-cell>
          <table:table-cell office:value-type="float" office:value="0.062224938" calcext:value-type="float">
            <text:p>0.062224938</text:p>
          </table:table-cell>
          <table:table-cell office:value-type="float" office:value="4.420500085" calcext:value-type="float">
            <text:p>4.420500085</text:p>
          </table:table-cell>
          <table:table-cell office:value-type="float" office:value="1.804523202" calcext:value-type="float">
            <text:p>1.804523202</text:p>
          </table:table-cell>
          <table:table-cell office:value-type="float" office:value="128.194502465" calcext:value-type="float">
            <text:p>128.194502465</text:p>
          </table:table-cell>
          <table:table-cell office:value-type="float" office:value="0.00214568751724138" calcext:value-type="float">
            <text:p>0.002145687517241</text:p>
          </table:table-cell>
          <table:table-cell office:value-type="float" office:value="0.152431037413793" calcext:value-type="float">
            <text:p>0.152431037413793</text:p>
          </table:table-cell>
        </table:table-row>
        <table:table-row table:style-name="ro1">
          <table:table-cell office:value-type="string" calcext:value-type="string">
            <text:p>2021-01-10 04:55:3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0" calcext:value-type="float">
            <text:p>30</text:p>
          </table:table-cell>
          <table:table-cell office:value-type="float" office:value="0.000412121" calcext:value-type="float">
            <text:p>0.000412121</text:p>
          </table:table-cell>
          <table:table-cell office:value-type="float" office:value="0.005125661" calcext:value-type="float">
            <text:p>0.005125661</text:p>
          </table:table-cell>
          <table:table-cell office:value-type="float" office:value="0.000607928" calcext:value-type="float">
            <text:p>0.000607928</text:p>
          </table:table-cell>
          <table:table-cell office:value-type="float" office:value="0.15376983" calcext:value-type="float">
            <text:p>0.15376983</text:p>
          </table:table-cell>
          <table:table-cell office:value-type="float" office:value="0.01823784" calcext:value-type="float">
            <text:p>0.01823784</text:p>
          </table:table-cell>
          <table:table-cell office:value-type="float" office:value="0.000170855366666667" calcext:value-type="float">
            <text:p>0.000170855366667</text:p>
          </table:table-cell>
          <table:table-cell office:value-type="float" office:value="0.0000202642666666667" calcext:value-type="float">
            <text:p>2.02642666666667E-05</text:p>
          </table:table-cell>
        </table:table-row>
        <table:table-row table:style-name="ro1">
          <table:table-cell office:value-type="string" calcext:value-type="string">
            <text:p>2021-01-10 04:55:3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0" calcext:value-type="float">
            <text:p>30</text:p>
          </table:table-cell>
          <table:table-cell office:value-type="float" office:value="1.732735021" calcext:value-type="float">
            <text:p>1.732735021</text:p>
          </table:table-cell>
          <table:table-cell office:value-type="float" office:value="0.159726035" calcext:value-type="float">
            <text:p>0.159726035</text:p>
          </table:table-cell>
          <table:table-cell office:value-type="float" office:value="4.568336724" calcext:value-type="float">
            <text:p>4.568336724</text:p>
          </table:table-cell>
          <table:table-cell office:value-type="float" office:value="4.79178105" calcext:value-type="float">
            <text:p>4.79178105</text:p>
          </table:table-cell>
          <table:table-cell office:value-type="float" office:value="137.05010172" calcext:value-type="float">
            <text:p>137.05010172</text:p>
          </table:table-cell>
          <table:table-cell office:value-type="float" office:value="0.00532420116666667" calcext:value-type="float">
            <text:p>0.005324201166667</text:p>
          </table:table-cell>
          <table:table-cell office:value-type="float" office:value="0.1522778908" calcext:value-type="float">
            <text:p>0.1522778908</text:p>
          </table:table-cell>
        </table:table-row>
        <table:table-row table:style-name="ro1">
          <table:table-cell office:value-type="string" calcext:value-type="string">
            <text:p>2021-01-10 04:55:4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1" calcext:value-type="float">
            <text:p>31</text:p>
          </table:table-cell>
          <table:table-cell office:value-type="float" office:value="0.00025106" calcext:value-type="float">
            <text:p>0.00025106</text:p>
          </table:table-cell>
          <table:table-cell office:value-type="float" office:value="0.005981133" calcext:value-type="float">
            <text:p>0.005981133</text:p>
          </table:table-cell>
          <table:table-cell office:value-type="float" office:value="0.000599372" calcext:value-type="float">
            <text:p>0.000599372</text:p>
          </table:table-cell>
          <table:table-cell office:value-type="float" office:value="0.185415123" calcext:value-type="float">
            <text:p>0.185415123</text:p>
          </table:table-cell>
          <table:table-cell office:value-type="float" office:value="0.018580532" calcext:value-type="float">
            <text:p>0.018580532</text:p>
          </table:table-cell>
          <table:table-cell office:value-type="float" office:value="0.000192939774193548" calcext:value-type="float">
            <text:p>0.000192939774194</text:p>
          </table:table-cell>
          <table:table-cell office:value-type="float" office:value="0.0000193345806451613" calcext:value-type="float">
            <text:p>1.93345806451613E-05</text:p>
          </table:table-cell>
        </table:table-row>
        <table:table-row table:style-name="ro1">
          <table:table-cell office:value-type="string" calcext:value-type="string">
            <text:p>2021-01-10 04:55:4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1" calcext:value-type="float">
            <text:p>31</text:p>
          </table:table-cell>
          <table:table-cell office:value-type="float" office:value="1.927000739" calcext:value-type="float">
            <text:p>1.927000739</text:p>
          </table:table-cell>
          <table:table-cell office:value-type="float" office:value="0.316503902" calcext:value-type="float">
            <text:p>0.316503902</text:p>
          </table:table-cell>
          <table:table-cell office:value-type="float" office:value="4.459301388" calcext:value-type="float">
            <text:p>4.459301388</text:p>
          </table:table-cell>
          <table:table-cell office:value-type="float" office:value="9.811620962" calcext:value-type="float">
            <text:p>9.811620962</text:p>
          </table:table-cell>
          <table:table-cell office:value-type="float" office:value="138.238343028" calcext:value-type="float">
            <text:p>138.238343028</text:p>
          </table:table-cell>
          <table:table-cell office:value-type="float" office:value="0.0102098032903226" calcext:value-type="float">
            <text:p>0.010209803290323</text:p>
          </table:table-cell>
          <table:table-cell office:value-type="float" office:value="0.143848431870968" calcext:value-type="float">
            <text:p>0.143848431870968</text:p>
          </table:table-cell>
        </table:table-row>
        <table:table-row table:style-name="ro1">
          <table:table-cell office:value-type="string" calcext:value-type="string">
            <text:p>2021-01-10 04:55:4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2" calcext:value-type="float">
            <text:p>32</text:p>
          </table:table-cell>
          <table:table-cell office:value-type="float" office:value="0.000255448" calcext:value-type="float">
            <text:p>0.000255448</text:p>
          </table:table-cell>
          <table:table-cell office:value-type="float" office:value="0.005441322" calcext:value-type="float">
            <text:p>0.005441322</text:p>
          </table:table-cell>
          <table:table-cell office:value-type="float" office:value="0.00051873" calcext:value-type="float">
            <text:p>0.00051873</text:p>
          </table:table-cell>
          <table:table-cell office:value-type="float" office:value="0.174122304" calcext:value-type="float">
            <text:p>0.174122304</text:p>
          </table:table-cell>
          <table:table-cell office:value-type="float" office:value="0.01659936" calcext:value-type="float">
            <text:p>0.01659936</text:p>
          </table:table-cell>
          <table:table-cell office:value-type="float" office:value="0.0001700413125" calcext:value-type="float">
            <text:p>0.0001700413125</text:p>
          </table:table-cell>
          <table:table-cell office:value-type="float" office:value="0.0000162103125" calcext:value-type="float">
            <text:p>1.62103125E-05</text:p>
          </table:table-cell>
        </table:table-row>
        <table:table-row table:style-name="ro1">
          <table:table-cell office:value-type="string" calcext:value-type="string">
            <text:p>2021-01-10 04:55:4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2" calcext:value-type="float">
            <text:p>32</text:p>
          </table:table-cell>
          <table:table-cell office:value-type="float" office:value="1.774475409" calcext:value-type="float">
            <text:p>1.774475409</text:p>
          </table:table-cell>
          <table:table-cell office:value-type="float" office:value="0.660571474" calcext:value-type="float">
            <text:p>0.660571474</text:p>
          </table:table-cell>
          <table:table-cell office:value-type="float" office:value="3.866184269" calcext:value-type="float">
            <text:p>3.866184269</text:p>
          </table:table-cell>
          <table:table-cell office:value-type="float" office:value="21.138287168" calcext:value-type="float">
            <text:p>21.138287168</text:p>
          </table:table-cell>
          <table:table-cell office:value-type="float" office:value="123.717896608" calcext:value-type="float">
            <text:p>123.717896608</text:p>
          </table:table-cell>
          <table:table-cell office:value-type="float" office:value="0.0206428585625" calcext:value-type="float">
            <text:p>0.0206428585625</text:p>
          </table:table-cell>
          <table:table-cell office:value-type="float" office:value="0.12081825840625" calcext:value-type="float">
            <text:p>0.12081825840625</text:p>
          </table:table-cell>
        </table:table-row>
        <table:table-row table:style-name="ro1">
          <table:table-cell office:value-type="string" calcext:value-type="string">
            <text:p>2021-01-10 04:55:5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3" calcext:value-type="float">
            <text:p>33</text:p>
          </table:table-cell>
          <table:table-cell office:value-type="float" office:value="0.000356147" calcext:value-type="float">
            <text:p>0.000356147</text:p>
          </table:table-cell>
          <table:table-cell office:value-type="float" office:value="0.004604015" calcext:value-type="float">
            <text:p>0.004604015</text:p>
          </table:table-cell>
          <table:table-cell office:value-type="float" office:value="0.001139262" calcext:value-type="float">
            <text:p>0.001139262</text:p>
          </table:table-cell>
          <table:table-cell office:value-type="float" office:value="0.151932495" calcext:value-type="float">
            <text:p>0.151932495</text:p>
          </table:table-cell>
          <table:table-cell office:value-type="float" office:value="0.037595646" calcext:value-type="float">
            <text:p>0.037595646</text:p>
          </table:table-cell>
          <table:table-cell office:value-type="float" office:value="0.000139515606060606" calcext:value-type="float">
            <text:p>0.000139515606061</text:p>
          </table:table-cell>
          <table:table-cell office:value-type="float" office:value="0.0000345230909090909" calcext:value-type="float">
            <text:p>3.45230909090909E-05</text:p>
          </table:table-cell>
        </table:table-row>
        <table:table-row table:style-name="ro1">
          <table:table-cell office:value-type="string" calcext:value-type="string">
            <text:p>2021-01-10 04:55:5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3" calcext:value-type="float">
            <text:p>33</text:p>
          </table:table-cell>
          <table:table-cell office:value-type="float" office:value="2.057860261" calcext:value-type="float">
            <text:p>2.057860261</text:p>
          </table:table-cell>
          <table:table-cell office:value-type="float" office:value="1.220411908" calcext:value-type="float">
            <text:p>1.220411908</text:p>
          </table:table-cell>
          <table:table-cell office:value-type="float" office:value="3.472745344" calcext:value-type="float">
            <text:p>3.472745344</text:p>
          </table:table-cell>
          <table:table-cell office:value-type="float" office:value="40.273592964" calcext:value-type="float">
            <text:p>40.273592964</text:p>
          </table:table-cell>
          <table:table-cell office:value-type="float" office:value="114.600596352" calcext:value-type="float">
            <text:p>114.600596352</text:p>
          </table:table-cell>
          <table:table-cell office:value-type="float" office:value="0.036982179030303" calcext:value-type="float">
            <text:p>0.036982179030303</text:p>
          </table:table-cell>
          <table:table-cell office:value-type="float" office:value="0.105234707393939" calcext:value-type="float">
            <text:p>0.105234707393939</text:p>
          </table:table-cell>
        </table:table-row>
        <table:table-row table:style-name="ro1">
          <table:table-cell office:value-type="string" calcext:value-type="string">
            <text:p>2021-01-10 04:56:0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4" calcext:value-type="float">
            <text:p>34</text:p>
          </table:table-cell>
          <table:table-cell office:value-type="float" office:value="0.000354864" calcext:value-type="float">
            <text:p>0.000354864</text:p>
          </table:table-cell>
          <table:table-cell office:value-type="float" office:value="0.00355933" calcext:value-type="float">
            <text:p>0.00355933</text:p>
          </table:table-cell>
          <table:table-cell office:value-type="float" office:value="0.001195026" calcext:value-type="float">
            <text:p>0.001195026</text:p>
          </table:table-cell>
          <table:table-cell office:value-type="float" office:value="0.12101722" calcext:value-type="float">
            <text:p>0.12101722</text:p>
          </table:table-cell>
          <table:table-cell office:value-type="float" office:value="0.040630884" calcext:value-type="float">
            <text:p>0.040630884</text:p>
          </table:table-cell>
          <table:table-cell office:value-type="float" office:value="0.000104686176470588" calcext:value-type="float">
            <text:p>0.000104686176471</text:p>
          </table:table-cell>
          <table:table-cell office:value-type="float" office:value="0.0000351478235294118" calcext:value-type="float">
            <text:p>3.51478235294118E-05</text:p>
          </table:table-cell>
        </table:table-row>
        <table:table-row table:style-name="ro1">
          <table:table-cell office:value-type="string" calcext:value-type="string">
            <text:p>2021-01-10 04:56:0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4" calcext:value-type="float">
            <text:p>34</text:p>
          </table:table-cell>
          <table:table-cell office:value-type="float" office:value="1.914686379" calcext:value-type="float">
            <text:p>1.914686379</text:p>
          </table:table-cell>
          <table:table-cell office:value-type="float" office:value="1.890532332" calcext:value-type="float">
            <text:p>1.890532332</text:p>
          </table:table-cell>
          <table:table-cell office:value-type="float" office:value="2.695901198" calcext:value-type="float">
            <text:p>2.695901198</text:p>
          </table:table-cell>
          <table:table-cell office:value-type="float" office:value="64.278099288" calcext:value-type="float">
            <text:p>64.278099288</text:p>
          </table:table-cell>
          <table:table-cell office:value-type="float" office:value="91.660640732" calcext:value-type="float">
            <text:p>91.660640732</text:p>
          </table:table-cell>
          <table:table-cell office:value-type="float" office:value="0.0556038921176471" calcext:value-type="float">
            <text:p>0.055603892117647</text:p>
          </table:table-cell>
          <table:table-cell office:value-type="float" office:value="0.0792912117058824" calcext:value-type="float">
            <text:p>0.079291211705882</text:p>
          </table:table-cell>
        </table:table-row>
        <table:table-row table:style-name="ro1">
          <table:table-cell office:value-type="string" calcext:value-type="string">
            <text:p>2021-01-10 04:56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5" calcext:value-type="float">
            <text:p>35</text:p>
          </table:table-cell>
          <table:table-cell office:value-type="float" office:value="0.000266739" calcext:value-type="float">
            <text:p>0.000266739</text:p>
          </table:table-cell>
          <table:table-cell office:value-type="float" office:value="0.004909527" calcext:value-type="float">
            <text:p>0.004909527</text:p>
          </table:table-cell>
          <table:table-cell office:value-type="float" office:value="0.001328506" calcext:value-type="float">
            <text:p>0.001328506</text:p>
          </table:table-cell>
          <table:table-cell office:value-type="float" office:value="0.171833445" calcext:value-type="float">
            <text:p>0.171833445</text:p>
          </table:table-cell>
          <table:table-cell office:value-type="float" office:value="0.04649771" calcext:value-type="float">
            <text:p>0.04649771</text:p>
          </table:table-cell>
          <table:table-cell office:value-type="float" office:value="0.0001402722" calcext:value-type="float">
            <text:p>0.0001402722</text:p>
          </table:table-cell>
          <table:table-cell office:value-type="float" office:value="0.0000379573142857143" calcext:value-type="float">
            <text:p>3.79573142857143E-05</text:p>
          </table:table-cell>
        </table:table-row>
        <table:table-row table:style-name="ro1">
          <table:table-cell office:value-type="string" calcext:value-type="string">
            <text:p>2021-01-10 04:56:0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5" calcext:value-type="float">
            <text:p>35</text:p>
          </table:table-cell>
          <table:table-cell office:value-type="float" office:value="1.979906774" calcext:value-type="float">
            <text:p>1.979906774</text:p>
          </table:table-cell>
          <table:table-cell office:value-type="float" office:value="2.562708365" calcext:value-type="float">
            <text:p>2.562708365</text:p>
          </table:table-cell>
          <table:table-cell office:value-type="float" office:value="2.00377002" calcext:value-type="float">
            <text:p>2.00377002</text:p>
          </table:table-cell>
          <table:table-cell office:value-type="float" office:value="89.694792775" calcext:value-type="float">
            <text:p>89.694792775</text:p>
          </table:table-cell>
          <table:table-cell office:value-type="float" office:value="70.1319507" calcext:value-type="float">
            <text:p>70.1319507</text:p>
          </table:table-cell>
          <table:table-cell office:value-type="float" office:value="0.073220239" calcext:value-type="float">
            <text:p>0.073220239</text:p>
          </table:table-cell>
          <table:table-cell office:value-type="float" office:value="0.057250572" calcext:value-type="float">
            <text:p>0.057250572</text:p>
          </table:table-cell>
        </table:table-row>
        <table:table-row table:style-name="ro1">
          <table:table-cell office:value-type="string" calcext:value-type="string">
            <text:p>2021-01-10 04:56:1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6" calcext:value-type="float">
            <text:p>36</text:p>
          </table:table-cell>
          <table:table-cell office:value-type="float" office:value="0.000260157" calcext:value-type="float">
            <text:p>0.000260157</text:p>
          </table:table-cell>
          <table:table-cell office:value-type="float" office:value="0.005125601" calcext:value-type="float">
            <text:p>0.005125601</text:p>
          </table:table-cell>
          <table:table-cell office:value-type="float" office:value="0.002366749" calcext:value-type="float">
            <text:p>0.002366749</text:p>
          </table:table-cell>
          <table:table-cell office:value-type="float" office:value="0.184521636" calcext:value-type="float">
            <text:p>0.184521636</text:p>
          </table:table-cell>
          <table:table-cell office:value-type="float" office:value="0.085202964" calcext:value-type="float">
            <text:p>0.085202964</text:p>
          </table:table-cell>
          <table:table-cell office:value-type="float" office:value="0.000142377805555556" calcext:value-type="float">
            <text:p>0.000142377805556</text:p>
          </table:table-cell>
          <table:table-cell office:value-type="float" office:value="0.0000657430277777778" calcext:value-type="float">
            <text:p>6.57430277777778E-05</text:p>
          </table:table-cell>
        </table:table-row>
        <table:table-row table:style-name="ro1">
          <table:table-cell office:value-type="string" calcext:value-type="string">
            <text:p>2021-01-10 04:56:1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6" calcext:value-type="float">
            <text:p>36</text:p>
          </table:table-cell>
          <table:table-cell office:value-type="float" office:value="2.070533149" calcext:value-type="float">
            <text:p>2.070533149</text:p>
          </table:table-cell>
          <table:table-cell office:value-type="float" office:value="0.000170038" calcext:value-type="float">
            <text:p>0.000170038</text:p>
          </table:table-cell>
          <table:table-cell office:value-type="float" office:value="5.118539686" calcext:value-type="float">
            <text:p>5.118539686</text:p>
          </table:table-cell>
          <table:table-cell office:value-type="float" office:value="0.006121368" calcext:value-type="float">
            <text:p>0.006121368</text:p>
          </table:table-cell>
          <table:table-cell office:value-type="float" office:value="184.267428696" calcext:value-type="float">
            <text:p>184.267428696</text:p>
          </table:table-cell>
          <table:table-cell office:value-type="float" office:value="0.00000472327777777778" calcext:value-type="float">
            <text:p>4.72327777777778E-06</text:p>
          </table:table-cell>
          <table:table-cell office:value-type="float" office:value="0.142181657944444" calcext:value-type="float">
            <text:p>0.142181657944444</text:p>
          </table:table-cell>
        </table:table-row>
        <table:table-row table:style-name="ro1">
          <table:table-cell office:value-type="string" calcext:value-type="string">
            <text:p>2021-01-10 04:56:2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7" calcext:value-type="float">
            <text:p>37</text:p>
          </table:table-cell>
          <table:table-cell office:value-type="float" office:value="0.000362589" calcext:value-type="float">
            <text:p>0.000362589</text:p>
          </table:table-cell>
          <table:table-cell office:value-type="float" office:value="0.006305258" calcext:value-type="float">
            <text:p>0.006305258</text:p>
          </table:table-cell>
          <table:table-cell office:value-type="float" office:value="0.000837427" calcext:value-type="float">
            <text:p>0.000837427</text:p>
          </table:table-cell>
          <table:table-cell office:value-type="float" office:value="0.233294546" calcext:value-type="float">
            <text:p>0.233294546</text:p>
          </table:table-cell>
          <table:table-cell office:value-type="float" office:value="0.030984799" calcext:value-type="float">
            <text:p>0.030984799</text:p>
          </table:table-cell>
          <table:table-cell office:value-type="float" office:value="0.000170412378378378" calcext:value-type="float">
            <text:p>0.000170412378378</text:p>
          </table:table-cell>
          <table:table-cell office:value-type="float" office:value="0.0000226331621621622" calcext:value-type="float">
            <text:p>2.26331621621622E-05</text:p>
          </table:table-cell>
        </table:table-row>
        <table:table-row table:style-name="ro1">
          <table:table-cell office:value-type="string" calcext:value-type="string">
            <text:p>2021-01-10 04:56:2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7" calcext:value-type="float">
            <text:p>37</text:p>
          </table:table-cell>
          <table:table-cell office:value-type="float" office:value="1.9976396" calcext:value-type="float">
            <text:p>1.9976396</text:p>
          </table:table-cell>
          <table:table-cell office:value-type="float" office:value="0.000172353" calcext:value-type="float">
            <text:p>0.000172353</text:p>
          </table:table-cell>
          <table:table-cell office:value-type="float" office:value="4.317776881" calcext:value-type="float">
            <text:p>4.317776881</text:p>
          </table:table-cell>
          <table:table-cell office:value-type="float" office:value="0.006377061" calcext:value-type="float">
            <text:p>0.006377061</text:p>
          </table:table-cell>
          <table:table-cell office:value-type="float" office:value="159.757744597" calcext:value-type="float">
            <text:p>159.757744597</text:p>
          </table:table-cell>
          <table:table-cell office:value-type="float" office:value="0.00000465818918918919" calcext:value-type="float">
            <text:p>4.65818918918919E-06</text:p>
          </table:table-cell>
          <table:table-cell office:value-type="float" office:value="0.116696672459459" calcext:value-type="float">
            <text:p>0.116696672459459</text:p>
          </table:table-cell>
        </table:table-row>
        <table:table-row table:style-name="ro1">
          <table:table-cell office:value-type="string" calcext:value-type="string">
            <text:p>2021-01-10 04:56:2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8" calcext:value-type="float">
            <text:p>38</text:p>
          </table:table-cell>
          <table:table-cell office:value-type="float" office:value="0.000410578" calcext:value-type="float">
            <text:p>0.000410578</text:p>
          </table:table-cell>
          <table:table-cell office:value-type="float" office:value="0.002572503" calcext:value-type="float">
            <text:p>0.002572503</text:p>
          </table:table-cell>
          <table:table-cell office:value-type="float" office:value="0.001413675" calcext:value-type="float">
            <text:p>0.001413675</text:p>
          </table:table-cell>
          <table:table-cell office:value-type="float" office:value="0.097755114" calcext:value-type="float">
            <text:p>0.097755114</text:p>
          </table:table-cell>
          <table:table-cell office:value-type="float" office:value="0.05371965" calcext:value-type="float">
            <text:p>0.05371965</text:p>
          </table:table-cell>
          <table:table-cell office:value-type="float" office:value="0.000067697447368421" calcext:value-type="float">
            <text:p>6.7697447368421E-05</text:p>
          </table:table-cell>
          <table:table-cell office:value-type="float" office:value="0.0000372019736842105" calcext:value-type="float">
            <text:p>3.72019736842105E-05</text:p>
          </table:table-cell>
        </table:table-row>
        <table:table-row table:style-name="ro1">
          <table:table-cell office:value-type="string" calcext:value-type="string">
            <text:p>2021-01-10 04:56:2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8" calcext:value-type="float">
            <text:p>38</text:p>
          </table:table-cell>
          <table:table-cell office:value-type="float" office:value="1.885909087" calcext:value-type="float">
            <text:p>1.885909087</text:p>
          </table:table-cell>
          <table:table-cell office:value-type="float" office:value="0.000252763" calcext:value-type="float">
            <text:p>0.000252763</text:p>
          </table:table-cell>
          <table:table-cell office:value-type="float" office:value="4.07539005" calcext:value-type="float">
            <text:p>4.07539005</text:p>
          </table:table-cell>
          <table:table-cell office:value-type="float" office:value="0.009604994" calcext:value-type="float">
            <text:p>0.009604994</text:p>
          </table:table-cell>
          <table:table-cell office:value-type="float" office:value="154.8648219" calcext:value-type="float">
            <text:p>154.8648219</text:p>
          </table:table-cell>
          <table:table-cell office:value-type="float" office:value="0.00000665165789473684" calcext:value-type="float">
            <text:p>6.65165789473684E-06</text:p>
          </table:table-cell>
          <table:table-cell office:value-type="float" office:value="0.107247106578947" calcext:value-type="float">
            <text:p>0.107247106578947</text:p>
          </table:table-cell>
        </table:table-row>
        <table:table-row table:style-name="ro1">
          <table:table-cell office:value-type="string" calcext:value-type="string">
            <text:p>2021-01-10 04:56:3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39" calcext:value-type="float">
            <text:p>39</text:p>
          </table:table-cell>
          <table:table-cell office:value-type="float" office:value="0.000402894" calcext:value-type="float">
            <text:p>0.000402894</text:p>
          </table:table-cell>
          <table:table-cell office:value-type="float" office:value="0.004049458" calcext:value-type="float">
            <text:p>0.004049458</text:p>
          </table:table-cell>
          <table:table-cell office:value-type="float" office:value="0.000750515" calcext:value-type="float">
            <text:p>0.000750515</text:p>
          </table:table-cell>
          <table:table-cell office:value-type="float" office:value="0.157928862" calcext:value-type="float">
            <text:p>0.157928862</text:p>
          </table:table-cell>
          <table:table-cell office:value-type="float" office:value="0.029270085" calcext:value-type="float">
            <text:p>0.029270085</text:p>
          </table:table-cell>
          <table:table-cell office:value-type="float" office:value="0.000103832256410256" calcext:value-type="float">
            <text:p>0.00010383225641</text:p>
          </table:table-cell>
          <table:table-cell office:value-type="float" office:value="0.0000192439743589744" calcext:value-type="float">
            <text:p>1.92439743589744E-05</text:p>
          </table:table-cell>
        </table:table-row>
        <table:table-row table:style-name="ro1">
          <table:table-cell office:value-type="string" calcext:value-type="string">
            <text:p>2021-01-10 04:56:3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39" calcext:value-type="float">
            <text:p>39</text:p>
          </table:table-cell>
          <table:table-cell office:value-type="float" office:value="2.163265478" calcext:value-type="float">
            <text:p>2.163265478</text:p>
          </table:table-cell>
          <table:table-cell office:value-type="float" office:value="0.000207408" calcext:value-type="float">
            <text:p>0.000207408</text:p>
          </table:table-cell>
          <table:table-cell office:value-type="float" office:value="4.146183284" calcext:value-type="float">
            <text:p>4.146183284</text:p>
          </table:table-cell>
          <table:table-cell office:value-type="float" office:value="0.008088912" calcext:value-type="float">
            <text:p>0.008088912</text:p>
          </table:table-cell>
          <table:table-cell office:value-type="float" office:value="161.701148076" calcext:value-type="float">
            <text:p>161.701148076</text:p>
          </table:table-cell>
          <table:table-cell office:value-type="float" office:value="0.00000531815384615385" calcext:value-type="float">
            <text:p>5.31815384615385E-06</text:p>
          </table:table-cell>
          <table:table-cell office:value-type="float" office:value="0.106312391897436" calcext:value-type="float">
            <text:p>0.106312391897436</text:p>
          </table:table-cell>
        </table:table-row>
        <table:table-row table:style-name="ro1">
          <table:table-cell office:value-type="string" calcext:value-type="string">
            <text:p>2021-01-10 04:56:3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0" calcext:value-type="float">
            <text:p>40</text:p>
          </table:table-cell>
          <table:table-cell office:value-type="float" office:value="0.000353812" calcext:value-type="float">
            <text:p>0.000353812</text:p>
          </table:table-cell>
          <table:table-cell office:value-type="float" office:value="0.008334575" calcext:value-type="float">
            <text:p>0.008334575</text:p>
          </table:table-cell>
          <table:table-cell office:value-type="float" office:value="0.000616153" calcext:value-type="float">
            <text:p>0.000616153</text:p>
          </table:table-cell>
          <table:table-cell office:value-type="float" office:value="0.333383" calcext:value-type="float">
            <text:p>0.333383</text:p>
          </table:table-cell>
          <table:table-cell office:value-type="float" office:value="0.02464612" calcext:value-type="float">
            <text:p>0.02464612</text:p>
          </table:table-cell>
          <table:table-cell office:value-type="float" office:value="0.000208364375" calcext:value-type="float">
            <text:p>0.000208364375</text:p>
          </table:table-cell>
          <table:table-cell office:value-type="float" office:value="0.000015403825" calcext:value-type="float">
            <text:p>1.5403825E-05</text:p>
          </table:table-cell>
        </table:table-row>
        <table:table-row table:style-name="ro1">
          <table:table-cell office:value-type="string" calcext:value-type="string">
            <text:p>2021-01-10 04:56:3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0" calcext:value-type="float">
            <text:p>40</text:p>
          </table:table-cell>
          <table:table-cell office:value-type="float" office:value="2.077189971" calcext:value-type="float">
            <text:p>2.077189971</text:p>
          </table:table-cell>
          <table:table-cell office:value-type="float" office:value="0.000185046" calcext:value-type="float">
            <text:p>0.000185046</text:p>
          </table:table-cell>
          <table:table-cell office:value-type="float" office:value="4.021002325" calcext:value-type="float">
            <text:p>4.021002325</text:p>
          </table:table-cell>
          <table:table-cell office:value-type="float" office:value="0.00740184" calcext:value-type="float">
            <text:p>0.00740184</text:p>
          </table:table-cell>
          <table:table-cell office:value-type="float" office:value="160.840093" calcext:value-type="float">
            <text:p>160.840093</text:p>
          </table:table-cell>
          <table:table-cell office:value-type="float" office:value="0.00000462615" calcext:value-type="float">
            <text:p>4.62615E-06</text:p>
          </table:table-cell>
          <table:table-cell office:value-type="float" office:value="0.100525058125" calcext:value-type="float">
            <text:p>0.100525058125</text:p>
          </table:table-cell>
        </table:table-row>
        <table:table-row table:style-name="ro1">
          <table:table-cell office:value-type="string" calcext:value-type="string">
            <text:p>2021-01-10 04:56:4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1" calcext:value-type="float">
            <text:p>41</text:p>
          </table:table-cell>
          <table:table-cell office:value-type="float" office:value="0.000338453" calcext:value-type="float">
            <text:p>0.000338453</text:p>
          </table:table-cell>
          <table:table-cell office:value-type="float" office:value="0.008132318" calcext:value-type="float">
            <text:p>0.008132318</text:p>
          </table:table-cell>
          <table:table-cell office:value-type="float" office:value="0.000532667" calcext:value-type="float">
            <text:p>0.000532667</text:p>
          </table:table-cell>
          <table:table-cell office:value-type="float" office:value="0.333425038" calcext:value-type="float">
            <text:p>0.333425038</text:p>
          </table:table-cell>
          <table:table-cell office:value-type="float" office:value="0.021839347" calcext:value-type="float">
            <text:p>0.021839347</text:p>
          </table:table-cell>
          <table:table-cell office:value-type="float" office:value="0.000198349219512195" calcext:value-type="float">
            <text:p>0.000198349219512</text:p>
          </table:table-cell>
          <table:table-cell office:value-type="float" office:value="0.0000129918780487805" calcext:value-type="float">
            <text:p>1.29918780487805E-05</text:p>
          </table:table-cell>
        </table:table-row>
        <table:table-row table:style-name="ro1">
          <table:table-cell office:value-type="string" calcext:value-type="string">
            <text:p>2021-01-10 04:56:4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1" calcext:value-type="float">
            <text:p>41</text:p>
          </table:table-cell>
          <table:table-cell office:value-type="float" office:value="2.332512232" calcext:value-type="float">
            <text:p>2.332512232</text:p>
          </table:table-cell>
          <table:table-cell office:value-type="float" office:value="0.000179516" calcext:value-type="float">
            <text:p>0.000179516</text:p>
          </table:table-cell>
          <table:table-cell office:value-type="float" office:value="4.166566151" calcext:value-type="float">
            <text:p>4.166566151</text:p>
          </table:table-cell>
          <table:table-cell office:value-type="float" office:value="0.007360156" calcext:value-type="float">
            <text:p>0.007360156</text:p>
          </table:table-cell>
          <table:table-cell office:value-type="float" office:value="170.829212191" calcext:value-type="float">
            <text:p>170.829212191</text:p>
          </table:table-cell>
          <table:table-cell office:value-type="float" office:value="0.00000437843902439024" calcext:value-type="float">
            <text:p>4.37843902439024E-06</text:p>
          </table:table-cell>
          <table:table-cell office:value-type="float" office:value="0.101623564658537" calcext:value-type="float">
            <text:p>0.101623564658537</text:p>
          </table:table-cell>
        </table:table-row>
        <table:table-row table:style-name="ro1">
          <table:table-cell office:value-type="string" calcext:value-type="string">
            <text:p>2021-01-10 04:56:5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2" calcext:value-type="float">
            <text:p>42</text:p>
          </table:table-cell>
          <table:table-cell office:value-type="float" office:value="0.000381424" calcext:value-type="float">
            <text:p>0.000381424</text:p>
          </table:table-cell>
          <table:table-cell office:value-type="float" office:value="0.003405722" calcext:value-type="float">
            <text:p>0.003405722</text:p>
          </table:table-cell>
          <table:table-cell office:value-type="float" office:value="0.00141583" calcext:value-type="float">
            <text:p>0.00141583</text:p>
          </table:table-cell>
          <table:table-cell office:value-type="float" office:value="0.143040324" calcext:value-type="float">
            <text:p>0.143040324</text:p>
          </table:table-cell>
          <table:table-cell office:value-type="float" office:value="0.05946486" calcext:value-type="float">
            <text:p>0.05946486</text:p>
          </table:table-cell>
          <table:table-cell office:value-type="float" office:value="0.000081088619047619" calcext:value-type="float">
            <text:p>8.1088619047619E-05</text:p>
          </table:table-cell>
          <table:table-cell office:value-type="float" office:value="0.0000337102380952381" calcext:value-type="float">
            <text:p>3.37102380952381E-05</text:p>
          </table:table-cell>
        </table:table-row>
        <table:table-row table:style-name="ro1">
          <table:table-cell office:value-type="string" calcext:value-type="string">
            <text:p>2021-01-10 04:56:5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2" calcext:value-type="float">
            <text:p>42</text:p>
          </table:table-cell>
          <table:table-cell office:value-type="float" office:value="2.210519256" calcext:value-type="float">
            <text:p>2.210519256</text:p>
          </table:table-cell>
          <table:table-cell office:value-type="float" office:value="0.00018678" calcext:value-type="float">
            <text:p>0.00018678</text:p>
          </table:table-cell>
          <table:table-cell office:value-type="float" office:value="4.230727847" calcext:value-type="float">
            <text:p>4.230727847</text:p>
          </table:table-cell>
          <table:table-cell office:value-type="float" office:value="0.00784476" calcext:value-type="float">
            <text:p>0.00784476</text:p>
          </table:table-cell>
          <table:table-cell office:value-type="float" office:value="177.690569574" calcext:value-type="float">
            <text:p>177.690569574</text:p>
          </table:table-cell>
          <table:table-cell office:value-type="float" office:value="0.00000444714285714286" calcext:value-type="float">
            <text:p>4.44714285714286E-06</text:p>
          </table:table-cell>
          <table:table-cell office:value-type="float" office:value="0.100731615404762" calcext:value-type="float">
            <text:p>0.100731615404762</text:p>
          </table:table-cell>
        </table:table-row>
        <table:table-row table:style-name="ro1">
          <table:table-cell office:value-type="string" calcext:value-type="string">
            <text:p>2021-01-10 04:56:5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3" calcext:value-type="float">
            <text:p>43</text:p>
          </table:table-cell>
          <table:table-cell office:value-type="float" office:value="0.000416881" calcext:value-type="float">
            <text:p>0.000416881</text:p>
          </table:table-cell>
          <table:table-cell office:value-type="float" office:value="0.00343646" calcext:value-type="float">
            <text:p>0.00343646</text:p>
          </table:table-cell>
          <table:table-cell office:value-type="float" office:value="0.000698237" calcext:value-type="float">
            <text:p>0.000698237</text:p>
          </table:table-cell>
          <table:table-cell office:value-type="float" office:value="0.14776778" calcext:value-type="float">
            <text:p>0.14776778</text:p>
          </table:table-cell>
          <table:table-cell office:value-type="float" office:value="0.030024191" calcext:value-type="float">
            <text:p>0.030024191</text:p>
          </table:table-cell>
          <table:table-cell office:value-type="float" office:value="0.0000799176744186046" calcext:value-type="float">
            <text:p>7.99176744186046E-05</text:p>
          </table:table-cell>
          <table:table-cell office:value-type="float" office:value="0.0000162380697674419" calcext:value-type="float">
            <text:p>1.62380697674419E-05</text:p>
          </table:table-cell>
        </table:table-row>
        <table:table-row table:style-name="ro1">
          <table:table-cell office:value-type="string" calcext:value-type="string">
            <text:p>2021-01-10 04:56:5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3" calcext:value-type="float">
            <text:p>43</text:p>
          </table:table-cell>
          <table:table-cell office:value-type="float" office:value="2.136829807" calcext:value-type="float">
            <text:p>2.136829807</text:p>
          </table:table-cell>
          <table:table-cell office:value-type="float" office:value="0.00018179" calcext:value-type="float">
            <text:p>0.00018179</text:p>
          </table:table-cell>
          <table:table-cell office:value-type="float" office:value="4.227990198" calcext:value-type="float">
            <text:p>4.227990198</text:p>
          </table:table-cell>
          <table:table-cell office:value-type="float" office:value="0.00781697" calcext:value-type="float">
            <text:p>0.00781697</text:p>
          </table:table-cell>
          <table:table-cell office:value-type="float" office:value="181.803578514" calcext:value-type="float">
            <text:p>181.803578514</text:p>
          </table:table-cell>
          <table:table-cell office:value-type="float" office:value="0.00000422767441860465" calcext:value-type="float">
            <text:p>4.22767441860465E-06</text:p>
          </table:table-cell>
          <table:table-cell office:value-type="float" office:value="0.0983253534418605" calcext:value-type="float">
            <text:p>0.098325353441861</text:p>
          </table:table-cell>
        </table:table-row>
        <table:table-row table:style-name="ro1">
          <table:table-cell office:value-type="string" calcext:value-type="string">
            <text:p>2021-01-10 04:57:0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4" calcext:value-type="float">
            <text:p>44</text:p>
          </table:table-cell>
          <table:table-cell office:value-type="float" office:value="0.00037959" calcext:value-type="float">
            <text:p>0.00037959</text:p>
          </table:table-cell>
          <table:table-cell office:value-type="float" office:value="0.006492499" calcext:value-type="float">
            <text:p>0.006492499</text:p>
          </table:table-cell>
          <table:table-cell office:value-type="float" office:value="0.000601746" calcext:value-type="float">
            <text:p>0.000601746</text:p>
          </table:table-cell>
          <table:table-cell office:value-type="float" office:value="0.285669956" calcext:value-type="float">
            <text:p>0.285669956</text:p>
          </table:table-cell>
          <table:table-cell office:value-type="float" office:value="0.026476824" calcext:value-type="float">
            <text:p>0.026476824</text:p>
          </table:table-cell>
          <table:table-cell office:value-type="float" office:value="0.000147556795454545" calcext:value-type="float">
            <text:p>0.000147556795455</text:p>
          </table:table-cell>
          <table:table-cell office:value-type="float" office:value="0.0000136760454545455" calcext:value-type="float">
            <text:p>1.36760454545455E-05</text:p>
          </table:table-cell>
        </table:table-row>
        <table:table-row table:style-name="ro1">
          <table:table-cell office:value-type="string" calcext:value-type="string">
            <text:p>2021-01-10 04:57:0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4" calcext:value-type="float">
            <text:p>44</text:p>
          </table:table-cell>
          <table:table-cell office:value-type="float" office:value="2.141249288" calcext:value-type="float">
            <text:p>2.141249288</text:p>
          </table:table-cell>
          <table:table-cell office:value-type="float" office:value="0.00024552" calcext:value-type="float">
            <text:p>0.00024552</text:p>
          </table:table-cell>
          <table:table-cell office:value-type="float" office:value="4.224335601" calcext:value-type="float">
            <text:p>4.224335601</text:p>
          </table:table-cell>
          <table:table-cell office:value-type="float" office:value="0.01080288" calcext:value-type="float">
            <text:p>0.01080288</text:p>
          </table:table-cell>
          <table:table-cell office:value-type="float" office:value="185.870766444" calcext:value-type="float">
            <text:p>185.870766444</text:p>
          </table:table-cell>
          <table:table-cell office:value-type="float" office:value="0.00000558" calcext:value-type="float">
            <text:p>5.58E-06</text:p>
          </table:table-cell>
          <table:table-cell office:value-type="float" office:value="0.0960076272954546" calcext:value-type="float">
            <text:p>0.096007627295455</text:p>
          </table:table-cell>
        </table:table-row>
        <table:table-row table:style-name="ro1">
          <table:table-cell office:value-type="string" calcext:value-type="string">
            <text:p>2021-01-10 04:57:1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5" calcext:value-type="float">
            <text:p>45</text:p>
          </table:table-cell>
          <table:table-cell office:value-type="float" office:value="0.000375994" calcext:value-type="float">
            <text:p>0.000375994</text:p>
          </table:table-cell>
          <table:table-cell office:value-type="float" office:value="0.000583842" calcext:value-type="float">
            <text:p>0.000583842</text:p>
          </table:table-cell>
          <table:table-cell office:value-type="float" office:value="0.002118334" calcext:value-type="float">
            <text:p>0.002118334</text:p>
          </table:table-cell>
          <table:table-cell office:value-type="float" office:value="0.02627289" calcext:value-type="float">
            <text:p>0.02627289</text:p>
          </table:table-cell>
          <table:table-cell office:value-type="float" office:value="0.09532503" calcext:value-type="float">
            <text:p>0.09532503</text:p>
          </table:table-cell>
          <table:table-cell office:value-type="float" office:value="0.0000129742666666667" calcext:value-type="float">
            <text:p>1.29742666666667E-05</text:p>
          </table:table-cell>
          <table:table-cell office:value-type="float" office:value="0.0000470740888888889" calcext:value-type="float">
            <text:p>4.70740888888889E-05</text:p>
          </table:table-cell>
        </table:table-row>
        <table:table-row table:style-name="ro1">
          <table:table-cell office:value-type="string" calcext:value-type="string">
            <text:p>2021-01-10 04:57:1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5" calcext:value-type="float">
            <text:p>45</text:p>
          </table:table-cell>
          <table:table-cell office:value-type="float" office:value="1.974989006" calcext:value-type="float">
            <text:p>1.974989006</text:p>
          </table:table-cell>
          <table:table-cell office:value-type="float" office:value="0.000280004" calcext:value-type="float">
            <text:p>0.000280004</text:p>
          </table:table-cell>
          <table:table-cell office:value-type="float" office:value="4.354838417" calcext:value-type="float">
            <text:p>4.354838417</text:p>
          </table:table-cell>
          <table:table-cell office:value-type="float" office:value="0.01260018" calcext:value-type="float">
            <text:p>0.01260018</text:p>
          </table:table-cell>
          <table:table-cell office:value-type="float" office:value="195.967728765" calcext:value-type="float">
            <text:p>195.967728765</text:p>
          </table:table-cell>
          <table:table-cell office:value-type="float" office:value="0.00000622231111111111" calcext:value-type="float">
            <text:p>6.22231111111111E-06</text:p>
          </table:table-cell>
          <table:table-cell office:value-type="float" office:value="0.0967741870444444" calcext:value-type="float">
            <text:p>0.096774187044445</text:p>
          </table:table-cell>
        </table:table-row>
        <table:table-row table:style-name="ro1">
          <table:table-cell office:value-type="string" calcext:value-type="string">
            <text:p>2021-01-10 04:57:1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6" calcext:value-type="float">
            <text:p>46</text:p>
          </table:table-cell>
          <table:table-cell office:value-type="float" office:value="0.000322774" calcext:value-type="float">
            <text:p>0.000322774</text:p>
          </table:table-cell>
          <table:table-cell office:value-type="float" office:value="0.00341491" calcext:value-type="float">
            <text:p>0.00341491</text:p>
          </table:table-cell>
          <table:table-cell office:value-type="float" office:value="0.000953604" calcext:value-type="float">
            <text:p>0.000953604</text:p>
          </table:table-cell>
          <table:table-cell office:value-type="float" office:value="0.15708586" calcext:value-type="float">
            <text:p>0.15708586</text:p>
          </table:table-cell>
          <table:table-cell office:value-type="float" office:value="0.043865784" calcext:value-type="float">
            <text:p>0.043865784</text:p>
          </table:table-cell>
          <table:table-cell office:value-type="float" office:value="0.0000742371739130435" calcext:value-type="float">
            <text:p>7.42371739130435E-05</text:p>
          </table:table-cell>
          <table:table-cell office:value-type="float" office:value="0.0000207305217391304" calcext:value-type="float">
            <text:p>2.07305217391304E-05</text:p>
          </table:table-cell>
        </table:table-row>
        <table:table-row table:style-name="ro1">
          <table:table-cell office:value-type="string" calcext:value-type="string">
            <text:p>2021-01-10 04:57:1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6" calcext:value-type="float">
            <text:p>46</text:p>
          </table:table-cell>
          <table:table-cell office:value-type="float" office:value="1.856729866" calcext:value-type="float">
            <text:p>1.856729866</text:p>
          </table:table-cell>
          <table:table-cell office:value-type="float" office:value="0.000268352" calcext:value-type="float">
            <text:p>0.000268352</text:p>
          </table:table-cell>
          <table:table-cell office:value-type="float" office:value="4.33689303" calcext:value-type="float">
            <text:p>4.33689303</text:p>
          </table:table-cell>
          <table:table-cell office:value-type="float" office:value="0.012344192" calcext:value-type="float">
            <text:p>0.012344192</text:p>
          </table:table-cell>
          <table:table-cell office:value-type="float" office:value="199.49707938" calcext:value-type="float">
            <text:p>199.49707938</text:p>
          </table:table-cell>
          <table:table-cell office:value-type="float" office:value="0.00000583373913043478" calcext:value-type="float">
            <text:p>5.83373913043478E-06</text:p>
          </table:table-cell>
          <table:table-cell office:value-type="float" office:value="0.0942802832608696" calcext:value-type="float">
            <text:p>0.09428028326087</text:p>
          </table:table-cell>
        </table:table-row>
        <table:table-row table:style-name="ro1">
          <table:table-cell office:value-type="string" calcext:value-type="string">
            <text:p>2021-01-10 04:57:2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7" calcext:value-type="float">
            <text:p>47</text:p>
          </table:table-cell>
          <table:table-cell office:value-type="float" office:value="0.000420928" calcext:value-type="float">
            <text:p>0.000420928</text:p>
          </table:table-cell>
          <table:table-cell office:value-type="float" office:value="0.004780325" calcext:value-type="float">
            <text:p>0.004780325</text:p>
          </table:table-cell>
          <table:table-cell office:value-type="float" office:value="0.000678139" calcext:value-type="float">
            <text:p>0.000678139</text:p>
          </table:table-cell>
          <table:table-cell office:value-type="float" office:value="0.224675275" calcext:value-type="float">
            <text:p>0.224675275</text:p>
          </table:table-cell>
          <table:table-cell office:value-type="float" office:value="0.031872533" calcext:value-type="float">
            <text:p>0.031872533</text:p>
          </table:table-cell>
          <table:table-cell office:value-type="float" office:value="0.000101709042553191" calcext:value-type="float">
            <text:p>0.000101709042553</text:p>
          </table:table-cell>
          <table:table-cell office:value-type="float" office:value="0.0000144284893617021" calcext:value-type="float">
            <text:p>1.44284893617021E-05</text:p>
          </table:table-cell>
        </table:table-row>
        <table:table-row table:style-name="ro1">
          <table:table-cell office:value-type="string" calcext:value-type="string">
            <text:p>2021-01-10 04:57:2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7" calcext:value-type="float">
            <text:p>47</text:p>
          </table:table-cell>
          <table:table-cell office:value-type="float" office:value="1.827902284" calcext:value-type="float">
            <text:p>1.827902284</text:p>
          </table:table-cell>
          <table:table-cell office:value-type="float" office:value="0.00027822" calcext:value-type="float">
            <text:p>0.00027822</text:p>
          </table:table-cell>
          <table:table-cell office:value-type="float" office:value="4.449465003" calcext:value-type="float">
            <text:p>4.449465003</text:p>
          </table:table-cell>
          <table:table-cell office:value-type="float" office:value="0.01307634" calcext:value-type="float">
            <text:p>0.01307634</text:p>
          </table:table-cell>
          <table:table-cell office:value-type="float" office:value="209.124855141" calcext:value-type="float">
            <text:p>209.124855141</text:p>
          </table:table-cell>
          <table:table-cell office:value-type="float" office:value="0.00000591957446808511" calcext:value-type="float">
            <text:p>5.91957446808511E-06</text:p>
          </table:table-cell>
          <table:table-cell office:value-type="float" office:value="0.0946694681489362" calcext:value-type="float">
            <text:p>0.094669468148936</text:p>
          </table:table-cell>
        </table:table-row>
        <table:table-row table:style-name="ro1">
          <table:table-cell office:value-type="string" calcext:value-type="string">
            <text:p>2021-01-10 04:57:3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8" calcext:value-type="float">
            <text:p>48</text:p>
          </table:table-cell>
          <table:table-cell office:value-type="float" office:value="0.000374721" calcext:value-type="float">
            <text:p>0.000374721</text:p>
          </table:table-cell>
          <table:table-cell office:value-type="float" office:value="0.003352464" calcext:value-type="float">
            <text:p>0.003352464</text:p>
          </table:table-cell>
          <table:table-cell office:value-type="float" office:value="0.000821047" calcext:value-type="float">
            <text:p>0.000821047</text:p>
          </table:table-cell>
          <table:table-cell office:value-type="float" office:value="0.160918272" calcext:value-type="float">
            <text:p>0.160918272</text:p>
          </table:table-cell>
          <table:table-cell office:value-type="float" office:value="0.039410256" calcext:value-type="float">
            <text:p>0.039410256</text:p>
          </table:table-cell>
          <table:table-cell office:value-type="float" office:value="0.000069843" calcext:value-type="float">
            <text:p>6.9843E-05</text:p>
          </table:table-cell>
          <table:table-cell office:value-type="float" office:value="0.0000171051458333333" calcext:value-type="float">
            <text:p>1.71051458333333E-05</text:p>
          </table:table-cell>
        </table:table-row>
        <table:table-row table:style-name="ro1">
          <table:table-cell office:value-type="string" calcext:value-type="string">
            <text:p>2021-01-10 04:57:3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8" calcext:value-type="float">
            <text:p>48</text:p>
          </table:table-cell>
          <table:table-cell office:value-type="float" office:value="1.818031814" calcext:value-type="float">
            <text:p>1.818031814</text:p>
          </table:table-cell>
          <table:table-cell office:value-type="float" office:value="0.000318115" calcext:value-type="float">
            <text:p>0.000318115</text:p>
          </table:table-cell>
          <table:table-cell office:value-type="float" office:value="4.31480833" calcext:value-type="float">
            <text:p>4.31480833</text:p>
          </table:table-cell>
          <table:table-cell office:value-type="float" office:value="0.01526952" calcext:value-type="float">
            <text:p>0.01526952</text:p>
          </table:table-cell>
          <table:table-cell office:value-type="float" office:value="207.11079984" calcext:value-type="float">
            <text:p>207.11079984</text:p>
          </table:table-cell>
          <table:table-cell office:value-type="float" office:value="0.00000662739583333333" calcext:value-type="float">
            <text:p>6.62739583333333E-06</text:p>
          </table:table-cell>
          <table:table-cell office:value-type="float" office:value="0.0898918402083334" calcext:value-type="float">
            <text:p>0.089891840208333</text:p>
          </table:table-cell>
        </table:table-row>
        <table:table-row table:style-name="ro1">
          <table:table-cell office:value-type="string" calcext:value-type="string">
            <text:p>2021-01-10 04:57:3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49" calcext:value-type="float">
            <text:p>49</text:p>
          </table:table-cell>
          <table:table-cell office:value-type="float" office:value="0.000362448" calcext:value-type="float">
            <text:p>0.000362448</text:p>
          </table:table-cell>
          <table:table-cell office:value-type="float" office:value="0.003341703" calcext:value-type="float">
            <text:p>0.003341703</text:p>
          </table:table-cell>
          <table:table-cell office:value-type="float" office:value="0.001137128" calcext:value-type="float">
            <text:p>0.001137128</text:p>
          </table:table-cell>
          <table:table-cell office:value-type="float" office:value="0.163743447" calcext:value-type="float">
            <text:p>0.163743447</text:p>
          </table:table-cell>
          <table:table-cell office:value-type="float" office:value="0.055719272" calcext:value-type="float">
            <text:p>0.055719272</text:p>
          </table:table-cell>
          <table:table-cell office:value-type="float" office:value="0.0000681980204081633" calcext:value-type="float">
            <text:p>6.81980204081633E-05</text:p>
          </table:table-cell>
          <table:table-cell office:value-type="float" office:value="0.000023206693877551" calcext:value-type="float">
            <text:p>2.3206693877551E-05</text:p>
          </table:table-cell>
        </table:table-row>
        <table:table-row table:style-name="ro1">
          <table:table-cell office:value-type="string" calcext:value-type="string">
            <text:p>2021-01-10 04:57:3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49" calcext:value-type="float">
            <text:p>49</text:p>
          </table:table-cell>
          <table:table-cell office:value-type="float" office:value="2.089502745" calcext:value-type="float">
            <text:p>2.089502745</text:p>
          </table:table-cell>
          <table:table-cell office:value-type="float" office:value="0.000358932" calcext:value-type="float">
            <text:p>0.000358932</text:p>
          </table:table-cell>
          <table:table-cell office:value-type="float" office:value="4.30891255" calcext:value-type="float">
            <text:p>4.30891255</text:p>
          </table:table-cell>
          <table:table-cell office:value-type="float" office:value="0.017587668" calcext:value-type="float">
            <text:p>0.017587668</text:p>
          </table:table-cell>
          <table:table-cell office:value-type="float" office:value="211.13671495" calcext:value-type="float">
            <text:p>211.13671495</text:p>
          </table:table-cell>
          <table:table-cell office:value-type="float" office:value="0.00000732514285714286" calcext:value-type="float">
            <text:p>7.32514285714286E-06</text:p>
          </table:table-cell>
          <table:table-cell office:value-type="float" office:value="0.0879369908163265" calcext:value-type="float">
            <text:p>0.087936990816327</text:p>
          </table:table-cell>
        </table:table-row>
        <table:table-row table:style-name="ro1">
          <table:table-cell office:value-type="string" calcext:value-type="string">
            <text:p>2021-01-10 04:57:4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0" calcext:value-type="float">
            <text:p>50</text:p>
          </table:table-cell>
          <table:table-cell office:value-type="float" office:value="0.000356918" calcext:value-type="float">
            <text:p>0.000356918</text:p>
          </table:table-cell>
          <table:table-cell office:value-type="float" office:value="0.007226833" calcext:value-type="float">
            <text:p>0.007226833</text:p>
          </table:table-cell>
          <table:table-cell office:value-type="float" office:value="0.000466523" calcext:value-type="float">
            <text:p>0.000466523</text:p>
          </table:table-cell>
          <table:table-cell office:value-type="float" office:value="0.36134165" calcext:value-type="float">
            <text:p>0.36134165</text:p>
          </table:table-cell>
          <table:table-cell office:value-type="float" office:value="0.02332615" calcext:value-type="float">
            <text:p>0.02332615</text:p>
          </table:table-cell>
          <table:table-cell office:value-type="float" office:value="0.00014453666" calcext:value-type="float">
            <text:p>0.00014453666</text:p>
          </table:table-cell>
          <table:table-cell office:value-type="float" office:value="0.00000933046" calcext:value-type="float">
            <text:p>9.33046E-06</text:p>
          </table:table-cell>
        </table:table-row>
        <table:table-row table:style-name="ro1">
          <table:table-cell office:value-type="string" calcext:value-type="string">
            <text:p>2021-01-10 04:57:4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0" calcext:value-type="float">
            <text:p>50</text:p>
          </table:table-cell>
          <table:table-cell office:value-type="float" office:value="1.765310202" calcext:value-type="float">
            <text:p>1.765310202</text:p>
          </table:table-cell>
          <table:table-cell office:value-type="float" office:value="0.000461433" calcext:value-type="float">
            <text:p>0.000461433</text:p>
          </table:table-cell>
          <table:table-cell office:value-type="float" office:value="4.498772979" calcext:value-type="float">
            <text:p>4.498772979</text:p>
          </table:table-cell>
          <table:table-cell office:value-type="float" office:value="0.02307165" calcext:value-type="float">
            <text:p>0.02307165</text:p>
          </table:table-cell>
          <table:table-cell office:value-type="float" office:value="224.93864895" calcext:value-type="float">
            <text:p>224.93864895</text:p>
          </table:table-cell>
          <table:table-cell office:value-type="float" office:value="0.00000922866" calcext:value-type="float">
            <text:p>9.22866E-06</text:p>
          </table:table-cell>
          <table:table-cell office:value-type="float" office:value="0.08997545958" calcext:value-type="float">
            <text:p>0.08997545958</text:p>
          </table:table-cell>
        </table:table-row>
        <table:table-row table:style-name="ro1">
          <table:table-cell office:value-type="string" calcext:value-type="string">
            <text:p>2021-01-10 04:57:4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1" calcext:value-type="float">
            <text:p>51</text:p>
          </table:table-cell>
          <table:table-cell office:value-type="float" office:value="0.000333654" calcext:value-type="float">
            <text:p>0.000333654</text:p>
          </table:table-cell>
          <table:table-cell office:value-type="float" office:value="0.003130598" calcext:value-type="float">
            <text:p>0.003130598</text:p>
          </table:table-cell>
          <table:table-cell office:value-type="float" office:value="0.000895295" calcext:value-type="float">
            <text:p>0.000895295</text:p>
          </table:table-cell>
          <table:table-cell office:value-type="float" office:value="0.159660498" calcext:value-type="float">
            <text:p>0.159660498</text:p>
          </table:table-cell>
          <table:table-cell office:value-type="float" office:value="0.045660045" calcext:value-type="float">
            <text:p>0.045660045</text:p>
          </table:table-cell>
          <table:table-cell office:value-type="float" office:value="0.0000613842745098039" calcext:value-type="float">
            <text:p>6.13842745098039E-05</text:p>
          </table:table-cell>
          <table:table-cell office:value-type="float" office:value="0.0000175548039215686" calcext:value-type="float">
            <text:p>1.75548039215686E-05</text:p>
          </table:table-cell>
        </table:table-row>
        <table:table-row table:style-name="ro1">
          <table:table-cell office:value-type="string" calcext:value-type="string">
            <text:p>2021-01-10 04:57:4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1" calcext:value-type="float">
            <text:p>51</text:p>
          </table:table-cell>
          <table:table-cell office:value-type="float" office:value="1.871994717" calcext:value-type="float">
            <text:p>1.871994717</text:p>
          </table:table-cell>
          <table:table-cell office:value-type="float" office:value="0.000989802" calcext:value-type="float">
            <text:p>0.000989802</text:p>
          </table:table-cell>
          <table:table-cell office:value-type="float" office:value="4.414192602" calcext:value-type="float">
            <text:p>4.414192602</text:p>
          </table:table-cell>
          <table:table-cell office:value-type="float" office:value="0.050479902" calcext:value-type="float">
            <text:p>0.050479902</text:p>
          </table:table-cell>
          <table:table-cell office:value-type="float" office:value="225.123822702" calcext:value-type="float">
            <text:p>225.123822702</text:p>
          </table:table-cell>
          <table:table-cell office:value-type="float" office:value="0.0000194078823529412" calcext:value-type="float">
            <text:p>1.94078823529412E-05</text:p>
          </table:table-cell>
          <table:table-cell office:value-type="float" office:value="0.0865527961176471" calcext:value-type="float">
            <text:p>0.086552796117647</text:p>
          </table:table-cell>
        </table:table-row>
        <table:table-row table:style-name="ro1">
          <table:table-cell office:value-type="string" calcext:value-type="string">
            <text:p>2021-01-10 04:57:5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2" calcext:value-type="float">
            <text:p>52</text:p>
          </table:table-cell>
          <table:table-cell office:value-type="float" office:value="0.000336349" calcext:value-type="float">
            <text:p>0.000336349</text:p>
          </table:table-cell>
          <table:table-cell office:value-type="float" office:value="0.003138984" calcext:value-type="float">
            <text:p>0.003138984</text:p>
          </table:table-cell>
          <table:table-cell office:value-type="float" office:value="0.000599271" calcext:value-type="float">
            <text:p>0.000599271</text:p>
          </table:table-cell>
          <table:table-cell office:value-type="float" office:value="0.163227168" calcext:value-type="float">
            <text:p>0.163227168</text:p>
          </table:table-cell>
          <table:table-cell office:value-type="float" office:value="0.031162092" calcext:value-type="float">
            <text:p>0.031162092</text:p>
          </table:table-cell>
          <table:table-cell office:value-type="float" office:value="0.0000603650769230769" calcext:value-type="float">
            <text:p>6.03650769230769E-05</text:p>
          </table:table-cell>
          <table:table-cell office:value-type="float" office:value="0.0000115244423076923" calcext:value-type="float">
            <text:p>1.15244423076923E-05</text:p>
          </table:table-cell>
        </table:table-row>
        <table:table-row table:style-name="ro1">
          <table:table-cell office:value-type="string" calcext:value-type="string">
            <text:p>2021-01-10 04:57:5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2" calcext:value-type="float">
            <text:p>52</text:p>
          </table:table-cell>
          <table:table-cell office:value-type="float" office:value="1.956058503" calcext:value-type="float">
            <text:p>1.956058503</text:p>
          </table:table-cell>
          <table:table-cell office:value-type="float" office:value="0.00079605" calcext:value-type="float">
            <text:p>0.00079605</text:p>
          </table:table-cell>
          <table:table-cell office:value-type="float" office:value="4.562896126" calcext:value-type="float">
            <text:p>4.562896126</text:p>
          </table:table-cell>
          <table:table-cell office:value-type="float" office:value="0.0413946" calcext:value-type="float">
            <text:p>0.0413946</text:p>
          </table:table-cell>
          <table:table-cell office:value-type="float" office:value="237.270598552" calcext:value-type="float">
            <text:p>237.270598552</text:p>
          </table:table-cell>
          <table:table-cell office:value-type="float" office:value="0.0000153086538461538" calcext:value-type="float">
            <text:p>1.53086538461538E-05</text:p>
          </table:table-cell>
          <table:table-cell office:value-type="float" office:value="0.0877480024230769" calcext:value-type="float">
            <text:p>0.087748002423077</text:p>
          </table:table-cell>
        </table:table-row>
        <table:table-row table:style-name="ro1">
          <table:table-cell office:value-type="string" calcext:value-type="string">
            <text:p>2021-01-10 04:58:0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3" calcext:value-type="float">
            <text:p>53</text:p>
          </table:table-cell>
          <table:table-cell office:value-type="float" office:value="0.000412893" calcext:value-type="float">
            <text:p>0.000412893</text:p>
          </table:table-cell>
          <table:table-cell office:value-type="float" office:value="0.003276181" calcext:value-type="float">
            <text:p>0.003276181</text:p>
          </table:table-cell>
          <table:table-cell office:value-type="float" office:value="0.001299421" calcext:value-type="float">
            <text:p>0.001299421</text:p>
          </table:table-cell>
          <table:table-cell office:value-type="float" office:value="0.173637593" calcext:value-type="float">
            <text:p>0.173637593</text:p>
          </table:table-cell>
          <table:table-cell office:value-type="float" office:value="0.068869313" calcext:value-type="float">
            <text:p>0.068869313</text:p>
          </table:table-cell>
          <table:table-cell office:value-type="float" office:value="0.0000618147358490566" calcext:value-type="float">
            <text:p>6.18147358490566E-05</text:p>
          </table:table-cell>
          <table:table-cell office:value-type="float" office:value="0.0000245173773584906" calcext:value-type="float">
            <text:p>2.45173773584906E-05</text:p>
          </table:table-cell>
        </table:table-row>
        <table:table-row table:style-name="ro1">
          <table:table-cell office:value-type="string" calcext:value-type="string">
            <text:p>2021-01-10 04:58:0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3" calcext:value-type="float">
            <text:p>53</text:p>
          </table:table-cell>
          <table:table-cell office:value-type="float" office:value="1.961724146" calcext:value-type="float">
            <text:p>1.961724146</text:p>
          </table:table-cell>
          <table:table-cell office:value-type="float" office:value="0.001302418" calcext:value-type="float">
            <text:p>0.001302418</text:p>
          </table:table-cell>
          <table:table-cell office:value-type="float" office:value="4.642918982" calcext:value-type="float">
            <text:p>4.642918982</text:p>
          </table:table-cell>
          <table:table-cell office:value-type="float" office:value="0.069028154" calcext:value-type="float">
            <text:p>0.069028154</text:p>
          </table:table-cell>
          <table:table-cell office:value-type="float" office:value="246.074706046" calcext:value-type="float">
            <text:p>246.074706046</text:p>
          </table:table-cell>
          <table:table-cell office:value-type="float" office:value="0.0000245739245283019" calcext:value-type="float">
            <text:p>2.45739245283019E-05</text:p>
          </table:table-cell>
          <table:table-cell office:value-type="float" office:value="0.0876022449433962" calcext:value-type="float">
            <text:p>0.087602244943396</text:p>
          </table:table-cell>
        </table:table-row>
        <table:table-row table:style-name="ro1">
          <table:table-cell office:value-type="string" calcext:value-type="string">
            <text:p>2021-01-10 04:58:0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4" calcext:value-type="float">
            <text:p>54</text:p>
          </table:table-cell>
          <table:table-cell office:value-type="float" office:value="0.000380102" calcext:value-type="float">
            <text:p>0.000380102</text:p>
          </table:table-cell>
          <table:table-cell office:value-type="float" office:value="0.003261133" calcext:value-type="float">
            <text:p>0.003261133</text:p>
          </table:table-cell>
          <table:table-cell office:value-type="float" office:value="0.001734124" calcext:value-type="float">
            <text:p>0.001734124</text:p>
          </table:table-cell>
          <table:table-cell office:value-type="float" office:value="0.176101182" calcext:value-type="float">
            <text:p>0.176101182</text:p>
          </table:table-cell>
          <table:table-cell office:value-type="float" office:value="0.093642696" calcext:value-type="float">
            <text:p>0.093642696</text:p>
          </table:table-cell>
          <table:table-cell office:value-type="float" office:value="0.0000603913518518519" calcext:value-type="float">
            <text:p>6.03913518518519E-05</text:p>
          </table:table-cell>
          <table:table-cell office:value-type="float" office:value="0.0000321134074074074" calcext:value-type="float">
            <text:p>3.21134074074074E-05</text:p>
          </table:table-cell>
        </table:table-row>
        <table:table-row table:style-name="ro1">
          <table:table-cell office:value-type="string" calcext:value-type="string">
            <text:p>2021-01-10 04:58:0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4" calcext:value-type="float">
            <text:p>54</text:p>
          </table:table-cell>
          <table:table-cell office:value-type="float" office:value="2.144761186" calcext:value-type="float">
            <text:p>2.144761186</text:p>
          </table:table-cell>
          <table:table-cell office:value-type="float" office:value="0.002645229" calcext:value-type="float">
            <text:p>0.002645229</text:p>
          </table:table-cell>
          <table:table-cell office:value-type="float" office:value="4.812291856" calcext:value-type="float">
            <text:p>4.812291856</text:p>
          </table:table-cell>
          <table:table-cell office:value-type="float" office:value="0.142842366" calcext:value-type="float">
            <text:p>0.142842366</text:p>
          </table:table-cell>
          <table:table-cell office:value-type="float" office:value="259.863760224" calcext:value-type="float">
            <text:p>259.863760224</text:p>
          </table:table-cell>
          <table:table-cell office:value-type="float" office:value="0.0000489857222222222" calcext:value-type="float">
            <text:p>4.89857222222222E-05</text:p>
          </table:table-cell>
          <table:table-cell office:value-type="float" office:value="0.0891165158518519" calcext:value-type="float">
            <text:p>0.089116515851852</text:p>
          </table:table-cell>
        </table:table-row>
        <table:table-row table:style-name="ro1">
          <table:table-cell office:value-type="string" calcext:value-type="string">
            <text:p>2021-01-10 04:58:1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5" calcext:value-type="float">
            <text:p>55</text:p>
          </table:table-cell>
          <table:table-cell office:value-type="float" office:value="0.000356497" calcext:value-type="float">
            <text:p>0.000356497</text:p>
          </table:table-cell>
          <table:table-cell office:value-type="float" office:value="0.006208808" calcext:value-type="float">
            <text:p>0.006208808</text:p>
          </table:table-cell>
          <table:table-cell office:value-type="float" office:value="0.000556882" calcext:value-type="float">
            <text:p>0.000556882</text:p>
          </table:table-cell>
          <table:table-cell office:value-type="float" office:value="0.34148444" calcext:value-type="float">
            <text:p>0.34148444</text:p>
          </table:table-cell>
          <table:table-cell office:value-type="float" office:value="0.03062851" calcext:value-type="float">
            <text:p>0.03062851</text:p>
          </table:table-cell>
          <table:table-cell office:value-type="float" office:value="0.000112887418181818" calcext:value-type="float">
            <text:p>0.000112887418182</text:p>
          </table:table-cell>
          <table:table-cell office:value-type="float" office:value="0.0000101251272727273" calcext:value-type="float">
            <text:p>1.01251272727273E-05</text:p>
          </table:table-cell>
        </table:table-row>
        <table:table-row table:style-name="ro1">
          <table:table-cell office:value-type="string" calcext:value-type="string">
            <text:p>2021-01-10 04:58:1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5" calcext:value-type="float">
            <text:p>55</text:p>
          </table:table-cell>
          <table:table-cell office:value-type="float" office:value="2.10001715" calcext:value-type="float">
            <text:p>2.10001715</text:p>
          </table:table-cell>
          <table:table-cell office:value-type="float" office:value="0.011329831" calcext:value-type="float">
            <text:p>0.011329831</text:p>
          </table:table-cell>
          <table:table-cell office:value-type="float" office:value="4.75297866" calcext:value-type="float">
            <text:p>4.75297866</text:p>
          </table:table-cell>
          <table:table-cell office:value-type="float" office:value="0.623140705" calcext:value-type="float">
            <text:p>0.623140705</text:p>
          </table:table-cell>
          <table:table-cell office:value-type="float" office:value="261.4138263" calcext:value-type="float">
            <text:p>261.4138263</text:p>
          </table:table-cell>
          <table:table-cell office:value-type="float" office:value="0.000205996927272727" calcext:value-type="float">
            <text:p>0.000205996927273</text:p>
          </table:table-cell>
          <table:table-cell office:value-type="float" office:value="0.0864177938181818" calcext:value-type="float">
            <text:p>0.086417793818182</text:p>
          </table:table-cell>
        </table:table-row>
        <table:table-row table:style-name="ro1">
          <table:table-cell office:value-type="string" calcext:value-type="string">
            <text:p>2021-01-10 04:58:2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6" calcext:value-type="float">
            <text:p>56</text:p>
          </table:table-cell>
          <table:table-cell office:value-type="float" office:value="0.000356437" calcext:value-type="float">
            <text:p>0.000356437</text:p>
          </table:table-cell>
          <table:table-cell office:value-type="float" office:value="0.003630834" calcext:value-type="float">
            <text:p>0.003630834</text:p>
          </table:table-cell>
          <table:table-cell office:value-type="float" office:value="0.002779442" calcext:value-type="float">
            <text:p>0.002779442</text:p>
          </table:table-cell>
          <table:table-cell office:value-type="float" office:value="0.203326704" calcext:value-type="float">
            <text:p>0.203326704</text:p>
          </table:table-cell>
          <table:table-cell office:value-type="float" office:value="0.155648752" calcext:value-type="float">
            <text:p>0.155648752</text:p>
          </table:table-cell>
          <table:table-cell office:value-type="float" office:value="0.0000648363214285714" calcext:value-type="float">
            <text:p>6.48363214285714E-05</text:p>
          </table:table-cell>
          <table:table-cell office:value-type="float" office:value="0.0000496328928571429" calcext:value-type="float">
            <text:p>4.96328928571429E-05</text:p>
          </table:table-cell>
        </table:table-row>
        <table:table-row table:style-name="ro1">
          <table:table-cell office:value-type="string" calcext:value-type="string">
            <text:p>2021-01-10 04:58:2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6" calcext:value-type="float">
            <text:p>56</text:p>
          </table:table-cell>
          <table:table-cell office:value-type="float" office:value="2.001885653" calcext:value-type="float">
            <text:p>2.001885653</text:p>
          </table:table-cell>
          <table:table-cell office:value-type="float" office:value="0.013575874" calcext:value-type="float">
            <text:p>0.013575874</text:p>
          </table:table-cell>
          <table:table-cell office:value-type="float" office:value="4.817990627" calcext:value-type="float">
            <text:p>4.817990627</text:p>
          </table:table-cell>
          <table:table-cell office:value-type="float" office:value="0.760248944" calcext:value-type="float">
            <text:p>0.760248944</text:p>
          </table:table-cell>
          <table:table-cell office:value-type="float" office:value="269.807475112" calcext:value-type="float">
            <text:p>269.807475112</text:p>
          </table:table-cell>
          <table:table-cell office:value-type="float" office:value="0.000242426321428571" calcext:value-type="float">
            <text:p>0.000242426321429</text:p>
          </table:table-cell>
          <table:table-cell office:value-type="float" office:value="0.0860355469107143" calcext:value-type="float">
            <text:p>0.086035546910714</text:p>
          </table:table-cell>
        </table:table-row>
        <table:table-row table:style-name="ro1">
          <table:table-cell office:value-type="string" calcext:value-type="string">
            <text:p>2021-01-10 04:58:3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7" calcext:value-type="float">
            <text:p>57</text:p>
          </table:table-cell>
          <table:table-cell office:value-type="float" office:value="0.000343513" calcext:value-type="float">
            <text:p>0.000343513</text:p>
          </table:table-cell>
          <table:table-cell office:value-type="float" office:value="0.002959939" calcext:value-type="float">
            <text:p>0.002959939</text:p>
          </table:table-cell>
          <table:table-cell office:value-type="float" office:value="0.001520655" calcext:value-type="float">
            <text:p>0.001520655</text:p>
          </table:table-cell>
          <table:table-cell office:value-type="float" office:value="0.168716523" calcext:value-type="float">
            <text:p>0.168716523</text:p>
          </table:table-cell>
          <table:table-cell office:value-type="float" office:value="0.086677335" calcext:value-type="float">
            <text:p>0.086677335</text:p>
          </table:table-cell>
          <table:table-cell office:value-type="float" office:value="0.0000519287543859649" calcext:value-type="float">
            <text:p>5.19287543859649E-05</text:p>
          </table:table-cell>
          <table:table-cell office:value-type="float" office:value="0.0000266781578947368" calcext:value-type="float">
            <text:p>2.66781578947368E-05</text:p>
          </table:table-cell>
        </table:table-row>
        <table:table-row table:style-name="ro1">
          <table:table-cell office:value-type="string" calcext:value-type="string">
            <text:p>2021-01-10 04:58:3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7" calcext:value-type="float">
            <text:p>57</text:p>
          </table:table-cell>
          <table:table-cell office:value-type="float" office:value="2.02922346" calcext:value-type="float">
            <text:p>2.02922346</text:p>
          </table:table-cell>
          <table:table-cell office:value-type="float" office:value="0.035571463" calcext:value-type="float">
            <text:p>0.035571463</text:p>
          </table:table-cell>
          <table:table-cell office:value-type="float" office:value="4.814665609" calcext:value-type="float">
            <text:p>4.814665609</text:p>
          </table:table-cell>
          <table:table-cell office:value-type="float" office:value="2.027573391" calcext:value-type="float">
            <text:p>2.027573391</text:p>
          </table:table-cell>
          <table:table-cell office:value-type="float" office:value="274.435939713" calcext:value-type="float">
            <text:p>274.435939713</text:p>
          </table:table-cell>
          <table:table-cell office:value-type="float" office:value="0.000624060754385965" calcext:value-type="float">
            <text:p>0.000624060754386</text:p>
          </table:table-cell>
          <table:table-cell office:value-type="float" office:value="0.0844678177017544" calcext:value-type="float">
            <text:p>0.084467817701754</text:p>
          </table:table-cell>
        </table:table-row>
        <table:table-row table:style-name="ro1">
          <table:table-cell office:value-type="string" calcext:value-type="string">
            <text:p>2021-01-10 04:58:3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8" calcext:value-type="float">
            <text:p>58</text:p>
          </table:table-cell>
          <table:table-cell office:value-type="float" office:value="0.000344826" calcext:value-type="float">
            <text:p>0.000344826</text:p>
          </table:table-cell>
          <table:table-cell office:value-type="float" office:value="0.003154183" calcext:value-type="float">
            <text:p>0.003154183</text:p>
          </table:table-cell>
          <table:table-cell office:value-type="float" office:value="0.001967031" calcext:value-type="float">
            <text:p>0.001967031</text:p>
          </table:table-cell>
          <table:table-cell office:value-type="float" office:value="0.182942614" calcext:value-type="float">
            <text:p>0.182942614</text:p>
          </table:table-cell>
          <table:table-cell office:value-type="float" office:value="0.114087798" calcext:value-type="float">
            <text:p>0.114087798</text:p>
          </table:table-cell>
          <table:table-cell office:value-type="float" office:value="0.0000543824655172414" calcext:value-type="float">
            <text:p>5.43824655172414E-05</text:p>
          </table:table-cell>
          <table:table-cell office:value-type="float" office:value="0.0000339143275862069" calcext:value-type="float">
            <text:p>3.39143275862069E-05</text:p>
          </table:table-cell>
        </table:table-row>
        <table:table-row table:style-name="ro1">
          <table:table-cell office:value-type="string" calcext:value-type="string">
            <text:p>2021-01-10 04:58:3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8" calcext:value-type="float">
            <text:p>58</text:p>
          </table:table-cell>
          <table:table-cell office:value-type="float" office:value="2.02182209" calcext:value-type="float">
            <text:p>2.02182209</text:p>
          </table:table-cell>
          <table:table-cell office:value-type="float" office:value="0.057024378" calcext:value-type="float">
            <text:p>0.057024378</text:p>
          </table:table-cell>
          <table:table-cell office:value-type="float" office:value="4.884513502" calcext:value-type="float">
            <text:p>4.884513502</text:p>
          </table:table-cell>
          <table:table-cell office:value-type="float" office:value="3.307413924" calcext:value-type="float">
            <text:p>3.307413924</text:p>
          </table:table-cell>
          <table:table-cell office:value-type="float" office:value="283.301783116" calcext:value-type="float">
            <text:p>283.301783116</text:p>
          </table:table-cell>
          <table:table-cell office:value-type="float" office:value="0.000983178931034483" calcext:value-type="float">
            <text:p>0.000983178931034</text:p>
          </table:table-cell>
          <table:table-cell office:value-type="float" office:value="0.0842157500344828" calcext:value-type="float">
            <text:p>0.084215750034483</text:p>
          </table:table-cell>
        </table:table-row>
        <table:table-row table:style-name="ro1">
          <table:table-cell office:value-type="string" calcext:value-type="string">
            <text:p>2021-01-10 04:58:4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59" calcext:value-type="float">
            <text:p>59</text:p>
          </table:table-cell>
          <table:table-cell office:value-type="float" office:value="0.000335448" calcext:value-type="float">
            <text:p>0.000335448</text:p>
          </table:table-cell>
          <table:table-cell office:value-type="float" office:value="0.004898177" calcext:value-type="float">
            <text:p>0.004898177</text:p>
          </table:table-cell>
          <table:table-cell office:value-type="float" office:value="0.001464611" calcext:value-type="float">
            <text:p>0.001464611</text:p>
          </table:table-cell>
          <table:table-cell office:value-type="float" office:value="0.288992443" calcext:value-type="float">
            <text:p>0.288992443</text:p>
          </table:table-cell>
          <table:table-cell office:value-type="float" office:value="0.086412049" calcext:value-type="float">
            <text:p>0.086412049</text:p>
          </table:table-cell>
          <table:table-cell office:value-type="float" office:value="0.0000830199491525424" calcext:value-type="float">
            <text:p>8.30199491525424E-05</text:p>
          </table:table-cell>
          <table:table-cell office:value-type="float" office:value="0.0000248239152542373" calcext:value-type="float">
            <text:p>2.48239152542373E-05</text:p>
          </table:table-cell>
        </table:table-row>
        <table:table-row table:style-name="ro1">
          <table:table-cell office:value-type="string" calcext:value-type="string">
            <text:p>2021-01-10 04:58:4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59" calcext:value-type="float">
            <text:p>59</text:p>
          </table:table-cell>
          <table:table-cell office:value-type="float" office:value="2.090054699" calcext:value-type="float">
            <text:p>2.090054699</text:p>
          </table:table-cell>
          <table:table-cell office:value-type="float" office:value="0.092281202" calcext:value-type="float">
            <text:p>0.092281202</text:p>
          </table:table-cell>
          <table:table-cell office:value-type="float" office:value="4.814032949" calcext:value-type="float">
            <text:p>4.814032949</text:p>
          </table:table-cell>
          <table:table-cell office:value-type="float" office:value="5.444590918" calcext:value-type="float">
            <text:p>5.444590918</text:p>
          </table:table-cell>
          <table:table-cell office:value-type="float" office:value="284.027943991" calcext:value-type="float">
            <text:p>284.027943991</text:p>
          </table:table-cell>
          <table:table-cell office:value-type="float" office:value="0.00156408816949153" calcext:value-type="float">
            <text:p>0.001564088169492</text:p>
          </table:table-cell>
          <table:table-cell office:value-type="float" office:value="0.0815937787966102" calcext:value-type="float">
            <text:p>0.08159377879661</text:p>
          </table:table-cell>
        </table:table-row>
        <table:table-row table:style-name="ro1">
          <table:table-cell office:value-type="string" calcext:value-type="string">
            <text:p>2021-01-10 04:58:5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0" calcext:value-type="float">
            <text:p>60</text:p>
          </table:table-cell>
          <table:table-cell office:value-type="float" office:value="0.000380351" calcext:value-type="float">
            <text:p>0.000380351</text:p>
          </table:table-cell>
          <table:table-cell office:value-type="float" office:value="0.006118581" calcext:value-type="float">
            <text:p>0.006118581</text:p>
          </table:table-cell>
          <table:table-cell office:value-type="float" office:value="0.001405319" calcext:value-type="float">
            <text:p>0.001405319</text:p>
          </table:table-cell>
          <table:table-cell office:value-type="float" office:value="0.36711486" calcext:value-type="float">
            <text:p>0.36711486</text:p>
          </table:table-cell>
          <table:table-cell office:value-type="float" office:value="0.08431914" calcext:value-type="float">
            <text:p>0.08431914</text:p>
          </table:table-cell>
          <table:table-cell office:value-type="float" office:value="0.00010197635" calcext:value-type="float">
            <text:p>0.00010197635</text:p>
          </table:table-cell>
          <table:table-cell office:value-type="float" office:value="0.0000234219833333333" calcext:value-type="float">
            <text:p>2.34219833333333E-05</text:p>
          </table:table-cell>
        </table:table-row>
        <table:table-row table:style-name="ro1">
          <table:table-cell office:value-type="string" calcext:value-type="string">
            <text:p>2021-01-10 04:58:5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0" calcext:value-type="float">
            <text:p>60</text:p>
          </table:table-cell>
          <table:table-cell office:value-type="float" office:value="2.032064777" calcext:value-type="float">
            <text:p>2.032064777</text:p>
          </table:table-cell>
          <table:table-cell office:value-type="float" office:value="0.148923481" calcext:value-type="float">
            <text:p>0.148923481</text:p>
          </table:table-cell>
          <table:table-cell office:value-type="float" office:value="4.951126877" calcext:value-type="float">
            <text:p>4.951126877</text:p>
          </table:table-cell>
          <table:table-cell office:value-type="float" office:value="8.93540886" calcext:value-type="float">
            <text:p>8.93540886</text:p>
          </table:table-cell>
          <table:table-cell office:value-type="float" office:value="297.06761262" calcext:value-type="float">
            <text:p>297.06761262</text:p>
          </table:table-cell>
          <table:table-cell office:value-type="float" office:value="0.00248205801666667" calcext:value-type="float">
            <text:p>0.002482058016667</text:p>
          </table:table-cell>
          <table:table-cell office:value-type="float" office:value="0.0825187812833334" calcext:value-type="float">
            <text:p>0.082518781283333</text:p>
          </table:table-cell>
        </table:table-row>
        <table:table-row table:style-name="ro1">
          <table:table-cell office:value-type="string" calcext:value-type="string">
            <text:p>2021-01-10 04:58:5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1" calcext:value-type="float">
            <text:p>61</text:p>
          </table:table-cell>
          <table:table-cell office:value-type="float" office:value="0.000347741" calcext:value-type="float">
            <text:p>0.000347741</text:p>
          </table:table-cell>
          <table:table-cell office:value-type="float" office:value="0.007008676" calcext:value-type="float">
            <text:p>0.007008676</text:p>
          </table:table-cell>
          <table:table-cell office:value-type="float" office:value="0.001439163" calcext:value-type="float">
            <text:p>0.001439163</text:p>
          </table:table-cell>
          <table:table-cell office:value-type="float" office:value="0.427529236" calcext:value-type="float">
            <text:p>0.427529236</text:p>
          </table:table-cell>
          <table:table-cell office:value-type="float" office:value="0.087788943" calcext:value-type="float">
            <text:p>0.087788943</text:p>
          </table:table-cell>
          <table:table-cell office:value-type="float" office:value="0.000114896327868852" calcext:value-type="float">
            <text:p>0.000114896327869</text:p>
          </table:table-cell>
          <table:table-cell office:value-type="float" office:value="0.0000235928360655738" calcext:value-type="float">
            <text:p>2.35928360655738E-05</text:p>
          </table:table-cell>
        </table:table-row>
        <table:table-row table:style-name="ro1">
          <table:table-cell office:value-type="string" calcext:value-type="string">
            <text:p>2021-01-10 04:58:5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1" calcext:value-type="float">
            <text:p>61</text:p>
          </table:table-cell>
          <table:table-cell office:value-type="float" office:value="2.12000166" calcext:value-type="float">
            <text:p>2.12000166</text:p>
          </table:table-cell>
          <table:table-cell office:value-type="float" office:value="0.234864098" calcext:value-type="float">
            <text:p>0.234864098</text:p>
          </table:table-cell>
          <table:table-cell office:value-type="float" office:value="4.677250696" calcext:value-type="float">
            <text:p>4.677250696</text:p>
          </table:table-cell>
          <table:table-cell office:value-type="float" office:value="14.326709978" calcext:value-type="float">
            <text:p>14.326709978</text:p>
          </table:table-cell>
          <table:table-cell office:value-type="float" office:value="285.312292456" calcext:value-type="float">
            <text:p>285.312292456</text:p>
          </table:table-cell>
          <table:table-cell office:value-type="float" office:value="0.0038502311147541" calcext:value-type="float">
            <text:p>0.003850231114754</text:p>
          </table:table-cell>
          <table:table-cell office:value-type="float" office:value="0.0766762409180328" calcext:value-type="float">
            <text:p>0.076676240918033</text:p>
          </table:table-cell>
        </table:table-row>
        <table:table-row table:style-name="ro1">
          <table:table-cell office:value-type="string" calcext:value-type="string">
            <text:p>2021-01-10 04:59:0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2" calcext:value-type="float">
            <text:p>62</text:p>
          </table:table-cell>
          <table:table-cell office:value-type="float" office:value="0.000479918" calcext:value-type="float">
            <text:p>0.000479918</text:p>
          </table:table-cell>
          <table:table-cell office:value-type="float" office:value="0.002872045" calcext:value-type="float">
            <text:p>0.002872045</text:p>
          </table:table-cell>
          <table:table-cell office:value-type="float" office:value="0.001638116" calcext:value-type="float">
            <text:p>0.001638116</text:p>
          </table:table-cell>
          <table:table-cell office:value-type="float" office:value="0.17806679" calcext:value-type="float">
            <text:p>0.17806679</text:p>
          </table:table-cell>
          <table:table-cell office:value-type="float" office:value="0.101563192" calcext:value-type="float">
            <text:p>0.101563192</text:p>
          </table:table-cell>
          <table:table-cell office:value-type="float" office:value="0.0000463233064516129" calcext:value-type="float">
            <text:p>4.63233064516129E-05</text:p>
          </table:table-cell>
          <table:table-cell office:value-type="float" office:value="0.0000264212258064516" calcext:value-type="float">
            <text:p>2.64212258064516E-05</text:p>
          </table:table-cell>
        </table:table-row>
        <table:table-row table:style-name="ro1">
          <table:table-cell office:value-type="string" calcext:value-type="string">
            <text:p>2021-01-10 04:59:0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2" calcext:value-type="float">
            <text:p>62</text:p>
          </table:table-cell>
          <table:table-cell office:value-type="float" office:value="2.131066637" calcext:value-type="float">
            <text:p>2.131066637</text:p>
          </table:table-cell>
          <table:table-cell office:value-type="float" office:value="0.334517897" calcext:value-type="float">
            <text:p>0.334517897</text:p>
          </table:table-cell>
          <table:table-cell office:value-type="float" office:value="4.695007708" calcext:value-type="float">
            <text:p>4.695007708</text:p>
          </table:table-cell>
          <table:table-cell office:value-type="float" office:value="20.740109614" calcext:value-type="float">
            <text:p>20.740109614</text:p>
          </table:table-cell>
          <table:table-cell office:value-type="float" office:value="291.090477896" calcext:value-type="float">
            <text:p>291.090477896</text:p>
          </table:table-cell>
          <table:table-cell office:value-type="float" office:value="0.0053954499516129" calcext:value-type="float">
            <text:p>0.005395449951613</text:p>
          </table:table-cell>
          <table:table-cell office:value-type="float" office:value="0.0757259307741936" calcext:value-type="float">
            <text:p>0.075725930774194</text:p>
          </table:table-cell>
        </table:table-row>
        <table:table-row table:style-name="ro1">
          <table:table-cell office:value-type="string" calcext:value-type="string">
            <text:p>2021-01-10 04:59:1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3" calcext:value-type="float">
            <text:p>63</text:p>
          </table:table-cell>
          <table:table-cell office:value-type="float" office:value="0.000344154" calcext:value-type="float">
            <text:p>0.000344154</text:p>
          </table:table-cell>
          <table:table-cell office:value-type="float" office:value="0.002448142" calcext:value-type="float">
            <text:p>0.002448142</text:p>
          </table:table-cell>
          <table:table-cell office:value-type="float" office:value="0.001568345" calcext:value-type="float">
            <text:p>0.001568345</text:p>
          </table:table-cell>
          <table:table-cell office:value-type="float" office:value="0.154232946" calcext:value-type="float">
            <text:p>0.154232946</text:p>
          </table:table-cell>
          <table:table-cell office:value-type="float" office:value="0.098805735" calcext:value-type="float">
            <text:p>0.098805735</text:p>
          </table:table-cell>
          <table:table-cell office:value-type="float" office:value="0.0000388593968253968" calcext:value-type="float">
            <text:p>3.88593968253968E-05</text:p>
          </table:table-cell>
          <table:table-cell office:value-type="float" office:value="0.0000248943650793651" calcext:value-type="float">
            <text:p>2.48943650793651E-05</text:p>
          </table:table-cell>
        </table:table-row>
        <table:table-row table:style-name="ro1">
          <table:table-cell office:value-type="string" calcext:value-type="string">
            <text:p>2021-01-10 04:59:1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3" calcext:value-type="float">
            <text:p>63</text:p>
          </table:table-cell>
          <table:table-cell office:value-type="float" office:value="2.17365798" calcext:value-type="float">
            <text:p>2.17365798</text:p>
          </table:table-cell>
          <table:table-cell office:value-type="float" office:value="0.472041776" calcext:value-type="float">
            <text:p>0.472041776</text:p>
          </table:table-cell>
          <table:table-cell office:value-type="float" office:value="4.476332516" calcext:value-type="float">
            <text:p>4.476332516</text:p>
          </table:table-cell>
          <table:table-cell office:value-type="float" office:value="29.738631888" calcext:value-type="float">
            <text:p>29.738631888</text:p>
          </table:table-cell>
          <table:table-cell office:value-type="float" office:value="282.008948508" calcext:value-type="float">
            <text:p>282.008948508</text:p>
          </table:table-cell>
          <table:table-cell office:value-type="float" office:value="0.00749272660317461" calcext:value-type="float">
            <text:p>0.007492726603175</text:p>
          </table:table-cell>
          <table:table-cell office:value-type="float" office:value="0.0710528970793651" calcext:value-type="float">
            <text:p>0.071052897079365</text:p>
          </table:table-cell>
        </table:table-row>
        <table:table-row table:style-name="ro1">
          <table:table-cell office:value-type="string" calcext:value-type="string">
            <text:p>2021-01-10 04:59:1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4" calcext:value-type="float">
            <text:p>64</text:p>
          </table:table-cell>
          <table:table-cell office:value-type="float" office:value="0.000389319" calcext:value-type="float">
            <text:p>0.000389319</text:p>
          </table:table-cell>
          <table:table-cell office:value-type="float" office:value="0.003203635" calcext:value-type="float">
            <text:p>0.003203635</text:p>
          </table:table-cell>
          <table:table-cell office:value-type="float" office:value="0.001921846" calcext:value-type="float">
            <text:p>0.001921846</text:p>
          </table:table-cell>
          <table:table-cell office:value-type="float" office:value="0.20503264" calcext:value-type="float">
            <text:p>0.20503264</text:p>
          </table:table-cell>
          <table:table-cell office:value-type="float" office:value="0.122998144" calcext:value-type="float">
            <text:p>0.122998144</text:p>
          </table:table-cell>
          <table:table-cell office:value-type="float" office:value="0.000050056796875" calcext:value-type="float">
            <text:p>5.0056796875E-05</text:p>
          </table:table-cell>
          <table:table-cell office:value-type="float" office:value="0.00003002884375" calcext:value-type="float">
            <text:p>3.002884375E-05</text:p>
          </table:table-cell>
        </table:table-row>
        <table:table-row table:style-name="ro1">
          <table:table-cell office:value-type="string" calcext:value-type="string">
            <text:p>2021-01-10 04:59:1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4" calcext:value-type="float">
            <text:p>64</text:p>
          </table:table-cell>
          <table:table-cell office:value-type="float" office:value="2.130784905" calcext:value-type="float">
            <text:p>2.130784905</text:p>
          </table:table-cell>
          <table:table-cell office:value-type="float" office:value="0.683089656" calcext:value-type="float">
            <text:p>0.683089656</text:p>
          </table:table-cell>
          <table:table-cell office:value-type="float" office:value="4.381938084" calcext:value-type="float">
            <text:p>4.381938084</text:p>
          </table:table-cell>
          <table:table-cell office:value-type="float" office:value="43.717737984" calcext:value-type="float">
            <text:p>43.717737984</text:p>
          </table:table-cell>
          <table:table-cell office:value-type="float" office:value="280.444037376" calcext:value-type="float">
            <text:p>280.444037376</text:p>
          </table:table-cell>
          <table:table-cell office:value-type="float" office:value="0.010673275875" calcext:value-type="float">
            <text:p>0.010673275875</text:p>
          </table:table-cell>
          <table:table-cell office:value-type="float" office:value="0.0684677825625" calcext:value-type="float">
            <text:p>0.0684677825625</text:p>
          </table:table-cell>
        </table:table-row>
        <table:table-row table:style-name="ro1">
          <table:table-cell office:value-type="string" calcext:value-type="string">
            <text:p>2021-01-10 04:59:2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5" calcext:value-type="float">
            <text:p>65</text:p>
          </table:table-cell>
          <table:table-cell office:value-type="float" office:value="0.000339976" calcext:value-type="float">
            <text:p>0.000339976</text:p>
          </table:table-cell>
          <table:table-cell office:value-type="float" office:value="0.003144655" calcext:value-type="float">
            <text:p>0.003144655</text:p>
          </table:table-cell>
          <table:table-cell office:value-type="float" office:value="0.00188617" calcext:value-type="float">
            <text:p>0.00188617</text:p>
          </table:table-cell>
          <table:table-cell office:value-type="float" office:value="0.204402575" calcext:value-type="float">
            <text:p>0.204402575</text:p>
          </table:table-cell>
          <table:table-cell office:value-type="float" office:value="0.12260105" calcext:value-type="float">
            <text:p>0.12260105</text:p>
          </table:table-cell>
          <table:table-cell office:value-type="float" office:value="0.0000483793076923077" calcext:value-type="float">
            <text:p>4.83793076923077E-05</text:p>
          </table:table-cell>
          <table:table-cell office:value-type="float" office:value="0.000029018" calcext:value-type="float">
            <text:p>2.9018E-05</text:p>
          </table:table-cell>
        </table:table-row>
        <table:table-row table:style-name="ro1">
          <table:table-cell office:value-type="string" calcext:value-type="string">
            <text:p>2021-01-10 04:59:2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5" calcext:value-type="float">
            <text:p>65</text:p>
          </table:table-cell>
          <table:table-cell office:value-type="float" office:value="2.130360932" calcext:value-type="float">
            <text:p>2.130360932</text:p>
          </table:table-cell>
          <table:table-cell office:value-type="float" office:value="0.889499235" calcext:value-type="float">
            <text:p>0.889499235</text:p>
          </table:table-cell>
          <table:table-cell office:value-type="float" office:value="4.071244663" calcext:value-type="float">
            <text:p>4.071244663</text:p>
          </table:table-cell>
          <table:table-cell office:value-type="float" office:value="57.817450275" calcext:value-type="float">
            <text:p>57.817450275</text:p>
          </table:table-cell>
          <table:table-cell office:value-type="float" office:value="264.630903095" calcext:value-type="float">
            <text:p>264.630903095</text:p>
          </table:table-cell>
          <table:table-cell office:value-type="float" office:value="0.0136846036153846" calcext:value-type="float">
            <text:p>0.013684603615385</text:p>
          </table:table-cell>
          <table:table-cell office:value-type="float" office:value="0.0626345332769231" calcext:value-type="float">
            <text:p>0.062634533276923</text:p>
          </table:table-cell>
        </table:table-row>
        <table:table-row table:style-name="ro1">
          <table:table-cell office:value-type="string" calcext:value-type="string">
            <text:p>2021-01-10 04:59:3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6" calcext:value-type="float">
            <text:p>66</text:p>
          </table:table-cell>
          <table:table-cell office:value-type="float" office:value="0.000345086" calcext:value-type="float">
            <text:p>0.000345086</text:p>
          </table:table-cell>
          <table:table-cell office:value-type="float" office:value="0.00058212" calcext:value-type="float">
            <text:p>0.00058212</text:p>
          </table:table-cell>
          <table:table-cell office:value-type="float" office:value="0.002909564" calcext:value-type="float">
            <text:p>0.002909564</text:p>
          </table:table-cell>
          <table:table-cell office:value-type="float" office:value="0.03841992" calcext:value-type="float">
            <text:p>0.03841992</text:p>
          </table:table-cell>
          <table:table-cell office:value-type="float" office:value="0.192031224" calcext:value-type="float">
            <text:p>0.192031224</text:p>
          </table:table-cell>
          <table:table-cell office:value-type="float" office:value="0.00000882" calcext:value-type="float">
            <text:p>8.82E-06</text:p>
          </table:table-cell>
          <table:table-cell office:value-type="float" office:value="0.000044084303030303" calcext:value-type="float">
            <text:p>4.4084303030303E-05</text:p>
          </table:table-cell>
        </table:table-row>
        <table:table-row table:style-name="ro1">
          <table:table-cell office:value-type="string" calcext:value-type="string">
            <text:p>2021-01-10 04:59:3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6" calcext:value-type="float">
            <text:p>66</text:p>
          </table:table-cell>
          <table:table-cell office:value-type="float" office:value="2.235648816" calcext:value-type="float">
            <text:p>2.235648816</text:p>
          </table:table-cell>
          <table:table-cell office:value-type="float" office:value="1.273193743" calcext:value-type="float">
            <text:p>1.273193743</text:p>
          </table:table-cell>
          <table:table-cell office:value-type="float" office:value="3.813587602" calcext:value-type="float">
            <text:p>3.813587602</text:p>
          </table:table-cell>
          <table:table-cell office:value-type="float" office:value="84.030787038" calcext:value-type="float">
            <text:p>84.030787038</text:p>
          </table:table-cell>
          <table:table-cell office:value-type="float" office:value="251.696781732" calcext:value-type="float">
            <text:p>251.696781732</text:p>
          </table:table-cell>
          <table:table-cell office:value-type="float" office:value="0.0192908142878788" calcext:value-type="float">
            <text:p>0.019290814287879</text:p>
          </table:table-cell>
          <table:table-cell office:value-type="float" office:value="0.0577816303333333" calcext:value-type="float">
            <text:p>0.057781630333333</text:p>
          </table:table-cell>
        </table:table-row>
        <table:table-row table:style-name="ro1">
          <table:table-cell office:value-type="string" calcext:value-type="string">
            <text:p>2021-01-10 04:59:4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7" calcext:value-type="float">
            <text:p>67</text:p>
          </table:table-cell>
          <table:table-cell office:value-type="float" office:value="0.000328094" calcext:value-type="float">
            <text:p>0.000328094</text:p>
          </table:table-cell>
          <table:table-cell office:value-type="float" office:value="0.002731211" calcext:value-type="float">
            <text:p>0.002731211</text:p>
          </table:table-cell>
          <table:table-cell office:value-type="float" office:value="0.001702706" calcext:value-type="float">
            <text:p>0.001702706</text:p>
          </table:table-cell>
          <table:table-cell office:value-type="float" office:value="0.182991137" calcext:value-type="float">
            <text:p>0.182991137</text:p>
          </table:table-cell>
          <table:table-cell office:value-type="float" office:value="0.114081302" calcext:value-type="float">
            <text:p>0.114081302</text:p>
          </table:table-cell>
          <table:table-cell office:value-type="float" office:value="0.0000407643432835821" calcext:value-type="float">
            <text:p>4.07643432835821E-05</text:p>
          </table:table-cell>
          <table:table-cell office:value-type="float" office:value="0.0000254135223880597" calcext:value-type="float">
            <text:p>2.54135223880597E-05</text:p>
          </table:table-cell>
        </table:table-row>
        <table:table-row table:style-name="ro1">
          <table:table-cell office:value-type="string" calcext:value-type="string">
            <text:p>2021-01-10 04:59:4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7" calcext:value-type="float">
            <text:p>67</text:p>
          </table:table-cell>
          <table:table-cell office:value-type="float" office:value="2.236398301" calcext:value-type="float">
            <text:p>2.236398301</text:p>
          </table:table-cell>
          <table:table-cell office:value-type="float" office:value="1.624366349" calcext:value-type="float">
            <text:p>1.624366349</text:p>
          </table:table-cell>
          <table:table-cell office:value-type="float" office:value="3.348684576" calcext:value-type="float">
            <text:p>3.348684576</text:p>
          </table:table-cell>
          <table:table-cell office:value-type="float" office:value="108.832545383" calcext:value-type="float">
            <text:p>108.832545383</text:p>
          </table:table-cell>
          <table:table-cell office:value-type="float" office:value="224.361866592" calcext:value-type="float">
            <text:p>224.361866592</text:p>
          </table:table-cell>
          <table:table-cell office:value-type="float" office:value="0.0242442738656716" calcext:value-type="float">
            <text:p>0.024244273865672</text:p>
          </table:table-cell>
          <table:table-cell office:value-type="float" office:value="0.0499803668059702" calcext:value-type="float">
            <text:p>0.04998036680597</text:p>
          </table:table-cell>
        </table:table-row>
        <table:table-row table:style-name="ro1">
          <table:table-cell office:value-type="string" calcext:value-type="string">
            <text:p>2021-01-10 04:59:4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8" calcext:value-type="float">
            <text:p>68</text:p>
          </table:table-cell>
          <table:table-cell office:value-type="float" office:value="0.000341208" calcext:value-type="float">
            <text:p>0.000341208</text:p>
          </table:table-cell>
          <table:table-cell office:value-type="float" office:value="0.004731864" calcext:value-type="float">
            <text:p>0.004731864</text:p>
          </table:table-cell>
          <table:table-cell office:value-type="float" office:value="0.00106332" calcext:value-type="float">
            <text:p>0.00106332</text:p>
          </table:table-cell>
          <table:table-cell office:value-type="float" office:value="0.321766752" calcext:value-type="float">
            <text:p>0.321766752</text:p>
          </table:table-cell>
          <table:table-cell office:value-type="float" office:value="0.07230576" calcext:value-type="float">
            <text:p>0.07230576</text:p>
          </table:table-cell>
          <table:table-cell office:value-type="float" office:value="0.0000695862352941176" calcext:value-type="float">
            <text:p>6.95862352941176E-05</text:p>
          </table:table-cell>
          <table:table-cell office:value-type="float" office:value="0.0000156370588235294" calcext:value-type="float">
            <text:p>1.56370588235294E-05</text:p>
          </table:table-cell>
        </table:table-row>
        <table:table-row table:style-name="ro1">
          <table:table-cell office:value-type="string" calcext:value-type="string">
            <text:p>2021-01-10 04:59:4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8" calcext:value-type="float">
            <text:p>68</text:p>
          </table:table-cell>
          <table:table-cell office:value-type="float" office:value="2.287015146" calcext:value-type="float">
            <text:p>2.287015146</text:p>
          </table:table-cell>
          <table:table-cell office:value-type="float" office:value="1.976013684" calcext:value-type="float">
            <text:p>1.976013684</text:p>
          </table:table-cell>
          <table:table-cell office:value-type="float" office:value="3.010944499" calcext:value-type="float">
            <text:p>3.010944499</text:p>
          </table:table-cell>
          <table:table-cell office:value-type="float" office:value="134.368930512" calcext:value-type="float">
            <text:p>134.368930512</text:p>
          </table:table-cell>
          <table:table-cell office:value-type="float" office:value="204.744225932" calcext:value-type="float">
            <text:p>204.744225932</text:p>
          </table:table-cell>
          <table:table-cell office:value-type="float" office:value="0.0290590247647059" calcext:value-type="float">
            <text:p>0.029059024764706</text:p>
          </table:table-cell>
          <table:table-cell office:value-type="float" office:value="0.0442785955735294" calcext:value-type="float">
            <text:p>0.04427859557353</text:p>
          </table:table-cell>
        </table:table-row>
        <table:table-row table:style-name="ro1">
          <table:table-cell office:value-type="string" calcext:value-type="string">
            <text:p>2021-01-10 04:59:5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69" calcext:value-type="float">
            <text:p>69</text:p>
          </table:table-cell>
          <table:table-cell office:value-type="float" office:value="0.000330679" calcext:value-type="float">
            <text:p>0.000330679</text:p>
          </table:table-cell>
          <table:table-cell office:value-type="float" office:value="0.002854652" calcext:value-type="float">
            <text:p>0.002854652</text:p>
          </table:table-cell>
          <table:table-cell office:value-type="float" office:value="0.001359794" calcext:value-type="float">
            <text:p>0.001359794</text:p>
          </table:table-cell>
          <table:table-cell office:value-type="float" office:value="0.196970988" calcext:value-type="float">
            <text:p>0.196970988</text:p>
          </table:table-cell>
          <table:table-cell office:value-type="float" office:value="0.093825786" calcext:value-type="float">
            <text:p>0.093825786</text:p>
          </table:table-cell>
          <table:table-cell office:value-type="float" office:value="0.000041371768115942" calcext:value-type="float">
            <text:p>4.1371768115942E-05</text:p>
          </table:table-cell>
          <table:table-cell office:value-type="float" office:value="0.0000197071594202899" calcext:value-type="float">
            <text:p>1.97071594202899E-05</text:p>
          </table:table-cell>
        </table:table-row>
        <table:table-row table:style-name="ro1">
          <table:table-cell office:value-type="string" calcext:value-type="string">
            <text:p>2021-01-10 04:59:5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69" calcext:value-type="float">
            <text:p>69</text:p>
          </table:table-cell>
          <table:table-cell office:value-type="float" office:value="2.355249007" calcext:value-type="float">
            <text:p>2.355249007</text:p>
          </table:table-cell>
          <table:table-cell office:value-type="float" office:value="2.4522273" calcext:value-type="float">
            <text:p>2.4522273</text:p>
          </table:table-cell>
          <table:table-cell office:value-type="float" office:value="2.67104473" calcext:value-type="float">
            <text:p>2.67104473</text:p>
          </table:table-cell>
          <table:table-cell office:value-type="float" office:value="169.2036837" calcext:value-type="float">
            <text:p>169.2036837</text:p>
          </table:table-cell>
          <table:table-cell office:value-type="float" office:value="184.30208637" calcext:value-type="float">
            <text:p>184.30208637</text:p>
          </table:table-cell>
          <table:table-cell office:value-type="float" office:value="0.0355395260869565" calcext:value-type="float">
            <text:p>0.035539526086957</text:p>
          </table:table-cell>
          <table:table-cell office:value-type="float" office:value="0.0387107931884058" calcext:value-type="float">
            <text:p>0.038710793188406</text:p>
          </table:table-cell>
        </table:table-row>
        <table:table-row table:style-name="ro1">
          <table:table-cell office:value-type="string" calcext:value-type="string">
            <text:p>2021-01-10 05:00:0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0" calcext:value-type="float">
            <text:p>70</text:p>
          </table:table-cell>
          <table:table-cell office:value-type="float" office:value="0.000324657" calcext:value-type="float">
            <text:p>0.000324657</text:p>
          </table:table-cell>
          <table:table-cell office:value-type="float" office:value="0.003470465" calcext:value-type="float">
            <text:p>0.003470465</text:p>
          </table:table-cell>
          <table:table-cell office:value-type="float" office:value="0.001313168" calcext:value-type="float">
            <text:p>0.001313168</text:p>
          </table:table-cell>
          <table:table-cell office:value-type="float" office:value="0.24293255" calcext:value-type="float">
            <text:p>0.24293255</text:p>
          </table:table-cell>
          <table:table-cell office:value-type="float" office:value="0.09192176" calcext:value-type="float">
            <text:p>0.09192176</text:p>
          </table:table-cell>
          <table:table-cell office:value-type="float" office:value="0.0000495780714285714" calcext:value-type="float">
            <text:p>4.95780714285714E-05</text:p>
          </table:table-cell>
          <table:table-cell office:value-type="float" office:value="0.0000187595428571429" calcext:value-type="float">
            <text:p>1.87595428571429E-05</text:p>
          </table:table-cell>
        </table:table-row>
        <table:table-row table:style-name="ro1">
          <table:table-cell office:value-type="string" calcext:value-type="string">
            <text:p>2021-01-10 05:00:0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0" calcext:value-type="float">
            <text:p>70</text:p>
          </table:table-cell>
          <table:table-cell office:value-type="float" office:value="2.244134751" calcext:value-type="float">
            <text:p>2.244134751</text:p>
          </table:table-cell>
          <table:table-cell office:value-type="float" office:value="2.777596952" calcext:value-type="float">
            <text:p>2.777596952</text:p>
          </table:table-cell>
          <table:table-cell office:value-type="float" office:value="2.225177476" calcext:value-type="float">
            <text:p>2.225177476</text:p>
          </table:table-cell>
          <table:table-cell office:value-type="float" office:value="194.43178664" calcext:value-type="float">
            <text:p>194.43178664</text:p>
          </table:table-cell>
          <table:table-cell office:value-type="float" office:value="155.76242332" calcext:value-type="float">
            <text:p>155.76242332</text:p>
          </table:table-cell>
          <table:table-cell office:value-type="float" office:value="0.0396799564571429" calcext:value-type="float">
            <text:p>0.039679956457143</text:p>
          </table:table-cell>
          <table:table-cell office:value-type="float" office:value="0.0317882496571428" calcext:value-type="float">
            <text:p>0.031788249657143</text:p>
          </table:table-cell>
        </table:table-row>
        <table:table-row table:style-name="ro1">
          <table:table-cell office:value-type="string" calcext:value-type="string">
            <text:p>2021-01-10 05:00:1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1" calcext:value-type="float">
            <text:p>71</text:p>
          </table:table-cell>
          <table:table-cell office:value-type="float" office:value="0.000331951" calcext:value-type="float">
            <text:p>0.000331951</text:p>
          </table:table-cell>
          <table:table-cell office:value-type="float" office:value="0.010648187" calcext:value-type="float">
            <text:p>0.010648187</text:p>
          </table:table-cell>
          <table:table-cell office:value-type="float" office:value="0.000872823" calcext:value-type="float">
            <text:p>0.000872823</text:p>
          </table:table-cell>
          <table:table-cell office:value-type="float" office:value="0.756021277" calcext:value-type="float">
            <text:p>0.756021277</text:p>
          </table:table-cell>
          <table:table-cell office:value-type="float" office:value="0.061970433" calcext:value-type="float">
            <text:p>0.061970433</text:p>
          </table:table-cell>
          <table:table-cell office:value-type="float" office:value="0.000149974464788732" calcext:value-type="float">
            <text:p>0.000149974464789</text:p>
          </table:table-cell>
          <table:table-cell office:value-type="float" office:value="0.0000122932816901408" calcext:value-type="float">
            <text:p>1.22932816901408E-05</text:p>
          </table:table-cell>
        </table:table-row>
        <table:table-row table:style-name="ro1">
          <table:table-cell office:value-type="string" calcext:value-type="string">
            <text:p>2021-01-10 05:00:1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1" calcext:value-type="float">
            <text:p>71</text:p>
          </table:table-cell>
          <table:table-cell office:value-type="float" office:value="2.230366378" calcext:value-type="float">
            <text:p>2.230366378</text:p>
          </table:table-cell>
          <table:table-cell office:value-type="float" office:value="0.000202349" calcext:value-type="float">
            <text:p>0.000202349</text:p>
          </table:table-cell>
          <table:table-cell office:value-type="float" office:value="4.456057136" calcext:value-type="float">
            <text:p>4.456057136</text:p>
          </table:table-cell>
          <table:table-cell office:value-type="float" office:value="0.014366779" calcext:value-type="float">
            <text:p>0.014366779</text:p>
          </table:table-cell>
          <table:table-cell office:value-type="float" office:value="316.380056656" calcext:value-type="float">
            <text:p>316.380056656</text:p>
          </table:table-cell>
          <table:table-cell office:value-type="float" office:value="0.00000284998591549296" calcext:value-type="float">
            <text:p>2.84998591549296E-06</text:p>
          </table:table-cell>
          <table:table-cell office:value-type="float" office:value="0.0627613681126761" calcext:value-type="float">
            <text:p>0.062761368112676</text:p>
          </table:table-cell>
        </table:table-row>
        <table:table-row table:style-name="ro1">
          <table:table-cell office:value-type="string" calcext:value-type="string">
            <text:p>2021-01-10 05:00:1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2" calcext:value-type="float">
            <text:p>72</text:p>
          </table:table-cell>
          <table:table-cell office:value-type="float" office:value="0.000321652" calcext:value-type="float">
            <text:p>0.000321652</text:p>
          </table:table-cell>
          <table:table-cell office:value-type="float" office:value="0.002777528" calcext:value-type="float">
            <text:p>0.002777528</text:p>
          </table:table-cell>
          <table:table-cell office:value-type="float" office:value="0.000536294" calcext:value-type="float">
            <text:p>0.000536294</text:p>
          </table:table-cell>
          <table:table-cell office:value-type="float" office:value="0.199982016" calcext:value-type="float">
            <text:p>0.199982016</text:p>
          </table:table-cell>
          <table:table-cell office:value-type="float" office:value="0.038613168" calcext:value-type="float">
            <text:p>0.038613168</text:p>
          </table:table-cell>
          <table:table-cell office:value-type="float" office:value="0.0000385767777777778" calcext:value-type="float">
            <text:p>3.85767777777778E-05</text:p>
          </table:table-cell>
          <table:table-cell office:value-type="float" office:value="0.00000744852777777778" calcext:value-type="float">
            <text:p>7.44852777777778E-06</text:p>
          </table:table-cell>
        </table:table-row>
        <table:table-row table:style-name="ro1">
          <table:table-cell office:value-type="string" calcext:value-type="string">
            <text:p>2021-01-10 05:00:1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2" calcext:value-type="float">
            <text:p>72</text:p>
          </table:table-cell>
          <table:table-cell office:value-type="float" office:value="2.430821004" calcext:value-type="float">
            <text:p>2.430821004</text:p>
          </table:table-cell>
          <table:table-cell office:value-type="float" office:value="0.000260848" calcext:value-type="float">
            <text:p>0.000260848</text:p>
          </table:table-cell>
          <table:table-cell office:value-type="float" office:value="4.356611328" calcext:value-type="float">
            <text:p>4.356611328</text:p>
          </table:table-cell>
          <table:table-cell office:value-type="float" office:value="0.018781056" calcext:value-type="float">
            <text:p>0.018781056</text:p>
          </table:table-cell>
          <table:table-cell office:value-type="float" office:value="313.676015616" calcext:value-type="float">
            <text:p>313.676015616</text:p>
          </table:table-cell>
          <table:table-cell office:value-type="float" office:value="0.00000362288888888889" calcext:value-type="float">
            <text:p>3.62288888888889E-06</text:p>
          </table:table-cell>
          <table:table-cell office:value-type="float" office:value="0.0605084906666667" calcext:value-type="float">
            <text:p>0.060508490666667</text:p>
          </table:table-cell>
        </table:table-row>
        <table:table-row table:style-name="ro1">
          <table:table-cell office:value-type="string" calcext:value-type="string">
            <text:p>2021-01-10 05:00:2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3" calcext:value-type="float">
            <text:p>73</text:p>
          </table:table-cell>
          <table:table-cell office:value-type="float" office:value="0.000337792" calcext:value-type="float">
            <text:p>0.000337792</text:p>
          </table:table-cell>
          <table:table-cell office:value-type="float" office:value="0.001190418" calcext:value-type="float">
            <text:p>0.001190418</text:p>
          </table:table-cell>
          <table:table-cell office:value-type="float" office:value="0.00151768" calcext:value-type="float">
            <text:p>0.00151768</text:p>
          </table:table-cell>
          <table:table-cell office:value-type="float" office:value="0.086900514" calcext:value-type="float">
            <text:p>0.086900514</text:p>
          </table:table-cell>
          <table:table-cell office:value-type="float" office:value="0.11079064" calcext:value-type="float">
            <text:p>0.11079064</text:p>
          </table:table-cell>
          <table:table-cell office:value-type="float" office:value="0.000016307095890411" calcext:value-type="float">
            <text:p>1.6307095890411E-05</text:p>
          </table:table-cell>
          <table:table-cell office:value-type="float" office:value="0.0000207901369863014" calcext:value-type="float">
            <text:p>2.07901369863014E-05</text:p>
          </table:table-cell>
        </table:table-row>
        <table:table-row table:style-name="ro1">
          <table:table-cell office:value-type="string" calcext:value-type="string">
            <text:p>2021-01-10 05:00:2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3" calcext:value-type="float">
            <text:p>73</text:p>
          </table:table-cell>
          <table:table-cell office:value-type="float" office:value="2.431104196" calcext:value-type="float">
            <text:p>2.431104196</text:p>
          </table:table-cell>
          <table:table-cell office:value-type="float" office:value="0.000590324" calcext:value-type="float">
            <text:p>0.000590324</text:p>
          </table:table-cell>
          <table:table-cell office:value-type="float" office:value="4.326046992" calcext:value-type="float">
            <text:p>4.326046992</text:p>
          </table:table-cell>
          <table:table-cell office:value-type="float" office:value="0.043093652" calcext:value-type="float">
            <text:p>0.043093652</text:p>
          </table:table-cell>
          <table:table-cell office:value-type="float" office:value="315.801430416" calcext:value-type="float">
            <text:p>315.801430416</text:p>
          </table:table-cell>
          <table:table-cell office:value-type="float" office:value="0.0000080866301369863" calcext:value-type="float">
            <text:p>8.0866301369863E-06</text:p>
          </table:table-cell>
          <table:table-cell office:value-type="float" office:value="0.0592609176986301" calcext:value-type="float">
            <text:p>0.05926091769863</text:p>
          </table:table-cell>
        </table:table-row>
        <table:table-row table:style-name="ro1">
          <table:table-cell office:value-type="string" calcext:value-type="string">
            <text:p>2021-01-10 05:00:3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4" calcext:value-type="float">
            <text:p>74</text:p>
          </table:table-cell>
          <table:table-cell office:value-type="float" office:value="0.000341539" calcext:value-type="float">
            <text:p>0.000341539</text:p>
          </table:table-cell>
          <table:table-cell office:value-type="float" office:value="0.002571252" calcext:value-type="float">
            <text:p>0.002571252</text:p>
          </table:table-cell>
          <table:table-cell office:value-type="float" office:value="0.001500248" calcext:value-type="float">
            <text:p>0.001500248</text:p>
          </table:table-cell>
          <table:table-cell office:value-type="float" office:value="0.190272648" calcext:value-type="float">
            <text:p>0.190272648</text:p>
          </table:table-cell>
          <table:table-cell office:value-type="float" office:value="0.111018352" calcext:value-type="float">
            <text:p>0.111018352</text:p>
          </table:table-cell>
          <table:table-cell office:value-type="float" office:value="0.0000347466486486486" calcext:value-type="float">
            <text:p>3.47466486486486E-05</text:p>
          </table:table-cell>
          <table:table-cell office:value-type="float" office:value="0.0000202736216216216" calcext:value-type="float">
            <text:p>2.02736216216216E-05</text:p>
          </table:table-cell>
        </table:table-row>
        <table:table-row table:style-name="ro1">
          <table:table-cell office:value-type="string" calcext:value-type="string">
            <text:p>2021-01-10 05:00:3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4" calcext:value-type="float">
            <text:p>74</text:p>
          </table:table-cell>
          <table:table-cell office:value-type="float" office:value="2.301685355" calcext:value-type="float">
            <text:p>2.301685355</text:p>
          </table:table-cell>
          <table:table-cell office:value-type="float" office:value="0.000246902" calcext:value-type="float">
            <text:p>0.000246902</text:p>
          </table:table-cell>
          <table:table-cell office:value-type="float" office:value="4.380061467" calcext:value-type="float">
            <text:p>4.380061467</text:p>
          </table:table-cell>
          <table:table-cell office:value-type="float" office:value="0.018270748" calcext:value-type="float">
            <text:p>0.018270748</text:p>
          </table:table-cell>
          <table:table-cell office:value-type="float" office:value="324.124548558" calcext:value-type="float">
            <text:p>324.124548558</text:p>
          </table:table-cell>
          <table:table-cell office:value-type="float" office:value="0.00000333651351351351" calcext:value-type="float">
            <text:p>3.33651351351351E-06</text:p>
          </table:table-cell>
          <table:table-cell office:value-type="float" office:value="0.0591900198243243" calcext:value-type="float">
            <text:p>0.059190019824324</text:p>
          </table:table-cell>
        </table:table-row>
        <table:table-row table:style-name="ro1">
          <table:table-cell office:value-type="string" calcext:value-type="string">
            <text:p>2021-01-10 05:00:3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5" calcext:value-type="float">
            <text:p>75</text:p>
          </table:table-cell>
          <table:table-cell office:value-type="float" office:value="0.0003364" calcext:value-type="float">
            <text:p>0.0003364</text:p>
          </table:table-cell>
          <table:table-cell office:value-type="float" office:value="0.006621853" calcext:value-type="float">
            <text:p>0.006621853</text:p>
          </table:table-cell>
          <table:table-cell office:value-type="float" office:value="0.000714928" calcext:value-type="float">
            <text:p>0.000714928</text:p>
          </table:table-cell>
          <table:table-cell office:value-type="float" office:value="0.496638975" calcext:value-type="float">
            <text:p>0.496638975</text:p>
          </table:table-cell>
          <table:table-cell office:value-type="float" office:value="0.0536196" calcext:value-type="float">
            <text:p>0.0536196</text:p>
          </table:table-cell>
          <table:table-cell office:value-type="float" office:value="0.0000882913733333333" calcext:value-type="float">
            <text:p>8.82913733333333E-05</text:p>
          </table:table-cell>
          <table:table-cell office:value-type="float" office:value="0.00000953237333333333" calcext:value-type="float">
            <text:p>9.53237333333333E-06</text:p>
          </table:table-cell>
        </table:table-row>
        <table:table-row table:style-name="ro1">
          <table:table-cell office:value-type="string" calcext:value-type="string">
            <text:p>2021-01-10 05:00:3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5" calcext:value-type="float">
            <text:p>75</text:p>
          </table:table-cell>
          <table:table-cell office:value-type="float" office:value="2.298754933" calcext:value-type="float">
            <text:p>2.298754933</text:p>
          </table:table-cell>
          <table:table-cell office:value-type="float" office:value="0.000178193" calcext:value-type="float">
            <text:p>0.000178193</text:p>
          </table:table-cell>
          <table:table-cell office:value-type="float" office:value="4.351624121" calcext:value-type="float">
            <text:p>4.351624121</text:p>
          </table:table-cell>
          <table:table-cell office:value-type="float" office:value="0.013364475" calcext:value-type="float">
            <text:p>0.013364475</text:p>
          </table:table-cell>
          <table:table-cell office:value-type="float" office:value="326.371809075" calcext:value-type="float">
            <text:p>326.371809075</text:p>
          </table:table-cell>
          <table:table-cell office:value-type="float" office:value="0.00000237590666666667" calcext:value-type="float">
            <text:p>2.37590666666667E-06</text:p>
          </table:table-cell>
          <table:table-cell office:value-type="float" office:value="0.0580216549466667" calcext:value-type="float">
            <text:p>0.058021654946667</text:p>
          </table:table-cell>
        </table:table-row>
        <table:table-row table:style-name="ro1">
          <table:table-cell office:value-type="string" calcext:value-type="string">
            <text:p>2021-01-10 05:00:4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6" calcext:value-type="float">
            <text:p>76</text:p>
          </table:table-cell>
          <table:table-cell office:value-type="float" office:value="0.001307366" calcext:value-type="float">
            <text:p>0.001307366</text:p>
          </table:table-cell>
          <table:table-cell office:value-type="float" office:value="0.000503262" calcext:value-type="float">
            <text:p>0.000503262</text:p>
          </table:table-cell>
          <table:table-cell office:value-type="float" office:value="0.002210477" calcext:value-type="float">
            <text:p>0.002210477</text:p>
          </table:table-cell>
          <table:table-cell office:value-type="float" office:value="0.038247912" calcext:value-type="float">
            <text:p>0.038247912</text:p>
          </table:table-cell>
          <table:table-cell office:value-type="float" office:value="0.167996252" calcext:value-type="float">
            <text:p>0.167996252</text:p>
          </table:table-cell>
          <table:table-cell office:value-type="float" office:value="0.00000662186842105263" calcext:value-type="float">
            <text:p>6.62186842105263E-06</text:p>
          </table:table-cell>
          <table:table-cell office:value-type="float" office:value="0.0000290852236842105" calcext:value-type="float">
            <text:p>2.90852236842105E-05</text:p>
          </table:table-cell>
        </table:table-row>
        <table:table-row table:style-name="ro1">
          <table:table-cell office:value-type="string" calcext:value-type="string">
            <text:p>2021-01-10 05:00:4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6" calcext:value-type="float">
            <text:p>76</text:p>
          </table:table-cell>
          <table:table-cell office:value-type="float" office:value="2.339783604" calcext:value-type="float">
            <text:p>2.339783604</text:p>
          </table:table-cell>
          <table:table-cell office:value-type="float" office:value="0.000250619" calcext:value-type="float">
            <text:p>0.000250619</text:p>
          </table:table-cell>
          <table:table-cell office:value-type="float" office:value="4.371632297" calcext:value-type="float">
            <text:p>4.371632297</text:p>
          </table:table-cell>
          <table:table-cell office:value-type="float" office:value="0.019047044" calcext:value-type="float">
            <text:p>0.019047044</text:p>
          </table:table-cell>
          <table:table-cell office:value-type="float" office:value="332.244054572" calcext:value-type="float">
            <text:p>332.244054572</text:p>
          </table:table-cell>
          <table:table-cell office:value-type="float" office:value="0.00000329761842105263" calcext:value-type="float">
            <text:p>3.29761842105263E-06</text:p>
          </table:table-cell>
          <table:table-cell office:value-type="float" office:value="0.0575214775921053" calcext:value-type="float">
            <text:p>0.057521477592105</text:p>
          </table:table-cell>
        </table:table-row>
        <table:table-row table:style-name="ro1">
          <table:table-cell office:value-type="string" calcext:value-type="string">
            <text:p>2021-01-10 05:00:5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7" calcext:value-type="float">
            <text:p>77</text:p>
          </table:table-cell>
          <table:table-cell office:value-type="float" office:value="0.001226505" calcext:value-type="float">
            <text:p>0.001226505</text:p>
          </table:table-cell>
          <table:table-cell office:value-type="float" office:value="0.00549903" calcext:value-type="float">
            <text:p>0.00549903</text:p>
          </table:table-cell>
          <table:table-cell office:value-type="float" office:value="0.00048105" calcext:value-type="float">
            <text:p>0.00048105</text:p>
          </table:table-cell>
          <table:table-cell office:value-type="float" office:value="0.42342531" calcext:value-type="float">
            <text:p>0.42342531</text:p>
          </table:table-cell>
          <table:table-cell office:value-type="float" office:value="0.03704085" calcext:value-type="float">
            <text:p>0.03704085</text:p>
          </table:table-cell>
          <table:table-cell office:value-type="float" office:value="0.000071415974025974" calcext:value-type="float">
            <text:p>7.1415974025974E-05</text:p>
          </table:table-cell>
          <table:table-cell office:value-type="float" office:value="0.0000062474025974026" calcext:value-type="float">
            <text:p>6.2474025974026E-06</text:p>
          </table:table-cell>
        </table:table-row>
        <table:table-row table:style-name="ro1">
          <table:table-cell office:value-type="string" calcext:value-type="string">
            <text:p>2021-01-10 05:00:5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7" calcext:value-type="float">
            <text:p>77</text:p>
          </table:table-cell>
          <table:table-cell office:value-type="float" office:value="2.479400672" calcext:value-type="float">
            <text:p>2.479400672</text:p>
          </table:table-cell>
          <table:table-cell office:value-type="float" office:value="0.000259947" calcext:value-type="float">
            <text:p>0.000259947</text:p>
          </table:table-cell>
          <table:table-cell office:value-type="float" office:value="4.495558202" calcext:value-type="float">
            <text:p>4.495558202</text:p>
          </table:table-cell>
          <table:table-cell office:value-type="float" office:value="0.020015919" calcext:value-type="float">
            <text:p>0.020015919</text:p>
          </table:table-cell>
          <table:table-cell office:value-type="float" office:value="346.157981554" calcext:value-type="float">
            <text:p>346.157981554</text:p>
          </table:table-cell>
          <table:table-cell office:value-type="float" office:value="0.00000337593506493506" calcext:value-type="float">
            <text:p>3.37593506493506E-06</text:p>
          </table:table-cell>
          <table:table-cell office:value-type="float" office:value="0.0583838727532468" calcext:value-type="float">
            <text:p>0.058383872753247</text:p>
          </table:table-cell>
        </table:table-row>
        <table:table-row table:style-name="ro1">
          <table:table-cell office:value-type="string" calcext:value-type="string">
            <text:p>2021-01-10 05:00:5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8" calcext:value-type="float">
            <text:p>78</text:p>
          </table:table-cell>
          <table:table-cell office:value-type="float" office:value="0.001245922" calcext:value-type="float">
            <text:p>0.001245922</text:p>
          </table:table-cell>
          <table:table-cell office:value-type="float" office:value="0.000442317" calcext:value-type="float">
            <text:p>0.000442317</text:p>
          </table:table-cell>
          <table:table-cell office:value-type="float" office:value="0.001347421" calcext:value-type="float">
            <text:p>0.001347421</text:p>
          </table:table-cell>
          <table:table-cell office:value-type="float" office:value="0.034500726" calcext:value-type="float">
            <text:p>0.034500726</text:p>
          </table:table-cell>
          <table:table-cell office:value-type="float" office:value="0.105098838" calcext:value-type="float">
            <text:p>0.105098838</text:p>
          </table:table-cell>
          <table:table-cell office:value-type="float" office:value="0.00000567073076923077" calcext:value-type="float">
            <text:p>5.67073076923077E-06</text:p>
          </table:table-cell>
          <table:table-cell office:value-type="float" office:value="0.0000172746282051282" calcext:value-type="float">
            <text:p>1.72746282051282E-05</text:p>
          </table:table-cell>
        </table:table-row>
        <table:table-row table:style-name="ro1">
          <table:table-cell office:value-type="string" calcext:value-type="string">
            <text:p>2021-01-10 05:00:5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8" calcext:value-type="float">
            <text:p>78</text:p>
          </table:table-cell>
          <table:table-cell office:value-type="float" office:value="2.519716861" calcext:value-type="float">
            <text:p>2.519716861</text:p>
          </table:table-cell>
          <table:table-cell office:value-type="float" office:value="0.000209542" calcext:value-type="float">
            <text:p>0.000209542</text:p>
          </table:table-cell>
          <table:table-cell office:value-type="float" office:value="4.445897339" calcext:value-type="float">
            <text:p>4.445897339</text:p>
          </table:table-cell>
          <table:table-cell office:value-type="float" office:value="0.016344276" calcext:value-type="float">
            <text:p>0.016344276</text:p>
          </table:table-cell>
          <table:table-cell office:value-type="float" office:value="346.779992442" calcext:value-type="float">
            <text:p>346.779992442</text:p>
          </table:table-cell>
          <table:table-cell office:value-type="float" office:value="0.0000026864358974359" calcext:value-type="float">
            <text:p>2.6864358974359E-06</text:p>
          </table:table-cell>
          <table:table-cell office:value-type="float" office:value="0.0569986838333333" calcext:value-type="float">
            <text:p>0.056998683833333</text:p>
          </table:table-cell>
        </table:table-row>
        <table:table-row table:style-name="ro1">
          <table:table-cell office:value-type="string" calcext:value-type="string">
            <text:p>2021-01-10 05:01:0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79" calcext:value-type="float">
            <text:p>79</text:p>
          </table:table-cell>
          <table:table-cell office:value-type="float" office:value="0.001204574" calcext:value-type="float">
            <text:p>0.001204574</text:p>
          </table:table-cell>
          <table:table-cell office:value-type="float" office:value="0.001414587" calcext:value-type="float">
            <text:p>0.001414587</text:p>
          </table:table-cell>
          <table:table-cell office:value-type="float" office:value="0.000688569" calcext:value-type="float">
            <text:p>0.000688569</text:p>
          </table:table-cell>
          <table:table-cell office:value-type="float" office:value="0.111752373" calcext:value-type="float">
            <text:p>0.111752373</text:p>
          </table:table-cell>
          <table:table-cell office:value-type="float" office:value="0.054396951" calcext:value-type="float">
            <text:p>0.054396951</text:p>
          </table:table-cell>
          <table:table-cell office:value-type="float" office:value="0.000017906164556962" calcext:value-type="float">
            <text:p>1.7906164556962E-05</text:p>
          </table:table-cell>
          <table:table-cell office:value-type="float" office:value="0.00000871606329113924" calcext:value-type="float">
            <text:p>8.71606329113924E-06</text:p>
          </table:table-cell>
        </table:table-row>
        <table:table-row table:style-name="ro1">
          <table:table-cell office:value-type="string" calcext:value-type="string">
            <text:p>2021-01-10 05:01:0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79" calcext:value-type="float">
            <text:p>79</text:p>
          </table:table-cell>
          <table:table-cell office:value-type="float" office:value="1.867452396" calcext:value-type="float">
            <text:p>1.867452396</text:p>
          </table:table-cell>
          <table:table-cell office:value-type="float" office:value="0.000186969" calcext:value-type="float">
            <text:p>0.000186969</text:p>
          </table:table-cell>
          <table:table-cell office:value-type="float" office:value="4.510156215" calcext:value-type="float">
            <text:p>4.510156215</text:p>
          </table:table-cell>
          <table:table-cell office:value-type="float" office:value="0.014770551" calcext:value-type="float">
            <text:p>0.014770551</text:p>
          </table:table-cell>
          <table:table-cell office:value-type="float" office:value="356.302340985" calcext:value-type="float">
            <text:p>356.302340985</text:p>
          </table:table-cell>
          <table:table-cell office:value-type="float" office:value="0.00000236669620253165" calcext:value-type="float">
            <text:p>2.36669620253165E-06</text:p>
          </table:table-cell>
          <table:table-cell office:value-type="float" office:value="0.057090585" calcext:value-type="float">
            <text:p>0.057090585</text:p>
          </table:table-cell>
        </table:table-row>
        <table:table-row table:style-name="ro1">
          <table:table-cell office:value-type="string" calcext:value-type="string">
            <text:p>2021-01-10 05:01:1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0" calcext:value-type="float">
            <text:p>80</text:p>
          </table:table-cell>
          <table:table-cell office:value-type="float" office:value="0.001296636" calcext:value-type="float">
            <text:p>0.001296636</text:p>
          </table:table-cell>
          <table:table-cell office:value-type="float" office:value="0.000451835" calcext:value-type="float">
            <text:p>0.000451835</text:p>
          </table:table-cell>
          <table:table-cell office:value-type="float" office:value="0.002033335" calcext:value-type="float">
            <text:p>0.002033335</text:p>
          </table:table-cell>
          <table:table-cell office:value-type="float" office:value="0.0361468" calcext:value-type="float">
            <text:p>0.0361468</text:p>
          </table:table-cell>
          <table:table-cell office:value-type="float" office:value="0.1626668" calcext:value-type="float">
            <text:p>0.1626668</text:p>
          </table:table-cell>
          <table:table-cell office:value-type="float" office:value="0.0000056479375" calcext:value-type="float">
            <text:p>5.6479375E-06</text:p>
          </table:table-cell>
          <table:table-cell office:value-type="float" office:value="0.0000254166875" calcext:value-type="float">
            <text:p>2.54166875E-05</text:p>
          </table:table-cell>
        </table:table-row>
        <table:table-row table:style-name="ro1">
          <table:table-cell office:value-type="string" calcext:value-type="string">
            <text:p>2021-01-10 05:01:1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0" calcext:value-type="float">
            <text:p>80</text:p>
          </table:table-cell>
          <table:table-cell office:value-type="float" office:value="1.852861908" calcext:value-type="float">
            <text:p>1.852861908</text:p>
          </table:table-cell>
          <table:table-cell office:value-type="float" office:value="0.000199073" calcext:value-type="float">
            <text:p>0.000199073</text:p>
          </table:table-cell>
          <table:table-cell office:value-type="float" office:value="4.50740046" calcext:value-type="float">
            <text:p>4.50740046</text:p>
          </table:table-cell>
          <table:table-cell office:value-type="float" office:value="0.01592584" calcext:value-type="float">
            <text:p>0.01592584</text:p>
          </table:table-cell>
          <table:table-cell office:value-type="float" office:value="360.5920368" calcext:value-type="float">
            <text:p>360.5920368</text:p>
          </table:table-cell>
          <table:table-cell office:value-type="float" office:value="0.0000024884125" calcext:value-type="float">
            <text:p>2.4884125E-06</text:p>
          </table:table-cell>
          <table:table-cell office:value-type="float" office:value="0.05634250575" calcext:value-type="float">
            <text:p>0.05634250575</text:p>
          </table:table-cell>
        </table:table-row>
        <table:table-row table:style-name="ro1">
          <table:table-cell office:value-type="string" calcext:value-type="string">
            <text:p>2021-01-10 05:01:1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1" calcext:value-type="float">
            <text:p>81</text:p>
          </table:table-cell>
          <table:table-cell office:value-type="float" office:value="0.001286858" calcext:value-type="float">
            <text:p>0.001286858</text:p>
          </table:table-cell>
          <table:table-cell office:value-type="float" office:value="0.005369991" calcext:value-type="float">
            <text:p>0.005369991</text:p>
          </table:table-cell>
          <table:table-cell office:value-type="float" office:value="0.000580306" calcext:value-type="float">
            <text:p>0.000580306</text:p>
          </table:table-cell>
          <table:table-cell office:value-type="float" office:value="0.434969271" calcext:value-type="float">
            <text:p>0.434969271</text:p>
          </table:table-cell>
          <table:table-cell office:value-type="float" office:value="0.047004786" calcext:value-type="float">
            <text:p>0.047004786</text:p>
          </table:table-cell>
          <table:table-cell office:value-type="float" office:value="0.0000662961851851852" calcext:value-type="float">
            <text:p>6.62961851851852E-05</text:p>
          </table:table-cell>
          <table:table-cell office:value-type="float" office:value="0.00000716427160493827" calcext:value-type="float">
            <text:p>7.16427160493827E-06</text:p>
          </table:table-cell>
        </table:table-row>
        <table:table-row table:style-name="ro1">
          <table:table-cell office:value-type="string" calcext:value-type="string">
            <text:p>2021-01-10 05:01:1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1" calcext:value-type="float">
            <text:p>81</text:p>
          </table:table-cell>
          <table:table-cell office:value-type="float" office:value="2.011834105" calcext:value-type="float">
            <text:p>2.011834105</text:p>
          </table:table-cell>
          <table:table-cell office:value-type="float" office:value="0.000174867" calcext:value-type="float">
            <text:p>0.000174867</text:p>
          </table:table-cell>
          <table:table-cell office:value-type="float" office:value="4.515078952" calcext:value-type="float">
            <text:p>4.515078952</text:p>
          </table:table-cell>
          <table:table-cell office:value-type="float" office:value="0.014164227" calcext:value-type="float">
            <text:p>0.014164227</text:p>
          </table:table-cell>
          <table:table-cell office:value-type="float" office:value="365.721395112" calcext:value-type="float">
            <text:p>365.721395112</text:p>
          </table:table-cell>
          <table:table-cell office:value-type="float" office:value="0.00000215885185185185" calcext:value-type="float">
            <text:p>2.15885185185185E-06</text:p>
          </table:table-cell>
          <table:table-cell office:value-type="float" office:value="0.0557417154567901" calcext:value-type="float">
            <text:p>0.05574171545679</text:p>
          </table:table-cell>
        </table:table-row>
        <table:table-row table:style-name="ro1">
          <table:table-cell office:value-type="string" calcext:value-type="string">
            <text:p>2021-01-10 05:01:2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2" calcext:value-type="float">
            <text:p>82</text:p>
          </table:table-cell>
          <table:table-cell office:value-type="float" office:value="0.00132474" calcext:value-type="float">
            <text:p>0.00132474</text:p>
          </table:table-cell>
          <table:table-cell office:value-type="float" office:value="0.005351004" calcext:value-type="float">
            <text:p>0.005351004</text:p>
          </table:table-cell>
          <table:table-cell office:value-type="float" office:value="0.000714046" calcext:value-type="float">
            <text:p>0.000714046</text:p>
          </table:table-cell>
          <table:table-cell office:value-type="float" office:value="0.438782328" calcext:value-type="float">
            <text:p>0.438782328</text:p>
          </table:table-cell>
          <table:table-cell office:value-type="float" office:value="0.058551772" calcext:value-type="float">
            <text:p>0.058551772</text:p>
          </table:table-cell>
          <table:table-cell office:value-type="float" office:value="0.0000652561463414634" calcext:value-type="float">
            <text:p>6.52561463414634E-05</text:p>
          </table:table-cell>
          <table:table-cell office:value-type="float" office:value="0.00000870787804878049" calcext:value-type="float">
            <text:p>8.70787804878049E-06</text:p>
          </table:table-cell>
        </table:table-row>
        <table:table-row table:style-name="ro1">
          <table:table-cell office:value-type="string" calcext:value-type="string">
            <text:p>2021-01-10 05:01:2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2" calcext:value-type="float">
            <text:p>82</text:p>
          </table:table-cell>
          <table:table-cell office:value-type="float" office:value="1.960342019" calcext:value-type="float">
            <text:p>1.960342019</text:p>
          </table:table-cell>
          <table:table-cell office:value-type="float" office:value="0.000264104" calcext:value-type="float">
            <text:p>0.000264104</text:p>
          </table:table-cell>
          <table:table-cell office:value-type="float" office:value="4.548242819" calcext:value-type="float">
            <text:p>4.548242819</text:p>
          </table:table-cell>
          <table:table-cell office:value-type="float" office:value="0.021656528" calcext:value-type="float">
            <text:p>0.021656528</text:p>
          </table:table-cell>
          <table:table-cell office:value-type="float" office:value="372.955911158" calcext:value-type="float">
            <text:p>372.955911158</text:p>
          </table:table-cell>
          <table:table-cell office:value-type="float" office:value="0.00000322078048780488" calcext:value-type="float">
            <text:p>3.22078048780488E-06</text:p>
          </table:table-cell>
          <table:table-cell office:value-type="float" office:value="0.0554663758414634" calcext:value-type="float">
            <text:p>0.055466375841464</text:p>
          </table:table-cell>
        </table:table-row>
        <table:table-row table:style-name="ro1">
          <table:table-cell office:value-type="string" calcext:value-type="string">
            <text:p>2021-01-10 05:01:3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3" calcext:value-type="float">
            <text:p>83</text:p>
          </table:table-cell>
          <table:table-cell office:value-type="float" office:value="0.00176885" calcext:value-type="float">
            <text:p>0.00176885</text:p>
          </table:table-cell>
          <table:table-cell office:value-type="float" office:value="0.008814046" calcext:value-type="float">
            <text:p>0.008814046</text:p>
          </table:table-cell>
          <table:table-cell office:value-type="float" office:value="0.000407543" calcext:value-type="float">
            <text:p>0.000407543</text:p>
          </table:table-cell>
          <table:table-cell office:value-type="float" office:value="0.731565818" calcext:value-type="float">
            <text:p>0.731565818</text:p>
          </table:table-cell>
          <table:table-cell office:value-type="float" office:value="0.033826069" calcext:value-type="float">
            <text:p>0.033826069</text:p>
          </table:table-cell>
          <table:table-cell office:value-type="float" office:value="0.000106193325301205" calcext:value-type="float">
            <text:p>0.000106193325301</text:p>
          </table:table-cell>
          <table:table-cell office:value-type="float" office:value="0.00000491015662650602" calcext:value-type="float">
            <text:p>4.91015662650602E-06</text:p>
          </table:table-cell>
        </table:table-row>
        <table:table-row table:style-name="ro1">
          <table:table-cell office:value-type="string" calcext:value-type="string">
            <text:p>2021-01-10 05:01:3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3" calcext:value-type="float">
            <text:p>83</text:p>
          </table:table-cell>
          <table:table-cell office:value-type="float" office:value="1.983107786" calcext:value-type="float">
            <text:p>1.983107786</text:p>
          </table:table-cell>
          <table:table-cell office:value-type="float" office:value="0.000247804" calcext:value-type="float">
            <text:p>0.000247804</text:p>
          </table:table-cell>
          <table:table-cell office:value-type="float" office:value="4.663372857" calcext:value-type="float">
            <text:p>4.663372857</text:p>
          </table:table-cell>
          <table:table-cell office:value-type="float" office:value="0.020567732" calcext:value-type="float">
            <text:p>0.020567732</text:p>
          </table:table-cell>
          <table:table-cell office:value-type="float" office:value="387.059947131" calcext:value-type="float">
            <text:p>387.059947131</text:p>
          </table:table-cell>
          <table:table-cell office:value-type="float" office:value="0.00000298559036144578" calcext:value-type="float">
            <text:p>2.98559036144578E-06</text:p>
          </table:table-cell>
          <table:table-cell office:value-type="float" office:value="0.0561852151445783" calcext:value-type="float">
            <text:p>0.056185215144578</text:p>
          </table:table-cell>
        </table:table-row>
        <table:table-row table:style-name="ro1">
          <table:table-cell office:value-type="string" calcext:value-type="string">
            <text:p>2021-01-10 05:01:3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4" calcext:value-type="float">
            <text:p>84</text:p>
          </table:table-cell>
          <table:table-cell office:value-type="float" office:value="0.001327174" calcext:value-type="float">
            <text:p>0.001327174</text:p>
          </table:table-cell>
          <table:table-cell office:value-type="float" office:value="0.005122176" calcext:value-type="float">
            <text:p>0.005122176</text:p>
          </table:table-cell>
          <table:table-cell office:value-type="float" office:value="0.000575036" calcext:value-type="float">
            <text:p>0.000575036</text:p>
          </table:table-cell>
          <table:table-cell office:value-type="float" office:value="0.430262784" calcext:value-type="float">
            <text:p>0.430262784</text:p>
          </table:table-cell>
          <table:table-cell office:value-type="float" office:value="0.048303024" calcext:value-type="float">
            <text:p>0.048303024</text:p>
          </table:table-cell>
          <table:table-cell office:value-type="float" office:value="0.0000609782857142857" calcext:value-type="float">
            <text:p>6.09782857142857E-05</text:p>
          </table:table-cell>
          <table:table-cell office:value-type="float" office:value="0.00000684566666666667" calcext:value-type="float">
            <text:p>6.84566666666667E-06</text:p>
          </table:table-cell>
        </table:table-row>
        <table:table-row table:style-name="ro1">
          <table:table-cell office:value-type="string" calcext:value-type="string">
            <text:p>2021-01-10 05:01:3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4" calcext:value-type="float">
            <text:p>84</text:p>
          </table:table-cell>
          <table:table-cell office:value-type="float" office:value="1.971046182" calcext:value-type="float">
            <text:p>1.971046182</text:p>
          </table:table-cell>
          <table:table-cell office:value-type="float" office:value="0.00023506" calcext:value-type="float">
            <text:p>0.00023506</text:p>
          </table:table-cell>
          <table:table-cell office:value-type="float" office:value="4.665630905" calcext:value-type="float">
            <text:p>4.665630905</text:p>
          </table:table-cell>
          <table:table-cell office:value-type="float" office:value="0.01974504" calcext:value-type="float">
            <text:p>0.01974504</text:p>
          </table:table-cell>
          <table:table-cell office:value-type="float" office:value="391.91299602" calcext:value-type="float">
            <text:p>391.91299602</text:p>
          </table:table-cell>
          <table:table-cell office:value-type="float" office:value="0.00000279833333333333" calcext:value-type="float">
            <text:p>2.79833333333333E-06</text:p>
          </table:table-cell>
          <table:table-cell office:value-type="float" office:value="0.0555432250595238" calcext:value-type="float">
            <text:p>0.055543225059524</text:p>
          </table:table-cell>
        </table:table-row>
        <table:table-row table:style-name="ro1">
          <table:table-cell office:value-type="string" calcext:value-type="string">
            <text:p>2021-01-10 05:01:4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5" calcext:value-type="float">
            <text:p>85</text:p>
          </table:table-cell>
          <table:table-cell office:value-type="float" office:value="0.031923685" calcext:value-type="float">
            <text:p>0.031923685</text:p>
          </table:table-cell>
          <table:table-cell office:value-type="float" office:value="0.000500747" calcext:value-type="float">
            <text:p>0.000500747</text:p>
          </table:table-cell>
          <table:table-cell office:value-type="float" office:value="0.002045759" calcext:value-type="float">
            <text:p>0.002045759</text:p>
          </table:table-cell>
          <table:table-cell office:value-type="float" office:value="0.042563495" calcext:value-type="float">
            <text:p>0.042563495</text:p>
          </table:table-cell>
          <table:table-cell office:value-type="float" office:value="0.173889515" calcext:value-type="float">
            <text:p>0.173889515</text:p>
          </table:table-cell>
          <table:table-cell office:value-type="float" office:value="0.00000589114117647059" calcext:value-type="float">
            <text:p>5.89114117647059E-06</text:p>
          </table:table-cell>
          <table:table-cell office:value-type="float" office:value="0.0000240677529411765" calcext:value-type="float">
            <text:p>2.40677529411765E-05</text:p>
          </table:table-cell>
        </table:table-row>
        <table:table-row table:style-name="ro1">
          <table:table-cell office:value-type="string" calcext:value-type="string">
            <text:p>2021-01-10 05:01:4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5" calcext:value-type="float">
            <text:p>85</text:p>
          </table:table-cell>
          <table:table-cell office:value-type="float" office:value="2.086554559" calcext:value-type="float">
            <text:p>2.086554559</text:p>
          </table:table-cell>
          <table:table-cell office:value-type="float" office:value="0.00018684" calcext:value-type="float">
            <text:p>0.00018684</text:p>
          </table:table-cell>
          <table:table-cell office:value-type="float" office:value="4.610310614" calcext:value-type="float">
            <text:p>4.610310614</text:p>
          </table:table-cell>
          <table:table-cell office:value-type="float" office:value="0.0158814" calcext:value-type="float">
            <text:p>0.0158814</text:p>
          </table:table-cell>
          <table:table-cell office:value-type="float" office:value="391.87640219" calcext:value-type="float">
            <text:p>391.87640219</text:p>
          </table:table-cell>
          <table:table-cell office:value-type="float" office:value="0.00000219811764705882" calcext:value-type="float">
            <text:p>2.19811764705882E-06</text:p>
          </table:table-cell>
          <table:table-cell office:value-type="float" office:value="0.0542389484" calcext:value-type="float">
            <text:p>0.0542389484</text:p>
          </table:table-cell>
        </table:table-row>
        <table:table-row table:style-name="ro1">
          <table:table-cell office:value-type="string" calcext:value-type="string">
            <text:p>2021-01-10 05:01:5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6" calcext:value-type="float">
            <text:p>86</text:p>
          </table:table-cell>
          <table:table-cell office:value-type="float" office:value="0.000331911" calcext:value-type="float">
            <text:p>0.000331911</text:p>
          </table:table-cell>
          <table:table-cell office:value-type="float" office:value="0.003044007" calcext:value-type="float">
            <text:p>0.003044007</text:p>
          </table:table-cell>
          <table:table-cell office:value-type="float" office:value="0.001205085" calcext:value-type="float">
            <text:p>0.001205085</text:p>
          </table:table-cell>
          <table:table-cell office:value-type="float" office:value="0.261784602" calcext:value-type="float">
            <text:p>0.261784602</text:p>
          </table:table-cell>
          <table:table-cell office:value-type="float" office:value="0.10363731" calcext:value-type="float">
            <text:p>0.10363731</text:p>
          </table:table-cell>
          <table:table-cell office:value-type="float" office:value="0.0000353954302325581" calcext:value-type="float">
            <text:p>3.53954302325581E-05</text:p>
          </table:table-cell>
          <table:table-cell office:value-type="float" office:value="0.0000140126162790698" calcext:value-type="float">
            <text:p>1.40126162790698E-05</text:p>
          </table:table-cell>
        </table:table-row>
        <table:table-row table:style-name="ro1">
          <table:table-cell office:value-type="string" calcext:value-type="string">
            <text:p>2021-01-10 05:01:5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6" calcext:value-type="float">
            <text:p>86</text:p>
          </table:table-cell>
          <table:table-cell office:value-type="float" office:value="2.115968257" calcext:value-type="float">
            <text:p>2.115968257</text:p>
          </table:table-cell>
          <table:table-cell office:value-type="float" office:value="0.000297347" calcext:value-type="float">
            <text:p>0.000297347</text:p>
          </table:table-cell>
          <table:table-cell office:value-type="float" office:value="4.736384845" calcext:value-type="float">
            <text:p>4.736384845</text:p>
          </table:table-cell>
          <table:table-cell office:value-type="float" office:value="0.025571842" calcext:value-type="float">
            <text:p>0.025571842</text:p>
          </table:table-cell>
          <table:table-cell office:value-type="float" office:value="407.32909667" calcext:value-type="float">
            <text:p>407.32909667</text:p>
          </table:table-cell>
          <table:table-cell office:value-type="float" office:value="0.00000345752325581395" calcext:value-type="float">
            <text:p>3.45752325581395E-06</text:p>
          </table:table-cell>
          <table:table-cell office:value-type="float" office:value="0.0550742423837209" calcext:value-type="float">
            <text:p>0.055074242383721</text:p>
          </table:table-cell>
        </table:table-row>
        <table:table-row table:style-name="ro1">
          <table:table-cell office:value-type="string" calcext:value-type="string">
            <text:p>2021-01-10 05:01:5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7" calcext:value-type="float">
            <text:p>87</text:p>
          </table:table-cell>
          <table:table-cell office:value-type="float" office:value="0.000341328" calcext:value-type="float">
            <text:p>0.000341328</text:p>
          </table:table-cell>
          <table:table-cell office:value-type="float" office:value="0.002377781" calcext:value-type="float">
            <text:p>0.002377781</text:p>
          </table:table-cell>
          <table:table-cell office:value-type="float" office:value="0.000888794" calcext:value-type="float">
            <text:p>0.000888794</text:p>
          </table:table-cell>
          <table:table-cell office:value-type="float" office:value="0.206866947" calcext:value-type="float">
            <text:p>0.206866947</text:p>
          </table:table-cell>
          <table:table-cell office:value-type="float" office:value="0.077325078" calcext:value-type="float">
            <text:p>0.077325078</text:p>
          </table:table-cell>
          <table:table-cell office:value-type="float" office:value="0.000027330816091954" calcext:value-type="float">
            <text:p>2.7330816091954E-05</text:p>
          </table:table-cell>
          <table:table-cell office:value-type="float" office:value="0.0000102160229885057" calcext:value-type="float">
            <text:p>1.02160229885057E-05</text:p>
          </table:table-cell>
        </table:table-row>
        <table:table-row table:style-name="ro1">
          <table:table-cell office:value-type="string" calcext:value-type="string">
            <text:p>2021-01-10 05:01:5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7" calcext:value-type="float">
            <text:p>87</text:p>
          </table:table-cell>
          <table:table-cell office:value-type="float" office:value="2.109557399" calcext:value-type="float">
            <text:p>2.109557399</text:p>
          </table:table-cell>
          <table:table-cell office:value-type="float" office:value="0.00018689" calcext:value-type="float">
            <text:p>0.00018689</text:p>
          </table:table-cell>
          <table:table-cell office:value-type="float" office:value="4.822783262" calcext:value-type="float">
            <text:p>4.822783262</text:p>
          </table:table-cell>
          <table:table-cell office:value-type="float" office:value="0.01625943" calcext:value-type="float">
            <text:p>0.01625943</text:p>
          </table:table-cell>
          <table:table-cell office:value-type="float" office:value="419.582143794" calcext:value-type="float">
            <text:p>419.582143794</text:p>
          </table:table-cell>
          <table:table-cell office:value-type="float" office:value="0.00000214816091954023" calcext:value-type="float">
            <text:p>2.14816091954023E-06</text:p>
          </table:table-cell>
          <table:table-cell office:value-type="float" office:value="0.0554342903678161" calcext:value-type="float">
            <text:p>0.055434290367816</text:p>
          </table:table-cell>
        </table:table-row>
        <table:table-row table:style-name="ro1">
          <table:table-cell office:value-type="string" calcext:value-type="string">
            <text:p>2021-01-10 05:02:0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8" calcext:value-type="float">
            <text:p>88</text:p>
          </table:table-cell>
          <table:table-cell office:value-type="float" office:value="0.000329426" calcext:value-type="float">
            <text:p>0.000329426</text:p>
          </table:table-cell>
          <table:table-cell office:value-type="float" office:value="0.002693421" calcext:value-type="float">
            <text:p>0.002693421</text:p>
          </table:table-cell>
          <table:table-cell office:value-type="float" office:value="0.00175765" calcext:value-type="float">
            <text:p>0.00175765</text:p>
          </table:table-cell>
          <table:table-cell office:value-type="float" office:value="0.237021048" calcext:value-type="float">
            <text:p>0.237021048</text:p>
          </table:table-cell>
          <table:table-cell office:value-type="float" office:value="0.1546732" calcext:value-type="float">
            <text:p>0.1546732</text:p>
          </table:table-cell>
          <table:table-cell office:value-type="float" office:value="0.0000306070568181818" calcext:value-type="float">
            <text:p>3.06070568181818E-05</text:p>
          </table:table-cell>
          <table:table-cell office:value-type="float" office:value="0.0000199732954545455" calcext:value-type="float">
            <text:p>1.99732954545455E-05</text:p>
          </table:table-cell>
        </table:table-row>
        <table:table-row table:style-name="ro1">
          <table:table-cell office:value-type="string" calcext:value-type="string">
            <text:p>2021-01-10 05:02:0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8" calcext:value-type="float">
            <text:p>88</text:p>
          </table:table-cell>
          <table:table-cell office:value-type="float" office:value="2.28970052" calcext:value-type="float">
            <text:p>2.28970052</text:p>
          </table:table-cell>
          <table:table-cell office:value-type="float" office:value="0.000222817" calcext:value-type="float">
            <text:p>0.000222817</text:p>
          </table:table-cell>
          <table:table-cell office:value-type="float" office:value="4.924336812" calcext:value-type="float">
            <text:p>4.924336812</text:p>
          </table:table-cell>
          <table:table-cell office:value-type="float" office:value="0.019607896" calcext:value-type="float">
            <text:p>0.019607896</text:p>
          </table:table-cell>
          <table:table-cell office:value-type="float" office:value="433.341639456" calcext:value-type="float">
            <text:p>433.341639456</text:p>
          </table:table-cell>
          <table:table-cell office:value-type="float" office:value="0.00000253201136363636" calcext:value-type="float">
            <text:p>2.53201136363636E-06</text:p>
          </table:table-cell>
          <table:table-cell office:value-type="float" office:value="0.0559583728636364" calcext:value-type="float">
            <text:p>0.055958372863636</text:p>
          </table:table-cell>
        </table:table-row>
        <table:table-row table:style-name="ro1">
          <table:table-cell office:value-type="string" calcext:value-type="string">
            <text:p>2021-01-10 05:02:1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89" calcext:value-type="float">
            <text:p>89</text:p>
          </table:table-cell>
          <table:table-cell office:value-type="float" office:value="0.00033119" calcext:value-type="float">
            <text:p>0.00033119</text:p>
          </table:table-cell>
          <table:table-cell office:value-type="float" office:value="0.002732283" calcext:value-type="float">
            <text:p>0.002732283</text:p>
          </table:table-cell>
          <table:table-cell office:value-type="float" office:value="0.001383029" calcext:value-type="float">
            <text:p>0.001383029</text:p>
          </table:table-cell>
          <table:table-cell office:value-type="float" office:value="0.243173187" calcext:value-type="float">
            <text:p>0.243173187</text:p>
          </table:table-cell>
          <table:table-cell office:value-type="float" office:value="0.123089581" calcext:value-type="float">
            <text:p>0.123089581</text:p>
          </table:table-cell>
          <table:table-cell office:value-type="float" office:value="0.000030699808988764" calcext:value-type="float">
            <text:p>3.0699808988764E-05</text:p>
          </table:table-cell>
          <table:table-cell office:value-type="float" office:value="0.0000155396516853933" calcext:value-type="float">
            <text:p>1.55396516853933E-05</text:p>
          </table:table-cell>
        </table:table-row>
        <table:table-row table:style-name="ro1">
          <table:table-cell office:value-type="string" calcext:value-type="string">
            <text:p>2021-01-10 05:02:1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89" calcext:value-type="float">
            <text:p>89</text:p>
          </table:table-cell>
          <table:table-cell office:value-type="float" office:value="2.235819252" calcext:value-type="float">
            <text:p>2.235819252</text:p>
          </table:table-cell>
          <table:table-cell office:value-type="float" office:value="0.000283861" calcext:value-type="float">
            <text:p>0.000283861</text:p>
          </table:table-cell>
          <table:table-cell office:value-type="float" office:value="4.957477287" calcext:value-type="float">
            <text:p>4.957477287</text:p>
          </table:table-cell>
          <table:table-cell office:value-type="float" office:value="0.025263629" calcext:value-type="float">
            <text:p>0.025263629</text:p>
          </table:table-cell>
          <table:table-cell office:value-type="float" office:value="441.215478543" calcext:value-type="float">
            <text:p>441.215478543</text:p>
          </table:table-cell>
          <table:table-cell office:value-type="float" office:value="0.00000318944943820225" calcext:value-type="float">
            <text:p>3.18944943820225E-06</text:p>
          </table:table-cell>
          <table:table-cell office:value-type="float" office:value="0.055701991988764" calcext:value-type="float">
            <text:p>0.055701991988764</text:p>
          </table:table-cell>
        </table:table-row>
        <table:table-row table:style-name="ro1">
          <table:table-cell office:value-type="string" calcext:value-type="string">
            <text:p>2021-01-10 05:02:1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0" calcext:value-type="float">
            <text:p>90</text:p>
          </table:table-cell>
          <table:table-cell office:value-type="float" office:value="0.000337802" calcext:value-type="float">
            <text:p>0.000337802</text:p>
          </table:table-cell>
          <table:table-cell office:value-type="float" office:value="0.002831961" calcext:value-type="float">
            <text:p>0.002831961</text:p>
          </table:table-cell>
          <table:table-cell office:value-type="float" office:value="0.001125096" calcext:value-type="float">
            <text:p>0.001125096</text:p>
          </table:table-cell>
          <table:table-cell office:value-type="float" office:value="0.25487649" calcext:value-type="float">
            <text:p>0.25487649</text:p>
          </table:table-cell>
          <table:table-cell office:value-type="float" office:value="0.10125864" calcext:value-type="float">
            <text:p>0.10125864</text:p>
          </table:table-cell>
          <table:table-cell office:value-type="float" office:value="0.0000314662333333333" calcext:value-type="float">
            <text:p>3.14662333333333E-05</text:p>
          </table:table-cell>
          <table:table-cell office:value-type="float" office:value="0.0000125010666666667" calcext:value-type="float">
            <text:p>1.25010666666667E-05</text:p>
          </table:table-cell>
        </table:table-row>
        <table:table-row table:style-name="ro1">
          <table:table-cell office:value-type="string" calcext:value-type="string">
            <text:p>2021-01-10 05:02:1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0" calcext:value-type="float">
            <text:p>90</text:p>
          </table:table-cell>
          <table:table-cell office:value-type="float" office:value="2.07936732" calcext:value-type="float">
            <text:p>2.07936732</text:p>
          </table:table-cell>
          <table:table-cell office:value-type="float" office:value="0.000247022" calcext:value-type="float">
            <text:p>0.000247022</text:p>
          </table:table-cell>
          <table:table-cell office:value-type="float" office:value="4.894872322" calcext:value-type="float">
            <text:p>4.894872322</text:p>
          </table:table-cell>
          <table:table-cell office:value-type="float" office:value="0.02223198" calcext:value-type="float">
            <text:p>0.02223198</text:p>
          </table:table-cell>
          <table:table-cell office:value-type="float" office:value="440.53850898" calcext:value-type="float">
            <text:p>440.53850898</text:p>
          </table:table-cell>
          <table:table-cell office:value-type="float" office:value="0.00000274468888888889" calcext:value-type="float">
            <text:p>2.74468888888889E-06</text:p>
          </table:table-cell>
          <table:table-cell office:value-type="float" office:value="0.0543874702444445" calcext:value-type="float">
            <text:p>0.054387470244445</text:p>
          </table:table-cell>
        </table:table-row>
        <table:table-row table:style-name="ro1">
          <table:table-cell office:value-type="string" calcext:value-type="string">
            <text:p>2021-01-10 05:02:2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1" calcext:value-type="float">
            <text:p>91</text:p>
          </table:table-cell>
          <table:table-cell office:value-type="float" office:value="0.000336179" calcext:value-type="float">
            <text:p>0.000336179</text:p>
          </table:table-cell>
          <table:table-cell office:value-type="float" office:value="0.006546541" calcext:value-type="float">
            <text:p>0.006546541</text:p>
          </table:table-cell>
          <table:table-cell office:value-type="float" office:value="0.000577281" calcext:value-type="float">
            <text:p>0.000577281</text:p>
          </table:table-cell>
          <table:table-cell office:value-type="float" office:value="0.595735231" calcext:value-type="float">
            <text:p>0.595735231</text:p>
          </table:table-cell>
          <table:table-cell office:value-type="float" office:value="0.052532571" calcext:value-type="float">
            <text:p>0.052532571</text:p>
          </table:table-cell>
          <table:table-cell office:value-type="float" office:value="0.000071940010989011" calcext:value-type="float">
            <text:p>7.1940010989011E-05</text:p>
          </table:table-cell>
          <table:table-cell office:value-type="float" office:value="0.00000634374725274725" calcext:value-type="float">
            <text:p>6.34374725274725E-06</text:p>
          </table:table-cell>
        </table:table-row>
        <table:table-row table:style-name="ro1">
          <table:table-cell office:value-type="string" calcext:value-type="string">
            <text:p>2021-01-10 05:02:2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1" calcext:value-type="float">
            <text:p>91</text:p>
          </table:table-cell>
          <table:table-cell office:value-type="float" office:value="2.176178073" calcext:value-type="float">
            <text:p>2.176178073</text:p>
          </table:table-cell>
          <table:table-cell office:value-type="float" office:value="0.000205945" calcext:value-type="float">
            <text:p>0.000205945</text:p>
          </table:table-cell>
          <table:table-cell office:value-type="float" office:value="4.929946215" calcext:value-type="float">
            <text:p>4.929946215</text:p>
          </table:table-cell>
          <table:table-cell office:value-type="float" office:value="0.018740995" calcext:value-type="float">
            <text:p>0.018740995</text:p>
          </table:table-cell>
          <table:table-cell office:value-type="float" office:value="448.625105565" calcext:value-type="float">
            <text:p>448.625105565</text:p>
          </table:table-cell>
          <table:table-cell office:value-type="float" office:value="0.00000226313186813187" calcext:value-type="float">
            <text:p>2.26313186813187E-06</text:p>
          </table:table-cell>
          <table:table-cell office:value-type="float" office:value="0.0541752331318681" calcext:value-type="float">
            <text:p>0.054175233131868</text:p>
          </table:table-cell>
        </table:table-row>
        <table:table-row table:style-name="ro1">
          <table:table-cell office:value-type="string" calcext:value-type="string">
            <text:p>2021-01-10 05:02:3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2" calcext:value-type="float">
            <text:p>92</text:p>
          </table:table-cell>
          <table:table-cell office:value-type="float" office:value="0.000340928" calcext:value-type="float">
            <text:p>0.000340928</text:p>
          </table:table-cell>
          <table:table-cell office:value-type="float" office:value="0.004270442" calcext:value-type="float">
            <text:p>0.004270442</text:p>
          </table:table-cell>
          <table:table-cell office:value-type="float" office:value="0.000703737" calcext:value-type="float">
            <text:p>0.000703737</text:p>
          </table:table-cell>
          <table:table-cell office:value-type="float" office:value="0.392880664" calcext:value-type="float">
            <text:p>0.392880664</text:p>
          </table:table-cell>
          <table:table-cell office:value-type="float" office:value="0.064743804" calcext:value-type="float">
            <text:p>0.064743804</text:p>
          </table:table-cell>
          <table:table-cell office:value-type="float" office:value="0.000046417847826087" calcext:value-type="float">
            <text:p>4.6417847826087E-05</text:p>
          </table:table-cell>
          <table:table-cell office:value-type="float" office:value="0.0000076493152173913" calcext:value-type="float">
            <text:p>7.6493152173913E-06</text:p>
          </table:table-cell>
        </table:table-row>
        <table:table-row table:style-name="ro1">
          <table:table-cell office:value-type="string" calcext:value-type="string">
            <text:p>2021-01-10 05:02:3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2" calcext:value-type="float">
            <text:p>92</text:p>
          </table:table-cell>
          <table:table-cell office:value-type="float" office:value="2.142257341" calcext:value-type="float">
            <text:p>2.142257341</text:p>
          </table:table-cell>
          <table:table-cell office:value-type="float" office:value="0.000251581" calcext:value-type="float">
            <text:p>0.000251581</text:p>
          </table:table-cell>
          <table:table-cell office:value-type="float" office:value="4.863357424" calcext:value-type="float">
            <text:p>4.863357424</text:p>
          </table:table-cell>
          <table:table-cell office:value-type="float" office:value="0.023145452" calcext:value-type="float">
            <text:p>0.023145452</text:p>
          </table:table-cell>
          <table:table-cell office:value-type="float" office:value="447.428883008" calcext:value-type="float">
            <text:p>447.428883008</text:p>
          </table:table-cell>
          <table:table-cell office:value-type="float" office:value="0.00000273457608695652" calcext:value-type="float">
            <text:p>2.73457608695652E-06</text:p>
          </table:table-cell>
          <table:table-cell office:value-type="float" office:value="0.0528625806956522" calcext:value-type="float">
            <text:p>0.052862580695652</text:p>
          </table:table-cell>
        </table:table-row>
        <table:table-row table:style-name="ro1">
          <table:table-cell office:value-type="string" calcext:value-type="string">
            <text:p>2021-01-10 05:02:4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3" calcext:value-type="float">
            <text:p>93</text:p>
          </table:table-cell>
          <table:table-cell office:value-type="float" office:value="0.000337031" calcext:value-type="float">
            <text:p>0.000337031</text:p>
          </table:table-cell>
          <table:table-cell office:value-type="float" office:value="0.002655681" calcext:value-type="float">
            <text:p>0.002655681</text:p>
          </table:table-cell>
          <table:table-cell office:value-type="float" office:value="0.001069231" calcext:value-type="float">
            <text:p>0.001069231</text:p>
          </table:table-cell>
          <table:table-cell office:value-type="float" office:value="0.246978333" calcext:value-type="float">
            <text:p>0.246978333</text:p>
          </table:table-cell>
          <table:table-cell office:value-type="float" office:value="0.099438483" calcext:value-type="float">
            <text:p>0.099438483</text:p>
          </table:table-cell>
          <table:table-cell office:value-type="float" office:value="0.0000285557096774194" calcext:value-type="float">
            <text:p>2.85557096774194E-05</text:p>
          </table:table-cell>
          <table:table-cell office:value-type="float" office:value="0.0000114971075268817" calcext:value-type="float">
            <text:p>1.14971075268817E-05</text:p>
          </table:table-cell>
        </table:table-row>
        <table:table-row table:style-name="ro1">
          <table:table-cell office:value-type="string" calcext:value-type="string">
            <text:p>2021-01-10 05:02:4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3" calcext:value-type="float">
            <text:p>93</text:p>
          </table:table-cell>
          <table:table-cell office:value-type="float" office:value="2.291413559" calcext:value-type="float">
            <text:p>2.291413559</text:p>
          </table:table-cell>
          <table:table-cell office:value-type="float" office:value="0.000211335" calcext:value-type="float">
            <text:p>0.000211335</text:p>
          </table:table-cell>
          <table:table-cell office:value-type="float" office:value="4.836473864" calcext:value-type="float">
            <text:p>4.836473864</text:p>
          </table:table-cell>
          <table:table-cell office:value-type="float" office:value="0.019654155" calcext:value-type="float">
            <text:p>0.019654155</text:p>
          </table:table-cell>
          <table:table-cell office:value-type="float" office:value="449.792069352" calcext:value-type="float">
            <text:p>449.792069352</text:p>
          </table:table-cell>
          <table:table-cell office:value-type="float" office:value="0.00000227241935483871" calcext:value-type="float">
            <text:p>2.27241935483871E-06</text:p>
          </table:table-cell>
          <table:table-cell office:value-type="float" office:value="0.052005095311828" calcext:value-type="float">
            <text:p>0.052005095311828</text:p>
          </table:table-cell>
        </table:table-row>
        <table:table-row table:style-name="ro1">
          <table:table-cell office:value-type="string" calcext:value-type="string">
            <text:p>2021-01-10 05:02:4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4" calcext:value-type="float">
            <text:p>94</text:p>
          </table:table-cell>
          <table:table-cell office:value-type="float" office:value="0.000345216" calcext:value-type="float">
            <text:p>0.000345216</text:p>
          </table:table-cell>
          <table:table-cell office:value-type="float" office:value="0.002565762" calcext:value-type="float">
            <text:p>0.002565762</text:p>
          </table:table-cell>
          <table:table-cell office:value-type="float" office:value="0.001285266" calcext:value-type="float">
            <text:p>0.001285266</text:p>
          </table:table-cell>
          <table:table-cell office:value-type="float" office:value="0.241181628" calcext:value-type="float">
            <text:p>0.241181628</text:p>
          </table:table-cell>
          <table:table-cell office:value-type="float" office:value="0.120815004" calcext:value-type="float">
            <text:p>0.120815004</text:p>
          </table:table-cell>
          <table:table-cell office:value-type="float" office:value="0.0000272953404255319" calcext:value-type="float">
            <text:p>2.72953404255319E-05</text:p>
          </table:table-cell>
          <table:table-cell office:value-type="float" office:value="0.0000136730425531915" calcext:value-type="float">
            <text:p>1.36730425531915E-05</text:p>
          </table:table-cell>
        </table:table-row>
        <table:table-row table:style-name="ro1">
          <table:table-cell office:value-type="string" calcext:value-type="string">
            <text:p>2021-01-10 05:02:4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4" calcext:value-type="float">
            <text:p>94</text:p>
          </table:table-cell>
          <table:table-cell office:value-type="float" office:value="2.228806781" calcext:value-type="float">
            <text:p>2.228806781</text:p>
          </table:table-cell>
          <table:table-cell office:value-type="float" office:value="0.000267892" calcext:value-type="float">
            <text:p>0.000267892</text:p>
          </table:table-cell>
          <table:table-cell office:value-type="float" office:value="4.914962427" calcext:value-type="float">
            <text:p>4.914962427</text:p>
          </table:table-cell>
          <table:table-cell office:value-type="float" office:value="0.025181848" calcext:value-type="float">
            <text:p>0.025181848</text:p>
          </table:table-cell>
          <table:table-cell office:value-type="float" office:value="462.006468138" calcext:value-type="float">
            <text:p>462.006468138</text:p>
          </table:table-cell>
          <table:table-cell office:value-type="float" office:value="0.00000284991489361702" calcext:value-type="float">
            <text:p>2.84991489361702E-06</text:p>
          </table:table-cell>
          <table:table-cell office:value-type="float" office:value="0.0522868343297872" calcext:value-type="float">
            <text:p>0.052286834329787</text:p>
          </table:table-cell>
        </table:table-row>
        <table:table-row table:style-name="ro1">
          <table:table-cell office:value-type="string" calcext:value-type="string">
            <text:p>2021-01-10 05:02:5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5" calcext:value-type="float">
            <text:p>95</text:p>
          </table:table-cell>
          <table:table-cell office:value-type="float" office:value="0.000344625" calcext:value-type="float">
            <text:p>0.000344625</text:p>
          </table:table-cell>
          <table:table-cell office:value-type="float" office:value="0.002523262" calcext:value-type="float">
            <text:p>0.002523262</text:p>
          </table:table-cell>
          <table:table-cell office:value-type="float" office:value="0.00129302" calcext:value-type="float">
            <text:p>0.00129302</text:p>
          </table:table-cell>
          <table:table-cell office:value-type="float" office:value="0.23970989" calcext:value-type="float">
            <text:p>0.23970989</text:p>
          </table:table-cell>
          <table:table-cell office:value-type="float" office:value="0.1228369" calcext:value-type="float">
            <text:p>0.1228369</text:p>
          </table:table-cell>
          <table:table-cell office:value-type="float" office:value="0.0000265606526315789" calcext:value-type="float">
            <text:p>2.65606526315789E-05</text:p>
          </table:table-cell>
          <table:table-cell office:value-type="float" office:value="0.0000136107368421053" calcext:value-type="float">
            <text:p>1.36107368421053E-05</text:p>
          </table:table-cell>
        </table:table-row>
        <table:table-row table:style-name="ro1">
          <table:table-cell office:value-type="string" calcext:value-type="string">
            <text:p>2021-01-10 05:02:5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5" calcext:value-type="float">
            <text:p>95</text:p>
          </table:table-cell>
          <table:table-cell office:value-type="float" office:value="2.268486883" calcext:value-type="float">
            <text:p>2.268486883</text:p>
          </table:table-cell>
          <table:table-cell office:value-type="float" office:value="0.000217547" calcext:value-type="float">
            <text:p>0.000217547</text:p>
          </table:table-cell>
          <table:table-cell office:value-type="float" office:value="5.077377751" calcext:value-type="float">
            <text:p>5.077377751</text:p>
          </table:table-cell>
          <table:table-cell office:value-type="float" office:value="0.020666965" calcext:value-type="float">
            <text:p>0.020666965</text:p>
          </table:table-cell>
          <table:table-cell office:value-type="float" office:value="482.350886345" calcext:value-type="float">
            <text:p>482.350886345</text:p>
          </table:table-cell>
          <table:table-cell office:value-type="float" office:value="0.00000228996842105263" calcext:value-type="float">
            <text:p>2.28996842105263E-06</text:p>
          </table:table-cell>
          <table:table-cell office:value-type="float" office:value="0.0534460815894737" calcext:value-type="float">
            <text:p>0.053446081589474</text:p>
          </table:table-cell>
        </table:table-row>
        <table:table-row table:style-name="ro1">
          <table:table-cell office:value-type="string" calcext:value-type="string">
            <text:p>2021-01-10 05:03:0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6" calcext:value-type="float">
            <text:p>96</text:p>
          </table:table-cell>
          <table:table-cell office:value-type="float" office:value="0.000385381" calcext:value-type="float">
            <text:p>0.000385381</text:p>
          </table:table-cell>
          <table:table-cell office:value-type="float" office:value="0.002638397" calcext:value-type="float">
            <text:p>0.002638397</text:p>
          </table:table-cell>
          <table:table-cell office:value-type="float" office:value="0.001847097" calcext:value-type="float">
            <text:p>0.001847097</text:p>
          </table:table-cell>
          <table:table-cell office:value-type="float" office:value="0.253286112" calcext:value-type="float">
            <text:p>0.253286112</text:p>
          </table:table-cell>
          <table:table-cell office:value-type="float" office:value="0.177321312" calcext:value-type="float">
            <text:p>0.177321312</text:p>
          </table:table-cell>
          <table:table-cell office:value-type="float" office:value="0.0000274833020833333" calcext:value-type="float">
            <text:p>2.74833020833333E-05</text:p>
          </table:table-cell>
          <table:table-cell office:value-type="float" office:value="0.00001924059375" calcext:value-type="float">
            <text:p>1.924059375E-05</text:p>
          </table:table-cell>
        </table:table-row>
        <table:table-row table:style-name="ro1">
          <table:table-cell office:value-type="string" calcext:value-type="string">
            <text:p>2021-01-10 05:03:0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6" calcext:value-type="float">
            <text:p>96</text:p>
          </table:table-cell>
          <table:table-cell office:value-type="float" office:value="2.396403021" calcext:value-type="float">
            <text:p>2.396403021</text:p>
          </table:table-cell>
          <table:table-cell office:value-type="float" office:value="0.000300753" calcext:value-type="float">
            <text:p>0.000300753</text:p>
          </table:table-cell>
          <table:table-cell office:value-type="float" office:value="5.02778556" calcext:value-type="float">
            <text:p>5.02778556</text:p>
          </table:table-cell>
          <table:table-cell office:value-type="float" office:value="0.028872288" calcext:value-type="float">
            <text:p>0.028872288</text:p>
          </table:table-cell>
          <table:table-cell office:value-type="float" office:value="482.66741376" calcext:value-type="float">
            <text:p>482.66741376</text:p>
          </table:table-cell>
          <table:table-cell office:value-type="float" office:value="0.00000313284375" calcext:value-type="float">
            <text:p>3.13284375E-06</text:p>
          </table:table-cell>
          <table:table-cell office:value-type="float" office:value="0.05237276625" calcext:value-type="float">
            <text:p>0.05237276625</text:p>
          </table:table-cell>
        </table:table-row>
        <table:table-row table:style-name="ro1">
          <table:table-cell office:value-type="string" calcext:value-type="string">
            <text:p>2021-01-10 05:03:1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7" calcext:value-type="float">
            <text:p>97</text:p>
          </table:table-cell>
          <table:table-cell office:value-type="float" office:value="0.000345075" calcext:value-type="float">
            <text:p>0.000345075</text:p>
          </table:table-cell>
          <table:table-cell office:value-type="float" office:value="0.006415567" calcext:value-type="float">
            <text:p>0.006415567</text:p>
          </table:table-cell>
          <table:table-cell office:value-type="float" office:value="0.000526756" calcext:value-type="float">
            <text:p>0.000526756</text:p>
          </table:table-cell>
          <table:table-cell office:value-type="float" office:value="0.622309999" calcext:value-type="float">
            <text:p>0.622309999</text:p>
          </table:table-cell>
          <table:table-cell office:value-type="float" office:value="0.051095332" calcext:value-type="float">
            <text:p>0.051095332</text:p>
          </table:table-cell>
          <table:table-cell office:value-type="float" office:value="0.0000661398659793814" calcext:value-type="float">
            <text:p>6.61398659793814E-05</text:p>
          </table:table-cell>
          <table:table-cell office:value-type="float" office:value="0.00000543047422680412" calcext:value-type="float">
            <text:p>5.43047422680412E-06</text:p>
          </table:table-cell>
        </table:table-row>
        <table:table-row table:style-name="ro1">
          <table:table-cell office:value-type="string" calcext:value-type="string">
            <text:p>2021-01-10 05:03:1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7" calcext:value-type="float">
            <text:p>97</text:p>
          </table:table-cell>
          <table:table-cell office:value-type="float" office:value="2.126219159" calcext:value-type="float">
            <text:p>2.126219159</text:p>
          </table:table-cell>
          <table:table-cell office:value-type="float" office:value="0.000246431" calcext:value-type="float">
            <text:p>0.000246431</text:p>
          </table:table-cell>
          <table:table-cell office:value-type="float" office:value="5.369800898" calcext:value-type="float">
            <text:p>5.369800898</text:p>
          </table:table-cell>
          <table:table-cell office:value-type="float" office:value="0.023903807" calcext:value-type="float">
            <text:p>0.023903807</text:p>
          </table:table-cell>
          <table:table-cell office:value-type="float" office:value="520.870687106" calcext:value-type="float">
            <text:p>520.870687106</text:p>
          </table:table-cell>
          <table:table-cell office:value-type="float" office:value="0.00000254052577319588" calcext:value-type="float">
            <text:p>2.54052577319588E-06</text:p>
          </table:table-cell>
          <table:table-cell office:value-type="float" office:value="0.0553587721443299" calcext:value-type="float">
            <text:p>0.05535877214433</text:p>
          </table:table-cell>
        </table:table-row>
        <table:table-row table:style-name="ro1">
          <table:table-cell office:value-type="string" calcext:value-type="string">
            <text:p>2021-01-10 05:03:1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8" calcext:value-type="float">
            <text:p>98</text:p>
          </table:table-cell>
          <table:table-cell office:value-type="float" office:value="0.000395029" calcext:value-type="float">
            <text:p>0.000395029</text:p>
          </table:table-cell>
          <table:table-cell office:value-type="float" office:value="0.002456337" calcext:value-type="float">
            <text:p>0.002456337</text:p>
          </table:table-cell>
          <table:table-cell office:value-type="float" office:value="0.001281217" calcext:value-type="float">
            <text:p>0.001281217</text:p>
          </table:table-cell>
          <table:table-cell office:value-type="float" office:value="0.240721026" calcext:value-type="float">
            <text:p>0.240721026</text:p>
          </table:table-cell>
          <table:table-cell office:value-type="float" office:value="0.125559266" calcext:value-type="float">
            <text:p>0.125559266</text:p>
          </table:table-cell>
          <table:table-cell office:value-type="float" office:value="0.0000250646632653061" calcext:value-type="float">
            <text:p>2.50646632653061E-05</text:p>
          </table:table-cell>
          <table:table-cell office:value-type="float" office:value="0.0000130736428571429" calcext:value-type="float">
            <text:p>1.30736428571429E-05</text:p>
          </table:table-cell>
        </table:table-row>
        <table:table-row table:style-name="ro1">
          <table:table-cell office:value-type="string" calcext:value-type="string">
            <text:p>2021-01-10 05:03:1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8" calcext:value-type="float">
            <text:p>98</text:p>
          </table:table-cell>
          <table:table-cell office:value-type="float" office:value="2.446015604" calcext:value-type="float">
            <text:p>2.446015604</text:p>
          </table:table-cell>
          <table:table-cell office:value-type="float" office:value="0.000202198" calcext:value-type="float">
            <text:p>0.000202198</text:p>
          </table:table-cell>
          <table:table-cell office:value-type="float" office:value="5.399827988" calcext:value-type="float">
            <text:p>5.399827988</text:p>
          </table:table-cell>
          <table:table-cell office:value-type="float" office:value="0.019815404" calcext:value-type="float">
            <text:p>0.019815404</text:p>
          </table:table-cell>
          <table:table-cell office:value-type="float" office:value="529.183142824" calcext:value-type="float">
            <text:p>529.183142824</text:p>
          </table:table-cell>
          <table:table-cell office:value-type="float" office:value="0.00000206324489795918" calcext:value-type="float">
            <text:p>2.06324489795918E-06</text:p>
          </table:table-cell>
          <table:table-cell office:value-type="float" office:value="0.0551002855918367" calcext:value-type="float">
            <text:p>0.055100285591837</text:p>
          </table:table-cell>
        </table:table-row>
        <table:table-row table:style-name="ro1">
          <table:table-cell office:value-type="string" calcext:value-type="string">
            <text:p>2021-01-10 05:03:2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99" calcext:value-type="float">
            <text:p>99</text:p>
          </table:table-cell>
          <table:table-cell office:value-type="float" office:value="0.00036858" calcext:value-type="float">
            <text:p>0.00036858</text:p>
          </table:table-cell>
          <table:table-cell office:value-type="float" office:value="0.002611557" calcext:value-type="float">
            <text:p>0.002611557</text:p>
          </table:table-cell>
          <table:table-cell office:value-type="float" office:value="0.001593773" calcext:value-type="float">
            <text:p>0.001593773</text:p>
          </table:table-cell>
          <table:table-cell office:value-type="float" office:value="0.258544143" calcext:value-type="float">
            <text:p>0.258544143</text:p>
          </table:table-cell>
          <table:table-cell office:value-type="float" office:value="0.157783527" calcext:value-type="float">
            <text:p>0.157783527</text:p>
          </table:table-cell>
          <table:table-cell office:value-type="float" office:value="0.0000263793636363636" calcext:value-type="float">
            <text:p>2.63793636363636E-05</text:p>
          </table:table-cell>
          <table:table-cell office:value-type="float" office:value="0.0000160987171717172" calcext:value-type="float">
            <text:p>1.60987171717172E-05</text:p>
          </table:table-cell>
        </table:table-row>
        <table:table-row table:style-name="ro1">
          <table:table-cell office:value-type="string" calcext:value-type="string">
            <text:p>2021-01-10 05:03:2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99" calcext:value-type="float">
            <text:p>99</text:p>
          </table:table-cell>
          <table:table-cell office:value-type="float" office:value="2.384278011" calcext:value-type="float">
            <text:p>2.384278011</text:p>
          </table:table-cell>
          <table:table-cell office:value-type="float" office:value="0.000285935" calcext:value-type="float">
            <text:p>0.000285935</text:p>
          </table:table-cell>
          <table:table-cell office:value-type="float" office:value="5.186432135" calcext:value-type="float">
            <text:p>5.186432135</text:p>
          </table:table-cell>
          <table:table-cell office:value-type="float" office:value="0.028307565" calcext:value-type="float">
            <text:p>0.028307565</text:p>
          </table:table-cell>
          <table:table-cell office:value-type="float" office:value="513.456781365" calcext:value-type="float">
            <text:p>513.456781365</text:p>
          </table:table-cell>
          <table:table-cell office:value-type="float" office:value="0.00000288823232323232" calcext:value-type="float">
            <text:p>2.88823232323232E-06</text:p>
          </table:table-cell>
          <table:table-cell office:value-type="float" office:value="0.0523882033838384" calcext:value-type="float">
            <text:p>0.052388203383838</text:p>
          </table:table-cell>
        </table:table-row>
        <table:table-row table:style-name="ro1">
          <table:table-cell office:value-type="string" calcext:value-type="string">
            <text:p>2021-01-10 05:03:3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0" calcext:value-type="float">
            <text:p>100</text:p>
          </table:table-cell>
          <table:table-cell office:value-type="float" office:value="0.000430405" calcext:value-type="float">
            <text:p>0.000430405</text:p>
          </table:table-cell>
          <table:table-cell office:value-type="float" office:value="0.008915104" calcext:value-type="float">
            <text:p>0.008915104</text:p>
          </table:table-cell>
          <table:table-cell office:value-type="float" office:value="0.000939058" calcext:value-type="float">
            <text:p>0.000939058</text:p>
          </table:table-cell>
          <table:table-cell office:value-type="float" office:value="0.8915104" calcext:value-type="float">
            <text:p>0.8915104</text:p>
          </table:table-cell>
          <table:table-cell office:value-type="float" office:value="0.0939058" calcext:value-type="float">
            <text:p>0.0939058</text:p>
          </table:table-cell>
          <table:table-cell office:value-type="float" office:value="0.00008915104" calcext:value-type="float">
            <text:p>8.915104E-05</text:p>
          </table:table-cell>
          <table:table-cell office:value-type="float" office:value="0.00000939058" calcext:value-type="float">
            <text:p>9.39058E-06</text:p>
          </table:table-cell>
        </table:table-row>
        <table:table-row table:style-name="ro1">
          <table:table-cell office:value-type="string" calcext:value-type="string">
            <text:p>2021-01-10 05:03:3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0" calcext:value-type="float">
            <text:p>100</text:p>
          </table:table-cell>
          <table:table-cell office:value-type="float" office:value="2.236943815" calcext:value-type="float">
            <text:p>2.236943815</text:p>
          </table:table-cell>
          <table:table-cell office:value-type="float" office:value="0.000188353" calcext:value-type="float">
            <text:p>0.000188353</text:p>
          </table:table-cell>
          <table:table-cell office:value-type="float" office:value="5.212332089" calcext:value-type="float">
            <text:p>5.212332089</text:p>
          </table:table-cell>
          <table:table-cell office:value-type="float" office:value="0.0188353" calcext:value-type="float">
            <text:p>0.0188353</text:p>
          </table:table-cell>
          <table:table-cell office:value-type="float" office:value="521.2332089" calcext:value-type="float">
            <text:p>521.2332089</text:p>
          </table:table-cell>
          <table:table-cell office:value-type="float" office:value="0.00000188353" calcext:value-type="float">
            <text:p>1.88353E-06</text:p>
          </table:table-cell>
          <table:table-cell office:value-type="float" office:value="0.05212332089" calcext:value-type="float">
            <text:p>0.05212332089</text:p>
          </table:table-cell>
        </table:table-row>
        <table:table-row table:style-name="ro1">
          <table:table-cell office:value-type="string" calcext:value-type="string">
            <text:p>2021-01-10 05:03:4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1" calcext:value-type="float">
            <text:p>101</text:p>
          </table:table-cell>
          <table:table-cell office:value-type="float" office:value="0.000348122" calcext:value-type="float">
            <text:p>0.000348122</text:p>
          </table:table-cell>
          <table:table-cell office:value-type="float" office:value="0.001929581" calcext:value-type="float">
            <text:p>0.001929581</text:p>
          </table:table-cell>
          <table:table-cell office:value-type="float" office:value="0.00139463" calcext:value-type="float">
            <text:p>0.00139463</text:p>
          </table:table-cell>
          <table:table-cell office:value-type="float" office:value="0.194887681" calcext:value-type="float">
            <text:p>0.194887681</text:p>
          </table:table-cell>
          <table:table-cell office:value-type="float" office:value="0.14085763" calcext:value-type="float">
            <text:p>0.14085763</text:p>
          </table:table-cell>
          <table:table-cell office:value-type="float" office:value="0.0000191047623762376" calcext:value-type="float">
            <text:p>1.91047623762376E-05</text:p>
          </table:table-cell>
          <table:table-cell office:value-type="float" office:value="0.0000138082178217822" calcext:value-type="float">
            <text:p>1.38082178217822E-05</text:p>
          </table:table-cell>
        </table:table-row>
        <table:table-row table:style-name="ro1">
          <table:table-cell office:value-type="string" calcext:value-type="string">
            <text:p>2021-01-10 05:03:4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1" calcext:value-type="float">
            <text:p>101</text:p>
          </table:table-cell>
          <table:table-cell office:value-type="float" office:value="2.38670791" calcext:value-type="float">
            <text:p>2.38670791</text:p>
          </table:table-cell>
          <table:table-cell office:value-type="float" office:value="0.000194233" calcext:value-type="float">
            <text:p>0.000194233</text:p>
          </table:table-cell>
          <table:table-cell office:value-type="float" office:value="5.294368202" calcext:value-type="float">
            <text:p>5.294368202</text:p>
          </table:table-cell>
          <table:table-cell office:value-type="float" office:value="0.019617533" calcext:value-type="float">
            <text:p>0.019617533</text:p>
          </table:table-cell>
          <table:table-cell office:value-type="float" office:value="534.731188402" calcext:value-type="float">
            <text:p>534.731188402</text:p>
          </table:table-cell>
          <table:table-cell office:value-type="float" office:value="0.00000192309900990099" calcext:value-type="float">
            <text:p>1.92309900990099E-06</text:p>
          </table:table-cell>
          <table:table-cell office:value-type="float" office:value="0.0524194871485149" calcext:value-type="float">
            <text:p>0.052419487148515</text:p>
          </table:table-cell>
        </table:table-row>
        <table:table-row table:style-name="ro1">
          <table:table-cell office:value-type="string" calcext:value-type="string">
            <text:p>2021-01-10 05:03:4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2" calcext:value-type="float">
            <text:p>102</text:p>
          </table:table-cell>
          <table:table-cell office:value-type="float" office:value="0.000329787" calcext:value-type="float">
            <text:p>0.000329787</text:p>
          </table:table-cell>
          <table:table-cell office:value-type="float" office:value="0.002460444" calcext:value-type="float">
            <text:p>0.002460444</text:p>
          </table:table-cell>
          <table:table-cell office:value-type="float" office:value="0.001800149" calcext:value-type="float">
            <text:p>0.001800149</text:p>
          </table:table-cell>
          <table:table-cell office:value-type="float" office:value="0.250965288" calcext:value-type="float">
            <text:p>0.250965288</text:p>
          </table:table-cell>
          <table:table-cell office:value-type="float" office:value="0.183615198" calcext:value-type="float">
            <text:p>0.183615198</text:p>
          </table:table-cell>
          <table:table-cell office:value-type="float" office:value="0.000024122" calcext:value-type="float">
            <text:p>2.4122E-05</text:p>
          </table:table-cell>
          <table:table-cell office:value-type="float" office:value="0.0000176485196078431" calcext:value-type="float">
            <text:p>1.76485196078431E-05</text:p>
          </table:table-cell>
        </table:table-row>
        <table:table-row table:style-name="ro1">
          <table:table-cell office:value-type="string" calcext:value-type="string">
            <text:p>2021-01-10 05:03:4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2" calcext:value-type="float">
            <text:p>102</text:p>
          </table:table-cell>
          <table:table-cell office:value-type="float" office:value="2.427155851" calcext:value-type="float">
            <text:p>2.427155851</text:p>
          </table:table-cell>
          <table:table-cell office:value-type="float" office:value="0.000177653" calcext:value-type="float">
            <text:p>0.000177653</text:p>
          </table:table-cell>
          <table:table-cell office:value-type="float" office:value="5.443194635" calcext:value-type="float">
            <text:p>5.443194635</text:p>
          </table:table-cell>
          <table:table-cell office:value-type="float" office:value="0.018120606" calcext:value-type="float">
            <text:p>0.018120606</text:p>
          </table:table-cell>
          <table:table-cell office:value-type="float" office:value="555.20585277" calcext:value-type="float">
            <text:p>555.20585277</text:p>
          </table:table-cell>
          <table:table-cell office:value-type="float" office:value="0.00000174169607843137" calcext:value-type="float">
            <text:p>1.74169607843137E-06</text:p>
          </table:table-cell>
          <table:table-cell office:value-type="float" office:value="0.0533646532843137" calcext:value-type="float">
            <text:p>0.053364653284314</text:p>
          </table:table-cell>
        </table:table-row>
        <table:table-row table:style-name="ro1">
          <table:table-cell office:value-type="string" calcext:value-type="string">
            <text:p>2021-01-10 05:03:5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3" calcext:value-type="float">
            <text:p>103</text:p>
          </table:table-cell>
          <table:table-cell office:value-type="float" office:value="0.000476171" calcext:value-type="float">
            <text:p>0.000476171</text:p>
          </table:table-cell>
          <table:table-cell office:value-type="float" office:value="0.002412736" calcext:value-type="float">
            <text:p>0.002412736</text:p>
          </table:table-cell>
          <table:table-cell office:value-type="float" office:value="0.0013198" calcext:value-type="float">
            <text:p>0.0013198</text:p>
          </table:table-cell>
          <table:table-cell office:value-type="float" office:value="0.248511808" calcext:value-type="float">
            <text:p>0.248511808</text:p>
          </table:table-cell>
          <table:table-cell office:value-type="float" office:value="0.1359394" calcext:value-type="float">
            <text:p>0.1359394</text:p>
          </table:table-cell>
          <table:table-cell office:value-type="float" office:value="0.0000234246213592233" calcext:value-type="float">
            <text:p>2.34246213592233E-05</text:p>
          </table:table-cell>
          <table:table-cell office:value-type="float" office:value="0.0000128135922330097" calcext:value-type="float">
            <text:p>1.28135922330097E-05</text:p>
          </table:table-cell>
        </table:table-row>
        <table:table-row table:style-name="ro1">
          <table:table-cell office:value-type="string" calcext:value-type="string">
            <text:p>2021-01-10 05:03:5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3" calcext:value-type="float">
            <text:p>103</text:p>
          </table:table-cell>
          <table:table-cell office:value-type="float" office:value="2.493495818" calcext:value-type="float">
            <text:p>2.493495818</text:p>
          </table:table-cell>
          <table:table-cell office:value-type="float" office:value="0.000217066" calcext:value-type="float">
            <text:p>0.000217066</text:p>
          </table:table-cell>
          <table:table-cell office:value-type="float" office:value="5.444220037" calcext:value-type="float">
            <text:p>5.444220037</text:p>
          </table:table-cell>
          <table:table-cell office:value-type="float" office:value="0.022357798" calcext:value-type="float">
            <text:p>0.022357798</text:p>
          </table:table-cell>
          <table:table-cell office:value-type="float" office:value="560.754663811" calcext:value-type="float">
            <text:p>560.754663811</text:p>
          </table:table-cell>
          <table:table-cell office:value-type="float" office:value="0.00000210743689320388" calcext:value-type="float">
            <text:p>2.10743689320388E-06</text:p>
          </table:table-cell>
          <table:table-cell office:value-type="float" office:value="0.0528565052135922" calcext:value-type="float">
            <text:p>0.052856505213592</text:p>
          </table:table-cell>
        </table:table-row>
        <table:table-row table:style-name="ro1">
          <table:table-cell office:value-type="string" calcext:value-type="string">
            <text:p>2021-01-10 05:04:0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4" calcext:value-type="float">
            <text:p>104</text:p>
          </table:table-cell>
          <table:table-cell office:value-type="float" office:value="0.000333664" calcext:value-type="float">
            <text:p>0.000333664</text:p>
          </table:table-cell>
          <table:table-cell office:value-type="float" office:value="0.002527561" calcext:value-type="float">
            <text:p>0.002527561</text:p>
          </table:table-cell>
          <table:table-cell office:value-type="float" office:value="0.00162439" calcext:value-type="float">
            <text:p>0.00162439</text:p>
          </table:table-cell>
          <table:table-cell office:value-type="float" office:value="0.262866344" calcext:value-type="float">
            <text:p>0.262866344</text:p>
          </table:table-cell>
          <table:table-cell office:value-type="float" office:value="0.16893656" calcext:value-type="float">
            <text:p>0.16893656</text:p>
          </table:table-cell>
          <table:table-cell office:value-type="float" office:value="0.0000243034711538462" calcext:value-type="float">
            <text:p>2.43034711538462E-05</text:p>
          </table:table-cell>
          <table:table-cell office:value-type="float" office:value="0.0000156191346153846" calcext:value-type="float">
            <text:p>1.56191346153846E-05</text:p>
          </table:table-cell>
        </table:table-row>
        <table:table-row table:style-name="ro1">
          <table:table-cell office:value-type="string" calcext:value-type="string">
            <text:p>2021-01-10 05:04:0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4" calcext:value-type="float">
            <text:p>104</text:p>
          </table:table-cell>
          <table:table-cell office:value-type="float" office:value="2.478999178" calcext:value-type="float">
            <text:p>2.478999178</text:p>
          </table:table-cell>
          <table:table-cell office:value-type="float" office:value="0.000182863" calcext:value-type="float">
            <text:p>0.000182863</text:p>
          </table:table-cell>
          <table:table-cell office:value-type="float" office:value="5.578676767" calcext:value-type="float">
            <text:p>5.578676767</text:p>
          </table:table-cell>
          <table:table-cell office:value-type="float" office:value="0.019017752" calcext:value-type="float">
            <text:p>0.019017752</text:p>
          </table:table-cell>
          <table:table-cell office:value-type="float" office:value="580.182383768" calcext:value-type="float">
            <text:p>580.182383768</text:p>
          </table:table-cell>
          <table:table-cell office:value-type="float" office:value="0.00000175829807692308" calcext:value-type="float">
            <text:p>1.75829807692308E-06</text:p>
          </table:table-cell>
          <table:table-cell office:value-type="float" office:value="0.0536411227596154" calcext:value-type="float">
            <text:p>0.053641122759615</text:p>
          </table:table-cell>
        </table:table-row>
        <table:table-row table:style-name="ro1">
          <table:table-cell office:value-type="string" calcext:value-type="string">
            <text:p>2021-01-10 05:04:1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5" calcext:value-type="float">
            <text:p>105</text:p>
          </table:table-cell>
          <table:table-cell office:value-type="float" office:value="0.000337291" calcext:value-type="float">
            <text:p>0.000337291</text:p>
          </table:table-cell>
          <table:table-cell office:value-type="float" office:value="0.006168454" calcext:value-type="float">
            <text:p>0.006168454</text:p>
          </table:table-cell>
          <table:table-cell office:value-type="float" office:value="0.000572101" calcext:value-type="float">
            <text:p>0.000572101</text:p>
          </table:table-cell>
          <table:table-cell office:value-type="float" office:value="0.64768767" calcext:value-type="float">
            <text:p>0.64768767</text:p>
          </table:table-cell>
          <table:table-cell office:value-type="float" office:value="0.060070605" calcext:value-type="float">
            <text:p>0.060070605</text:p>
          </table:table-cell>
          <table:table-cell office:value-type="float" office:value="0.000058747180952381" calcext:value-type="float">
            <text:p>5.8747180952381E-05</text:p>
          </table:table-cell>
          <table:table-cell office:value-type="float" office:value="0.00000544858095238095" calcext:value-type="float">
            <text:p>5.44858095238095E-06</text:p>
          </table:table-cell>
        </table:table-row>
        <table:table-row table:style-name="ro1">
          <table:table-cell office:value-type="string" calcext:value-type="string">
            <text:p>2021-01-10 05:04:1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5" calcext:value-type="float">
            <text:p>105</text:p>
          </table:table-cell>
          <table:table-cell office:value-type="float" office:value="2.619067248" calcext:value-type="float">
            <text:p>2.619067248</text:p>
          </table:table-cell>
          <table:table-cell office:value-type="float" office:value="0.000212748" calcext:value-type="float">
            <text:p>0.000212748</text:p>
          </table:table-cell>
          <table:table-cell office:value-type="float" office:value="5.606776718" calcext:value-type="float">
            <text:p>5.606776718</text:p>
          </table:table-cell>
          <table:table-cell office:value-type="float" office:value="0.02233854" calcext:value-type="float">
            <text:p>0.02233854</text:p>
          </table:table-cell>
          <table:table-cell office:value-type="float" office:value="588.71155539" calcext:value-type="float">
            <text:p>588.71155539</text:p>
          </table:table-cell>
          <table:table-cell office:value-type="float" office:value="0.00000202617142857143" calcext:value-type="float">
            <text:p>2.02617142857143E-06</text:p>
          </table:table-cell>
          <table:table-cell office:value-type="float" office:value="0.0533978735047619" calcext:value-type="float">
            <text:p>0.053397873504762</text:p>
          </table:table-cell>
        </table:table-row>
        <table:table-row table:style-name="ro1">
          <table:table-cell office:value-type="string" calcext:value-type="string">
            <text:p>2021-01-10 05:04:2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6" calcext:value-type="float">
            <text:p>106</text:p>
          </table:table-cell>
          <table:table-cell office:value-type="float" office:value="0.000333535" calcext:value-type="float">
            <text:p>0.000333535</text:p>
          </table:table-cell>
          <table:table-cell office:value-type="float" office:value="0.004477199" calcext:value-type="float">
            <text:p>0.004477199</text:p>
          </table:table-cell>
          <table:table-cell office:value-type="float" office:value="0.000803484" calcext:value-type="float">
            <text:p>0.000803484</text:p>
          </table:table-cell>
          <table:table-cell office:value-type="float" office:value="0.474583094" calcext:value-type="float">
            <text:p>0.474583094</text:p>
          </table:table-cell>
          <table:table-cell office:value-type="float" office:value="0.085169304" calcext:value-type="float">
            <text:p>0.085169304</text:p>
          </table:table-cell>
          <table:table-cell office:value-type="float" office:value="0.0000422377264150943" calcext:value-type="float">
            <text:p>4.22377264150943E-05</text:p>
          </table:table-cell>
          <table:table-cell office:value-type="float" office:value="0.00000758003773584906" calcext:value-type="float">
            <text:p>7.58003773584906E-06</text:p>
          </table:table-cell>
        </table:table-row>
        <table:table-row table:style-name="ro1">
          <table:table-cell office:value-type="string" calcext:value-type="string">
            <text:p>2021-01-10 05:04:2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6" calcext:value-type="float">
            <text:p>106</text:p>
          </table:table-cell>
          <table:table-cell office:value-type="float" office:value="2.411229998" calcext:value-type="float">
            <text:p>2.411229998</text:p>
          </table:table-cell>
          <table:table-cell office:value-type="float" office:value="0.000228037" calcext:value-type="float">
            <text:p>0.000228037</text:p>
          </table:table-cell>
          <table:table-cell office:value-type="float" office:value="5.634428852" calcext:value-type="float">
            <text:p>5.634428852</text:p>
          </table:table-cell>
          <table:table-cell office:value-type="float" office:value="0.024171922" calcext:value-type="float">
            <text:p>0.024171922</text:p>
          </table:table-cell>
          <table:table-cell office:value-type="float" office:value="597.249458312" calcext:value-type="float">
            <text:p>597.249458312</text:p>
          </table:table-cell>
          <table:table-cell office:value-type="float" office:value="0.00000215129245283019" calcext:value-type="float">
            <text:p>2.15129245283019E-06</text:p>
          </table:table-cell>
          <table:table-cell office:value-type="float" office:value="0.0531549891698113" calcext:value-type="float">
            <text:p>0.053154989169811</text:p>
          </table:table-cell>
        </table:table-row>
        <table:table-row table:style-name="ro1">
          <table:table-cell office:value-type="string" calcext:value-type="string">
            <text:p>2021-01-10 05:04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7" calcext:value-type="float">
            <text:p>107</text:p>
          </table:table-cell>
          <table:table-cell office:value-type="float" office:value="0.000332272" calcext:value-type="float">
            <text:p>0.000332272</text:p>
          </table:table-cell>
          <table:table-cell office:value-type="float" office:value="0.002417344" calcext:value-type="float">
            <text:p>0.002417344</text:p>
          </table:table-cell>
          <table:table-cell office:value-type="float" office:value="0.000952924" calcext:value-type="float">
            <text:p>0.000952924</text:p>
          </table:table-cell>
          <table:table-cell office:value-type="float" office:value="0.258655808" calcext:value-type="float">
            <text:p>0.258655808</text:p>
          </table:table-cell>
          <table:table-cell office:value-type="float" office:value="0.101962868" calcext:value-type="float">
            <text:p>0.101962868</text:p>
          </table:table-cell>
          <table:table-cell office:value-type="float" office:value="0.000022592" calcext:value-type="float">
            <text:p>2.2592E-05</text:p>
          </table:table-cell>
          <table:table-cell office:value-type="float" office:value="0.00000890583177570093" calcext:value-type="float">
            <text:p>8.90583177570093E-06</text:p>
          </table:table-cell>
        </table:table-row>
        <table:table-row table:style-name="ro1">
          <table:table-cell office:value-type="string" calcext:value-type="string">
            <text:p>2021-01-10 05:04:2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7" calcext:value-type="float">
            <text:p>107</text:p>
          </table:table-cell>
          <table:table-cell office:value-type="float" office:value="2.406201719" calcext:value-type="float">
            <text:p>2.406201719</text:p>
          </table:table-cell>
          <table:table-cell office:value-type="float" office:value="0.000215423" calcext:value-type="float">
            <text:p>0.000215423</text:p>
          </table:table-cell>
          <table:table-cell office:value-type="float" office:value="5.528595595" calcext:value-type="float">
            <text:p>5.528595595</text:p>
          </table:table-cell>
          <table:table-cell office:value-type="float" office:value="0.023050261" calcext:value-type="float">
            <text:p>0.023050261</text:p>
          </table:table-cell>
          <table:table-cell office:value-type="float" office:value="591.559728665" calcext:value-type="float">
            <text:p>591.559728665</text:p>
          </table:table-cell>
          <table:table-cell office:value-type="float" office:value="0.00000201329906542056" calcext:value-type="float">
            <text:p>2.01329906542056E-06</text:p>
          </table:table-cell>
          <table:table-cell office:value-type="float" office:value="0.0516691177102804" calcext:value-type="float">
            <text:p>0.05166911771028</text:p>
          </table:table-cell>
        </table:table-row>
        <table:table-row table:style-name="ro1">
          <table:table-cell office:value-type="string" calcext:value-type="string">
            <text:p>2021-01-10 05:04:3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8" calcext:value-type="float">
            <text:p>108</text:p>
          </table:table-cell>
          <table:table-cell office:value-type="float" office:value="0.000333594" calcext:value-type="float">
            <text:p>0.000333594</text:p>
          </table:table-cell>
          <table:table-cell office:value-type="float" office:value="0.001096692" calcext:value-type="float">
            <text:p>0.001096692</text:p>
          </table:table-cell>
          <table:table-cell office:value-type="float" office:value="0.001437521" calcext:value-type="float">
            <text:p>0.001437521</text:p>
          </table:table-cell>
          <table:table-cell office:value-type="float" office:value="0.118442736" calcext:value-type="float">
            <text:p>0.118442736</text:p>
          </table:table-cell>
          <table:table-cell office:value-type="float" office:value="0.155252268" calcext:value-type="float">
            <text:p>0.155252268</text:p>
          </table:table-cell>
          <table:table-cell office:value-type="float" office:value="0.0000101545555555556" calcext:value-type="float">
            <text:p>1.01545555555556E-05</text:p>
          </table:table-cell>
          <table:table-cell office:value-type="float" office:value="0.0000133103796296296" calcext:value-type="float">
            <text:p>1.33103796296296E-05</text:p>
          </table:table-cell>
        </table:table-row>
        <table:table-row table:style-name="ro1">
          <table:table-cell office:value-type="string" calcext:value-type="string">
            <text:p>2021-01-10 05:04:3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8" calcext:value-type="float">
            <text:p>108</text:p>
          </table:table-cell>
          <table:table-cell office:value-type="float" office:value="2.496253413" calcext:value-type="float">
            <text:p>2.496253413</text:p>
          </table:table-cell>
          <table:table-cell office:value-type="float" office:value="0.000243365" calcext:value-type="float">
            <text:p>0.000243365</text:p>
          </table:table-cell>
          <table:table-cell office:value-type="float" office:value="5.585537715" calcext:value-type="float">
            <text:p>5.585537715</text:p>
          </table:table-cell>
          <table:table-cell office:value-type="float" office:value="0.02628342" calcext:value-type="float">
            <text:p>0.02628342</text:p>
          </table:table-cell>
          <table:table-cell office:value-type="float" office:value="603.23807322" calcext:value-type="float">
            <text:p>603.23807322</text:p>
          </table:table-cell>
          <table:table-cell office:value-type="float" office:value="0.00000225337962962963" calcext:value-type="float">
            <text:p>2.25337962962963E-06</text:p>
          </table:table-cell>
          <table:table-cell office:value-type="float" office:value="0.0517179418055556" calcext:value-type="float">
            <text:p>0.051717941805556</text:p>
          </table:table-cell>
        </table:table-row>
        <table:table-row table:style-name="ro1">
          <table:table-cell office:value-type="string" calcext:value-type="string">
            <text:p>2021-01-10 05:04:4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09" calcext:value-type="float">
            <text:p>109</text:p>
          </table:table-cell>
          <table:table-cell office:value-type="float" office:value="0.000399127" calcext:value-type="float">
            <text:p>0.000399127</text:p>
          </table:table-cell>
          <table:table-cell office:value-type="float" office:value="0.002082969" calcext:value-type="float">
            <text:p>0.002082969</text:p>
          </table:table-cell>
          <table:table-cell office:value-type="float" office:value="0.001532698" calcext:value-type="float">
            <text:p>0.001532698</text:p>
          </table:table-cell>
          <table:table-cell office:value-type="float" office:value="0.227043621" calcext:value-type="float">
            <text:p>0.227043621</text:p>
          </table:table-cell>
          <table:table-cell office:value-type="float" office:value="0.167064082" calcext:value-type="float">
            <text:p>0.167064082</text:p>
          </table:table-cell>
          <table:table-cell office:value-type="float" office:value="0.0000191098073394495" calcext:value-type="float">
            <text:p>1.91098073394495E-05</text:p>
          </table:table-cell>
          <table:table-cell office:value-type="float" office:value="0.0000140614495412844" calcext:value-type="float">
            <text:p>1.40614495412844E-05</text:p>
          </table:table-cell>
        </table:table-row>
        <table:table-row table:style-name="ro1">
          <table:table-cell office:value-type="string" calcext:value-type="string">
            <text:p>2021-01-10 05:04:4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09" calcext:value-type="float">
            <text:p>109</text:p>
          </table:table-cell>
          <table:table-cell office:value-type="float" office:value="2.493567047" calcext:value-type="float">
            <text:p>2.493567047</text:p>
          </table:table-cell>
          <table:table-cell office:value-type="float" office:value="0.000228177" calcext:value-type="float">
            <text:p>0.000228177</text:p>
          </table:table-cell>
          <table:table-cell office:value-type="float" office:value="5.730798896" calcext:value-type="float">
            <text:p>5.730798896</text:p>
          </table:table-cell>
          <table:table-cell office:value-type="float" office:value="0.024871293" calcext:value-type="float">
            <text:p>0.024871293</text:p>
          </table:table-cell>
          <table:table-cell office:value-type="float" office:value="624.657079664" calcext:value-type="float">
            <text:p>624.657079664</text:p>
          </table:table-cell>
          <table:table-cell office:value-type="float" office:value="0.00000209336697247706" calcext:value-type="float">
            <text:p>2.09336697247706E-06</text:p>
          </table:table-cell>
          <table:table-cell office:value-type="float" office:value="0.0525761366605505" calcext:value-type="float">
            <text:p>0.052576136660551</text:p>
          </table:table-cell>
        </table:table-row>
        <table:table-row table:style-name="ro1">
          <table:table-cell office:value-type="string" calcext:value-type="string">
            <text:p>2021-01-10 05:04:5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0" calcext:value-type="float">
            <text:p>110</text:p>
          </table:table-cell>
          <table:table-cell office:value-type="float" office:value="0.000351358" calcext:value-type="float">
            <text:p>0.000351358</text:p>
          </table:table-cell>
          <table:table-cell office:value-type="float" office:value="0.002156827" calcext:value-type="float">
            <text:p>0.002156827</text:p>
          </table:table-cell>
          <table:table-cell office:value-type="float" office:value="0.001872465" calcext:value-type="float">
            <text:p>0.001872465</text:p>
          </table:table-cell>
          <table:table-cell office:value-type="float" office:value="0.23725097" calcext:value-type="float">
            <text:p>0.23725097</text:p>
          </table:table-cell>
          <table:table-cell office:value-type="float" office:value="0.20597115" calcext:value-type="float">
            <text:p>0.20597115</text:p>
          </table:table-cell>
          <table:table-cell office:value-type="float" office:value="0.0000196075181818182" calcext:value-type="float">
            <text:p>1.96075181818182E-05</text:p>
          </table:table-cell>
          <table:table-cell office:value-type="float" office:value="0.0000170224090909091" calcext:value-type="float">
            <text:p>1.70224090909091E-05</text:p>
          </table:table-cell>
        </table:table-row>
        <table:table-row table:style-name="ro1">
          <table:table-cell office:value-type="string" calcext:value-type="string">
            <text:p>2021-01-10 05:04:53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0" calcext:value-type="float">
            <text:p>110</text:p>
          </table:table-cell>
          <table:table-cell office:value-type="float" office:value="2.550161835" calcext:value-type="float">
            <text:p>2.550161835</text:p>
          </table:table-cell>
          <table:table-cell office:value-type="float" office:value="0.000191869" calcext:value-type="float">
            <text:p>0.000191869</text:p>
          </table:table-cell>
          <table:table-cell office:value-type="float" office:value="5.822222449" calcext:value-type="float">
            <text:p>5.822222449</text:p>
          </table:table-cell>
          <table:table-cell office:value-type="float" office:value="0.02110559" calcext:value-type="float">
            <text:p>0.02110559</text:p>
          </table:table-cell>
          <table:table-cell office:value-type="float" office:value="640.44446939" calcext:value-type="float">
            <text:p>640.44446939</text:p>
          </table:table-cell>
          <table:table-cell office:value-type="float" office:value="0.00000174426363636364" calcext:value-type="float">
            <text:p>1.74426363636364E-06</text:p>
          </table:table-cell>
          <table:table-cell office:value-type="float" office:value="0.0529292949909091" calcext:value-type="float">
            <text:p>0.052929294990909</text:p>
          </table:table-cell>
        </table:table-row>
        <table:table-row table:style-name="ro1">
          <table:table-cell office:value-type="string" calcext:value-type="string">
            <text:p>2021-01-10 05:05:0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1" calcext:value-type="float">
            <text:p>111</text:p>
          </table:table-cell>
          <table:table-cell office:value-type="float" office:value="0.000340658" calcext:value-type="float">
            <text:p>0.000340658</text:p>
          </table:table-cell>
          <table:table-cell office:value-type="float" office:value="0.001923771" calcext:value-type="float">
            <text:p>0.001923771</text:p>
          </table:table-cell>
          <table:table-cell office:value-type="float" office:value="0.000983961" calcext:value-type="float">
            <text:p>0.000983961</text:p>
          </table:table-cell>
          <table:table-cell office:value-type="float" office:value="0.213538581" calcext:value-type="float">
            <text:p>0.213538581</text:p>
          </table:table-cell>
          <table:table-cell office:value-type="float" office:value="0.109219671" calcext:value-type="float">
            <text:p>0.109219671</text:p>
          </table:table-cell>
          <table:table-cell office:value-type="float" office:value="0.0000173312702702703" calcext:value-type="float">
            <text:p>1.73312702702703E-05</text:p>
          </table:table-cell>
          <table:table-cell office:value-type="float" office:value="0.00000886451351351351" calcext:value-type="float">
            <text:p>8.86451351351351E-06</text:p>
          </table:table-cell>
        </table:table-row>
        <table:table-row table:style-name="ro1">
          <table:table-cell office:value-type="string" calcext:value-type="string">
            <text:p>2021-01-10 05:05:0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1" calcext:value-type="float">
            <text:p>111</text:p>
          </table:table-cell>
          <table:table-cell office:value-type="float" office:value="2.575676107" calcext:value-type="float">
            <text:p>2.575676107</text:p>
          </table:table-cell>
          <table:table-cell office:value-type="float" office:value="0.000237785" calcext:value-type="float">
            <text:p>0.000237785</text:p>
          </table:table-cell>
          <table:table-cell office:value-type="float" office:value="5.751314716" calcext:value-type="float">
            <text:p>5.751314716</text:p>
          </table:table-cell>
          <table:table-cell office:value-type="float" office:value="0.026394135" calcext:value-type="float">
            <text:p>0.026394135</text:p>
          </table:table-cell>
          <table:table-cell office:value-type="float" office:value="638.395933476" calcext:value-type="float">
            <text:p>638.395933476</text:p>
          </table:table-cell>
          <table:table-cell office:value-type="float" office:value="0.00000214220720720721" calcext:value-type="float">
            <text:p>2.14220720720721E-06</text:p>
          </table:table-cell>
          <table:table-cell office:value-type="float" office:value="0.0518136460900901" calcext:value-type="float">
            <text:p>0.05181364609009</text:p>
          </table:table-cell>
        </table:table-row>
        <table:table-row table:style-name="ro1">
          <table:table-cell office:value-type="string" calcext:value-type="string">
            <text:p>2021-01-10 05:05:1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2" calcext:value-type="float">
            <text:p>112</text:p>
          </table:table-cell>
          <table:table-cell office:value-type="float" office:value="0.000352189" calcext:value-type="float">
            <text:p>0.000352189</text:p>
          </table:table-cell>
          <table:table-cell office:value-type="float" office:value="0.000532046" calcext:value-type="float">
            <text:p>0.000532046</text:p>
          </table:table-cell>
          <table:table-cell office:value-type="float" office:value="0.00217441" calcext:value-type="float">
            <text:p>0.00217441</text:p>
          </table:table-cell>
          <table:table-cell office:value-type="float" office:value="0.059589152" calcext:value-type="float">
            <text:p>0.059589152</text:p>
          </table:table-cell>
          <table:table-cell office:value-type="float" office:value="0.24353392" calcext:value-type="float">
            <text:p>0.24353392</text:p>
          </table:table-cell>
          <table:table-cell office:value-type="float" office:value="0.00000475041071428571" calcext:value-type="float">
            <text:p>4.75041071428571E-06</text:p>
          </table:table-cell>
          <table:table-cell office:value-type="float" office:value="0.000019414375" calcext:value-type="float">
            <text:p>1.9414375E-05</text:p>
          </table:table-cell>
        </table:table-row>
        <table:table-row table:style-name="ro1">
          <table:table-cell office:value-type="string" calcext:value-type="string">
            <text:p>2021-01-10 05:05:1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2" calcext:value-type="float">
            <text:p>112</text:p>
          </table:table-cell>
          <table:table-cell office:value-type="float" office:value="2.587854179" calcext:value-type="float">
            <text:p>2.587854179</text:p>
          </table:table-cell>
          <table:table-cell office:value-type="float" office:value="0.000260187" calcext:value-type="float">
            <text:p>0.000260187</text:p>
          </table:table-cell>
          <table:table-cell office:value-type="float" office:value="5.883386032" calcext:value-type="float">
            <text:p>5.883386032</text:p>
          </table:table-cell>
          <table:table-cell office:value-type="float" office:value="0.029140944" calcext:value-type="float">
            <text:p>0.029140944</text:p>
          </table:table-cell>
          <table:table-cell office:value-type="float" office:value="658.939235584" calcext:value-type="float">
            <text:p>658.939235584</text:p>
          </table:table-cell>
          <table:table-cell office:value-type="float" office:value="0.00000232309821428571" calcext:value-type="float">
            <text:p>2.32309821428571E-06</text:p>
          </table:table-cell>
          <table:table-cell office:value-type="float" office:value="0.0525302324285714" calcext:value-type="float">
            <text:p>0.052530232428572</text:p>
          </table:table-cell>
        </table:table-row>
        <table:table-row table:style-name="ro1">
          <table:table-cell office:value-type="string" calcext:value-type="string">
            <text:p>2021-01-10 05:05:1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3" calcext:value-type="float">
            <text:p>113</text:p>
          </table:table-cell>
          <table:table-cell office:value-type="float" office:value="0.000340537" calcext:value-type="float">
            <text:p>0.000340537</text:p>
          </table:table-cell>
          <table:table-cell office:value-type="float" office:value="0.002133302" calcext:value-type="float">
            <text:p>0.002133302</text:p>
          </table:table-cell>
          <table:table-cell office:value-type="float" office:value="0.001617206" calcext:value-type="float">
            <text:p>0.001617206</text:p>
          </table:table-cell>
          <table:table-cell office:value-type="float" office:value="0.241063126" calcext:value-type="float">
            <text:p>0.241063126</text:p>
          </table:table-cell>
          <table:table-cell office:value-type="float" office:value="0.182744278" calcext:value-type="float">
            <text:p>0.182744278</text:p>
          </table:table-cell>
          <table:table-cell office:value-type="float" office:value="0.000018878778761062" calcext:value-type="float">
            <text:p>1.8878778761062E-05</text:p>
          </table:table-cell>
          <table:table-cell office:value-type="float" office:value="0.0000143115575221239" calcext:value-type="float">
            <text:p>1.43115575221239E-05</text:p>
          </table:table-cell>
        </table:table-row>
        <table:table-row table:style-name="ro1">
          <table:table-cell office:value-type="string" calcext:value-type="string">
            <text:p>2021-01-10 05:05:1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3" calcext:value-type="float">
            <text:p>113</text:p>
          </table:table-cell>
          <table:table-cell office:value-type="float" office:value="2.695887627" calcext:value-type="float">
            <text:p>2.695887627</text:p>
          </table:table-cell>
          <table:table-cell office:value-type="float" office:value="0.005641698" calcext:value-type="float">
            <text:p>0.005641698</text:p>
          </table:table-cell>
          <table:table-cell office:value-type="float" office:value="5.899577717" calcext:value-type="float">
            <text:p>5.899577717</text:p>
          </table:table-cell>
          <table:table-cell office:value-type="float" office:value="0.637511874" calcext:value-type="float">
            <text:p>0.637511874</text:p>
          </table:table-cell>
          <table:table-cell office:value-type="float" office:value="666.652282021" calcext:value-type="float">
            <text:p>666.652282021</text:p>
          </table:table-cell>
          <table:table-cell office:value-type="float" office:value="0.0000499265309734513" calcext:value-type="float">
            <text:p>4.99265309734513E-05</text:p>
          </table:table-cell>
          <table:table-cell office:value-type="float" office:value="0.0522086523628319" calcext:value-type="float">
            <text:p>0.052208652362832</text:p>
          </table:table-cell>
        </table:table-row>
        <table:table-row table:style-name="ro1">
          <table:table-cell office:value-type="string" calcext:value-type="string">
            <text:p>2021-01-10 05:05:2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4" calcext:value-type="float">
            <text:p>114</text:p>
          </table:table-cell>
          <table:table-cell office:value-type="float" office:value="0.000341499" calcext:value-type="float">
            <text:p>0.000341499</text:p>
          </table:table-cell>
          <table:table-cell office:value-type="float" office:value="0.005425193" calcext:value-type="float">
            <text:p>0.005425193</text:p>
          </table:table-cell>
          <table:table-cell office:value-type="float" office:value="0.000590415" calcext:value-type="float">
            <text:p>0.000590415</text:p>
          </table:table-cell>
          <table:table-cell office:value-type="float" office:value="0.618472002" calcext:value-type="float">
            <text:p>0.618472002</text:p>
          </table:table-cell>
          <table:table-cell office:value-type="float" office:value="0.06730731" calcext:value-type="float">
            <text:p>0.06730731</text:p>
          </table:table-cell>
          <table:table-cell office:value-type="float" office:value="0.0000475894122807018" calcext:value-type="float">
            <text:p>4.75894122807018E-05</text:p>
          </table:table-cell>
          <table:table-cell office:value-type="float" office:value="0.00000517907894736842" calcext:value-type="float">
            <text:p>5.17907894736842E-06</text:p>
          </table:table-cell>
        </table:table-row>
        <table:table-row table:style-name="ro1">
          <table:table-cell office:value-type="string" calcext:value-type="string">
            <text:p>2021-01-10 05:05:27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4" calcext:value-type="float">
            <text:p>114</text:p>
          </table:table-cell>
          <table:table-cell office:value-type="float" office:value="2.69894474" calcext:value-type="float">
            <text:p>2.69894474</text:p>
          </table:table-cell>
          <table:table-cell office:value-type="float" office:value="0.000257512" calcext:value-type="float">
            <text:p>0.000257512</text:p>
          </table:table-cell>
          <table:table-cell office:value-type="float" office:value="4.493184687" calcext:value-type="float">
            <text:p>4.493184687</text:p>
          </table:table-cell>
          <table:table-cell office:value-type="float" office:value="0.029356368" calcext:value-type="float">
            <text:p>0.029356368</text:p>
          </table:table-cell>
          <table:table-cell office:value-type="float" office:value="512.223054318" calcext:value-type="float">
            <text:p>512.223054318</text:p>
          </table:table-cell>
          <table:table-cell office:value-type="float" office:value="0.00000225887719298246" calcext:value-type="float">
            <text:p>2.25887719298246E-06</text:p>
          </table:table-cell>
          <table:table-cell office:value-type="float" office:value="0.0394139007631579" calcext:value-type="float">
            <text:p>0.039413900763158</text:p>
          </table:table-cell>
        </table:table-row>
        <table:table-row table:style-name="ro1">
          <table:table-cell office:value-type="string" calcext:value-type="string">
            <text:p>2021-01-10 05:05:3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5" calcext:value-type="float">
            <text:p>115</text:p>
          </table:table-cell>
          <table:table-cell office:value-type="float" office:value="0.00036349" calcext:value-type="float">
            <text:p>0.00036349</text:p>
          </table:table-cell>
          <table:table-cell office:value-type="float" office:value="0.001995324" calcext:value-type="float">
            <text:p>0.001995324</text:p>
          </table:table-cell>
          <table:table-cell office:value-type="float" office:value="0.001460373" calcext:value-type="float">
            <text:p>0.001460373</text:p>
          </table:table-cell>
          <table:table-cell office:value-type="float" office:value="0.22946226" calcext:value-type="float">
            <text:p>0.22946226</text:p>
          </table:table-cell>
          <table:table-cell office:value-type="float" office:value="0.167942895" calcext:value-type="float">
            <text:p>0.167942895</text:p>
          </table:table-cell>
          <table:table-cell office:value-type="float" office:value="0.0000173506434782609" calcext:value-type="float">
            <text:p>1.73506434782609E-05</text:p>
          </table:table-cell>
          <table:table-cell office:value-type="float" office:value="0.0000126988956521739" calcext:value-type="float">
            <text:p>1.26988956521739E-05</text:p>
          </table:table-cell>
        </table:table-row>
        <table:table-row table:style-name="ro1">
          <table:table-cell office:value-type="string" calcext:value-type="string">
            <text:p>2021-01-10 05:05:35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5" calcext:value-type="float">
            <text:p>115</text:p>
          </table:table-cell>
          <table:table-cell office:value-type="float" office:value="2.65042812" calcext:value-type="float">
            <text:p>2.65042812</text:p>
          </table:table-cell>
          <table:table-cell office:value-type="float" office:value="0.000268332" calcext:value-type="float">
            <text:p>0.000268332</text:p>
          </table:table-cell>
          <table:table-cell office:value-type="float" office:value="4.446097924" calcext:value-type="float">
            <text:p>4.446097924</text:p>
          </table:table-cell>
          <table:table-cell office:value-type="float" office:value="0.03085818" calcext:value-type="float">
            <text:p>0.03085818</text:p>
          </table:table-cell>
          <table:table-cell office:value-type="float" office:value="511.30126126" calcext:value-type="float">
            <text:p>511.30126126</text:p>
          </table:table-cell>
          <table:table-cell office:value-type="float" office:value="0.00000233332173913043" calcext:value-type="float">
            <text:p>2.33332173913043E-06</text:p>
          </table:table-cell>
          <table:table-cell office:value-type="float" office:value="0.0386617210782609" calcext:value-type="float">
            <text:p>0.038661721078261</text:p>
          </table:table-cell>
        </table:table-row>
        <table:table-row table:style-name="ro1">
          <table:table-cell office:value-type="string" calcext:value-type="string">
            <text:p>2021-01-10 05:05:4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6" calcext:value-type="float">
            <text:p>116</text:p>
          </table:table-cell>
          <table:table-cell office:value-type="float" office:value="0.000532948" calcext:value-type="float">
            <text:p>0.000532948</text:p>
          </table:table-cell>
          <table:table-cell office:value-type="float" office:value="0.001826369" calcext:value-type="float">
            <text:p>0.001826369</text:p>
          </table:table-cell>
          <table:table-cell office:value-type="float" office:value="0.000924891" calcext:value-type="float">
            <text:p>0.000924891</text:p>
          </table:table-cell>
          <table:table-cell office:value-type="float" office:value="0.211858804" calcext:value-type="float">
            <text:p>0.211858804</text:p>
          </table:table-cell>
          <table:table-cell office:value-type="float" office:value="0.107287356" calcext:value-type="float">
            <text:p>0.107287356</text:p>
          </table:table-cell>
          <table:table-cell office:value-type="float" office:value="0.0000157445603448276" calcext:value-type="float">
            <text:p>1.57445603448276E-05</text:p>
          </table:table-cell>
          <table:table-cell office:value-type="float" office:value="0.00000797319827586207" calcext:value-type="float">
            <text:p>7.97319827586207E-06</text:p>
          </table:table-cell>
        </table:table-row>
        <table:table-row table:style-name="ro1">
          <table:table-cell office:value-type="string" calcext:value-type="string">
            <text:p>2021-01-10 05:05:4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6" calcext:value-type="float">
            <text:p>116</text:p>
          </table:table-cell>
          <table:table-cell office:value-type="float" office:value="2.522943621" calcext:value-type="float">
            <text:p>2.522943621</text:p>
          </table:table-cell>
          <table:table-cell office:value-type="float" office:value="0.000188363" calcext:value-type="float">
            <text:p>0.000188363</text:p>
          </table:table-cell>
          <table:table-cell office:value-type="float" office:value="4.468927912" calcext:value-type="float">
            <text:p>4.468927912</text:p>
          </table:table-cell>
          <table:table-cell office:value-type="float" office:value="0.021850108" calcext:value-type="float">
            <text:p>0.021850108</text:p>
          </table:table-cell>
          <table:table-cell office:value-type="float" office:value="518.395637792" calcext:value-type="float">
            <text:p>518.395637792</text:p>
          </table:table-cell>
          <table:table-cell office:value-type="float" office:value="0.00000162381896551724" calcext:value-type="float">
            <text:p>1.62381896551724E-06</text:p>
          </table:table-cell>
          <table:table-cell office:value-type="float" office:value="0.0385252406206897" calcext:value-type="float">
            <text:p>0.03852524062069</text:p>
          </table:table-cell>
        </table:table-row>
        <table:table-row table:style-name="ro1">
          <table:table-cell office:value-type="string" calcext:value-type="string">
            <text:p>2021-01-10 05:05:4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7" calcext:value-type="float">
            <text:p>117</text:p>
          </table:table-cell>
          <table:table-cell office:value-type="float" office:value="0.000349364" calcext:value-type="float">
            <text:p>0.000349364</text:p>
          </table:table-cell>
          <table:table-cell office:value-type="float" office:value="0.004686841" calcext:value-type="float">
            <text:p>0.004686841</text:p>
          </table:table-cell>
          <table:table-cell office:value-type="float" office:value="0.000950529" calcext:value-type="float">
            <text:p>0.000950529</text:p>
          </table:table-cell>
          <table:table-cell office:value-type="float" office:value="0.548360397" calcext:value-type="float">
            <text:p>0.548360397</text:p>
          </table:table-cell>
          <table:table-cell office:value-type="float" office:value="0.111211893" calcext:value-type="float">
            <text:p>0.111211893</text:p>
          </table:table-cell>
          <table:table-cell office:value-type="float" office:value="0.0000400584700854701" calcext:value-type="float">
            <text:p>4.00584700854701E-05</text:p>
          </table:table-cell>
          <table:table-cell office:value-type="float" office:value="0.00000812417948717949" calcext:value-type="float">
            <text:p>8.12417948717949E-06</text:p>
          </table:table-cell>
        </table:table-row>
        <table:table-row table:style-name="ro1">
          <table:table-cell office:value-type="string" calcext:value-type="string">
            <text:p>2021-01-10 05:05:4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7" calcext:value-type="float">
            <text:p>117</text:p>
          </table:table-cell>
          <table:table-cell office:value-type="float" office:value="2.736000753" calcext:value-type="float">
            <text:p>2.736000753</text:p>
          </table:table-cell>
          <table:table-cell office:value-type="float" office:value="0.000226884" calcext:value-type="float">
            <text:p>0.000226884</text:p>
          </table:table-cell>
          <table:table-cell office:value-type="float" office:value="4.576680544" calcext:value-type="float">
            <text:p>4.576680544</text:p>
          </table:table-cell>
          <table:table-cell office:value-type="float" office:value="0.026545428" calcext:value-type="float">
            <text:p>0.026545428</text:p>
          </table:table-cell>
          <table:table-cell office:value-type="float" office:value="535.471623648" calcext:value-type="float">
            <text:p>535.471623648</text:p>
          </table:table-cell>
          <table:table-cell office:value-type="float" office:value="0.00000193917948717949" calcext:value-type="float">
            <text:p>1.93917948717949E-06</text:p>
          </table:table-cell>
          <table:table-cell office:value-type="float" office:value="0.0391169277264957" calcext:value-type="float">
            <text:p>0.039116927726496</text:p>
          </table:table-cell>
        </table:table-row>
        <table:table-row table:style-name="ro1">
          <table:table-cell office:value-type="string" calcext:value-type="string">
            <text:p>2021-01-10 05:05:5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8" calcext:value-type="float">
            <text:p>118</text:p>
          </table:table-cell>
          <table:table-cell office:value-type="float" office:value="0.000346669" calcext:value-type="float">
            <text:p>0.000346669</text:p>
          </table:table-cell>
          <table:table-cell office:value-type="float" office:value="0.005376212" calcext:value-type="float">
            <text:p>0.005376212</text:p>
          </table:table-cell>
          <table:table-cell office:value-type="float" office:value="0.000702044" calcext:value-type="float">
            <text:p>0.000702044</text:p>
          </table:table-cell>
          <table:table-cell office:value-type="float" office:value="0.634393016" calcext:value-type="float">
            <text:p>0.634393016</text:p>
          </table:table-cell>
          <table:table-cell office:value-type="float" office:value="0.082841192" calcext:value-type="float">
            <text:p>0.082841192</text:p>
          </table:table-cell>
          <table:table-cell office:value-type="float" office:value="0.0000455611186440678" calcext:value-type="float">
            <text:p>4.55611186440678E-05</text:p>
          </table:table-cell>
          <table:table-cell office:value-type="float" office:value="0.00000594952542372881" calcext:value-type="float">
            <text:p>5.94952542372881E-06</text:p>
          </table:table-cell>
        </table:table-row>
        <table:table-row table:style-name="ro1">
          <table:table-cell office:value-type="string" calcext:value-type="string">
            <text:p>2021-01-10 05:05:5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8" calcext:value-type="float">
            <text:p>118</text:p>
          </table:table-cell>
          <table:table-cell office:value-type="float" office:value="2.74119157" calcext:value-type="float">
            <text:p>2.74119157</text:p>
          </table:table-cell>
          <table:table-cell office:value-type="float" office:value="0.00021407" calcext:value-type="float">
            <text:p>0.00021407</text:p>
          </table:table-cell>
          <table:table-cell office:value-type="float" office:value="4.522196438" calcext:value-type="float">
            <text:p>4.522196438</text:p>
          </table:table-cell>
          <table:table-cell office:value-type="float" office:value="0.02526026" calcext:value-type="float">
            <text:p>0.02526026</text:p>
          </table:table-cell>
          <table:table-cell office:value-type="float" office:value="533.619179684" calcext:value-type="float">
            <text:p>533.619179684</text:p>
          </table:table-cell>
          <table:table-cell office:value-type="float" office:value="0.00000181415254237288" calcext:value-type="float">
            <text:p>1.81415254237288E-06</text:p>
          </table:table-cell>
          <table:table-cell office:value-type="float" office:value="0.0383236986271186" calcext:value-type="float">
            <text:p>0.038323698627119</text:p>
          </table:table-cell>
        </table:table-row>
        <table:table-row table:style-name="ro1">
          <table:table-cell office:value-type="string" calcext:value-type="string">
            <text:p>2021-01-10 05:06:0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19" calcext:value-type="float">
            <text:p>119</text:p>
          </table:table-cell>
          <table:table-cell office:value-type="float" office:value="0.000344154" calcext:value-type="float">
            <text:p>0.000344154</text:p>
          </table:table-cell>
          <table:table-cell office:value-type="float" office:value="0.005784515" calcext:value-type="float">
            <text:p>0.005784515</text:p>
          </table:table-cell>
          <table:table-cell office:value-type="float" office:value="0.000532998" calcext:value-type="float">
            <text:p>0.000532998</text:p>
          </table:table-cell>
          <table:table-cell office:value-type="float" office:value="0.688357285" calcext:value-type="float">
            <text:p>0.688357285</text:p>
          </table:table-cell>
          <table:table-cell office:value-type="float" office:value="0.063426762" calcext:value-type="float">
            <text:p>0.063426762</text:p>
          </table:table-cell>
          <table:table-cell office:value-type="float" office:value="0.0000486093697478992" calcext:value-type="float">
            <text:p>4.86093697478992E-05</text:p>
          </table:table-cell>
          <table:table-cell office:value-type="float" office:value="0.00000447897478991597" calcext:value-type="float">
            <text:p>4.47897478991597E-06</text:p>
          </table:table-cell>
        </table:table-row>
        <table:table-row table:style-name="ro1">
          <table:table-cell office:value-type="string" calcext:value-type="string">
            <text:p>2021-01-10 05:06:04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19" calcext:value-type="float">
            <text:p>119</text:p>
          </table:table-cell>
          <table:table-cell office:value-type="float" office:value="2.685578488" calcext:value-type="float">
            <text:p>2.685578488</text:p>
          </table:table-cell>
          <table:table-cell office:value-type="float" office:value="0.000203711" calcext:value-type="float">
            <text:p>0.000203711</text:p>
          </table:table-cell>
          <table:table-cell office:value-type="float" office:value="4.542078459" calcext:value-type="float">
            <text:p>4.542078459</text:p>
          </table:table-cell>
          <table:table-cell office:value-type="float" office:value="0.024241609" calcext:value-type="float">
            <text:p>0.024241609</text:p>
          </table:table-cell>
          <table:table-cell office:value-type="float" office:value="540.507336621" calcext:value-type="float">
            <text:p>540.507336621</text:p>
          </table:table-cell>
          <table:table-cell office:value-type="float" office:value="0.00000171185714285714" calcext:value-type="float">
            <text:p>1.71185714285714E-06</text:p>
          </table:table-cell>
          <table:table-cell office:value-type="float" office:value="0.0381687265462185" calcext:value-type="float">
            <text:p>0.038168726546219</text:p>
          </table:table-cell>
        </table:table-row>
        <table:table-row table:style-name="ro1">
          <table:table-cell office:value-type="string" calcext:value-type="string">
            <text:p>2021-01-10 05:06:1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0" calcext:value-type="float">
            <text:p>120</text:p>
          </table:table-cell>
          <table:table-cell office:value-type="float" office:value="0.000362879" calcext:value-type="float">
            <text:p>0.000362879</text:p>
          </table:table-cell>
          <table:table-cell office:value-type="float" office:value="0.005525721" calcext:value-type="float">
            <text:p>0.005525721</text:p>
          </table:table-cell>
          <table:table-cell office:value-type="float" office:value="0.000654855" calcext:value-type="float">
            <text:p>0.000654855</text:p>
          </table:table-cell>
          <table:table-cell office:value-type="float" office:value="0.66308652" calcext:value-type="float">
            <text:p>0.66308652</text:p>
          </table:table-cell>
          <table:table-cell office:value-type="float" office:value="0.0785826" calcext:value-type="float">
            <text:p>0.0785826</text:p>
          </table:table-cell>
          <table:table-cell office:value-type="float" office:value="0.000046047675" calcext:value-type="float">
            <text:p>4.6047675E-05</text:p>
          </table:table-cell>
          <table:table-cell office:value-type="float" office:value="0.000005457125" calcext:value-type="float">
            <text:p>5.457125E-06</text:p>
          </table:table-cell>
        </table:table-row>
        <table:table-row table:style-name="ro1">
          <table:table-cell office:value-type="string" calcext:value-type="string">
            <text:p>2021-01-10 05:06:11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0" calcext:value-type="float">
            <text:p>120</text:p>
          </table:table-cell>
          <table:table-cell office:value-type="float" office:value="2.753025628" calcext:value-type="float">
            <text:p>2.753025628</text:p>
          </table:table-cell>
          <table:table-cell office:value-type="float" office:value="0.000211316" calcext:value-type="float">
            <text:p>0.000211316</text:p>
          </table:table-cell>
          <table:table-cell office:value-type="float" office:value="4.514334878" calcext:value-type="float">
            <text:p>4.514334878</text:p>
          </table:table-cell>
          <table:table-cell office:value-type="float" office:value="0.02535792" calcext:value-type="float">
            <text:p>0.02535792</text:p>
          </table:table-cell>
          <table:table-cell office:value-type="float" office:value="541.72018536" calcext:value-type="float">
            <text:p>541.72018536</text:p>
          </table:table-cell>
          <table:table-cell office:value-type="float" office:value="0.00000176096666666667" calcext:value-type="float">
            <text:p>1.76096666666667E-06</text:p>
          </table:table-cell>
          <table:table-cell office:value-type="float" office:value="0.0376194573166667" calcext:value-type="float">
            <text:p>0.037619457316667</text:p>
          </table:table-cell>
        </table:table-row>
        <table:table-row table:style-name="ro1">
          <table:table-cell office:value-type="string" calcext:value-type="string">
            <text:p>2021-01-10 05:06:1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1" calcext:value-type="float">
            <text:p>121</text:p>
          </table:table-cell>
          <table:table-cell office:value-type="float" office:value="0.000334837" calcext:value-type="float">
            <text:p>0.000334837</text:p>
          </table:table-cell>
          <table:table-cell office:value-type="float" office:value="0.001929291" calcext:value-type="float">
            <text:p>0.001929291</text:p>
          </table:table-cell>
          <table:table-cell office:value-type="float" office:value="0.001021341" calcext:value-type="float">
            <text:p>0.001021341</text:p>
          </table:table-cell>
          <table:table-cell office:value-type="float" office:value="0.233444211" calcext:value-type="float">
            <text:p>0.233444211</text:p>
          </table:table-cell>
          <table:table-cell office:value-type="float" office:value="0.123582261" calcext:value-type="float">
            <text:p>0.123582261</text:p>
          </table:table-cell>
          <table:table-cell office:value-type="float" office:value="0.0000159445537190083" calcext:value-type="float">
            <text:p>1.59445537190083E-05</text:p>
          </table:table-cell>
          <table:table-cell office:value-type="float" office:value="0.0000084408347107438" calcext:value-type="float">
            <text:p>8.4408347107438E-06</text:p>
          </table:table-cell>
        </table:table-row>
        <table:table-row table:style-name="ro1">
          <table:table-cell office:value-type="string" calcext:value-type="string">
            <text:p>2021-01-10 05:06:18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1" calcext:value-type="float">
            <text:p>121</text:p>
          </table:table-cell>
          <table:table-cell office:value-type="float" office:value="2.720456395" calcext:value-type="float">
            <text:p>2.720456395</text:p>
          </table:table-cell>
          <table:table-cell office:value-type="float" office:value="0.000191819" calcext:value-type="float">
            <text:p>0.000191819</text:p>
          </table:table-cell>
          <table:table-cell office:value-type="float" office:value="4.483655372" calcext:value-type="float">
            <text:p>4.483655372</text:p>
          </table:table-cell>
          <table:table-cell office:value-type="float" office:value="0.023210099" calcext:value-type="float">
            <text:p>0.023210099</text:p>
          </table:table-cell>
          <table:table-cell office:value-type="float" office:value="542.522300012" calcext:value-type="float">
            <text:p>542.522300012</text:p>
          </table:table-cell>
          <table:table-cell office:value-type="float" office:value="0.00000158528099173554" calcext:value-type="float">
            <text:p>1.58528099173554E-06</text:p>
          </table:table-cell>
          <table:table-cell office:value-type="float" office:value="0.0370550030743802" calcext:value-type="float">
            <text:p>0.03705500307438</text:p>
          </table:table-cell>
        </table:table-row>
        <table:table-row table:style-name="ro1">
          <table:table-cell office:value-type="string" calcext:value-type="string">
            <text:p>2021-01-10 05:06:2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2" calcext:value-type="float">
            <text:p>122</text:p>
          </table:table-cell>
          <table:table-cell office:value-type="float" office:value="0.000486681" calcext:value-type="float">
            <text:p>0.000486681</text:p>
          </table:table-cell>
          <table:table-cell office:value-type="float" office:value="0.001642223" calcext:value-type="float">
            <text:p>0.001642223</text:p>
          </table:table-cell>
          <table:table-cell office:value-type="float" office:value="0.000754171" calcext:value-type="float">
            <text:p>0.000754171</text:p>
          </table:table-cell>
          <table:table-cell office:value-type="float" office:value="0.200351206" calcext:value-type="float">
            <text:p>0.200351206</text:p>
          </table:table-cell>
          <table:table-cell office:value-type="float" office:value="0.092008862" calcext:value-type="float">
            <text:p>0.092008862</text:p>
          </table:table-cell>
          <table:table-cell office:value-type="float" office:value="0.0000134608442622951" calcext:value-type="float">
            <text:p>1.34608442622951E-05</text:p>
          </table:table-cell>
          <table:table-cell office:value-type="float" office:value="0.00000618172950819672" calcext:value-type="float">
            <text:p>6.18172950819672E-06</text:p>
          </table:table-cell>
        </table:table-row>
        <table:table-row table:style-name="ro1">
          <table:table-cell office:value-type="string" calcext:value-type="string">
            <text:p>2021-01-10 05:06:2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2" calcext:value-type="float">
            <text:p>122</text:p>
          </table:table-cell>
          <table:table-cell office:value-type="float" office:value="1.971885318" calcext:value-type="float">
            <text:p>1.971885318</text:p>
          </table:table-cell>
          <table:table-cell office:value-type="float" office:value="0.000192851" calcext:value-type="float">
            <text:p>0.000192851</text:p>
          </table:table-cell>
          <table:table-cell office:value-type="float" office:value="4.622726097" calcext:value-type="float">
            <text:p>4.622726097</text:p>
          </table:table-cell>
          <table:table-cell office:value-type="float" office:value="0.023527822" calcext:value-type="float">
            <text:p>0.023527822</text:p>
          </table:table-cell>
          <table:table-cell office:value-type="float" office:value="563.972583834" calcext:value-type="float">
            <text:p>563.972583834</text:p>
          </table:table-cell>
          <table:table-cell office:value-type="float" office:value="0.00000158074590163934" calcext:value-type="float">
            <text:p>1.58074590163934E-06</text:p>
          </table:table-cell>
          <table:table-cell office:value-type="float" office:value="0.0378911975163934" calcext:value-type="float">
            <text:p>0.037891197516394</text:p>
          </table:table-cell>
        </table:table-row>
        <table:table-row table:style-name="ro1">
          <table:table-cell office:value-type="string" calcext:value-type="string">
            <text:p>2021-01-10 05:06:3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3" calcext:value-type="float">
            <text:p>123</text:p>
          </table:table-cell>
          <table:table-cell office:value-type="float" office:value="0.000357208" calcext:value-type="float">
            <text:p>0.000357208</text:p>
          </table:table-cell>
          <table:table-cell office:value-type="float" office:value="0.005514421" calcext:value-type="float">
            <text:p>0.005514421</text:p>
          </table:table-cell>
          <table:table-cell office:value-type="float" office:value="0.001555521" calcext:value-type="float">
            <text:p>0.001555521</text:p>
          </table:table-cell>
          <table:table-cell office:value-type="float" office:value="0.678273783" calcext:value-type="float">
            <text:p>0.678273783</text:p>
          </table:table-cell>
          <table:table-cell office:value-type="float" office:value="0.191329083" calcext:value-type="float">
            <text:p>0.191329083</text:p>
          </table:table-cell>
          <table:table-cell office:value-type="float" office:value="0.0000448326910569106" calcext:value-type="float">
            <text:p>4.48326910569106E-05</text:p>
          </table:table-cell>
          <table:table-cell office:value-type="float" office:value="0.000012646512195122" calcext:value-type="float">
            <text:p>1.2646512195122E-05</text:p>
          </table:table-cell>
        </table:table-row>
        <table:table-row table:style-name="ro1">
          <table:table-cell office:value-type="string" calcext:value-type="string">
            <text:p>2021-01-10 05:06:3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3" calcext:value-type="float">
            <text:p>123</text:p>
          </table:table-cell>
          <table:table-cell office:value-type="float" office:value="2.065731164" calcext:value-type="float">
            <text:p>2.065731164</text:p>
          </table:table-cell>
          <table:table-cell office:value-type="float" office:value="0.000266188" calcext:value-type="float">
            <text:p>0.000266188</text:p>
          </table:table-cell>
          <table:table-cell office:value-type="float" office:value="4.620898057" calcext:value-type="float">
            <text:p>4.620898057</text:p>
          </table:table-cell>
          <table:table-cell office:value-type="float" office:value="0.032741124" calcext:value-type="float">
            <text:p>0.032741124</text:p>
          </table:table-cell>
          <table:table-cell office:value-type="float" office:value="568.370461011" calcext:value-type="float">
            <text:p>568.370461011</text:p>
          </table:table-cell>
          <table:table-cell office:value-type="float" office:value="0.00000216413008130081" calcext:value-type="float">
            <text:p>2.16413008130081E-06</text:p>
          </table:table-cell>
          <table:table-cell office:value-type="float" office:value="0.0375682768861789" calcext:value-type="float">
            <text:p>0.037568276886179</text:p>
          </table:table-cell>
        </table:table-row>
        <table:table-row table:style-name="ro1">
          <table:table-cell office:value-type="string" calcext:value-type="string">
            <text:p>2021-01-10 05:06:3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4" calcext:value-type="float">
            <text:p>124</text:p>
          </table:table-cell>
          <table:table-cell office:value-type="float" office:value="0.000336119" calcext:value-type="float">
            <text:p>0.000336119</text:p>
          </table:table-cell>
          <table:table-cell office:value-type="float" office:value="0.001997007" calcext:value-type="float">
            <text:p>0.001997007</text:p>
          </table:table-cell>
          <table:table-cell office:value-type="float" office:value="0.001829955" calcext:value-type="float">
            <text:p>0.001829955</text:p>
          </table:table-cell>
          <table:table-cell office:value-type="float" office:value="0.247628868" calcext:value-type="float">
            <text:p>0.247628868</text:p>
          </table:table-cell>
          <table:table-cell office:value-type="float" office:value="0.22691442" calcext:value-type="float">
            <text:p>0.22691442</text:p>
          </table:table-cell>
          <table:table-cell office:value-type="float" office:value="0.0000161048951612903" calcext:value-type="float">
            <text:p>1.61048951612903E-05</text:p>
          </table:table-cell>
          <table:table-cell office:value-type="float" office:value="0.0000147577016129032" calcext:value-type="float">
            <text:p>1.47577016129032E-05</text:p>
          </table:table-cell>
        </table:table-row>
        <table:table-row table:style-name="ro1">
          <table:table-cell office:value-type="string" calcext:value-type="string">
            <text:p>2021-01-10 05:06:39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4" calcext:value-type="float">
            <text:p>124</text:p>
          </table:table-cell>
          <table:table-cell office:value-type="float" office:value="2.029132429" calcext:value-type="float">
            <text:p>2.029132429</text:p>
          </table:table-cell>
          <table:table-cell office:value-type="float" office:value="0.000195466" calcext:value-type="float">
            <text:p>0.000195466</text:p>
          </table:table-cell>
          <table:table-cell office:value-type="float" office:value="4.590401173" calcext:value-type="float">
            <text:p>4.590401173</text:p>
          </table:table-cell>
          <table:table-cell office:value-type="float" office:value="0.024237784" calcext:value-type="float">
            <text:p>0.024237784</text:p>
          </table:table-cell>
          <table:table-cell office:value-type="float" office:value="569.209745452" calcext:value-type="float">
            <text:p>569.209745452</text:p>
          </table:table-cell>
          <table:table-cell office:value-type="float" office:value="0.00000157633870967742" calcext:value-type="float">
            <text:p>1.57633870967742E-06</text:p>
          </table:table-cell>
          <table:table-cell office:value-type="float" office:value="0.0370193642983871" calcext:value-type="float">
            <text:p>0.037019364298387</text:p>
          </table:table-cell>
        </table:table-row>
        <table:table-row table:style-name="ro1">
          <table:table-cell office:value-type="string" calcext:value-type="string">
            <text:p>2021-01-10 05:06:4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5" calcext:value-type="float">
            <text:p>125</text:p>
          </table:table-cell>
          <table:table-cell office:value-type="float" office:value="0.000353542" calcext:value-type="float">
            <text:p>0.000353542</text:p>
          </table:table-cell>
          <table:table-cell office:value-type="float" office:value="0.005693455" calcext:value-type="float">
            <text:p>0.005693455</text:p>
          </table:table-cell>
          <table:table-cell office:value-type="float" office:value="0.0010685" calcext:value-type="float">
            <text:p>0.0010685</text:p>
          </table:table-cell>
          <table:table-cell office:value-type="float" office:value="0.711681875" calcext:value-type="float">
            <text:p>0.711681875</text:p>
          </table:table-cell>
          <table:table-cell office:value-type="float" office:value="0.1335625" calcext:value-type="float">
            <text:p>0.1335625</text:p>
          </table:table-cell>
          <table:table-cell office:value-type="float" office:value="0.00004554764" calcext:value-type="float">
            <text:p>4.554764E-05</text:p>
          </table:table-cell>
          <table:table-cell office:value-type="float" office:value="0.000008548" calcext:value-type="float">
            <text:p>8.548E-06</text:p>
          </table:table-cell>
        </table:table-row>
        <table:table-row table:style-name="ro1">
          <table:table-cell office:value-type="string" calcext:value-type="string">
            <text:p>2021-01-10 05:06:4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5" calcext:value-type="float">
            <text:p>125</text:p>
          </table:table-cell>
          <table:table-cell office:value-type="float" office:value="2.15981777" calcext:value-type="float">
            <text:p>2.15981777</text:p>
          </table:table-cell>
          <table:table-cell office:value-type="float" office:value="0.000231373" calcext:value-type="float">
            <text:p>0.000231373</text:p>
          </table:table-cell>
          <table:table-cell office:value-type="float" office:value="4.570135096" calcext:value-type="float">
            <text:p>4.570135096</text:p>
          </table:table-cell>
          <table:table-cell office:value-type="float" office:value="0.028921625" calcext:value-type="float">
            <text:p>0.028921625</text:p>
          </table:table-cell>
          <table:table-cell office:value-type="float" office:value="571.266887" calcext:value-type="float">
            <text:p>571.266887</text:p>
          </table:table-cell>
          <table:table-cell office:value-type="float" office:value="0.000001850984" calcext:value-type="float">
            <text:p>1.850984E-06</text:p>
          </table:table-cell>
          <table:table-cell office:value-type="float" office:value="0.036561080768" calcext:value-type="float">
            <text:p>0.036561080768</text:p>
          </table:table-cell>
        </table:table-row>
        <table:table-row table:style-name="ro1">
          <table:table-cell office:value-type="string" calcext:value-type="string">
            <text:p>2021-01-10 05:06:5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6" calcext:value-type="float">
            <text:p>126</text:p>
          </table:table-cell>
          <table:table-cell office:value-type="float" office:value="0.000364362" calcext:value-type="float">
            <text:p>0.000364362</text:p>
          </table:table-cell>
          <table:table-cell office:value-type="float" office:value="0.001703067" calcext:value-type="float">
            <text:p>0.001703067</text:p>
          </table:table-cell>
          <table:table-cell office:value-type="float" office:value="0.001821418" calcext:value-type="float">
            <text:p>0.001821418</text:p>
          </table:table-cell>
          <table:table-cell office:value-type="float" office:value="0.214586442" calcext:value-type="float">
            <text:p>0.214586442</text:p>
          </table:table-cell>
          <table:table-cell office:value-type="float" office:value="0.229498668" calcext:value-type="float">
            <text:p>0.229498668</text:p>
          </table:table-cell>
          <table:table-cell office:value-type="float" office:value="0.0000135164047619048" calcext:value-type="float">
            <text:p>1.35164047619048E-05</text:p>
          </table:table-cell>
          <table:table-cell office:value-type="float" office:value="0.0000144556984126984" calcext:value-type="float">
            <text:p>1.44556984126984E-05</text:p>
          </table:table-cell>
        </table:table-row>
        <table:table-row table:style-name="ro1">
          <table:table-cell office:value-type="string" calcext:value-type="string">
            <text:p>2021-01-10 05:06:52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6" calcext:value-type="float">
            <text:p>126</text:p>
          </table:table-cell>
          <table:table-cell office:value-type="float" office:value="2.268229857" calcext:value-type="float">
            <text:p>2.268229857</text:p>
          </table:table-cell>
          <table:table-cell office:value-type="float" office:value="0.0001923" calcext:value-type="float">
            <text:p>0.0001923</text:p>
          </table:table-cell>
          <table:table-cell office:value-type="float" office:value="4.817953325" calcext:value-type="float">
            <text:p>4.817953325</text:p>
          </table:table-cell>
          <table:table-cell office:value-type="float" office:value="0.0242298" calcext:value-type="float">
            <text:p>0.0242298</text:p>
          </table:table-cell>
          <table:table-cell office:value-type="float" office:value="607.06211895" calcext:value-type="float">
            <text:p>607.06211895</text:p>
          </table:table-cell>
          <table:table-cell office:value-type="float" office:value="0.00000152619047619048" calcext:value-type="float">
            <text:p>1.52619047619048E-06</text:p>
          </table:table-cell>
          <table:table-cell office:value-type="float" office:value="0.0382377248015873" calcext:value-type="float">
            <text:p>0.038237724801587</text:p>
          </table:table-cell>
        </table:table-row>
        <table:table-row table:style-name="ro1">
          <table:table-cell office:value-type="string" calcext:value-type="string">
            <text:p>2021-01-10 05:07:0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7" calcext:value-type="float">
            <text:p>127</text:p>
          </table:table-cell>
          <table:table-cell office:value-type="float" office:value="0.000334255" calcext:value-type="float">
            <text:p>0.000334255</text:p>
          </table:table-cell>
          <table:table-cell office:value-type="float" office:value="0.005375501" calcext:value-type="float">
            <text:p>0.005375501</text:p>
          </table:table-cell>
          <table:table-cell office:value-type="float" office:value="0.000541523" calcext:value-type="float">
            <text:p>0.000541523</text:p>
          </table:table-cell>
          <table:table-cell office:value-type="float" office:value="0.682688627" calcext:value-type="float">
            <text:p>0.682688627</text:p>
          </table:table-cell>
          <table:table-cell office:value-type="float" office:value="0.068773421" calcext:value-type="float">
            <text:p>0.068773421</text:p>
          </table:table-cell>
          <table:table-cell office:value-type="float" office:value="0.0000423267795275591" calcext:value-type="float">
            <text:p>4.23267795275591E-05</text:p>
          </table:table-cell>
          <table:table-cell office:value-type="float" office:value="0.00000426396062992126" calcext:value-type="float">
            <text:p>4.26396062992126E-06</text:p>
          </table:table-cell>
        </table:table-row>
        <table:table-row table:style-name="ro1">
          <table:table-cell office:value-type="string" calcext:value-type="string">
            <text:p>2021-01-10 05:07:00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7" calcext:value-type="float">
            <text:p>127</text:p>
          </table:table-cell>
          <table:table-cell office:value-type="float" office:value="2.087237195" calcext:value-type="float">
            <text:p>2.087237195</text:p>
          </table:table-cell>
          <table:table-cell office:value-type="float" office:value="0.000174807" calcext:value-type="float">
            <text:p>0.000174807</text:p>
          </table:table-cell>
          <table:table-cell office:value-type="float" office:value="4.700422013" calcext:value-type="float">
            <text:p>4.700422013</text:p>
          </table:table-cell>
          <table:table-cell office:value-type="float" office:value="0.022200489" calcext:value-type="float">
            <text:p>0.022200489</text:p>
          </table:table-cell>
          <table:table-cell office:value-type="float" office:value="596.953595651" calcext:value-type="float">
            <text:p>596.953595651</text:p>
          </table:table-cell>
          <table:table-cell office:value-type="float" office:value="0.00000137643307086614" calcext:value-type="float">
            <text:p>1.37643307086614E-06</text:p>
          </table:table-cell>
          <table:table-cell office:value-type="float" office:value="0.0370111969527559" calcext:value-type="float">
            <text:p>0.037011196952756</text:p>
          </table:table-cell>
        </table:table-row>
        <table:table-row table:style-name="ro1">
          <table:table-cell office:value-type="string" calcext:value-type="string">
            <text:p>2021-01-10 05:07:0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_360</text:p>
          </table:table-cell>
          <table:table-cell office:value-type="float" office:value="128" calcext:value-type="float">
            <text:p>128</text:p>
          </table:table-cell>
          <table:table-cell office:value-type="float" office:value="0.000370243" calcext:value-type="float">
            <text:p>0.000370243</text:p>
          </table:table-cell>
          <table:table-cell office:value-type="float" office:value="0.005466902" calcext:value-type="float">
            <text:p>0.005466902</text:p>
          </table:table-cell>
          <table:table-cell office:value-type="float" office:value="0.000580636" calcext:value-type="float">
            <text:p>0.000580636</text:p>
          </table:table-cell>
          <table:table-cell office:value-type="float" office:value="0.699763456" calcext:value-type="float">
            <text:p>0.699763456</text:p>
          </table:table-cell>
          <table:table-cell office:value-type="float" office:value="0.074321408" calcext:value-type="float">
            <text:p>0.074321408</text:p>
          </table:table-cell>
          <table:table-cell office:value-type="float" office:value="0.000042710171875" calcext:value-type="float">
            <text:p>4.2710171875E-05</text:p>
          </table:table-cell>
          <table:table-cell office:value-type="float" office:value="0.00000453621875" calcext:value-type="float">
            <text:p>4.53621875E-06</text:p>
          </table:table-cell>
        </table:table-row>
        <table:table-row table:style-name="ro1">
          <table:table-cell office:value-type="string" calcext:value-type="string">
            <text:p>2021-01-10 05:07:06 UT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b</text:p>
          </table:table-cell>
          <table:table-cell office:value-type="float" office:value="128" calcext:value-type="float">
            <text:p>128</text:p>
          </table:table-cell>
          <table:table-cell office:value-type="float" office:value="2.306142211" calcext:value-type="float">
            <text:p>2.306142211</text:p>
          </table:table-cell>
          <table:table-cell office:value-type="float" office:value="0.000350947" calcext:value-type="float">
            <text:p>0.000350947</text:p>
          </table:table-cell>
          <table:table-cell office:value-type="float" office:value="4.899804715" calcext:value-type="float">
            <text:p>4.899804715</text:p>
          </table:table-cell>
          <table:table-cell office:value-type="float" office:value="0.044921216" calcext:value-type="float">
            <text:p>0.044921216</text:p>
          </table:table-cell>
          <table:table-cell office:value-type="float" office:value="627.17500352" calcext:value-type="float">
            <text:p>627.17500352</text:p>
          </table:table-cell>
          <table:table-cell office:value-type="float" office:value="0.0000027417734375" calcext:value-type="float">
            <text:p>2.7417734375E-06</text:p>
          </table:table-cell>
          <table:table-cell office:value-type="float" office:value="0.0382797243359375" calcext:value-type="float">
            <text:p>0.038279724335938</text:p>
          </table:table-cell>
        </table:table-row>
      </table:table>
      <table:table table:name="Pivot Table_bench.cr.ql_35.crystal_0_35_1_1" table:style-name="ta1">
        <table:shapes>
          <draw:frame draw:z-index="0" draw:style-name="gr1" draw:text-style-name="P1" svg:width="19.3945in" svg:height="5.2965in" svg:x="0.9272in" svg:y="0.748in">
            <draw:object draw:notify-on-update-of-ranges="PT@categories PT@label 0 PT@data 0 PT@label 1 PT@data 1 PT@label 2 PT@data 2 PT@label 3 PT@data 3 PT@label 4 PT@data 4 PT@label 5 PT@data 5 PT@label 6 PT@data 6 PT@label 7 PT@data 7 PT@label 8 PT@data 8 PT@label 9 PT@data 9 PT@label 10 PT@data 10 PT@label 11 PT@data 11 PT@label 12 PT@data 12 PT@label 13 PT@data 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2" table:default-cell-style-name="ce5"/>
        <table:table-column table:style-name="co12" table:default-cell-style-name="ce11"/>
        <table:table-column table:style-name="co12" table:number-columns-repeated="5" table:default-cell-style-name="ce17"/>
        <table:table-column table:style-name="co12" table:default-cell-style-name="ce22"/>
        <table:table-column table:style-name="co12" table:number-columns-repeated="7" table:default-cell-style-name="ce17"/>
        <table:table-column table:style-name="co12" table:visibility="collapse" table:default-cell-style-name="ce28"/>
        <table:table-column table:style-name="co12" table:visibility="collapse" table:default-cell-style-name="ce31"/>
        <table:table-column table:style-name="co12" table:visibility="collapse" table:default-cell-style-name="ce28"/>
        <table:table-column table:style-name="co12" table:visibility="collapse" table:default-cell-style-name="ce31"/>
        <table:table-column table:style-name="co12" table:visibility="collapse" table:default-cell-style-name="ce28"/>
        <table:table-column table:style-name="co12" table:visibility="collapse" table:default-cell-style-name="ce31"/>
        <table:table-column table:style-name="co12" table:visibility="collapse" table:default-cell-style-name="ce36"/>
        <table:table-row table:style-name="ro1">
          <table:table-cell table:style-name="ce1"/>
          <table:table-cell table:style-name="ce7" office:value-type="string" calcext:value-type="string">
            <text:p>title</text:p>
          </table:table-cell>
          <table:table-cell table:style-name="ce7" office:value-type="string" calcext:value-type="string">
            <text:p>Data</text:p>
          </table:table-cell>
          <table:table-cell table:style-name="ce20" table:number-columns-repeated="18"/>
          <table:table-cell table:style-name="ce32"/>
        </table:table-row>
        <table:table-row table:style-name="ro1">
          <table:table-cell table:style-name="ce2"/>
          <table:table-cell table:style-name="ce8" office:value-type="string" calcext:value-type="string">
            <text:p>array_360</text:p>
          </table:table-cell>
          <table:table-cell table:style-name="ce14" table:number-columns-repeated="6"/>
          <table:table-cell table:style-name="ce14" office:value-type="string" calcext:value-type="string">
            <text:p>fib</text:p>
          </table:table-cell>
          <table:table-cell table:style-name="ce14" table:number-columns-repeated="6"/>
          <table:table-cell table:style-name="ce25" office:value-type="string" calcext:value-type="string">
            <text:p>Total Average - normal</text:p>
          </table:table-cell>
          <table:table-cell table:style-name="ce25" office:value-type="string" calcext:value-type="string">
            <text:p>Total Average - fibers_any_thread</text:p>
          </table:table-cell>
          <table:table-cell table:style-name="ce25" office:value-type="string" calcext:value-type="string">
            <text:p>Total Average - fibers_same_thread</text:p>
          </table:table-cell>
          <table:table-cell table:style-name="ce25" office:value-type="string" calcext:value-type="string">
            <text:p>Total Average - fibers_any_thread_times_worker</text:p>
          </table:table-cell>
          <table:table-cell table:style-name="ce25" office:value-type="string" calcext:value-type="string">
            <text:p>Total Average - fibers_same_thread_times_worker</text:p>
          </table:table-cell>
          <table:table-cell table:style-name="ce25" office:value-type="string" calcext:value-type="string">
            <text:p>Total Average - fibers_any_thread_per_worker</text:p>
          </table:table-cell>
          <table:table-cell table:style-name="ce33" office:value-type="string" calcext:value-type="string">
            <text:p>Total Average - fibers_same_thread_per_worker</text:p>
          </table:table-cell>
        </table:table-row>
        <table:table-row table:style-name="ro1">
          <table:table-cell table:style-name="ce3" office:value-type="string" calcext:value-type="string">
            <text:p>env_crystal_workers</text:p>
          </table:table-cell>
          <table:table-cell table:style-name="ce9" office:value-type="string" calcext:value-type="string">
            <text:p>Average - normal</text:p>
          </table:table-cell>
          <table:table-cell table:style-name="ce15" office:value-type="string" calcext:value-type="string">
            <text:p>Average - fibers_any_thread</text:p>
          </table:table-cell>
          <table:table-cell table:style-name="ce15" office:value-type="string" calcext:value-type="string">
            <text:p>Average - fibers_same_thread</text:p>
          </table:table-cell>
          <table:table-cell table:style-name="ce15" office:value-type="string" calcext:value-type="string">
            <text:p>Average - fibers_any_thread_times_worker</text:p>
          </table:table-cell>
          <table:table-cell table:style-name="ce15" office:value-type="string" calcext:value-type="string">
            <text:p>Average - fibers_same_thread_times_worker</text:p>
          </table:table-cell>
          <table:table-cell table:style-name="ce15" office:value-type="string" calcext:value-type="string">
            <text:p>Average - fibers_any_thread_per_worker</text:p>
          </table:table-cell>
          <table:table-cell table:style-name="ce15" office:value-type="string" calcext:value-type="string">
            <text:p>Average - fibers_same_thread_per_worker</text:p>
          </table:table-cell>
          <table:table-cell table:style-name="ce15" office:value-type="string" calcext:value-type="string">
            <text:p>Average - normal</text:p>
          </table:table-cell>
          <table:table-cell table:style-name="ce15" office:value-type="string" calcext:value-type="string">
            <text:p>Average - fibers_any_thread</text:p>
          </table:table-cell>
          <table:table-cell table:style-name="ce15" office:value-type="string" calcext:value-type="string">
            <text:p>Average - fibers_same_thread</text:p>
          </table:table-cell>
          <table:table-cell table:style-name="ce15" office:value-type="string" calcext:value-type="string">
            <text:p>Average - fibers_any_thread_times_worker</text:p>
          </table:table-cell>
          <table:table-cell table:style-name="ce15" office:value-type="string" calcext:value-type="string">
            <text:p>Average - fibers_same_thread_times_worker</text:p>
          </table:table-cell>
          <table:table-cell table:style-name="ce15" office:value-type="string" calcext:value-type="string">
            <text:p>Average - fibers_any_thread_per_worker</text:p>
          </table:table-cell>
          <table:table-cell table:style-name="ce15" office:value-type="string" calcext:value-type="string">
            <text:p>Average - fibers_same_thread_per_worker</text:p>
          </table:table-cell>
          <table:table-cell table:style-name="ce26" table:number-columns-repeated="6"/>
          <table:table-cell table:style-name="ce3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float" office:value="0.000371785" calcext:value-type="float">
            <text:p>0.000371785</text:p>
          </table:table-cell>
          <table:table-cell table:style-name="ce16" office:value-type="float" office:value="0.000671677" calcext:value-type="float">
            <text:p>0.000671677</text:p>
          </table:table-cell>
          <table:table-cell table:style-name="ce16" office:value-type="float" office:value="0.000329727" calcext:value-type="float">
            <text:p>0.000329727</text:p>
          </table:table-cell>
          <table:table-cell table:style-name="ce16" office:value-type="float" office:value="0.000671677" calcext:value-type="float">
            <text:p>0.000671677</text:p>
          </table:table-cell>
          <table:table-cell table:style-name="ce16" office:value-type="float" office:value="0.000329727" calcext:value-type="float">
            <text:p>0.000329727</text:p>
          </table:table-cell>
          <table:table-cell table:style-name="ce16" office:value-type="float" office:value="0.000671677" calcext:value-type="float">
            <text:p>0.000671677</text:p>
          </table:table-cell>
          <table:table-cell table:style-name="ce21" office:value-type="float" office:value="0.000329727" calcext:value-type="float">
            <text:p>0.000329727</text:p>
          </table:table-cell>
          <table:table-cell office:value-type="float" office:value="1.635138581" calcext:value-type="float">
            <text:p>1.635138581</text:p>
          </table:table-cell>
          <table:table-cell office:value-type="float" office:value="1.619016956" calcext:value-type="float">
            <text:p>1.619016956</text:p>
          </table:table-cell>
          <table:table-cell office:value-type="float" office:value="1.642245902" calcext:value-type="float">
            <text:p>1.642245902</text:p>
          </table:table-cell>
          <table:table-cell office:value-type="float" office:value="1.619016956" calcext:value-type="float">
            <text:p>1.619016956</text:p>
          </table:table-cell>
          <table:table-cell office:value-type="float" office:value="1.642245902" calcext:value-type="float">
            <text:p>1.642245902</text:p>
          </table:table-cell>
          <table:table-cell office:value-type="float" office:value="1.619016956" calcext:value-type="float">
            <text:p>1.619016956</text:p>
          </table:table-cell>
          <table:table-cell office:value-type="float" office:value="1.642245902" calcext:value-type="float">
            <text:p>1.642245902</text:p>
          </table:table-cell>
          <table:table-cell table:style-name="ce27" office:value-type="float" office:value="0.817755183" calcext:value-type="float">
            <text:p>0.817755183</text:p>
          </table:table-cell>
          <table:table-cell office:value-type="float" office:value="0.8098443165" calcext:value-type="float">
            <text:p>0.8098443165</text:p>
          </table:table-cell>
          <table:table-cell table:style-name="ce27" office:value-type="float" office:value="0.8212878145" calcext:value-type="float">
            <text:p>0.8212878145</text:p>
          </table:table-cell>
          <table:table-cell office:value-type="float" office:value="0.8098443165" calcext:value-type="float">
            <text:p>0.8098443165</text:p>
          </table:table-cell>
          <table:table-cell table:style-name="ce27" office:value-type="float" office:value="0.8212878145" calcext:value-type="float">
            <text:p>0.8212878145</text:p>
          </table:table-cell>
          <table:table-cell office:value-type="float" office:value="0.8098443165" calcext:value-type="float">
            <text:p>0.8098443165</text:p>
          </table:table-cell>
          <table:table-cell table:style-name="ce35" office:value-type="float" office:value="0.8212878145" calcext:value-type="float">
            <text:p>0.82128781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415808" calcext:value-type="float">
            <text:p>0.000415808</text:p>
          </table:table-cell>
          <table:table-cell office:value-type="float" office:value="0.00038484" calcext:value-type="float">
            <text:p>0.00038484</text:p>
          </table:table-cell>
          <table:table-cell office:value-type="float" office:value="0.00048054" calcext:value-type="float">
            <text:p>0.00048054</text:p>
          </table:table-cell>
          <table:table-cell office:value-type="float" office:value="0.00076968" calcext:value-type="float">
            <text:p>0.00076968</text:p>
          </table:table-cell>
          <table:table-cell office:value-type="float" office:value="0.00096108" calcext:value-type="float">
            <text:p>0.00096108</text:p>
          </table:table-cell>
          <table:table-cell office:value-type="float" office:value="0.00019242" calcext:value-type="float">
            <text:p>0.00019242</text:p>
          </table:table-cell>
          <table:table-cell office:value-type="float" office:value="0.00024027" calcext:value-type="float">
            <text:p>0.00024027</text:p>
          </table:table-cell>
          <table:table-cell office:value-type="float" office:value="2.175507168" calcext:value-type="float">
            <text:p>2.175507168</text:p>
          </table:table-cell>
          <table:table-cell office:value-type="float" office:value="1.866641846" calcext:value-type="float">
            <text:p>1.866641846</text:p>
          </table:table-cell>
          <table:table-cell office:value-type="float" office:value="2.168075594" calcext:value-type="float">
            <text:p>2.168075594</text:p>
          </table:table-cell>
          <table:table-cell office:value-type="float" office:value="3.733283692" calcext:value-type="float">
            <text:p>3.733283692</text:p>
          </table:table-cell>
          <table:table-cell office:value-type="float" office:value="4.336151188" calcext:value-type="float">
            <text:p>4.336151188</text:p>
          </table:table-cell>
          <table:table-cell office:value-type="float" office:value="0.933320923" calcext:value-type="float">
            <text:p>0.933320923</text:p>
          </table:table-cell>
          <table:table-cell office:value-type="float" office:value="1.084037797" calcext:value-type="float">
            <text:p>1.084037797</text:p>
          </table:table-cell>
          <table:table-cell office:value-type="float" office:value="1.087961488" calcext:value-type="float">
            <text:p>1.087961488</text:p>
          </table:table-cell>
          <table:table-cell office:value-type="float" office:value="0.933513343" calcext:value-type="float">
            <text:p>0.933513343</text:p>
          </table:table-cell>
          <table:table-cell office:value-type="float" office:value="1.084278067" calcext:value-type="float">
            <text:p>1.084278067</text:p>
          </table:table-cell>
          <table:table-cell office:value-type="float" office:value="1.867026686" calcext:value-type="float">
            <text:p>1.867026686</text:p>
          </table:table-cell>
          <table:table-cell office:value-type="float" office:value="2.168556134" calcext:value-type="float">
            <text:p>2.168556134</text:p>
          </table:table-cell>
          <table:table-cell office:value-type="float" office:value="0.4667566715" calcext:value-type="float">
            <text:p>0.4667566715</text:p>
          </table:table-cell>
          <table:table-cell office:value-type="float" office:value="0.5421390335" calcext:value-type="float">
            <text:p>0.54213903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3524" calcext:value-type="float">
            <text:p>0.0003524</text:p>
          </table:table-cell>
          <table:table-cell office:value-type="float" office:value="0.000634176" calcext:value-type="float">
            <text:p>0.000634176</text:p>
          </table:table-cell>
          <table:table-cell office:value-type="float" office:value="0.000503562" calcext:value-type="float">
            <text:p>0.000503562</text:p>
          </table:table-cell>
          <table:table-cell office:value-type="float" office:value="0.001902528" calcext:value-type="float">
            <text:p>0.001902528</text:p>
          </table:table-cell>
          <table:table-cell office:value-type="float" office:value="0.001510686" calcext:value-type="float">
            <text:p>0.001510686</text:p>
          </table:table-cell>
          <table:table-cell office:value-type="float" office:value="0.000211392" calcext:value-type="float">
            <text:p>0.000211392</text:p>
          </table:table-cell>
          <table:table-cell office:value-type="float" office:value="0.000167854" calcext:value-type="float">
            <text:p>0.000167854</text:p>
          </table:table-cell>
          <table:table-cell office:value-type="float" office:value="1.749384443" calcext:value-type="float">
            <text:p>1.749384443</text:p>
          </table:table-cell>
          <table:table-cell office:value-type="float" office:value="1.221446458" calcext:value-type="float">
            <text:p>1.221446458</text:p>
          </table:table-cell>
          <table:table-cell office:value-type="float" office:value="1.975354893" calcext:value-type="float">
            <text:p>1.975354893</text:p>
          </table:table-cell>
          <table:table-cell office:value-type="float" office:value="3.664339374" calcext:value-type="float">
            <text:p>3.664339374</text:p>
          </table:table-cell>
          <table:table-cell office:value-type="float" office:value="5.926064679" calcext:value-type="float">
            <text:p>5.926064679</text:p>
          </table:table-cell>
          <table:table-cell office:value-type="float" office:value="0.407148819333333" calcext:value-type="float">
            <text:p>0.407148819333333</text:p>
          </table:table-cell>
          <table:table-cell office:value-type="float" office:value="0.658451631" calcext:value-type="float">
            <text:p>0.658451631</text:p>
          </table:table-cell>
          <table:table-cell office:value-type="float" office:value="0.8748684215" calcext:value-type="float">
            <text:p>0.8748684215</text:p>
          </table:table-cell>
          <table:table-cell office:value-type="float" office:value="0.611040317" calcext:value-type="float">
            <text:p>0.611040317</text:p>
          </table:table-cell>
          <table:table-cell office:value-type="float" office:value="0.9879292275" calcext:value-type="float">
            <text:p>0.9879292275</text:p>
          </table:table-cell>
          <table:table-cell office:value-type="float" office:value="1.833120951" calcext:value-type="float">
            <text:p>1.833120951</text:p>
          </table:table-cell>
          <table:table-cell office:value-type="float" office:value="2.9637876825" calcext:value-type="float">
            <text:p>2.9637876825</text:p>
          </table:table-cell>
          <table:table-cell office:value-type="float" office:value="0.203680105666667" calcext:value-type="float">
            <text:p>0.203680105666667</text:p>
          </table:table-cell>
          <table:table-cell office:value-type="float" office:value="0.3293097425" calcext:value-type="float">
            <text:p>0.32930974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482173" calcext:value-type="float">
            <text:p>0.000482173</text:p>
          </table:table-cell>
          <table:table-cell office:value-type="float" office:value="0.000905004" calcext:value-type="float">
            <text:p>0.000905004</text:p>
          </table:table-cell>
          <table:table-cell office:value-type="float" office:value="0.000656428" calcext:value-type="float">
            <text:p>0.000656428</text:p>
          </table:table-cell>
          <table:table-cell office:value-type="float" office:value="0.003620016" calcext:value-type="float">
            <text:p>0.003620016</text:p>
          </table:table-cell>
          <table:table-cell office:value-type="float" office:value="0.002625712" calcext:value-type="float">
            <text:p>0.002625712</text:p>
          </table:table-cell>
          <table:table-cell office:value-type="float" office:value="0.000226251" calcext:value-type="float">
            <text:p>0.000226251</text:p>
          </table:table-cell>
          <table:table-cell office:value-type="float" office:value="0.000164107" calcext:value-type="float">
            <text:p>0.000164107</text:p>
          </table:table-cell>
          <table:table-cell office:value-type="float" office:value="1.726777623" calcext:value-type="float">
            <text:p>1.726777623</text:p>
          </table:table-cell>
          <table:table-cell office:value-type="float" office:value="1.046283231" calcext:value-type="float">
            <text:p>1.046283231</text:p>
          </table:table-cell>
          <table:table-cell office:value-type="float" office:value="2.256311454" calcext:value-type="float">
            <text:p>2.256311454</text:p>
          </table:table-cell>
          <table:table-cell office:value-type="float" office:value="4.185132924" calcext:value-type="float">
            <text:p>4.185132924</text:p>
          </table:table-cell>
          <table:table-cell office:value-type="float" office:value="9.025245816" calcext:value-type="float">
            <text:p>9.025245816</text:p>
          </table:table-cell>
          <table:table-cell office:value-type="float" office:value="0.26157080775" calcext:value-type="float">
            <text:p>0.26157080775</text:p>
          </table:table-cell>
          <table:table-cell office:value-type="float" office:value="0.5640778635" calcext:value-type="float">
            <text:p>0.5640778635</text:p>
          </table:table-cell>
          <table:table-cell office:value-type="float" office:value="0.863629898" calcext:value-type="float">
            <text:p>0.863629898</text:p>
          </table:table-cell>
          <table:table-cell office:value-type="float" office:value="0.5235941175" calcext:value-type="float">
            <text:p>0.5235941175</text:p>
          </table:table-cell>
          <table:table-cell office:value-type="float" office:value="1.128483941" calcext:value-type="float">
            <text:p>1.128483941</text:p>
          </table:table-cell>
          <table:table-cell office:value-type="float" office:value="2.09437647" calcext:value-type="float">
            <text:p>2.09437647</text:p>
          </table:table-cell>
          <table:table-cell office:value-type="float" office:value="4.513935764" calcext:value-type="float">
            <text:p>4.513935764</text:p>
          </table:table-cell>
          <table:table-cell office:value-type="float" office:value="0.130898529375" calcext:value-type="float">
            <text:p>0.130898529375</text:p>
          </table:table-cell>
          <table:table-cell office:value-type="float" office:value="0.28212098525" calcext:value-type="float">
            <text:p>0.282120985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360936" calcext:value-type="float">
            <text:p>0.000360936</text:p>
          </table:table-cell>
          <table:table-cell office:value-type="float" office:value="0.001226686" calcext:value-type="float">
            <text:p>0.001226686</text:p>
          </table:table-cell>
          <table:table-cell office:value-type="float" office:value="0.000583642" calcext:value-type="float">
            <text:p>0.000583642</text:p>
          </table:table-cell>
          <table:table-cell office:value-type="float" office:value="0.00613343" calcext:value-type="float">
            <text:p>0.00613343</text:p>
          </table:table-cell>
          <table:table-cell office:value-type="float" office:value="0.00291821" calcext:value-type="float">
            <text:p>0.00291821</text:p>
          </table:table-cell>
          <table:table-cell office:value-type="float" office:value="0.0002453372" calcext:value-type="float">
            <text:p>0.0002453372</text:p>
          </table:table-cell>
          <table:table-cell office:value-type="float" office:value="0.0001167284" calcext:value-type="float">
            <text:p>0.0001167284</text:p>
          </table:table-cell>
          <table:table-cell office:value-type="float" office:value="1.84212297" calcext:value-type="float">
            <text:p>1.84212297</text:p>
          </table:table-cell>
          <table:table-cell office:value-type="float" office:value="1.806789052" calcext:value-type="float">
            <text:p>1.806789052</text:p>
          </table:table-cell>
          <table:table-cell office:value-type="float" office:value="1.614604233" calcext:value-type="float">
            <text:p>1.614604233</text:p>
          </table:table-cell>
          <table:table-cell office:value-type="float" office:value="9.03394526" calcext:value-type="float">
            <text:p>9.03394526</text:p>
          </table:table-cell>
          <table:table-cell office:value-type="float" office:value="8.073021165" calcext:value-type="float">
            <text:p>8.073021165</text:p>
          </table:table-cell>
          <table:table-cell office:value-type="float" office:value="0.3613578104" calcext:value-type="float">
            <text:p>0.3613578104</text:p>
          </table:table-cell>
          <table:table-cell office:value-type="float" office:value="0.3229208466" calcext:value-type="float">
            <text:p>0.3229208466</text:p>
          </table:table-cell>
          <table:table-cell office:value-type="float" office:value="0.921241953" calcext:value-type="float">
            <text:p>0.921241953</text:p>
          </table:table-cell>
          <table:table-cell office:value-type="float" office:value="0.904007869" calcext:value-type="float">
            <text:p>0.904007869</text:p>
          </table:table-cell>
          <table:table-cell office:value-type="float" office:value="0.8075939375" calcext:value-type="float">
            <text:p>0.8075939375</text:p>
          </table:table-cell>
          <table:table-cell office:value-type="float" office:value="4.520039345" calcext:value-type="float">
            <text:p>4.520039345</text:p>
          </table:table-cell>
          <table:table-cell office:value-type="float" office:value="4.0379696875" calcext:value-type="float">
            <text:p>4.0379696875</text:p>
          </table:table-cell>
          <table:table-cell office:value-type="float" office:value="0.1808015738" calcext:value-type="float">
            <text:p>0.1808015738</text:p>
          </table:table-cell>
          <table:table-cell office:value-type="float" office:value="0.1615187875" calcext:value-type="float">
            <text:p>0.16151878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344625" calcext:value-type="float">
            <text:p>0.000344625</text:p>
          </table:table-cell>
          <table:table-cell office:value-type="float" office:value="0.001209373" calcext:value-type="float">
            <text:p>0.001209373</text:p>
          </table:table-cell>
          <table:table-cell office:value-type="float" office:value="0.00049696" calcext:value-type="float">
            <text:p>0.00049696</text:p>
          </table:table-cell>
          <table:table-cell office:value-type="float" office:value="0.007256238" calcext:value-type="float">
            <text:p>0.007256238</text:p>
          </table:table-cell>
          <table:table-cell office:value-type="float" office:value="0.00298176" calcext:value-type="float">
            <text:p>0.00298176</text:p>
          </table:table-cell>
          <table:table-cell office:value-type="float" office:value="0.000201562166666667" calcext:value-type="float">
            <text:p>0.000201562166667</text:p>
          </table:table-cell>
          <table:table-cell office:value-type="float" office:value="0.0000828266666666667" calcext:value-type="float">
            <text:p>8.28266666666667E-05</text:p>
          </table:table-cell>
          <table:table-cell office:value-type="float" office:value="1.781240626" calcext:value-type="float">
            <text:p>1.781240626</text:p>
          </table:table-cell>
          <table:table-cell office:value-type="float" office:value="0.810746011" calcext:value-type="float">
            <text:p>0.810746011</text:p>
          </table:table-cell>
          <table:table-cell office:value-type="float" office:value="2.93521908" calcext:value-type="float">
            <text:p>2.93521908</text:p>
          </table:table-cell>
          <table:table-cell office:value-type="float" office:value="4.864476066" calcext:value-type="float">
            <text:p>4.864476066</text:p>
          </table:table-cell>
          <table:table-cell office:value-type="float" office:value="17.61131448" calcext:value-type="float">
            <text:p>17.61131448</text:p>
          </table:table-cell>
          <table:table-cell office:value-type="float" office:value="0.135124335166667" calcext:value-type="float">
            <text:p>0.135124335166667</text:p>
          </table:table-cell>
          <table:table-cell office:value-type="float" office:value="0.48920318" calcext:value-type="float">
            <text:p>0.48920318</text:p>
          </table:table-cell>
          <table:table-cell office:value-type="float" office:value="0.8907926255" calcext:value-type="float">
            <text:p>0.8907926255</text:p>
          </table:table-cell>
          <table:table-cell office:value-type="float" office:value="0.405977692" calcext:value-type="float">
            <text:p>0.405977692</text:p>
          </table:table-cell>
          <table:table-cell office:value-type="float" office:value="1.46785802" calcext:value-type="float">
            <text:p>1.46785802</text:p>
          </table:table-cell>
          <table:table-cell office:value-type="float" office:value="2.435866152" calcext:value-type="float">
            <text:p>2.435866152</text:p>
          </table:table-cell>
          <table:table-cell office:value-type="float" office:value="8.80714812" calcext:value-type="float">
            <text:p>8.80714812</text:p>
          </table:table-cell>
          <table:table-cell office:value-type="float" office:value="0.0676629486666667" calcext:value-type="float">
            <text:p>0.067662948666667</text:p>
          </table:table-cell>
          <table:table-cell office:value-type="float" office:value="0.244643003333333" calcext:value-type="float">
            <text:p>0.24464300333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249226" calcext:value-type="float">
            <text:p>0.000249226</text:p>
          </table:table-cell>
          <table:table-cell office:value-type="float" office:value="0.001551223" calcext:value-type="float">
            <text:p>0.001551223</text:p>
          </table:table-cell>
          <table:table-cell office:value-type="float" office:value="0.000378609" calcext:value-type="float">
            <text:p>0.000378609</text:p>
          </table:table-cell>
          <table:table-cell office:value-type="float" office:value="0.010858561" calcext:value-type="float">
            <text:p>0.010858561</text:p>
          </table:table-cell>
          <table:table-cell office:value-type="float" office:value="0.002650263" calcext:value-type="float">
            <text:p>0.002650263</text:p>
          </table:table-cell>
          <table:table-cell office:value-type="float" office:value="0.000221603285714286" calcext:value-type="float">
            <text:p>0.000221603285714</text:p>
          </table:table-cell>
          <table:table-cell office:value-type="float" office:value="0.000054087" calcext:value-type="float">
            <text:p>5.4087E-05</text:p>
          </table:table-cell>
          <table:table-cell office:value-type="float" office:value="1.947264073" calcext:value-type="float">
            <text:p>1.947264073</text:p>
          </table:table-cell>
          <table:table-cell office:value-type="float" office:value="1.992918473" calcext:value-type="float">
            <text:p>1.992918473</text:p>
          </table:table-cell>
          <table:table-cell office:value-type="float" office:value="1.757786651" calcext:value-type="float">
            <text:p>1.757786651</text:p>
          </table:table-cell>
          <table:table-cell office:value-type="float" office:value="13.950429311" calcext:value-type="float">
            <text:p>13.950429311</text:p>
          </table:table-cell>
          <table:table-cell office:value-type="float" office:value="12.304506557" calcext:value-type="float">
            <text:p>12.304506557</text:p>
          </table:table-cell>
          <table:table-cell office:value-type="float" office:value="0.284702639" calcext:value-type="float">
            <text:p>0.284702639</text:p>
          </table:table-cell>
          <table:table-cell office:value-type="float" office:value="0.251112378714286" calcext:value-type="float">
            <text:p>0.251112378714286</text:p>
          </table:table-cell>
          <table:table-cell office:value-type="float" office:value="0.9737566495" calcext:value-type="float">
            <text:p>0.9737566495</text:p>
          </table:table-cell>
          <table:table-cell office:value-type="float" office:value="0.997234848" calcext:value-type="float">
            <text:p>0.997234848</text:p>
          </table:table-cell>
          <table:table-cell office:value-type="float" office:value="0.87908263" calcext:value-type="float">
            <text:p>0.87908263</text:p>
          </table:table-cell>
          <table:table-cell office:value-type="float" office:value="6.980643936" calcext:value-type="float">
            <text:p>6.980643936</text:p>
          </table:table-cell>
          <table:table-cell office:value-type="float" office:value="6.15357841" calcext:value-type="float">
            <text:p>6.15357841</text:p>
          </table:table-cell>
          <table:table-cell office:value-type="float" office:value="0.142462121142857" calcext:value-type="float">
            <text:p>0.142462121142857</text:p>
          </table:table-cell>
          <table:table-cell office:value-type="float" office:value="0.125583232857143" calcext:value-type="float">
            <text:p>0.1255832328571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389609" calcext:value-type="float">
            <text:p>0.000389609</text:p>
          </table:table-cell>
          <table:table-cell office:value-type="float" office:value="0.001097083" calcext:value-type="float">
            <text:p>0.001097083</text:p>
          </table:table-cell>
          <table:table-cell office:value-type="float" office:value="0.00083404" calcext:value-type="float">
            <text:p>0.00083404</text:p>
          </table:table-cell>
          <table:table-cell office:value-type="float" office:value="0.008776664" calcext:value-type="float">
            <text:p>0.008776664</text:p>
          </table:table-cell>
          <table:table-cell office:value-type="float" office:value="0.00667232" calcext:value-type="float">
            <text:p>0.00667232</text:p>
          </table:table-cell>
          <table:table-cell office:value-type="float" office:value="0.000137135375" calcext:value-type="float">
            <text:p>0.000137135375</text:p>
          </table:table-cell>
          <table:table-cell office:value-type="float" office:value="0.000104255" calcext:value-type="float">
            <text:p>0.000104255</text:p>
          </table:table-cell>
          <table:table-cell office:value-type="float" office:value="1.717987307" calcext:value-type="float">
            <text:p>1.717987307</text:p>
          </table:table-cell>
          <table:table-cell office:value-type="float" office:value="0.489250254" calcext:value-type="float">
            <text:p>0.489250254</text:p>
          </table:table-cell>
          <table:table-cell office:value-type="float" office:value="3.846987452" calcext:value-type="float">
            <text:p>3.846987452</text:p>
          </table:table-cell>
          <table:table-cell office:value-type="float" office:value="3.914002032" calcext:value-type="float">
            <text:p>3.914002032</text:p>
          </table:table-cell>
          <table:table-cell office:value-type="float" office:value="30.775899616" calcext:value-type="float">
            <text:p>30.775899616</text:p>
          </table:table-cell>
          <table:table-cell office:value-type="float" office:value="0.06115628175" calcext:value-type="float">
            <text:p>0.06115628175</text:p>
          </table:table-cell>
          <table:table-cell office:value-type="float" office:value="0.4808734315" calcext:value-type="float">
            <text:p>0.4808734315</text:p>
          </table:table-cell>
          <table:table-cell office:value-type="float" office:value="0.859188458" calcext:value-type="float">
            <text:p>0.859188458</text:p>
          </table:table-cell>
          <table:table-cell office:value-type="float" office:value="0.2451736685" calcext:value-type="float">
            <text:p>0.2451736685</text:p>
          </table:table-cell>
          <table:table-cell office:value-type="float" office:value="1.923910746" calcext:value-type="float">
            <text:p>1.923910746</text:p>
          </table:table-cell>
          <table:table-cell office:value-type="float" office:value="1.961389348" calcext:value-type="float">
            <text:p>1.961389348</text:p>
          </table:table-cell>
          <table:table-cell office:value-type="float" office:value="15.391285968" calcext:value-type="float">
            <text:p>15.391285968</text:p>
          </table:table-cell>
          <table:table-cell office:value-type="float" office:value="0.0306467085625" calcext:value-type="float">
            <text:p>0.0306467085625</text:p>
          </table:table-cell>
          <table:table-cell office:value-type="float" office:value="0.24048884325" calcext:value-type="float">
            <text:p>0.240488843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434483" calcext:value-type="float">
            <text:p>0.000434483</text:p>
          </table:table-cell>
          <table:table-cell office:value-type="float" office:value="0.00079622" calcext:value-type="float">
            <text:p>0.00079622</text:p>
          </table:table-cell>
          <table:table-cell office:value-type="float" office:value="0.000945559" calcext:value-type="float">
            <text:p>0.000945559</text:p>
          </table:table-cell>
          <table:table-cell office:value-type="float" office:value="0.00716598" calcext:value-type="float">
            <text:p>0.00716598</text:p>
          </table:table-cell>
          <table:table-cell office:value-type="float" office:value="0.008510031" calcext:value-type="float">
            <text:p>0.008510031</text:p>
          </table:table-cell>
          <table:table-cell office:value-type="float" office:value="0.0000884688888888889" calcext:value-type="float">
            <text:p>8.84688888888889E-05</text:p>
          </table:table-cell>
          <table:table-cell office:value-type="float" office:value="0.000105062111111111" calcext:value-type="float">
            <text:p>0.000105062111111</text:p>
          </table:table-cell>
          <table:table-cell office:value-type="float" office:value="1.839318486" calcext:value-type="float">
            <text:p>1.839318486</text:p>
          </table:table-cell>
          <table:table-cell office:value-type="float" office:value="0.332920006" calcext:value-type="float">
            <text:p>0.332920006</text:p>
          </table:table-cell>
          <table:table-cell office:value-type="float" office:value="3.963797832" calcext:value-type="float">
            <text:p>3.963797832</text:p>
          </table:table-cell>
          <table:table-cell office:value-type="float" office:value="2.996280054" calcext:value-type="float">
            <text:p>2.996280054</text:p>
          </table:table-cell>
          <table:table-cell office:value-type="float" office:value="35.674180488" calcext:value-type="float">
            <text:p>35.674180488</text:p>
          </table:table-cell>
          <table:table-cell office:value-type="float" office:value="0.0369911117777778" calcext:value-type="float">
            <text:p>0.036991111777778</text:p>
          </table:table-cell>
          <table:table-cell office:value-type="float" office:value="0.440421981333333" calcext:value-type="float">
            <text:p>0.440421981333333</text:p>
          </table:table-cell>
          <table:table-cell office:value-type="float" office:value="0.9198764845" calcext:value-type="float">
            <text:p>0.9198764845</text:p>
          </table:table-cell>
          <table:table-cell office:value-type="float" office:value="0.166858113" calcext:value-type="float">
            <text:p>0.166858113</text:p>
          </table:table-cell>
          <table:table-cell office:value-type="float" office:value="1.9823716955" calcext:value-type="float">
            <text:p>1.9823716955</text:p>
          </table:table-cell>
          <table:table-cell office:value-type="float" office:value="1.501723017" calcext:value-type="float">
            <text:p>1.501723017</text:p>
          </table:table-cell>
          <table:table-cell office:value-type="float" office:value="17.8413452595" calcext:value-type="float">
            <text:p>17.8413452595</text:p>
          </table:table-cell>
          <table:table-cell office:value-type="float" office:value="0.0185397903333333" calcext:value-type="float">
            <text:p>0.018539790333333</text:p>
          </table:table-cell>
          <table:table-cell office:value-type="float" office:value="0.220263521722222" calcext:value-type="float">
            <text:p>0.2202635217222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355896" calcext:value-type="float">
            <text:p>0.000355896</text:p>
          </table:table-cell>
          <table:table-cell office:value-type="float" office:value="0.001461545" calcext:value-type="float">
            <text:p>0.001461545</text:p>
          </table:table-cell>
          <table:table-cell office:value-type="float" office:value="0.000611915" calcext:value-type="float">
            <text:p>0.000611915</text:p>
          </table:table-cell>
          <table:table-cell office:value-type="float" office:value="0.01461545" calcext:value-type="float">
            <text:p>0.01461545</text:p>
          </table:table-cell>
          <table:table-cell office:value-type="float" office:value="0.00611915" calcext:value-type="float">
            <text:p>0.00611915</text:p>
          </table:table-cell>
          <table:table-cell office:value-type="float" office:value="0.0001461545" calcext:value-type="float">
            <text:p>0.0001461545</text:p>
          </table:table-cell>
          <table:table-cell office:value-type="float" office:value="0.0000611915" calcext:value-type="float">
            <text:p>6.11915E-05</text:p>
          </table:table-cell>
          <table:table-cell office:value-type="float" office:value="1.787780118" calcext:value-type="float">
            <text:p>1.787780118</text:p>
          </table:table-cell>
          <table:table-cell office:value-type="float" office:value="2.176978574" calcext:value-type="float">
            <text:p>2.176978574</text:p>
          </table:table-cell>
          <table:table-cell office:value-type="float" office:value="1.655541942" calcext:value-type="float">
            <text:p>1.655541942</text:p>
          </table:table-cell>
          <table:table-cell office:value-type="float" office:value="21.76978574" calcext:value-type="float">
            <text:p>21.76978574</text:p>
          </table:table-cell>
          <table:table-cell office:value-type="float" office:value="16.55541942" calcext:value-type="float">
            <text:p>16.55541942</text:p>
          </table:table-cell>
          <table:table-cell office:value-type="float" office:value="0.2176978574" calcext:value-type="float">
            <text:p>0.2176978574</text:p>
          </table:table-cell>
          <table:table-cell office:value-type="float" office:value="0.1655541942" calcext:value-type="float">
            <text:p>0.1655541942</text:p>
          </table:table-cell>
          <table:table-cell office:value-type="float" office:value="0.894068007" calcext:value-type="float">
            <text:p>0.894068007</text:p>
          </table:table-cell>
          <table:table-cell office:value-type="float" office:value="1.0892200595" calcext:value-type="float">
            <text:p>1.0892200595</text:p>
          </table:table-cell>
          <table:table-cell office:value-type="float" office:value="0.8280769285" calcext:value-type="float">
            <text:p>0.8280769285</text:p>
          </table:table-cell>
          <table:table-cell office:value-type="float" office:value="10.892200595" calcext:value-type="float">
            <text:p>10.892200595</text:p>
          </table:table-cell>
          <table:table-cell office:value-type="float" office:value="8.280769285" calcext:value-type="float">
            <text:p>8.280769285</text:p>
          </table:table-cell>
          <table:table-cell office:value-type="float" office:value="0.10892200595" calcext:value-type="float">
            <text:p>0.10892200595</text:p>
          </table:table-cell>
          <table:table-cell office:value-type="float" office:value="0.08280769285" calcext:value-type="float">
            <text:p>0.082807692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359684" calcext:value-type="float">
            <text:p>0.000359684</text:p>
          </table:table-cell>
          <table:table-cell office:value-type="float" office:value="0.002894596" calcext:value-type="float">
            <text:p>0.002894596</text:p>
          </table:table-cell>
          <table:table-cell office:value-type="float" office:value="0.000406911" calcext:value-type="float">
            <text:p>0.000406911</text:p>
          </table:table-cell>
          <table:table-cell office:value-type="float" office:value="0.031840556" calcext:value-type="float">
            <text:p>0.031840556</text:p>
          </table:table-cell>
          <table:table-cell office:value-type="float" office:value="0.004476021" calcext:value-type="float">
            <text:p>0.004476021</text:p>
          </table:table-cell>
          <table:table-cell office:value-type="float" office:value="0.000263145090909091" calcext:value-type="float">
            <text:p>0.000263145090909</text:p>
          </table:table-cell>
          <table:table-cell office:value-type="float" office:value="0.0000369919090909091" calcext:value-type="float">
            <text:p>3.69919090909091E-05</text:p>
          </table:table-cell>
          <table:table-cell office:value-type="float" office:value="1.731501901" calcext:value-type="float">
            <text:p>1.731501901</text:p>
          </table:table-cell>
          <table:table-cell office:value-type="float" office:value="1.093905808" calcext:value-type="float">
            <text:p>1.093905808</text:p>
          </table:table-cell>
          <table:table-cell office:value-type="float" office:value="3.054168331" calcext:value-type="float">
            <text:p>3.054168331</text:p>
          </table:table-cell>
          <table:table-cell office:value-type="float" office:value="12.032963888" calcext:value-type="float">
            <text:p>12.032963888</text:p>
          </table:table-cell>
          <table:table-cell office:value-type="float" office:value="33.595851641" calcext:value-type="float">
            <text:p>33.595851641</text:p>
          </table:table-cell>
          <table:table-cell office:value-type="float" office:value="0.0994459825454545" calcext:value-type="float">
            <text:p>0.099445982545455</text:p>
          </table:table-cell>
          <table:table-cell office:value-type="float" office:value="0.277651666454545" calcext:value-type="float">
            <text:p>0.277651666454545</text:p>
          </table:table-cell>
          <table:table-cell office:value-type="float" office:value="0.8659307925" calcext:value-type="float">
            <text:p>0.8659307925</text:p>
          </table:table-cell>
          <table:table-cell office:value-type="float" office:value="0.548400202" calcext:value-type="float">
            <text:p>0.548400202</text:p>
          </table:table-cell>
          <table:table-cell office:value-type="float" office:value="1.527287621" calcext:value-type="float">
            <text:p>1.527287621</text:p>
          </table:table-cell>
          <table:table-cell office:value-type="float" office:value="6.032402222" calcext:value-type="float">
            <text:p>6.032402222</text:p>
          </table:table-cell>
          <table:table-cell office:value-type="float" office:value="16.800163831" calcext:value-type="float">
            <text:p>16.800163831</text:p>
          </table:table-cell>
          <table:table-cell office:value-type="float" office:value="0.0498545638181818" calcext:value-type="float">
            <text:p>0.049854563818182</text:p>
          </table:table-cell>
          <table:table-cell office:value-type="float" office:value="0.138844329181818" calcext:value-type="float">
            <text:p>0.1388443291818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394107" calcext:value-type="float">
            <text:p>0.000394107</text:p>
          </table:table-cell>
          <table:table-cell office:value-type="float" office:value="0.000846815" calcext:value-type="float">
            <text:p>0.000846815</text:p>
          </table:table-cell>
          <table:table-cell office:value-type="float" office:value="0.001166343" calcext:value-type="float">
            <text:p>0.001166343</text:p>
          </table:table-cell>
          <table:table-cell office:value-type="float" office:value="0.01016178" calcext:value-type="float">
            <text:p>0.01016178</text:p>
          </table:table-cell>
          <table:table-cell office:value-type="float" office:value="0.013996116" calcext:value-type="float">
            <text:p>0.013996116</text:p>
          </table:table-cell>
          <table:table-cell office:value-type="float" office:value="0.0000705679166666667" calcext:value-type="float">
            <text:p>7.05679166666667E-05</text:p>
          </table:table-cell>
          <table:table-cell office:value-type="float" office:value="0.00009719525" calcext:value-type="float">
            <text:p>9.719525E-05</text:p>
          </table:table-cell>
          <table:table-cell office:value-type="float" office:value="1.849902435" calcext:value-type="float">
            <text:p>1.849902435</text:p>
          </table:table-cell>
          <table:table-cell office:value-type="float" office:value="0.132099397" calcext:value-type="float">
            <text:p>0.132099397</text:p>
          </table:table-cell>
          <table:table-cell office:value-type="float" office:value="4.280209566" calcext:value-type="float">
            <text:p>4.280209566</text:p>
          </table:table-cell>
          <table:table-cell office:value-type="float" office:value="1.585192764" calcext:value-type="float">
            <text:p>1.585192764</text:p>
          </table:table-cell>
          <table:table-cell office:value-type="float" office:value="51.362514792" calcext:value-type="float">
            <text:p>51.362514792</text:p>
          </table:table-cell>
          <table:table-cell office:value-type="float" office:value="0.0110082830833333" calcext:value-type="float">
            <text:p>0.011008283083333</text:p>
          </table:table-cell>
          <table:table-cell office:value-type="float" office:value="0.3566841305" calcext:value-type="float">
            <text:p>0.3566841305</text:p>
          </table:table-cell>
          <table:table-cell office:value-type="float" office:value="0.925148271" calcext:value-type="float">
            <text:p>0.925148271</text:p>
          </table:table-cell>
          <table:table-cell office:value-type="float" office:value="0.066473106" calcext:value-type="float">
            <text:p>0.066473106</text:p>
          </table:table-cell>
          <table:table-cell office:value-type="float" office:value="2.1406879545" calcext:value-type="float">
            <text:p>2.1406879545</text:p>
          </table:table-cell>
          <table:table-cell office:value-type="float" office:value="0.797677272" calcext:value-type="float">
            <text:p>0.797677272</text:p>
          </table:table-cell>
          <table:table-cell office:value-type="float" office:value="25.688255454" calcext:value-type="float">
            <text:p>25.688255454</text:p>
          </table:table-cell>
          <table:table-cell office:value-type="float" office:value="0.0055394255" calcext:value-type="float">
            <text:p>0.0055394255</text:p>
          </table:table-cell>
          <table:table-cell office:value-type="float" office:value="0.178390662875" calcext:value-type="float">
            <text:p>0.1783906628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358641" calcext:value-type="float">
            <text:p>0.000358641</text:p>
          </table:table-cell>
          <table:table-cell office:value-type="float" office:value="0.003775575" calcext:value-type="float">
            <text:p>0.003775575</text:p>
          </table:table-cell>
          <table:table-cell office:value-type="float" office:value="0.000552564" calcext:value-type="float">
            <text:p>0.000552564</text:p>
          </table:table-cell>
          <table:table-cell office:value-type="float" office:value="0.049082475" calcext:value-type="float">
            <text:p>0.049082475</text:p>
          </table:table-cell>
          <table:table-cell office:value-type="float" office:value="0.007183332" calcext:value-type="float">
            <text:p>0.007183332</text:p>
          </table:table-cell>
          <table:table-cell office:value-type="float" office:value="0.000290428846153846" calcext:value-type="float">
            <text:p>0.000290428846154</text:p>
          </table:table-cell>
          <table:table-cell office:value-type="float" office:value="0.0000425049230769231" calcext:value-type="float">
            <text:p>4.25049230769231E-05</text:p>
          </table:table-cell>
          <table:table-cell office:value-type="float" office:value="1.868313668" calcext:value-type="float">
            <text:p>1.868313668</text:p>
          </table:table-cell>
          <table:table-cell office:value-type="float" office:value="0.834959985" calcext:value-type="float">
            <text:p>0.834959985</text:p>
          </table:table-cell>
          <table:table-cell office:value-type="float" office:value="3.573113006" calcext:value-type="float">
            <text:p>3.573113006</text:p>
          </table:table-cell>
          <table:table-cell office:value-type="float" office:value="10.854479805" calcext:value-type="float">
            <text:p>10.854479805</text:p>
          </table:table-cell>
          <table:table-cell office:value-type="float" office:value="46.450469078" calcext:value-type="float">
            <text:p>46.450469078</text:p>
          </table:table-cell>
          <table:table-cell office:value-type="float" office:value="0.0642276911538462" calcext:value-type="float">
            <text:p>0.064227691153846</text:p>
          </table:table-cell>
          <table:table-cell office:value-type="float" office:value="0.274854846615385" calcext:value-type="float">
            <text:p>0.274854846615385</text:p>
          </table:table-cell>
          <table:table-cell office:value-type="float" office:value="0.9343361545" calcext:value-type="float">
            <text:p>0.9343361545</text:p>
          </table:table-cell>
          <table:table-cell office:value-type="float" office:value="0.41936778" calcext:value-type="float">
            <text:p>0.41936778</text:p>
          </table:table-cell>
          <table:table-cell office:value-type="float" office:value="1.786832785" calcext:value-type="float">
            <text:p>1.786832785</text:p>
          </table:table-cell>
          <table:table-cell office:value-type="float" office:value="5.45178114" calcext:value-type="float">
            <text:p>5.45178114</text:p>
          </table:table-cell>
          <table:table-cell office:value-type="float" office:value="23.228826205" calcext:value-type="float">
            <text:p>23.228826205</text:p>
          </table:table-cell>
          <table:table-cell office:value-type="float" office:value="0.03225906" calcext:value-type="float">
            <text:p>0.03225906</text:p>
          </table:table-cell>
          <table:table-cell office:value-type="float" office:value="0.137448675769231" calcext:value-type="float">
            <text:p>0.1374486757692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242855" calcext:value-type="float">
            <text:p>0.000242855</text:p>
          </table:table-cell>
          <table:table-cell office:value-type="float" office:value="0.004930426" calcext:value-type="float">
            <text:p>0.004930426</text:p>
          </table:table-cell>
          <table:table-cell office:value-type="float" office:value="0.000612767" calcext:value-type="float">
            <text:p>0.000612767</text:p>
          </table:table-cell>
          <table:table-cell office:value-type="float" office:value="0.069025964" calcext:value-type="float">
            <text:p>0.069025964</text:p>
          </table:table-cell>
          <table:table-cell office:value-type="float" office:value="0.008578738" calcext:value-type="float">
            <text:p>0.008578738</text:p>
          </table:table-cell>
          <table:table-cell office:value-type="float" office:value="0.000352173285714286" calcext:value-type="float">
            <text:p>0.000352173285714</text:p>
          </table:table-cell>
          <table:table-cell office:value-type="float" office:value="0.0000437690714285714" calcext:value-type="float">
            <text:p>4.37690714285714E-05</text:p>
          </table:table-cell>
          <table:table-cell office:value-type="float" office:value="1.78959597" calcext:value-type="float">
            <text:p>1.78959597</text:p>
          </table:table-cell>
          <table:table-cell office:value-type="float" office:value="2.217063518" calcext:value-type="float">
            <text:p>2.217063518</text:p>
          </table:table-cell>
          <table:table-cell office:value-type="float" office:value="1.859152748" calcext:value-type="float">
            <text:p>1.859152748</text:p>
          </table:table-cell>
          <table:table-cell office:value-type="float" office:value="31.038889252" calcext:value-type="float">
            <text:p>31.038889252</text:p>
          </table:table-cell>
          <table:table-cell office:value-type="float" office:value="26.028138472" calcext:value-type="float">
            <text:p>26.028138472</text:p>
          </table:table-cell>
          <table:table-cell office:value-type="float" office:value="0.158361679857143" calcext:value-type="float">
            <text:p>0.158361679857143</text:p>
          </table:table-cell>
          <table:table-cell office:value-type="float" office:value="0.132796624857143" calcext:value-type="float">
            <text:p>0.132796624857143</text:p>
          </table:table-cell>
          <table:table-cell office:value-type="float" office:value="0.8949194125" calcext:value-type="float">
            <text:p>0.8949194125</text:p>
          </table:table-cell>
          <table:table-cell office:value-type="float" office:value="1.110996972" calcext:value-type="float">
            <text:p>1.110996972</text:p>
          </table:table-cell>
          <table:table-cell office:value-type="float" office:value="0.9298827575" calcext:value-type="float">
            <text:p>0.9298827575</text:p>
          </table:table-cell>
          <table:table-cell office:value-type="float" office:value="15.553957608" calcext:value-type="float">
            <text:p>15.553957608</text:p>
          </table:table-cell>
          <table:table-cell office:value-type="float" office:value="13.018358605" calcext:value-type="float">
            <text:p>13.018358605</text:p>
          </table:table-cell>
          <table:table-cell office:value-type="float" office:value="0.0793569265714286" calcext:value-type="float">
            <text:p>0.079356926571429</text:p>
          </table:table-cell>
          <table:table-cell office:value-type="float" office:value="0.0664201969642857" calcext:value-type="float">
            <text:p>0.0664201969642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378158" calcext:value-type="float">
            <text:p>0.000378158</text:p>
          </table:table-cell>
          <table:table-cell office:value-type="float" office:value="0.004757332" calcext:value-type="float">
            <text:p>0.004757332</text:p>
          </table:table-cell>
          <table:table-cell office:value-type="float" office:value="0.000639426" calcext:value-type="float">
            <text:p>0.000639426</text:p>
          </table:table-cell>
          <table:table-cell office:value-type="float" office:value="0.07135998" calcext:value-type="float">
            <text:p>0.07135998</text:p>
          </table:table-cell>
          <table:table-cell office:value-type="float" office:value="0.00959139" calcext:value-type="float">
            <text:p>0.00959139</text:p>
          </table:table-cell>
          <table:table-cell office:value-type="float" office:value="0.000317155466666667" calcext:value-type="float">
            <text:p>0.000317155466667</text:p>
          </table:table-cell>
          <table:table-cell office:value-type="float" office:value="0.0000426284" calcext:value-type="float">
            <text:p>4.26284E-05</text:p>
          </table:table-cell>
          <table:table-cell office:value-type="float" office:value="1.93762074" calcext:value-type="float">
            <text:p>1.93762074</text:p>
          </table:table-cell>
          <table:table-cell office:value-type="float" office:value="0.131152185" calcext:value-type="float">
            <text:p>0.131152185</text:p>
          </table:table-cell>
          <table:table-cell office:value-type="float" office:value="4.361766267" calcext:value-type="float">
            <text:p>4.361766267</text:p>
          </table:table-cell>
          <table:table-cell office:value-type="float" office:value="1.967282775" calcext:value-type="float">
            <text:p>1.967282775</text:p>
          </table:table-cell>
          <table:table-cell office:value-type="float" office:value="65.426494005" calcext:value-type="float">
            <text:p>65.426494005</text:p>
          </table:table-cell>
          <table:table-cell office:value-type="float" office:value="0.008743479" calcext:value-type="float">
            <text:p>0.008743479</text:p>
          </table:table-cell>
          <table:table-cell office:value-type="float" office:value="0.2907844178" calcext:value-type="float">
            <text:p>0.2907844178</text:p>
          </table:table-cell>
          <table:table-cell office:value-type="float" office:value="0.968999449" calcext:value-type="float">
            <text:p>0.968999449</text:p>
          </table:table-cell>
          <table:table-cell office:value-type="float" office:value="0.0679547585" calcext:value-type="float">
            <text:p>0.0679547585</text:p>
          </table:table-cell>
          <table:table-cell office:value-type="float" office:value="2.1812028465" calcext:value-type="float">
            <text:p>2.1812028465</text:p>
          </table:table-cell>
          <table:table-cell office:value-type="float" office:value="1.0193213775" calcext:value-type="float">
            <text:p>1.0193213775</text:p>
          </table:table-cell>
          <table:table-cell office:value-type="float" office:value="32.7180426975" calcext:value-type="float">
            <text:p>32.7180426975</text:p>
          </table:table-cell>
          <table:table-cell office:value-type="float" office:value="0.00453031723333333" calcext:value-type="float">
            <text:p>0.004530317233333</text:p>
          </table:table-cell>
          <table:table-cell office:value-type="float" office:value="0.1454135231" calcext:value-type="float">
            <text:p>0.14541352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328434" calcext:value-type="float">
            <text:p>0.000328434</text:p>
          </table:table-cell>
          <table:table-cell office:value-type="float" office:value="0.003467488" calcext:value-type="float">
            <text:p>0.003467488</text:p>
          </table:table-cell>
          <table:table-cell office:value-type="float" office:value="0.00075384" calcext:value-type="float">
            <text:p>0.00075384</text:p>
          </table:table-cell>
          <table:table-cell office:value-type="float" office:value="0.055479808" calcext:value-type="float">
            <text:p>0.055479808</text:p>
          </table:table-cell>
          <table:table-cell office:value-type="float" office:value="0.01206144" calcext:value-type="float">
            <text:p>0.01206144</text:p>
          </table:table-cell>
          <table:table-cell office:value-type="float" office:value="0.000216718" calcext:value-type="float">
            <text:p>0.000216718</text:p>
          </table:table-cell>
          <table:table-cell office:value-type="float" office:value="0.000047115" calcext:value-type="float">
            <text:p>4.7115E-05</text:p>
          </table:table-cell>
          <table:table-cell office:value-type="float" office:value="1.818386748" calcext:value-type="float">
            <text:p>1.818386748</text:p>
          </table:table-cell>
          <table:table-cell office:value-type="float" office:value="0.612314767" calcext:value-type="float">
            <text:p>0.612314767</text:p>
          </table:table-cell>
          <table:table-cell office:value-type="float" office:value="3.834172734" calcext:value-type="float">
            <text:p>3.834172734</text:p>
          </table:table-cell>
          <table:table-cell office:value-type="float" office:value="9.797036272" calcext:value-type="float">
            <text:p>9.797036272</text:p>
          </table:table-cell>
          <table:table-cell office:value-type="float" office:value="61.346763744" calcext:value-type="float">
            <text:p>61.346763744</text:p>
          </table:table-cell>
          <table:table-cell office:value-type="float" office:value="0.0382696729375" calcext:value-type="float">
            <text:p>0.0382696729375</text:p>
          </table:table-cell>
          <table:table-cell office:value-type="float" office:value="0.239635795875" calcext:value-type="float">
            <text:p>0.239635795875</text:p>
          </table:table-cell>
          <table:table-cell office:value-type="float" office:value="0.909357591" calcext:value-type="float">
            <text:p>0.909357591</text:p>
          </table:table-cell>
          <table:table-cell office:value-type="float" office:value="0.3078911275" calcext:value-type="float">
            <text:p>0.3078911275</text:p>
          </table:table-cell>
          <table:table-cell office:value-type="float" office:value="1.917463287" calcext:value-type="float">
            <text:p>1.917463287</text:p>
          </table:table-cell>
          <table:table-cell office:value-type="float" office:value="4.92625804" calcext:value-type="float">
            <text:p>4.92625804</text:p>
          </table:table-cell>
          <table:table-cell office:value-type="float" office:value="30.679412592" calcext:value-type="float">
            <text:p>30.679412592</text:p>
          </table:table-cell>
          <table:table-cell office:value-type="float" office:value="0.01924319546875" calcext:value-type="float">
            <text:p>0.01924319546875</text:p>
          </table:table-cell>
          <table:table-cell office:value-type="float" office:value="0.1198414554375" calcext:value-type="float">
            <text:p>0.11984145543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322383" calcext:value-type="float">
            <text:p>0.000322383</text:p>
          </table:table-cell>
          <table:table-cell office:value-type="float" office:value="0.001828421" calcext:value-type="float">
            <text:p>0.001828421</text:p>
          </table:table-cell>
          <table:table-cell office:value-type="float" office:value="0.000623607" calcext:value-type="float">
            <text:p>0.000623607</text:p>
          </table:table-cell>
          <table:table-cell office:value-type="float" office:value="0.031083157" calcext:value-type="float">
            <text:p>0.031083157</text:p>
          </table:table-cell>
          <table:table-cell office:value-type="float" office:value="0.010601319" calcext:value-type="float">
            <text:p>0.010601319</text:p>
          </table:table-cell>
          <table:table-cell office:value-type="float" office:value="0.000107554176470588" calcext:value-type="float">
            <text:p>0.000107554176471</text:p>
          </table:table-cell>
          <table:table-cell office:value-type="float" office:value="0.0000366827647058824" calcext:value-type="float">
            <text:p>3.66827647058824E-05</text:p>
          </table:table-cell>
          <table:table-cell office:value-type="float" office:value="1.780055082" calcext:value-type="float">
            <text:p>1.780055082</text:p>
          </table:table-cell>
          <table:table-cell office:value-type="float" office:value="1.752259641" calcext:value-type="float">
            <text:p>1.752259641</text:p>
          </table:table-cell>
          <table:table-cell office:value-type="float" office:value="2.052707156" calcext:value-type="float">
            <text:p>2.052707156</text:p>
          </table:table-cell>
          <table:table-cell office:value-type="float" office:value="29.788413897" calcext:value-type="float">
            <text:p>29.788413897</text:p>
          </table:table-cell>
          <table:table-cell office:value-type="float" office:value="34.896021652" calcext:value-type="float">
            <text:p>34.896021652</text:p>
          </table:table-cell>
          <table:table-cell office:value-type="float" office:value="0.103074096529412" calcext:value-type="float">
            <text:p>0.103074096529412</text:p>
          </table:table-cell>
          <table:table-cell office:value-type="float" office:value="0.120747479764706" calcext:value-type="float">
            <text:p>0.120747479764706</text:p>
          </table:table-cell>
          <table:table-cell office:value-type="float" office:value="0.8901887325" calcext:value-type="float">
            <text:p>0.8901887325</text:p>
          </table:table-cell>
          <table:table-cell office:value-type="float" office:value="0.877044031" calcext:value-type="float">
            <text:p>0.877044031</text:p>
          </table:table-cell>
          <table:table-cell office:value-type="float" office:value="1.0266653815" calcext:value-type="float">
            <text:p>1.0266653815</text:p>
          </table:table-cell>
          <table:table-cell office:value-type="float" office:value="14.909748527" calcext:value-type="float">
            <text:p>14.909748527</text:p>
          </table:table-cell>
          <table:table-cell office:value-type="float" office:value="17.4533114855" calcext:value-type="float">
            <text:p>17.4533114855</text:p>
          </table:table-cell>
          <table:table-cell office:value-type="float" office:value="0.0515908253529412" calcext:value-type="float">
            <text:p>0.051590825352941</text:p>
          </table:table-cell>
          <table:table-cell office:value-type="float" office:value="0.0603920812647059" calcext:value-type="float">
            <text:p>0.0603920812647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393115" calcext:value-type="float">
            <text:p>0.000393115</text:p>
          </table:table-cell>
          <table:table-cell office:value-type="float" office:value="0.005009073" calcext:value-type="float">
            <text:p>0.005009073</text:p>
          </table:table-cell>
          <table:table-cell office:value-type="float" office:value="0.00066243" calcext:value-type="float">
            <text:p>0.00066243</text:p>
          </table:table-cell>
          <table:table-cell office:value-type="float" office:value="0.090163314" calcext:value-type="float">
            <text:p>0.090163314</text:p>
          </table:table-cell>
          <table:table-cell office:value-type="float" office:value="0.01192374" calcext:value-type="float">
            <text:p>0.01192374</text:p>
          </table:table-cell>
          <table:table-cell office:value-type="float" office:value="0.000278281833333333" calcext:value-type="float">
            <text:p>0.000278281833333</text:p>
          </table:table-cell>
          <table:table-cell office:value-type="float" office:value="0.0000368016666666667" calcext:value-type="float">
            <text:p>3.68016666666667E-05</text:p>
          </table:table-cell>
          <table:table-cell office:value-type="float" office:value="1.856004912" calcext:value-type="float">
            <text:p>1.856004912</text:p>
          </table:table-cell>
          <table:table-cell office:value-type="float" office:value="0.007621442" calcext:value-type="float">
            <text:p>0.007621442</text:p>
          </table:table-cell>
          <table:table-cell office:value-type="float" office:value="3.979971873" calcext:value-type="float">
            <text:p>3.979971873</text:p>
          </table:table-cell>
          <table:table-cell office:value-type="float" office:value="0.137185956" calcext:value-type="float">
            <text:p>0.137185956</text:p>
          </table:table-cell>
          <table:table-cell office:value-type="float" office:value="71.639493714" calcext:value-type="float">
            <text:p>71.639493714</text:p>
          </table:table-cell>
          <table:table-cell office:value-type="float" office:value="0.000423413444444444" calcext:value-type="float">
            <text:p>0.000423413444444</text:p>
          </table:table-cell>
          <table:table-cell office:value-type="float" office:value="0.2211095485" calcext:value-type="float">
            <text:p>0.2211095485</text:p>
          </table:table-cell>
          <table:table-cell office:value-type="float" office:value="0.9281990135" calcext:value-type="float">
            <text:p>0.9281990135</text:p>
          </table:table-cell>
          <table:table-cell office:value-type="float" office:value="0.0063152575" calcext:value-type="float">
            <text:p>0.0063152575</text:p>
          </table:table-cell>
          <table:table-cell office:value-type="float" office:value="1.9903171515" calcext:value-type="float">
            <text:p>1.9903171515</text:p>
          </table:table-cell>
          <table:table-cell office:value-type="float" office:value="0.113674635" calcext:value-type="float">
            <text:p>0.113674635</text:p>
          </table:table-cell>
          <table:table-cell office:value-type="float" office:value="35.825708727" calcext:value-type="float">
            <text:p>35.825708727</text:p>
          </table:table-cell>
          <table:table-cell office:value-type="float" office:value="0.000350847638888889" calcext:value-type="float">
            <text:p>0.000350847638889</text:p>
          </table:table-cell>
          <table:table-cell office:value-type="float" office:value="0.110573175083333" calcext:value-type="float">
            <text:p>0.11057317508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389469" calcext:value-type="float">
            <text:p>0.000389469</text:p>
          </table:table-cell>
          <table:table-cell office:value-type="float" office:value="0.002042592" calcext:value-type="float">
            <text:p>0.002042592</text:p>
          </table:table-cell>
          <table:table-cell office:value-type="float" office:value="0.001416511" calcext:value-type="float">
            <text:p>0.001416511</text:p>
          </table:table-cell>
          <table:table-cell office:value-type="float" office:value="0.038809248" calcext:value-type="float">
            <text:p>0.038809248</text:p>
          </table:table-cell>
          <table:table-cell office:value-type="float" office:value="0.026913709" calcext:value-type="float">
            <text:p>0.026913709</text:p>
          </table:table-cell>
          <table:table-cell office:value-type="float" office:value="0.000107504842105263" calcext:value-type="float">
            <text:p>0.000107504842105</text:p>
          </table:table-cell>
          <table:table-cell office:value-type="float" office:value="0.0000745532105263158" calcext:value-type="float">
            <text:p>7.45532105263158E-05</text:p>
          </table:table-cell>
          <table:table-cell office:value-type="float" office:value="1.799698953" calcext:value-type="float">
            <text:p>1.799698953</text:p>
          </table:table-cell>
          <table:table-cell office:value-type="float" office:value="0.032450562" calcext:value-type="float">
            <text:p>0.032450562</text:p>
          </table:table-cell>
          <table:table-cell office:value-type="float" office:value="3.950632214" calcext:value-type="float">
            <text:p>3.950632214</text:p>
          </table:table-cell>
          <table:table-cell office:value-type="float" office:value="0.616560678" calcext:value-type="float">
            <text:p>0.616560678</text:p>
          </table:table-cell>
          <table:table-cell office:value-type="float" office:value="75.062012066" calcext:value-type="float">
            <text:p>75.062012066</text:p>
          </table:table-cell>
          <table:table-cell office:value-type="float" office:value="0.00170792431578947" calcext:value-type="float">
            <text:p>0.001707924315789</text:p>
          </table:table-cell>
          <table:table-cell office:value-type="float" office:value="0.207928011263158" calcext:value-type="float">
            <text:p>0.207928011263158</text:p>
          </table:table-cell>
          <table:table-cell office:value-type="float" office:value="0.900044211" calcext:value-type="float">
            <text:p>0.900044211</text:p>
          </table:table-cell>
          <table:table-cell office:value-type="float" office:value="0.017246577" calcext:value-type="float">
            <text:p>0.017246577</text:p>
          </table:table-cell>
          <table:table-cell office:value-type="float" office:value="1.9760243625" calcext:value-type="float">
            <text:p>1.9760243625</text:p>
          </table:table-cell>
          <table:table-cell office:value-type="float" office:value="0.327684963" calcext:value-type="float">
            <text:p>0.327684963</text:p>
          </table:table-cell>
          <table:table-cell office:value-type="float" office:value="37.5444628875" calcext:value-type="float">
            <text:p>37.5444628875</text:p>
          </table:table-cell>
          <table:table-cell office:value-type="float" office:value="0.000907714578947368" calcext:value-type="float">
            <text:p>0.000907714578947</text:p>
          </table:table-cell>
          <table:table-cell office:value-type="float" office:value="0.104001282236842" calcext:value-type="float">
            <text:p>0.1040012822368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385702" calcext:value-type="float">
            <text:p>0.000385702</text:p>
          </table:table-cell>
          <table:table-cell office:value-type="float" office:value="0.002956953" calcext:value-type="float">
            <text:p>0.002956953</text:p>
          </table:table-cell>
          <table:table-cell office:value-type="float" office:value="0.000824703" calcext:value-type="float">
            <text:p>0.000824703</text:p>
          </table:table-cell>
          <table:table-cell office:value-type="float" office:value="0.05913906" calcext:value-type="float">
            <text:p>0.05913906</text:p>
          </table:table-cell>
          <table:table-cell office:value-type="float" office:value="0.01649406" calcext:value-type="float">
            <text:p>0.01649406</text:p>
          </table:table-cell>
          <table:table-cell office:value-type="float" office:value="0.00014784765" calcext:value-type="float">
            <text:p>0.00014784765</text:p>
          </table:table-cell>
          <table:table-cell office:value-type="float" office:value="0.00004123515" calcext:value-type="float">
            <text:p>4.123515E-05</text:p>
          </table:table-cell>
          <table:table-cell office:value-type="float" office:value="1.906353058" calcext:value-type="float">
            <text:p>1.906353058</text:p>
          </table:table-cell>
          <table:table-cell office:value-type="float" office:value="0.144065328" calcext:value-type="float">
            <text:p>0.144065328</text:p>
          </table:table-cell>
          <table:table-cell office:value-type="float" office:value="3.781369097" calcext:value-type="float">
            <text:p>3.781369097</text:p>
          </table:table-cell>
          <table:table-cell office:value-type="float" office:value="2.88130656" calcext:value-type="float">
            <text:p>2.88130656</text:p>
          </table:table-cell>
          <table:table-cell office:value-type="float" office:value="75.62738194" calcext:value-type="float">
            <text:p>75.62738194</text:p>
          </table:table-cell>
          <table:table-cell office:value-type="float" office:value="0.0072032664" calcext:value-type="float">
            <text:p>0.0072032664</text:p>
          </table:table-cell>
          <table:table-cell office:value-type="float" office:value="0.18906845485" calcext:value-type="float">
            <text:p>0.18906845485</text:p>
          </table:table-cell>
          <table:table-cell office:value-type="float" office:value="0.95336938" calcext:value-type="float">
            <text:p>0.95336938</text:p>
          </table:table-cell>
          <table:table-cell office:value-type="float" office:value="0.0735111405" calcext:value-type="float">
            <text:p>0.0735111405</text:p>
          </table:table-cell>
          <table:table-cell office:value-type="float" office:value="1.8910969" calcext:value-type="float">
            <text:p>1.8910969</text:p>
          </table:table-cell>
          <table:table-cell office:value-type="float" office:value="1.47022281" calcext:value-type="float">
            <text:p>1.47022281</text:p>
          </table:table-cell>
          <table:table-cell office:value-type="float" office:value="37.821938" calcext:value-type="float">
            <text:p>37.821938</text:p>
          </table:table-cell>
          <table:table-cell office:value-type="float" office:value="0.003675557025" calcext:value-type="float">
            <text:p>0.003675557025</text:p>
          </table:table-cell>
          <table:table-cell office:value-type="float" office:value="0.094554845" calcext:value-type="float">
            <text:p>0.0945548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32601" calcext:value-type="float">
            <text:p>0.00032601</text:p>
          </table:table-cell>
          <table:table-cell office:value-type="float" office:value="0.004759416" calcext:value-type="float">
            <text:p>0.004759416</text:p>
          </table:table-cell>
          <table:table-cell office:value-type="float" office:value="0.000620421" calcext:value-type="float">
            <text:p>0.000620421</text:p>
          </table:table-cell>
          <table:table-cell office:value-type="float" office:value="0.099947736" calcext:value-type="float">
            <text:p>0.099947736</text:p>
          </table:table-cell>
          <table:table-cell office:value-type="float" office:value="0.013028841" calcext:value-type="float">
            <text:p>0.013028841</text:p>
          </table:table-cell>
          <table:table-cell office:value-type="float" office:value="0.000226638857142857" calcext:value-type="float">
            <text:p>0.000226638857143</text:p>
          </table:table-cell>
          <table:table-cell office:value-type="float" office:value="0.0000295438571428571" calcext:value-type="float">
            <text:p>2.95438571428571E-05</text:p>
          </table:table-cell>
          <table:table-cell office:value-type="float" office:value="1.804601699" calcext:value-type="float">
            <text:p>1.804601699</text:p>
          </table:table-cell>
          <table:table-cell office:value-type="float" office:value="0.388414252" calcext:value-type="float">
            <text:p>0.388414252</text:p>
          </table:table-cell>
          <table:table-cell office:value-type="float" office:value="3.671136189" calcext:value-type="float">
            <text:p>3.671136189</text:p>
          </table:table-cell>
          <table:table-cell office:value-type="float" office:value="8.156699292" calcext:value-type="float">
            <text:p>8.156699292</text:p>
          </table:table-cell>
          <table:table-cell office:value-type="float" office:value="77.093859969" calcext:value-type="float">
            <text:p>77.093859969</text:p>
          </table:table-cell>
          <table:table-cell office:value-type="float" office:value="0.0184959167619048" calcext:value-type="float">
            <text:p>0.018495916761905</text:p>
          </table:table-cell>
          <table:table-cell office:value-type="float" office:value="0.174816009" calcext:value-type="float">
            <text:p>0.174816009</text:p>
          </table:table-cell>
          <table:table-cell office:value-type="float" office:value="0.9024638545" calcext:value-type="float">
            <text:p>0.9024638545</text:p>
          </table:table-cell>
          <table:table-cell office:value-type="float" office:value="0.196586834" calcext:value-type="float">
            <text:p>0.196586834</text:p>
          </table:table-cell>
          <table:table-cell office:value-type="float" office:value="1.835878305" calcext:value-type="float">
            <text:p>1.835878305</text:p>
          </table:table-cell>
          <table:table-cell office:value-type="float" office:value="4.128323514" calcext:value-type="float">
            <text:p>4.128323514</text:p>
          </table:table-cell>
          <table:table-cell office:value-type="float" office:value="38.553444405" calcext:value-type="float">
            <text:p>38.553444405</text:p>
          </table:table-cell>
          <table:table-cell office:value-type="float" office:value="0.00936127780952381" calcext:value-type="float">
            <text:p>0.009361277809524</text:p>
          </table:table-cell>
          <table:table-cell office:value-type="float" office:value="0.0874227764285714" calcext:value-type="float">
            <text:p>0.0874227764285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229189" calcext:value-type="float">
            <text:p>0.000229189</text:p>
          </table:table-cell>
          <table:table-cell office:value-type="float" office:value="0.001979714" calcext:value-type="float">
            <text:p>0.001979714</text:p>
          </table:table-cell>
          <table:table-cell office:value-type="float" office:value="0.001445935" calcext:value-type="float">
            <text:p>0.001445935</text:p>
          </table:table-cell>
          <table:table-cell office:value-type="float" office:value="0.043553708" calcext:value-type="float">
            <text:p>0.043553708</text:p>
          </table:table-cell>
          <table:table-cell office:value-type="float" office:value="0.03181057" calcext:value-type="float">
            <text:p>0.03181057</text:p>
          </table:table-cell>
          <table:table-cell office:value-type="float" office:value="0.000089987" calcext:value-type="float">
            <text:p>8.9987E-05</text:p>
          </table:table-cell>
          <table:table-cell office:value-type="float" office:value="0.0000657243181818182" calcext:value-type="float">
            <text:p>6.57243181818182E-05</text:p>
          </table:table-cell>
          <table:table-cell office:value-type="float" office:value="1.652555577" calcext:value-type="float">
            <text:p>1.652555577</text:p>
          </table:table-cell>
          <table:table-cell office:value-type="float" office:value="1.09286035" calcext:value-type="float">
            <text:p>1.09286035</text:p>
          </table:table-cell>
          <table:table-cell office:value-type="float" office:value="2.970881386" calcext:value-type="float">
            <text:p>2.970881386</text:p>
          </table:table-cell>
          <table:table-cell office:value-type="float" office:value="24.0429277" calcext:value-type="float">
            <text:p>24.0429277</text:p>
          </table:table-cell>
          <table:table-cell office:value-type="float" office:value="65.359390492" calcext:value-type="float">
            <text:p>65.359390492</text:p>
          </table:table-cell>
          <table:table-cell office:value-type="float" office:value="0.0496754704545455" calcext:value-type="float">
            <text:p>0.049675470454546</text:p>
          </table:table-cell>
          <table:table-cell office:value-type="float" office:value="0.135040063" calcext:value-type="float">
            <text:p>0.135040063</text:p>
          </table:table-cell>
          <table:table-cell office:value-type="float" office:value="0.826392383" calcext:value-type="float">
            <text:p>0.826392383</text:p>
          </table:table-cell>
          <table:table-cell office:value-type="float" office:value="0.547420032" calcext:value-type="float">
            <text:p>0.547420032</text:p>
          </table:table-cell>
          <table:table-cell office:value-type="float" office:value="1.4861636605" calcext:value-type="float">
            <text:p>1.4861636605</text:p>
          </table:table-cell>
          <table:table-cell office:value-type="float" office:value="12.043240704" calcext:value-type="float">
            <text:p>12.043240704</text:p>
          </table:table-cell>
          <table:table-cell office:value-type="float" office:value="32.695600531" calcext:value-type="float">
            <text:p>32.695600531</text:p>
          </table:table-cell>
          <table:table-cell office:value-type="float" office:value="0.0248827287272727" calcext:value-type="float">
            <text:p>0.024882728727273</text:p>
          </table:table-cell>
          <table:table-cell office:value-type="float" office:value="0.0675528936590909" calcext:value-type="float">
            <text:p>0.0675528936590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303077" calcext:value-type="float">
            <text:p>0.000303077</text:p>
          </table:table-cell>
          <table:table-cell office:value-type="float" office:value="0.003346692" calcext:value-type="float">
            <text:p>0.003346692</text:p>
          </table:table-cell>
          <table:table-cell office:value-type="float" office:value="0.000591717" calcext:value-type="float">
            <text:p>0.000591717</text:p>
          </table:table-cell>
          <table:table-cell office:value-type="float" office:value="0.076973916" calcext:value-type="float">
            <text:p>0.076973916</text:p>
          </table:table-cell>
          <table:table-cell office:value-type="float" office:value="0.013609491" calcext:value-type="float">
            <text:p>0.013609491</text:p>
          </table:table-cell>
          <table:table-cell office:value-type="float" office:value="0.000145508347826087" calcext:value-type="float">
            <text:p>0.000145508347826</text:p>
          </table:table-cell>
          <table:table-cell office:value-type="float" office:value="0.0000257268260869565" calcext:value-type="float">
            <text:p>2.57268260869565E-05</text:p>
          </table:table-cell>
          <table:table-cell office:value-type="float" office:value="1.878426505" calcext:value-type="float">
            <text:p>1.878426505</text:p>
          </table:table-cell>
          <table:table-cell office:value-type="float" office:value="1.930757086" calcext:value-type="float">
            <text:p>1.930757086</text:p>
          </table:table-cell>
          <table:table-cell office:value-type="float" office:value="1.924975248" calcext:value-type="float">
            <text:p>1.924975248</text:p>
          </table:table-cell>
          <table:table-cell office:value-type="float" office:value="44.407412978" calcext:value-type="float">
            <text:p>44.407412978</text:p>
          </table:table-cell>
          <table:table-cell office:value-type="float" office:value="44.274430704" calcext:value-type="float">
            <text:p>44.274430704</text:p>
          </table:table-cell>
          <table:table-cell office:value-type="float" office:value="0.0839459602608696" calcext:value-type="float">
            <text:p>0.08394596026087</text:p>
          </table:table-cell>
          <table:table-cell office:value-type="float" office:value="0.083694576" calcext:value-type="float">
            <text:p>0.083694576</text:p>
          </table:table-cell>
          <table:table-cell office:value-type="float" office:value="0.939364791" calcext:value-type="float">
            <text:p>0.939364791</text:p>
          </table:table-cell>
          <table:table-cell office:value-type="float" office:value="0.967051889" calcext:value-type="float">
            <text:p>0.967051889</text:p>
          </table:table-cell>
          <table:table-cell office:value-type="float" office:value="0.9627834825" calcext:value-type="float">
            <text:p>0.9627834825</text:p>
          </table:table-cell>
          <table:table-cell office:value-type="float" office:value="22.242193447" calcext:value-type="float">
            <text:p>22.242193447</text:p>
          </table:table-cell>
          <table:table-cell office:value-type="float" office:value="22.1440200975" calcext:value-type="float">
            <text:p>22.1440200975</text:p>
          </table:table-cell>
          <table:table-cell office:value-type="float" office:value="0.0420457343043478" calcext:value-type="float">
            <text:p>0.042045734304348</text:p>
          </table:table-cell>
          <table:table-cell office:value-type="float" office:value="0.0418601514130435" calcext:value-type="float">
            <text:p>0.0418601514130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426067" calcext:value-type="float">
            <text:p>0.000426067</text:p>
          </table:table-cell>
          <table:table-cell office:value-type="float" office:value="0.003118897" calcext:value-type="float">
            <text:p>0.003118897</text:p>
          </table:table-cell>
          <table:table-cell office:value-type="float" office:value="0.000515896" calcext:value-type="float">
            <text:p>0.000515896</text:p>
          </table:table-cell>
          <table:table-cell office:value-type="float" office:value="0.074853528" calcext:value-type="float">
            <text:p>0.074853528</text:p>
          </table:table-cell>
          <table:table-cell office:value-type="float" office:value="0.012381504" calcext:value-type="float">
            <text:p>0.012381504</text:p>
          </table:table-cell>
          <table:table-cell office:value-type="float" office:value="0.000129954041666667" calcext:value-type="float">
            <text:p>0.000129954041667</text:p>
          </table:table-cell>
          <table:table-cell office:value-type="float" office:value="0.0000214956666666667" calcext:value-type="float">
            <text:p>2.14956666666667E-05</text:p>
          </table:table-cell>
          <table:table-cell office:value-type="float" office:value="1.903822186" calcext:value-type="float">
            <text:p>1.903822186</text:p>
          </table:table-cell>
          <table:table-cell office:value-type="float" office:value="0.000202619" calcext:value-type="float">
            <text:p>0.000202619</text:p>
          </table:table-cell>
          <table:table-cell office:value-type="float" office:value="4.24362272" calcext:value-type="float">
            <text:p>4.24362272</text:p>
          </table:table-cell>
          <table:table-cell office:value-type="float" office:value="0.004862856" calcext:value-type="float">
            <text:p>0.004862856</text:p>
          </table:table-cell>
          <table:table-cell office:value-type="float" office:value="101.84694528" calcext:value-type="float">
            <text:p>101.84694528</text:p>
          </table:table-cell>
          <table:table-cell office:value-type="float" office:value="0.00000844245833333333" calcext:value-type="float">
            <text:p>8.44245833333333E-06</text:p>
          </table:table-cell>
          <table:table-cell office:value-type="float" office:value="0.176817613333333" calcext:value-type="float">
            <text:p>0.176817613333333</text:p>
          </table:table-cell>
          <table:table-cell office:value-type="float" office:value="0.9521241265" calcext:value-type="float">
            <text:p>0.9521241265</text:p>
          </table:table-cell>
          <table:table-cell office:value-type="float" office:value="0.001660758" calcext:value-type="float">
            <text:p>0.001660758</text:p>
          </table:table-cell>
          <table:table-cell office:value-type="float" office:value="2.122069308" calcext:value-type="float">
            <text:p>2.122069308</text:p>
          </table:table-cell>
          <table:table-cell office:value-type="float" office:value="0.039858192" calcext:value-type="float">
            <text:p>0.039858192</text:p>
          </table:table-cell>
          <table:table-cell office:value-type="float" office:value="50.929663392" calcext:value-type="float">
            <text:p>50.929663392</text:p>
          </table:table-cell>
          <table:table-cell office:value-type="float" office:value="0.00006919825" calcext:value-type="float">
            <text:p>6.919825E-05</text:p>
          </table:table-cell>
          <table:table-cell office:value-type="float" office:value="0.0884195545" calcext:value-type="float">
            <text:p>0.08841955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364221" calcext:value-type="float">
            <text:p>0.000364221</text:p>
          </table:table-cell>
          <table:table-cell office:value-type="float" office:value="0.002873297" calcext:value-type="float">
            <text:p>0.002873297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71832425" calcext:value-type="float">
            <text:p>0.071832425</text:p>
          </table:table-cell>
          <table:table-cell office:value-type="float" office:value="0.013625" calcext:value-type="float">
            <text:p>0.013625</text:p>
          </table:table-cell>
          <table:table-cell office:value-type="float" office:value="0.00011493188" calcext:value-type="float">
            <text:p>0.00011493188</text:p>
          </table:table-cell>
          <table:table-cell office:value-type="float" office:value="0.0000218" calcext:value-type="float">
            <text:p>2.18E-05</text:p>
          </table:table-cell>
          <table:table-cell office:value-type="float" office:value="1.838428311" calcext:value-type="float">
            <text:p>1.838428311</text:p>
          </table:table-cell>
          <table:table-cell office:value-type="float" office:value="0.000481291" calcext:value-type="float">
            <text:p>0.000481291</text:p>
          </table:table-cell>
          <table:table-cell office:value-type="float" office:value="4.459777518" calcext:value-type="float">
            <text:p>4.459777518</text:p>
          </table:table-cell>
          <table:table-cell office:value-type="float" office:value="0.012032275" calcext:value-type="float">
            <text:p>0.012032275</text:p>
          </table:table-cell>
          <table:table-cell office:value-type="float" office:value="111.49443795" calcext:value-type="float">
            <text:p>111.49443795</text:p>
          </table:table-cell>
          <table:table-cell office:value-type="float" office:value="0.00001925164" calcext:value-type="float">
            <text:p>1.925164E-05</text:p>
          </table:table-cell>
          <table:table-cell office:value-type="float" office:value="0.17839110072" calcext:value-type="float">
            <text:p>0.17839110072</text:p>
          </table:table-cell>
          <table:table-cell office:value-type="float" office:value="0.919396266" calcext:value-type="float">
            <text:p>0.919396266</text:p>
          </table:table-cell>
          <table:table-cell office:value-type="float" office:value="0.001677294" calcext:value-type="float">
            <text:p>0.001677294</text:p>
          </table:table-cell>
          <table:table-cell office:value-type="float" office:value="2.230161259" calcext:value-type="float">
            <text:p>2.230161259</text:p>
          </table:table-cell>
          <table:table-cell office:value-type="float" office:value="0.04193235" calcext:value-type="float">
            <text:p>0.04193235</text:p>
          </table:table-cell>
          <table:table-cell office:value-type="float" office:value="55.754031475" calcext:value-type="float">
            <text:p>55.754031475</text:p>
          </table:table-cell>
          <table:table-cell office:value-type="float" office:value="0.00006709176" calcext:value-type="float">
            <text:p>6.709176E-05</text:p>
          </table:table-cell>
          <table:table-cell office:value-type="float" office:value="0.08920645036" calcext:value-type="float">
            <text:p>0.089206450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401501" calcext:value-type="float">
            <text:p>0.000401501</text:p>
          </table:table-cell>
          <table:table-cell office:value-type="float" office:value="0.006644243" calcext:value-type="float">
            <text:p>0.006644243</text:p>
          </table:table-cell>
          <table:table-cell office:value-type="float" office:value="0.000547164" calcext:value-type="float">
            <text:p>0.000547164</text:p>
          </table:table-cell>
          <table:table-cell office:value-type="float" office:value="0.172750318" calcext:value-type="float">
            <text:p>0.172750318</text:p>
          </table:table-cell>
          <table:table-cell office:value-type="float" office:value="0.014226264" calcext:value-type="float">
            <text:p>0.014226264</text:p>
          </table:table-cell>
          <table:table-cell office:value-type="float" office:value="0.000255547807692308" calcext:value-type="float">
            <text:p>0.000255547807692</text:p>
          </table:table-cell>
          <table:table-cell office:value-type="float" office:value="0.0000210447692307692" calcext:value-type="float">
            <text:p>2.10447692307692E-05</text:p>
          </table:table-cell>
          <table:table-cell office:value-type="float" office:value="1.983709086" calcext:value-type="float">
            <text:p>1.983709086</text:p>
          </table:table-cell>
          <table:table-cell office:value-type="float" office:value="0.002179669" calcext:value-type="float">
            <text:p>0.002179669</text:p>
          </table:table-cell>
          <table:table-cell office:value-type="float" office:value="4.320129688" calcext:value-type="float">
            <text:p>4.320129688</text:p>
          </table:table-cell>
          <table:table-cell office:value-type="float" office:value="0.056671394" calcext:value-type="float">
            <text:p>0.056671394</text:p>
          </table:table-cell>
          <table:table-cell office:value-type="float" office:value="112.323371888" calcext:value-type="float">
            <text:p>112.323371888</text:p>
          </table:table-cell>
          <table:table-cell office:value-type="float" office:value="0.0000838334230769231" calcext:value-type="float">
            <text:p>8.38334230769231E-05</text:p>
          </table:table-cell>
          <table:table-cell office:value-type="float" office:value="0.166158834153846" calcext:value-type="float">
            <text:p>0.166158834153846</text:p>
          </table:table-cell>
          <table:table-cell office:value-type="float" office:value="0.9920552935" calcext:value-type="float">
            <text:p>0.9920552935</text:p>
          </table:table-cell>
          <table:table-cell office:value-type="float" office:value="0.004411956" calcext:value-type="float">
            <text:p>0.004411956</text:p>
          </table:table-cell>
          <table:table-cell office:value-type="float" office:value="2.160338426" calcext:value-type="float">
            <text:p>2.160338426</text:p>
          </table:table-cell>
          <table:table-cell office:value-type="float" office:value="0.114710856" calcext:value-type="float">
            <text:p>0.114710856</text:p>
          </table:table-cell>
          <table:table-cell office:value-type="float" office:value="56.168799076" calcext:value-type="float">
            <text:p>56.168799076</text:p>
          </table:table-cell>
          <table:table-cell office:value-type="float" office:value="0.000169690615384615" calcext:value-type="float">
            <text:p>0.000169690615385</text:p>
          </table:table-cell>
          <table:table-cell office:value-type="float" office:value="0.0830899394615385" calcext:value-type="float">
            <text:p>0.0830899394615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410899" calcext:value-type="float">
            <text:p>0.000410899</text:p>
          </table:table-cell>
          <table:table-cell office:value-type="float" office:value="0.004578317" calcext:value-type="float">
            <text:p>0.004578317</text:p>
          </table:table-cell>
          <table:table-cell office:value-type="float" office:value="0.000753069" calcext:value-type="float">
            <text:p>0.000753069</text:p>
          </table:table-cell>
          <table:table-cell office:value-type="float" office:value="0.123614559" calcext:value-type="float">
            <text:p>0.123614559</text:p>
          </table:table-cell>
          <table:table-cell office:value-type="float" office:value="0.020332863" calcext:value-type="float">
            <text:p>0.020332863</text:p>
          </table:table-cell>
          <table:table-cell office:value-type="float" office:value="0.000169567296296296" calcext:value-type="float">
            <text:p>0.000169567296296</text:p>
          </table:table-cell>
          <table:table-cell office:value-type="float" office:value="0.0000278914444444444" calcext:value-type="float">
            <text:p>2.78914444444444E-05</text:p>
          </table:table-cell>
          <table:table-cell office:value-type="float" office:value="1.792915699" calcext:value-type="float">
            <text:p>1.792915699</text:p>
          </table:table-cell>
          <table:table-cell office:value-type="float" office:value="0.003392218" calcext:value-type="float">
            <text:p>0.003392218</text:p>
          </table:table-cell>
          <table:table-cell office:value-type="float" office:value="4.492871671" calcext:value-type="float">
            <text:p>4.492871671</text:p>
          </table:table-cell>
          <table:table-cell office:value-type="float" office:value="0.091589886" calcext:value-type="float">
            <text:p>0.091589886</text:p>
          </table:table-cell>
          <table:table-cell office:value-type="float" office:value="121.307535117" calcext:value-type="float">
            <text:p>121.307535117</text:p>
          </table:table-cell>
          <table:table-cell office:value-type="float" office:value="0.000125637703703704" calcext:value-type="float">
            <text:p>0.000125637703704</text:p>
          </table:table-cell>
          <table:table-cell office:value-type="float" office:value="0.166402654481482" calcext:value-type="float">
            <text:p>0.166402654481482</text:p>
          </table:table-cell>
          <table:table-cell office:value-type="float" office:value="0.896663299" calcext:value-type="float">
            <text:p>0.896663299</text:p>
          </table:table-cell>
          <table:table-cell office:value-type="float" office:value="0.0039852675" calcext:value-type="float">
            <text:p>0.0039852675</text:p>
          </table:table-cell>
          <table:table-cell office:value-type="float" office:value="2.24681237" calcext:value-type="float">
            <text:p>2.24681237</text:p>
          </table:table-cell>
          <table:table-cell office:value-type="float" office:value="0.1076022225" calcext:value-type="float">
            <text:p>0.1076022225</text:p>
          </table:table-cell>
          <table:table-cell office:value-type="float" office:value="60.66393399" calcext:value-type="float">
            <text:p>60.66393399</text:p>
          </table:table-cell>
          <table:table-cell office:value-type="float" office:value="0.0001476025" calcext:value-type="float">
            <text:p>0.0001476025</text:p>
          </table:table-cell>
          <table:table-cell office:value-type="float" office:value="0.083215272962963" calcext:value-type="float">
            <text:p>0.0832152729629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362348" calcext:value-type="float">
            <text:p>0.000362348</text:p>
          </table:table-cell>
          <table:table-cell office:value-type="float" office:value="0.005911602" calcext:value-type="float">
            <text:p>0.005911602</text:p>
          </table:table-cell>
          <table:table-cell office:value-type="float" office:value="0.000435785" calcext:value-type="float">
            <text:p>0.000435785</text:p>
          </table:table-cell>
          <table:table-cell office:value-type="float" office:value="0.165524856" calcext:value-type="float">
            <text:p>0.165524856</text:p>
          </table:table-cell>
          <table:table-cell office:value-type="float" office:value="0.01220198" calcext:value-type="float">
            <text:p>0.01220198</text:p>
          </table:table-cell>
          <table:table-cell office:value-type="float" office:value="0.000211128642857143" calcext:value-type="float">
            <text:p>0.000211128642857</text:p>
          </table:table-cell>
          <table:table-cell office:value-type="float" office:value="0.00001556375" calcext:value-type="float">
            <text:p>1.556375E-05</text:p>
          </table:table-cell>
          <table:table-cell office:value-type="float" office:value="1.86378326" calcext:value-type="float">
            <text:p>1.86378326</text:p>
          </table:table-cell>
          <table:table-cell office:value-type="float" office:value="0.020223052" calcext:value-type="float">
            <text:p>0.020223052</text:p>
          </table:table-cell>
          <table:table-cell office:value-type="float" office:value="4.422342308" calcext:value-type="float">
            <text:p>4.422342308</text:p>
          </table:table-cell>
          <table:table-cell office:value-type="float" office:value="0.566245456" calcext:value-type="float">
            <text:p>0.566245456</text:p>
          </table:table-cell>
          <table:table-cell office:value-type="float" office:value="123.825584624" calcext:value-type="float">
            <text:p>123.825584624</text:p>
          </table:table-cell>
          <table:table-cell office:value-type="float" office:value="0.000722251857142857" calcext:value-type="float">
            <text:p>0.000722251857143</text:p>
          </table:table-cell>
          <table:table-cell office:value-type="float" office:value="0.157940796714286" calcext:value-type="float">
            <text:p>0.157940796714286</text:p>
          </table:table-cell>
          <table:table-cell office:value-type="float" office:value="0.932072804" calcext:value-type="float">
            <text:p>0.932072804</text:p>
          </table:table-cell>
          <table:table-cell office:value-type="float" office:value="0.013067327" calcext:value-type="float">
            <text:p>0.013067327</text:p>
          </table:table-cell>
          <table:table-cell office:value-type="float" office:value="2.2113890465" calcext:value-type="float">
            <text:p>2.2113890465</text:p>
          </table:table-cell>
          <table:table-cell office:value-type="float" office:value="0.365885156" calcext:value-type="float">
            <text:p>0.365885156</text:p>
          </table:table-cell>
          <table:table-cell office:value-type="float" office:value="61.918893302" calcext:value-type="float">
            <text:p>61.918893302</text:p>
          </table:table-cell>
          <table:table-cell office:value-type="float" office:value="0.00046669025" calcext:value-type="float">
            <text:p>0.00046669025</text:p>
          </table:table-cell>
          <table:table-cell office:value-type="float" office:value="0.0789781802321429" calcext:value-type="float">
            <text:p>0.0789781802321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356848" calcext:value-type="float">
            <text:p>0.000356848</text:p>
          </table:table-cell>
          <table:table-cell office:value-type="float" office:value="0.006433338" calcext:value-type="float">
            <text:p>0.006433338</text:p>
          </table:table-cell>
          <table:table-cell office:value-type="float" office:value="0.000497521" calcext:value-type="float">
            <text:p>0.000497521</text:p>
          </table:table-cell>
          <table:table-cell office:value-type="float" office:value="0.186566802" calcext:value-type="float">
            <text:p>0.186566802</text:p>
          </table:table-cell>
          <table:table-cell office:value-type="float" office:value="0.014428109" calcext:value-type="float">
            <text:p>0.014428109</text:p>
          </table:table-cell>
          <table:table-cell office:value-type="float" office:value="0.00022183924137931" calcext:value-type="float">
            <text:p>0.000221839241379</text:p>
          </table:table-cell>
          <table:table-cell office:value-type="float" office:value="0.0000171558965517241" calcext:value-type="float">
            <text:p>1.71558965517241E-05</text:p>
          </table:table-cell>
          <table:table-cell office:value-type="float" office:value="1.847237881" calcext:value-type="float">
            <text:p>1.847237881</text:p>
          </table:table-cell>
          <table:table-cell office:value-type="float" office:value="0.062224938" calcext:value-type="float">
            <text:p>0.062224938</text:p>
          </table:table-cell>
          <table:table-cell office:value-type="float" office:value="4.420500085" calcext:value-type="float">
            <text:p>4.420500085</text:p>
          </table:table-cell>
          <table:table-cell office:value-type="float" office:value="1.804523202" calcext:value-type="float">
            <text:p>1.804523202</text:p>
          </table:table-cell>
          <table:table-cell office:value-type="float" office:value="128.194502465" calcext:value-type="float">
            <text:p>128.194502465</text:p>
          </table:table-cell>
          <table:table-cell office:value-type="float" office:value="0.00214568751724138" calcext:value-type="float">
            <text:p>0.002145687517241</text:p>
          </table:table-cell>
          <table:table-cell office:value-type="float" office:value="0.152431037413793" calcext:value-type="float">
            <text:p>0.152431037413793</text:p>
          </table:table-cell>
          <table:table-cell office:value-type="float" office:value="0.9237973645" calcext:value-type="float">
            <text:p>0.9237973645</text:p>
          </table:table-cell>
          <table:table-cell office:value-type="float" office:value="0.034329138" calcext:value-type="float">
            <text:p>0.034329138</text:p>
          </table:table-cell>
          <table:table-cell office:value-type="float" office:value="2.210498803" calcext:value-type="float">
            <text:p>2.210498803</text:p>
          </table:table-cell>
          <table:table-cell office:value-type="float" office:value="0.995545002" calcext:value-type="float">
            <text:p>0.995545002</text:p>
          </table:table-cell>
          <table:table-cell office:value-type="float" office:value="64.104465287" calcext:value-type="float">
            <text:p>64.104465287</text:p>
          </table:table-cell>
          <table:table-cell office:value-type="float" office:value="0.00118376337931034" calcext:value-type="float">
            <text:p>0.00118376337931</text:p>
          </table:table-cell>
          <table:table-cell office:value-type="float" office:value="0.0762240966551724" calcext:value-type="float">
            <text:p>0.0762240966551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412121" calcext:value-type="float">
            <text:p>0.000412121</text:p>
          </table:table-cell>
          <table:table-cell office:value-type="float" office:value="0.005125661" calcext:value-type="float">
            <text:p>0.005125661</text:p>
          </table:table-cell>
          <table:table-cell office:value-type="float" office:value="0.000607928" calcext:value-type="float">
            <text:p>0.000607928</text:p>
          </table:table-cell>
          <table:table-cell office:value-type="float" office:value="0.15376983" calcext:value-type="float">
            <text:p>0.15376983</text:p>
          </table:table-cell>
          <table:table-cell office:value-type="float" office:value="0.01823784" calcext:value-type="float">
            <text:p>0.01823784</text:p>
          </table:table-cell>
          <table:table-cell office:value-type="float" office:value="0.000170855366666667" calcext:value-type="float">
            <text:p>0.000170855366667</text:p>
          </table:table-cell>
          <table:table-cell office:value-type="float" office:value="0.0000202642666666667" calcext:value-type="float">
            <text:p>2.02642666666667E-05</text:p>
          </table:table-cell>
          <table:table-cell office:value-type="float" office:value="1.732735021" calcext:value-type="float">
            <text:p>1.732735021</text:p>
          </table:table-cell>
          <table:table-cell office:value-type="float" office:value="0.159726035" calcext:value-type="float">
            <text:p>0.159726035</text:p>
          </table:table-cell>
          <table:table-cell office:value-type="float" office:value="4.568336724" calcext:value-type="float">
            <text:p>4.568336724</text:p>
          </table:table-cell>
          <table:table-cell office:value-type="float" office:value="4.79178105" calcext:value-type="float">
            <text:p>4.79178105</text:p>
          </table:table-cell>
          <table:table-cell office:value-type="float" office:value="137.05010172" calcext:value-type="float">
            <text:p>137.05010172</text:p>
          </table:table-cell>
          <table:table-cell office:value-type="float" office:value="0.00532420116666667" calcext:value-type="float">
            <text:p>0.005324201166667</text:p>
          </table:table-cell>
          <table:table-cell office:value-type="float" office:value="0.1522778908" calcext:value-type="float">
            <text:p>0.1522778908</text:p>
          </table:table-cell>
          <table:table-cell office:value-type="float" office:value="0.866573571" calcext:value-type="float">
            <text:p>0.866573571</text:p>
          </table:table-cell>
          <table:table-cell office:value-type="float" office:value="0.082425848" calcext:value-type="float">
            <text:p>0.082425848</text:p>
          </table:table-cell>
          <table:table-cell office:value-type="float" office:value="2.284472326" calcext:value-type="float">
            <text:p>2.284472326</text:p>
          </table:table-cell>
          <table:table-cell office:value-type="float" office:value="2.47277544" calcext:value-type="float">
            <text:p>2.47277544</text:p>
          </table:table-cell>
          <table:table-cell office:value-type="float" office:value="68.53416978" calcext:value-type="float">
            <text:p>68.53416978</text:p>
          </table:table-cell>
          <table:table-cell office:value-type="float" office:value="0.00274752826666667" calcext:value-type="float">
            <text:p>0.002747528266667</text:p>
          </table:table-cell>
          <table:table-cell office:value-type="float" office:value="0.0761490775333333" calcext:value-type="float">
            <text:p>0.0761490775333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25106" calcext:value-type="float">
            <text:p>0.00025106</text:p>
          </table:table-cell>
          <table:table-cell office:value-type="float" office:value="0.005981133" calcext:value-type="float">
            <text:p>0.005981133</text:p>
          </table:table-cell>
          <table:table-cell office:value-type="float" office:value="0.000599372" calcext:value-type="float">
            <text:p>0.000599372</text:p>
          </table:table-cell>
          <table:table-cell office:value-type="float" office:value="0.185415123" calcext:value-type="float">
            <text:p>0.185415123</text:p>
          </table:table-cell>
          <table:table-cell office:value-type="float" office:value="0.018580532" calcext:value-type="float">
            <text:p>0.018580532</text:p>
          </table:table-cell>
          <table:table-cell office:value-type="float" office:value="0.000192939774193548" calcext:value-type="float">
            <text:p>0.000192939774194</text:p>
          </table:table-cell>
          <table:table-cell office:value-type="float" office:value="0.0000193345806451613" calcext:value-type="float">
            <text:p>1.93345806451613E-05</text:p>
          </table:table-cell>
          <table:table-cell office:value-type="float" office:value="1.927000739" calcext:value-type="float">
            <text:p>1.927000739</text:p>
          </table:table-cell>
          <table:table-cell office:value-type="float" office:value="0.316503902" calcext:value-type="float">
            <text:p>0.316503902</text:p>
          </table:table-cell>
          <table:table-cell office:value-type="float" office:value="4.459301388" calcext:value-type="float">
            <text:p>4.459301388</text:p>
          </table:table-cell>
          <table:table-cell office:value-type="float" office:value="9.811620962" calcext:value-type="float">
            <text:p>9.811620962</text:p>
          </table:table-cell>
          <table:table-cell office:value-type="float" office:value="138.238343028" calcext:value-type="float">
            <text:p>138.238343028</text:p>
          </table:table-cell>
          <table:table-cell office:value-type="float" office:value="0.0102098032903226" calcext:value-type="float">
            <text:p>0.010209803290323</text:p>
          </table:table-cell>
          <table:table-cell office:value-type="float" office:value="0.143848431870968" calcext:value-type="float">
            <text:p>0.143848431870968</text:p>
          </table:table-cell>
          <table:table-cell office:value-type="float" office:value="0.9636258995" calcext:value-type="float">
            <text:p>0.9636258995</text:p>
          </table:table-cell>
          <table:table-cell office:value-type="float" office:value="0.1612425175" calcext:value-type="float">
            <text:p>0.1612425175</text:p>
          </table:table-cell>
          <table:table-cell office:value-type="float" office:value="2.22995038" calcext:value-type="float">
            <text:p>2.22995038</text:p>
          </table:table-cell>
          <table:table-cell office:value-type="float" office:value="4.9985180425" calcext:value-type="float">
            <text:p>4.9985180425</text:p>
          </table:table-cell>
          <table:table-cell office:value-type="float" office:value="69.12846178" calcext:value-type="float">
            <text:p>69.12846178</text:p>
          </table:table-cell>
          <table:table-cell office:value-type="float" office:value="0.00520137153225806" calcext:value-type="float">
            <text:p>0.005201371532258</text:p>
          </table:table-cell>
          <table:table-cell office:value-type="float" office:value="0.0719338832258064" calcext:value-type="float">
            <text:p>0.0719338832258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255448" calcext:value-type="float">
            <text:p>0.000255448</text:p>
          </table:table-cell>
          <table:table-cell office:value-type="float" office:value="0.005441322" calcext:value-type="float">
            <text:p>0.005441322</text:p>
          </table:table-cell>
          <table:table-cell office:value-type="float" office:value="0.00051873" calcext:value-type="float">
            <text:p>0.00051873</text:p>
          </table:table-cell>
          <table:table-cell office:value-type="float" office:value="0.174122304" calcext:value-type="float">
            <text:p>0.174122304</text:p>
          </table:table-cell>
          <table:table-cell office:value-type="float" office:value="0.01659936" calcext:value-type="float">
            <text:p>0.01659936</text:p>
          </table:table-cell>
          <table:table-cell office:value-type="float" office:value="0.0001700413125" calcext:value-type="float">
            <text:p>0.0001700413125</text:p>
          </table:table-cell>
          <table:table-cell office:value-type="float" office:value="0.0000162103125" calcext:value-type="float">
            <text:p>1.62103125E-05</text:p>
          </table:table-cell>
          <table:table-cell office:value-type="float" office:value="1.774475409" calcext:value-type="float">
            <text:p>1.774475409</text:p>
          </table:table-cell>
          <table:table-cell office:value-type="float" office:value="0.660571474" calcext:value-type="float">
            <text:p>0.660571474</text:p>
          </table:table-cell>
          <table:table-cell office:value-type="float" office:value="3.866184269" calcext:value-type="float">
            <text:p>3.866184269</text:p>
          </table:table-cell>
          <table:table-cell office:value-type="float" office:value="21.138287168" calcext:value-type="float">
            <text:p>21.138287168</text:p>
          </table:table-cell>
          <table:table-cell office:value-type="float" office:value="123.717896608" calcext:value-type="float">
            <text:p>123.717896608</text:p>
          </table:table-cell>
          <table:table-cell office:value-type="float" office:value="0.0206428585625" calcext:value-type="float">
            <text:p>0.0206428585625</text:p>
          </table:table-cell>
          <table:table-cell office:value-type="float" office:value="0.12081825840625" calcext:value-type="float">
            <text:p>0.12081825840625</text:p>
          </table:table-cell>
          <table:table-cell office:value-type="float" office:value="0.8873654285" calcext:value-type="float">
            <text:p>0.8873654285</text:p>
          </table:table-cell>
          <table:table-cell office:value-type="float" office:value="0.333006398" calcext:value-type="float">
            <text:p>0.333006398</text:p>
          </table:table-cell>
          <table:table-cell office:value-type="float" office:value="1.9333514995" calcext:value-type="float">
            <text:p>1.9333514995</text:p>
          </table:table-cell>
          <table:table-cell office:value-type="float" office:value="10.656204736" calcext:value-type="float">
            <text:p>10.656204736</text:p>
          </table:table-cell>
          <table:table-cell office:value-type="float" office:value="61.867247984" calcext:value-type="float">
            <text:p>61.867247984</text:p>
          </table:table-cell>
          <table:table-cell office:value-type="float" office:value="0.0104064499375" calcext:value-type="float">
            <text:p>0.0104064499375</text:p>
          </table:table-cell>
          <table:table-cell office:value-type="float" office:value="0.060417234359375" calcext:value-type="float">
            <text:p>0.0604172343593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356147" calcext:value-type="float">
            <text:p>0.000356147</text:p>
          </table:table-cell>
          <table:table-cell office:value-type="float" office:value="0.004604015" calcext:value-type="float">
            <text:p>0.004604015</text:p>
          </table:table-cell>
          <table:table-cell office:value-type="float" office:value="0.001139262" calcext:value-type="float">
            <text:p>0.001139262</text:p>
          </table:table-cell>
          <table:table-cell office:value-type="float" office:value="0.151932495" calcext:value-type="float">
            <text:p>0.151932495</text:p>
          </table:table-cell>
          <table:table-cell office:value-type="float" office:value="0.037595646" calcext:value-type="float">
            <text:p>0.037595646</text:p>
          </table:table-cell>
          <table:table-cell office:value-type="float" office:value="0.000139515606060606" calcext:value-type="float">
            <text:p>0.000139515606061</text:p>
          </table:table-cell>
          <table:table-cell office:value-type="float" office:value="0.0000345230909090909" calcext:value-type="float">
            <text:p>3.45230909090909E-05</text:p>
          </table:table-cell>
          <table:table-cell office:value-type="float" office:value="2.057860261" calcext:value-type="float">
            <text:p>2.057860261</text:p>
          </table:table-cell>
          <table:table-cell office:value-type="float" office:value="1.220411908" calcext:value-type="float">
            <text:p>1.220411908</text:p>
          </table:table-cell>
          <table:table-cell office:value-type="float" office:value="3.472745344" calcext:value-type="float">
            <text:p>3.472745344</text:p>
          </table:table-cell>
          <table:table-cell office:value-type="float" office:value="40.273592964" calcext:value-type="float">
            <text:p>40.273592964</text:p>
          </table:table-cell>
          <table:table-cell office:value-type="float" office:value="114.600596352" calcext:value-type="float">
            <text:p>114.600596352</text:p>
          </table:table-cell>
          <table:table-cell office:value-type="float" office:value="0.036982179030303" calcext:value-type="float">
            <text:p>0.036982179030303</text:p>
          </table:table-cell>
          <table:table-cell office:value-type="float" office:value="0.105234707393939" calcext:value-type="float">
            <text:p>0.105234707393939</text:p>
          </table:table-cell>
          <table:table-cell office:value-type="float" office:value="1.029108204" calcext:value-type="float">
            <text:p>1.029108204</text:p>
          </table:table-cell>
          <table:table-cell office:value-type="float" office:value="0.6125079615" calcext:value-type="float">
            <text:p>0.6125079615</text:p>
          </table:table-cell>
          <table:table-cell office:value-type="float" office:value="1.736942303" calcext:value-type="float">
            <text:p>1.736942303</text:p>
          </table:table-cell>
          <table:table-cell office:value-type="float" office:value="20.2127627295" calcext:value-type="float">
            <text:p>20.2127627295</text:p>
          </table:table-cell>
          <table:table-cell office:value-type="float" office:value="57.319095999" calcext:value-type="float">
            <text:p>57.319095999</text:p>
          </table:table-cell>
          <table:table-cell office:value-type="float" office:value="0.0185608473181818" calcext:value-type="float">
            <text:p>0.018560847318182</text:p>
          </table:table-cell>
          <table:table-cell office:value-type="float" office:value="0.0526346152424243" calcext:value-type="float">
            <text:p>0.0526346152424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354864" calcext:value-type="float">
            <text:p>0.000354864</text:p>
          </table:table-cell>
          <table:table-cell office:value-type="float" office:value="0.00355933" calcext:value-type="float">
            <text:p>0.00355933</text:p>
          </table:table-cell>
          <table:table-cell office:value-type="float" office:value="0.001195026" calcext:value-type="float">
            <text:p>0.001195026</text:p>
          </table:table-cell>
          <table:table-cell office:value-type="float" office:value="0.12101722" calcext:value-type="float">
            <text:p>0.12101722</text:p>
          </table:table-cell>
          <table:table-cell office:value-type="float" office:value="0.040630884" calcext:value-type="float">
            <text:p>0.040630884</text:p>
          </table:table-cell>
          <table:table-cell office:value-type="float" office:value="0.000104686176470588" calcext:value-type="float">
            <text:p>0.000104686176471</text:p>
          </table:table-cell>
          <table:table-cell office:value-type="float" office:value="0.0000351478235294118" calcext:value-type="float">
            <text:p>3.51478235294118E-05</text:p>
          </table:table-cell>
          <table:table-cell office:value-type="float" office:value="1.914686379" calcext:value-type="float">
            <text:p>1.914686379</text:p>
          </table:table-cell>
          <table:table-cell office:value-type="float" office:value="1.890532332" calcext:value-type="float">
            <text:p>1.890532332</text:p>
          </table:table-cell>
          <table:table-cell office:value-type="float" office:value="2.695901198" calcext:value-type="float">
            <text:p>2.695901198</text:p>
          </table:table-cell>
          <table:table-cell office:value-type="float" office:value="64.278099288" calcext:value-type="float">
            <text:p>64.278099288</text:p>
          </table:table-cell>
          <table:table-cell office:value-type="float" office:value="91.660640732" calcext:value-type="float">
            <text:p>91.660640732</text:p>
          </table:table-cell>
          <table:table-cell office:value-type="float" office:value="0.0556038921176471" calcext:value-type="float">
            <text:p>0.055603892117647</text:p>
          </table:table-cell>
          <table:table-cell office:value-type="float" office:value="0.0792912117058824" calcext:value-type="float">
            <text:p>0.079291211705882</text:p>
          </table:table-cell>
          <table:table-cell office:value-type="float" office:value="0.9575206215" calcext:value-type="float">
            <text:p>0.9575206215</text:p>
          </table:table-cell>
          <table:table-cell office:value-type="float" office:value="0.947045831" calcext:value-type="float">
            <text:p>0.947045831</text:p>
          </table:table-cell>
          <table:table-cell office:value-type="float" office:value="1.348548112" calcext:value-type="float">
            <text:p>1.348548112</text:p>
          </table:table-cell>
          <table:table-cell office:value-type="float" office:value="32.199558254" calcext:value-type="float">
            <text:p>32.199558254</text:p>
          </table:table-cell>
          <table:table-cell office:value-type="float" office:value="45.850635808" calcext:value-type="float">
            <text:p>45.850635808</text:p>
          </table:table-cell>
          <table:table-cell office:value-type="float" office:value="0.0278542891470588" calcext:value-type="float">
            <text:p>0.027854289147059</text:p>
          </table:table-cell>
          <table:table-cell office:value-type="float" office:value="0.0396631797647059" calcext:value-type="float">
            <text:p>0.0396631797647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266739" calcext:value-type="float">
            <text:p>0.000266739</text:p>
          </table:table-cell>
          <table:table-cell office:value-type="float" office:value="0.004909527" calcext:value-type="float">
            <text:p>0.004909527</text:p>
          </table:table-cell>
          <table:table-cell office:value-type="float" office:value="0.001328506" calcext:value-type="float">
            <text:p>0.001328506</text:p>
          </table:table-cell>
          <table:table-cell office:value-type="float" office:value="0.171833445" calcext:value-type="float">
            <text:p>0.171833445</text:p>
          </table:table-cell>
          <table:table-cell office:value-type="float" office:value="0.04649771" calcext:value-type="float">
            <text:p>0.04649771</text:p>
          </table:table-cell>
          <table:table-cell office:value-type="float" office:value="0.0001402722" calcext:value-type="float">
            <text:p>0.0001402722</text:p>
          </table:table-cell>
          <table:table-cell office:value-type="float" office:value="0.0000379573142857143" calcext:value-type="float">
            <text:p>3.79573142857143E-05</text:p>
          </table:table-cell>
          <table:table-cell office:value-type="float" office:value="1.979906774" calcext:value-type="float">
            <text:p>1.979906774</text:p>
          </table:table-cell>
          <table:table-cell office:value-type="float" office:value="2.562708365" calcext:value-type="float">
            <text:p>2.562708365</text:p>
          </table:table-cell>
          <table:table-cell office:value-type="float" office:value="2.00377002" calcext:value-type="float">
            <text:p>2.00377002</text:p>
          </table:table-cell>
          <table:table-cell office:value-type="float" office:value="89.694792775" calcext:value-type="float">
            <text:p>89.694792775</text:p>
          </table:table-cell>
          <table:table-cell office:value-type="float" office:value="70.1319507" calcext:value-type="float">
            <text:p>70.1319507</text:p>
          </table:table-cell>
          <table:table-cell office:value-type="float" office:value="0.073220239" calcext:value-type="float">
            <text:p>0.073220239</text:p>
          </table:table-cell>
          <table:table-cell office:value-type="float" office:value="0.057250572" calcext:value-type="float">
            <text:p>0.057250572</text:p>
          </table:table-cell>
          <table:table-cell office:value-type="float" office:value="0.9900867565" calcext:value-type="float">
            <text:p>0.9900867565</text:p>
          </table:table-cell>
          <table:table-cell office:value-type="float" office:value="1.283808946" calcext:value-type="float">
            <text:p>1.283808946</text:p>
          </table:table-cell>
          <table:table-cell office:value-type="float" office:value="1.002549263" calcext:value-type="float">
            <text:p>1.002549263</text:p>
          </table:table-cell>
          <table:table-cell office:value-type="float" office:value="44.93331311" calcext:value-type="float">
            <text:p>44.93331311</text:p>
          </table:table-cell>
          <table:table-cell office:value-type="float" office:value="35.089224205" calcext:value-type="float">
            <text:p>35.089224205</text:p>
          </table:table-cell>
          <table:table-cell office:value-type="float" office:value="0.0366802556" calcext:value-type="float">
            <text:p>0.0366802556</text:p>
          </table:table-cell>
          <table:table-cell office:value-type="float" office:value="0.0286442646571429" calcext:value-type="float">
            <text:p>0.0286442646571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260157" calcext:value-type="float">
            <text:p>0.000260157</text:p>
          </table:table-cell>
          <table:table-cell office:value-type="float" office:value="0.005125601" calcext:value-type="float">
            <text:p>0.005125601</text:p>
          </table:table-cell>
          <table:table-cell office:value-type="float" office:value="0.002366749" calcext:value-type="float">
            <text:p>0.002366749</text:p>
          </table:table-cell>
          <table:table-cell office:value-type="float" office:value="0.184521636" calcext:value-type="float">
            <text:p>0.184521636</text:p>
          </table:table-cell>
          <table:table-cell office:value-type="float" office:value="0.085202964" calcext:value-type="float">
            <text:p>0.085202964</text:p>
          </table:table-cell>
          <table:table-cell office:value-type="float" office:value="0.000142377805555556" calcext:value-type="float">
            <text:p>0.000142377805556</text:p>
          </table:table-cell>
          <table:table-cell office:value-type="float" office:value="0.0000657430277777778" calcext:value-type="float">
            <text:p>6.57430277777778E-05</text:p>
          </table:table-cell>
          <table:table-cell office:value-type="float" office:value="2.070533149" calcext:value-type="float">
            <text:p>2.070533149</text:p>
          </table:table-cell>
          <table:table-cell office:value-type="float" office:value="0.000170038" calcext:value-type="float">
            <text:p>0.000170038</text:p>
          </table:table-cell>
          <table:table-cell office:value-type="float" office:value="5.118539686" calcext:value-type="float">
            <text:p>5.118539686</text:p>
          </table:table-cell>
          <table:table-cell office:value-type="float" office:value="0.006121368" calcext:value-type="float">
            <text:p>0.006121368</text:p>
          </table:table-cell>
          <table:table-cell office:value-type="float" office:value="184.267428696" calcext:value-type="float">
            <text:p>184.267428696</text:p>
          </table:table-cell>
          <table:table-cell office:value-type="float" office:value="0.00000472327777777778" calcext:value-type="float">
            <text:p>4.72327777777778E-06</text:p>
          </table:table-cell>
          <table:table-cell office:value-type="float" office:value="0.142181657944444" calcext:value-type="float">
            <text:p>0.142181657944444</text:p>
          </table:table-cell>
          <table:table-cell office:value-type="float" office:value="1.035396653" calcext:value-type="float">
            <text:p>1.035396653</text:p>
          </table:table-cell>
          <table:table-cell office:value-type="float" office:value="0.0026478195" calcext:value-type="float">
            <text:p>0.0026478195</text:p>
          </table:table-cell>
          <table:table-cell office:value-type="float" office:value="2.5604532175" calcext:value-type="float">
            <text:p>2.5604532175</text:p>
          </table:table-cell>
          <table:table-cell office:value-type="float" office:value="0.095321502" calcext:value-type="float">
            <text:p>0.095321502</text:p>
          </table:table-cell>
          <table:table-cell office:value-type="float" office:value="92.17631583" calcext:value-type="float">
            <text:p>92.17631583</text:p>
          </table:table-cell>
          <table:table-cell office:value-type="float" office:value="0.0000735505416666666" calcext:value-type="float">
            <text:p>7.35505416666666E-05</text:p>
          </table:table-cell>
          <table:table-cell office:value-type="float" office:value="0.0711237004861111" calcext:value-type="float">
            <text:p>0.0711237004861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362589" calcext:value-type="float">
            <text:p>0.000362589</text:p>
          </table:table-cell>
          <table:table-cell office:value-type="float" office:value="0.006305258" calcext:value-type="float">
            <text:p>0.006305258</text:p>
          </table:table-cell>
          <table:table-cell office:value-type="float" office:value="0.000837427" calcext:value-type="float">
            <text:p>0.000837427</text:p>
          </table:table-cell>
          <table:table-cell office:value-type="float" office:value="0.233294546" calcext:value-type="float">
            <text:p>0.233294546</text:p>
          </table:table-cell>
          <table:table-cell office:value-type="float" office:value="0.030984799" calcext:value-type="float">
            <text:p>0.030984799</text:p>
          </table:table-cell>
          <table:table-cell office:value-type="float" office:value="0.000170412378378378" calcext:value-type="float">
            <text:p>0.000170412378378</text:p>
          </table:table-cell>
          <table:table-cell office:value-type="float" office:value="0.0000226331621621622" calcext:value-type="float">
            <text:p>2.26331621621622E-05</text:p>
          </table:table-cell>
          <table:table-cell office:value-type="float" office:value="1.9976396" calcext:value-type="float">
            <text:p>1.9976396</text:p>
          </table:table-cell>
          <table:table-cell office:value-type="float" office:value="0.000172353" calcext:value-type="float">
            <text:p>0.000172353</text:p>
          </table:table-cell>
          <table:table-cell office:value-type="float" office:value="4.317776881" calcext:value-type="float">
            <text:p>4.317776881</text:p>
          </table:table-cell>
          <table:table-cell office:value-type="float" office:value="0.006377061" calcext:value-type="float">
            <text:p>0.006377061</text:p>
          </table:table-cell>
          <table:table-cell office:value-type="float" office:value="159.757744597" calcext:value-type="float">
            <text:p>159.757744597</text:p>
          </table:table-cell>
          <table:table-cell office:value-type="float" office:value="0.00000465818918918919" calcext:value-type="float">
            <text:p>4.65818918918919E-06</text:p>
          </table:table-cell>
          <table:table-cell office:value-type="float" office:value="0.116696672459459" calcext:value-type="float">
            <text:p>0.116696672459459</text:p>
          </table:table-cell>
          <table:table-cell office:value-type="float" office:value="0.9990010945" calcext:value-type="float">
            <text:p>0.9990010945</text:p>
          </table:table-cell>
          <table:table-cell office:value-type="float" office:value="0.0032388055" calcext:value-type="float">
            <text:p>0.0032388055</text:p>
          </table:table-cell>
          <table:table-cell office:value-type="float" office:value="2.159307154" calcext:value-type="float">
            <text:p>2.159307154</text:p>
          </table:table-cell>
          <table:table-cell office:value-type="float" office:value="0.1198358035" calcext:value-type="float">
            <text:p>0.1198358035</text:p>
          </table:table-cell>
          <table:table-cell office:value-type="float" office:value="79.894364698" calcext:value-type="float">
            <text:p>79.894364698</text:p>
          </table:table-cell>
          <table:table-cell office:value-type="float" office:value="0.0000875352837837838" calcext:value-type="float">
            <text:p>8.75352837837838E-05</text:p>
          </table:table-cell>
          <table:table-cell office:value-type="float" office:value="0.0583596528108108" calcext:value-type="float">
            <text:p>0.0583596528108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410578" calcext:value-type="float">
            <text:p>0.000410578</text:p>
          </table:table-cell>
          <table:table-cell office:value-type="float" office:value="0.002572503" calcext:value-type="float">
            <text:p>0.002572503</text:p>
          </table:table-cell>
          <table:table-cell office:value-type="float" office:value="0.001413675" calcext:value-type="float">
            <text:p>0.001413675</text:p>
          </table:table-cell>
          <table:table-cell office:value-type="float" office:value="0.097755114" calcext:value-type="float">
            <text:p>0.097755114</text:p>
          </table:table-cell>
          <table:table-cell office:value-type="float" office:value="0.05371965" calcext:value-type="float">
            <text:p>0.05371965</text:p>
          </table:table-cell>
          <table:table-cell office:value-type="float" office:value="0.000067697447368421" calcext:value-type="float">
            <text:p>6.7697447368421E-05</text:p>
          </table:table-cell>
          <table:table-cell office:value-type="float" office:value="0.0000372019736842105" calcext:value-type="float">
            <text:p>3.72019736842105E-05</text:p>
          </table:table-cell>
          <table:table-cell office:value-type="float" office:value="1.885909087" calcext:value-type="float">
            <text:p>1.885909087</text:p>
          </table:table-cell>
          <table:table-cell office:value-type="float" office:value="0.000252763" calcext:value-type="float">
            <text:p>0.000252763</text:p>
          </table:table-cell>
          <table:table-cell office:value-type="float" office:value="4.07539005" calcext:value-type="float">
            <text:p>4.07539005</text:p>
          </table:table-cell>
          <table:table-cell office:value-type="float" office:value="0.009604994" calcext:value-type="float">
            <text:p>0.009604994</text:p>
          </table:table-cell>
          <table:table-cell office:value-type="float" office:value="154.8648219" calcext:value-type="float">
            <text:p>154.8648219</text:p>
          </table:table-cell>
          <table:table-cell office:value-type="float" office:value="0.00000665165789473684" calcext:value-type="float">
            <text:p>6.65165789473684E-06</text:p>
          </table:table-cell>
          <table:table-cell office:value-type="float" office:value="0.107247106578947" calcext:value-type="float">
            <text:p>0.107247106578947</text:p>
          </table:table-cell>
          <table:table-cell office:value-type="float" office:value="0.9431598325" calcext:value-type="float">
            <text:p>0.9431598325</text:p>
          </table:table-cell>
          <table:table-cell office:value-type="float" office:value="0.001412633" calcext:value-type="float">
            <text:p>0.001412633</text:p>
          </table:table-cell>
          <table:table-cell office:value-type="float" office:value="2.0384018625" calcext:value-type="float">
            <text:p>2.0384018625</text:p>
          </table:table-cell>
          <table:table-cell office:value-type="float" office:value="0.053680054" calcext:value-type="float">
            <text:p>0.053680054</text:p>
          </table:table-cell>
          <table:table-cell office:value-type="float" office:value="77.459270775" calcext:value-type="float">
            <text:p>77.459270775</text:p>
          </table:table-cell>
          <table:table-cell office:value-type="float" office:value="0.0000371745526315789" calcext:value-type="float">
            <text:p>3.71745526315789E-05</text:p>
          </table:table-cell>
          <table:table-cell office:value-type="float" office:value="0.0536421542763158" calcext:value-type="float">
            <text:p>0.0536421542763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402894" calcext:value-type="float">
            <text:p>0.000402894</text:p>
          </table:table-cell>
          <table:table-cell office:value-type="float" office:value="0.004049458" calcext:value-type="float">
            <text:p>0.004049458</text:p>
          </table:table-cell>
          <table:table-cell office:value-type="float" office:value="0.000750515" calcext:value-type="float">
            <text:p>0.000750515</text:p>
          </table:table-cell>
          <table:table-cell office:value-type="float" office:value="0.157928862" calcext:value-type="float">
            <text:p>0.157928862</text:p>
          </table:table-cell>
          <table:table-cell office:value-type="float" office:value="0.029270085" calcext:value-type="float">
            <text:p>0.029270085</text:p>
          </table:table-cell>
          <table:table-cell office:value-type="float" office:value="0.000103832256410256" calcext:value-type="float">
            <text:p>0.00010383225641</text:p>
          </table:table-cell>
          <table:table-cell office:value-type="float" office:value="0.0000192439743589744" calcext:value-type="float">
            <text:p>1.92439743589744E-05</text:p>
          </table:table-cell>
          <table:table-cell office:value-type="float" office:value="2.163265478" calcext:value-type="float">
            <text:p>2.163265478</text:p>
          </table:table-cell>
          <table:table-cell office:value-type="float" office:value="0.000207408" calcext:value-type="float">
            <text:p>0.000207408</text:p>
          </table:table-cell>
          <table:table-cell office:value-type="float" office:value="4.146183284" calcext:value-type="float">
            <text:p>4.146183284</text:p>
          </table:table-cell>
          <table:table-cell office:value-type="float" office:value="0.008088912" calcext:value-type="float">
            <text:p>0.008088912</text:p>
          </table:table-cell>
          <table:table-cell office:value-type="float" office:value="161.701148076" calcext:value-type="float">
            <text:p>161.701148076</text:p>
          </table:table-cell>
          <table:table-cell office:value-type="float" office:value="0.00000531815384615385" calcext:value-type="float">
            <text:p>5.31815384615385E-06</text:p>
          </table:table-cell>
          <table:table-cell office:value-type="float" office:value="0.106312391897436" calcext:value-type="float">
            <text:p>0.106312391897436</text:p>
          </table:table-cell>
          <table:table-cell office:value-type="float" office:value="1.081834186" calcext:value-type="float">
            <text:p>1.081834186</text:p>
          </table:table-cell>
          <table:table-cell office:value-type="float" office:value="0.002128433" calcext:value-type="float">
            <text:p>0.002128433</text:p>
          </table:table-cell>
          <table:table-cell office:value-type="float" office:value="2.0734668995" calcext:value-type="float">
            <text:p>2.0734668995</text:p>
          </table:table-cell>
          <table:table-cell office:value-type="float" office:value="0.083008887" calcext:value-type="float">
            <text:p>0.083008887</text:p>
          </table:table-cell>
          <table:table-cell office:value-type="float" office:value="80.8652090805" calcext:value-type="float">
            <text:p>80.8652090805</text:p>
          </table:table-cell>
          <table:table-cell office:value-type="float" office:value="0.0000545752051282051" calcext:value-type="float">
            <text:p>5.45752051282051E-05</text:p>
          </table:table-cell>
          <table:table-cell office:value-type="float" office:value="0.0531658179358974" calcext:value-type="float">
            <text:p>0.0531658179358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353812" calcext:value-type="float">
            <text:p>0.000353812</text:p>
          </table:table-cell>
          <table:table-cell office:value-type="float" office:value="0.008334575" calcext:value-type="float">
            <text:p>0.008334575</text:p>
          </table:table-cell>
          <table:table-cell office:value-type="float" office:value="0.000616153" calcext:value-type="float">
            <text:p>0.000616153</text:p>
          </table:table-cell>
          <table:table-cell office:value-type="float" office:value="0.333383" calcext:value-type="float">
            <text:p>0.333383</text:p>
          </table:table-cell>
          <table:table-cell office:value-type="float" office:value="0.02464612" calcext:value-type="float">
            <text:p>0.02464612</text:p>
          </table:table-cell>
          <table:table-cell office:value-type="float" office:value="0.000208364375" calcext:value-type="float">
            <text:p>0.000208364375</text:p>
          </table:table-cell>
          <table:table-cell office:value-type="float" office:value="0.000015403825" calcext:value-type="float">
            <text:p>1.5403825E-05</text:p>
          </table:table-cell>
          <table:table-cell office:value-type="float" office:value="2.077189971" calcext:value-type="float">
            <text:p>2.077189971</text:p>
          </table:table-cell>
          <table:table-cell office:value-type="float" office:value="0.000185046" calcext:value-type="float">
            <text:p>0.000185046</text:p>
          </table:table-cell>
          <table:table-cell office:value-type="float" office:value="4.021002325" calcext:value-type="float">
            <text:p>4.021002325</text:p>
          </table:table-cell>
          <table:table-cell office:value-type="float" office:value="0.00740184" calcext:value-type="float">
            <text:p>0.00740184</text:p>
          </table:table-cell>
          <table:table-cell office:value-type="float" office:value="160.840093" calcext:value-type="float">
            <text:p>160.840093</text:p>
          </table:table-cell>
          <table:table-cell office:value-type="float" office:value="0.00000462615" calcext:value-type="float">
            <text:p>4.62615E-06</text:p>
          </table:table-cell>
          <table:table-cell office:value-type="float" office:value="0.100525058125" calcext:value-type="float">
            <text:p>0.100525058125</text:p>
          </table:table-cell>
          <table:table-cell office:value-type="float" office:value="1.0387718915" calcext:value-type="float">
            <text:p>1.0387718915</text:p>
          </table:table-cell>
          <table:table-cell office:value-type="float" office:value="0.0042598105" calcext:value-type="float">
            <text:p>0.0042598105</text:p>
          </table:table-cell>
          <table:table-cell office:value-type="float" office:value="2.010809239" calcext:value-type="float">
            <text:p>2.010809239</text:p>
          </table:table-cell>
          <table:table-cell office:value-type="float" office:value="0.17039242" calcext:value-type="float">
            <text:p>0.17039242</text:p>
          </table:table-cell>
          <table:table-cell office:value-type="float" office:value="80.43236956" calcext:value-type="float">
            <text:p>80.43236956</text:p>
          </table:table-cell>
          <table:table-cell office:value-type="float" office:value="0.0001064952625" calcext:value-type="float">
            <text:p>0.0001064952625</text:p>
          </table:table-cell>
          <table:table-cell office:value-type="float" office:value="0.050270230975" calcext:value-type="float">
            <text:p>0.0502702309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338453" calcext:value-type="float">
            <text:p>0.000338453</text:p>
          </table:table-cell>
          <table:table-cell office:value-type="float" office:value="0.008132318" calcext:value-type="float">
            <text:p>0.008132318</text:p>
          </table:table-cell>
          <table:table-cell office:value-type="float" office:value="0.000532667" calcext:value-type="float">
            <text:p>0.000532667</text:p>
          </table:table-cell>
          <table:table-cell office:value-type="float" office:value="0.333425038" calcext:value-type="float">
            <text:p>0.333425038</text:p>
          </table:table-cell>
          <table:table-cell office:value-type="float" office:value="0.021839347" calcext:value-type="float">
            <text:p>0.021839347</text:p>
          </table:table-cell>
          <table:table-cell office:value-type="float" office:value="0.000198349219512195" calcext:value-type="float">
            <text:p>0.000198349219512</text:p>
          </table:table-cell>
          <table:table-cell office:value-type="float" office:value="0.0000129918780487805" calcext:value-type="float">
            <text:p>1.29918780487805E-05</text:p>
          </table:table-cell>
          <table:table-cell office:value-type="float" office:value="2.332512232" calcext:value-type="float">
            <text:p>2.332512232</text:p>
          </table:table-cell>
          <table:table-cell office:value-type="float" office:value="0.000179516" calcext:value-type="float">
            <text:p>0.000179516</text:p>
          </table:table-cell>
          <table:table-cell office:value-type="float" office:value="4.166566151" calcext:value-type="float">
            <text:p>4.166566151</text:p>
          </table:table-cell>
          <table:table-cell office:value-type="float" office:value="0.007360156" calcext:value-type="float">
            <text:p>0.007360156</text:p>
          </table:table-cell>
          <table:table-cell office:value-type="float" office:value="170.829212191" calcext:value-type="float">
            <text:p>170.829212191</text:p>
          </table:table-cell>
          <table:table-cell office:value-type="float" office:value="0.00000437843902439024" calcext:value-type="float">
            <text:p>4.37843902439024E-06</text:p>
          </table:table-cell>
          <table:table-cell office:value-type="float" office:value="0.101623564658537" calcext:value-type="float">
            <text:p>0.101623564658537</text:p>
          </table:table-cell>
          <table:table-cell office:value-type="float" office:value="1.1664253425" calcext:value-type="float">
            <text:p>1.1664253425</text:p>
          </table:table-cell>
          <table:table-cell office:value-type="float" office:value="0.004155917" calcext:value-type="float">
            <text:p>0.004155917</text:p>
          </table:table-cell>
          <table:table-cell office:value-type="float" office:value="2.083549409" calcext:value-type="float">
            <text:p>2.083549409</text:p>
          </table:table-cell>
          <table:table-cell office:value-type="float" office:value="0.170392597" calcext:value-type="float">
            <text:p>0.170392597</text:p>
          </table:table-cell>
          <table:table-cell office:value-type="float" office:value="85.425525769" calcext:value-type="float">
            <text:p>85.425525769</text:p>
          </table:table-cell>
          <table:table-cell office:value-type="float" office:value="0.000101363829268293" calcext:value-type="float">
            <text:p>0.000101363829268</text:p>
          </table:table-cell>
          <table:table-cell office:value-type="float" office:value="0.0508182782682927" calcext:value-type="float">
            <text:p>0.05081827826829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381424" calcext:value-type="float">
            <text:p>0.000381424</text:p>
          </table:table-cell>
          <table:table-cell office:value-type="float" office:value="0.003405722" calcext:value-type="float">
            <text:p>0.003405722</text:p>
          </table:table-cell>
          <table:table-cell office:value-type="float" office:value="0.00141583" calcext:value-type="float">
            <text:p>0.00141583</text:p>
          </table:table-cell>
          <table:table-cell office:value-type="float" office:value="0.143040324" calcext:value-type="float">
            <text:p>0.143040324</text:p>
          </table:table-cell>
          <table:table-cell office:value-type="float" office:value="0.05946486" calcext:value-type="float">
            <text:p>0.05946486</text:p>
          </table:table-cell>
          <table:table-cell office:value-type="float" office:value="0.000081088619047619" calcext:value-type="float">
            <text:p>8.1088619047619E-05</text:p>
          </table:table-cell>
          <table:table-cell office:value-type="float" office:value="0.0000337102380952381" calcext:value-type="float">
            <text:p>3.37102380952381E-05</text:p>
          </table:table-cell>
          <table:table-cell office:value-type="float" office:value="2.210519256" calcext:value-type="float">
            <text:p>2.210519256</text:p>
          </table:table-cell>
          <table:table-cell office:value-type="float" office:value="0.00018678" calcext:value-type="float">
            <text:p>0.00018678</text:p>
          </table:table-cell>
          <table:table-cell office:value-type="float" office:value="4.230727847" calcext:value-type="float">
            <text:p>4.230727847</text:p>
          </table:table-cell>
          <table:table-cell office:value-type="float" office:value="0.00784476" calcext:value-type="float">
            <text:p>0.00784476</text:p>
          </table:table-cell>
          <table:table-cell office:value-type="float" office:value="177.690569574" calcext:value-type="float">
            <text:p>177.690569574</text:p>
          </table:table-cell>
          <table:table-cell office:value-type="float" office:value="0.00000444714285714286" calcext:value-type="float">
            <text:p>4.44714285714286E-06</text:p>
          </table:table-cell>
          <table:table-cell office:value-type="float" office:value="0.100731615404762" calcext:value-type="float">
            <text:p>0.100731615404762</text:p>
          </table:table-cell>
          <table:table-cell office:value-type="float" office:value="1.10545034" calcext:value-type="float">
            <text:p>1.10545034</text:p>
          </table:table-cell>
          <table:table-cell office:value-type="float" office:value="0.001796251" calcext:value-type="float">
            <text:p>0.001796251</text:p>
          </table:table-cell>
          <table:table-cell office:value-type="float" office:value="2.1160718385" calcext:value-type="float">
            <text:p>2.1160718385</text:p>
          </table:table-cell>
          <table:table-cell office:value-type="float" office:value="0.075442542" calcext:value-type="float">
            <text:p>0.075442542</text:p>
          </table:table-cell>
          <table:table-cell office:value-type="float" office:value="88.875017217" calcext:value-type="float">
            <text:p>88.875017217</text:p>
          </table:table-cell>
          <table:table-cell office:value-type="float" office:value="0.0000427678809523809" calcext:value-type="float">
            <text:p>4.27678809523809E-05</text:p>
          </table:table-cell>
          <table:table-cell office:value-type="float" office:value="0.0503826628214286" calcext:value-type="float">
            <text:p>0.0503826628214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416881" calcext:value-type="float">
            <text:p>0.000416881</text:p>
          </table:table-cell>
          <table:table-cell office:value-type="float" office:value="0.00343646" calcext:value-type="float">
            <text:p>0.00343646</text:p>
          </table:table-cell>
          <table:table-cell office:value-type="float" office:value="0.000698237" calcext:value-type="float">
            <text:p>0.000698237</text:p>
          </table:table-cell>
          <table:table-cell office:value-type="float" office:value="0.14776778" calcext:value-type="float">
            <text:p>0.14776778</text:p>
          </table:table-cell>
          <table:table-cell office:value-type="float" office:value="0.030024191" calcext:value-type="float">
            <text:p>0.030024191</text:p>
          </table:table-cell>
          <table:table-cell office:value-type="float" office:value="0.0000799176744186046" calcext:value-type="float">
            <text:p>7.99176744186046E-05</text:p>
          </table:table-cell>
          <table:table-cell office:value-type="float" office:value="0.0000162380697674419" calcext:value-type="float">
            <text:p>1.62380697674419E-05</text:p>
          </table:table-cell>
          <table:table-cell office:value-type="float" office:value="2.136829807" calcext:value-type="float">
            <text:p>2.136829807</text:p>
          </table:table-cell>
          <table:table-cell office:value-type="float" office:value="0.00018179" calcext:value-type="float">
            <text:p>0.00018179</text:p>
          </table:table-cell>
          <table:table-cell office:value-type="float" office:value="4.227990198" calcext:value-type="float">
            <text:p>4.227990198</text:p>
          </table:table-cell>
          <table:table-cell office:value-type="float" office:value="0.00781697" calcext:value-type="float">
            <text:p>0.00781697</text:p>
          </table:table-cell>
          <table:table-cell office:value-type="float" office:value="181.803578514" calcext:value-type="float">
            <text:p>181.803578514</text:p>
          </table:table-cell>
          <table:table-cell office:value-type="float" office:value="0.00000422767441860465" calcext:value-type="float">
            <text:p>4.22767441860465E-06</text:p>
          </table:table-cell>
          <table:table-cell office:value-type="float" office:value="0.0983253534418605" calcext:value-type="float">
            <text:p>0.098325353441861</text:p>
          </table:table-cell>
          <table:table-cell office:value-type="float" office:value="1.068623344" calcext:value-type="float">
            <text:p>1.068623344</text:p>
          </table:table-cell>
          <table:table-cell office:value-type="float" office:value="0.001809125" calcext:value-type="float">
            <text:p>0.001809125</text:p>
          </table:table-cell>
          <table:table-cell office:value-type="float" office:value="2.1143442175" calcext:value-type="float">
            <text:p>2.1143442175</text:p>
          </table:table-cell>
          <table:table-cell office:value-type="float" office:value="0.077792375" calcext:value-type="float">
            <text:p>0.077792375</text:p>
          </table:table-cell>
          <table:table-cell office:value-type="float" office:value="90.9168013525" calcext:value-type="float">
            <text:p>90.9168013525</text:p>
          </table:table-cell>
          <table:table-cell office:value-type="float" office:value="0.0000420726744186046" calcext:value-type="float">
            <text:p>4.20726744186046E-05</text:p>
          </table:table-cell>
          <table:table-cell office:value-type="float" office:value="0.049170795755814" calcext:value-type="float">
            <text:p>0.0491707957558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37959" calcext:value-type="float">
            <text:p>0.00037959</text:p>
          </table:table-cell>
          <table:table-cell office:value-type="float" office:value="0.006492499" calcext:value-type="float">
            <text:p>0.006492499</text:p>
          </table:table-cell>
          <table:table-cell office:value-type="float" office:value="0.000601746" calcext:value-type="float">
            <text:p>0.000601746</text:p>
          </table:table-cell>
          <table:table-cell office:value-type="float" office:value="0.285669956" calcext:value-type="float">
            <text:p>0.285669956</text:p>
          </table:table-cell>
          <table:table-cell office:value-type="float" office:value="0.026476824" calcext:value-type="float">
            <text:p>0.026476824</text:p>
          </table:table-cell>
          <table:table-cell office:value-type="float" office:value="0.000147556795454545" calcext:value-type="float">
            <text:p>0.000147556795455</text:p>
          </table:table-cell>
          <table:table-cell office:value-type="float" office:value="0.0000136760454545455" calcext:value-type="float">
            <text:p>1.36760454545455E-05</text:p>
          </table:table-cell>
          <table:table-cell office:value-type="float" office:value="2.141249288" calcext:value-type="float">
            <text:p>2.141249288</text:p>
          </table:table-cell>
          <table:table-cell office:value-type="float" office:value="0.00024552" calcext:value-type="float">
            <text:p>0.00024552</text:p>
          </table:table-cell>
          <table:table-cell office:value-type="float" office:value="4.224335601" calcext:value-type="float">
            <text:p>4.224335601</text:p>
          </table:table-cell>
          <table:table-cell office:value-type="float" office:value="0.01080288" calcext:value-type="float">
            <text:p>0.01080288</text:p>
          </table:table-cell>
          <table:table-cell office:value-type="float" office:value="185.870766444" calcext:value-type="float">
            <text:p>185.870766444</text:p>
          </table:table-cell>
          <table:table-cell office:value-type="float" office:value="0.00000558" calcext:value-type="float">
            <text:p>5.58E-06</text:p>
          </table:table-cell>
          <table:table-cell office:value-type="float" office:value="0.0960076272954546" calcext:value-type="float">
            <text:p>0.096007627295455</text:p>
          </table:table-cell>
          <table:table-cell office:value-type="float" office:value="1.070814439" calcext:value-type="float">
            <text:p>1.070814439</text:p>
          </table:table-cell>
          <table:table-cell office:value-type="float" office:value="0.0033690095" calcext:value-type="float">
            <text:p>0.0033690095</text:p>
          </table:table-cell>
          <table:table-cell office:value-type="float" office:value="2.1124686735" calcext:value-type="float">
            <text:p>2.1124686735</text:p>
          </table:table-cell>
          <table:table-cell office:value-type="float" office:value="0.148236418" calcext:value-type="float">
            <text:p>0.148236418</text:p>
          </table:table-cell>
          <table:table-cell office:value-type="float" office:value="92.948621634" calcext:value-type="float">
            <text:p>92.948621634</text:p>
          </table:table-cell>
          <table:table-cell office:value-type="float" office:value="0.0000765683977272727" calcext:value-type="float">
            <text:p>7.65683977272727E-05</text:p>
          </table:table-cell>
          <table:table-cell office:value-type="float" office:value="0.0480106516704546" calcext:value-type="float">
            <text:p>0.0480106516704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375994" calcext:value-type="float">
            <text:p>0.000375994</text:p>
          </table:table-cell>
          <table:table-cell office:value-type="float" office:value="0.000583842" calcext:value-type="float">
            <text:p>0.000583842</text:p>
          </table:table-cell>
          <table:table-cell office:value-type="float" office:value="0.002118334" calcext:value-type="float">
            <text:p>0.002118334</text:p>
          </table:table-cell>
          <table:table-cell office:value-type="float" office:value="0.02627289" calcext:value-type="float">
            <text:p>0.02627289</text:p>
          </table:table-cell>
          <table:table-cell office:value-type="float" office:value="0.09532503" calcext:value-type="float">
            <text:p>0.09532503</text:p>
          </table:table-cell>
          <table:table-cell office:value-type="float" office:value="0.0000129742666666667" calcext:value-type="float">
            <text:p>1.29742666666667E-05</text:p>
          </table:table-cell>
          <table:table-cell office:value-type="float" office:value="0.0000470740888888889" calcext:value-type="float">
            <text:p>4.70740888888889E-05</text:p>
          </table:table-cell>
          <table:table-cell office:value-type="float" office:value="1.974989006" calcext:value-type="float">
            <text:p>1.974989006</text:p>
          </table:table-cell>
          <table:table-cell office:value-type="float" office:value="0.000280004" calcext:value-type="float">
            <text:p>0.000280004</text:p>
          </table:table-cell>
          <table:table-cell office:value-type="float" office:value="4.354838417" calcext:value-type="float">
            <text:p>4.354838417</text:p>
          </table:table-cell>
          <table:table-cell office:value-type="float" office:value="0.01260018" calcext:value-type="float">
            <text:p>0.01260018</text:p>
          </table:table-cell>
          <table:table-cell office:value-type="float" office:value="195.967728765" calcext:value-type="float">
            <text:p>195.967728765</text:p>
          </table:table-cell>
          <table:table-cell office:value-type="float" office:value="0.00000622231111111111" calcext:value-type="float">
            <text:p>6.22231111111111E-06</text:p>
          </table:table-cell>
          <table:table-cell office:value-type="float" office:value="0.0967741870444444" calcext:value-type="float">
            <text:p>0.096774187044445</text:p>
          </table:table-cell>
          <table:table-cell office:value-type="float" office:value="0.9876825" calcext:value-type="float">
            <text:p>0.9876825</text:p>
          </table:table-cell>
          <table:table-cell office:value-type="float" office:value="0.000431923" calcext:value-type="float">
            <text:p>0.000431923</text:p>
          </table:table-cell>
          <table:table-cell office:value-type="float" office:value="2.1784783755" calcext:value-type="float">
            <text:p>2.1784783755</text:p>
          </table:table-cell>
          <table:table-cell office:value-type="float" office:value="0.019436535" calcext:value-type="float">
            <text:p>0.019436535</text:p>
          </table:table-cell>
          <table:table-cell office:value-type="float" office:value="98.0315268975" calcext:value-type="float">
            <text:p>98.0315268975</text:p>
          </table:table-cell>
          <table:table-cell office:value-type="float" office:value="0.00000959828888888889" calcext:value-type="float">
            <text:p>9.59828888888889E-06</text:p>
          </table:table-cell>
          <table:table-cell office:value-type="float" office:value="0.0484106305666667" calcext:value-type="float">
            <text:p>0.0484106305666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322774" calcext:value-type="float">
            <text:p>0.000322774</text:p>
          </table:table-cell>
          <table:table-cell office:value-type="float" office:value="0.00341491" calcext:value-type="float">
            <text:p>0.00341491</text:p>
          </table:table-cell>
          <table:table-cell office:value-type="float" office:value="0.000953604" calcext:value-type="float">
            <text:p>0.000953604</text:p>
          </table:table-cell>
          <table:table-cell office:value-type="float" office:value="0.15708586" calcext:value-type="float">
            <text:p>0.15708586</text:p>
          </table:table-cell>
          <table:table-cell office:value-type="float" office:value="0.043865784" calcext:value-type="float">
            <text:p>0.043865784</text:p>
          </table:table-cell>
          <table:table-cell office:value-type="float" office:value="0.0000742371739130435" calcext:value-type="float">
            <text:p>7.42371739130435E-05</text:p>
          </table:table-cell>
          <table:table-cell office:value-type="float" office:value="0.0000207305217391304" calcext:value-type="float">
            <text:p>2.07305217391304E-05</text:p>
          </table:table-cell>
          <table:table-cell office:value-type="float" office:value="1.856729866" calcext:value-type="float">
            <text:p>1.856729866</text:p>
          </table:table-cell>
          <table:table-cell office:value-type="float" office:value="0.000268352" calcext:value-type="float">
            <text:p>0.000268352</text:p>
          </table:table-cell>
          <table:table-cell office:value-type="float" office:value="4.33689303" calcext:value-type="float">
            <text:p>4.33689303</text:p>
          </table:table-cell>
          <table:table-cell office:value-type="float" office:value="0.012344192" calcext:value-type="float">
            <text:p>0.012344192</text:p>
          </table:table-cell>
          <table:table-cell office:value-type="float" office:value="199.49707938" calcext:value-type="float">
            <text:p>199.49707938</text:p>
          </table:table-cell>
          <table:table-cell office:value-type="float" office:value="0.00000583373913043478" calcext:value-type="float">
            <text:p>5.83373913043478E-06</text:p>
          </table:table-cell>
          <table:table-cell office:value-type="float" office:value="0.0942802832608696" calcext:value-type="float">
            <text:p>0.09428028326087</text:p>
          </table:table-cell>
          <table:table-cell office:value-type="float" office:value="0.92852632" calcext:value-type="float">
            <text:p>0.92852632</text:p>
          </table:table-cell>
          <table:table-cell office:value-type="float" office:value="0.001841631" calcext:value-type="float">
            <text:p>0.001841631</text:p>
          </table:table-cell>
          <table:table-cell office:value-type="float" office:value="2.168923317" calcext:value-type="float">
            <text:p>2.168923317</text:p>
          </table:table-cell>
          <table:table-cell office:value-type="float" office:value="0.084715026" calcext:value-type="float">
            <text:p>0.084715026</text:p>
          </table:table-cell>
          <table:table-cell office:value-type="float" office:value="99.770472582" calcext:value-type="float">
            <text:p>99.770472582</text:p>
          </table:table-cell>
          <table:table-cell office:value-type="float" office:value="0.0000400354565217391" calcext:value-type="float">
            <text:p>4.00354565217391E-05</text:p>
          </table:table-cell>
          <table:table-cell office:value-type="float" office:value="0.0471505068913044" calcext:value-type="float">
            <text:p>0.0471505068913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420928" calcext:value-type="float">
            <text:p>0.000420928</text:p>
          </table:table-cell>
          <table:table-cell office:value-type="float" office:value="0.004780325" calcext:value-type="float">
            <text:p>0.004780325</text:p>
          </table:table-cell>
          <table:table-cell office:value-type="float" office:value="0.000678139" calcext:value-type="float">
            <text:p>0.000678139</text:p>
          </table:table-cell>
          <table:table-cell office:value-type="float" office:value="0.224675275" calcext:value-type="float">
            <text:p>0.224675275</text:p>
          </table:table-cell>
          <table:table-cell office:value-type="float" office:value="0.031872533" calcext:value-type="float">
            <text:p>0.031872533</text:p>
          </table:table-cell>
          <table:table-cell office:value-type="float" office:value="0.000101709042553191" calcext:value-type="float">
            <text:p>0.000101709042553</text:p>
          </table:table-cell>
          <table:table-cell office:value-type="float" office:value="0.0000144284893617021" calcext:value-type="float">
            <text:p>1.44284893617021E-05</text:p>
          </table:table-cell>
          <table:table-cell office:value-type="float" office:value="1.827902284" calcext:value-type="float">
            <text:p>1.827902284</text:p>
          </table:table-cell>
          <table:table-cell office:value-type="float" office:value="0.00027822" calcext:value-type="float">
            <text:p>0.00027822</text:p>
          </table:table-cell>
          <table:table-cell office:value-type="float" office:value="4.449465003" calcext:value-type="float">
            <text:p>4.449465003</text:p>
          </table:table-cell>
          <table:table-cell office:value-type="float" office:value="0.01307634" calcext:value-type="float">
            <text:p>0.01307634</text:p>
          </table:table-cell>
          <table:table-cell office:value-type="float" office:value="209.124855141" calcext:value-type="float">
            <text:p>209.124855141</text:p>
          </table:table-cell>
          <table:table-cell office:value-type="float" office:value="0.00000591957446808511" calcext:value-type="float">
            <text:p>5.91957446808511E-06</text:p>
          </table:table-cell>
          <table:table-cell office:value-type="float" office:value="0.0946694681489362" calcext:value-type="float">
            <text:p>0.094669468148936</text:p>
          </table:table-cell>
          <table:table-cell office:value-type="float" office:value="0.914161606" calcext:value-type="float">
            <text:p>0.914161606</text:p>
          </table:table-cell>
          <table:table-cell office:value-type="float" office:value="0.0025292725" calcext:value-type="float">
            <text:p>0.0025292725</text:p>
          </table:table-cell>
          <table:table-cell office:value-type="float" office:value="2.225071571" calcext:value-type="float">
            <text:p>2.225071571</text:p>
          </table:table-cell>
          <table:table-cell office:value-type="float" office:value="0.1188758075" calcext:value-type="float">
            <text:p>0.1188758075</text:p>
          </table:table-cell>
          <table:table-cell office:value-type="float" office:value="104.578363837" calcext:value-type="float">
            <text:p>104.578363837</text:p>
          </table:table-cell>
          <table:table-cell office:value-type="float" office:value="0.0000538143085106383" calcext:value-type="float">
            <text:p>5.38143085106383E-05</text:p>
          </table:table-cell>
          <table:table-cell office:value-type="float" office:value="0.047341948319149" calcext:value-type="float">
            <text:p>0.0473419483191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374721" calcext:value-type="float">
            <text:p>0.000374721</text:p>
          </table:table-cell>
          <table:table-cell office:value-type="float" office:value="0.003352464" calcext:value-type="float">
            <text:p>0.003352464</text:p>
          </table:table-cell>
          <table:table-cell office:value-type="float" office:value="0.000821047" calcext:value-type="float">
            <text:p>0.000821047</text:p>
          </table:table-cell>
          <table:table-cell office:value-type="float" office:value="0.160918272" calcext:value-type="float">
            <text:p>0.160918272</text:p>
          </table:table-cell>
          <table:table-cell office:value-type="float" office:value="0.039410256" calcext:value-type="float">
            <text:p>0.039410256</text:p>
          </table:table-cell>
          <table:table-cell office:value-type="float" office:value="0.000069843" calcext:value-type="float">
            <text:p>6.9843E-05</text:p>
          </table:table-cell>
          <table:table-cell office:value-type="float" office:value="0.0000171051458333333" calcext:value-type="float">
            <text:p>1.71051458333333E-05</text:p>
          </table:table-cell>
          <table:table-cell office:value-type="float" office:value="1.818031814" calcext:value-type="float">
            <text:p>1.818031814</text:p>
          </table:table-cell>
          <table:table-cell office:value-type="float" office:value="0.000318115" calcext:value-type="float">
            <text:p>0.000318115</text:p>
          </table:table-cell>
          <table:table-cell office:value-type="float" office:value="4.31480833" calcext:value-type="float">
            <text:p>4.31480833</text:p>
          </table:table-cell>
          <table:table-cell office:value-type="float" office:value="0.01526952" calcext:value-type="float">
            <text:p>0.01526952</text:p>
          </table:table-cell>
          <table:table-cell office:value-type="float" office:value="207.11079984" calcext:value-type="float">
            <text:p>207.11079984</text:p>
          </table:table-cell>
          <table:table-cell office:value-type="float" office:value="0.00000662739583333333" calcext:value-type="float">
            <text:p>6.62739583333333E-06</text:p>
          </table:table-cell>
          <table:table-cell office:value-type="float" office:value="0.0898918402083334" calcext:value-type="float">
            <text:p>0.089891840208333</text:p>
          </table:table-cell>
          <table:table-cell office:value-type="float" office:value="0.9092032675" calcext:value-type="float">
            <text:p>0.9092032675</text:p>
          </table:table-cell>
          <table:table-cell office:value-type="float" office:value="0.0018352895" calcext:value-type="float">
            <text:p>0.0018352895</text:p>
          </table:table-cell>
          <table:table-cell office:value-type="float" office:value="2.1578146885" calcext:value-type="float">
            <text:p>2.1578146885</text:p>
          </table:table-cell>
          <table:table-cell office:value-type="float" office:value="0.088093896" calcext:value-type="float">
            <text:p>0.088093896</text:p>
          </table:table-cell>
          <table:table-cell office:value-type="float" office:value="103.575105048" calcext:value-type="float">
            <text:p>103.575105048</text:p>
          </table:table-cell>
          <table:table-cell office:value-type="float" office:value="0.0000382351979166667" calcext:value-type="float">
            <text:p>3.82351979166667E-05</text:p>
          </table:table-cell>
          <table:table-cell office:value-type="float" office:value="0.0449544726770833" calcext:value-type="float">
            <text:p>0.04495447267708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362448" calcext:value-type="float">
            <text:p>0.000362448</text:p>
          </table:table-cell>
          <table:table-cell office:value-type="float" office:value="0.003341703" calcext:value-type="float">
            <text:p>0.003341703</text:p>
          </table:table-cell>
          <table:table-cell office:value-type="float" office:value="0.001137128" calcext:value-type="float">
            <text:p>0.001137128</text:p>
          </table:table-cell>
          <table:table-cell office:value-type="float" office:value="0.163743447" calcext:value-type="float">
            <text:p>0.163743447</text:p>
          </table:table-cell>
          <table:table-cell office:value-type="float" office:value="0.055719272" calcext:value-type="float">
            <text:p>0.055719272</text:p>
          </table:table-cell>
          <table:table-cell office:value-type="float" office:value="0.0000681980204081633" calcext:value-type="float">
            <text:p>6.81980204081633E-05</text:p>
          </table:table-cell>
          <table:table-cell office:value-type="float" office:value="0.000023206693877551" calcext:value-type="float">
            <text:p>2.3206693877551E-05</text:p>
          </table:table-cell>
          <table:table-cell office:value-type="float" office:value="2.089502745" calcext:value-type="float">
            <text:p>2.089502745</text:p>
          </table:table-cell>
          <table:table-cell office:value-type="float" office:value="0.000358932" calcext:value-type="float">
            <text:p>0.000358932</text:p>
          </table:table-cell>
          <table:table-cell office:value-type="float" office:value="4.30891255" calcext:value-type="float">
            <text:p>4.30891255</text:p>
          </table:table-cell>
          <table:table-cell office:value-type="float" office:value="0.017587668" calcext:value-type="float">
            <text:p>0.017587668</text:p>
          </table:table-cell>
          <table:table-cell office:value-type="float" office:value="211.13671495" calcext:value-type="float">
            <text:p>211.13671495</text:p>
          </table:table-cell>
          <table:table-cell office:value-type="float" office:value="0.00000732514285714286" calcext:value-type="float">
            <text:p>7.32514285714286E-06</text:p>
          </table:table-cell>
          <table:table-cell office:value-type="float" office:value="0.0879369908163265" calcext:value-type="float">
            <text:p>0.087936990816327</text:p>
          </table:table-cell>
          <table:table-cell office:value-type="float" office:value="1.0449325965" calcext:value-type="float">
            <text:p>1.0449325965</text:p>
          </table:table-cell>
          <table:table-cell office:value-type="float" office:value="0.0018503175" calcext:value-type="float">
            <text:p>0.0018503175</text:p>
          </table:table-cell>
          <table:table-cell office:value-type="float" office:value="2.155024839" calcext:value-type="float">
            <text:p>2.155024839</text:p>
          </table:table-cell>
          <table:table-cell office:value-type="float" office:value="0.0906655575" calcext:value-type="float">
            <text:p>0.0906655575</text:p>
          </table:table-cell>
          <table:table-cell office:value-type="float" office:value="105.596217111" calcext:value-type="float">
            <text:p>105.596217111</text:p>
          </table:table-cell>
          <table:table-cell office:value-type="float" office:value="0.0000377615816326531" calcext:value-type="float">
            <text:p>3.77615816326531E-05</text:p>
          </table:table-cell>
          <table:table-cell office:value-type="float" office:value="0.0439800987551021" calcext:value-type="float">
            <text:p>0.0439800987551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356918" calcext:value-type="float">
            <text:p>0.000356918</text:p>
          </table:table-cell>
          <table:table-cell office:value-type="float" office:value="0.007226833" calcext:value-type="float">
            <text:p>0.007226833</text:p>
          </table:table-cell>
          <table:table-cell office:value-type="float" office:value="0.000466523" calcext:value-type="float">
            <text:p>0.000466523</text:p>
          </table:table-cell>
          <table:table-cell office:value-type="float" office:value="0.36134165" calcext:value-type="float">
            <text:p>0.36134165</text:p>
          </table:table-cell>
          <table:table-cell office:value-type="float" office:value="0.02332615" calcext:value-type="float">
            <text:p>0.02332615</text:p>
          </table:table-cell>
          <table:table-cell office:value-type="float" office:value="0.00014453666" calcext:value-type="float">
            <text:p>0.00014453666</text:p>
          </table:table-cell>
          <table:table-cell office:value-type="float" office:value="0.00000933046" calcext:value-type="float">
            <text:p>9.33046E-06</text:p>
          </table:table-cell>
          <table:table-cell office:value-type="float" office:value="1.765310202" calcext:value-type="float">
            <text:p>1.765310202</text:p>
          </table:table-cell>
          <table:table-cell office:value-type="float" office:value="0.000461433" calcext:value-type="float">
            <text:p>0.000461433</text:p>
          </table:table-cell>
          <table:table-cell office:value-type="float" office:value="4.498772979" calcext:value-type="float">
            <text:p>4.498772979</text:p>
          </table:table-cell>
          <table:table-cell office:value-type="float" office:value="0.02307165" calcext:value-type="float">
            <text:p>0.02307165</text:p>
          </table:table-cell>
          <table:table-cell office:value-type="float" office:value="224.93864895" calcext:value-type="float">
            <text:p>224.93864895</text:p>
          </table:table-cell>
          <table:table-cell office:value-type="float" office:value="0.00000922866" calcext:value-type="float">
            <text:p>9.22866E-06</text:p>
          </table:table-cell>
          <table:table-cell office:value-type="float" office:value="0.08997545958" calcext:value-type="float">
            <text:p>0.08997545958</text:p>
          </table:table-cell>
          <table:table-cell office:value-type="float" office:value="0.88283356" calcext:value-type="float">
            <text:p>0.88283356</text:p>
          </table:table-cell>
          <table:table-cell office:value-type="float" office:value="0.003844133" calcext:value-type="float">
            <text:p>0.003844133</text:p>
          </table:table-cell>
          <table:table-cell office:value-type="float" office:value="2.249619751" calcext:value-type="float">
            <text:p>2.249619751</text:p>
          </table:table-cell>
          <table:table-cell office:value-type="float" office:value="0.19220665" calcext:value-type="float">
            <text:p>0.19220665</text:p>
          </table:table-cell>
          <table:table-cell office:value-type="float" office:value="112.48098755" calcext:value-type="float">
            <text:p>112.48098755</text:p>
          </table:table-cell>
          <table:table-cell office:value-type="float" office:value="0.00007688266" calcext:value-type="float">
            <text:p>7.688266E-05</text:p>
          </table:table-cell>
          <table:table-cell office:value-type="float" office:value="0.04499239502" calcext:value-type="float">
            <text:p>0.044992395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333654" calcext:value-type="float">
            <text:p>0.000333654</text:p>
          </table:table-cell>
          <table:table-cell office:value-type="float" office:value="0.003130598" calcext:value-type="float">
            <text:p>0.003130598</text:p>
          </table:table-cell>
          <table:table-cell office:value-type="float" office:value="0.000895295" calcext:value-type="float">
            <text:p>0.000895295</text:p>
          </table:table-cell>
          <table:table-cell office:value-type="float" office:value="0.159660498" calcext:value-type="float">
            <text:p>0.159660498</text:p>
          </table:table-cell>
          <table:table-cell office:value-type="float" office:value="0.045660045" calcext:value-type="float">
            <text:p>0.045660045</text:p>
          </table:table-cell>
          <table:table-cell office:value-type="float" office:value="0.0000613842745098039" calcext:value-type="float">
            <text:p>6.13842745098039E-05</text:p>
          </table:table-cell>
          <table:table-cell office:value-type="float" office:value="0.0000175548039215686" calcext:value-type="float">
            <text:p>1.75548039215686E-05</text:p>
          </table:table-cell>
          <table:table-cell office:value-type="float" office:value="1.871994717" calcext:value-type="float">
            <text:p>1.871994717</text:p>
          </table:table-cell>
          <table:table-cell office:value-type="float" office:value="0.000989802" calcext:value-type="float">
            <text:p>0.000989802</text:p>
          </table:table-cell>
          <table:table-cell office:value-type="float" office:value="4.414192602" calcext:value-type="float">
            <text:p>4.414192602</text:p>
          </table:table-cell>
          <table:table-cell office:value-type="float" office:value="0.050479902" calcext:value-type="float">
            <text:p>0.050479902</text:p>
          </table:table-cell>
          <table:table-cell office:value-type="float" office:value="225.123822702" calcext:value-type="float">
            <text:p>225.123822702</text:p>
          </table:table-cell>
          <table:table-cell office:value-type="float" office:value="0.0000194078823529412" calcext:value-type="float">
            <text:p>1.94078823529412E-05</text:p>
          </table:table-cell>
          <table:table-cell office:value-type="float" office:value="0.0865527961176471" calcext:value-type="float">
            <text:p>0.086552796117647</text:p>
          </table:table-cell>
          <table:table-cell office:value-type="float" office:value="0.9361641855" calcext:value-type="float">
            <text:p>0.9361641855</text:p>
          </table:table-cell>
          <table:table-cell office:value-type="float" office:value="0.0020602" calcext:value-type="float">
            <text:p>0.0020602</text:p>
          </table:table-cell>
          <table:table-cell office:value-type="float" office:value="2.2075439485" calcext:value-type="float">
            <text:p>2.2075439485</text:p>
          </table:table-cell>
          <table:table-cell office:value-type="float" office:value="0.1050702" calcext:value-type="float">
            <text:p>0.1050702</text:p>
          </table:table-cell>
          <table:table-cell office:value-type="float" office:value="112.5847413735" calcext:value-type="float">
            <text:p>112.5847413735</text:p>
          </table:table-cell>
          <table:table-cell office:value-type="float" office:value="0.0000403960784313725" calcext:value-type="float">
            <text:p>4.03960784313725E-05</text:p>
          </table:table-cell>
          <table:table-cell office:value-type="float" office:value="0.0432851754607843" calcext:value-type="float">
            <text:p>0.0432851754607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336349" calcext:value-type="float">
            <text:p>0.000336349</text:p>
          </table:table-cell>
          <table:table-cell office:value-type="float" office:value="0.003138984" calcext:value-type="float">
            <text:p>0.003138984</text:p>
          </table:table-cell>
          <table:table-cell office:value-type="float" office:value="0.000599271" calcext:value-type="float">
            <text:p>0.000599271</text:p>
          </table:table-cell>
          <table:table-cell office:value-type="float" office:value="0.163227168" calcext:value-type="float">
            <text:p>0.163227168</text:p>
          </table:table-cell>
          <table:table-cell office:value-type="float" office:value="0.031162092" calcext:value-type="float">
            <text:p>0.031162092</text:p>
          </table:table-cell>
          <table:table-cell office:value-type="float" office:value="0.0000603650769230769" calcext:value-type="float">
            <text:p>6.03650769230769E-05</text:p>
          </table:table-cell>
          <table:table-cell office:value-type="float" office:value="0.0000115244423076923" calcext:value-type="float">
            <text:p>1.15244423076923E-05</text:p>
          </table:table-cell>
          <table:table-cell office:value-type="float" office:value="1.956058503" calcext:value-type="float">
            <text:p>1.956058503</text:p>
          </table:table-cell>
          <table:table-cell office:value-type="float" office:value="0.00079605" calcext:value-type="float">
            <text:p>0.00079605</text:p>
          </table:table-cell>
          <table:table-cell office:value-type="float" office:value="4.562896126" calcext:value-type="float">
            <text:p>4.562896126</text:p>
          </table:table-cell>
          <table:table-cell office:value-type="float" office:value="0.0413946" calcext:value-type="float">
            <text:p>0.0413946</text:p>
          </table:table-cell>
          <table:table-cell office:value-type="float" office:value="237.270598552" calcext:value-type="float">
            <text:p>237.270598552</text:p>
          </table:table-cell>
          <table:table-cell office:value-type="float" office:value="0.0000153086538461538" calcext:value-type="float">
            <text:p>1.53086538461538E-05</text:p>
          </table:table-cell>
          <table:table-cell office:value-type="float" office:value="0.0877480024230769" calcext:value-type="float">
            <text:p>0.087748002423077</text:p>
          </table:table-cell>
          <table:table-cell office:value-type="float" office:value="0.978197426" calcext:value-type="float">
            <text:p>0.978197426</text:p>
          </table:table-cell>
          <table:table-cell office:value-type="float" office:value="0.001967517" calcext:value-type="float">
            <text:p>0.001967517</text:p>
          </table:table-cell>
          <table:table-cell office:value-type="float" office:value="2.2817476985" calcext:value-type="float">
            <text:p>2.2817476985</text:p>
          </table:table-cell>
          <table:table-cell office:value-type="float" office:value="0.102310884" calcext:value-type="float">
            <text:p>0.102310884</text:p>
          </table:table-cell>
          <table:table-cell office:value-type="float" office:value="118.650880322" calcext:value-type="float">
            <text:p>118.650880322</text:p>
          </table:table-cell>
          <table:table-cell office:value-type="float" office:value="0.0000378368653846154" calcext:value-type="float">
            <text:p>3.78368653846154E-05</text:p>
          </table:table-cell>
          <table:table-cell office:value-type="float" office:value="0.0438797634326923" calcext:value-type="float">
            <text:p>0.04387976343269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412893" calcext:value-type="float">
            <text:p>0.000412893</text:p>
          </table:table-cell>
          <table:table-cell office:value-type="float" office:value="0.003276181" calcext:value-type="float">
            <text:p>0.003276181</text:p>
          </table:table-cell>
          <table:table-cell office:value-type="float" office:value="0.001299421" calcext:value-type="float">
            <text:p>0.001299421</text:p>
          </table:table-cell>
          <table:table-cell office:value-type="float" office:value="0.173637593" calcext:value-type="float">
            <text:p>0.173637593</text:p>
          </table:table-cell>
          <table:table-cell office:value-type="float" office:value="0.068869313" calcext:value-type="float">
            <text:p>0.068869313</text:p>
          </table:table-cell>
          <table:table-cell office:value-type="float" office:value="0.0000618147358490566" calcext:value-type="float">
            <text:p>6.18147358490566E-05</text:p>
          </table:table-cell>
          <table:table-cell office:value-type="float" office:value="0.0000245173773584906" calcext:value-type="float">
            <text:p>2.45173773584906E-05</text:p>
          </table:table-cell>
          <table:table-cell office:value-type="float" office:value="1.961724146" calcext:value-type="float">
            <text:p>1.961724146</text:p>
          </table:table-cell>
          <table:table-cell office:value-type="float" office:value="0.001302418" calcext:value-type="float">
            <text:p>0.001302418</text:p>
          </table:table-cell>
          <table:table-cell office:value-type="float" office:value="4.642918982" calcext:value-type="float">
            <text:p>4.642918982</text:p>
          </table:table-cell>
          <table:table-cell office:value-type="float" office:value="0.069028154" calcext:value-type="float">
            <text:p>0.069028154</text:p>
          </table:table-cell>
          <table:table-cell office:value-type="float" office:value="246.074706046" calcext:value-type="float">
            <text:p>246.074706046</text:p>
          </table:table-cell>
          <table:table-cell office:value-type="float" office:value="0.0000245739245283019" calcext:value-type="float">
            <text:p>2.45739245283019E-05</text:p>
          </table:table-cell>
          <table:table-cell office:value-type="float" office:value="0.0876022449433962" calcext:value-type="float">
            <text:p>0.087602244943396</text:p>
          </table:table-cell>
          <table:table-cell office:value-type="float" office:value="0.9810685195" calcext:value-type="float">
            <text:p>0.9810685195</text:p>
          </table:table-cell>
          <table:table-cell office:value-type="float" office:value="0.0022892995" calcext:value-type="float">
            <text:p>0.0022892995</text:p>
          </table:table-cell>
          <table:table-cell office:value-type="float" office:value="2.3221092015" calcext:value-type="float">
            <text:p>2.3221092015</text:p>
          </table:table-cell>
          <table:table-cell office:value-type="float" office:value="0.1213328735" calcext:value-type="float">
            <text:p>0.1213328735</text:p>
          </table:table-cell>
          <table:table-cell office:value-type="float" office:value="123.0717876795" calcext:value-type="float">
            <text:p>123.0717876795</text:p>
          </table:table-cell>
          <table:table-cell office:value-type="float" office:value="0.0000431943301886792" calcext:value-type="float">
            <text:p>4.31943301886792E-05</text:p>
          </table:table-cell>
          <table:table-cell office:value-type="float" office:value="0.0438133811603774" calcext:value-type="float">
            <text:p>0.04381338116037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380102" calcext:value-type="float">
            <text:p>0.000380102</text:p>
          </table:table-cell>
          <table:table-cell office:value-type="float" office:value="0.003261133" calcext:value-type="float">
            <text:p>0.003261133</text:p>
          </table:table-cell>
          <table:table-cell office:value-type="float" office:value="0.001734124" calcext:value-type="float">
            <text:p>0.001734124</text:p>
          </table:table-cell>
          <table:table-cell office:value-type="float" office:value="0.176101182" calcext:value-type="float">
            <text:p>0.176101182</text:p>
          </table:table-cell>
          <table:table-cell office:value-type="float" office:value="0.093642696" calcext:value-type="float">
            <text:p>0.093642696</text:p>
          </table:table-cell>
          <table:table-cell office:value-type="float" office:value="0.0000603913518518519" calcext:value-type="float">
            <text:p>6.03913518518519E-05</text:p>
          </table:table-cell>
          <table:table-cell office:value-type="float" office:value="0.0000321134074074074" calcext:value-type="float">
            <text:p>3.21134074074074E-05</text:p>
          </table:table-cell>
          <table:table-cell office:value-type="float" office:value="2.144761186" calcext:value-type="float">
            <text:p>2.144761186</text:p>
          </table:table-cell>
          <table:table-cell office:value-type="float" office:value="0.002645229" calcext:value-type="float">
            <text:p>0.002645229</text:p>
          </table:table-cell>
          <table:table-cell office:value-type="float" office:value="4.812291856" calcext:value-type="float">
            <text:p>4.812291856</text:p>
          </table:table-cell>
          <table:table-cell office:value-type="float" office:value="0.142842366" calcext:value-type="float">
            <text:p>0.142842366</text:p>
          </table:table-cell>
          <table:table-cell office:value-type="float" office:value="259.863760224" calcext:value-type="float">
            <text:p>259.863760224</text:p>
          </table:table-cell>
          <table:table-cell office:value-type="float" office:value="0.0000489857222222222" calcext:value-type="float">
            <text:p>4.89857222222222E-05</text:p>
          </table:table-cell>
          <table:table-cell office:value-type="float" office:value="0.0891165158518519" calcext:value-type="float">
            <text:p>0.089116515851852</text:p>
          </table:table-cell>
          <table:table-cell office:value-type="float" office:value="1.072570644" calcext:value-type="float">
            <text:p>1.072570644</text:p>
          </table:table-cell>
          <table:table-cell office:value-type="float" office:value="0.002953181" calcext:value-type="float">
            <text:p>0.002953181</text:p>
          </table:table-cell>
          <table:table-cell office:value-type="float" office:value="2.40701299" calcext:value-type="float">
            <text:p>2.40701299</text:p>
          </table:table-cell>
          <table:table-cell office:value-type="float" office:value="0.159471774" calcext:value-type="float">
            <text:p>0.159471774</text:p>
          </table:table-cell>
          <table:table-cell office:value-type="float" office:value="129.97870146" calcext:value-type="float">
            <text:p>129.97870146</text:p>
          </table:table-cell>
          <table:table-cell office:value-type="float" office:value="0.000054688537037037" calcext:value-type="float">
            <text:p>5.4688537037037E-05</text:p>
          </table:table-cell>
          <table:table-cell office:value-type="float" office:value="0.0445743146296296" calcext:value-type="float">
            <text:p>0.0445743146296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356497" calcext:value-type="float">
            <text:p>0.000356497</text:p>
          </table:table-cell>
          <table:table-cell office:value-type="float" office:value="0.006208808" calcext:value-type="float">
            <text:p>0.006208808</text:p>
          </table:table-cell>
          <table:table-cell office:value-type="float" office:value="0.000556882" calcext:value-type="float">
            <text:p>0.000556882</text:p>
          </table:table-cell>
          <table:table-cell office:value-type="float" office:value="0.34148444" calcext:value-type="float">
            <text:p>0.34148444</text:p>
          </table:table-cell>
          <table:table-cell office:value-type="float" office:value="0.03062851" calcext:value-type="float">
            <text:p>0.03062851</text:p>
          </table:table-cell>
          <table:table-cell office:value-type="float" office:value="0.000112887418181818" calcext:value-type="float">
            <text:p>0.000112887418182</text:p>
          </table:table-cell>
          <table:table-cell office:value-type="float" office:value="0.0000101251272727273" calcext:value-type="float">
            <text:p>1.01251272727273E-05</text:p>
          </table:table-cell>
          <table:table-cell office:value-type="float" office:value="2.10001715" calcext:value-type="float">
            <text:p>2.10001715</text:p>
          </table:table-cell>
          <table:table-cell office:value-type="float" office:value="0.011329831" calcext:value-type="float">
            <text:p>0.011329831</text:p>
          </table:table-cell>
          <table:table-cell office:value-type="float" office:value="4.75297866" calcext:value-type="float">
            <text:p>4.75297866</text:p>
          </table:table-cell>
          <table:table-cell office:value-type="float" office:value="0.623140705" calcext:value-type="float">
            <text:p>0.623140705</text:p>
          </table:table-cell>
          <table:table-cell office:value-type="float" office:value="261.4138263" calcext:value-type="float">
            <text:p>261.4138263</text:p>
          </table:table-cell>
          <table:table-cell office:value-type="float" office:value="0.000205996927272727" calcext:value-type="float">
            <text:p>0.000205996927273</text:p>
          </table:table-cell>
          <table:table-cell office:value-type="float" office:value="0.0864177938181818" calcext:value-type="float">
            <text:p>0.086417793818182</text:p>
          </table:table-cell>
          <table:table-cell office:value-type="float" office:value="1.0501868235" calcext:value-type="float">
            <text:p>1.0501868235</text:p>
          </table:table-cell>
          <table:table-cell office:value-type="float" office:value="0.0087693195" calcext:value-type="float">
            <text:p>0.0087693195</text:p>
          </table:table-cell>
          <table:table-cell office:value-type="float" office:value="2.376767771" calcext:value-type="float">
            <text:p>2.376767771</text:p>
          </table:table-cell>
          <table:table-cell office:value-type="float" office:value="0.4823125725" calcext:value-type="float">
            <text:p>0.4823125725</text:p>
          </table:table-cell>
          <table:table-cell office:value-type="float" office:value="130.722227405" calcext:value-type="float">
            <text:p>130.722227405</text:p>
          </table:table-cell>
          <table:table-cell office:value-type="float" office:value="0.000159442172727273" calcext:value-type="float">
            <text:p>0.000159442172727</text:p>
          </table:table-cell>
          <table:table-cell office:value-type="float" office:value="0.0432139594727273" calcext:value-type="float">
            <text:p>0.04321395947272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356437" calcext:value-type="float">
            <text:p>0.000356437</text:p>
          </table:table-cell>
          <table:table-cell office:value-type="float" office:value="0.003630834" calcext:value-type="float">
            <text:p>0.003630834</text:p>
          </table:table-cell>
          <table:table-cell office:value-type="float" office:value="0.002779442" calcext:value-type="float">
            <text:p>0.002779442</text:p>
          </table:table-cell>
          <table:table-cell office:value-type="float" office:value="0.203326704" calcext:value-type="float">
            <text:p>0.203326704</text:p>
          </table:table-cell>
          <table:table-cell office:value-type="float" office:value="0.155648752" calcext:value-type="float">
            <text:p>0.155648752</text:p>
          </table:table-cell>
          <table:table-cell office:value-type="float" office:value="0.0000648363214285714" calcext:value-type="float">
            <text:p>6.48363214285714E-05</text:p>
          </table:table-cell>
          <table:table-cell office:value-type="float" office:value="0.0000496328928571429" calcext:value-type="float">
            <text:p>4.96328928571429E-05</text:p>
          </table:table-cell>
          <table:table-cell office:value-type="float" office:value="2.001885653" calcext:value-type="float">
            <text:p>2.001885653</text:p>
          </table:table-cell>
          <table:table-cell office:value-type="float" office:value="0.013575874" calcext:value-type="float">
            <text:p>0.013575874</text:p>
          </table:table-cell>
          <table:table-cell office:value-type="float" office:value="4.817990627" calcext:value-type="float">
            <text:p>4.817990627</text:p>
          </table:table-cell>
          <table:table-cell office:value-type="float" office:value="0.760248944" calcext:value-type="float">
            <text:p>0.760248944</text:p>
          </table:table-cell>
          <table:table-cell office:value-type="float" office:value="269.807475112" calcext:value-type="float">
            <text:p>269.807475112</text:p>
          </table:table-cell>
          <table:table-cell office:value-type="float" office:value="0.000242426321428571" calcext:value-type="float">
            <text:p>0.000242426321429</text:p>
          </table:table-cell>
          <table:table-cell office:value-type="float" office:value="0.0860355469107143" calcext:value-type="float">
            <text:p>0.086035546910714</text:p>
          </table:table-cell>
          <table:table-cell office:value-type="float" office:value="1.001121045" calcext:value-type="float">
            <text:p>1.001121045</text:p>
          </table:table-cell>
          <table:table-cell office:value-type="float" office:value="0.008603354" calcext:value-type="float">
            <text:p>0.008603354</text:p>
          </table:table-cell>
          <table:table-cell office:value-type="float" office:value="2.4103850345" calcext:value-type="float">
            <text:p>2.4103850345</text:p>
          </table:table-cell>
          <table:table-cell office:value-type="float" office:value="0.481787824" calcext:value-type="float">
            <text:p>0.481787824</text:p>
          </table:table-cell>
          <table:table-cell office:value-type="float" office:value="134.981561932" calcext:value-type="float">
            <text:p>134.981561932</text:p>
          </table:table-cell>
          <table:table-cell office:value-type="float" office:value="0.000153631321428571" calcext:value-type="float">
            <text:p>0.000153631321429</text:p>
          </table:table-cell>
          <table:table-cell office:value-type="float" office:value="0.0430425899017857" calcext:value-type="float">
            <text:p>0.04304258990178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343513" calcext:value-type="float">
            <text:p>0.000343513</text:p>
          </table:table-cell>
          <table:table-cell office:value-type="float" office:value="0.002959939" calcext:value-type="float">
            <text:p>0.002959939</text:p>
          </table:table-cell>
          <table:table-cell office:value-type="float" office:value="0.001520655" calcext:value-type="float">
            <text:p>0.001520655</text:p>
          </table:table-cell>
          <table:table-cell office:value-type="float" office:value="0.168716523" calcext:value-type="float">
            <text:p>0.168716523</text:p>
          </table:table-cell>
          <table:table-cell office:value-type="float" office:value="0.086677335" calcext:value-type="float">
            <text:p>0.086677335</text:p>
          </table:table-cell>
          <table:table-cell office:value-type="float" office:value="0.0000519287543859649" calcext:value-type="float">
            <text:p>5.19287543859649E-05</text:p>
          </table:table-cell>
          <table:table-cell office:value-type="float" office:value="0.0000266781578947368" calcext:value-type="float">
            <text:p>2.66781578947368E-05</text:p>
          </table:table-cell>
          <table:table-cell office:value-type="float" office:value="2.02922346" calcext:value-type="float">
            <text:p>2.02922346</text:p>
          </table:table-cell>
          <table:table-cell office:value-type="float" office:value="0.035571463" calcext:value-type="float">
            <text:p>0.035571463</text:p>
          </table:table-cell>
          <table:table-cell office:value-type="float" office:value="4.814665609" calcext:value-type="float">
            <text:p>4.814665609</text:p>
          </table:table-cell>
          <table:table-cell office:value-type="float" office:value="2.027573391" calcext:value-type="float">
            <text:p>2.027573391</text:p>
          </table:table-cell>
          <table:table-cell office:value-type="float" office:value="274.435939713" calcext:value-type="float">
            <text:p>274.435939713</text:p>
          </table:table-cell>
          <table:table-cell office:value-type="float" office:value="0.000624060754385965" calcext:value-type="float">
            <text:p>0.000624060754386</text:p>
          </table:table-cell>
          <table:table-cell office:value-type="float" office:value="0.0844678177017544" calcext:value-type="float">
            <text:p>0.084467817701754</text:p>
          </table:table-cell>
          <table:table-cell office:value-type="float" office:value="1.0147834865" calcext:value-type="float">
            <text:p>1.0147834865</text:p>
          </table:table-cell>
          <table:table-cell office:value-type="float" office:value="0.019265701" calcext:value-type="float">
            <text:p>0.019265701</text:p>
          </table:table-cell>
          <table:table-cell office:value-type="float" office:value="2.408093132" calcext:value-type="float">
            <text:p>2.408093132</text:p>
          </table:table-cell>
          <table:table-cell office:value-type="float" office:value="1.098144957" calcext:value-type="float">
            <text:p>1.098144957</text:p>
          </table:table-cell>
          <table:table-cell office:value-type="float" office:value="137.261308524" calcext:value-type="float">
            <text:p>137.261308524</text:p>
          </table:table-cell>
          <table:table-cell office:value-type="float" office:value="0.000337994754385965" calcext:value-type="float">
            <text:p>0.000337994754386</text:p>
          </table:table-cell>
          <table:table-cell office:value-type="float" office:value="0.0422472479298246" calcext:value-type="float">
            <text:p>0.0422472479298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344826" calcext:value-type="float">
            <text:p>0.000344826</text:p>
          </table:table-cell>
          <table:table-cell office:value-type="float" office:value="0.003154183" calcext:value-type="float">
            <text:p>0.003154183</text:p>
          </table:table-cell>
          <table:table-cell office:value-type="float" office:value="0.001967031" calcext:value-type="float">
            <text:p>0.001967031</text:p>
          </table:table-cell>
          <table:table-cell office:value-type="float" office:value="0.182942614" calcext:value-type="float">
            <text:p>0.182942614</text:p>
          </table:table-cell>
          <table:table-cell office:value-type="float" office:value="0.114087798" calcext:value-type="float">
            <text:p>0.114087798</text:p>
          </table:table-cell>
          <table:table-cell office:value-type="float" office:value="0.0000543824655172414" calcext:value-type="float">
            <text:p>5.43824655172414E-05</text:p>
          </table:table-cell>
          <table:table-cell office:value-type="float" office:value="0.0000339143275862069" calcext:value-type="float">
            <text:p>3.39143275862069E-05</text:p>
          </table:table-cell>
          <table:table-cell office:value-type="float" office:value="2.02182209" calcext:value-type="float">
            <text:p>2.02182209</text:p>
          </table:table-cell>
          <table:table-cell office:value-type="float" office:value="0.057024378" calcext:value-type="float">
            <text:p>0.057024378</text:p>
          </table:table-cell>
          <table:table-cell office:value-type="float" office:value="4.884513502" calcext:value-type="float">
            <text:p>4.884513502</text:p>
          </table:table-cell>
          <table:table-cell office:value-type="float" office:value="3.307413924" calcext:value-type="float">
            <text:p>3.307413924</text:p>
          </table:table-cell>
          <table:table-cell office:value-type="float" office:value="283.301783116" calcext:value-type="float">
            <text:p>283.301783116</text:p>
          </table:table-cell>
          <table:table-cell office:value-type="float" office:value="0.000983178931034483" calcext:value-type="float">
            <text:p>0.000983178931034</text:p>
          </table:table-cell>
          <table:table-cell office:value-type="float" office:value="0.0842157500344828" calcext:value-type="float">
            <text:p>0.084215750034483</text:p>
          </table:table-cell>
          <table:table-cell office:value-type="float" office:value="1.011083458" calcext:value-type="float">
            <text:p>1.011083458</text:p>
          </table:table-cell>
          <table:table-cell office:value-type="float" office:value="0.0300892805" calcext:value-type="float">
            <text:p>0.0300892805</text:p>
          </table:table-cell>
          <table:table-cell office:value-type="float" office:value="2.4432402665" calcext:value-type="float">
            <text:p>2.4432402665</text:p>
          </table:table-cell>
          <table:table-cell office:value-type="float" office:value="1.745178269" calcext:value-type="float">
            <text:p>1.745178269</text:p>
          </table:table-cell>
          <table:table-cell office:value-type="float" office:value="141.707935457" calcext:value-type="float">
            <text:p>141.707935457</text:p>
          </table:table-cell>
          <table:table-cell office:value-type="float" office:value="0.000518780698275862" calcext:value-type="float">
            <text:p>0.000518780698276</text:p>
          </table:table-cell>
          <table:table-cell office:value-type="float" office:value="0.0421248321810345" calcext:value-type="float">
            <text:p>0.04212483218103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335448" calcext:value-type="float">
            <text:p>0.000335448</text:p>
          </table:table-cell>
          <table:table-cell office:value-type="float" office:value="0.004898177" calcext:value-type="float">
            <text:p>0.004898177</text:p>
          </table:table-cell>
          <table:table-cell office:value-type="float" office:value="0.001464611" calcext:value-type="float">
            <text:p>0.001464611</text:p>
          </table:table-cell>
          <table:table-cell office:value-type="float" office:value="0.288992443" calcext:value-type="float">
            <text:p>0.288992443</text:p>
          </table:table-cell>
          <table:table-cell office:value-type="float" office:value="0.086412049" calcext:value-type="float">
            <text:p>0.086412049</text:p>
          </table:table-cell>
          <table:table-cell office:value-type="float" office:value="0.0000830199491525424" calcext:value-type="float">
            <text:p>8.30199491525424E-05</text:p>
          </table:table-cell>
          <table:table-cell office:value-type="float" office:value="0.0000248239152542373" calcext:value-type="float">
            <text:p>2.48239152542373E-05</text:p>
          </table:table-cell>
          <table:table-cell office:value-type="float" office:value="2.090054699" calcext:value-type="float">
            <text:p>2.090054699</text:p>
          </table:table-cell>
          <table:table-cell office:value-type="float" office:value="0.092281202" calcext:value-type="float">
            <text:p>0.092281202</text:p>
          </table:table-cell>
          <table:table-cell office:value-type="float" office:value="4.814032949" calcext:value-type="float">
            <text:p>4.814032949</text:p>
          </table:table-cell>
          <table:table-cell office:value-type="float" office:value="5.444590918" calcext:value-type="float">
            <text:p>5.444590918</text:p>
          </table:table-cell>
          <table:table-cell office:value-type="float" office:value="284.027943991" calcext:value-type="float">
            <text:p>284.027943991</text:p>
          </table:table-cell>
          <table:table-cell office:value-type="float" office:value="0.00156408816949153" calcext:value-type="float">
            <text:p>0.001564088169492</text:p>
          </table:table-cell>
          <table:table-cell office:value-type="float" office:value="0.0815937787966102" calcext:value-type="float">
            <text:p>0.08159377879661</text:p>
          </table:table-cell>
          <table:table-cell office:value-type="float" office:value="1.0451950735" calcext:value-type="float">
            <text:p>1.0451950735</text:p>
          </table:table-cell>
          <table:table-cell office:value-type="float" office:value="0.0485896895" calcext:value-type="float">
            <text:p>0.0485896895</text:p>
          </table:table-cell>
          <table:table-cell office:value-type="float" office:value="2.40774878" calcext:value-type="float">
            <text:p>2.40774878</text:p>
          </table:table-cell>
          <table:table-cell office:value-type="float" office:value="2.8667916805" calcext:value-type="float">
            <text:p>2.8667916805</text:p>
          </table:table-cell>
          <table:table-cell office:value-type="float" office:value="142.05717802" calcext:value-type="float">
            <text:p>142.05717802</text:p>
          </table:table-cell>
          <table:table-cell office:value-type="float" office:value="0.000823554059322034" calcext:value-type="float">
            <text:p>0.000823554059322</text:p>
          </table:table-cell>
          <table:table-cell office:value-type="float" office:value="0.0408093013559322" calcext:value-type="float">
            <text:p>0.0408093013559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380351" calcext:value-type="float">
            <text:p>0.000380351</text:p>
          </table:table-cell>
          <table:table-cell office:value-type="float" office:value="0.006118581" calcext:value-type="float">
            <text:p>0.006118581</text:p>
          </table:table-cell>
          <table:table-cell office:value-type="float" office:value="0.001405319" calcext:value-type="float">
            <text:p>0.001405319</text:p>
          </table:table-cell>
          <table:table-cell office:value-type="float" office:value="0.36711486" calcext:value-type="float">
            <text:p>0.36711486</text:p>
          </table:table-cell>
          <table:table-cell office:value-type="float" office:value="0.08431914" calcext:value-type="float">
            <text:p>0.08431914</text:p>
          </table:table-cell>
          <table:table-cell office:value-type="float" office:value="0.00010197635" calcext:value-type="float">
            <text:p>0.00010197635</text:p>
          </table:table-cell>
          <table:table-cell office:value-type="float" office:value="0.0000234219833333333" calcext:value-type="float">
            <text:p>2.34219833333333E-05</text:p>
          </table:table-cell>
          <table:table-cell office:value-type="float" office:value="2.032064777" calcext:value-type="float">
            <text:p>2.032064777</text:p>
          </table:table-cell>
          <table:table-cell office:value-type="float" office:value="0.148923481" calcext:value-type="float">
            <text:p>0.148923481</text:p>
          </table:table-cell>
          <table:table-cell office:value-type="float" office:value="4.951126877" calcext:value-type="float">
            <text:p>4.951126877</text:p>
          </table:table-cell>
          <table:table-cell office:value-type="float" office:value="8.93540886" calcext:value-type="float">
            <text:p>8.93540886</text:p>
          </table:table-cell>
          <table:table-cell office:value-type="float" office:value="297.06761262" calcext:value-type="float">
            <text:p>297.06761262</text:p>
          </table:table-cell>
          <table:table-cell office:value-type="float" office:value="0.00248205801666667" calcext:value-type="float">
            <text:p>0.002482058016667</text:p>
          </table:table-cell>
          <table:table-cell office:value-type="float" office:value="0.0825187812833334" calcext:value-type="float">
            <text:p>0.082518781283333</text:p>
          </table:table-cell>
          <table:table-cell office:value-type="float" office:value="1.016222564" calcext:value-type="float">
            <text:p>1.016222564</text:p>
          </table:table-cell>
          <table:table-cell office:value-type="float" office:value="0.077521031" calcext:value-type="float">
            <text:p>0.077521031</text:p>
          </table:table-cell>
          <table:table-cell office:value-type="float" office:value="2.476266098" calcext:value-type="float">
            <text:p>2.476266098</text:p>
          </table:table-cell>
          <table:table-cell office:value-type="float" office:value="4.65126186" calcext:value-type="float">
            <text:p>4.65126186</text:p>
          </table:table-cell>
          <table:table-cell office:value-type="float" office:value="148.57596588" calcext:value-type="float">
            <text:p>148.57596588</text:p>
          </table:table-cell>
          <table:table-cell office:value-type="float" office:value="0.00129201718333333" calcext:value-type="float">
            <text:p>0.001292017183333</text:p>
          </table:table-cell>
          <table:table-cell office:value-type="float" office:value="0.0412711016333333" calcext:value-type="float">
            <text:p>0.0412711016333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347741" calcext:value-type="float">
            <text:p>0.000347741</text:p>
          </table:table-cell>
          <table:table-cell office:value-type="float" office:value="0.007008676" calcext:value-type="float">
            <text:p>0.007008676</text:p>
          </table:table-cell>
          <table:table-cell office:value-type="float" office:value="0.001439163" calcext:value-type="float">
            <text:p>0.001439163</text:p>
          </table:table-cell>
          <table:table-cell office:value-type="float" office:value="0.427529236" calcext:value-type="float">
            <text:p>0.427529236</text:p>
          </table:table-cell>
          <table:table-cell office:value-type="float" office:value="0.087788943" calcext:value-type="float">
            <text:p>0.087788943</text:p>
          </table:table-cell>
          <table:table-cell office:value-type="float" office:value="0.000114896327868852" calcext:value-type="float">
            <text:p>0.000114896327869</text:p>
          </table:table-cell>
          <table:table-cell office:value-type="float" office:value="0.0000235928360655738" calcext:value-type="float">
            <text:p>2.35928360655738E-05</text:p>
          </table:table-cell>
          <table:table-cell office:value-type="float" office:value="2.12000166" calcext:value-type="float">
            <text:p>2.12000166</text:p>
          </table:table-cell>
          <table:table-cell office:value-type="float" office:value="0.234864098" calcext:value-type="float">
            <text:p>0.234864098</text:p>
          </table:table-cell>
          <table:table-cell office:value-type="float" office:value="4.677250696" calcext:value-type="float">
            <text:p>4.677250696</text:p>
          </table:table-cell>
          <table:table-cell office:value-type="float" office:value="14.326709978" calcext:value-type="float">
            <text:p>14.326709978</text:p>
          </table:table-cell>
          <table:table-cell office:value-type="float" office:value="285.312292456" calcext:value-type="float">
            <text:p>285.312292456</text:p>
          </table:table-cell>
          <table:table-cell office:value-type="float" office:value="0.0038502311147541" calcext:value-type="float">
            <text:p>0.003850231114754</text:p>
          </table:table-cell>
          <table:table-cell office:value-type="float" office:value="0.0766762409180328" calcext:value-type="float">
            <text:p>0.076676240918033</text:p>
          </table:table-cell>
          <table:table-cell office:value-type="float" office:value="1.0601747005" calcext:value-type="float">
            <text:p>1.0601747005</text:p>
          </table:table-cell>
          <table:table-cell office:value-type="float" office:value="0.120936387" calcext:value-type="float">
            <text:p>0.120936387</text:p>
          </table:table-cell>
          <table:table-cell office:value-type="float" office:value="2.3393449295" calcext:value-type="float">
            <text:p>2.3393449295</text:p>
          </table:table-cell>
          <table:table-cell office:value-type="float" office:value="7.377119607" calcext:value-type="float">
            <text:p>7.377119607</text:p>
          </table:table-cell>
          <table:table-cell office:value-type="float" office:value="142.7000406995" calcext:value-type="float">
            <text:p>142.7000406995</text:p>
          </table:table-cell>
          <table:table-cell office:value-type="float" office:value="0.00198256372131148" calcext:value-type="float">
            <text:p>0.001982563721311</text:p>
          </table:table-cell>
          <table:table-cell office:value-type="float" office:value="0.0383499168770492" calcext:value-type="float">
            <text:p>0.03834991687704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479918" calcext:value-type="float">
            <text:p>0.000479918</text:p>
          </table:table-cell>
          <table:table-cell office:value-type="float" office:value="0.002872045" calcext:value-type="float">
            <text:p>0.002872045</text:p>
          </table:table-cell>
          <table:table-cell office:value-type="float" office:value="0.001638116" calcext:value-type="float">
            <text:p>0.001638116</text:p>
          </table:table-cell>
          <table:table-cell office:value-type="float" office:value="0.17806679" calcext:value-type="float">
            <text:p>0.17806679</text:p>
          </table:table-cell>
          <table:table-cell office:value-type="float" office:value="0.101563192" calcext:value-type="float">
            <text:p>0.101563192</text:p>
          </table:table-cell>
          <table:table-cell office:value-type="float" office:value="0.0000463233064516129" calcext:value-type="float">
            <text:p>4.63233064516129E-05</text:p>
          </table:table-cell>
          <table:table-cell office:value-type="float" office:value="0.0000264212258064516" calcext:value-type="float">
            <text:p>2.64212258064516E-05</text:p>
          </table:table-cell>
          <table:table-cell office:value-type="float" office:value="2.131066637" calcext:value-type="float">
            <text:p>2.131066637</text:p>
          </table:table-cell>
          <table:table-cell office:value-type="float" office:value="0.334517897" calcext:value-type="float">
            <text:p>0.334517897</text:p>
          </table:table-cell>
          <table:table-cell office:value-type="float" office:value="4.695007708" calcext:value-type="float">
            <text:p>4.695007708</text:p>
          </table:table-cell>
          <table:table-cell office:value-type="float" office:value="20.740109614" calcext:value-type="float">
            <text:p>20.740109614</text:p>
          </table:table-cell>
          <table:table-cell office:value-type="float" office:value="291.090477896" calcext:value-type="float">
            <text:p>291.090477896</text:p>
          </table:table-cell>
          <table:table-cell office:value-type="float" office:value="0.0053954499516129" calcext:value-type="float">
            <text:p>0.005395449951613</text:p>
          </table:table-cell>
          <table:table-cell office:value-type="float" office:value="0.0757259307741936" calcext:value-type="float">
            <text:p>0.075725930774194</text:p>
          </table:table-cell>
          <table:table-cell office:value-type="float" office:value="1.0657732775" calcext:value-type="float">
            <text:p>1.0657732775</text:p>
          </table:table-cell>
          <table:table-cell office:value-type="float" office:value="0.168694971" calcext:value-type="float">
            <text:p>0.168694971</text:p>
          </table:table-cell>
          <table:table-cell office:value-type="float" office:value="2.348322912" calcext:value-type="float">
            <text:p>2.348322912</text:p>
          </table:table-cell>
          <table:table-cell office:value-type="float" office:value="10.459088202" calcext:value-type="float">
            <text:p>10.459088202</text:p>
          </table:table-cell>
          <table:table-cell office:value-type="float" office:value="145.596020544" calcext:value-type="float">
            <text:p>145.596020544</text:p>
          </table:table-cell>
          <table:table-cell office:value-type="float" office:value="0.00272088662903226" calcext:value-type="float">
            <text:p>0.002720886629032</text:p>
          </table:table-cell>
          <table:table-cell office:value-type="float" office:value="0.037876176" calcext:value-type="float">
            <text:p>0.03787617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344154" calcext:value-type="float">
            <text:p>0.000344154</text:p>
          </table:table-cell>
          <table:table-cell office:value-type="float" office:value="0.002448142" calcext:value-type="float">
            <text:p>0.002448142</text:p>
          </table:table-cell>
          <table:table-cell office:value-type="float" office:value="0.001568345" calcext:value-type="float">
            <text:p>0.001568345</text:p>
          </table:table-cell>
          <table:table-cell office:value-type="float" office:value="0.154232946" calcext:value-type="float">
            <text:p>0.154232946</text:p>
          </table:table-cell>
          <table:table-cell office:value-type="float" office:value="0.098805735" calcext:value-type="float">
            <text:p>0.098805735</text:p>
          </table:table-cell>
          <table:table-cell office:value-type="float" office:value="0.0000388593968253968" calcext:value-type="float">
            <text:p>3.88593968253968E-05</text:p>
          </table:table-cell>
          <table:table-cell office:value-type="float" office:value="0.0000248943650793651" calcext:value-type="float">
            <text:p>2.48943650793651E-05</text:p>
          </table:table-cell>
          <table:table-cell office:value-type="float" office:value="2.17365798" calcext:value-type="float">
            <text:p>2.17365798</text:p>
          </table:table-cell>
          <table:table-cell office:value-type="float" office:value="0.472041776" calcext:value-type="float">
            <text:p>0.472041776</text:p>
          </table:table-cell>
          <table:table-cell office:value-type="float" office:value="4.476332516" calcext:value-type="float">
            <text:p>4.476332516</text:p>
          </table:table-cell>
          <table:table-cell office:value-type="float" office:value="29.738631888" calcext:value-type="float">
            <text:p>29.738631888</text:p>
          </table:table-cell>
          <table:table-cell office:value-type="float" office:value="282.008948508" calcext:value-type="float">
            <text:p>282.008948508</text:p>
          </table:table-cell>
          <table:table-cell office:value-type="float" office:value="0.00749272660317461" calcext:value-type="float">
            <text:p>0.007492726603175</text:p>
          </table:table-cell>
          <table:table-cell office:value-type="float" office:value="0.0710528970793651" calcext:value-type="float">
            <text:p>0.071052897079365</text:p>
          </table:table-cell>
          <table:table-cell office:value-type="float" office:value="1.087001067" calcext:value-type="float">
            <text:p>1.087001067</text:p>
          </table:table-cell>
          <table:table-cell office:value-type="float" office:value="0.237244959" calcext:value-type="float">
            <text:p>0.237244959</text:p>
          </table:table-cell>
          <table:table-cell office:value-type="float" office:value="2.2389504305" calcext:value-type="float">
            <text:p>2.2389504305</text:p>
          </table:table-cell>
          <table:table-cell office:value-type="float" office:value="14.946432417" calcext:value-type="float">
            <text:p>14.946432417</text:p>
          </table:table-cell>
          <table:table-cell office:value-type="float" office:value="141.0538771215" calcext:value-type="float">
            <text:p>141.0538771215</text:p>
          </table:table-cell>
          <table:table-cell office:value-type="float" office:value="0.003765793" calcext:value-type="float">
            <text:p>0.003765793</text:p>
          </table:table-cell>
          <table:table-cell office:value-type="float" office:value="0.0355388957222222" calcext:value-type="float">
            <text:p>0.0355388957222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389319" calcext:value-type="float">
            <text:p>0.000389319</text:p>
          </table:table-cell>
          <table:table-cell office:value-type="float" office:value="0.003203635" calcext:value-type="float">
            <text:p>0.003203635</text:p>
          </table:table-cell>
          <table:table-cell office:value-type="float" office:value="0.001921846" calcext:value-type="float">
            <text:p>0.001921846</text:p>
          </table:table-cell>
          <table:table-cell office:value-type="float" office:value="0.20503264" calcext:value-type="float">
            <text:p>0.20503264</text:p>
          </table:table-cell>
          <table:table-cell office:value-type="float" office:value="0.122998144" calcext:value-type="float">
            <text:p>0.122998144</text:p>
          </table:table-cell>
          <table:table-cell office:value-type="float" office:value="0.000050056796875" calcext:value-type="float">
            <text:p>5.0056796875E-05</text:p>
          </table:table-cell>
          <table:table-cell office:value-type="float" office:value="0.00003002884375" calcext:value-type="float">
            <text:p>3.002884375E-05</text:p>
          </table:table-cell>
          <table:table-cell office:value-type="float" office:value="2.130784905" calcext:value-type="float">
            <text:p>2.130784905</text:p>
          </table:table-cell>
          <table:table-cell office:value-type="float" office:value="0.683089656" calcext:value-type="float">
            <text:p>0.683089656</text:p>
          </table:table-cell>
          <table:table-cell office:value-type="float" office:value="4.381938084" calcext:value-type="float">
            <text:p>4.381938084</text:p>
          </table:table-cell>
          <table:table-cell office:value-type="float" office:value="43.717737984" calcext:value-type="float">
            <text:p>43.717737984</text:p>
          </table:table-cell>
          <table:table-cell office:value-type="float" office:value="280.444037376" calcext:value-type="float">
            <text:p>280.444037376</text:p>
          </table:table-cell>
          <table:table-cell office:value-type="float" office:value="0.010673275875" calcext:value-type="float">
            <text:p>0.010673275875</text:p>
          </table:table-cell>
          <table:table-cell office:value-type="float" office:value="0.0684677825625" calcext:value-type="float">
            <text:p>0.0684677825625</text:p>
          </table:table-cell>
          <table:table-cell office:value-type="float" office:value="1.065587112" calcext:value-type="float">
            <text:p>1.065587112</text:p>
          </table:table-cell>
          <table:table-cell office:value-type="float" office:value="0.3431466455" calcext:value-type="float">
            <text:p>0.3431466455</text:p>
          </table:table-cell>
          <table:table-cell office:value-type="float" office:value="2.191929965" calcext:value-type="float">
            <text:p>2.191929965</text:p>
          </table:table-cell>
          <table:table-cell office:value-type="float" office:value="21.961385312" calcext:value-type="float">
            <text:p>21.961385312</text:p>
          </table:table-cell>
          <table:table-cell office:value-type="float" office:value="140.28351776" calcext:value-type="float">
            <text:p>140.28351776</text:p>
          </table:table-cell>
          <table:table-cell office:value-type="float" office:value="0.0053616663359375" calcext:value-type="float">
            <text:p>0.005361666335938</text:p>
          </table:table-cell>
          <table:table-cell office:value-type="float" office:value="0.034248905703125" calcext:value-type="float">
            <text:p>0.0342489057031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339976" calcext:value-type="float">
            <text:p>0.000339976</text:p>
          </table:table-cell>
          <table:table-cell office:value-type="float" office:value="0.003144655" calcext:value-type="float">
            <text:p>0.003144655</text:p>
          </table:table-cell>
          <table:table-cell office:value-type="float" office:value="0.00188617" calcext:value-type="float">
            <text:p>0.00188617</text:p>
          </table:table-cell>
          <table:table-cell office:value-type="float" office:value="0.204402575" calcext:value-type="float">
            <text:p>0.204402575</text:p>
          </table:table-cell>
          <table:table-cell office:value-type="float" office:value="0.12260105" calcext:value-type="float">
            <text:p>0.12260105</text:p>
          </table:table-cell>
          <table:table-cell office:value-type="float" office:value="0.0000483793076923077" calcext:value-type="float">
            <text:p>4.83793076923077E-05</text:p>
          </table:table-cell>
          <table:table-cell office:value-type="float" office:value="0.000029018" calcext:value-type="float">
            <text:p>2.9018E-05</text:p>
          </table:table-cell>
          <table:table-cell office:value-type="float" office:value="2.130360932" calcext:value-type="float">
            <text:p>2.130360932</text:p>
          </table:table-cell>
          <table:table-cell office:value-type="float" office:value="0.889499235" calcext:value-type="float">
            <text:p>0.889499235</text:p>
          </table:table-cell>
          <table:table-cell office:value-type="float" office:value="4.071244663" calcext:value-type="float">
            <text:p>4.071244663</text:p>
          </table:table-cell>
          <table:table-cell office:value-type="float" office:value="57.817450275" calcext:value-type="float">
            <text:p>57.817450275</text:p>
          </table:table-cell>
          <table:table-cell office:value-type="float" office:value="264.630903095" calcext:value-type="float">
            <text:p>264.630903095</text:p>
          </table:table-cell>
          <table:table-cell office:value-type="float" office:value="0.0136846036153846" calcext:value-type="float">
            <text:p>0.013684603615385</text:p>
          </table:table-cell>
          <table:table-cell office:value-type="float" office:value="0.0626345332769231" calcext:value-type="float">
            <text:p>0.062634533276923</text:p>
          </table:table-cell>
          <table:table-cell office:value-type="float" office:value="1.065350454" calcext:value-type="float">
            <text:p>1.065350454</text:p>
          </table:table-cell>
          <table:table-cell office:value-type="float" office:value="0.446321945" calcext:value-type="float">
            <text:p>0.446321945</text:p>
          </table:table-cell>
          <table:table-cell office:value-type="float" office:value="2.0365654165" calcext:value-type="float">
            <text:p>2.0365654165</text:p>
          </table:table-cell>
          <table:table-cell office:value-type="float" office:value="29.010926425" calcext:value-type="float">
            <text:p>29.010926425</text:p>
          </table:table-cell>
          <table:table-cell office:value-type="float" office:value="132.3767520725" calcext:value-type="float">
            <text:p>132.3767520725</text:p>
          </table:table-cell>
          <table:table-cell office:value-type="float" office:value="0.00686649146153846" calcext:value-type="float">
            <text:p>0.006866491461538</text:p>
          </table:table-cell>
          <table:table-cell office:value-type="float" office:value="0.0313317756384615" calcext:value-type="float">
            <text:p>0.03133177563846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345086" calcext:value-type="float">
            <text:p>0.000345086</text:p>
          </table:table-cell>
          <table:table-cell office:value-type="float" office:value="0.00058212" calcext:value-type="float">
            <text:p>0.00058212</text:p>
          </table:table-cell>
          <table:table-cell office:value-type="float" office:value="0.002909564" calcext:value-type="float">
            <text:p>0.002909564</text:p>
          </table:table-cell>
          <table:table-cell office:value-type="float" office:value="0.03841992" calcext:value-type="float">
            <text:p>0.03841992</text:p>
          </table:table-cell>
          <table:table-cell office:value-type="float" office:value="0.192031224" calcext:value-type="float">
            <text:p>0.192031224</text:p>
          </table:table-cell>
          <table:table-cell office:value-type="float" office:value="0.00000882" calcext:value-type="float">
            <text:p>8.82E-06</text:p>
          </table:table-cell>
          <table:table-cell office:value-type="float" office:value="0.000044084303030303" calcext:value-type="float">
            <text:p>4.4084303030303E-05</text:p>
          </table:table-cell>
          <table:table-cell office:value-type="float" office:value="2.235648816" calcext:value-type="float">
            <text:p>2.235648816</text:p>
          </table:table-cell>
          <table:table-cell office:value-type="float" office:value="1.273193743" calcext:value-type="float">
            <text:p>1.273193743</text:p>
          </table:table-cell>
          <table:table-cell office:value-type="float" office:value="3.813587602" calcext:value-type="float">
            <text:p>3.813587602</text:p>
          </table:table-cell>
          <table:table-cell office:value-type="float" office:value="84.030787038" calcext:value-type="float">
            <text:p>84.030787038</text:p>
          </table:table-cell>
          <table:table-cell office:value-type="float" office:value="251.696781732" calcext:value-type="float">
            <text:p>251.696781732</text:p>
          </table:table-cell>
          <table:table-cell office:value-type="float" office:value="0.0192908142878788" calcext:value-type="float">
            <text:p>0.019290814287879</text:p>
          </table:table-cell>
          <table:table-cell office:value-type="float" office:value="0.0577816303333333" calcext:value-type="float">
            <text:p>0.057781630333333</text:p>
          </table:table-cell>
          <table:table-cell office:value-type="float" office:value="1.117996951" calcext:value-type="float">
            <text:p>1.117996951</text:p>
          </table:table-cell>
          <table:table-cell office:value-type="float" office:value="0.6368879315" calcext:value-type="float">
            <text:p>0.6368879315</text:p>
          </table:table-cell>
          <table:table-cell office:value-type="float" office:value="1.908248583" calcext:value-type="float">
            <text:p>1.908248583</text:p>
          </table:table-cell>
          <table:table-cell office:value-type="float" office:value="42.034603479" calcext:value-type="float">
            <text:p>42.034603479</text:p>
          </table:table-cell>
          <table:table-cell office:value-type="float" office:value="125.944406478" calcext:value-type="float">
            <text:p>125.944406478</text:p>
          </table:table-cell>
          <table:table-cell office:value-type="float" office:value="0.00964981714393939" calcext:value-type="float">
            <text:p>0.009649817143939</text:p>
          </table:table-cell>
          <table:table-cell office:value-type="float" office:value="0.0289128573181818" calcext:value-type="float">
            <text:p>0.02891285731818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328094" calcext:value-type="float">
            <text:p>0.000328094</text:p>
          </table:table-cell>
          <table:table-cell office:value-type="float" office:value="0.002731211" calcext:value-type="float">
            <text:p>0.002731211</text:p>
          </table:table-cell>
          <table:table-cell office:value-type="float" office:value="0.001702706" calcext:value-type="float">
            <text:p>0.001702706</text:p>
          </table:table-cell>
          <table:table-cell office:value-type="float" office:value="0.182991137" calcext:value-type="float">
            <text:p>0.182991137</text:p>
          </table:table-cell>
          <table:table-cell office:value-type="float" office:value="0.114081302" calcext:value-type="float">
            <text:p>0.114081302</text:p>
          </table:table-cell>
          <table:table-cell office:value-type="float" office:value="0.0000407643432835821" calcext:value-type="float">
            <text:p>4.07643432835821E-05</text:p>
          </table:table-cell>
          <table:table-cell office:value-type="float" office:value="0.0000254135223880597" calcext:value-type="float">
            <text:p>2.54135223880597E-05</text:p>
          </table:table-cell>
          <table:table-cell office:value-type="float" office:value="2.236398301" calcext:value-type="float">
            <text:p>2.236398301</text:p>
          </table:table-cell>
          <table:table-cell office:value-type="float" office:value="1.624366349" calcext:value-type="float">
            <text:p>1.624366349</text:p>
          </table:table-cell>
          <table:table-cell office:value-type="float" office:value="3.348684576" calcext:value-type="float">
            <text:p>3.348684576</text:p>
          </table:table-cell>
          <table:table-cell office:value-type="float" office:value="108.832545383" calcext:value-type="float">
            <text:p>108.832545383</text:p>
          </table:table-cell>
          <table:table-cell office:value-type="float" office:value="224.361866592" calcext:value-type="float">
            <text:p>224.361866592</text:p>
          </table:table-cell>
          <table:table-cell office:value-type="float" office:value="0.0242442738656716" calcext:value-type="float">
            <text:p>0.024244273865672</text:p>
          </table:table-cell>
          <table:table-cell office:value-type="float" office:value="0.0499803668059702" calcext:value-type="float">
            <text:p>0.04998036680597</text:p>
          </table:table-cell>
          <table:table-cell office:value-type="float" office:value="1.1183631975" calcext:value-type="float">
            <text:p>1.1183631975</text:p>
          </table:table-cell>
          <table:table-cell office:value-type="float" office:value="0.81354878" calcext:value-type="float">
            <text:p>0.81354878</text:p>
          </table:table-cell>
          <table:table-cell office:value-type="float" office:value="1.675193641" calcext:value-type="float">
            <text:p>1.675193641</text:p>
          </table:table-cell>
          <table:table-cell office:value-type="float" office:value="54.50776826" calcext:value-type="float">
            <text:p>54.50776826</text:p>
          </table:table-cell>
          <table:table-cell office:value-type="float" office:value="112.237973947" calcext:value-type="float">
            <text:p>112.237973947</text:p>
          </table:table-cell>
          <table:table-cell office:value-type="float" office:value="0.0121425191044776" calcext:value-type="float">
            <text:p>0.012142519104478</text:p>
          </table:table-cell>
          <table:table-cell office:value-type="float" office:value="0.0250028901641791" calcext:value-type="float">
            <text:p>0.02500289016417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341208" calcext:value-type="float">
            <text:p>0.000341208</text:p>
          </table:table-cell>
          <table:table-cell office:value-type="float" office:value="0.004731864" calcext:value-type="float">
            <text:p>0.004731864</text:p>
          </table:table-cell>
          <table:table-cell office:value-type="float" office:value="0.00106332" calcext:value-type="float">
            <text:p>0.00106332</text:p>
          </table:table-cell>
          <table:table-cell office:value-type="float" office:value="0.321766752" calcext:value-type="float">
            <text:p>0.321766752</text:p>
          </table:table-cell>
          <table:table-cell office:value-type="float" office:value="0.07230576" calcext:value-type="float">
            <text:p>0.07230576</text:p>
          </table:table-cell>
          <table:table-cell office:value-type="float" office:value="0.0000695862352941176" calcext:value-type="float">
            <text:p>6.95862352941176E-05</text:p>
          </table:table-cell>
          <table:table-cell office:value-type="float" office:value="0.0000156370588235294" calcext:value-type="float">
            <text:p>1.56370588235294E-05</text:p>
          </table:table-cell>
          <table:table-cell office:value-type="float" office:value="2.287015146" calcext:value-type="float">
            <text:p>2.287015146</text:p>
          </table:table-cell>
          <table:table-cell office:value-type="float" office:value="1.976013684" calcext:value-type="float">
            <text:p>1.976013684</text:p>
          </table:table-cell>
          <table:table-cell office:value-type="float" office:value="3.010944499" calcext:value-type="float">
            <text:p>3.010944499</text:p>
          </table:table-cell>
          <table:table-cell office:value-type="float" office:value="134.368930512" calcext:value-type="float">
            <text:p>134.368930512</text:p>
          </table:table-cell>
          <table:table-cell office:value-type="float" office:value="204.744225932" calcext:value-type="float">
            <text:p>204.744225932</text:p>
          </table:table-cell>
          <table:table-cell office:value-type="float" office:value="0.0290590247647059" calcext:value-type="float">
            <text:p>0.029059024764706</text:p>
          </table:table-cell>
          <table:table-cell office:value-type="float" office:value="0.0442785955735294" calcext:value-type="float">
            <text:p>0.04427859557353</text:p>
          </table:table-cell>
          <table:table-cell office:value-type="float" office:value="1.143678177" calcext:value-type="float">
            <text:p>1.143678177</text:p>
          </table:table-cell>
          <table:table-cell office:value-type="float" office:value="0.990372774" calcext:value-type="float">
            <text:p>0.990372774</text:p>
          </table:table-cell>
          <table:table-cell office:value-type="float" office:value="1.5060039095" calcext:value-type="float">
            <text:p>1.5060039095</text:p>
          </table:table-cell>
          <table:table-cell office:value-type="float" office:value="67.345348632" calcext:value-type="float">
            <text:p>67.345348632</text:p>
          </table:table-cell>
          <table:table-cell office:value-type="float" office:value="102.408265846" calcext:value-type="float">
            <text:p>102.408265846</text:p>
          </table:table-cell>
          <table:table-cell office:value-type="float" office:value="0.0145643055" calcext:value-type="float">
            <text:p>0.0145643055</text:p>
          </table:table-cell>
          <table:table-cell office:value-type="float" office:value="0.0221471163161765" calcext:value-type="float">
            <text:p>0.02214711631617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330679" calcext:value-type="float">
            <text:p>0.000330679</text:p>
          </table:table-cell>
          <table:table-cell office:value-type="float" office:value="0.002854652" calcext:value-type="float">
            <text:p>0.002854652</text:p>
          </table:table-cell>
          <table:table-cell office:value-type="float" office:value="0.001359794" calcext:value-type="float">
            <text:p>0.001359794</text:p>
          </table:table-cell>
          <table:table-cell office:value-type="float" office:value="0.196970988" calcext:value-type="float">
            <text:p>0.196970988</text:p>
          </table:table-cell>
          <table:table-cell office:value-type="float" office:value="0.093825786" calcext:value-type="float">
            <text:p>0.093825786</text:p>
          </table:table-cell>
          <table:table-cell office:value-type="float" office:value="0.000041371768115942" calcext:value-type="float">
            <text:p>4.1371768115942E-05</text:p>
          </table:table-cell>
          <table:table-cell office:value-type="float" office:value="0.0000197071594202899" calcext:value-type="float">
            <text:p>1.97071594202899E-05</text:p>
          </table:table-cell>
          <table:table-cell office:value-type="float" office:value="2.355249007" calcext:value-type="float">
            <text:p>2.355249007</text:p>
          </table:table-cell>
          <table:table-cell office:value-type="float" office:value="2.4522273" calcext:value-type="float">
            <text:p>2.4522273</text:p>
          </table:table-cell>
          <table:table-cell office:value-type="float" office:value="2.67104473" calcext:value-type="float">
            <text:p>2.67104473</text:p>
          </table:table-cell>
          <table:table-cell office:value-type="float" office:value="169.2036837" calcext:value-type="float">
            <text:p>169.2036837</text:p>
          </table:table-cell>
          <table:table-cell office:value-type="float" office:value="184.30208637" calcext:value-type="float">
            <text:p>184.30208637</text:p>
          </table:table-cell>
          <table:table-cell office:value-type="float" office:value="0.0355395260869565" calcext:value-type="float">
            <text:p>0.035539526086957</text:p>
          </table:table-cell>
          <table:table-cell office:value-type="float" office:value="0.0387107931884058" calcext:value-type="float">
            <text:p>0.038710793188406</text:p>
          </table:table-cell>
          <table:table-cell office:value-type="float" office:value="1.177789843" calcext:value-type="float">
            <text:p>1.177789843</text:p>
          </table:table-cell>
          <table:table-cell office:value-type="float" office:value="1.227540976" calcext:value-type="float">
            <text:p>1.227540976</text:p>
          </table:table-cell>
          <table:table-cell office:value-type="float" office:value="1.336202262" calcext:value-type="float">
            <text:p>1.336202262</text:p>
          </table:table-cell>
          <table:table-cell office:value-type="float" office:value="84.700327344" calcext:value-type="float">
            <text:p>84.700327344</text:p>
          </table:table-cell>
          <table:table-cell office:value-type="float" office:value="92.197956078" calcext:value-type="float">
            <text:p>92.197956078</text:p>
          </table:table-cell>
          <table:table-cell office:value-type="float" office:value="0.0177904489275362" calcext:value-type="float">
            <text:p>0.017790448927536</text:p>
          </table:table-cell>
          <table:table-cell office:value-type="float" office:value="0.019365250173913" calcext:value-type="float">
            <text:p>0.0193652501739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324657" calcext:value-type="float">
            <text:p>0.000324657</text:p>
          </table:table-cell>
          <table:table-cell office:value-type="float" office:value="0.003470465" calcext:value-type="float">
            <text:p>0.003470465</text:p>
          </table:table-cell>
          <table:table-cell office:value-type="float" office:value="0.001313168" calcext:value-type="float">
            <text:p>0.001313168</text:p>
          </table:table-cell>
          <table:table-cell office:value-type="float" office:value="0.24293255" calcext:value-type="float">
            <text:p>0.24293255</text:p>
          </table:table-cell>
          <table:table-cell office:value-type="float" office:value="0.09192176" calcext:value-type="float">
            <text:p>0.09192176</text:p>
          </table:table-cell>
          <table:table-cell office:value-type="float" office:value="0.0000495780714285714" calcext:value-type="float">
            <text:p>4.95780714285714E-05</text:p>
          </table:table-cell>
          <table:table-cell office:value-type="float" office:value="0.0000187595428571429" calcext:value-type="float">
            <text:p>1.87595428571429E-05</text:p>
          </table:table-cell>
          <table:table-cell office:value-type="float" office:value="2.244134751" calcext:value-type="float">
            <text:p>2.244134751</text:p>
          </table:table-cell>
          <table:table-cell office:value-type="float" office:value="2.777596952" calcext:value-type="float">
            <text:p>2.777596952</text:p>
          </table:table-cell>
          <table:table-cell office:value-type="float" office:value="2.225177476" calcext:value-type="float">
            <text:p>2.225177476</text:p>
          </table:table-cell>
          <table:table-cell office:value-type="float" office:value="194.43178664" calcext:value-type="float">
            <text:p>194.43178664</text:p>
          </table:table-cell>
          <table:table-cell office:value-type="float" office:value="155.76242332" calcext:value-type="float">
            <text:p>155.76242332</text:p>
          </table:table-cell>
          <table:table-cell office:value-type="float" office:value="0.0396799564571429" calcext:value-type="float">
            <text:p>0.039679956457143</text:p>
          </table:table-cell>
          <table:table-cell office:value-type="float" office:value="0.0317882496571428" calcext:value-type="float">
            <text:p>0.031788249657143</text:p>
          </table:table-cell>
          <table:table-cell office:value-type="float" office:value="1.122229704" calcext:value-type="float">
            <text:p>1.122229704</text:p>
          </table:table-cell>
          <table:table-cell office:value-type="float" office:value="1.3905337085" calcext:value-type="float">
            <text:p>1.3905337085</text:p>
          </table:table-cell>
          <table:table-cell office:value-type="float" office:value="1.113245322" calcext:value-type="float">
            <text:p>1.113245322</text:p>
          </table:table-cell>
          <table:table-cell office:value-type="float" office:value="97.337359595" calcext:value-type="float">
            <text:p>97.337359595</text:p>
          </table:table-cell>
          <table:table-cell office:value-type="float" office:value="77.92717254" calcext:value-type="float">
            <text:p>77.92717254</text:p>
          </table:table-cell>
          <table:table-cell office:value-type="float" office:value="0.0198647672642857" calcext:value-type="float">
            <text:p>0.019864767264286</text:p>
          </table:table-cell>
          <table:table-cell office:value-type="float" office:value="0.0159035046" calcext:value-type="float">
            <text:p>0.015903504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331951" calcext:value-type="float">
            <text:p>0.000331951</text:p>
          </table:table-cell>
          <table:table-cell office:value-type="float" office:value="0.010648187" calcext:value-type="float">
            <text:p>0.010648187</text:p>
          </table:table-cell>
          <table:table-cell office:value-type="float" office:value="0.000872823" calcext:value-type="float">
            <text:p>0.000872823</text:p>
          </table:table-cell>
          <table:table-cell office:value-type="float" office:value="0.756021277" calcext:value-type="float">
            <text:p>0.756021277</text:p>
          </table:table-cell>
          <table:table-cell office:value-type="float" office:value="0.061970433" calcext:value-type="float">
            <text:p>0.061970433</text:p>
          </table:table-cell>
          <table:table-cell office:value-type="float" office:value="0.000149974464788732" calcext:value-type="float">
            <text:p>0.000149974464789</text:p>
          </table:table-cell>
          <table:table-cell office:value-type="float" office:value="0.0000122932816901408" calcext:value-type="float">
            <text:p>1.22932816901408E-05</text:p>
          </table:table-cell>
          <table:table-cell office:value-type="float" office:value="2.230366378" calcext:value-type="float">
            <text:p>2.230366378</text:p>
          </table:table-cell>
          <table:table-cell office:value-type="float" office:value="0.000202349" calcext:value-type="float">
            <text:p>0.000202349</text:p>
          </table:table-cell>
          <table:table-cell office:value-type="float" office:value="4.456057136" calcext:value-type="float">
            <text:p>4.456057136</text:p>
          </table:table-cell>
          <table:table-cell office:value-type="float" office:value="0.014366779" calcext:value-type="float">
            <text:p>0.014366779</text:p>
          </table:table-cell>
          <table:table-cell office:value-type="float" office:value="316.380056656" calcext:value-type="float">
            <text:p>316.380056656</text:p>
          </table:table-cell>
          <table:table-cell office:value-type="float" office:value="0.00000284998591549296" calcext:value-type="float">
            <text:p>2.84998591549296E-06</text:p>
          </table:table-cell>
          <table:table-cell office:value-type="float" office:value="0.0627613681126761" calcext:value-type="float">
            <text:p>0.062761368112676</text:p>
          </table:table-cell>
          <table:table-cell office:value-type="float" office:value="1.1153491645" calcext:value-type="float">
            <text:p>1.1153491645</text:p>
          </table:table-cell>
          <table:table-cell office:value-type="float" office:value="0.005425268" calcext:value-type="float">
            <text:p>0.005425268</text:p>
          </table:table-cell>
          <table:table-cell office:value-type="float" office:value="2.2284649795" calcext:value-type="float">
            <text:p>2.2284649795</text:p>
          </table:table-cell>
          <table:table-cell office:value-type="float" office:value="0.385194028" calcext:value-type="float">
            <text:p>0.385194028</text:p>
          </table:table-cell>
          <table:table-cell office:value-type="float" office:value="158.2210135445" calcext:value-type="float">
            <text:p>158.2210135445</text:p>
          </table:table-cell>
          <table:table-cell office:value-type="float" office:value="0.0000764122253521127" calcext:value-type="float">
            <text:p>7.64122253521127E-05</text:p>
          </table:table-cell>
          <table:table-cell office:value-type="float" office:value="0.0313868306971831" calcext:value-type="float">
            <text:p>0.03138683069718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321652" calcext:value-type="float">
            <text:p>0.000321652</text:p>
          </table:table-cell>
          <table:table-cell office:value-type="float" office:value="0.002777528" calcext:value-type="float">
            <text:p>0.002777528</text:p>
          </table:table-cell>
          <table:table-cell office:value-type="float" office:value="0.000536294" calcext:value-type="float">
            <text:p>0.000536294</text:p>
          </table:table-cell>
          <table:table-cell office:value-type="float" office:value="0.199982016" calcext:value-type="float">
            <text:p>0.199982016</text:p>
          </table:table-cell>
          <table:table-cell office:value-type="float" office:value="0.038613168" calcext:value-type="float">
            <text:p>0.038613168</text:p>
          </table:table-cell>
          <table:table-cell office:value-type="float" office:value="0.0000385767777777778" calcext:value-type="float">
            <text:p>3.85767777777778E-05</text:p>
          </table:table-cell>
          <table:table-cell office:value-type="float" office:value="0.00000744852777777778" calcext:value-type="float">
            <text:p>7.44852777777778E-06</text:p>
          </table:table-cell>
          <table:table-cell office:value-type="float" office:value="2.430821004" calcext:value-type="float">
            <text:p>2.430821004</text:p>
          </table:table-cell>
          <table:table-cell office:value-type="float" office:value="0.000260848" calcext:value-type="float">
            <text:p>0.000260848</text:p>
          </table:table-cell>
          <table:table-cell office:value-type="float" office:value="4.356611328" calcext:value-type="float">
            <text:p>4.356611328</text:p>
          </table:table-cell>
          <table:table-cell office:value-type="float" office:value="0.018781056" calcext:value-type="float">
            <text:p>0.018781056</text:p>
          </table:table-cell>
          <table:table-cell office:value-type="float" office:value="313.676015616" calcext:value-type="float">
            <text:p>313.676015616</text:p>
          </table:table-cell>
          <table:table-cell office:value-type="float" office:value="0.00000362288888888889" calcext:value-type="float">
            <text:p>3.62288888888889E-06</text:p>
          </table:table-cell>
          <table:table-cell office:value-type="float" office:value="0.0605084906666667" calcext:value-type="float">
            <text:p>0.060508490666667</text:p>
          </table:table-cell>
          <table:table-cell office:value-type="float" office:value="1.215571328" calcext:value-type="float">
            <text:p>1.215571328</text:p>
          </table:table-cell>
          <table:table-cell office:value-type="float" office:value="0.001519188" calcext:value-type="float">
            <text:p>0.001519188</text:p>
          </table:table-cell>
          <table:table-cell office:value-type="float" office:value="2.178573811" calcext:value-type="float">
            <text:p>2.178573811</text:p>
          </table:table-cell>
          <table:table-cell office:value-type="float" office:value="0.109381536" calcext:value-type="float">
            <text:p>0.109381536</text:p>
          </table:table-cell>
          <table:table-cell office:value-type="float" office:value="156.857314392" calcext:value-type="float">
            <text:p>156.857314392</text:p>
          </table:table-cell>
          <table:table-cell office:value-type="float" office:value="0.0000210998333333333" calcext:value-type="float">
            <text:p>2.10998333333333E-05</text:p>
          </table:table-cell>
          <table:table-cell office:value-type="float" office:value="0.0302579695972222" calcext:value-type="float">
            <text:p>0.0302579695972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337792" calcext:value-type="float">
            <text:p>0.000337792</text:p>
          </table:table-cell>
          <table:table-cell office:value-type="float" office:value="0.001190418" calcext:value-type="float">
            <text:p>0.001190418</text:p>
          </table:table-cell>
          <table:table-cell office:value-type="float" office:value="0.00151768" calcext:value-type="float">
            <text:p>0.00151768</text:p>
          </table:table-cell>
          <table:table-cell office:value-type="float" office:value="0.086900514" calcext:value-type="float">
            <text:p>0.086900514</text:p>
          </table:table-cell>
          <table:table-cell office:value-type="float" office:value="0.11079064" calcext:value-type="float">
            <text:p>0.11079064</text:p>
          </table:table-cell>
          <table:table-cell office:value-type="float" office:value="0.000016307095890411" calcext:value-type="float">
            <text:p>1.6307095890411E-05</text:p>
          </table:table-cell>
          <table:table-cell office:value-type="float" office:value="0.0000207901369863014" calcext:value-type="float">
            <text:p>2.07901369863014E-05</text:p>
          </table:table-cell>
          <table:table-cell office:value-type="float" office:value="2.431104196" calcext:value-type="float">
            <text:p>2.431104196</text:p>
          </table:table-cell>
          <table:table-cell office:value-type="float" office:value="0.000590324" calcext:value-type="float">
            <text:p>0.000590324</text:p>
          </table:table-cell>
          <table:table-cell office:value-type="float" office:value="4.326046992" calcext:value-type="float">
            <text:p>4.326046992</text:p>
          </table:table-cell>
          <table:table-cell office:value-type="float" office:value="0.043093652" calcext:value-type="float">
            <text:p>0.043093652</text:p>
          </table:table-cell>
          <table:table-cell office:value-type="float" office:value="315.801430416" calcext:value-type="float">
            <text:p>315.801430416</text:p>
          </table:table-cell>
          <table:table-cell office:value-type="float" office:value="0.0000080866301369863" calcext:value-type="float">
            <text:p>8.0866301369863E-06</text:p>
          </table:table-cell>
          <table:table-cell office:value-type="float" office:value="0.0592609176986301" calcext:value-type="float">
            <text:p>0.05926091769863</text:p>
          </table:table-cell>
          <table:table-cell office:value-type="float" office:value="1.215720994" calcext:value-type="float">
            <text:p>1.215720994</text:p>
          </table:table-cell>
          <table:table-cell office:value-type="float" office:value="0.000890371" calcext:value-type="float">
            <text:p>0.000890371</text:p>
          </table:table-cell>
          <table:table-cell office:value-type="float" office:value="2.163782336" calcext:value-type="float">
            <text:p>2.163782336</text:p>
          </table:table-cell>
          <table:table-cell office:value-type="float" office:value="0.064997083" calcext:value-type="float">
            <text:p>0.064997083</text:p>
          </table:table-cell>
          <table:table-cell office:value-type="float" office:value="157.956110528" calcext:value-type="float">
            <text:p>157.956110528</text:p>
          </table:table-cell>
          <table:table-cell office:value-type="float" office:value="0.0000121968630136986" calcext:value-type="float">
            <text:p>1.21968630136986E-05</text:p>
          </table:table-cell>
          <table:table-cell office:value-type="float" office:value="0.0296408539178082" calcext:value-type="float">
            <text:p>0.02964085391780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341539" calcext:value-type="float">
            <text:p>0.000341539</text:p>
          </table:table-cell>
          <table:table-cell office:value-type="float" office:value="0.002571252" calcext:value-type="float">
            <text:p>0.002571252</text:p>
          </table:table-cell>
          <table:table-cell office:value-type="float" office:value="0.001500248" calcext:value-type="float">
            <text:p>0.001500248</text:p>
          </table:table-cell>
          <table:table-cell office:value-type="float" office:value="0.190272648" calcext:value-type="float">
            <text:p>0.190272648</text:p>
          </table:table-cell>
          <table:table-cell office:value-type="float" office:value="0.111018352" calcext:value-type="float">
            <text:p>0.111018352</text:p>
          </table:table-cell>
          <table:table-cell office:value-type="float" office:value="0.0000347466486486486" calcext:value-type="float">
            <text:p>3.47466486486486E-05</text:p>
          </table:table-cell>
          <table:table-cell office:value-type="float" office:value="0.0000202736216216216" calcext:value-type="float">
            <text:p>2.02736216216216E-05</text:p>
          </table:table-cell>
          <table:table-cell office:value-type="float" office:value="2.301685355" calcext:value-type="float">
            <text:p>2.301685355</text:p>
          </table:table-cell>
          <table:table-cell office:value-type="float" office:value="0.000246902" calcext:value-type="float">
            <text:p>0.000246902</text:p>
          </table:table-cell>
          <table:table-cell office:value-type="float" office:value="4.380061467" calcext:value-type="float">
            <text:p>4.380061467</text:p>
          </table:table-cell>
          <table:table-cell office:value-type="float" office:value="0.018270748" calcext:value-type="float">
            <text:p>0.018270748</text:p>
          </table:table-cell>
          <table:table-cell office:value-type="float" office:value="324.124548558" calcext:value-type="float">
            <text:p>324.124548558</text:p>
          </table:table-cell>
          <table:table-cell office:value-type="float" office:value="0.00000333651351351351" calcext:value-type="float">
            <text:p>3.33651351351351E-06</text:p>
          </table:table-cell>
          <table:table-cell office:value-type="float" office:value="0.0591900198243243" calcext:value-type="float">
            <text:p>0.059190019824324</text:p>
          </table:table-cell>
          <table:table-cell office:value-type="float" office:value="1.151013447" calcext:value-type="float">
            <text:p>1.151013447</text:p>
          </table:table-cell>
          <table:table-cell office:value-type="float" office:value="0.001409077" calcext:value-type="float">
            <text:p>0.001409077</text:p>
          </table:table-cell>
          <table:table-cell office:value-type="float" office:value="2.1907808575" calcext:value-type="float">
            <text:p>2.1907808575</text:p>
          </table:table-cell>
          <table:table-cell office:value-type="float" office:value="0.104271698" calcext:value-type="float">
            <text:p>0.104271698</text:p>
          </table:table-cell>
          <table:table-cell office:value-type="float" office:value="162.117783455" calcext:value-type="float">
            <text:p>162.117783455</text:p>
          </table:table-cell>
          <table:table-cell office:value-type="float" office:value="0.0000190415810810811" calcext:value-type="float">
            <text:p>1.90415810810811E-05</text:p>
          </table:table-cell>
          <table:table-cell office:value-type="float" office:value="0.029605146722973" calcext:value-type="float">
            <text:p>0.02960514672297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3364" calcext:value-type="float">
            <text:p>0.0003364</text:p>
          </table:table-cell>
          <table:table-cell office:value-type="float" office:value="0.006621853" calcext:value-type="float">
            <text:p>0.006621853</text:p>
          </table:table-cell>
          <table:table-cell office:value-type="float" office:value="0.000714928" calcext:value-type="float">
            <text:p>0.000714928</text:p>
          </table:table-cell>
          <table:table-cell office:value-type="float" office:value="0.496638975" calcext:value-type="float">
            <text:p>0.496638975</text:p>
          </table:table-cell>
          <table:table-cell office:value-type="float" office:value="0.0536196" calcext:value-type="float">
            <text:p>0.0536196</text:p>
          </table:table-cell>
          <table:table-cell office:value-type="float" office:value="0.0000882913733333333" calcext:value-type="float">
            <text:p>8.82913733333333E-05</text:p>
          </table:table-cell>
          <table:table-cell office:value-type="float" office:value="0.00000953237333333333" calcext:value-type="float">
            <text:p>9.53237333333333E-06</text:p>
          </table:table-cell>
          <table:table-cell office:value-type="float" office:value="2.298754933" calcext:value-type="float">
            <text:p>2.298754933</text:p>
          </table:table-cell>
          <table:table-cell office:value-type="float" office:value="0.000178193" calcext:value-type="float">
            <text:p>0.000178193</text:p>
          </table:table-cell>
          <table:table-cell office:value-type="float" office:value="4.351624121" calcext:value-type="float">
            <text:p>4.351624121</text:p>
          </table:table-cell>
          <table:table-cell office:value-type="float" office:value="0.013364475" calcext:value-type="float">
            <text:p>0.013364475</text:p>
          </table:table-cell>
          <table:table-cell office:value-type="float" office:value="326.371809075" calcext:value-type="float">
            <text:p>326.371809075</text:p>
          </table:table-cell>
          <table:table-cell office:value-type="float" office:value="0.00000237590666666667" calcext:value-type="float">
            <text:p>2.37590666666667E-06</text:p>
          </table:table-cell>
          <table:table-cell office:value-type="float" office:value="0.0580216549466667" calcext:value-type="float">
            <text:p>0.058021654946667</text:p>
          </table:table-cell>
          <table:table-cell office:value-type="float" office:value="1.1495456665" calcext:value-type="float">
            <text:p>1.1495456665</text:p>
          </table:table-cell>
          <table:table-cell office:value-type="float" office:value="0.003400023" calcext:value-type="float">
            <text:p>0.003400023</text:p>
          </table:table-cell>
          <table:table-cell office:value-type="float" office:value="2.1761695245" calcext:value-type="float">
            <text:p>2.1761695245</text:p>
          </table:table-cell>
          <table:table-cell office:value-type="float" office:value="0.255001725" calcext:value-type="float">
            <text:p>0.255001725</text:p>
          </table:table-cell>
          <table:table-cell office:value-type="float" office:value="163.2127143375" calcext:value-type="float">
            <text:p>163.2127143375</text:p>
          </table:table-cell>
          <table:table-cell office:value-type="float" office:value="0.00004533364" calcext:value-type="float">
            <text:p>4.533364E-05</text:p>
          </table:table-cell>
          <table:table-cell office:value-type="float" office:value="0.02901559366" calcext:value-type="float">
            <text:p>0.0290155936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1307366" calcext:value-type="float">
            <text:p>0.001307366</text:p>
          </table:table-cell>
          <table:table-cell office:value-type="float" office:value="0.000503262" calcext:value-type="float">
            <text:p>0.000503262</text:p>
          </table:table-cell>
          <table:table-cell office:value-type="float" office:value="0.002210477" calcext:value-type="float">
            <text:p>0.002210477</text:p>
          </table:table-cell>
          <table:table-cell office:value-type="float" office:value="0.038247912" calcext:value-type="float">
            <text:p>0.038247912</text:p>
          </table:table-cell>
          <table:table-cell office:value-type="float" office:value="0.167996252" calcext:value-type="float">
            <text:p>0.167996252</text:p>
          </table:table-cell>
          <table:table-cell office:value-type="float" office:value="0.00000662186842105263" calcext:value-type="float">
            <text:p>6.62186842105263E-06</text:p>
          </table:table-cell>
          <table:table-cell office:value-type="float" office:value="0.0000290852236842105" calcext:value-type="float">
            <text:p>2.90852236842105E-05</text:p>
          </table:table-cell>
          <table:table-cell office:value-type="float" office:value="2.339783604" calcext:value-type="float">
            <text:p>2.339783604</text:p>
          </table:table-cell>
          <table:table-cell office:value-type="float" office:value="0.000250619" calcext:value-type="float">
            <text:p>0.000250619</text:p>
          </table:table-cell>
          <table:table-cell office:value-type="float" office:value="4.371632297" calcext:value-type="float">
            <text:p>4.371632297</text:p>
          </table:table-cell>
          <table:table-cell office:value-type="float" office:value="0.019047044" calcext:value-type="float">
            <text:p>0.019047044</text:p>
          </table:table-cell>
          <table:table-cell office:value-type="float" office:value="332.244054572" calcext:value-type="float">
            <text:p>332.244054572</text:p>
          </table:table-cell>
          <table:table-cell office:value-type="float" office:value="0.00000329761842105263" calcext:value-type="float">
            <text:p>3.29761842105263E-06</text:p>
          </table:table-cell>
          <table:table-cell office:value-type="float" office:value="0.0575214775921053" calcext:value-type="float">
            <text:p>0.057521477592105</text:p>
          </table:table-cell>
          <table:table-cell office:value-type="float" office:value="1.170545485" calcext:value-type="float">
            <text:p>1.170545485</text:p>
          </table:table-cell>
          <table:table-cell office:value-type="float" office:value="0.0003769405" calcext:value-type="float">
            <text:p>0.0003769405</text:p>
          </table:table-cell>
          <table:table-cell office:value-type="float" office:value="2.186921387" calcext:value-type="float">
            <text:p>2.186921387</text:p>
          </table:table-cell>
          <table:table-cell office:value-type="float" office:value="0.028647478" calcext:value-type="float">
            <text:p>0.028647478</text:p>
          </table:table-cell>
          <table:table-cell office:value-type="float" office:value="166.206025412" calcext:value-type="float">
            <text:p>166.206025412</text:p>
          </table:table-cell>
          <table:table-cell office:value-type="float" office:value="0.00000495974342105263" calcext:value-type="float">
            <text:p>4.95974342105263E-06</text:p>
          </table:table-cell>
          <table:table-cell office:value-type="float" office:value="0.0287752814078947" calcext:value-type="float">
            <text:p>0.02877528140789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1226505" calcext:value-type="float">
            <text:p>0.001226505</text:p>
          </table:table-cell>
          <table:table-cell office:value-type="float" office:value="0.00549903" calcext:value-type="float">
            <text:p>0.00549903</text:p>
          </table:table-cell>
          <table:table-cell office:value-type="float" office:value="0.00048105" calcext:value-type="float">
            <text:p>0.00048105</text:p>
          </table:table-cell>
          <table:table-cell office:value-type="float" office:value="0.42342531" calcext:value-type="float">
            <text:p>0.42342531</text:p>
          </table:table-cell>
          <table:table-cell office:value-type="float" office:value="0.03704085" calcext:value-type="float">
            <text:p>0.03704085</text:p>
          </table:table-cell>
          <table:table-cell office:value-type="float" office:value="0.000071415974025974" calcext:value-type="float">
            <text:p>7.1415974025974E-05</text:p>
          </table:table-cell>
          <table:table-cell office:value-type="float" office:value="0.0000062474025974026" calcext:value-type="float">
            <text:p>6.2474025974026E-06</text:p>
          </table:table-cell>
          <table:table-cell office:value-type="float" office:value="2.479400672" calcext:value-type="float">
            <text:p>2.479400672</text:p>
          </table:table-cell>
          <table:table-cell office:value-type="float" office:value="0.000259947" calcext:value-type="float">
            <text:p>0.000259947</text:p>
          </table:table-cell>
          <table:table-cell office:value-type="float" office:value="4.495558202" calcext:value-type="float">
            <text:p>4.495558202</text:p>
          </table:table-cell>
          <table:table-cell office:value-type="float" office:value="0.020015919" calcext:value-type="float">
            <text:p>0.020015919</text:p>
          </table:table-cell>
          <table:table-cell office:value-type="float" office:value="346.157981554" calcext:value-type="float">
            <text:p>346.157981554</text:p>
          </table:table-cell>
          <table:table-cell office:value-type="float" office:value="0.00000337593506493506" calcext:value-type="float">
            <text:p>3.37593506493506E-06</text:p>
          </table:table-cell>
          <table:table-cell office:value-type="float" office:value="0.0583838727532468" calcext:value-type="float">
            <text:p>0.058383872753247</text:p>
          </table:table-cell>
          <table:table-cell office:value-type="float" office:value="1.2403135885" calcext:value-type="float">
            <text:p>1.2403135885</text:p>
          </table:table-cell>
          <table:table-cell office:value-type="float" office:value="0.0028794885" calcext:value-type="float">
            <text:p>0.0028794885</text:p>
          </table:table-cell>
          <table:table-cell office:value-type="float" office:value="2.248019626" calcext:value-type="float">
            <text:p>2.248019626</text:p>
          </table:table-cell>
          <table:table-cell office:value-type="float" office:value="0.2217206145" calcext:value-type="float">
            <text:p>0.2217206145</text:p>
          </table:table-cell>
          <table:table-cell office:value-type="float" office:value="173.097511202" calcext:value-type="float">
            <text:p>173.097511202</text:p>
          </table:table-cell>
          <table:table-cell office:value-type="float" office:value="0.0000373959545454546" calcext:value-type="float">
            <text:p>3.73959545454546E-05</text:p>
          </table:table-cell>
          <table:table-cell office:value-type="float" office:value="0.0291950600779221" calcext:value-type="float">
            <text:p>0.0291950600779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1245922" calcext:value-type="float">
            <text:p>0.001245922</text:p>
          </table:table-cell>
          <table:table-cell office:value-type="float" office:value="0.000442317" calcext:value-type="float">
            <text:p>0.000442317</text:p>
          </table:table-cell>
          <table:table-cell office:value-type="float" office:value="0.001347421" calcext:value-type="float">
            <text:p>0.001347421</text:p>
          </table:table-cell>
          <table:table-cell office:value-type="float" office:value="0.034500726" calcext:value-type="float">
            <text:p>0.034500726</text:p>
          </table:table-cell>
          <table:table-cell office:value-type="float" office:value="0.105098838" calcext:value-type="float">
            <text:p>0.105098838</text:p>
          </table:table-cell>
          <table:table-cell office:value-type="float" office:value="0.00000567073076923077" calcext:value-type="float">
            <text:p>5.67073076923077E-06</text:p>
          </table:table-cell>
          <table:table-cell office:value-type="float" office:value="0.0000172746282051282" calcext:value-type="float">
            <text:p>1.72746282051282E-05</text:p>
          </table:table-cell>
          <table:table-cell office:value-type="float" office:value="2.519716861" calcext:value-type="float">
            <text:p>2.519716861</text:p>
          </table:table-cell>
          <table:table-cell office:value-type="float" office:value="0.000209542" calcext:value-type="float">
            <text:p>0.000209542</text:p>
          </table:table-cell>
          <table:table-cell office:value-type="float" office:value="4.445897339" calcext:value-type="float">
            <text:p>4.445897339</text:p>
          </table:table-cell>
          <table:table-cell office:value-type="float" office:value="0.016344276" calcext:value-type="float">
            <text:p>0.016344276</text:p>
          </table:table-cell>
          <table:table-cell office:value-type="float" office:value="346.779992442" calcext:value-type="float">
            <text:p>346.779992442</text:p>
          </table:table-cell>
          <table:table-cell office:value-type="float" office:value="0.0000026864358974359" calcext:value-type="float">
            <text:p>2.6864358974359E-06</text:p>
          </table:table-cell>
          <table:table-cell office:value-type="float" office:value="0.0569986838333333" calcext:value-type="float">
            <text:p>0.056998683833333</text:p>
          </table:table-cell>
          <table:table-cell office:value-type="float" office:value="1.2604813915" calcext:value-type="float">
            <text:p>1.2604813915</text:p>
          </table:table-cell>
          <table:table-cell office:value-type="float" office:value="0.0003259295" calcext:value-type="float">
            <text:p>0.0003259295</text:p>
          </table:table-cell>
          <table:table-cell office:value-type="float" office:value="2.22362238" calcext:value-type="float">
            <text:p>2.22362238</text:p>
          </table:table-cell>
          <table:table-cell office:value-type="float" office:value="0.025422501" calcext:value-type="float">
            <text:p>0.025422501</text:p>
          </table:table-cell>
          <table:table-cell office:value-type="float" office:value="173.44254564" calcext:value-type="float">
            <text:p>173.44254564</text:p>
          </table:table-cell>
          <table:table-cell office:value-type="float" office:value="0.00000417858333333334" calcext:value-type="float">
            <text:p>4.17858333333334E-06</text:p>
          </table:table-cell>
          <table:table-cell office:value-type="float" office:value="0.0285079792307692" calcext:value-type="float">
            <text:p>0.0285079792307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1204574" calcext:value-type="float">
            <text:p>0.001204574</text:p>
          </table:table-cell>
          <table:table-cell office:value-type="float" office:value="0.001414587" calcext:value-type="float">
            <text:p>0.001414587</text:p>
          </table:table-cell>
          <table:table-cell office:value-type="float" office:value="0.000688569" calcext:value-type="float">
            <text:p>0.000688569</text:p>
          </table:table-cell>
          <table:table-cell office:value-type="float" office:value="0.111752373" calcext:value-type="float">
            <text:p>0.111752373</text:p>
          </table:table-cell>
          <table:table-cell office:value-type="float" office:value="0.054396951" calcext:value-type="float">
            <text:p>0.054396951</text:p>
          </table:table-cell>
          <table:table-cell office:value-type="float" office:value="0.000017906164556962" calcext:value-type="float">
            <text:p>1.7906164556962E-05</text:p>
          </table:table-cell>
          <table:table-cell office:value-type="float" office:value="0.00000871606329113924" calcext:value-type="float">
            <text:p>8.71606329113924E-06</text:p>
          </table:table-cell>
          <table:table-cell office:value-type="float" office:value="1.867452396" calcext:value-type="float">
            <text:p>1.867452396</text:p>
          </table:table-cell>
          <table:table-cell office:value-type="float" office:value="0.000186969" calcext:value-type="float">
            <text:p>0.000186969</text:p>
          </table:table-cell>
          <table:table-cell office:value-type="float" office:value="4.510156215" calcext:value-type="float">
            <text:p>4.510156215</text:p>
          </table:table-cell>
          <table:table-cell office:value-type="float" office:value="0.014770551" calcext:value-type="float">
            <text:p>0.014770551</text:p>
          </table:table-cell>
          <table:table-cell office:value-type="float" office:value="356.302340985" calcext:value-type="float">
            <text:p>356.302340985</text:p>
          </table:table-cell>
          <table:table-cell office:value-type="float" office:value="0.00000236669620253165" calcext:value-type="float">
            <text:p>2.36669620253165E-06</text:p>
          </table:table-cell>
          <table:table-cell office:value-type="float" office:value="0.057090585" calcext:value-type="float">
            <text:p>0.057090585</text:p>
          </table:table-cell>
          <table:table-cell office:value-type="float" office:value="0.934328485" calcext:value-type="float">
            <text:p>0.934328485</text:p>
          </table:table-cell>
          <table:table-cell office:value-type="float" office:value="0.000800778" calcext:value-type="float">
            <text:p>0.000800778</text:p>
          </table:table-cell>
          <table:table-cell office:value-type="float" office:value="2.255422392" calcext:value-type="float">
            <text:p>2.255422392</text:p>
          </table:table-cell>
          <table:table-cell office:value-type="float" office:value="0.063261462" calcext:value-type="float">
            <text:p>0.063261462</text:p>
          </table:table-cell>
          <table:table-cell office:value-type="float" office:value="178.178368968" calcext:value-type="float">
            <text:p>178.178368968</text:p>
          </table:table-cell>
          <table:table-cell office:value-type="float" office:value="0.0000101364303797468" calcext:value-type="float">
            <text:p>1.01364303797468E-05</text:p>
          </table:table-cell>
          <table:table-cell office:value-type="float" office:value="0.0285496505316456" calcext:value-type="float">
            <text:p>0.02854965053164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1296636" calcext:value-type="float">
            <text:p>0.001296636</text:p>
          </table:table-cell>
          <table:table-cell office:value-type="float" office:value="0.000451835" calcext:value-type="float">
            <text:p>0.000451835</text:p>
          </table:table-cell>
          <table:table-cell office:value-type="float" office:value="0.002033335" calcext:value-type="float">
            <text:p>0.002033335</text:p>
          </table:table-cell>
          <table:table-cell office:value-type="float" office:value="0.0361468" calcext:value-type="float">
            <text:p>0.0361468</text:p>
          </table:table-cell>
          <table:table-cell office:value-type="float" office:value="0.1626668" calcext:value-type="float">
            <text:p>0.1626668</text:p>
          </table:table-cell>
          <table:table-cell office:value-type="float" office:value="0.0000056479375" calcext:value-type="float">
            <text:p>5.6479375E-06</text:p>
          </table:table-cell>
          <table:table-cell office:value-type="float" office:value="0.0000254166875" calcext:value-type="float">
            <text:p>2.54166875E-05</text:p>
          </table:table-cell>
          <table:table-cell office:value-type="float" office:value="1.852861908" calcext:value-type="float">
            <text:p>1.852861908</text:p>
          </table:table-cell>
          <table:table-cell office:value-type="float" office:value="0.000199073" calcext:value-type="float">
            <text:p>0.000199073</text:p>
          </table:table-cell>
          <table:table-cell office:value-type="float" office:value="4.50740046" calcext:value-type="float">
            <text:p>4.50740046</text:p>
          </table:table-cell>
          <table:table-cell office:value-type="float" office:value="0.01592584" calcext:value-type="float">
            <text:p>0.01592584</text:p>
          </table:table-cell>
          <table:table-cell office:value-type="float" office:value="360.5920368" calcext:value-type="float">
            <text:p>360.5920368</text:p>
          </table:table-cell>
          <table:table-cell office:value-type="float" office:value="0.0000024884125" calcext:value-type="float">
            <text:p>2.4884125E-06</text:p>
          </table:table-cell>
          <table:table-cell office:value-type="float" office:value="0.05634250575" calcext:value-type="float">
            <text:p>0.05634250575</text:p>
          </table:table-cell>
          <table:table-cell office:value-type="float" office:value="0.927079272" calcext:value-type="float">
            <text:p>0.927079272</text:p>
          </table:table-cell>
          <table:table-cell office:value-type="float" office:value="0.000325454" calcext:value-type="float">
            <text:p>0.000325454</text:p>
          </table:table-cell>
          <table:table-cell office:value-type="float" office:value="2.2547168975" calcext:value-type="float">
            <text:p>2.2547168975</text:p>
          </table:table-cell>
          <table:table-cell office:value-type="float" office:value="0.02603632" calcext:value-type="float">
            <text:p>0.02603632</text:p>
          </table:table-cell>
          <table:table-cell office:value-type="float" office:value="180.3773518" calcext:value-type="float">
            <text:p>180.3773518</text:p>
          </table:table-cell>
          <table:table-cell office:value-type="float" office:value="0.000004068175" calcext:value-type="float">
            <text:p>4.068175E-06</text:p>
          </table:table-cell>
          <table:table-cell office:value-type="float" office:value="0.02818396121875" calcext:value-type="float">
            <text:p>0.028183961218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1286858" calcext:value-type="float">
            <text:p>0.001286858</text:p>
          </table:table-cell>
          <table:table-cell office:value-type="float" office:value="0.005369991" calcext:value-type="float">
            <text:p>0.005369991</text:p>
          </table:table-cell>
          <table:table-cell office:value-type="float" office:value="0.000580306" calcext:value-type="float">
            <text:p>0.000580306</text:p>
          </table:table-cell>
          <table:table-cell office:value-type="float" office:value="0.434969271" calcext:value-type="float">
            <text:p>0.434969271</text:p>
          </table:table-cell>
          <table:table-cell office:value-type="float" office:value="0.047004786" calcext:value-type="float">
            <text:p>0.047004786</text:p>
          </table:table-cell>
          <table:table-cell office:value-type="float" office:value="0.0000662961851851852" calcext:value-type="float">
            <text:p>6.62961851851852E-05</text:p>
          </table:table-cell>
          <table:table-cell office:value-type="float" office:value="0.00000716427160493827" calcext:value-type="float">
            <text:p>7.16427160493827E-06</text:p>
          </table:table-cell>
          <table:table-cell office:value-type="float" office:value="2.011834105" calcext:value-type="float">
            <text:p>2.011834105</text:p>
          </table:table-cell>
          <table:table-cell office:value-type="float" office:value="0.000174867" calcext:value-type="float">
            <text:p>0.000174867</text:p>
          </table:table-cell>
          <table:table-cell office:value-type="float" office:value="4.515078952" calcext:value-type="float">
            <text:p>4.515078952</text:p>
          </table:table-cell>
          <table:table-cell office:value-type="float" office:value="0.014164227" calcext:value-type="float">
            <text:p>0.014164227</text:p>
          </table:table-cell>
          <table:table-cell office:value-type="float" office:value="365.721395112" calcext:value-type="float">
            <text:p>365.721395112</text:p>
          </table:table-cell>
          <table:table-cell office:value-type="float" office:value="0.00000215885185185185" calcext:value-type="float">
            <text:p>2.15885185185185E-06</text:p>
          </table:table-cell>
          <table:table-cell office:value-type="float" office:value="0.0557417154567901" calcext:value-type="float">
            <text:p>0.05574171545679</text:p>
          </table:table-cell>
          <table:table-cell office:value-type="float" office:value="1.0065604815" calcext:value-type="float">
            <text:p>1.0065604815</text:p>
          </table:table-cell>
          <table:table-cell office:value-type="float" office:value="0.002772429" calcext:value-type="float">
            <text:p>0.002772429</text:p>
          </table:table-cell>
          <table:table-cell office:value-type="float" office:value="2.257829629" calcext:value-type="float">
            <text:p>2.257829629</text:p>
          </table:table-cell>
          <table:table-cell office:value-type="float" office:value="0.224566749" calcext:value-type="float">
            <text:p>0.224566749</text:p>
          </table:table-cell>
          <table:table-cell office:value-type="float" office:value="182.884199949" calcext:value-type="float">
            <text:p>182.884199949</text:p>
          </table:table-cell>
          <table:table-cell office:value-type="float" office:value="0.0000342275185185185" calcext:value-type="float">
            <text:p>3.42275185185185E-05</text:p>
          </table:table-cell>
          <table:table-cell office:value-type="float" office:value="0.0278744398641975" calcext:value-type="float">
            <text:p>0.02787443986419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132474" calcext:value-type="float">
            <text:p>0.00132474</text:p>
          </table:table-cell>
          <table:table-cell office:value-type="float" office:value="0.005351004" calcext:value-type="float">
            <text:p>0.005351004</text:p>
          </table:table-cell>
          <table:table-cell office:value-type="float" office:value="0.000714046" calcext:value-type="float">
            <text:p>0.000714046</text:p>
          </table:table-cell>
          <table:table-cell office:value-type="float" office:value="0.438782328" calcext:value-type="float">
            <text:p>0.438782328</text:p>
          </table:table-cell>
          <table:table-cell office:value-type="float" office:value="0.058551772" calcext:value-type="float">
            <text:p>0.058551772</text:p>
          </table:table-cell>
          <table:table-cell office:value-type="float" office:value="0.0000652561463414634" calcext:value-type="float">
            <text:p>6.52561463414634E-05</text:p>
          </table:table-cell>
          <table:table-cell office:value-type="float" office:value="0.00000870787804878049" calcext:value-type="float">
            <text:p>8.70787804878049E-06</text:p>
          </table:table-cell>
          <table:table-cell office:value-type="float" office:value="1.960342019" calcext:value-type="float">
            <text:p>1.960342019</text:p>
          </table:table-cell>
          <table:table-cell office:value-type="float" office:value="0.000264104" calcext:value-type="float">
            <text:p>0.000264104</text:p>
          </table:table-cell>
          <table:table-cell office:value-type="float" office:value="4.548242819" calcext:value-type="float">
            <text:p>4.548242819</text:p>
          </table:table-cell>
          <table:table-cell office:value-type="float" office:value="0.021656528" calcext:value-type="float">
            <text:p>0.021656528</text:p>
          </table:table-cell>
          <table:table-cell office:value-type="float" office:value="372.955911158" calcext:value-type="float">
            <text:p>372.955911158</text:p>
          </table:table-cell>
          <table:table-cell office:value-type="float" office:value="0.00000322078048780488" calcext:value-type="float">
            <text:p>3.22078048780488E-06</text:p>
          </table:table-cell>
          <table:table-cell office:value-type="float" office:value="0.0554663758414634" calcext:value-type="float">
            <text:p>0.055466375841464</text:p>
          </table:table-cell>
          <table:table-cell office:value-type="float" office:value="0.9808333795" calcext:value-type="float">
            <text:p>0.9808333795</text:p>
          </table:table-cell>
          <table:table-cell office:value-type="float" office:value="0.002807554" calcext:value-type="float">
            <text:p>0.002807554</text:p>
          </table:table-cell>
          <table:table-cell office:value-type="float" office:value="2.2744784325" calcext:value-type="float">
            <text:p>2.2744784325</text:p>
          </table:table-cell>
          <table:table-cell office:value-type="float" office:value="0.230219428" calcext:value-type="float">
            <text:p>0.230219428</text:p>
          </table:table-cell>
          <table:table-cell office:value-type="float" office:value="186.507231465" calcext:value-type="float">
            <text:p>186.507231465</text:p>
          </table:table-cell>
          <table:table-cell office:value-type="float" office:value="0.0000342384634146341" calcext:value-type="float">
            <text:p>3.42384634146341E-05</text:p>
          </table:table-cell>
          <table:table-cell office:value-type="float" office:value="0.0277375418597561" calcext:value-type="float">
            <text:p>0.02773754185975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176885" calcext:value-type="float">
            <text:p>0.00176885</text:p>
          </table:table-cell>
          <table:table-cell office:value-type="float" office:value="0.008814046" calcext:value-type="float">
            <text:p>0.008814046</text:p>
          </table:table-cell>
          <table:table-cell office:value-type="float" office:value="0.000407543" calcext:value-type="float">
            <text:p>0.000407543</text:p>
          </table:table-cell>
          <table:table-cell office:value-type="float" office:value="0.731565818" calcext:value-type="float">
            <text:p>0.731565818</text:p>
          </table:table-cell>
          <table:table-cell office:value-type="float" office:value="0.033826069" calcext:value-type="float">
            <text:p>0.033826069</text:p>
          </table:table-cell>
          <table:table-cell office:value-type="float" office:value="0.000106193325301205" calcext:value-type="float">
            <text:p>0.000106193325301</text:p>
          </table:table-cell>
          <table:table-cell office:value-type="float" office:value="0.00000491015662650602" calcext:value-type="float">
            <text:p>4.91015662650602E-06</text:p>
          </table:table-cell>
          <table:table-cell office:value-type="float" office:value="1.983107786" calcext:value-type="float">
            <text:p>1.983107786</text:p>
          </table:table-cell>
          <table:table-cell office:value-type="float" office:value="0.000247804" calcext:value-type="float">
            <text:p>0.000247804</text:p>
          </table:table-cell>
          <table:table-cell office:value-type="float" office:value="4.663372857" calcext:value-type="float">
            <text:p>4.663372857</text:p>
          </table:table-cell>
          <table:table-cell office:value-type="float" office:value="0.020567732" calcext:value-type="float">
            <text:p>0.020567732</text:p>
          </table:table-cell>
          <table:table-cell office:value-type="float" office:value="387.059947131" calcext:value-type="float">
            <text:p>387.059947131</text:p>
          </table:table-cell>
          <table:table-cell office:value-type="float" office:value="0.00000298559036144578" calcext:value-type="float">
            <text:p>2.98559036144578E-06</text:p>
          </table:table-cell>
          <table:table-cell office:value-type="float" office:value="0.0561852151445783" calcext:value-type="float">
            <text:p>0.056185215144578</text:p>
          </table:table-cell>
          <table:table-cell office:value-type="float" office:value="0.992438318" calcext:value-type="float">
            <text:p>0.992438318</text:p>
          </table:table-cell>
          <table:table-cell office:value-type="float" office:value="0.004530925" calcext:value-type="float">
            <text:p>0.004530925</text:p>
          </table:table-cell>
          <table:table-cell office:value-type="float" office:value="2.3318902" calcext:value-type="float">
            <text:p>2.3318902</text:p>
          </table:table-cell>
          <table:table-cell office:value-type="float" office:value="0.376066775" calcext:value-type="float">
            <text:p>0.376066775</text:p>
          </table:table-cell>
          <table:table-cell office:value-type="float" office:value="193.5468866" calcext:value-type="float">
            <text:p>193.5468866</text:p>
          </table:table-cell>
          <table:table-cell office:value-type="float" office:value="0.0000545894578313253" calcext:value-type="float">
            <text:p>5.45894578313253E-05</text:p>
          </table:table-cell>
          <table:table-cell office:value-type="float" office:value="0.0280950626506024" calcext:value-type="float">
            <text:p>0.02809506265060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1327174" calcext:value-type="float">
            <text:p>0.001327174</text:p>
          </table:table-cell>
          <table:table-cell office:value-type="float" office:value="0.005122176" calcext:value-type="float">
            <text:p>0.005122176</text:p>
          </table:table-cell>
          <table:table-cell office:value-type="float" office:value="0.000575036" calcext:value-type="float">
            <text:p>0.000575036</text:p>
          </table:table-cell>
          <table:table-cell office:value-type="float" office:value="0.430262784" calcext:value-type="float">
            <text:p>0.430262784</text:p>
          </table:table-cell>
          <table:table-cell office:value-type="float" office:value="0.048303024" calcext:value-type="float">
            <text:p>0.048303024</text:p>
          </table:table-cell>
          <table:table-cell office:value-type="float" office:value="0.0000609782857142857" calcext:value-type="float">
            <text:p>6.09782857142857E-05</text:p>
          </table:table-cell>
          <table:table-cell office:value-type="float" office:value="0.00000684566666666667" calcext:value-type="float">
            <text:p>6.84566666666667E-06</text:p>
          </table:table-cell>
          <table:table-cell office:value-type="float" office:value="1.971046182" calcext:value-type="float">
            <text:p>1.971046182</text:p>
          </table:table-cell>
          <table:table-cell office:value-type="float" office:value="0.00023506" calcext:value-type="float">
            <text:p>0.00023506</text:p>
          </table:table-cell>
          <table:table-cell office:value-type="float" office:value="4.665630905" calcext:value-type="float">
            <text:p>4.665630905</text:p>
          </table:table-cell>
          <table:table-cell office:value-type="float" office:value="0.01974504" calcext:value-type="float">
            <text:p>0.01974504</text:p>
          </table:table-cell>
          <table:table-cell office:value-type="float" office:value="391.91299602" calcext:value-type="float">
            <text:p>391.91299602</text:p>
          </table:table-cell>
          <table:table-cell office:value-type="float" office:value="0.00000279833333333333" calcext:value-type="float">
            <text:p>2.79833333333333E-06</text:p>
          </table:table-cell>
          <table:table-cell office:value-type="float" office:value="0.0555432250595238" calcext:value-type="float">
            <text:p>0.055543225059524</text:p>
          </table:table-cell>
          <table:table-cell office:value-type="float" office:value="0.986186678" calcext:value-type="float">
            <text:p>0.986186678</text:p>
          </table:table-cell>
          <table:table-cell office:value-type="float" office:value="0.002678618" calcext:value-type="float">
            <text:p>0.002678618</text:p>
          </table:table-cell>
          <table:table-cell office:value-type="float" office:value="2.3331029705" calcext:value-type="float">
            <text:p>2.3331029705</text:p>
          </table:table-cell>
          <table:table-cell office:value-type="float" office:value="0.225003912" calcext:value-type="float">
            <text:p>0.225003912</text:p>
          </table:table-cell>
          <table:table-cell office:value-type="float" office:value="195.980649522" calcext:value-type="float">
            <text:p>195.980649522</text:p>
          </table:table-cell>
          <table:table-cell office:value-type="float" office:value="0.0000318883095238095" calcext:value-type="float">
            <text:p>3.18883095238095E-05</text:p>
          </table:table-cell>
          <table:table-cell office:value-type="float" office:value="0.0277750353630952" calcext:value-type="float">
            <text:p>0.02777503536309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31923685" calcext:value-type="float">
            <text:p>0.031923685</text:p>
          </table:table-cell>
          <table:table-cell office:value-type="float" office:value="0.000500747" calcext:value-type="float">
            <text:p>0.000500747</text:p>
          </table:table-cell>
          <table:table-cell office:value-type="float" office:value="0.002045759" calcext:value-type="float">
            <text:p>0.002045759</text:p>
          </table:table-cell>
          <table:table-cell office:value-type="float" office:value="0.042563495" calcext:value-type="float">
            <text:p>0.042563495</text:p>
          </table:table-cell>
          <table:table-cell office:value-type="float" office:value="0.173889515" calcext:value-type="float">
            <text:p>0.173889515</text:p>
          </table:table-cell>
          <table:table-cell office:value-type="float" office:value="0.00000589114117647059" calcext:value-type="float">
            <text:p>5.89114117647059E-06</text:p>
          </table:table-cell>
          <table:table-cell office:value-type="float" office:value="0.0000240677529411765" calcext:value-type="float">
            <text:p>2.40677529411765E-05</text:p>
          </table:table-cell>
          <table:table-cell office:value-type="float" office:value="2.086554559" calcext:value-type="float">
            <text:p>2.086554559</text:p>
          </table:table-cell>
          <table:table-cell office:value-type="float" office:value="0.00018684" calcext:value-type="float">
            <text:p>0.00018684</text:p>
          </table:table-cell>
          <table:table-cell office:value-type="float" office:value="4.610310614" calcext:value-type="float">
            <text:p>4.610310614</text:p>
          </table:table-cell>
          <table:table-cell office:value-type="float" office:value="0.0158814" calcext:value-type="float">
            <text:p>0.0158814</text:p>
          </table:table-cell>
          <table:table-cell office:value-type="float" office:value="391.87640219" calcext:value-type="float">
            <text:p>391.87640219</text:p>
          </table:table-cell>
          <table:table-cell office:value-type="float" office:value="0.00000219811764705882" calcext:value-type="float">
            <text:p>2.19811764705882E-06</text:p>
          </table:table-cell>
          <table:table-cell office:value-type="float" office:value="0.0542389484" calcext:value-type="float">
            <text:p>0.0542389484</text:p>
          </table:table-cell>
          <table:table-cell office:value-type="float" office:value="1.059239122" calcext:value-type="float">
            <text:p>1.059239122</text:p>
          </table:table-cell>
          <table:table-cell office:value-type="float" office:value="0.0003437935" calcext:value-type="float">
            <text:p>0.0003437935</text:p>
          </table:table-cell>
          <table:table-cell office:value-type="float" office:value="2.3061781865" calcext:value-type="float">
            <text:p>2.3061781865</text:p>
          </table:table-cell>
          <table:table-cell office:value-type="float" office:value="0.0292224475" calcext:value-type="float">
            <text:p>0.0292224475</text:p>
          </table:table-cell>
          <table:table-cell office:value-type="float" office:value="196.0251458525" calcext:value-type="float">
            <text:p>196.0251458525</text:p>
          </table:table-cell>
          <table:table-cell office:value-type="float" office:value="0.00000404462941176471" calcext:value-type="float">
            <text:p>4.04462941176471E-06</text:p>
          </table:table-cell>
          <table:table-cell office:value-type="float" office:value="0.0271315080764706" calcext:value-type="float">
            <text:p>0.02713150807647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331911" calcext:value-type="float">
            <text:p>0.000331911</text:p>
          </table:table-cell>
          <table:table-cell office:value-type="float" office:value="0.003044007" calcext:value-type="float">
            <text:p>0.003044007</text:p>
          </table:table-cell>
          <table:table-cell office:value-type="float" office:value="0.001205085" calcext:value-type="float">
            <text:p>0.001205085</text:p>
          </table:table-cell>
          <table:table-cell office:value-type="float" office:value="0.261784602" calcext:value-type="float">
            <text:p>0.261784602</text:p>
          </table:table-cell>
          <table:table-cell office:value-type="float" office:value="0.10363731" calcext:value-type="float">
            <text:p>0.10363731</text:p>
          </table:table-cell>
          <table:table-cell office:value-type="float" office:value="0.0000353954302325581" calcext:value-type="float">
            <text:p>3.53954302325581E-05</text:p>
          </table:table-cell>
          <table:table-cell office:value-type="float" office:value="0.0000140126162790698" calcext:value-type="float">
            <text:p>1.40126162790698E-05</text:p>
          </table:table-cell>
          <table:table-cell office:value-type="float" office:value="2.115968257" calcext:value-type="float">
            <text:p>2.115968257</text:p>
          </table:table-cell>
          <table:table-cell office:value-type="float" office:value="0.000297347" calcext:value-type="float">
            <text:p>0.000297347</text:p>
          </table:table-cell>
          <table:table-cell office:value-type="float" office:value="4.736384845" calcext:value-type="float">
            <text:p>4.736384845</text:p>
          </table:table-cell>
          <table:table-cell office:value-type="float" office:value="0.025571842" calcext:value-type="float">
            <text:p>0.025571842</text:p>
          </table:table-cell>
          <table:table-cell office:value-type="float" office:value="407.32909667" calcext:value-type="float">
            <text:p>407.32909667</text:p>
          </table:table-cell>
          <table:table-cell office:value-type="float" office:value="0.00000345752325581395" calcext:value-type="float">
            <text:p>3.45752325581395E-06</text:p>
          </table:table-cell>
          <table:table-cell office:value-type="float" office:value="0.0550742423837209" calcext:value-type="float">
            <text:p>0.055074242383721</text:p>
          </table:table-cell>
          <table:table-cell office:value-type="float" office:value="1.058150084" calcext:value-type="float">
            <text:p>1.058150084</text:p>
          </table:table-cell>
          <table:table-cell office:value-type="float" office:value="0.001670677" calcext:value-type="float">
            <text:p>0.001670677</text:p>
          </table:table-cell>
          <table:table-cell office:value-type="float" office:value="2.368794965" calcext:value-type="float">
            <text:p>2.368794965</text:p>
          </table:table-cell>
          <table:table-cell office:value-type="float" office:value="0.143678222" calcext:value-type="float">
            <text:p>0.143678222</text:p>
          </table:table-cell>
          <table:table-cell office:value-type="float" office:value="203.71636699" calcext:value-type="float">
            <text:p>203.71636699</text:p>
          </table:table-cell>
          <table:table-cell office:value-type="float" office:value="0.000019426476744186" calcext:value-type="float">
            <text:p>1.9426476744186E-05</text:p>
          </table:table-cell>
          <table:table-cell office:value-type="float" office:value="0.0275441275" calcext:value-type="float">
            <text:p>0.02754412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341328" calcext:value-type="float">
            <text:p>0.000341328</text:p>
          </table:table-cell>
          <table:table-cell office:value-type="float" office:value="0.002377781" calcext:value-type="float">
            <text:p>0.002377781</text:p>
          </table:table-cell>
          <table:table-cell office:value-type="float" office:value="0.000888794" calcext:value-type="float">
            <text:p>0.000888794</text:p>
          </table:table-cell>
          <table:table-cell office:value-type="float" office:value="0.206866947" calcext:value-type="float">
            <text:p>0.206866947</text:p>
          </table:table-cell>
          <table:table-cell office:value-type="float" office:value="0.077325078" calcext:value-type="float">
            <text:p>0.077325078</text:p>
          </table:table-cell>
          <table:table-cell office:value-type="float" office:value="0.000027330816091954" calcext:value-type="float">
            <text:p>2.7330816091954E-05</text:p>
          </table:table-cell>
          <table:table-cell office:value-type="float" office:value="0.0000102160229885057" calcext:value-type="float">
            <text:p>1.02160229885057E-05</text:p>
          </table:table-cell>
          <table:table-cell office:value-type="float" office:value="2.109557399" calcext:value-type="float">
            <text:p>2.109557399</text:p>
          </table:table-cell>
          <table:table-cell office:value-type="float" office:value="0.00018689" calcext:value-type="float">
            <text:p>0.00018689</text:p>
          </table:table-cell>
          <table:table-cell office:value-type="float" office:value="4.822783262" calcext:value-type="float">
            <text:p>4.822783262</text:p>
          </table:table-cell>
          <table:table-cell office:value-type="float" office:value="0.01625943" calcext:value-type="float">
            <text:p>0.01625943</text:p>
          </table:table-cell>
          <table:table-cell office:value-type="float" office:value="419.582143794" calcext:value-type="float">
            <text:p>419.582143794</text:p>
          </table:table-cell>
          <table:table-cell office:value-type="float" office:value="0.00000214816091954023" calcext:value-type="float">
            <text:p>2.14816091954023E-06</text:p>
          </table:table-cell>
          <table:table-cell office:value-type="float" office:value="0.0554342903678161" calcext:value-type="float">
            <text:p>0.055434290367816</text:p>
          </table:table-cell>
          <table:table-cell office:value-type="float" office:value="1.0549493635" calcext:value-type="float">
            <text:p>1.0549493635</text:p>
          </table:table-cell>
          <table:table-cell office:value-type="float" office:value="0.0012823355" calcext:value-type="float">
            <text:p>0.0012823355</text:p>
          </table:table-cell>
          <table:table-cell office:value-type="float" office:value="2.411836028" calcext:value-type="float">
            <text:p>2.411836028</text:p>
          </table:table-cell>
          <table:table-cell office:value-type="float" office:value="0.1115631885" calcext:value-type="float">
            <text:p>0.1115631885</text:p>
          </table:table-cell>
          <table:table-cell office:value-type="float" office:value="209.829734436" calcext:value-type="float">
            <text:p>209.829734436</text:p>
          </table:table-cell>
          <table:table-cell office:value-type="float" office:value="0.0000147394885057471" calcext:value-type="float">
            <text:p>1.47394885057471E-05</text:p>
          </table:table-cell>
          <table:table-cell office:value-type="float" office:value="0.0277222531954023" calcext:value-type="float">
            <text:p>0.02772225319540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329426" calcext:value-type="float">
            <text:p>0.000329426</text:p>
          </table:table-cell>
          <table:table-cell office:value-type="float" office:value="0.002693421" calcext:value-type="float">
            <text:p>0.002693421</text:p>
          </table:table-cell>
          <table:table-cell office:value-type="float" office:value="0.00175765" calcext:value-type="float">
            <text:p>0.00175765</text:p>
          </table:table-cell>
          <table:table-cell office:value-type="float" office:value="0.237021048" calcext:value-type="float">
            <text:p>0.237021048</text:p>
          </table:table-cell>
          <table:table-cell office:value-type="float" office:value="0.1546732" calcext:value-type="float">
            <text:p>0.1546732</text:p>
          </table:table-cell>
          <table:table-cell office:value-type="float" office:value="0.0000306070568181818" calcext:value-type="float">
            <text:p>3.06070568181818E-05</text:p>
          </table:table-cell>
          <table:table-cell office:value-type="float" office:value="0.0000199732954545455" calcext:value-type="float">
            <text:p>1.99732954545455E-05</text:p>
          </table:table-cell>
          <table:table-cell office:value-type="float" office:value="2.28970052" calcext:value-type="float">
            <text:p>2.28970052</text:p>
          </table:table-cell>
          <table:table-cell office:value-type="float" office:value="0.000222817" calcext:value-type="float">
            <text:p>0.000222817</text:p>
          </table:table-cell>
          <table:table-cell office:value-type="float" office:value="4.924336812" calcext:value-type="float">
            <text:p>4.924336812</text:p>
          </table:table-cell>
          <table:table-cell office:value-type="float" office:value="0.019607896" calcext:value-type="float">
            <text:p>0.019607896</text:p>
          </table:table-cell>
          <table:table-cell office:value-type="float" office:value="433.341639456" calcext:value-type="float">
            <text:p>433.341639456</text:p>
          </table:table-cell>
          <table:table-cell office:value-type="float" office:value="0.00000253201136363636" calcext:value-type="float">
            <text:p>2.53201136363636E-06</text:p>
          </table:table-cell>
          <table:table-cell office:value-type="float" office:value="0.0559583728636364" calcext:value-type="float">
            <text:p>0.055958372863636</text:p>
          </table:table-cell>
          <table:table-cell office:value-type="float" office:value="1.145014973" calcext:value-type="float">
            <text:p>1.145014973</text:p>
          </table:table-cell>
          <table:table-cell office:value-type="float" office:value="0.001458119" calcext:value-type="float">
            <text:p>0.001458119</text:p>
          </table:table-cell>
          <table:table-cell office:value-type="float" office:value="2.463047231" calcext:value-type="float">
            <text:p>2.463047231</text:p>
          </table:table-cell>
          <table:table-cell office:value-type="float" office:value="0.128314472" calcext:value-type="float">
            <text:p>0.128314472</text:p>
          </table:table-cell>
          <table:table-cell office:value-type="float" office:value="216.748156328" calcext:value-type="float">
            <text:p>216.748156328</text:p>
          </table:table-cell>
          <table:table-cell office:value-type="float" office:value="0.0000165695340909091" calcext:value-type="float">
            <text:p>1.65695340909091E-05</text:p>
          </table:table-cell>
          <table:table-cell office:value-type="float" office:value="0.0279891730795455" calcext:value-type="float">
            <text:p>0.02798917307954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33119" calcext:value-type="float">
            <text:p>0.00033119</text:p>
          </table:table-cell>
          <table:table-cell office:value-type="float" office:value="0.002732283" calcext:value-type="float">
            <text:p>0.002732283</text:p>
          </table:table-cell>
          <table:table-cell office:value-type="float" office:value="0.001383029" calcext:value-type="float">
            <text:p>0.001383029</text:p>
          </table:table-cell>
          <table:table-cell office:value-type="float" office:value="0.243173187" calcext:value-type="float">
            <text:p>0.243173187</text:p>
          </table:table-cell>
          <table:table-cell office:value-type="float" office:value="0.123089581" calcext:value-type="float">
            <text:p>0.123089581</text:p>
          </table:table-cell>
          <table:table-cell office:value-type="float" office:value="0.000030699808988764" calcext:value-type="float">
            <text:p>3.0699808988764E-05</text:p>
          </table:table-cell>
          <table:table-cell office:value-type="float" office:value="0.0000155396516853933" calcext:value-type="float">
            <text:p>1.55396516853933E-05</text:p>
          </table:table-cell>
          <table:table-cell office:value-type="float" office:value="2.235819252" calcext:value-type="float">
            <text:p>2.235819252</text:p>
          </table:table-cell>
          <table:table-cell office:value-type="float" office:value="0.000283861" calcext:value-type="float">
            <text:p>0.000283861</text:p>
          </table:table-cell>
          <table:table-cell office:value-type="float" office:value="4.957477287" calcext:value-type="float">
            <text:p>4.957477287</text:p>
          </table:table-cell>
          <table:table-cell office:value-type="float" office:value="0.025263629" calcext:value-type="float">
            <text:p>0.025263629</text:p>
          </table:table-cell>
          <table:table-cell office:value-type="float" office:value="441.215478543" calcext:value-type="float">
            <text:p>441.215478543</text:p>
          </table:table-cell>
          <table:table-cell office:value-type="float" office:value="0.00000318944943820225" calcext:value-type="float">
            <text:p>3.18944943820225E-06</text:p>
          </table:table-cell>
          <table:table-cell office:value-type="float" office:value="0.055701991988764" calcext:value-type="float">
            <text:p>0.055701991988764</text:p>
          </table:table-cell>
          <table:table-cell office:value-type="float" office:value="1.118075221" calcext:value-type="float">
            <text:p>1.118075221</text:p>
          </table:table-cell>
          <table:table-cell office:value-type="float" office:value="0.001508072" calcext:value-type="float">
            <text:p>0.001508072</text:p>
          </table:table-cell>
          <table:table-cell office:value-type="float" office:value="2.479430158" calcext:value-type="float">
            <text:p>2.479430158</text:p>
          </table:table-cell>
          <table:table-cell office:value-type="float" office:value="0.134218408" calcext:value-type="float">
            <text:p>0.134218408</text:p>
          </table:table-cell>
          <table:table-cell office:value-type="float" office:value="220.669284062" calcext:value-type="float">
            <text:p>220.669284062</text:p>
          </table:table-cell>
          <table:table-cell office:value-type="float" office:value="0.0000169446292134831" calcext:value-type="float">
            <text:p>1.69446292134831E-05</text:p>
          </table:table-cell>
          <table:table-cell office:value-type="float" office:value="0.0278587658202247" calcext:value-type="float">
            <text:p>0.0278587658202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337802" calcext:value-type="float">
            <text:p>0.000337802</text:p>
          </table:table-cell>
          <table:table-cell office:value-type="float" office:value="0.002831961" calcext:value-type="float">
            <text:p>0.002831961</text:p>
          </table:table-cell>
          <table:table-cell office:value-type="float" office:value="0.001125096" calcext:value-type="float">
            <text:p>0.001125096</text:p>
          </table:table-cell>
          <table:table-cell office:value-type="float" office:value="0.25487649" calcext:value-type="float">
            <text:p>0.25487649</text:p>
          </table:table-cell>
          <table:table-cell office:value-type="float" office:value="0.10125864" calcext:value-type="float">
            <text:p>0.10125864</text:p>
          </table:table-cell>
          <table:table-cell office:value-type="float" office:value="0.0000314662333333333" calcext:value-type="float">
            <text:p>3.14662333333333E-05</text:p>
          </table:table-cell>
          <table:table-cell office:value-type="float" office:value="0.0000125010666666667" calcext:value-type="float">
            <text:p>1.25010666666667E-05</text:p>
          </table:table-cell>
          <table:table-cell office:value-type="float" office:value="2.07936732" calcext:value-type="float">
            <text:p>2.07936732</text:p>
          </table:table-cell>
          <table:table-cell office:value-type="float" office:value="0.000247022" calcext:value-type="float">
            <text:p>0.000247022</text:p>
          </table:table-cell>
          <table:table-cell office:value-type="float" office:value="4.894872322" calcext:value-type="float">
            <text:p>4.894872322</text:p>
          </table:table-cell>
          <table:table-cell office:value-type="float" office:value="0.02223198" calcext:value-type="float">
            <text:p>0.02223198</text:p>
          </table:table-cell>
          <table:table-cell office:value-type="float" office:value="440.53850898" calcext:value-type="float">
            <text:p>440.53850898</text:p>
          </table:table-cell>
          <table:table-cell office:value-type="float" office:value="0.00000274468888888889" calcext:value-type="float">
            <text:p>2.74468888888889E-06</text:p>
          </table:table-cell>
          <table:table-cell office:value-type="float" office:value="0.0543874702444445" calcext:value-type="float">
            <text:p>0.054387470244445</text:p>
          </table:table-cell>
          <table:table-cell office:value-type="float" office:value="1.039852561" calcext:value-type="float">
            <text:p>1.039852561</text:p>
          </table:table-cell>
          <table:table-cell office:value-type="float" office:value="0.0015394915" calcext:value-type="float">
            <text:p>0.0015394915</text:p>
          </table:table-cell>
          <table:table-cell office:value-type="float" office:value="2.447998709" calcext:value-type="float">
            <text:p>2.447998709</text:p>
          </table:table-cell>
          <table:table-cell office:value-type="float" office:value="0.138554235" calcext:value-type="float">
            <text:p>0.138554235</text:p>
          </table:table-cell>
          <table:table-cell office:value-type="float" office:value="220.31988381" calcext:value-type="float">
            <text:p>220.31988381</text:p>
          </table:table-cell>
          <table:table-cell office:value-type="float" office:value="0.0000171054611111111" calcext:value-type="float">
            <text:p>1.71054611111111E-05</text:p>
          </table:table-cell>
          <table:table-cell office:value-type="float" office:value="0.0271999856555556" calcext:value-type="float">
            <text:p>0.02719998565555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336179" calcext:value-type="float">
            <text:p>0.000336179</text:p>
          </table:table-cell>
          <table:table-cell office:value-type="float" office:value="0.006546541" calcext:value-type="float">
            <text:p>0.006546541</text:p>
          </table:table-cell>
          <table:table-cell office:value-type="float" office:value="0.000577281" calcext:value-type="float">
            <text:p>0.000577281</text:p>
          </table:table-cell>
          <table:table-cell office:value-type="float" office:value="0.595735231" calcext:value-type="float">
            <text:p>0.595735231</text:p>
          </table:table-cell>
          <table:table-cell office:value-type="float" office:value="0.052532571" calcext:value-type="float">
            <text:p>0.052532571</text:p>
          </table:table-cell>
          <table:table-cell office:value-type="float" office:value="0.000071940010989011" calcext:value-type="float">
            <text:p>7.1940010989011E-05</text:p>
          </table:table-cell>
          <table:table-cell office:value-type="float" office:value="0.00000634374725274725" calcext:value-type="float">
            <text:p>6.34374725274725E-06</text:p>
          </table:table-cell>
          <table:table-cell office:value-type="float" office:value="2.176178073" calcext:value-type="float">
            <text:p>2.176178073</text:p>
          </table:table-cell>
          <table:table-cell office:value-type="float" office:value="0.000205945" calcext:value-type="float">
            <text:p>0.000205945</text:p>
          </table:table-cell>
          <table:table-cell office:value-type="float" office:value="4.929946215" calcext:value-type="float">
            <text:p>4.929946215</text:p>
          </table:table-cell>
          <table:table-cell office:value-type="float" office:value="0.018740995" calcext:value-type="float">
            <text:p>0.018740995</text:p>
          </table:table-cell>
          <table:table-cell office:value-type="float" office:value="448.625105565" calcext:value-type="float">
            <text:p>448.625105565</text:p>
          </table:table-cell>
          <table:table-cell office:value-type="float" office:value="0.00000226313186813187" calcext:value-type="float">
            <text:p>2.26313186813187E-06</text:p>
          </table:table-cell>
          <table:table-cell office:value-type="float" office:value="0.0541752331318681" calcext:value-type="float">
            <text:p>0.054175233131868</text:p>
          </table:table-cell>
          <table:table-cell office:value-type="float" office:value="1.088257126" calcext:value-type="float">
            <text:p>1.088257126</text:p>
          </table:table-cell>
          <table:table-cell office:value-type="float" office:value="0.003376243" calcext:value-type="float">
            <text:p>0.003376243</text:p>
          </table:table-cell>
          <table:table-cell office:value-type="float" office:value="2.465261748" calcext:value-type="float">
            <text:p>2.465261748</text:p>
          </table:table-cell>
          <table:table-cell office:value-type="float" office:value="0.307238113" calcext:value-type="float">
            <text:p>0.307238113</text:p>
          </table:table-cell>
          <table:table-cell office:value-type="float" office:value="224.338819068" calcext:value-type="float">
            <text:p>224.338819068</text:p>
          </table:table-cell>
          <table:table-cell office:value-type="float" office:value="0.0000371015714285714" calcext:value-type="float">
            <text:p>3.71015714285714E-05</text:p>
          </table:table-cell>
          <table:table-cell office:value-type="float" office:value="0.0270907884395604" calcext:value-type="float">
            <text:p>0.02709078843956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340928" calcext:value-type="float">
            <text:p>0.000340928</text:p>
          </table:table-cell>
          <table:table-cell office:value-type="float" office:value="0.004270442" calcext:value-type="float">
            <text:p>0.004270442</text:p>
          </table:table-cell>
          <table:table-cell office:value-type="float" office:value="0.000703737" calcext:value-type="float">
            <text:p>0.000703737</text:p>
          </table:table-cell>
          <table:table-cell office:value-type="float" office:value="0.392880664" calcext:value-type="float">
            <text:p>0.392880664</text:p>
          </table:table-cell>
          <table:table-cell office:value-type="float" office:value="0.064743804" calcext:value-type="float">
            <text:p>0.064743804</text:p>
          </table:table-cell>
          <table:table-cell office:value-type="float" office:value="0.000046417847826087" calcext:value-type="float">
            <text:p>4.6417847826087E-05</text:p>
          </table:table-cell>
          <table:table-cell office:value-type="float" office:value="0.0000076493152173913" calcext:value-type="float">
            <text:p>7.6493152173913E-06</text:p>
          </table:table-cell>
          <table:table-cell office:value-type="float" office:value="2.142257341" calcext:value-type="float">
            <text:p>2.142257341</text:p>
          </table:table-cell>
          <table:table-cell office:value-type="float" office:value="0.000251581" calcext:value-type="float">
            <text:p>0.000251581</text:p>
          </table:table-cell>
          <table:table-cell office:value-type="float" office:value="4.863357424" calcext:value-type="float">
            <text:p>4.863357424</text:p>
          </table:table-cell>
          <table:table-cell office:value-type="float" office:value="0.023145452" calcext:value-type="float">
            <text:p>0.023145452</text:p>
          </table:table-cell>
          <table:table-cell office:value-type="float" office:value="447.428883008" calcext:value-type="float">
            <text:p>447.428883008</text:p>
          </table:table-cell>
          <table:table-cell office:value-type="float" office:value="0.00000273457608695652" calcext:value-type="float">
            <text:p>2.73457608695652E-06</text:p>
          </table:table-cell>
          <table:table-cell office:value-type="float" office:value="0.0528625806956522" calcext:value-type="float">
            <text:p>0.052862580695652</text:p>
          </table:table-cell>
          <table:table-cell office:value-type="float" office:value="1.0712991345" calcext:value-type="float">
            <text:p>1.0712991345</text:p>
          </table:table-cell>
          <table:table-cell office:value-type="float" office:value="0.0022610115" calcext:value-type="float">
            <text:p>0.0022610115</text:p>
          </table:table-cell>
          <table:table-cell office:value-type="float" office:value="2.4320305805" calcext:value-type="float">
            <text:p>2.4320305805</text:p>
          </table:table-cell>
          <table:table-cell office:value-type="float" office:value="0.208013058" calcext:value-type="float">
            <text:p>0.208013058</text:p>
          </table:table-cell>
          <table:table-cell office:value-type="float" office:value="223.746813406" calcext:value-type="float">
            <text:p>223.746813406</text:p>
          </table:table-cell>
          <table:table-cell office:value-type="float" office:value="0.0000245762119565217" calcext:value-type="float">
            <text:p>2.45762119565217E-05</text:p>
          </table:table-cell>
          <table:table-cell office:value-type="float" office:value="0.0264351150054348" calcext:value-type="float">
            <text:p>0.02643511500543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337031" calcext:value-type="float">
            <text:p>0.000337031</text:p>
          </table:table-cell>
          <table:table-cell office:value-type="float" office:value="0.002655681" calcext:value-type="float">
            <text:p>0.002655681</text:p>
          </table:table-cell>
          <table:table-cell office:value-type="float" office:value="0.001069231" calcext:value-type="float">
            <text:p>0.001069231</text:p>
          </table:table-cell>
          <table:table-cell office:value-type="float" office:value="0.246978333" calcext:value-type="float">
            <text:p>0.246978333</text:p>
          </table:table-cell>
          <table:table-cell office:value-type="float" office:value="0.099438483" calcext:value-type="float">
            <text:p>0.099438483</text:p>
          </table:table-cell>
          <table:table-cell office:value-type="float" office:value="0.0000285557096774194" calcext:value-type="float">
            <text:p>2.85557096774194E-05</text:p>
          </table:table-cell>
          <table:table-cell office:value-type="float" office:value="0.0000114971075268817" calcext:value-type="float">
            <text:p>1.14971075268817E-05</text:p>
          </table:table-cell>
          <table:table-cell office:value-type="float" office:value="2.291413559" calcext:value-type="float">
            <text:p>2.291413559</text:p>
          </table:table-cell>
          <table:table-cell office:value-type="float" office:value="0.000211335" calcext:value-type="float">
            <text:p>0.000211335</text:p>
          </table:table-cell>
          <table:table-cell office:value-type="float" office:value="4.836473864" calcext:value-type="float">
            <text:p>4.836473864</text:p>
          </table:table-cell>
          <table:table-cell office:value-type="float" office:value="0.019654155" calcext:value-type="float">
            <text:p>0.019654155</text:p>
          </table:table-cell>
          <table:table-cell office:value-type="float" office:value="449.792069352" calcext:value-type="float">
            <text:p>449.792069352</text:p>
          </table:table-cell>
          <table:table-cell office:value-type="float" office:value="0.00000227241935483871" calcext:value-type="float">
            <text:p>2.27241935483871E-06</text:p>
          </table:table-cell>
          <table:table-cell office:value-type="float" office:value="0.052005095311828" calcext:value-type="float">
            <text:p>0.052005095311828</text:p>
          </table:table-cell>
          <table:table-cell office:value-type="float" office:value="1.145875295" calcext:value-type="float">
            <text:p>1.145875295</text:p>
          </table:table-cell>
          <table:table-cell office:value-type="float" office:value="0.001433508" calcext:value-type="float">
            <text:p>0.001433508</text:p>
          </table:table-cell>
          <table:table-cell office:value-type="float" office:value="2.4187715475" calcext:value-type="float">
            <text:p>2.4187715475</text:p>
          </table:table-cell>
          <table:table-cell office:value-type="float" office:value="0.133316244" calcext:value-type="float">
            <text:p>0.133316244</text:p>
          </table:table-cell>
          <table:table-cell office:value-type="float" office:value="224.9457539175" calcext:value-type="float">
            <text:p>224.9457539175</text:p>
          </table:table-cell>
          <table:table-cell office:value-type="float" office:value="0.000015414064516129" calcext:value-type="float">
            <text:p>1.5414064516129E-05</text:p>
          </table:table-cell>
          <table:table-cell office:value-type="float" office:value="0.0260082962096774" calcext:value-type="float">
            <text:p>0.02600829620967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345216" calcext:value-type="float">
            <text:p>0.000345216</text:p>
          </table:table-cell>
          <table:table-cell office:value-type="float" office:value="0.002565762" calcext:value-type="float">
            <text:p>0.002565762</text:p>
          </table:table-cell>
          <table:table-cell office:value-type="float" office:value="0.001285266" calcext:value-type="float">
            <text:p>0.001285266</text:p>
          </table:table-cell>
          <table:table-cell office:value-type="float" office:value="0.241181628" calcext:value-type="float">
            <text:p>0.241181628</text:p>
          </table:table-cell>
          <table:table-cell office:value-type="float" office:value="0.120815004" calcext:value-type="float">
            <text:p>0.120815004</text:p>
          </table:table-cell>
          <table:table-cell office:value-type="float" office:value="0.0000272953404255319" calcext:value-type="float">
            <text:p>2.72953404255319E-05</text:p>
          </table:table-cell>
          <table:table-cell office:value-type="float" office:value="0.0000136730425531915" calcext:value-type="float">
            <text:p>1.36730425531915E-05</text:p>
          </table:table-cell>
          <table:table-cell office:value-type="float" office:value="2.228806781" calcext:value-type="float">
            <text:p>2.228806781</text:p>
          </table:table-cell>
          <table:table-cell office:value-type="float" office:value="0.000267892" calcext:value-type="float">
            <text:p>0.000267892</text:p>
          </table:table-cell>
          <table:table-cell office:value-type="float" office:value="4.914962427" calcext:value-type="float">
            <text:p>4.914962427</text:p>
          </table:table-cell>
          <table:table-cell office:value-type="float" office:value="0.025181848" calcext:value-type="float">
            <text:p>0.025181848</text:p>
          </table:table-cell>
          <table:table-cell office:value-type="float" office:value="462.006468138" calcext:value-type="float">
            <text:p>462.006468138</text:p>
          </table:table-cell>
          <table:table-cell office:value-type="float" office:value="0.00000284991489361702" calcext:value-type="float">
            <text:p>2.84991489361702E-06</text:p>
          </table:table-cell>
          <table:table-cell office:value-type="float" office:value="0.0522868343297872" calcext:value-type="float">
            <text:p>0.052286834329787</text:p>
          </table:table-cell>
          <table:table-cell office:value-type="float" office:value="1.1145759985" calcext:value-type="float">
            <text:p>1.1145759985</text:p>
          </table:table-cell>
          <table:table-cell office:value-type="float" office:value="0.001416827" calcext:value-type="float">
            <text:p>0.001416827</text:p>
          </table:table-cell>
          <table:table-cell office:value-type="float" office:value="2.4581238465" calcext:value-type="float">
            <text:p>2.4581238465</text:p>
          </table:table-cell>
          <table:table-cell office:value-type="float" office:value="0.133181738" calcext:value-type="float">
            <text:p>0.133181738</text:p>
          </table:table-cell>
          <table:table-cell office:value-type="float" office:value="231.063641571" calcext:value-type="float">
            <text:p>231.063641571</text:p>
          </table:table-cell>
          <table:table-cell office:value-type="float" office:value="0.0000150726276595745" calcext:value-type="float">
            <text:p>1.50726276595745E-05</text:p>
          </table:table-cell>
          <table:table-cell office:value-type="float" office:value="0.0261502536861702" calcext:value-type="float">
            <text:p>0.0261502536861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344625" calcext:value-type="float">
            <text:p>0.000344625</text:p>
          </table:table-cell>
          <table:table-cell office:value-type="float" office:value="0.002523262" calcext:value-type="float">
            <text:p>0.002523262</text:p>
          </table:table-cell>
          <table:table-cell office:value-type="float" office:value="0.00129302" calcext:value-type="float">
            <text:p>0.00129302</text:p>
          </table:table-cell>
          <table:table-cell office:value-type="float" office:value="0.23970989" calcext:value-type="float">
            <text:p>0.23970989</text:p>
          </table:table-cell>
          <table:table-cell office:value-type="float" office:value="0.1228369" calcext:value-type="float">
            <text:p>0.1228369</text:p>
          </table:table-cell>
          <table:table-cell office:value-type="float" office:value="0.0000265606526315789" calcext:value-type="float">
            <text:p>2.65606526315789E-05</text:p>
          </table:table-cell>
          <table:table-cell office:value-type="float" office:value="0.0000136107368421053" calcext:value-type="float">
            <text:p>1.36107368421053E-05</text:p>
          </table:table-cell>
          <table:table-cell office:value-type="float" office:value="2.268486883" calcext:value-type="float">
            <text:p>2.268486883</text:p>
          </table:table-cell>
          <table:table-cell office:value-type="float" office:value="0.000217547" calcext:value-type="float">
            <text:p>0.000217547</text:p>
          </table:table-cell>
          <table:table-cell office:value-type="float" office:value="5.077377751" calcext:value-type="float">
            <text:p>5.077377751</text:p>
          </table:table-cell>
          <table:table-cell office:value-type="float" office:value="0.020666965" calcext:value-type="float">
            <text:p>0.020666965</text:p>
          </table:table-cell>
          <table:table-cell office:value-type="float" office:value="482.350886345" calcext:value-type="float">
            <text:p>482.350886345</text:p>
          </table:table-cell>
          <table:table-cell office:value-type="float" office:value="0.00000228996842105263" calcext:value-type="float">
            <text:p>2.28996842105263E-06</text:p>
          </table:table-cell>
          <table:table-cell office:value-type="float" office:value="0.0534460815894737" calcext:value-type="float">
            <text:p>0.053446081589474</text:p>
          </table:table-cell>
          <table:table-cell office:value-type="float" office:value="1.134415754" calcext:value-type="float">
            <text:p>1.134415754</text:p>
          </table:table-cell>
          <table:table-cell office:value-type="float" office:value="0.0013704045" calcext:value-type="float">
            <text:p>0.0013704045</text:p>
          </table:table-cell>
          <table:table-cell office:value-type="float" office:value="2.5393353855" calcext:value-type="float">
            <text:p>2.5393353855</text:p>
          </table:table-cell>
          <table:table-cell office:value-type="float" office:value="0.1301884275" calcext:value-type="float">
            <text:p>0.1301884275</text:p>
          </table:table-cell>
          <table:table-cell office:value-type="float" office:value="241.2368616225" calcext:value-type="float">
            <text:p>241.2368616225</text:p>
          </table:table-cell>
          <table:table-cell office:value-type="float" office:value="0.0000144253105263158" calcext:value-type="float">
            <text:p>1.44253105263158E-05</text:p>
          </table:table-cell>
          <table:table-cell office:value-type="float" office:value="0.0267298461631579" calcext:value-type="float">
            <text:p>0.02672984616315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385381" calcext:value-type="float">
            <text:p>0.000385381</text:p>
          </table:table-cell>
          <table:table-cell office:value-type="float" office:value="0.002638397" calcext:value-type="float">
            <text:p>0.002638397</text:p>
          </table:table-cell>
          <table:table-cell office:value-type="float" office:value="0.001847097" calcext:value-type="float">
            <text:p>0.001847097</text:p>
          </table:table-cell>
          <table:table-cell office:value-type="float" office:value="0.253286112" calcext:value-type="float">
            <text:p>0.253286112</text:p>
          </table:table-cell>
          <table:table-cell office:value-type="float" office:value="0.177321312" calcext:value-type="float">
            <text:p>0.177321312</text:p>
          </table:table-cell>
          <table:table-cell office:value-type="float" office:value="0.0000274833020833333" calcext:value-type="float">
            <text:p>2.74833020833333E-05</text:p>
          </table:table-cell>
          <table:table-cell office:value-type="float" office:value="0.00001924059375" calcext:value-type="float">
            <text:p>1.924059375E-05</text:p>
          </table:table-cell>
          <table:table-cell office:value-type="float" office:value="2.396403021" calcext:value-type="float">
            <text:p>2.396403021</text:p>
          </table:table-cell>
          <table:table-cell office:value-type="float" office:value="0.000300753" calcext:value-type="float">
            <text:p>0.000300753</text:p>
          </table:table-cell>
          <table:table-cell office:value-type="float" office:value="5.02778556" calcext:value-type="float">
            <text:p>5.02778556</text:p>
          </table:table-cell>
          <table:table-cell office:value-type="float" office:value="0.028872288" calcext:value-type="float">
            <text:p>0.028872288</text:p>
          </table:table-cell>
          <table:table-cell office:value-type="float" office:value="482.66741376" calcext:value-type="float">
            <text:p>482.66741376</text:p>
          </table:table-cell>
          <table:table-cell office:value-type="float" office:value="0.00000313284375" calcext:value-type="float">
            <text:p>3.13284375E-06</text:p>
          </table:table-cell>
          <table:table-cell office:value-type="float" office:value="0.05237276625" calcext:value-type="float">
            <text:p>0.05237276625</text:p>
          </table:table-cell>
          <table:table-cell office:value-type="float" office:value="1.198394201" calcext:value-type="float">
            <text:p>1.198394201</text:p>
          </table:table-cell>
          <table:table-cell office:value-type="float" office:value="0.001469575" calcext:value-type="float">
            <text:p>0.001469575</text:p>
          </table:table-cell>
          <table:table-cell office:value-type="float" office:value="2.5148163285" calcext:value-type="float">
            <text:p>2.5148163285</text:p>
          </table:table-cell>
          <table:table-cell office:value-type="float" office:value="0.1410792" calcext:value-type="float">
            <text:p>0.1410792</text:p>
          </table:table-cell>
          <table:table-cell office:value-type="float" office:value="241.422367536" calcext:value-type="float">
            <text:p>241.422367536</text:p>
          </table:table-cell>
          <table:table-cell office:value-type="float" office:value="0.0000153080729166667" calcext:value-type="float">
            <text:p>1.53080729166667E-05</text:p>
          </table:table-cell>
          <table:table-cell office:value-type="float" office:value="0.026196003421875" calcext:value-type="float">
            <text:p>0.0261960034218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345075" calcext:value-type="float">
            <text:p>0.000345075</text:p>
          </table:table-cell>
          <table:table-cell office:value-type="float" office:value="0.006415567" calcext:value-type="float">
            <text:p>0.006415567</text:p>
          </table:table-cell>
          <table:table-cell office:value-type="float" office:value="0.000526756" calcext:value-type="float">
            <text:p>0.000526756</text:p>
          </table:table-cell>
          <table:table-cell office:value-type="float" office:value="0.622309999" calcext:value-type="float">
            <text:p>0.622309999</text:p>
          </table:table-cell>
          <table:table-cell office:value-type="float" office:value="0.051095332" calcext:value-type="float">
            <text:p>0.051095332</text:p>
          </table:table-cell>
          <table:table-cell office:value-type="float" office:value="0.0000661398659793814" calcext:value-type="float">
            <text:p>6.61398659793814E-05</text:p>
          </table:table-cell>
          <table:table-cell office:value-type="float" office:value="0.00000543047422680412" calcext:value-type="float">
            <text:p>5.43047422680412E-06</text:p>
          </table:table-cell>
          <table:table-cell office:value-type="float" office:value="2.126219159" calcext:value-type="float">
            <text:p>2.126219159</text:p>
          </table:table-cell>
          <table:table-cell office:value-type="float" office:value="0.000246431" calcext:value-type="float">
            <text:p>0.000246431</text:p>
          </table:table-cell>
          <table:table-cell office:value-type="float" office:value="5.369800898" calcext:value-type="float">
            <text:p>5.369800898</text:p>
          </table:table-cell>
          <table:table-cell office:value-type="float" office:value="0.023903807" calcext:value-type="float">
            <text:p>0.023903807</text:p>
          </table:table-cell>
          <table:table-cell office:value-type="float" office:value="520.870687106" calcext:value-type="float">
            <text:p>520.870687106</text:p>
          </table:table-cell>
          <table:table-cell office:value-type="float" office:value="0.00000254052577319588" calcext:value-type="float">
            <text:p>2.54052577319588E-06</text:p>
          </table:table-cell>
          <table:table-cell office:value-type="float" office:value="0.0553587721443299" calcext:value-type="float">
            <text:p>0.05535877214433</text:p>
          </table:table-cell>
          <table:table-cell office:value-type="float" office:value="1.063282117" calcext:value-type="float">
            <text:p>1.063282117</text:p>
          </table:table-cell>
          <table:table-cell office:value-type="float" office:value="0.003330999" calcext:value-type="float">
            <text:p>0.003330999</text:p>
          </table:table-cell>
          <table:table-cell office:value-type="float" office:value="2.685163827" calcext:value-type="float">
            <text:p>2.685163827</text:p>
          </table:table-cell>
          <table:table-cell office:value-type="float" office:value="0.323106903" calcext:value-type="float">
            <text:p>0.323106903</text:p>
          </table:table-cell>
          <table:table-cell office:value-type="float" office:value="260.460891219" calcext:value-type="float">
            <text:p>260.460891219</text:p>
          </table:table-cell>
          <table:table-cell office:value-type="float" office:value="0.0000343401958762887" calcext:value-type="float">
            <text:p>3.43401958762887E-05</text:p>
          </table:table-cell>
          <table:table-cell office:value-type="float" office:value="0.0276821013092783" calcext:value-type="float">
            <text:p>0.02768210130927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395029" calcext:value-type="float">
            <text:p>0.000395029</text:p>
          </table:table-cell>
          <table:table-cell office:value-type="float" office:value="0.002456337" calcext:value-type="float">
            <text:p>0.002456337</text:p>
          </table:table-cell>
          <table:table-cell office:value-type="float" office:value="0.001281217" calcext:value-type="float">
            <text:p>0.001281217</text:p>
          </table:table-cell>
          <table:table-cell office:value-type="float" office:value="0.240721026" calcext:value-type="float">
            <text:p>0.240721026</text:p>
          </table:table-cell>
          <table:table-cell office:value-type="float" office:value="0.125559266" calcext:value-type="float">
            <text:p>0.125559266</text:p>
          </table:table-cell>
          <table:table-cell office:value-type="float" office:value="0.0000250646632653061" calcext:value-type="float">
            <text:p>2.50646632653061E-05</text:p>
          </table:table-cell>
          <table:table-cell office:value-type="float" office:value="0.0000130736428571429" calcext:value-type="float">
            <text:p>1.30736428571429E-05</text:p>
          </table:table-cell>
          <table:table-cell office:value-type="float" office:value="2.446015604" calcext:value-type="float">
            <text:p>2.446015604</text:p>
          </table:table-cell>
          <table:table-cell office:value-type="float" office:value="0.000202198" calcext:value-type="float">
            <text:p>0.000202198</text:p>
          </table:table-cell>
          <table:table-cell office:value-type="float" office:value="5.399827988" calcext:value-type="float">
            <text:p>5.399827988</text:p>
          </table:table-cell>
          <table:table-cell office:value-type="float" office:value="0.019815404" calcext:value-type="float">
            <text:p>0.019815404</text:p>
          </table:table-cell>
          <table:table-cell office:value-type="float" office:value="529.183142824" calcext:value-type="float">
            <text:p>529.183142824</text:p>
          </table:table-cell>
          <table:table-cell office:value-type="float" office:value="0.00000206324489795918" calcext:value-type="float">
            <text:p>2.06324489795918E-06</text:p>
          </table:table-cell>
          <table:table-cell office:value-type="float" office:value="0.0551002855918367" calcext:value-type="float">
            <text:p>0.055100285591837</text:p>
          </table:table-cell>
          <table:table-cell office:value-type="float" office:value="1.2232053165" calcext:value-type="float">
            <text:p>1.2232053165</text:p>
          </table:table-cell>
          <table:table-cell office:value-type="float" office:value="0.0013292675" calcext:value-type="float">
            <text:p>0.0013292675</text:p>
          </table:table-cell>
          <table:table-cell office:value-type="float" office:value="2.7005546025" calcext:value-type="float">
            <text:p>2.7005546025</text:p>
          </table:table-cell>
          <table:table-cell office:value-type="float" office:value="0.130268215" calcext:value-type="float">
            <text:p>0.130268215</text:p>
          </table:table-cell>
          <table:table-cell office:value-type="float" office:value="264.654351045" calcext:value-type="float">
            <text:p>264.654351045</text:p>
          </table:table-cell>
          <table:table-cell office:value-type="float" office:value="0.0000135639540816327" calcext:value-type="float">
            <text:p>1.35639540816327E-05</text:p>
          </table:table-cell>
          <table:table-cell office:value-type="float" office:value="0.0275566796173469" calcext:value-type="float">
            <text:p>0.02755667961734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36858" calcext:value-type="float">
            <text:p>0.00036858</text:p>
          </table:table-cell>
          <table:table-cell office:value-type="float" office:value="0.002611557" calcext:value-type="float">
            <text:p>0.002611557</text:p>
          </table:table-cell>
          <table:table-cell office:value-type="float" office:value="0.001593773" calcext:value-type="float">
            <text:p>0.001593773</text:p>
          </table:table-cell>
          <table:table-cell office:value-type="float" office:value="0.258544143" calcext:value-type="float">
            <text:p>0.258544143</text:p>
          </table:table-cell>
          <table:table-cell office:value-type="float" office:value="0.157783527" calcext:value-type="float">
            <text:p>0.157783527</text:p>
          </table:table-cell>
          <table:table-cell office:value-type="float" office:value="0.0000263793636363636" calcext:value-type="float">
            <text:p>2.63793636363636E-05</text:p>
          </table:table-cell>
          <table:table-cell office:value-type="float" office:value="0.0000160987171717172" calcext:value-type="float">
            <text:p>1.60987171717172E-05</text:p>
          </table:table-cell>
          <table:table-cell office:value-type="float" office:value="2.384278011" calcext:value-type="float">
            <text:p>2.384278011</text:p>
          </table:table-cell>
          <table:table-cell office:value-type="float" office:value="0.000285935" calcext:value-type="float">
            <text:p>0.000285935</text:p>
          </table:table-cell>
          <table:table-cell office:value-type="float" office:value="5.186432135" calcext:value-type="float">
            <text:p>5.186432135</text:p>
          </table:table-cell>
          <table:table-cell office:value-type="float" office:value="0.028307565" calcext:value-type="float">
            <text:p>0.028307565</text:p>
          </table:table-cell>
          <table:table-cell office:value-type="float" office:value="513.456781365" calcext:value-type="float">
            <text:p>513.456781365</text:p>
          </table:table-cell>
          <table:table-cell office:value-type="float" office:value="0.00000288823232323232" calcext:value-type="float">
            <text:p>2.88823232323232E-06</text:p>
          </table:table-cell>
          <table:table-cell office:value-type="float" office:value="0.0523882033838384" calcext:value-type="float">
            <text:p>0.052388203383838</text:p>
          </table:table-cell>
          <table:table-cell office:value-type="float" office:value="1.1923232955" calcext:value-type="float">
            <text:p>1.1923232955</text:p>
          </table:table-cell>
          <table:table-cell office:value-type="float" office:value="0.001448746" calcext:value-type="float">
            <text:p>0.001448746</text:p>
          </table:table-cell>
          <table:table-cell office:value-type="float" office:value="2.594012954" calcext:value-type="float">
            <text:p>2.594012954</text:p>
          </table:table-cell>
          <table:table-cell office:value-type="float" office:value="0.143425854" calcext:value-type="float">
            <text:p>0.143425854</text:p>
          </table:table-cell>
          <table:table-cell office:value-type="float" office:value="256.807282446" calcext:value-type="float">
            <text:p>256.807282446</text:p>
          </table:table-cell>
          <table:table-cell office:value-type="float" office:value="0.000014633797979798" calcext:value-type="float">
            <text:p>1.4633797979798E-05</text:p>
          </table:table-cell>
          <table:table-cell office:value-type="float" office:value="0.0262021510505051" calcext:value-type="float">
            <text:p>0.0262021510505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430405" calcext:value-type="float">
            <text:p>0.000430405</text:p>
          </table:table-cell>
          <table:table-cell office:value-type="float" office:value="0.008915104" calcext:value-type="float">
            <text:p>0.008915104</text:p>
          </table:table-cell>
          <table:table-cell office:value-type="float" office:value="0.000939058" calcext:value-type="float">
            <text:p>0.000939058</text:p>
          </table:table-cell>
          <table:table-cell office:value-type="float" office:value="0.8915104" calcext:value-type="float">
            <text:p>0.8915104</text:p>
          </table:table-cell>
          <table:table-cell office:value-type="float" office:value="0.0939058" calcext:value-type="float">
            <text:p>0.0939058</text:p>
          </table:table-cell>
          <table:table-cell office:value-type="float" office:value="0.00008915104" calcext:value-type="float">
            <text:p>8.915104E-05</text:p>
          </table:table-cell>
          <table:table-cell office:value-type="float" office:value="0.00000939058" calcext:value-type="float">
            <text:p>9.39058E-06</text:p>
          </table:table-cell>
          <table:table-cell office:value-type="float" office:value="2.236943815" calcext:value-type="float">
            <text:p>2.236943815</text:p>
          </table:table-cell>
          <table:table-cell office:value-type="float" office:value="0.000188353" calcext:value-type="float">
            <text:p>0.000188353</text:p>
          </table:table-cell>
          <table:table-cell office:value-type="float" office:value="5.212332089" calcext:value-type="float">
            <text:p>5.212332089</text:p>
          </table:table-cell>
          <table:table-cell office:value-type="float" office:value="0.0188353" calcext:value-type="float">
            <text:p>0.0188353</text:p>
          </table:table-cell>
          <table:table-cell office:value-type="float" office:value="521.2332089" calcext:value-type="float">
            <text:p>521.2332089</text:p>
          </table:table-cell>
          <table:table-cell office:value-type="float" office:value="0.00000188353" calcext:value-type="float">
            <text:p>1.88353E-06</text:p>
          </table:table-cell>
          <table:table-cell office:value-type="float" office:value="0.05212332089" calcext:value-type="float">
            <text:p>0.05212332089</text:p>
          </table:table-cell>
          <table:table-cell office:value-type="float" office:value="1.11868711" calcext:value-type="float">
            <text:p>1.11868711</text:p>
          </table:table-cell>
          <table:table-cell office:value-type="float" office:value="0.0045517285" calcext:value-type="float">
            <text:p>0.0045517285</text:p>
          </table:table-cell>
          <table:table-cell office:value-type="float" office:value="2.6066355735" calcext:value-type="float">
            <text:p>2.6066355735</text:p>
          </table:table-cell>
          <table:table-cell office:value-type="float" office:value="0.45517285" calcext:value-type="float">
            <text:p>0.45517285</text:p>
          </table:table-cell>
          <table:table-cell office:value-type="float" office:value="260.66355735" calcext:value-type="float">
            <text:p>260.66355735</text:p>
          </table:table-cell>
          <table:table-cell office:value-type="float" office:value="0.000045517285" calcext:value-type="float">
            <text:p>4.5517285E-05</text:p>
          </table:table-cell>
          <table:table-cell office:value-type="float" office:value="0.026066355735" calcext:value-type="float">
            <text:p>0.02606635573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0348122" calcext:value-type="float">
            <text:p>0.000348122</text:p>
          </table:table-cell>
          <table:table-cell office:value-type="float" office:value="0.001929581" calcext:value-type="float">
            <text:p>0.001929581</text:p>
          </table:table-cell>
          <table:table-cell office:value-type="float" office:value="0.00139463" calcext:value-type="float">
            <text:p>0.00139463</text:p>
          </table:table-cell>
          <table:table-cell office:value-type="float" office:value="0.194887681" calcext:value-type="float">
            <text:p>0.194887681</text:p>
          </table:table-cell>
          <table:table-cell office:value-type="float" office:value="0.14085763" calcext:value-type="float">
            <text:p>0.14085763</text:p>
          </table:table-cell>
          <table:table-cell office:value-type="float" office:value="0.0000191047623762376" calcext:value-type="float">
            <text:p>1.91047623762376E-05</text:p>
          </table:table-cell>
          <table:table-cell office:value-type="float" office:value="0.0000138082178217822" calcext:value-type="float">
            <text:p>1.38082178217822E-05</text:p>
          </table:table-cell>
          <table:table-cell office:value-type="float" office:value="2.38670791" calcext:value-type="float">
            <text:p>2.38670791</text:p>
          </table:table-cell>
          <table:table-cell office:value-type="float" office:value="0.000194233" calcext:value-type="float">
            <text:p>0.000194233</text:p>
          </table:table-cell>
          <table:table-cell office:value-type="float" office:value="5.294368202" calcext:value-type="float">
            <text:p>5.294368202</text:p>
          </table:table-cell>
          <table:table-cell office:value-type="float" office:value="0.019617533" calcext:value-type="float">
            <text:p>0.019617533</text:p>
          </table:table-cell>
          <table:table-cell office:value-type="float" office:value="534.731188402" calcext:value-type="float">
            <text:p>534.731188402</text:p>
          </table:table-cell>
          <table:table-cell office:value-type="float" office:value="0.00000192309900990099" calcext:value-type="float">
            <text:p>1.92309900990099E-06</text:p>
          </table:table-cell>
          <table:table-cell office:value-type="float" office:value="0.0524194871485149" calcext:value-type="float">
            <text:p>0.052419487148515</text:p>
          </table:table-cell>
          <table:table-cell office:value-type="float" office:value="1.193528016" calcext:value-type="float">
            <text:p>1.193528016</text:p>
          </table:table-cell>
          <table:table-cell office:value-type="float" office:value="0.001061907" calcext:value-type="float">
            <text:p>0.001061907</text:p>
          </table:table-cell>
          <table:table-cell office:value-type="float" office:value="2.647881416" calcext:value-type="float">
            <text:p>2.647881416</text:p>
          </table:table-cell>
          <table:table-cell office:value-type="float" office:value="0.107252607" calcext:value-type="float">
            <text:p>0.107252607</text:p>
          </table:table-cell>
          <table:table-cell office:value-type="float" office:value="267.436023016" calcext:value-type="float">
            <text:p>267.436023016</text:p>
          </table:table-cell>
          <table:table-cell office:value-type="float" office:value="0.0000105139306930693" calcext:value-type="float">
            <text:p>1.05139306930693E-05</text:p>
          </table:table-cell>
          <table:table-cell office:value-type="float" office:value="0.0262166476831683" calcext:value-type="float">
            <text:p>0.02621664768316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0329787" calcext:value-type="float">
            <text:p>0.000329787</text:p>
          </table:table-cell>
          <table:table-cell office:value-type="float" office:value="0.002460444" calcext:value-type="float">
            <text:p>0.002460444</text:p>
          </table:table-cell>
          <table:table-cell office:value-type="float" office:value="0.001800149" calcext:value-type="float">
            <text:p>0.001800149</text:p>
          </table:table-cell>
          <table:table-cell office:value-type="float" office:value="0.250965288" calcext:value-type="float">
            <text:p>0.250965288</text:p>
          </table:table-cell>
          <table:table-cell office:value-type="float" office:value="0.183615198" calcext:value-type="float">
            <text:p>0.183615198</text:p>
          </table:table-cell>
          <table:table-cell office:value-type="float" office:value="0.000024122" calcext:value-type="float">
            <text:p>2.4122E-05</text:p>
          </table:table-cell>
          <table:table-cell office:value-type="float" office:value="0.0000176485196078431" calcext:value-type="float">
            <text:p>1.76485196078431E-05</text:p>
          </table:table-cell>
          <table:table-cell office:value-type="float" office:value="2.427155851" calcext:value-type="float">
            <text:p>2.427155851</text:p>
          </table:table-cell>
          <table:table-cell office:value-type="float" office:value="0.000177653" calcext:value-type="float">
            <text:p>0.000177653</text:p>
          </table:table-cell>
          <table:table-cell office:value-type="float" office:value="5.443194635" calcext:value-type="float">
            <text:p>5.443194635</text:p>
          </table:table-cell>
          <table:table-cell office:value-type="float" office:value="0.018120606" calcext:value-type="float">
            <text:p>0.018120606</text:p>
          </table:table-cell>
          <table:table-cell office:value-type="float" office:value="555.20585277" calcext:value-type="float">
            <text:p>555.20585277</text:p>
          </table:table-cell>
          <table:table-cell office:value-type="float" office:value="0.00000174169607843137" calcext:value-type="float">
            <text:p>1.74169607843137E-06</text:p>
          </table:table-cell>
          <table:table-cell office:value-type="float" office:value="0.0533646532843137" calcext:value-type="float">
            <text:p>0.053364653284314</text:p>
          </table:table-cell>
          <table:table-cell office:value-type="float" office:value="1.213742819" calcext:value-type="float">
            <text:p>1.213742819</text:p>
          </table:table-cell>
          <table:table-cell office:value-type="float" office:value="0.0013190485" calcext:value-type="float">
            <text:p>0.0013190485</text:p>
          </table:table-cell>
          <table:table-cell office:value-type="float" office:value="2.722497392" calcext:value-type="float">
            <text:p>2.722497392</text:p>
          </table:table-cell>
          <table:table-cell office:value-type="float" office:value="0.134542947" calcext:value-type="float">
            <text:p>0.134542947</text:p>
          </table:table-cell>
          <table:table-cell office:value-type="float" office:value="277.694733984" calcext:value-type="float">
            <text:p>277.694733984</text:p>
          </table:table-cell>
          <table:table-cell office:value-type="float" office:value="0.0000129318480392157" calcext:value-type="float">
            <text:p>1.29318480392157E-05</text:p>
          </table:table-cell>
          <table:table-cell office:value-type="float" office:value="0.0266911509019608" calcext:value-type="float">
            <text:p>0.02669115090196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0476171" calcext:value-type="float">
            <text:p>0.000476171</text:p>
          </table:table-cell>
          <table:table-cell office:value-type="float" office:value="0.002412736" calcext:value-type="float">
            <text:p>0.002412736</text:p>
          </table:table-cell>
          <table:table-cell office:value-type="float" office:value="0.0013198" calcext:value-type="float">
            <text:p>0.0013198</text:p>
          </table:table-cell>
          <table:table-cell office:value-type="float" office:value="0.248511808" calcext:value-type="float">
            <text:p>0.248511808</text:p>
          </table:table-cell>
          <table:table-cell office:value-type="float" office:value="0.1359394" calcext:value-type="float">
            <text:p>0.1359394</text:p>
          </table:table-cell>
          <table:table-cell office:value-type="float" office:value="0.0000234246213592233" calcext:value-type="float">
            <text:p>2.34246213592233E-05</text:p>
          </table:table-cell>
          <table:table-cell office:value-type="float" office:value="0.0000128135922330097" calcext:value-type="float">
            <text:p>1.28135922330097E-05</text:p>
          </table:table-cell>
          <table:table-cell office:value-type="float" office:value="2.493495818" calcext:value-type="float">
            <text:p>2.493495818</text:p>
          </table:table-cell>
          <table:table-cell office:value-type="float" office:value="0.000217066" calcext:value-type="float">
            <text:p>0.000217066</text:p>
          </table:table-cell>
          <table:table-cell office:value-type="float" office:value="5.444220037" calcext:value-type="float">
            <text:p>5.444220037</text:p>
          </table:table-cell>
          <table:table-cell office:value-type="float" office:value="0.022357798" calcext:value-type="float">
            <text:p>0.022357798</text:p>
          </table:table-cell>
          <table:table-cell office:value-type="float" office:value="560.754663811" calcext:value-type="float">
            <text:p>560.754663811</text:p>
          </table:table-cell>
          <table:table-cell office:value-type="float" office:value="0.00000210743689320388" calcext:value-type="float">
            <text:p>2.10743689320388E-06</text:p>
          </table:table-cell>
          <table:table-cell office:value-type="float" office:value="0.0528565052135922" calcext:value-type="float">
            <text:p>0.052856505213592</text:p>
          </table:table-cell>
          <table:table-cell office:value-type="float" office:value="1.2469859945" calcext:value-type="float">
            <text:p>1.2469859945</text:p>
          </table:table-cell>
          <table:table-cell office:value-type="float" office:value="0.001314901" calcext:value-type="float">
            <text:p>0.001314901</text:p>
          </table:table-cell>
          <table:table-cell office:value-type="float" office:value="2.7227699185" calcext:value-type="float">
            <text:p>2.7227699185</text:p>
          </table:table-cell>
          <table:table-cell office:value-type="float" office:value="0.135434803" calcext:value-type="float">
            <text:p>0.135434803</text:p>
          </table:table-cell>
          <table:table-cell office:value-type="float" office:value="280.4453016055" calcext:value-type="float">
            <text:p>280.4453016055</text:p>
          </table:table-cell>
          <table:table-cell office:value-type="float" office:value="0.0000127660291262136" calcext:value-type="float">
            <text:p>1.27660291262136E-05</text:p>
          </table:table-cell>
          <table:table-cell office:value-type="float" office:value="0.0264346594029126" calcext:value-type="float">
            <text:p>0.02643465940291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333664" calcext:value-type="float">
            <text:p>0.000333664</text:p>
          </table:table-cell>
          <table:table-cell office:value-type="float" office:value="0.002527561" calcext:value-type="float">
            <text:p>0.002527561</text:p>
          </table:table-cell>
          <table:table-cell office:value-type="float" office:value="0.00162439" calcext:value-type="float">
            <text:p>0.00162439</text:p>
          </table:table-cell>
          <table:table-cell office:value-type="float" office:value="0.262866344" calcext:value-type="float">
            <text:p>0.262866344</text:p>
          </table:table-cell>
          <table:table-cell office:value-type="float" office:value="0.16893656" calcext:value-type="float">
            <text:p>0.16893656</text:p>
          </table:table-cell>
          <table:table-cell office:value-type="float" office:value="0.0000243034711538462" calcext:value-type="float">
            <text:p>2.43034711538462E-05</text:p>
          </table:table-cell>
          <table:table-cell office:value-type="float" office:value="0.0000156191346153846" calcext:value-type="float">
            <text:p>1.56191346153846E-05</text:p>
          </table:table-cell>
          <table:table-cell office:value-type="float" office:value="2.478999178" calcext:value-type="float">
            <text:p>2.478999178</text:p>
          </table:table-cell>
          <table:table-cell office:value-type="float" office:value="0.000182863" calcext:value-type="float">
            <text:p>0.000182863</text:p>
          </table:table-cell>
          <table:table-cell office:value-type="float" office:value="5.578676767" calcext:value-type="float">
            <text:p>5.578676767</text:p>
          </table:table-cell>
          <table:table-cell office:value-type="float" office:value="0.019017752" calcext:value-type="float">
            <text:p>0.019017752</text:p>
          </table:table-cell>
          <table:table-cell office:value-type="float" office:value="580.182383768" calcext:value-type="float">
            <text:p>580.182383768</text:p>
          </table:table-cell>
          <table:table-cell office:value-type="float" office:value="0.00000175829807692308" calcext:value-type="float">
            <text:p>1.75829807692308E-06</text:p>
          </table:table-cell>
          <table:table-cell office:value-type="float" office:value="0.0536411227596154" calcext:value-type="float">
            <text:p>0.053641122759615</text:p>
          </table:table-cell>
          <table:table-cell office:value-type="float" office:value="1.239666421" calcext:value-type="float">
            <text:p>1.239666421</text:p>
          </table:table-cell>
          <table:table-cell office:value-type="float" office:value="0.001355212" calcext:value-type="float">
            <text:p>0.001355212</text:p>
          </table:table-cell>
          <table:table-cell office:value-type="float" office:value="2.7901505785" calcext:value-type="float">
            <text:p>2.7901505785</text:p>
          </table:table-cell>
          <table:table-cell office:value-type="float" office:value="0.140942048" calcext:value-type="float">
            <text:p>0.140942048</text:p>
          </table:table-cell>
          <table:table-cell office:value-type="float" office:value="290.175660164" calcext:value-type="float">
            <text:p>290.175660164</text:p>
          </table:table-cell>
          <table:table-cell office:value-type="float" office:value="0.0000130308846153846" calcext:value-type="float">
            <text:p>1.30308846153846E-05</text:p>
          </table:table-cell>
          <table:table-cell office:value-type="float" office:value="0.0268283709471154" calcext:value-type="float">
            <text:p>0.02682837094711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337291" calcext:value-type="float">
            <text:p>0.000337291</text:p>
          </table:table-cell>
          <table:table-cell office:value-type="float" office:value="0.006168454" calcext:value-type="float">
            <text:p>0.006168454</text:p>
          </table:table-cell>
          <table:table-cell office:value-type="float" office:value="0.000572101" calcext:value-type="float">
            <text:p>0.000572101</text:p>
          </table:table-cell>
          <table:table-cell office:value-type="float" office:value="0.64768767" calcext:value-type="float">
            <text:p>0.64768767</text:p>
          </table:table-cell>
          <table:table-cell office:value-type="float" office:value="0.060070605" calcext:value-type="float">
            <text:p>0.060070605</text:p>
          </table:table-cell>
          <table:table-cell office:value-type="float" office:value="0.000058747180952381" calcext:value-type="float">
            <text:p>5.8747180952381E-05</text:p>
          </table:table-cell>
          <table:table-cell office:value-type="float" office:value="0.00000544858095238095" calcext:value-type="float">
            <text:p>5.44858095238095E-06</text:p>
          </table:table-cell>
          <table:table-cell office:value-type="float" office:value="2.619067248" calcext:value-type="float">
            <text:p>2.619067248</text:p>
          </table:table-cell>
          <table:table-cell office:value-type="float" office:value="0.000212748" calcext:value-type="float">
            <text:p>0.000212748</text:p>
          </table:table-cell>
          <table:table-cell office:value-type="float" office:value="5.606776718" calcext:value-type="float">
            <text:p>5.606776718</text:p>
          </table:table-cell>
          <table:table-cell office:value-type="float" office:value="0.02233854" calcext:value-type="float">
            <text:p>0.02233854</text:p>
          </table:table-cell>
          <table:table-cell office:value-type="float" office:value="588.71155539" calcext:value-type="float">
            <text:p>588.71155539</text:p>
          </table:table-cell>
          <table:table-cell office:value-type="float" office:value="0.00000202617142857143" calcext:value-type="float">
            <text:p>2.02617142857143E-06</text:p>
          </table:table-cell>
          <table:table-cell office:value-type="float" office:value="0.0533978735047619" calcext:value-type="float">
            <text:p>0.053397873504762</text:p>
          </table:table-cell>
          <table:table-cell office:value-type="float" office:value="1.3097022695" calcext:value-type="float">
            <text:p>1.3097022695</text:p>
          </table:table-cell>
          <table:table-cell office:value-type="float" office:value="0.003190601" calcext:value-type="float">
            <text:p>0.003190601</text:p>
          </table:table-cell>
          <table:table-cell office:value-type="float" office:value="2.8036744095" calcext:value-type="float">
            <text:p>2.8036744095</text:p>
          </table:table-cell>
          <table:table-cell office:value-type="float" office:value="0.335013105" calcext:value-type="float">
            <text:p>0.335013105</text:p>
          </table:table-cell>
          <table:table-cell office:value-type="float" office:value="294.3858129975" calcext:value-type="float">
            <text:p>294.3858129975</text:p>
          </table:table-cell>
          <table:table-cell office:value-type="float" office:value="0.0000303866761904762" calcext:value-type="float">
            <text:p>3.03866761904762E-05</text:p>
          </table:table-cell>
          <table:table-cell office:value-type="float" office:value="0.0267016610428571" calcext:value-type="float">
            <text:p>0.02670166104285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333535" calcext:value-type="float">
            <text:p>0.000333535</text:p>
          </table:table-cell>
          <table:table-cell office:value-type="float" office:value="0.004477199" calcext:value-type="float">
            <text:p>0.004477199</text:p>
          </table:table-cell>
          <table:table-cell office:value-type="float" office:value="0.000803484" calcext:value-type="float">
            <text:p>0.000803484</text:p>
          </table:table-cell>
          <table:table-cell office:value-type="float" office:value="0.474583094" calcext:value-type="float">
            <text:p>0.474583094</text:p>
          </table:table-cell>
          <table:table-cell office:value-type="float" office:value="0.085169304" calcext:value-type="float">
            <text:p>0.085169304</text:p>
          </table:table-cell>
          <table:table-cell office:value-type="float" office:value="0.0000422377264150943" calcext:value-type="float">
            <text:p>4.22377264150943E-05</text:p>
          </table:table-cell>
          <table:table-cell office:value-type="float" office:value="0.00000758003773584906" calcext:value-type="float">
            <text:p>7.58003773584906E-06</text:p>
          </table:table-cell>
          <table:table-cell office:value-type="float" office:value="2.411229998" calcext:value-type="float">
            <text:p>2.411229998</text:p>
          </table:table-cell>
          <table:table-cell office:value-type="float" office:value="0.000228037" calcext:value-type="float">
            <text:p>0.000228037</text:p>
          </table:table-cell>
          <table:table-cell office:value-type="float" office:value="5.634428852" calcext:value-type="float">
            <text:p>5.634428852</text:p>
          </table:table-cell>
          <table:table-cell office:value-type="float" office:value="0.024171922" calcext:value-type="float">
            <text:p>0.024171922</text:p>
          </table:table-cell>
          <table:table-cell office:value-type="float" office:value="597.249458312" calcext:value-type="float">
            <text:p>597.249458312</text:p>
          </table:table-cell>
          <table:table-cell office:value-type="float" office:value="0.00000215129245283019" calcext:value-type="float">
            <text:p>2.15129245283019E-06</text:p>
          </table:table-cell>
          <table:table-cell office:value-type="float" office:value="0.0531549891698113" calcext:value-type="float">
            <text:p>0.053154989169811</text:p>
          </table:table-cell>
          <table:table-cell office:value-type="float" office:value="1.2057817665" calcext:value-type="float">
            <text:p>1.2057817665</text:p>
          </table:table-cell>
          <table:table-cell office:value-type="float" office:value="0.002352618" calcext:value-type="float">
            <text:p>0.002352618</text:p>
          </table:table-cell>
          <table:table-cell office:value-type="float" office:value="2.817616168" calcext:value-type="float">
            <text:p>2.817616168</text:p>
          </table:table-cell>
          <table:table-cell office:value-type="float" office:value="0.249377508" calcext:value-type="float">
            <text:p>0.249377508</text:p>
          </table:table-cell>
          <table:table-cell office:value-type="float" office:value="298.667313808" calcext:value-type="float">
            <text:p>298.667313808</text:p>
          </table:table-cell>
          <table:table-cell office:value-type="float" office:value="0.0000221945094339623" calcext:value-type="float">
            <text:p>2.21945094339623E-05</text:p>
          </table:table-cell>
          <table:table-cell office:value-type="float" office:value="0.0265812846037736" calcext:value-type="float">
            <text:p>0.02658128460377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332272" calcext:value-type="float">
            <text:p>0.000332272</text:p>
          </table:table-cell>
          <table:table-cell office:value-type="float" office:value="0.002417344" calcext:value-type="float">
            <text:p>0.002417344</text:p>
          </table:table-cell>
          <table:table-cell office:value-type="float" office:value="0.000952924" calcext:value-type="float">
            <text:p>0.000952924</text:p>
          </table:table-cell>
          <table:table-cell office:value-type="float" office:value="0.258655808" calcext:value-type="float">
            <text:p>0.258655808</text:p>
          </table:table-cell>
          <table:table-cell office:value-type="float" office:value="0.101962868" calcext:value-type="float">
            <text:p>0.101962868</text:p>
          </table:table-cell>
          <table:table-cell office:value-type="float" office:value="0.000022592" calcext:value-type="float">
            <text:p>2.2592E-05</text:p>
          </table:table-cell>
          <table:table-cell office:value-type="float" office:value="0.00000890583177570093" calcext:value-type="float">
            <text:p>8.90583177570093E-06</text:p>
          </table:table-cell>
          <table:table-cell office:value-type="float" office:value="2.406201719" calcext:value-type="float">
            <text:p>2.406201719</text:p>
          </table:table-cell>
          <table:table-cell office:value-type="float" office:value="0.000215423" calcext:value-type="float">
            <text:p>0.000215423</text:p>
          </table:table-cell>
          <table:table-cell office:value-type="float" office:value="5.528595595" calcext:value-type="float">
            <text:p>5.528595595</text:p>
          </table:table-cell>
          <table:table-cell office:value-type="float" office:value="0.023050261" calcext:value-type="float">
            <text:p>0.023050261</text:p>
          </table:table-cell>
          <table:table-cell office:value-type="float" office:value="591.559728665" calcext:value-type="float">
            <text:p>591.559728665</text:p>
          </table:table-cell>
          <table:table-cell office:value-type="float" office:value="0.00000201329906542056" calcext:value-type="float">
            <text:p>2.01329906542056E-06</text:p>
          </table:table-cell>
          <table:table-cell office:value-type="float" office:value="0.0516691177102804" calcext:value-type="float">
            <text:p>0.05166911771028</text:p>
          </table:table-cell>
          <table:table-cell office:value-type="float" office:value="1.2032669955" calcext:value-type="float">
            <text:p>1.2032669955</text:p>
          </table:table-cell>
          <table:table-cell office:value-type="float" office:value="0.0013163835" calcext:value-type="float">
            <text:p>0.0013163835</text:p>
          </table:table-cell>
          <table:table-cell office:value-type="float" office:value="2.7647742595" calcext:value-type="float">
            <text:p>2.7647742595</text:p>
          </table:table-cell>
          <table:table-cell office:value-type="float" office:value="0.1408530345" calcext:value-type="float">
            <text:p>0.1408530345</text:p>
          </table:table-cell>
          <table:table-cell office:value-type="float" office:value="295.8308457665" calcext:value-type="float">
            <text:p>295.8308457665</text:p>
          </table:table-cell>
          <table:table-cell office:value-type="float" office:value="0.0000123026495327103" calcext:value-type="float">
            <text:p>1.23026495327103E-05</text:p>
          </table:table-cell>
          <table:table-cell office:value-type="float" office:value="0.025839011771028" calcext:value-type="float">
            <text:p>0.02583901177102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333594" calcext:value-type="float">
            <text:p>0.000333594</text:p>
          </table:table-cell>
          <table:table-cell office:value-type="float" office:value="0.001096692" calcext:value-type="float">
            <text:p>0.001096692</text:p>
          </table:table-cell>
          <table:table-cell office:value-type="float" office:value="0.001437521" calcext:value-type="float">
            <text:p>0.001437521</text:p>
          </table:table-cell>
          <table:table-cell office:value-type="float" office:value="0.118442736" calcext:value-type="float">
            <text:p>0.118442736</text:p>
          </table:table-cell>
          <table:table-cell office:value-type="float" office:value="0.155252268" calcext:value-type="float">
            <text:p>0.155252268</text:p>
          </table:table-cell>
          <table:table-cell office:value-type="float" office:value="0.0000101545555555556" calcext:value-type="float">
            <text:p>1.01545555555556E-05</text:p>
          </table:table-cell>
          <table:table-cell office:value-type="float" office:value="0.0000133103796296296" calcext:value-type="float">
            <text:p>1.33103796296296E-05</text:p>
          </table:table-cell>
          <table:table-cell office:value-type="float" office:value="2.496253413" calcext:value-type="float">
            <text:p>2.496253413</text:p>
          </table:table-cell>
          <table:table-cell office:value-type="float" office:value="0.000243365" calcext:value-type="float">
            <text:p>0.000243365</text:p>
          </table:table-cell>
          <table:table-cell office:value-type="float" office:value="5.585537715" calcext:value-type="float">
            <text:p>5.585537715</text:p>
          </table:table-cell>
          <table:table-cell office:value-type="float" office:value="0.02628342" calcext:value-type="float">
            <text:p>0.02628342</text:p>
          </table:table-cell>
          <table:table-cell office:value-type="float" office:value="603.23807322" calcext:value-type="float">
            <text:p>603.23807322</text:p>
          </table:table-cell>
          <table:table-cell office:value-type="float" office:value="0.00000225337962962963" calcext:value-type="float">
            <text:p>2.25337962962963E-06</text:p>
          </table:table-cell>
          <table:table-cell office:value-type="float" office:value="0.0517179418055556" calcext:value-type="float">
            <text:p>0.051717941805556</text:p>
          </table:table-cell>
          <table:table-cell office:value-type="float" office:value="1.2482935035" calcext:value-type="float">
            <text:p>1.2482935035</text:p>
          </table:table-cell>
          <table:table-cell office:value-type="float" office:value="0.0006700285" calcext:value-type="float">
            <text:p>0.0006700285</text:p>
          </table:table-cell>
          <table:table-cell office:value-type="float" office:value="2.793487618" calcext:value-type="float">
            <text:p>2.793487618</text:p>
          </table:table-cell>
          <table:table-cell office:value-type="float" office:value="0.072363078" calcext:value-type="float">
            <text:p>0.072363078</text:p>
          </table:table-cell>
          <table:table-cell office:value-type="float" office:value="301.696662744" calcext:value-type="float">
            <text:p>301.696662744</text:p>
          </table:table-cell>
          <table:table-cell office:value-type="float" office:value="0.00000620396759259259" calcext:value-type="float">
            <text:p>6.20396759259259E-06</text:p>
          </table:table-cell>
          <table:table-cell office:value-type="float" office:value="0.0258656260925926" calcext:value-type="float">
            <text:p>0.02586562609259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0399127" calcext:value-type="float">
            <text:p>0.000399127</text:p>
          </table:table-cell>
          <table:table-cell office:value-type="float" office:value="0.002082969" calcext:value-type="float">
            <text:p>0.002082969</text:p>
          </table:table-cell>
          <table:table-cell office:value-type="float" office:value="0.001532698" calcext:value-type="float">
            <text:p>0.001532698</text:p>
          </table:table-cell>
          <table:table-cell office:value-type="float" office:value="0.227043621" calcext:value-type="float">
            <text:p>0.227043621</text:p>
          </table:table-cell>
          <table:table-cell office:value-type="float" office:value="0.167064082" calcext:value-type="float">
            <text:p>0.167064082</text:p>
          </table:table-cell>
          <table:table-cell office:value-type="float" office:value="0.0000191098073394495" calcext:value-type="float">
            <text:p>1.91098073394495E-05</text:p>
          </table:table-cell>
          <table:table-cell office:value-type="float" office:value="0.0000140614495412844" calcext:value-type="float">
            <text:p>1.40614495412844E-05</text:p>
          </table:table-cell>
          <table:table-cell office:value-type="float" office:value="2.493567047" calcext:value-type="float">
            <text:p>2.493567047</text:p>
          </table:table-cell>
          <table:table-cell office:value-type="float" office:value="0.000228177" calcext:value-type="float">
            <text:p>0.000228177</text:p>
          </table:table-cell>
          <table:table-cell office:value-type="float" office:value="5.730798896" calcext:value-type="float">
            <text:p>5.730798896</text:p>
          </table:table-cell>
          <table:table-cell office:value-type="float" office:value="0.024871293" calcext:value-type="float">
            <text:p>0.024871293</text:p>
          </table:table-cell>
          <table:table-cell office:value-type="float" office:value="624.657079664" calcext:value-type="float">
            <text:p>624.657079664</text:p>
          </table:table-cell>
          <table:table-cell office:value-type="float" office:value="0.00000209336697247706" calcext:value-type="float">
            <text:p>2.09336697247706E-06</text:p>
          </table:table-cell>
          <table:table-cell office:value-type="float" office:value="0.0525761366605505" calcext:value-type="float">
            <text:p>0.052576136660551</text:p>
          </table:table-cell>
          <table:table-cell office:value-type="float" office:value="1.246983087" calcext:value-type="float">
            <text:p>1.246983087</text:p>
          </table:table-cell>
          <table:table-cell office:value-type="float" office:value="0.001155573" calcext:value-type="float">
            <text:p>0.001155573</text:p>
          </table:table-cell>
          <table:table-cell office:value-type="float" office:value="2.866165797" calcext:value-type="float">
            <text:p>2.866165797</text:p>
          </table:table-cell>
          <table:table-cell office:value-type="float" office:value="0.125957457" calcext:value-type="float">
            <text:p>0.125957457</text:p>
          </table:table-cell>
          <table:table-cell office:value-type="float" office:value="312.412071873" calcext:value-type="float">
            <text:p>312.412071873</text:p>
          </table:table-cell>
          <table:table-cell office:value-type="float" office:value="0.0000106015871559633" calcext:value-type="float">
            <text:p>1.06015871559633E-05</text:p>
          </table:table-cell>
          <table:table-cell office:value-type="float" office:value="0.0262950990550459" calcext:value-type="float">
            <text:p>0.02629509905504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351358" calcext:value-type="float">
            <text:p>0.000351358</text:p>
          </table:table-cell>
          <table:table-cell office:value-type="float" office:value="0.002156827" calcext:value-type="float">
            <text:p>0.002156827</text:p>
          </table:table-cell>
          <table:table-cell office:value-type="float" office:value="0.001872465" calcext:value-type="float">
            <text:p>0.001872465</text:p>
          </table:table-cell>
          <table:table-cell office:value-type="float" office:value="0.23725097" calcext:value-type="float">
            <text:p>0.23725097</text:p>
          </table:table-cell>
          <table:table-cell office:value-type="float" office:value="0.20597115" calcext:value-type="float">
            <text:p>0.20597115</text:p>
          </table:table-cell>
          <table:table-cell office:value-type="float" office:value="0.0000196075181818182" calcext:value-type="float">
            <text:p>1.96075181818182E-05</text:p>
          </table:table-cell>
          <table:table-cell office:value-type="float" office:value="0.0000170224090909091" calcext:value-type="float">
            <text:p>1.70224090909091E-05</text:p>
          </table:table-cell>
          <table:table-cell office:value-type="float" office:value="2.550161835" calcext:value-type="float">
            <text:p>2.550161835</text:p>
          </table:table-cell>
          <table:table-cell office:value-type="float" office:value="0.000191869" calcext:value-type="float">
            <text:p>0.000191869</text:p>
          </table:table-cell>
          <table:table-cell office:value-type="float" office:value="5.822222449" calcext:value-type="float">
            <text:p>5.822222449</text:p>
          </table:table-cell>
          <table:table-cell office:value-type="float" office:value="0.02110559" calcext:value-type="float">
            <text:p>0.02110559</text:p>
          </table:table-cell>
          <table:table-cell office:value-type="float" office:value="640.44446939" calcext:value-type="float">
            <text:p>640.44446939</text:p>
          </table:table-cell>
          <table:table-cell office:value-type="float" office:value="0.00000174426363636364" calcext:value-type="float">
            <text:p>1.74426363636364E-06</text:p>
          </table:table-cell>
          <table:table-cell office:value-type="float" office:value="0.0529292949909091" calcext:value-type="float">
            <text:p>0.052929294990909</text:p>
          </table:table-cell>
          <table:table-cell office:value-type="float" office:value="1.2752565965" calcext:value-type="float">
            <text:p>1.2752565965</text:p>
          </table:table-cell>
          <table:table-cell office:value-type="float" office:value="0.001174348" calcext:value-type="float">
            <text:p>0.001174348</text:p>
          </table:table-cell>
          <table:table-cell office:value-type="float" office:value="2.912047457" calcext:value-type="float">
            <text:p>2.912047457</text:p>
          </table:table-cell>
          <table:table-cell office:value-type="float" office:value="0.12917828" calcext:value-type="float">
            <text:p>0.12917828</text:p>
          </table:table-cell>
          <table:table-cell office:value-type="float" office:value="320.32522027" calcext:value-type="float">
            <text:p>320.32522027</text:p>
          </table:table-cell>
          <table:table-cell office:value-type="float" office:value="0.0000106758909090909" calcext:value-type="float">
            <text:p>1.06758909090909E-05</text:p>
          </table:table-cell>
          <table:table-cell office:value-type="float" office:value="0.0264731587" calcext:value-type="float">
            <text:p>0.026473158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0340658" calcext:value-type="float">
            <text:p>0.000340658</text:p>
          </table:table-cell>
          <table:table-cell office:value-type="float" office:value="0.001923771" calcext:value-type="float">
            <text:p>0.001923771</text:p>
          </table:table-cell>
          <table:table-cell office:value-type="float" office:value="0.000983961" calcext:value-type="float">
            <text:p>0.000983961</text:p>
          </table:table-cell>
          <table:table-cell office:value-type="float" office:value="0.213538581" calcext:value-type="float">
            <text:p>0.213538581</text:p>
          </table:table-cell>
          <table:table-cell office:value-type="float" office:value="0.109219671" calcext:value-type="float">
            <text:p>0.109219671</text:p>
          </table:table-cell>
          <table:table-cell office:value-type="float" office:value="0.0000173312702702703" calcext:value-type="float">
            <text:p>1.73312702702703E-05</text:p>
          </table:table-cell>
          <table:table-cell office:value-type="float" office:value="0.00000886451351351351" calcext:value-type="float">
            <text:p>8.86451351351351E-06</text:p>
          </table:table-cell>
          <table:table-cell office:value-type="float" office:value="2.575676107" calcext:value-type="float">
            <text:p>2.575676107</text:p>
          </table:table-cell>
          <table:table-cell office:value-type="float" office:value="0.000237785" calcext:value-type="float">
            <text:p>0.000237785</text:p>
          </table:table-cell>
          <table:table-cell office:value-type="float" office:value="5.751314716" calcext:value-type="float">
            <text:p>5.751314716</text:p>
          </table:table-cell>
          <table:table-cell office:value-type="float" office:value="0.026394135" calcext:value-type="float">
            <text:p>0.026394135</text:p>
          </table:table-cell>
          <table:table-cell office:value-type="float" office:value="638.395933476" calcext:value-type="float">
            <text:p>638.395933476</text:p>
          </table:table-cell>
          <table:table-cell office:value-type="float" office:value="0.00000214220720720721" calcext:value-type="float">
            <text:p>2.14220720720721E-06</text:p>
          </table:table-cell>
          <table:table-cell office:value-type="float" office:value="0.0518136460900901" calcext:value-type="float">
            <text:p>0.05181364609009</text:p>
          </table:table-cell>
          <table:table-cell office:value-type="float" office:value="1.2880083825" calcext:value-type="float">
            <text:p>1.2880083825</text:p>
          </table:table-cell>
          <table:table-cell office:value-type="float" office:value="0.001080778" calcext:value-type="float">
            <text:p>0.001080778</text:p>
          </table:table-cell>
          <table:table-cell office:value-type="float" office:value="2.8761493385" calcext:value-type="float">
            <text:p>2.8761493385</text:p>
          </table:table-cell>
          <table:table-cell office:value-type="float" office:value="0.119966358" calcext:value-type="float">
            <text:p>0.119966358</text:p>
          </table:table-cell>
          <table:table-cell office:value-type="float" office:value="319.2525765735" calcext:value-type="float">
            <text:p>319.2525765735</text:p>
          </table:table-cell>
          <table:table-cell office:value-type="float" office:value="0.00000973673873873874" calcext:value-type="float">
            <text:p>9.73673873873874E-06</text:p>
          </table:table-cell>
          <table:table-cell office:value-type="float" office:value="0.0259112553018018" calcext:value-type="float">
            <text:p>0.02591125530180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352189" calcext:value-type="float">
            <text:p>0.000352189</text:p>
          </table:table-cell>
          <table:table-cell office:value-type="float" office:value="0.000532046" calcext:value-type="float">
            <text:p>0.000532046</text:p>
          </table:table-cell>
          <table:table-cell office:value-type="float" office:value="0.00217441" calcext:value-type="float">
            <text:p>0.00217441</text:p>
          </table:table-cell>
          <table:table-cell office:value-type="float" office:value="0.059589152" calcext:value-type="float">
            <text:p>0.059589152</text:p>
          </table:table-cell>
          <table:table-cell office:value-type="float" office:value="0.24353392" calcext:value-type="float">
            <text:p>0.24353392</text:p>
          </table:table-cell>
          <table:table-cell office:value-type="float" office:value="0.00000475041071428571" calcext:value-type="float">
            <text:p>4.75041071428571E-06</text:p>
          </table:table-cell>
          <table:table-cell office:value-type="float" office:value="0.000019414375" calcext:value-type="float">
            <text:p>1.9414375E-05</text:p>
          </table:table-cell>
          <table:table-cell office:value-type="float" office:value="2.587854179" calcext:value-type="float">
            <text:p>2.587854179</text:p>
          </table:table-cell>
          <table:table-cell office:value-type="float" office:value="0.000260187" calcext:value-type="float">
            <text:p>0.000260187</text:p>
          </table:table-cell>
          <table:table-cell office:value-type="float" office:value="5.883386032" calcext:value-type="float">
            <text:p>5.883386032</text:p>
          </table:table-cell>
          <table:table-cell office:value-type="float" office:value="0.029140944" calcext:value-type="float">
            <text:p>0.029140944</text:p>
          </table:table-cell>
          <table:table-cell office:value-type="float" office:value="658.939235584" calcext:value-type="float">
            <text:p>658.939235584</text:p>
          </table:table-cell>
          <table:table-cell office:value-type="float" office:value="0.00000232309821428571" calcext:value-type="float">
            <text:p>2.32309821428571E-06</text:p>
          </table:table-cell>
          <table:table-cell office:value-type="float" office:value="0.0525302324285714" calcext:value-type="float">
            <text:p>0.052530232428572</text:p>
          </table:table-cell>
          <table:table-cell office:value-type="float" office:value="1.294103184" calcext:value-type="float">
            <text:p>1.294103184</text:p>
          </table:table-cell>
          <table:table-cell office:value-type="float" office:value="0.0003961165" calcext:value-type="float">
            <text:p>0.0003961165</text:p>
          </table:table-cell>
          <table:table-cell office:value-type="float" office:value="2.942780221" calcext:value-type="float">
            <text:p>2.942780221</text:p>
          </table:table-cell>
          <table:table-cell office:value-type="float" office:value="0.044365048" calcext:value-type="float">
            <text:p>0.044365048</text:p>
          </table:table-cell>
          <table:table-cell office:value-type="float" office:value="329.591384752" calcext:value-type="float">
            <text:p>329.591384752</text:p>
          </table:table-cell>
          <table:table-cell office:value-type="float" office:value="0.00000353675446428571" calcext:value-type="float">
            <text:p>3.53675446428571E-06</text:p>
          </table:table-cell>
          <table:table-cell office:value-type="float" office:value="0.0262748234017857" calcext:value-type="float">
            <text:p>0.02627482340178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340537" calcext:value-type="float">
            <text:p>0.000340537</text:p>
          </table:table-cell>
          <table:table-cell office:value-type="float" office:value="0.002133302" calcext:value-type="float">
            <text:p>0.002133302</text:p>
          </table:table-cell>
          <table:table-cell office:value-type="float" office:value="0.001617206" calcext:value-type="float">
            <text:p>0.001617206</text:p>
          </table:table-cell>
          <table:table-cell office:value-type="float" office:value="0.241063126" calcext:value-type="float">
            <text:p>0.241063126</text:p>
          </table:table-cell>
          <table:table-cell office:value-type="float" office:value="0.182744278" calcext:value-type="float">
            <text:p>0.182744278</text:p>
          </table:table-cell>
          <table:table-cell office:value-type="float" office:value="0.000018878778761062" calcext:value-type="float">
            <text:p>1.8878778761062E-05</text:p>
          </table:table-cell>
          <table:table-cell office:value-type="float" office:value="0.0000143115575221239" calcext:value-type="float">
            <text:p>1.43115575221239E-05</text:p>
          </table:table-cell>
          <table:table-cell office:value-type="float" office:value="2.695887627" calcext:value-type="float">
            <text:p>2.695887627</text:p>
          </table:table-cell>
          <table:table-cell office:value-type="float" office:value="0.005641698" calcext:value-type="float">
            <text:p>0.005641698</text:p>
          </table:table-cell>
          <table:table-cell office:value-type="float" office:value="5.899577717" calcext:value-type="float">
            <text:p>5.899577717</text:p>
          </table:table-cell>
          <table:table-cell office:value-type="float" office:value="0.637511874" calcext:value-type="float">
            <text:p>0.637511874</text:p>
          </table:table-cell>
          <table:table-cell office:value-type="float" office:value="666.652282021" calcext:value-type="float">
            <text:p>666.652282021</text:p>
          </table:table-cell>
          <table:table-cell office:value-type="float" office:value="0.0000499265309734513" calcext:value-type="float">
            <text:p>4.99265309734513E-05</text:p>
          </table:table-cell>
          <table:table-cell office:value-type="float" office:value="0.0522086523628319" calcext:value-type="float">
            <text:p>0.052208652362832</text:p>
          </table:table-cell>
          <table:table-cell office:value-type="float" office:value="1.348114082" calcext:value-type="float">
            <text:p>1.348114082</text:p>
          </table:table-cell>
          <table:table-cell office:value-type="float" office:value="0.0038875" calcext:value-type="float">
            <text:p>0.0038875</text:p>
          </table:table-cell>
          <table:table-cell office:value-type="float" office:value="2.9505974615" calcext:value-type="float">
            <text:p>2.9505974615</text:p>
          </table:table-cell>
          <table:table-cell office:value-type="float" office:value="0.4392875" calcext:value-type="float">
            <text:p>0.4392875</text:p>
          </table:table-cell>
          <table:table-cell office:value-type="float" office:value="333.4175131495" calcext:value-type="float">
            <text:p>333.4175131495</text:p>
          </table:table-cell>
          <table:table-cell office:value-type="float" office:value="0.0000344026548672566" calcext:value-type="float">
            <text:p>3.44026548672566E-05</text:p>
          </table:table-cell>
          <table:table-cell office:value-type="float" office:value="0.026111481960177" calcext:value-type="float">
            <text:p>0.02611148196017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341499" calcext:value-type="float">
            <text:p>0.000341499</text:p>
          </table:table-cell>
          <table:table-cell office:value-type="float" office:value="0.005425193" calcext:value-type="float">
            <text:p>0.005425193</text:p>
          </table:table-cell>
          <table:table-cell office:value-type="float" office:value="0.000590415" calcext:value-type="float">
            <text:p>0.000590415</text:p>
          </table:table-cell>
          <table:table-cell office:value-type="float" office:value="0.618472002" calcext:value-type="float">
            <text:p>0.618472002</text:p>
          </table:table-cell>
          <table:table-cell office:value-type="float" office:value="0.06730731" calcext:value-type="float">
            <text:p>0.06730731</text:p>
          </table:table-cell>
          <table:table-cell office:value-type="float" office:value="0.0000475894122807018" calcext:value-type="float">
            <text:p>4.75894122807018E-05</text:p>
          </table:table-cell>
          <table:table-cell office:value-type="float" office:value="0.00000517907894736842" calcext:value-type="float">
            <text:p>5.17907894736842E-06</text:p>
          </table:table-cell>
          <table:table-cell office:value-type="float" office:value="2.69894474" calcext:value-type="float">
            <text:p>2.69894474</text:p>
          </table:table-cell>
          <table:table-cell office:value-type="float" office:value="0.000257512" calcext:value-type="float">
            <text:p>0.000257512</text:p>
          </table:table-cell>
          <table:table-cell office:value-type="float" office:value="4.493184687" calcext:value-type="float">
            <text:p>4.493184687</text:p>
          </table:table-cell>
          <table:table-cell office:value-type="float" office:value="0.029356368" calcext:value-type="float">
            <text:p>0.029356368</text:p>
          </table:table-cell>
          <table:table-cell office:value-type="float" office:value="512.223054318" calcext:value-type="float">
            <text:p>512.223054318</text:p>
          </table:table-cell>
          <table:table-cell office:value-type="float" office:value="0.00000225887719298246" calcext:value-type="float">
            <text:p>2.25887719298246E-06</text:p>
          </table:table-cell>
          <table:table-cell office:value-type="float" office:value="0.0394139007631579" calcext:value-type="float">
            <text:p>0.039413900763158</text:p>
          </table:table-cell>
          <table:table-cell office:value-type="float" office:value="1.3496431195" calcext:value-type="float">
            <text:p>1.3496431195</text:p>
          </table:table-cell>
          <table:table-cell office:value-type="float" office:value="0.0028413525" calcext:value-type="float">
            <text:p>0.0028413525</text:p>
          </table:table-cell>
          <table:table-cell office:value-type="float" office:value="2.246887551" calcext:value-type="float">
            <text:p>2.246887551</text:p>
          </table:table-cell>
          <table:table-cell office:value-type="float" office:value="0.323914185" calcext:value-type="float">
            <text:p>0.323914185</text:p>
          </table:table-cell>
          <table:table-cell office:value-type="float" office:value="256.145180814" calcext:value-type="float">
            <text:p>256.145180814</text:p>
          </table:table-cell>
          <table:table-cell office:value-type="float" office:value="0.0000249241447368421" calcext:value-type="float">
            <text:p>2.49241447368421E-05</text:p>
          </table:table-cell>
          <table:table-cell office:value-type="float" office:value="0.0197095399210526" calcext:value-type="float">
            <text:p>0.01970953992105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36349" calcext:value-type="float">
            <text:p>0.00036349</text:p>
          </table:table-cell>
          <table:table-cell office:value-type="float" office:value="0.001995324" calcext:value-type="float">
            <text:p>0.001995324</text:p>
          </table:table-cell>
          <table:table-cell office:value-type="float" office:value="0.001460373" calcext:value-type="float">
            <text:p>0.001460373</text:p>
          </table:table-cell>
          <table:table-cell office:value-type="float" office:value="0.22946226" calcext:value-type="float">
            <text:p>0.22946226</text:p>
          </table:table-cell>
          <table:table-cell office:value-type="float" office:value="0.167942895" calcext:value-type="float">
            <text:p>0.167942895</text:p>
          </table:table-cell>
          <table:table-cell office:value-type="float" office:value="0.0000173506434782609" calcext:value-type="float">
            <text:p>1.73506434782609E-05</text:p>
          </table:table-cell>
          <table:table-cell office:value-type="float" office:value="0.0000126988956521739" calcext:value-type="float">
            <text:p>1.26988956521739E-05</text:p>
          </table:table-cell>
          <table:table-cell office:value-type="float" office:value="2.65042812" calcext:value-type="float">
            <text:p>2.65042812</text:p>
          </table:table-cell>
          <table:table-cell office:value-type="float" office:value="0.000268332" calcext:value-type="float">
            <text:p>0.000268332</text:p>
          </table:table-cell>
          <table:table-cell office:value-type="float" office:value="4.446097924" calcext:value-type="float">
            <text:p>4.446097924</text:p>
          </table:table-cell>
          <table:table-cell office:value-type="float" office:value="0.03085818" calcext:value-type="float">
            <text:p>0.03085818</text:p>
          </table:table-cell>
          <table:table-cell office:value-type="float" office:value="511.30126126" calcext:value-type="float">
            <text:p>511.30126126</text:p>
          </table:table-cell>
          <table:table-cell office:value-type="float" office:value="0.00000233332173913043" calcext:value-type="float">
            <text:p>2.33332173913043E-06</text:p>
          </table:table-cell>
          <table:table-cell office:value-type="float" office:value="0.0386617210782609" calcext:value-type="float">
            <text:p>0.038661721078261</text:p>
          </table:table-cell>
          <table:table-cell office:value-type="float" office:value="1.325395805" calcext:value-type="float">
            <text:p>1.325395805</text:p>
          </table:table-cell>
          <table:table-cell office:value-type="float" office:value="0.001131828" calcext:value-type="float">
            <text:p>0.001131828</text:p>
          </table:table-cell>
          <table:table-cell office:value-type="float" office:value="2.2237791485" calcext:value-type="float">
            <text:p>2.2237791485</text:p>
          </table:table-cell>
          <table:table-cell office:value-type="float" office:value="0.13016022" calcext:value-type="float">
            <text:p>0.13016022</text:p>
          </table:table-cell>
          <table:table-cell office:value-type="float" office:value="255.7346020775" calcext:value-type="float">
            <text:p>255.7346020775</text:p>
          </table:table-cell>
          <table:table-cell office:value-type="float" office:value="0.00000984198260869565" calcext:value-type="float">
            <text:p>9.84198260869565E-06</text:p>
          </table:table-cell>
          <table:table-cell office:value-type="float" office:value="0.0193372099869565" calcext:value-type="float">
            <text:p>0.01933720998695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0532948" calcext:value-type="float">
            <text:p>0.000532948</text:p>
          </table:table-cell>
          <table:table-cell office:value-type="float" office:value="0.001826369" calcext:value-type="float">
            <text:p>0.001826369</text:p>
          </table:table-cell>
          <table:table-cell office:value-type="float" office:value="0.000924891" calcext:value-type="float">
            <text:p>0.000924891</text:p>
          </table:table-cell>
          <table:table-cell office:value-type="float" office:value="0.211858804" calcext:value-type="float">
            <text:p>0.211858804</text:p>
          </table:table-cell>
          <table:table-cell office:value-type="float" office:value="0.107287356" calcext:value-type="float">
            <text:p>0.107287356</text:p>
          </table:table-cell>
          <table:table-cell office:value-type="float" office:value="0.0000157445603448276" calcext:value-type="float">
            <text:p>1.57445603448276E-05</text:p>
          </table:table-cell>
          <table:table-cell office:value-type="float" office:value="0.00000797319827586207" calcext:value-type="float">
            <text:p>7.97319827586207E-06</text:p>
          </table:table-cell>
          <table:table-cell office:value-type="float" office:value="2.522943621" calcext:value-type="float">
            <text:p>2.522943621</text:p>
          </table:table-cell>
          <table:table-cell office:value-type="float" office:value="0.000188363" calcext:value-type="float">
            <text:p>0.000188363</text:p>
          </table:table-cell>
          <table:table-cell office:value-type="float" office:value="4.468927912" calcext:value-type="float">
            <text:p>4.468927912</text:p>
          </table:table-cell>
          <table:table-cell office:value-type="float" office:value="0.021850108" calcext:value-type="float">
            <text:p>0.021850108</text:p>
          </table:table-cell>
          <table:table-cell office:value-type="float" office:value="518.395637792" calcext:value-type="float">
            <text:p>518.395637792</text:p>
          </table:table-cell>
          <table:table-cell office:value-type="float" office:value="0.00000162381896551724" calcext:value-type="float">
            <text:p>1.62381896551724E-06</text:p>
          </table:table-cell>
          <table:table-cell office:value-type="float" office:value="0.0385252406206897" calcext:value-type="float">
            <text:p>0.03852524062069</text:p>
          </table:table-cell>
          <table:table-cell office:value-type="float" office:value="1.2617382845" calcext:value-type="float">
            <text:p>1.2617382845</text:p>
          </table:table-cell>
          <table:table-cell office:value-type="float" office:value="0.001007366" calcext:value-type="float">
            <text:p>0.001007366</text:p>
          </table:table-cell>
          <table:table-cell office:value-type="float" office:value="2.2349264015" calcext:value-type="float">
            <text:p>2.2349264015</text:p>
          </table:table-cell>
          <table:table-cell office:value-type="float" office:value="0.116854456" calcext:value-type="float">
            <text:p>0.116854456</text:p>
          </table:table-cell>
          <table:table-cell office:value-type="float" office:value="259.251462574" calcext:value-type="float">
            <text:p>259.251462574</text:p>
          </table:table-cell>
          <table:table-cell office:value-type="float" office:value="0.00000868418965517241" calcext:value-type="float">
            <text:p>8.68418965517241E-06</text:p>
          </table:table-cell>
          <table:table-cell office:value-type="float" office:value="0.0192666069094828" calcext:value-type="float">
            <text:p>0.01926660690948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349364" calcext:value-type="float">
            <text:p>0.000349364</text:p>
          </table:table-cell>
          <table:table-cell office:value-type="float" office:value="0.004686841" calcext:value-type="float">
            <text:p>0.004686841</text:p>
          </table:table-cell>
          <table:table-cell office:value-type="float" office:value="0.000950529" calcext:value-type="float">
            <text:p>0.000950529</text:p>
          </table:table-cell>
          <table:table-cell office:value-type="float" office:value="0.548360397" calcext:value-type="float">
            <text:p>0.548360397</text:p>
          </table:table-cell>
          <table:table-cell office:value-type="float" office:value="0.111211893" calcext:value-type="float">
            <text:p>0.111211893</text:p>
          </table:table-cell>
          <table:table-cell office:value-type="float" office:value="0.0000400584700854701" calcext:value-type="float">
            <text:p>4.00584700854701E-05</text:p>
          </table:table-cell>
          <table:table-cell office:value-type="float" office:value="0.00000812417948717949" calcext:value-type="float">
            <text:p>8.12417948717949E-06</text:p>
          </table:table-cell>
          <table:table-cell office:value-type="float" office:value="2.736000753" calcext:value-type="float">
            <text:p>2.736000753</text:p>
          </table:table-cell>
          <table:table-cell office:value-type="float" office:value="0.000226884" calcext:value-type="float">
            <text:p>0.000226884</text:p>
          </table:table-cell>
          <table:table-cell office:value-type="float" office:value="4.576680544" calcext:value-type="float">
            <text:p>4.576680544</text:p>
          </table:table-cell>
          <table:table-cell office:value-type="float" office:value="0.026545428" calcext:value-type="float">
            <text:p>0.026545428</text:p>
          </table:table-cell>
          <table:table-cell office:value-type="float" office:value="535.471623648" calcext:value-type="float">
            <text:p>535.471623648</text:p>
          </table:table-cell>
          <table:table-cell office:value-type="float" office:value="0.00000193917948717949" calcext:value-type="float">
            <text:p>1.93917948717949E-06</text:p>
          </table:table-cell>
          <table:table-cell office:value-type="float" office:value="0.0391169277264957" calcext:value-type="float">
            <text:p>0.039116927726496</text:p>
          </table:table-cell>
          <table:table-cell office:value-type="float" office:value="1.3681750585" calcext:value-type="float">
            <text:p>1.3681750585</text:p>
          </table:table-cell>
          <table:table-cell office:value-type="float" office:value="0.0024568625" calcext:value-type="float">
            <text:p>0.0024568625</text:p>
          </table:table-cell>
          <table:table-cell office:value-type="float" office:value="2.2888155365" calcext:value-type="float">
            <text:p>2.2888155365</text:p>
          </table:table-cell>
          <table:table-cell office:value-type="float" office:value="0.2874529125" calcext:value-type="float">
            <text:p>0.2874529125</text:p>
          </table:table-cell>
          <table:table-cell office:value-type="float" office:value="267.7914177705" calcext:value-type="float">
            <text:p>267.7914177705</text:p>
          </table:table-cell>
          <table:table-cell office:value-type="float" office:value="0.0000209988247863248" calcext:value-type="float">
            <text:p>2.09988247863248E-05</text:p>
          </table:table-cell>
          <table:table-cell office:value-type="float" office:value="0.0195625259529915" calcext:value-type="float">
            <text:p>0.01956252595299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346669" calcext:value-type="float">
            <text:p>0.000346669</text:p>
          </table:table-cell>
          <table:table-cell office:value-type="float" office:value="0.005376212" calcext:value-type="float">
            <text:p>0.005376212</text:p>
          </table:table-cell>
          <table:table-cell office:value-type="float" office:value="0.000702044" calcext:value-type="float">
            <text:p>0.000702044</text:p>
          </table:table-cell>
          <table:table-cell office:value-type="float" office:value="0.634393016" calcext:value-type="float">
            <text:p>0.634393016</text:p>
          </table:table-cell>
          <table:table-cell office:value-type="float" office:value="0.082841192" calcext:value-type="float">
            <text:p>0.082841192</text:p>
          </table:table-cell>
          <table:table-cell office:value-type="float" office:value="0.0000455611186440678" calcext:value-type="float">
            <text:p>4.55611186440678E-05</text:p>
          </table:table-cell>
          <table:table-cell office:value-type="float" office:value="0.00000594952542372881" calcext:value-type="float">
            <text:p>5.94952542372881E-06</text:p>
          </table:table-cell>
          <table:table-cell office:value-type="float" office:value="2.74119157" calcext:value-type="float">
            <text:p>2.74119157</text:p>
          </table:table-cell>
          <table:table-cell office:value-type="float" office:value="0.00021407" calcext:value-type="float">
            <text:p>0.00021407</text:p>
          </table:table-cell>
          <table:table-cell office:value-type="float" office:value="4.522196438" calcext:value-type="float">
            <text:p>4.522196438</text:p>
          </table:table-cell>
          <table:table-cell office:value-type="float" office:value="0.02526026" calcext:value-type="float">
            <text:p>0.02526026</text:p>
          </table:table-cell>
          <table:table-cell office:value-type="float" office:value="533.619179684" calcext:value-type="float">
            <text:p>533.619179684</text:p>
          </table:table-cell>
          <table:table-cell office:value-type="float" office:value="0.00000181415254237288" calcext:value-type="float">
            <text:p>1.81415254237288E-06</text:p>
          </table:table-cell>
          <table:table-cell office:value-type="float" office:value="0.0383236986271186" calcext:value-type="float">
            <text:p>0.038323698627119</text:p>
          </table:table-cell>
          <table:table-cell office:value-type="float" office:value="1.3707691195" calcext:value-type="float">
            <text:p>1.3707691195</text:p>
          </table:table-cell>
          <table:table-cell office:value-type="float" office:value="0.002795141" calcext:value-type="float">
            <text:p>0.002795141</text:p>
          </table:table-cell>
          <table:table-cell office:value-type="float" office:value="2.261449241" calcext:value-type="float">
            <text:p>2.261449241</text:p>
          </table:table-cell>
          <table:table-cell office:value-type="float" office:value="0.329826638" calcext:value-type="float">
            <text:p>0.329826638</text:p>
          </table:table-cell>
          <table:table-cell office:value-type="float" office:value="266.851010438" calcext:value-type="float">
            <text:p>266.851010438</text:p>
          </table:table-cell>
          <table:table-cell office:value-type="float" office:value="0.0000236876355932203" calcext:value-type="float">
            <text:p>2.36876355932203E-05</text:p>
          </table:table-cell>
          <table:table-cell office:value-type="float" office:value="0.0191648240762712" calcext:value-type="float">
            <text:p>0.01916482407627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344154" calcext:value-type="float">
            <text:p>0.000344154</text:p>
          </table:table-cell>
          <table:table-cell office:value-type="float" office:value="0.005784515" calcext:value-type="float">
            <text:p>0.005784515</text:p>
          </table:table-cell>
          <table:table-cell office:value-type="float" office:value="0.000532998" calcext:value-type="float">
            <text:p>0.000532998</text:p>
          </table:table-cell>
          <table:table-cell office:value-type="float" office:value="0.688357285" calcext:value-type="float">
            <text:p>0.688357285</text:p>
          </table:table-cell>
          <table:table-cell office:value-type="float" office:value="0.063426762" calcext:value-type="float">
            <text:p>0.063426762</text:p>
          </table:table-cell>
          <table:table-cell office:value-type="float" office:value="0.0000486093697478992" calcext:value-type="float">
            <text:p>4.86093697478992E-05</text:p>
          </table:table-cell>
          <table:table-cell office:value-type="float" office:value="0.00000447897478991597" calcext:value-type="float">
            <text:p>4.47897478991597E-06</text:p>
          </table:table-cell>
          <table:table-cell office:value-type="float" office:value="2.685578488" calcext:value-type="float">
            <text:p>2.685578488</text:p>
          </table:table-cell>
          <table:table-cell office:value-type="float" office:value="0.000203711" calcext:value-type="float">
            <text:p>0.000203711</text:p>
          </table:table-cell>
          <table:table-cell office:value-type="float" office:value="4.542078459" calcext:value-type="float">
            <text:p>4.542078459</text:p>
          </table:table-cell>
          <table:table-cell office:value-type="float" office:value="0.024241609" calcext:value-type="float">
            <text:p>0.024241609</text:p>
          </table:table-cell>
          <table:table-cell office:value-type="float" office:value="540.507336621" calcext:value-type="float">
            <text:p>540.507336621</text:p>
          </table:table-cell>
          <table:table-cell office:value-type="float" office:value="0.00000171185714285714" calcext:value-type="float">
            <text:p>1.71185714285714E-06</text:p>
          </table:table-cell>
          <table:table-cell office:value-type="float" office:value="0.0381687265462185" calcext:value-type="float">
            <text:p>0.038168726546219</text:p>
          </table:table-cell>
          <table:table-cell office:value-type="float" office:value="1.342961321" calcext:value-type="float">
            <text:p>1.342961321</text:p>
          </table:table-cell>
          <table:table-cell office:value-type="float" office:value="0.002994113" calcext:value-type="float">
            <text:p>0.002994113</text:p>
          </table:table-cell>
          <table:table-cell office:value-type="float" office:value="2.2713057285" calcext:value-type="float">
            <text:p>2.2713057285</text:p>
          </table:table-cell>
          <table:table-cell office:value-type="float" office:value="0.356299447" calcext:value-type="float">
            <text:p>0.356299447</text:p>
          </table:table-cell>
          <table:table-cell office:value-type="float" office:value="270.2853816915" calcext:value-type="float">
            <text:p>270.2853816915</text:p>
          </table:table-cell>
          <table:table-cell office:value-type="float" office:value="0.0000251606134453781" calcext:value-type="float">
            <text:p>2.51606134453781E-05</text:p>
          </table:table-cell>
          <table:table-cell office:value-type="float" office:value="0.0190866027605042" calcext:value-type="float">
            <text:p>0.0190866027605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362879" calcext:value-type="float">
            <text:p>0.000362879</text:p>
          </table:table-cell>
          <table:table-cell office:value-type="float" office:value="0.005525721" calcext:value-type="float">
            <text:p>0.005525721</text:p>
          </table:table-cell>
          <table:table-cell office:value-type="float" office:value="0.000654855" calcext:value-type="float">
            <text:p>0.000654855</text:p>
          </table:table-cell>
          <table:table-cell office:value-type="float" office:value="0.66308652" calcext:value-type="float">
            <text:p>0.66308652</text:p>
          </table:table-cell>
          <table:table-cell office:value-type="float" office:value="0.0785826" calcext:value-type="float">
            <text:p>0.0785826</text:p>
          </table:table-cell>
          <table:table-cell office:value-type="float" office:value="0.000046047675" calcext:value-type="float">
            <text:p>4.6047675E-05</text:p>
          </table:table-cell>
          <table:table-cell office:value-type="float" office:value="0.000005457125" calcext:value-type="float">
            <text:p>5.457125E-06</text:p>
          </table:table-cell>
          <table:table-cell office:value-type="float" office:value="2.753025628" calcext:value-type="float">
            <text:p>2.753025628</text:p>
          </table:table-cell>
          <table:table-cell office:value-type="float" office:value="0.000211316" calcext:value-type="float">
            <text:p>0.000211316</text:p>
          </table:table-cell>
          <table:table-cell office:value-type="float" office:value="4.514334878" calcext:value-type="float">
            <text:p>4.514334878</text:p>
          </table:table-cell>
          <table:table-cell office:value-type="float" office:value="0.02535792" calcext:value-type="float">
            <text:p>0.02535792</text:p>
          </table:table-cell>
          <table:table-cell office:value-type="float" office:value="541.72018536" calcext:value-type="float">
            <text:p>541.72018536</text:p>
          </table:table-cell>
          <table:table-cell office:value-type="float" office:value="0.00000176096666666667" calcext:value-type="float">
            <text:p>1.76096666666667E-06</text:p>
          </table:table-cell>
          <table:table-cell office:value-type="float" office:value="0.0376194573166667" calcext:value-type="float">
            <text:p>0.037619457316667</text:p>
          </table:table-cell>
          <table:table-cell office:value-type="float" office:value="1.3766942535" calcext:value-type="float">
            <text:p>1.3766942535</text:p>
          </table:table-cell>
          <table:table-cell office:value-type="float" office:value="0.0028685185" calcext:value-type="float">
            <text:p>0.0028685185</text:p>
          </table:table-cell>
          <table:table-cell office:value-type="float" office:value="2.2574948665" calcext:value-type="float">
            <text:p>2.2574948665</text:p>
          </table:table-cell>
          <table:table-cell office:value-type="float" office:value="0.34422222" calcext:value-type="float">
            <text:p>0.34422222</text:p>
          </table:table-cell>
          <table:table-cell office:value-type="float" office:value="270.89938398" calcext:value-type="float">
            <text:p>270.89938398</text:p>
          </table:table-cell>
          <table:table-cell office:value-type="float" office:value="0.0000239043208333333" calcext:value-type="float">
            <text:p>2.39043208333333E-05</text:p>
          </table:table-cell>
          <table:table-cell office:value-type="float" office:value="0.0188124572208333" calcext:value-type="float">
            <text:p>0.01881245722083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0334837" calcext:value-type="float">
            <text:p>0.000334837</text:p>
          </table:table-cell>
          <table:table-cell office:value-type="float" office:value="0.001929291" calcext:value-type="float">
            <text:p>0.001929291</text:p>
          </table:table-cell>
          <table:table-cell office:value-type="float" office:value="0.001021341" calcext:value-type="float">
            <text:p>0.001021341</text:p>
          </table:table-cell>
          <table:table-cell office:value-type="float" office:value="0.233444211" calcext:value-type="float">
            <text:p>0.233444211</text:p>
          </table:table-cell>
          <table:table-cell office:value-type="float" office:value="0.123582261" calcext:value-type="float">
            <text:p>0.123582261</text:p>
          </table:table-cell>
          <table:table-cell office:value-type="float" office:value="0.0000159445537190083" calcext:value-type="float">
            <text:p>1.59445537190083E-05</text:p>
          </table:table-cell>
          <table:table-cell office:value-type="float" office:value="0.0000084408347107438" calcext:value-type="float">
            <text:p>8.4408347107438E-06</text:p>
          </table:table-cell>
          <table:table-cell office:value-type="float" office:value="2.720456395" calcext:value-type="float">
            <text:p>2.720456395</text:p>
          </table:table-cell>
          <table:table-cell office:value-type="float" office:value="0.000191819" calcext:value-type="float">
            <text:p>0.000191819</text:p>
          </table:table-cell>
          <table:table-cell office:value-type="float" office:value="4.483655372" calcext:value-type="float">
            <text:p>4.483655372</text:p>
          </table:table-cell>
          <table:table-cell office:value-type="float" office:value="0.023210099" calcext:value-type="float">
            <text:p>0.023210099</text:p>
          </table:table-cell>
          <table:table-cell office:value-type="float" office:value="542.522300012" calcext:value-type="float">
            <text:p>542.522300012</text:p>
          </table:table-cell>
          <table:table-cell office:value-type="float" office:value="0.00000158528099173554" calcext:value-type="float">
            <text:p>1.58528099173554E-06</text:p>
          </table:table-cell>
          <table:table-cell office:value-type="float" office:value="0.0370550030743802" calcext:value-type="float">
            <text:p>0.03705500307438</text:p>
          </table:table-cell>
          <table:table-cell office:value-type="float" office:value="1.360395616" calcext:value-type="float">
            <text:p>1.360395616</text:p>
          </table:table-cell>
          <table:table-cell office:value-type="float" office:value="0.001060555" calcext:value-type="float">
            <text:p>0.001060555</text:p>
          </table:table-cell>
          <table:table-cell office:value-type="float" office:value="2.2423383565" calcext:value-type="float">
            <text:p>2.2423383565</text:p>
          </table:table-cell>
          <table:table-cell office:value-type="float" office:value="0.128327155" calcext:value-type="float">
            <text:p>0.128327155</text:p>
          </table:table-cell>
          <table:table-cell office:value-type="float" office:value="271.3229411365" calcext:value-type="float">
            <text:p>271.3229411365</text:p>
          </table:table-cell>
          <table:table-cell office:value-type="float" office:value="0.0000087649173553719" calcext:value-type="float">
            <text:p>8.7649173553719E-06</text:p>
          </table:table-cell>
          <table:table-cell office:value-type="float" office:value="0.0185317219545455" calcext:value-type="float">
            <text:p>0.01853172195454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486681" calcext:value-type="float">
            <text:p>0.000486681</text:p>
          </table:table-cell>
          <table:table-cell office:value-type="float" office:value="0.001642223" calcext:value-type="float">
            <text:p>0.001642223</text:p>
          </table:table-cell>
          <table:table-cell office:value-type="float" office:value="0.000754171" calcext:value-type="float">
            <text:p>0.000754171</text:p>
          </table:table-cell>
          <table:table-cell office:value-type="float" office:value="0.200351206" calcext:value-type="float">
            <text:p>0.200351206</text:p>
          </table:table-cell>
          <table:table-cell office:value-type="float" office:value="0.092008862" calcext:value-type="float">
            <text:p>0.092008862</text:p>
          </table:table-cell>
          <table:table-cell office:value-type="float" office:value="0.0000134608442622951" calcext:value-type="float">
            <text:p>1.34608442622951E-05</text:p>
          </table:table-cell>
          <table:table-cell office:value-type="float" office:value="0.00000618172950819672" calcext:value-type="float">
            <text:p>6.18172950819672E-06</text:p>
          </table:table-cell>
          <table:table-cell office:value-type="float" office:value="1.971885318" calcext:value-type="float">
            <text:p>1.971885318</text:p>
          </table:table-cell>
          <table:table-cell office:value-type="float" office:value="0.000192851" calcext:value-type="float">
            <text:p>0.000192851</text:p>
          </table:table-cell>
          <table:table-cell office:value-type="float" office:value="4.622726097" calcext:value-type="float">
            <text:p>4.622726097</text:p>
          </table:table-cell>
          <table:table-cell office:value-type="float" office:value="0.023527822" calcext:value-type="float">
            <text:p>0.023527822</text:p>
          </table:table-cell>
          <table:table-cell office:value-type="float" office:value="563.972583834" calcext:value-type="float">
            <text:p>563.972583834</text:p>
          </table:table-cell>
          <table:table-cell office:value-type="float" office:value="0.00000158074590163934" calcext:value-type="float">
            <text:p>1.58074590163934E-06</text:p>
          </table:table-cell>
          <table:table-cell office:value-type="float" office:value="0.0378911975163934" calcext:value-type="float">
            <text:p>0.037891197516394</text:p>
          </table:table-cell>
          <table:table-cell office:value-type="float" office:value="0.9861859995" calcext:value-type="float">
            <text:p>0.9861859995</text:p>
          </table:table-cell>
          <table:table-cell office:value-type="float" office:value="0.000917537" calcext:value-type="float">
            <text:p>0.000917537</text:p>
          </table:table-cell>
          <table:table-cell office:value-type="float" office:value="2.311740134" calcext:value-type="float">
            <text:p>2.311740134</text:p>
          </table:table-cell>
          <table:table-cell office:value-type="float" office:value="0.111939514" calcext:value-type="float">
            <text:p>0.111939514</text:p>
          </table:table-cell>
          <table:table-cell office:value-type="float" office:value="282.032296348" calcext:value-type="float">
            <text:p>282.032296348</text:p>
          </table:table-cell>
          <table:table-cell office:value-type="float" office:value="0.00000752079508196721" calcext:value-type="float">
            <text:p>7.52079508196721E-06</text:p>
          </table:table-cell>
          <table:table-cell office:value-type="float" office:value="0.0189486896229508" calcext:value-type="float">
            <text:p>0.01894868962295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0357208" calcext:value-type="float">
            <text:p>0.000357208</text:p>
          </table:table-cell>
          <table:table-cell office:value-type="float" office:value="0.005514421" calcext:value-type="float">
            <text:p>0.005514421</text:p>
          </table:table-cell>
          <table:table-cell office:value-type="float" office:value="0.001555521" calcext:value-type="float">
            <text:p>0.001555521</text:p>
          </table:table-cell>
          <table:table-cell office:value-type="float" office:value="0.678273783" calcext:value-type="float">
            <text:p>0.678273783</text:p>
          </table:table-cell>
          <table:table-cell office:value-type="float" office:value="0.191329083" calcext:value-type="float">
            <text:p>0.191329083</text:p>
          </table:table-cell>
          <table:table-cell office:value-type="float" office:value="0.0000448326910569106" calcext:value-type="float">
            <text:p>4.48326910569106E-05</text:p>
          </table:table-cell>
          <table:table-cell office:value-type="float" office:value="0.000012646512195122" calcext:value-type="float">
            <text:p>1.2646512195122E-05</text:p>
          </table:table-cell>
          <table:table-cell office:value-type="float" office:value="2.065731164" calcext:value-type="float">
            <text:p>2.065731164</text:p>
          </table:table-cell>
          <table:table-cell office:value-type="float" office:value="0.000266188" calcext:value-type="float">
            <text:p>0.000266188</text:p>
          </table:table-cell>
          <table:table-cell office:value-type="float" office:value="4.620898057" calcext:value-type="float">
            <text:p>4.620898057</text:p>
          </table:table-cell>
          <table:table-cell office:value-type="float" office:value="0.032741124" calcext:value-type="float">
            <text:p>0.032741124</text:p>
          </table:table-cell>
          <table:table-cell office:value-type="float" office:value="568.370461011" calcext:value-type="float">
            <text:p>568.370461011</text:p>
          </table:table-cell>
          <table:table-cell office:value-type="float" office:value="0.00000216413008130081" calcext:value-type="float">
            <text:p>2.16413008130081E-06</text:p>
          </table:table-cell>
          <table:table-cell office:value-type="float" office:value="0.0375682768861789" calcext:value-type="float">
            <text:p>0.037568276886179</text:p>
          </table:table-cell>
          <table:table-cell office:value-type="float" office:value="1.033044186" calcext:value-type="float">
            <text:p>1.033044186</text:p>
          </table:table-cell>
          <table:table-cell office:value-type="float" office:value="0.0028903045" calcext:value-type="float">
            <text:p>0.0028903045</text:p>
          </table:table-cell>
          <table:table-cell office:value-type="float" office:value="2.311226789" calcext:value-type="float">
            <text:p>2.311226789</text:p>
          </table:table-cell>
          <table:table-cell office:value-type="float" office:value="0.3555074535" calcext:value-type="float">
            <text:p>0.3555074535</text:p>
          </table:table-cell>
          <table:table-cell office:value-type="float" office:value="284.280895047" calcext:value-type="float">
            <text:p>284.280895047</text:p>
          </table:table-cell>
          <table:table-cell office:value-type="float" office:value="0.0000234984105691057" calcext:value-type="float">
            <text:p>2.34984105691057E-05</text:p>
          </table:table-cell>
          <table:table-cell office:value-type="float" office:value="0.018790461699187" calcext:value-type="float">
            <text:p>0.01879046169918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0336119" calcext:value-type="float">
            <text:p>0.000336119</text:p>
          </table:table-cell>
          <table:table-cell office:value-type="float" office:value="0.001997007" calcext:value-type="float">
            <text:p>0.001997007</text:p>
          </table:table-cell>
          <table:table-cell office:value-type="float" office:value="0.001829955" calcext:value-type="float">
            <text:p>0.001829955</text:p>
          </table:table-cell>
          <table:table-cell office:value-type="float" office:value="0.247628868" calcext:value-type="float">
            <text:p>0.247628868</text:p>
          </table:table-cell>
          <table:table-cell office:value-type="float" office:value="0.22691442" calcext:value-type="float">
            <text:p>0.22691442</text:p>
          </table:table-cell>
          <table:table-cell office:value-type="float" office:value="0.0000161048951612903" calcext:value-type="float">
            <text:p>1.61048951612903E-05</text:p>
          </table:table-cell>
          <table:table-cell office:value-type="float" office:value="0.0000147577016129032" calcext:value-type="float">
            <text:p>1.47577016129032E-05</text:p>
          </table:table-cell>
          <table:table-cell office:value-type="float" office:value="2.029132429" calcext:value-type="float">
            <text:p>2.029132429</text:p>
          </table:table-cell>
          <table:table-cell office:value-type="float" office:value="0.000195466" calcext:value-type="float">
            <text:p>0.000195466</text:p>
          </table:table-cell>
          <table:table-cell office:value-type="float" office:value="4.590401173" calcext:value-type="float">
            <text:p>4.590401173</text:p>
          </table:table-cell>
          <table:table-cell office:value-type="float" office:value="0.024237784" calcext:value-type="float">
            <text:p>0.024237784</text:p>
          </table:table-cell>
          <table:table-cell office:value-type="float" office:value="569.209745452" calcext:value-type="float">
            <text:p>569.209745452</text:p>
          </table:table-cell>
          <table:table-cell office:value-type="float" office:value="0.00000157633870967742" calcext:value-type="float">
            <text:p>1.57633870967742E-06</text:p>
          </table:table-cell>
          <table:table-cell office:value-type="float" office:value="0.0370193642983871" calcext:value-type="float">
            <text:p>0.037019364298387</text:p>
          </table:table-cell>
          <table:table-cell office:value-type="float" office:value="1.014734274" calcext:value-type="float">
            <text:p>1.014734274</text:p>
          </table:table-cell>
          <table:table-cell office:value-type="float" office:value="0.0010962365" calcext:value-type="float">
            <text:p>0.0010962365</text:p>
          </table:table-cell>
          <table:table-cell office:value-type="float" office:value="2.296115564" calcext:value-type="float">
            <text:p>2.296115564</text:p>
          </table:table-cell>
          <table:table-cell office:value-type="float" office:value="0.135933326" calcext:value-type="float">
            <text:p>0.135933326</text:p>
          </table:table-cell>
          <table:table-cell office:value-type="float" office:value="284.718329936" calcext:value-type="float">
            <text:p>284.718329936</text:p>
          </table:table-cell>
          <table:table-cell office:value-type="float" office:value="0.00000884061693548387" calcext:value-type="float">
            <text:p>8.84061693548387E-06</text:p>
          </table:table-cell>
          <table:table-cell office:value-type="float" office:value="0.018517061" calcext:value-type="float">
            <text:p>0.01851706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353542" calcext:value-type="float">
            <text:p>0.000353542</text:p>
          </table:table-cell>
          <table:table-cell office:value-type="float" office:value="0.005693455" calcext:value-type="float">
            <text:p>0.005693455</text:p>
          </table:table-cell>
          <table:table-cell office:value-type="float" office:value="0.0010685" calcext:value-type="float">
            <text:p>0.0010685</text:p>
          </table:table-cell>
          <table:table-cell office:value-type="float" office:value="0.711681875" calcext:value-type="float">
            <text:p>0.711681875</text:p>
          </table:table-cell>
          <table:table-cell office:value-type="float" office:value="0.1335625" calcext:value-type="float">
            <text:p>0.1335625</text:p>
          </table:table-cell>
          <table:table-cell office:value-type="float" office:value="0.00004554764" calcext:value-type="float">
            <text:p>4.554764E-05</text:p>
          </table:table-cell>
          <table:table-cell office:value-type="float" office:value="0.000008548" calcext:value-type="float">
            <text:p>8.548E-06</text:p>
          </table:table-cell>
          <table:table-cell office:value-type="float" office:value="2.15981777" calcext:value-type="float">
            <text:p>2.15981777</text:p>
          </table:table-cell>
          <table:table-cell office:value-type="float" office:value="0.000231373" calcext:value-type="float">
            <text:p>0.000231373</text:p>
          </table:table-cell>
          <table:table-cell office:value-type="float" office:value="4.570135096" calcext:value-type="float">
            <text:p>4.570135096</text:p>
          </table:table-cell>
          <table:table-cell office:value-type="float" office:value="0.028921625" calcext:value-type="float">
            <text:p>0.028921625</text:p>
          </table:table-cell>
          <table:table-cell office:value-type="float" office:value="571.266887" calcext:value-type="float">
            <text:p>571.266887</text:p>
          </table:table-cell>
          <table:table-cell office:value-type="float" office:value="0.000001850984" calcext:value-type="float">
            <text:p>1.850984E-06</text:p>
          </table:table-cell>
          <table:table-cell office:value-type="float" office:value="0.036561080768" calcext:value-type="float">
            <text:p>0.036561080768</text:p>
          </table:table-cell>
          <table:table-cell office:value-type="float" office:value="1.080085656" calcext:value-type="float">
            <text:p>1.080085656</text:p>
          </table:table-cell>
          <table:table-cell office:value-type="float" office:value="0.002962414" calcext:value-type="float">
            <text:p>0.002962414</text:p>
          </table:table-cell>
          <table:table-cell office:value-type="float" office:value="2.285601798" calcext:value-type="float">
            <text:p>2.285601798</text:p>
          </table:table-cell>
          <table:table-cell office:value-type="float" office:value="0.37030175" calcext:value-type="float">
            <text:p>0.37030175</text:p>
          </table:table-cell>
          <table:table-cell office:value-type="float" office:value="285.70022475" calcext:value-type="float">
            <text:p>285.70022475</text:p>
          </table:table-cell>
          <table:table-cell office:value-type="float" office:value="0.000023699312" calcext:value-type="float">
            <text:p>2.3699312E-05</text:p>
          </table:table-cell>
          <table:table-cell office:value-type="float" office:value="0.018284814384" calcext:value-type="float">
            <text:p>0.01828481438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0364362" calcext:value-type="float">
            <text:p>0.000364362</text:p>
          </table:table-cell>
          <table:table-cell office:value-type="float" office:value="0.001703067" calcext:value-type="float">
            <text:p>0.001703067</text:p>
          </table:table-cell>
          <table:table-cell office:value-type="float" office:value="0.001821418" calcext:value-type="float">
            <text:p>0.001821418</text:p>
          </table:table-cell>
          <table:table-cell office:value-type="float" office:value="0.214586442" calcext:value-type="float">
            <text:p>0.214586442</text:p>
          </table:table-cell>
          <table:table-cell office:value-type="float" office:value="0.229498668" calcext:value-type="float">
            <text:p>0.229498668</text:p>
          </table:table-cell>
          <table:table-cell office:value-type="float" office:value="0.0000135164047619048" calcext:value-type="float">
            <text:p>1.35164047619048E-05</text:p>
          </table:table-cell>
          <table:table-cell office:value-type="float" office:value="0.0000144556984126984" calcext:value-type="float">
            <text:p>1.44556984126984E-05</text:p>
          </table:table-cell>
          <table:table-cell office:value-type="float" office:value="2.268229857" calcext:value-type="float">
            <text:p>2.268229857</text:p>
          </table:table-cell>
          <table:table-cell office:value-type="float" office:value="0.0001923" calcext:value-type="float">
            <text:p>0.0001923</text:p>
          </table:table-cell>
          <table:table-cell office:value-type="float" office:value="4.817953325" calcext:value-type="float">
            <text:p>4.817953325</text:p>
          </table:table-cell>
          <table:table-cell office:value-type="float" office:value="0.0242298" calcext:value-type="float">
            <text:p>0.0242298</text:p>
          </table:table-cell>
          <table:table-cell office:value-type="float" office:value="607.06211895" calcext:value-type="float">
            <text:p>607.06211895</text:p>
          </table:table-cell>
          <table:table-cell office:value-type="float" office:value="0.00000152619047619048" calcext:value-type="float">
            <text:p>1.52619047619048E-06</text:p>
          </table:table-cell>
          <table:table-cell office:value-type="float" office:value="0.0382377248015873" calcext:value-type="float">
            <text:p>0.038237724801587</text:p>
          </table:table-cell>
          <table:table-cell office:value-type="float" office:value="1.1342971095" calcext:value-type="float">
            <text:p>1.1342971095</text:p>
          </table:table-cell>
          <table:table-cell office:value-type="float" office:value="0.0009476835" calcext:value-type="float">
            <text:p>0.0009476835</text:p>
          </table:table-cell>
          <table:table-cell office:value-type="float" office:value="2.4098873715" calcext:value-type="float">
            <text:p>2.4098873715</text:p>
          </table:table-cell>
          <table:table-cell office:value-type="float" office:value="0.119408121" calcext:value-type="float">
            <text:p>0.119408121</text:p>
          </table:table-cell>
          <table:table-cell office:value-type="float" office:value="303.645808809" calcext:value-type="float">
            <text:p>303.645808809</text:p>
          </table:table-cell>
          <table:table-cell office:value-type="float" office:value="0.00000752129761904762" calcext:value-type="float">
            <text:p>7.52129761904762E-06</text:p>
          </table:table-cell>
          <table:table-cell office:value-type="float" office:value="0.01912609025" calcext:value-type="float">
            <text:p>0.019126090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0334255" calcext:value-type="float">
            <text:p>0.000334255</text:p>
          </table:table-cell>
          <table:table-cell office:value-type="float" office:value="0.005375501" calcext:value-type="float">
            <text:p>0.005375501</text:p>
          </table:table-cell>
          <table:table-cell office:value-type="float" office:value="0.000541523" calcext:value-type="float">
            <text:p>0.000541523</text:p>
          </table:table-cell>
          <table:table-cell office:value-type="float" office:value="0.682688627" calcext:value-type="float">
            <text:p>0.682688627</text:p>
          </table:table-cell>
          <table:table-cell office:value-type="float" office:value="0.068773421" calcext:value-type="float">
            <text:p>0.068773421</text:p>
          </table:table-cell>
          <table:table-cell office:value-type="float" office:value="0.0000423267795275591" calcext:value-type="float">
            <text:p>4.23267795275591E-05</text:p>
          </table:table-cell>
          <table:table-cell office:value-type="float" office:value="0.00000426396062992126" calcext:value-type="float">
            <text:p>4.26396062992126E-06</text:p>
          </table:table-cell>
          <table:table-cell office:value-type="float" office:value="2.087237195" calcext:value-type="float">
            <text:p>2.087237195</text:p>
          </table:table-cell>
          <table:table-cell office:value-type="float" office:value="0.000174807" calcext:value-type="float">
            <text:p>0.000174807</text:p>
          </table:table-cell>
          <table:table-cell office:value-type="float" office:value="4.700422013" calcext:value-type="float">
            <text:p>4.700422013</text:p>
          </table:table-cell>
          <table:table-cell office:value-type="float" office:value="0.022200489" calcext:value-type="float">
            <text:p>0.022200489</text:p>
          </table:table-cell>
          <table:table-cell office:value-type="float" office:value="596.953595651" calcext:value-type="float">
            <text:p>596.953595651</text:p>
          </table:table-cell>
          <table:table-cell office:value-type="float" office:value="0.00000137643307086614" calcext:value-type="float">
            <text:p>1.37643307086614E-06</text:p>
          </table:table-cell>
          <table:table-cell office:value-type="float" office:value="0.0370111969527559" calcext:value-type="float">
            <text:p>0.037011196952756</text:p>
          </table:table-cell>
          <table:table-cell office:value-type="float" office:value="1.043785725" calcext:value-type="float">
            <text:p>1.043785725</text:p>
          </table:table-cell>
          <table:table-cell office:value-type="float" office:value="0.002775154" calcext:value-type="float">
            <text:p>0.002775154</text:p>
          </table:table-cell>
          <table:table-cell office:value-type="float" office:value="2.350481768" calcext:value-type="float">
            <text:p>2.350481768</text:p>
          </table:table-cell>
          <table:table-cell office:value-type="float" office:value="0.352444558" calcext:value-type="float">
            <text:p>0.352444558</text:p>
          </table:table-cell>
          <table:table-cell office:value-type="float" office:value="298.511184536" calcext:value-type="float">
            <text:p>298.511184536</text:p>
          </table:table-cell>
          <table:table-cell office:value-type="float" office:value="0.0000218516062992126" calcext:value-type="float">
            <text:p>2.18516062992126E-05</text:p>
          </table:table-cell>
          <table:table-cell office:value-type="float" office:value="0.0185077304566929" calcext:value-type="float">
            <text:p>0.0185077304566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2" office:value-type="float" office:value="0.000370243" calcext:value-type="float">
            <text:p>0.000370243</text:p>
          </table:table-cell>
          <table:table-cell table:style-name="ce18" office:value-type="float" office:value="0.005466902" calcext:value-type="float">
            <text:p>0.005466902</text:p>
          </table:table-cell>
          <table:table-cell table:style-name="ce18" office:value-type="float" office:value="0.000580636" calcext:value-type="float">
            <text:p>0.000580636</text:p>
          </table:table-cell>
          <table:table-cell table:style-name="ce18" office:value-type="float" office:value="0.699763456" calcext:value-type="float">
            <text:p>0.699763456</text:p>
          </table:table-cell>
          <table:table-cell table:style-name="ce18" office:value-type="float" office:value="0.074321408" calcext:value-type="float">
            <text:p>0.074321408</text:p>
          </table:table-cell>
          <table:table-cell table:style-name="ce18" office:value-type="float" office:value="0.000042710171875" calcext:value-type="float">
            <text:p>4.2710171875E-05</text:p>
          </table:table-cell>
          <table:table-cell table:style-name="ce23" office:value-type="float" office:value="0.00000453621875" calcext:value-type="float">
            <text:p>4.53621875E-06</text:p>
          </table:table-cell>
          <table:table-cell office:value-type="float" office:value="2.306142211" calcext:value-type="float">
            <text:p>2.306142211</text:p>
          </table:table-cell>
          <table:table-cell office:value-type="float" office:value="0.000350947" calcext:value-type="float">
            <text:p>0.000350947</text:p>
          </table:table-cell>
          <table:table-cell office:value-type="float" office:value="4.899804715" calcext:value-type="float">
            <text:p>4.899804715</text:p>
          </table:table-cell>
          <table:table-cell office:value-type="float" office:value="0.044921216" calcext:value-type="float">
            <text:p>0.044921216</text:p>
          </table:table-cell>
          <table:table-cell office:value-type="float" office:value="627.17500352" calcext:value-type="float">
            <text:p>627.17500352</text:p>
          </table:table-cell>
          <table:table-cell office:value-type="float" office:value="0.0000027417734375" calcext:value-type="float">
            <text:p>2.7417734375E-06</text:p>
          </table:table-cell>
          <table:table-cell office:value-type="float" office:value="0.0382797243359375" calcext:value-type="float">
            <text:p>0.038279724335938</text:p>
          </table:table-cell>
          <table:table-cell table:style-name="ce29" office:value-type="float" office:value="1.153256227" calcext:value-type="float">
            <text:p>1.153256227</text:p>
          </table:table-cell>
          <table:table-cell office:value-type="float" office:value="0.0029089245" calcext:value-type="float">
            <text:p>0.0029089245</text:p>
          </table:table-cell>
          <table:table-cell table:style-name="ce29" office:value-type="float" office:value="2.4501926755" calcext:value-type="float">
            <text:p>2.4501926755</text:p>
          </table:table-cell>
          <table:table-cell office:value-type="float" office:value="0.372342336" calcext:value-type="float">
            <text:p>0.372342336</text:p>
          </table:table-cell>
          <table:table-cell table:style-name="ce29" office:value-type="float" office:value="313.624662464" calcext:value-type="float">
            <text:p>313.624662464</text:p>
          </table:table-cell>
          <table:table-cell office:value-type="float" office:value="0.00002272597265625" calcext:value-type="float">
            <text:p>2.272597265625E-05</text:p>
          </table:table-cell>
          <table:table-cell table:style-name="ce37" office:value-type="float" office:value="0.0191421302773438" calcext:value-type="float">
            <text:p>0.019142130277344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3" office:value-type="float" office:value="0.00067285465625" calcext:value-type="float">
            <text:p>0.00067285465625</text:p>
          </table:table-cell>
          <table:table-cell table:style-name="ce19" office:value-type="float" office:value="0.00359304890625" calcext:value-type="float">
            <text:p>0.00359304890625</text:p>
          </table:table-cell>
          <table:table-cell table:style-name="ce19" office:value-type="float" office:value="0.0010783589609375" calcext:value-type="float">
            <text:p>0.001078358960938</text:p>
          </table:table-cell>
          <table:table-cell table:style-name="ce19" office:value-type="float" office:value="0.236453934515625" calcext:value-type="float">
            <text:p>0.236453934515625</text:p>
          </table:table-cell>
          <table:table-cell table:style-name="ce19" office:value-type="float" office:value="0.0755999555625" calcext:value-type="float">
            <text:p>0.0755999555625</text:p>
          </table:table-cell>
          <table:table-cell table:style-name="ce19" office:value-type="float" office:value="0.0000937464035609185" calcext:value-type="float">
            <text:p>9.37464035609185E-05</text:p>
          </table:table-cell>
          <table:table-cell table:style-name="ce24" office:value-type="float" office:value="0.0000305084011098502" calcext:value-type="float">
            <text:p>3.05084011098502E-05</text:p>
          </table:table-cell>
          <table:table-cell table:style-name="ce13" office:value-type="float" office:value="2.12816709446875" calcext:value-type="float">
            <text:p>2.12816709446875</text:p>
          </table:table-cell>
          <table:table-cell table:style-name="ce19" office:value-type="float" office:value="0.3416920005" calcext:value-type="float">
            <text:p>0.3416920005</text:p>
          </table:table-cell>
          <table:table-cell table:style-name="ce19" office:value-type="float" office:value="4.28591495357031" calcext:value-type="float">
            <text:p>4.28591495357031</text:p>
          </table:table-cell>
          <table:table-cell table:style-name="ce19" office:value-type="float" office:value="10.6271914147812" calcext:value-type="float">
            <text:p>10.6271914147812</text:p>
          </table:table-cell>
          <table:table-cell table:style-name="ce19" office:value-type="float" office:value="300.942912424938" calcext:value-type="float">
            <text:p>300.942912424938</text:p>
          </table:table-cell>
          <table:table-cell table:style-name="ce19" office:value-type="float" office:value="0.041899634989305" calcext:value-type="float">
            <text:p>0.041899634989305</text:p>
          </table:table-cell>
          <table:table-cell table:style-name="ce24" office:value-type="float" office:value="0.127677990280666" calcext:value-type="float">
            <text:p>0.127677990280666</text:p>
          </table:table-cell>
          <table:table-cell table:style-name="ce30" office:value-type="float" office:value="1.0644199745625" calcext:value-type="float">
            <text:p>1.0644199745625</text:p>
          </table:table-cell>
          <table:table-cell table:style-name="ce30" office:value-type="float" office:value="0.172642524703125" calcext:value-type="float">
            <text:p>0.172642524703125</text:p>
          </table:table-cell>
          <table:table-cell table:style-name="ce30" office:value-type="float" office:value="2.14349665626562" calcext:value-type="float">
            <text:p>2.14349665626562</text:p>
          </table:table-cell>
          <table:table-cell table:style-name="ce30" office:value-type="float" office:value="5.43182267464844" calcext:value-type="float">
            <text:p>5.43182267464844</text:p>
          </table:table-cell>
          <table:table-cell table:style-name="ce30" office:value-type="float" office:value="150.50925619025" calcext:value-type="float">
            <text:p>150.50925619025</text:p>
          </table:table-cell>
          <table:table-cell table:style-name="ce30" office:value-type="float" office:value="0.020996690696433" calcext:value-type="float">
            <text:p>0.020996690696433</text:p>
          </table:table-cell>
          <table:table-cell table:style-name="ce38" office:value-type="float" office:value="0.0638542493408878" calcext:value-type="float">
            <text:p>0.063854249340888</text:p>
          </table:table-cell>
        </table:table-row>
      </table:table>
      <table:named-expressions/>
      <table:data-pilot-tables>
        <table:data-pilot-table table:name="DataPilot1" table:application-data="" table:target-range-address="'Pivot Table_bench.cr.ql_35.crystal_0_35_1_1'.A1:'Pivot Table_bench.cr.ql_35.crystal_0_35_1_1'.V132" table:buttons="'Pivot Table_bench.cr.ql_35.crystal_0_35_1_1'.A3 'Pivot Table_bench.cr.ql_35.crystal_0_35_1_1'.B1 'Pivot Table_bench.cr.ql_35.crystal_0_35_1_1'.C1" table:show-filter-button="false" table:drill-down-on-double-click="false">
          <table:source-cell-range table:cell-range-address="'bench.cr.ql_35.crystal_0_35_1'.C1:'bench.cr.ql_35.crystal_0_35_1'.K257"/>
          <table:data-pilot-field table:source-field-name="title" table:orientation="column" table:used-hierarchy="0" table:function="auto">
            <table:data-pilot-level table:show-empty="false" calcext:repeat-item-labels="false">
              <table:data-pilot-members>
                <table:data-pilot-member table:name="array_360" table:display="true" table:show-details="true"/>
                <table:data-pilot-member table:name="fib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nv_crystal_worker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rmal" table:orientation="data" table:used-hierarchy="0" table:function="average">
            <table:data-pilot-level table:show-empty="false" calcext:repeat-item-labels="false">
              <table:data-pilot-members>
                <table:data-pilot-member table:name="0.000229189" table:display="true" table:show-details="true"/>
                <table:data-pilot-member table:name="0.000242855" table:display="true" table:show-details="true"/>
                <table:data-pilot-member table:name="0.000249226" table:display="true" table:show-details="true"/>
                <table:data-pilot-member table:name="0.00025106" table:display="true" table:show-details="true"/>
                <table:data-pilot-member table:name="0.000255448" table:display="true" table:show-details="true"/>
                <table:data-pilot-member table:name="0.000260157" table:display="true" table:show-details="true"/>
                <table:data-pilot-member table:name="0.000266739" table:display="true" table:show-details="true"/>
                <table:data-pilot-member table:name="0.000303077" table:display="true" table:show-details="true"/>
                <table:data-pilot-member table:name="0.000321652" table:display="true" table:show-details="true"/>
                <table:data-pilot-member table:name="0.000322383" table:display="true" table:show-details="true"/>
                <table:data-pilot-member table:name="0.000322774" table:display="true" table:show-details="true"/>
                <table:data-pilot-member table:name="0.000324657" table:display="true" table:show-details="true"/>
                <table:data-pilot-member table:name="0.00032601" table:display="true" table:show-details="true"/>
                <table:data-pilot-member table:name="0.000328094" table:display="true" table:show-details="true"/>
                <table:data-pilot-member table:name="0.000328434" table:display="true" table:show-details="true"/>
                <table:data-pilot-member table:name="0.000329426" table:display="true" table:show-details="true"/>
                <table:data-pilot-member table:name="0.000329787" table:display="true" table:show-details="true"/>
                <table:data-pilot-member table:name="0.000330679" table:display="true" table:show-details="true"/>
                <table:data-pilot-member table:name="0.00033119" table:display="true" table:show-details="true"/>
                <table:data-pilot-member table:name="0.000331911" table:display="true" table:show-details="true"/>
                <table:data-pilot-member table:name="0.000331951" table:display="true" table:show-details="true"/>
                <table:data-pilot-member table:name="0.000332272" table:display="true" table:show-details="true"/>
                <table:data-pilot-member table:name="0.000333535" table:display="true" table:show-details="true"/>
                <table:data-pilot-member table:name="0.000333594" table:display="true" table:show-details="true"/>
                <table:data-pilot-member table:name="0.000333654" table:display="true" table:show-details="true"/>
                <table:data-pilot-member table:name="0.000333664" table:display="true" table:show-details="true"/>
                <table:data-pilot-member table:name="0.000334255" table:display="true" table:show-details="true"/>
                <table:data-pilot-member table:name="0.000334837" table:display="true" table:show-details="true"/>
                <table:data-pilot-member table:name="0.000335448" table:display="true" table:show-details="true"/>
                <table:data-pilot-member table:name="0.000336119" table:display="true" table:show-details="true"/>
                <table:data-pilot-member table:name="0.000336179" table:display="true" table:show-details="true"/>
                <table:data-pilot-member table:name="0.000336349" table:display="true" table:show-details="true"/>
                <table:data-pilot-member table:name="0.0003364" table:display="true" table:show-details="true"/>
                <table:data-pilot-member table:name="0.000337031" table:display="true" table:show-details="true"/>
                <table:data-pilot-member table:name="0.000337291" table:display="true" table:show-details="true"/>
                <table:data-pilot-member table:name="0.000337792" table:display="true" table:show-details="true"/>
                <table:data-pilot-member table:name="0.000337802" table:display="true" table:show-details="true"/>
                <table:data-pilot-member table:name="0.000338453" table:display="true" table:show-details="true"/>
                <table:data-pilot-member table:name="0.000339976" table:display="true" table:show-details="true"/>
                <table:data-pilot-member table:name="0.000340537" table:display="true" table:show-details="true"/>
                <table:data-pilot-member table:name="0.000340658" table:display="true" table:show-details="true"/>
                <table:data-pilot-member table:name="0.000340928" table:display="true" table:show-details="true"/>
                <table:data-pilot-member table:name="0.000341208" table:display="true" table:show-details="true"/>
                <table:data-pilot-member table:name="0.000341328" table:display="true" table:show-details="true"/>
                <table:data-pilot-member table:name="0.000341499" table:display="true" table:show-details="true"/>
                <table:data-pilot-member table:name="0.000341539" table:display="true" table:show-details="true"/>
                <table:data-pilot-member table:name="0.000343513" table:display="true" table:show-details="true"/>
                <table:data-pilot-member table:name="0.000344154" table:display="true" table:show-details="true"/>
                <table:data-pilot-member table:name="0.000344625" table:display="true" table:show-details="true"/>
                <table:data-pilot-member table:name="0.000344826" table:display="true" table:show-details="true"/>
                <table:data-pilot-member table:name="0.000345075" table:display="true" table:show-details="true"/>
                <table:data-pilot-member table:name="0.000345086" table:display="true" table:show-details="true"/>
                <table:data-pilot-member table:name="0.000345216" table:display="true" table:show-details="true"/>
                <table:data-pilot-member table:name="0.000346669" table:display="true" table:show-details="true"/>
                <table:data-pilot-member table:name="0.000347741" table:display="true" table:show-details="true"/>
                <table:data-pilot-member table:name="0.000348122" table:display="true" table:show-details="true"/>
                <table:data-pilot-member table:name="0.000349364" table:display="true" table:show-details="true"/>
                <table:data-pilot-member table:name="0.000351358" table:display="true" table:show-details="true"/>
                <table:data-pilot-member table:name="0.000352189" table:display="true" table:show-details="true"/>
                <table:data-pilot-member table:name="0.0003524" table:display="true" table:show-details="true"/>
                <table:data-pilot-member table:name="0.000353542" table:display="true" table:show-details="true"/>
                <table:data-pilot-member table:name="0.000353812" table:display="true" table:show-details="true"/>
                <table:data-pilot-member table:name="0.000354864" table:display="true" table:show-details="true"/>
                <table:data-pilot-member table:name="0.000355896" table:display="true" table:show-details="true"/>
                <table:data-pilot-member table:name="0.000356147" table:display="true" table:show-details="true"/>
                <table:data-pilot-member table:name="0.000356437" table:display="true" table:show-details="true"/>
                <table:data-pilot-member table:name="0.000356497" table:display="true" table:show-details="true"/>
                <table:data-pilot-member table:name="0.000356848" table:display="true" table:show-details="true"/>
                <table:data-pilot-member table:name="0.000356918" table:display="true" table:show-details="true"/>
                <table:data-pilot-member table:name="0.000357208" table:display="true" table:show-details="true"/>
                <table:data-pilot-member table:name="0.000358641" table:display="true" table:show-details="true"/>
                <table:data-pilot-member table:name="0.000359684" table:display="true" table:show-details="true"/>
                <table:data-pilot-member table:name="0.000360936" table:display="true" table:show-details="true"/>
                <table:data-pilot-member table:name="0.000362348" table:display="true" table:show-details="true"/>
                <table:data-pilot-member table:name="0.000362448" table:display="true" table:show-details="true"/>
                <table:data-pilot-member table:name="0.000362589" table:display="true" table:show-details="true"/>
                <table:data-pilot-member table:name="0.000362879" table:display="true" table:show-details="true"/>
                <table:data-pilot-member table:name="0.00036349" table:display="true" table:show-details="true"/>
                <table:data-pilot-member table:name="0.000364221" table:display="true" table:show-details="true"/>
                <table:data-pilot-member table:name="0.000364362" table:display="true" table:show-details="true"/>
                <table:data-pilot-member table:name="0.00036858" table:display="true" table:show-details="true"/>
                <table:data-pilot-member table:name="0.000370243" table:display="true" table:show-details="true"/>
                <table:data-pilot-member table:name="0.000371785" table:display="true" table:show-details="true"/>
                <table:data-pilot-member table:name="0.000374721" table:display="true" table:show-details="true"/>
                <table:data-pilot-member table:name="0.000375994" table:display="true" table:show-details="true"/>
                <table:data-pilot-member table:name="0.000378158" table:display="true" table:show-details="true"/>
                <table:data-pilot-member table:name="0.00037959" table:display="true" table:show-details="true"/>
                <table:data-pilot-member table:name="0.000380102" table:display="true" table:show-details="true"/>
                <table:data-pilot-member table:name="0.000380351" table:display="true" table:show-details="true"/>
                <table:data-pilot-member table:name="0.000381424" table:display="true" table:show-details="true"/>
                <table:data-pilot-member table:name="0.000385381" table:display="true" table:show-details="true"/>
                <table:data-pilot-member table:name="0.000385702" table:display="true" table:show-details="true"/>
                <table:data-pilot-member table:name="0.000389319" table:display="true" table:show-details="true"/>
                <table:data-pilot-member table:name="0.000389469" table:display="true" table:show-details="true"/>
                <table:data-pilot-member table:name="0.000389609" table:display="true" table:show-details="true"/>
                <table:data-pilot-member table:name="0.000393115" table:display="true" table:show-details="true"/>
                <table:data-pilot-member table:name="0.000394107" table:display="true" table:show-details="true"/>
                <table:data-pilot-member table:name="0.000395029" table:display="true" table:show-details="true"/>
                <table:data-pilot-member table:name="0.000399127" table:display="true" table:show-details="true"/>
                <table:data-pilot-member table:name="0.000401501" table:display="true" table:show-details="true"/>
                <table:data-pilot-member table:name="0.000402894" table:display="true" table:show-details="true"/>
                <table:data-pilot-member table:name="0.000410578" table:display="true" table:show-details="true"/>
                <table:data-pilot-member table:name="0.000410899" table:display="true" table:show-details="true"/>
                <table:data-pilot-member table:name="0.000412121" table:display="true" table:show-details="true"/>
                <table:data-pilot-member table:name="0.000412893" table:display="true" table:show-details="true"/>
                <table:data-pilot-member table:name="0.000415808" table:display="true" table:show-details="true"/>
                <table:data-pilot-member table:name="0.000416881" table:display="true" table:show-details="true"/>
                <table:data-pilot-member table:name="0.000420928" table:display="true" table:show-details="true"/>
                <table:data-pilot-member table:name="0.000426067" table:display="true" table:show-details="true"/>
                <table:data-pilot-member table:name="0.000430405" table:display="true" table:show-details="true"/>
                <table:data-pilot-member table:name="0.000434483" table:display="true" table:show-details="true"/>
                <table:data-pilot-member table:name="0.000476171" table:display="true" table:show-details="true"/>
                <table:data-pilot-member table:name="0.000479918" table:display="true" table:show-details="true"/>
                <table:data-pilot-member table:name="0.000482173" table:display="true" table:show-details="true"/>
                <table:data-pilot-member table:name="0.000486681" table:display="true" table:show-details="true"/>
                <table:data-pilot-member table:name="0.000532948" table:display="true" table:show-details="true"/>
                <table:data-pilot-member table:name="0.001204574" table:display="true" table:show-details="true"/>
                <table:data-pilot-member table:name="0.001226505" table:display="true" table:show-details="true"/>
                <table:data-pilot-member table:name="0.001245922" table:display="true" table:show-details="true"/>
                <table:data-pilot-member table:name="0.001286858" table:display="true" table:show-details="true"/>
                <table:data-pilot-member table:name="0.001296636" table:display="true" table:show-details="true"/>
                <table:data-pilot-member table:name="0.001307366" table:display="true" table:show-details="true"/>
                <table:data-pilot-member table:name="0.00132474" table:display="true" table:show-details="true"/>
                <table:data-pilot-member table:name="0.001327174" table:display="true" table:show-details="true"/>
                <table:data-pilot-member table:name="0.00176885" table:display="true" table:show-details="true"/>
                <table:data-pilot-member table:name="0.031923685" table:display="true" table:show-details="true"/>
                <table:data-pilot-member table:name="1.635138581" table:display="true" table:show-details="true"/>
                <table:data-pilot-member table:name="1.652555577" table:display="true" table:show-details="true"/>
                <table:data-pilot-member table:name="1.717987307" table:display="true" table:show-details="true"/>
                <table:data-pilot-member table:name="1.726777623" table:display="true" table:show-details="true"/>
                <table:data-pilot-member table:name="1.731501901" table:display="true" table:show-details="true"/>
                <table:data-pilot-member table:name="1.732735021" table:display="true" table:show-details="true"/>
                <table:data-pilot-member table:name="1.749384443" table:display="true" table:show-details="true"/>
                <table:data-pilot-member table:name="1.765310202" table:display="true" table:show-details="true"/>
                <table:data-pilot-member table:name="1.774475409" table:display="true" table:show-details="true"/>
                <table:data-pilot-member table:name="1.780055082" table:display="true" table:show-details="true"/>
                <table:data-pilot-member table:name="1.781240626" table:display="true" table:show-details="true"/>
                <table:data-pilot-member table:name="1.787780118" table:display="true" table:show-details="true"/>
                <table:data-pilot-member table:name="1.78959597" table:display="true" table:show-details="true"/>
                <table:data-pilot-member table:name="1.792915699" table:display="true" table:show-details="true"/>
                <table:data-pilot-member table:name="1.799698953" table:display="true" table:show-details="true"/>
                <table:data-pilot-member table:name="1.804601699" table:display="true" table:show-details="true"/>
                <table:data-pilot-member table:name="1.818031814" table:display="true" table:show-details="true"/>
                <table:data-pilot-member table:name="1.818386748" table:display="true" table:show-details="true"/>
                <table:data-pilot-member table:name="1.827902284" table:display="true" table:show-details="true"/>
                <table:data-pilot-member table:name="1.838428311" table:display="true" table:show-details="true"/>
                <table:data-pilot-member table:name="1.839318486" table:display="true" table:show-details="true"/>
                <table:data-pilot-member table:name="1.84212297" table:display="true" table:show-details="true"/>
                <table:data-pilot-member table:name="1.847237881" table:display="true" table:show-details="true"/>
                <table:data-pilot-member table:name="1.849902435" table:display="true" table:show-details="true"/>
                <table:data-pilot-member table:name="1.852861908" table:display="true" table:show-details="true"/>
                <table:data-pilot-member table:name="1.856004912" table:display="true" table:show-details="true"/>
                <table:data-pilot-member table:name="1.856729866" table:display="true" table:show-details="true"/>
                <table:data-pilot-member table:name="1.86378326" table:display="true" table:show-details="true"/>
                <table:data-pilot-member table:name="1.867452396" table:display="true" table:show-details="true"/>
                <table:data-pilot-member table:name="1.868313668" table:display="true" table:show-details="true"/>
                <table:data-pilot-member table:name="1.871994717" table:display="true" table:show-details="true"/>
                <table:data-pilot-member table:name="1.878426505" table:display="true" table:show-details="true"/>
                <table:data-pilot-member table:name="1.885909087" table:display="true" table:show-details="true"/>
                <table:data-pilot-member table:name="1.903822186" table:display="true" table:show-details="true"/>
                <table:data-pilot-member table:name="1.906353058" table:display="true" table:show-details="true"/>
                <table:data-pilot-member table:name="1.914686379" table:display="true" table:show-details="true"/>
                <table:data-pilot-member table:name="1.927000739" table:display="true" table:show-details="true"/>
                <table:data-pilot-member table:name="1.93762074" table:display="true" table:show-details="true"/>
                <table:data-pilot-member table:name="1.947264073" table:display="true" table:show-details="true"/>
                <table:data-pilot-member table:name="1.956058503" table:display="true" table:show-details="true"/>
                <table:data-pilot-member table:name="1.960342019" table:display="true" table:show-details="true"/>
                <table:data-pilot-member table:name="1.961724146" table:display="true" table:show-details="true"/>
                <table:data-pilot-member table:name="1.971046182" table:display="true" table:show-details="true"/>
                <table:data-pilot-member table:name="1.971885318" table:display="true" table:show-details="true"/>
                <table:data-pilot-member table:name="1.974989006" table:display="true" table:show-details="true"/>
                <table:data-pilot-member table:name="1.979906774" table:display="true" table:show-details="true"/>
                <table:data-pilot-member table:name="1.983107786" table:display="true" table:show-details="true"/>
                <table:data-pilot-member table:name="1.983709086" table:display="true" table:show-details="true"/>
                <table:data-pilot-member table:name="1.9976396" table:display="true" table:show-details="true"/>
                <table:data-pilot-member table:name="2.001885653" table:display="true" table:show-details="true"/>
                <table:data-pilot-member table:name="2.011834105" table:display="true" table:show-details="true"/>
                <table:data-pilot-member table:name="2.02182209" table:display="true" table:show-details="true"/>
                <table:data-pilot-member table:name="2.029132429" table:display="true" table:show-details="true"/>
                <table:data-pilot-member table:name="2.02922346" table:display="true" table:show-details="true"/>
                <table:data-pilot-member table:name="2.032064777" table:display="true" table:show-details="true"/>
                <table:data-pilot-member table:name="2.057860261" table:display="true" table:show-details="true"/>
                <table:data-pilot-member table:name="2.065731164" table:display="true" table:show-details="true"/>
                <table:data-pilot-member table:name="2.070533149" table:display="true" table:show-details="true"/>
                <table:data-pilot-member table:name="2.077189971" table:display="true" table:show-details="true"/>
                <table:data-pilot-member table:name="2.07936732" table:display="true" table:show-details="true"/>
                <table:data-pilot-member table:name="2.086554559" table:display="true" table:show-details="true"/>
                <table:data-pilot-member table:name="2.087237195" table:display="true" table:show-details="true"/>
                <table:data-pilot-member table:name="2.089502745" table:display="true" table:show-details="true"/>
                <table:data-pilot-member table:name="2.090054699" table:display="true" table:show-details="true"/>
                <table:data-pilot-member table:name="2.10001715" table:display="true" table:show-details="true"/>
                <table:data-pilot-member table:name="2.109557399" table:display="true" table:show-details="true"/>
                <table:data-pilot-member table:name="2.115968257" table:display="true" table:show-details="true"/>
                <table:data-pilot-member table:name="2.12000166" table:display="true" table:show-details="true"/>
                <table:data-pilot-member table:name="2.126219159" table:display="true" table:show-details="true"/>
                <table:data-pilot-member table:name="2.130360932" table:display="true" table:show-details="true"/>
                <table:data-pilot-member table:name="2.130784905" table:display="true" table:show-details="true"/>
                <table:data-pilot-member table:name="2.131066637" table:display="true" table:show-details="true"/>
                <table:data-pilot-member table:name="2.136829807" table:display="true" table:show-details="true"/>
                <table:data-pilot-member table:name="2.141249288" table:display="true" table:show-details="true"/>
                <table:data-pilot-member table:name="2.142257341" table:display="true" table:show-details="true"/>
                <table:data-pilot-member table:name="2.144761186" table:display="true" table:show-details="true"/>
                <table:data-pilot-member table:name="2.15981777" table:display="true" table:show-details="true"/>
                <table:data-pilot-member table:name="2.163265478" table:display="true" table:show-details="true"/>
                <table:data-pilot-member table:name="2.17365798" table:display="true" table:show-details="true"/>
                <table:data-pilot-member table:name="2.175507168" table:display="true" table:show-details="true"/>
                <table:data-pilot-member table:name="2.176178073" table:display="true" table:show-details="true"/>
                <table:data-pilot-member table:name="2.210519256" table:display="true" table:show-details="true"/>
                <table:data-pilot-member table:name="2.228806781" table:display="true" table:show-details="true"/>
                <table:data-pilot-member table:name="2.230366378" table:display="true" table:show-details="true"/>
                <table:data-pilot-member table:name="2.235648816" table:display="true" table:show-details="true"/>
                <table:data-pilot-member table:name="2.235819252" table:display="true" table:show-details="true"/>
                <table:data-pilot-member table:name="2.236398301" table:display="true" table:show-details="true"/>
                <table:data-pilot-member table:name="2.236943815" table:display="true" table:show-details="true"/>
                <table:data-pilot-member table:name="2.244134751" table:display="true" table:show-details="true"/>
                <table:data-pilot-member table:name="2.268229857" table:display="true" table:show-details="true"/>
                <table:data-pilot-member table:name="2.268486883" table:display="true" table:show-details="true"/>
                <table:data-pilot-member table:name="2.287015146" table:display="true" table:show-details="true"/>
                <table:data-pilot-member table:name="2.28970052" table:display="true" table:show-details="true"/>
                <table:data-pilot-member table:name="2.291413559" table:display="true" table:show-details="true"/>
                <table:data-pilot-member table:name="2.298754933" table:display="true" table:show-details="true"/>
                <table:data-pilot-member table:name="2.301685355" table:display="true" table:show-details="true"/>
                <table:data-pilot-member table:name="2.306142211" table:display="true" table:show-details="true"/>
                <table:data-pilot-member table:name="2.332512232" table:display="true" table:show-details="true"/>
                <table:data-pilot-member table:name="2.339783604" table:display="true" table:show-details="true"/>
                <table:data-pilot-member table:name="2.355249007" table:display="true" table:show-details="true"/>
                <table:data-pilot-member table:name="2.384278011" table:display="true" table:show-details="true"/>
                <table:data-pilot-member table:name="2.38670791" table:display="true" table:show-details="true"/>
                <table:data-pilot-member table:name="2.396403021" table:display="true" table:show-details="true"/>
                <table:data-pilot-member table:name="2.406201719" table:display="true" table:show-details="true"/>
                <table:data-pilot-member table:name="2.411229998" table:display="true" table:show-details="true"/>
                <table:data-pilot-member table:name="2.427155851" table:display="true" table:show-details="true"/>
                <table:data-pilot-member table:name="2.430821004" table:display="true" table:show-details="true"/>
                <table:data-pilot-member table:name="2.431104196" table:display="true" table:show-details="true"/>
                <table:data-pilot-member table:name="2.446015604" table:display="true" table:show-details="true"/>
                <table:data-pilot-member table:name="2.478999178" table:display="true" table:show-details="true"/>
                <table:data-pilot-member table:name="2.479400672" table:display="true" table:show-details="true"/>
                <table:data-pilot-member table:name="2.493495818" table:display="true" table:show-details="true"/>
                <table:data-pilot-member table:name="2.493567047" table:display="true" table:show-details="true"/>
                <table:data-pilot-member table:name="2.496253413" table:display="true" table:show-details="true"/>
                <table:data-pilot-member table:name="2.519716861" table:display="true" table:show-details="true"/>
                <table:data-pilot-member table:name="2.522943621" table:display="true" table:show-details="true"/>
                <table:data-pilot-member table:name="2.550161835" table:display="true" table:show-details="true"/>
                <table:data-pilot-member table:name="2.575676107" table:display="true" table:show-details="true"/>
                <table:data-pilot-member table:name="2.587854179" table:display="true" table:show-details="true"/>
                <table:data-pilot-member table:name="2.619067248" table:display="true" table:show-details="true"/>
                <table:data-pilot-member table:name="2.65042812" table:display="true" table:show-details="true"/>
                <table:data-pilot-member table:name="2.685578488" table:display="true" table:show-details="true"/>
                <table:data-pilot-member table:name="2.695887627" table:display="true" table:show-details="true"/>
                <table:data-pilot-member table:name="2.69894474" table:display="true" table:show-details="true"/>
                <table:data-pilot-member table:name="2.720456395" table:display="true" table:show-details="true"/>
                <table:data-pilot-member table:name="2.736000753" table:display="true" table:show-details="true"/>
                <table:data-pilot-member table:name="2.74119157" table:display="true" table:show-details="true"/>
                <table:data-pilot-member table:name="2.75302562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ibers_any_thread" table:orientation="data" table:used-hierarchy="0" table:function="average">
            <table:data-pilot-level table:show-empty="false" calcext:repeat-item-labels="false">
              <table:data-pilot-members>
                <table:data-pilot-member table:name="0.000170038" table:display="true" table:show-details="true"/>
                <table:data-pilot-member table:name="0.000172353" table:display="true" table:show-details="true"/>
                <table:data-pilot-member table:name="0.000174807" table:display="true" table:show-details="true"/>
                <table:data-pilot-member table:name="0.000174867" table:display="true" table:show-details="true"/>
                <table:data-pilot-member table:name="0.000177653" table:display="true" table:show-details="true"/>
                <table:data-pilot-member table:name="0.000178193" table:display="true" table:show-details="true"/>
                <table:data-pilot-member table:name="0.000179516" table:display="true" table:show-details="true"/>
                <table:data-pilot-member table:name="0.00018179" table:display="true" table:show-details="true"/>
                <table:data-pilot-member table:name="0.000182863" table:display="true" table:show-details="true"/>
                <table:data-pilot-member table:name="0.000185046" table:display="true" table:show-details="true"/>
                <table:data-pilot-member table:name="0.00018678" table:display="true" table:show-details="true"/>
                <table:data-pilot-member table:name="0.00018684" table:display="true" table:show-details="true"/>
                <table:data-pilot-member table:name="0.00018689" table:display="true" table:show-details="true"/>
                <table:data-pilot-member table:name="0.000186969" table:display="true" table:show-details="true"/>
                <table:data-pilot-member table:name="0.000188353" table:display="true" table:show-details="true"/>
                <table:data-pilot-member table:name="0.000188363" table:display="true" table:show-details="true"/>
                <table:data-pilot-member table:name="0.000191819" table:display="true" table:show-details="true"/>
                <table:data-pilot-member table:name="0.000191869" table:display="true" table:show-details="true"/>
                <table:data-pilot-member table:name="0.0001923" table:display="true" table:show-details="true"/>
                <table:data-pilot-member table:name="0.000192851" table:display="true" table:show-details="true"/>
                <table:data-pilot-member table:name="0.000194233" table:display="true" table:show-details="true"/>
                <table:data-pilot-member table:name="0.000195466" table:display="true" table:show-details="true"/>
                <table:data-pilot-member table:name="0.000199073" table:display="true" table:show-details="true"/>
                <table:data-pilot-member table:name="0.000202198" table:display="true" table:show-details="true"/>
                <table:data-pilot-member table:name="0.000202349" table:display="true" table:show-details="true"/>
                <table:data-pilot-member table:name="0.000202619" table:display="true" table:show-details="true"/>
                <table:data-pilot-member table:name="0.000203711" table:display="true" table:show-details="true"/>
                <table:data-pilot-member table:name="0.000205945" table:display="true" table:show-details="true"/>
                <table:data-pilot-member table:name="0.000207408" table:display="true" table:show-details="true"/>
                <table:data-pilot-member table:name="0.000209542" table:display="true" table:show-details="true"/>
                <table:data-pilot-member table:name="0.000211316" table:display="true" table:show-details="true"/>
                <table:data-pilot-member table:name="0.000211335" table:display="true" table:show-details="true"/>
                <table:data-pilot-member table:name="0.000212748" table:display="true" table:show-details="true"/>
                <table:data-pilot-member table:name="0.00021407" table:display="true" table:show-details="true"/>
                <table:data-pilot-member table:name="0.000215423" table:display="true" table:show-details="true"/>
                <table:data-pilot-member table:name="0.000217066" table:display="true" table:show-details="true"/>
                <table:data-pilot-member table:name="0.000217547" table:display="true" table:show-details="true"/>
                <table:data-pilot-member table:name="0.000222817" table:display="true" table:show-details="true"/>
                <table:data-pilot-member table:name="0.000226884" table:display="true" table:show-details="true"/>
                <table:data-pilot-member table:name="0.000228037" table:display="true" table:show-details="true"/>
                <table:data-pilot-member table:name="0.000228177" table:display="true" table:show-details="true"/>
                <table:data-pilot-member table:name="0.000231373" table:display="true" table:show-details="true"/>
                <table:data-pilot-member table:name="0.00023506" table:display="true" table:show-details="true"/>
                <table:data-pilot-member table:name="0.000237785" table:display="true" table:show-details="true"/>
                <table:data-pilot-member table:name="0.000243365" table:display="true" table:show-details="true"/>
                <table:data-pilot-member table:name="0.00024552" table:display="true" table:show-details="true"/>
                <table:data-pilot-member table:name="0.000246431" table:display="true" table:show-details="true"/>
                <table:data-pilot-member table:name="0.000246902" table:display="true" table:show-details="true"/>
                <table:data-pilot-member table:name="0.000247022" table:display="true" table:show-details="true"/>
                <table:data-pilot-member table:name="0.000247804" table:display="true" table:show-details="true"/>
                <table:data-pilot-member table:name="0.000250619" table:display="true" table:show-details="true"/>
                <table:data-pilot-member table:name="0.000251581" table:display="true" table:show-details="true"/>
                <table:data-pilot-member table:name="0.000252763" table:display="true" table:show-details="true"/>
                <table:data-pilot-member table:name="0.000257512" table:display="true" table:show-details="true"/>
                <table:data-pilot-member table:name="0.000259947" table:display="true" table:show-details="true"/>
                <table:data-pilot-member table:name="0.000260187" table:display="true" table:show-details="true"/>
                <table:data-pilot-member table:name="0.000260848" table:display="true" table:show-details="true"/>
                <table:data-pilot-member table:name="0.000264104" table:display="true" table:show-details="true"/>
                <table:data-pilot-member table:name="0.000266188" table:display="true" table:show-details="true"/>
                <table:data-pilot-member table:name="0.000267892" table:display="true" table:show-details="true"/>
                <table:data-pilot-member table:name="0.000268332" table:display="true" table:show-details="true"/>
                <table:data-pilot-member table:name="0.000268352" table:display="true" table:show-details="true"/>
                <table:data-pilot-member table:name="0.00027822" table:display="true" table:show-details="true"/>
                <table:data-pilot-member table:name="0.000280004" table:display="true" table:show-details="true"/>
                <table:data-pilot-member table:name="0.000283861" table:display="true" table:show-details="true"/>
                <table:data-pilot-member table:name="0.000285935" table:display="true" table:show-details="true"/>
                <table:data-pilot-member table:name="0.000297347" table:display="true" table:show-details="true"/>
                <table:data-pilot-member table:name="0.000300753" table:display="true" table:show-details="true"/>
                <table:data-pilot-member table:name="0.000318115" table:display="true" table:show-details="true"/>
                <table:data-pilot-member table:name="0.000350947" table:display="true" table:show-details="true"/>
                <table:data-pilot-member table:name="0.000358932" table:display="true" table:show-details="true"/>
                <table:data-pilot-member table:name="0.00038484" table:display="true" table:show-details="true"/>
                <table:data-pilot-member table:name="0.000442317" table:display="true" table:show-details="true"/>
                <table:data-pilot-member table:name="0.000451835" table:display="true" table:show-details="true"/>
                <table:data-pilot-member table:name="0.000461433" table:display="true" table:show-details="true"/>
                <table:data-pilot-member table:name="0.000481291" table:display="true" table:show-details="true"/>
                <table:data-pilot-member table:name="0.000500747" table:display="true" table:show-details="true"/>
                <table:data-pilot-member table:name="0.000503262" table:display="true" table:show-details="true"/>
                <table:data-pilot-member table:name="0.000532046" table:display="true" table:show-details="true"/>
                <table:data-pilot-member table:name="0.00058212" table:display="true" table:show-details="true"/>
                <table:data-pilot-member table:name="0.000583842" table:display="true" table:show-details="true"/>
                <table:data-pilot-member table:name="0.000590324" table:display="true" table:show-details="true"/>
                <table:data-pilot-member table:name="0.000634176" table:display="true" table:show-details="true"/>
                <table:data-pilot-member table:name="0.000671677" table:display="true" table:show-details="true"/>
                <table:data-pilot-member table:name="0.00079605" table:display="true" table:show-details="true"/>
                <table:data-pilot-member table:name="0.00079622" table:display="true" table:show-details="true"/>
                <table:data-pilot-member table:name="0.000846815" table:display="true" table:show-details="true"/>
                <table:data-pilot-member table:name="0.000905004" table:display="true" table:show-details="true"/>
                <table:data-pilot-member table:name="0.000989802" table:display="true" table:show-details="true"/>
                <table:data-pilot-member table:name="0.001096692" table:display="true" table:show-details="true"/>
                <table:data-pilot-member table:name="0.001097083" table:display="true" table:show-details="true"/>
                <table:data-pilot-member table:name="0.001190418" table:display="true" table:show-details="true"/>
                <table:data-pilot-member table:name="0.001209373" table:display="true" table:show-details="true"/>
                <table:data-pilot-member table:name="0.001226686" table:display="true" table:show-details="true"/>
                <table:data-pilot-member table:name="0.001302418" table:display="true" table:show-details="true"/>
                <table:data-pilot-member table:name="0.001414587" table:display="true" table:show-details="true"/>
                <table:data-pilot-member table:name="0.001461545" table:display="true" table:show-details="true"/>
                <table:data-pilot-member table:name="0.001551223" table:display="true" table:show-details="true"/>
                <table:data-pilot-member table:name="0.001642223" table:display="true" table:show-details="true"/>
                <table:data-pilot-member table:name="0.001703067" table:display="true" table:show-details="true"/>
                <table:data-pilot-member table:name="0.001826369" table:display="true" table:show-details="true"/>
                <table:data-pilot-member table:name="0.001828421" table:display="true" table:show-details="true"/>
                <table:data-pilot-member table:name="0.001923771" table:display="true" table:show-details="true"/>
                <table:data-pilot-member table:name="0.001929291" table:display="true" table:show-details="true"/>
                <table:data-pilot-member table:name="0.001929581" table:display="true" table:show-details="true"/>
                <table:data-pilot-member table:name="0.001979714" table:display="true" table:show-details="true"/>
                <table:data-pilot-member table:name="0.001995324" table:display="true" table:show-details="true"/>
                <table:data-pilot-member table:name="0.001997007" table:display="true" table:show-details="true"/>
                <table:data-pilot-member table:name="0.002042592" table:display="true" table:show-details="true"/>
                <table:data-pilot-member table:name="0.002082969" table:display="true" table:show-details="true"/>
                <table:data-pilot-member table:name="0.002133302" table:display="true" table:show-details="true"/>
                <table:data-pilot-member table:name="0.002156827" table:display="true" table:show-details="true"/>
                <table:data-pilot-member table:name="0.002179669" table:display="true" table:show-details="true"/>
                <table:data-pilot-member table:name="0.002377781" table:display="true" table:show-details="true"/>
                <table:data-pilot-member table:name="0.002412736" table:display="true" table:show-details="true"/>
                <table:data-pilot-member table:name="0.002417344" table:display="true" table:show-details="true"/>
                <table:data-pilot-member table:name="0.002448142" table:display="true" table:show-details="true"/>
                <table:data-pilot-member table:name="0.002456337" table:display="true" table:show-details="true"/>
                <table:data-pilot-member table:name="0.002460444" table:display="true" table:show-details="true"/>
                <table:data-pilot-member table:name="0.002523262" table:display="true" table:show-details="true"/>
                <table:data-pilot-member table:name="0.002527561" table:display="true" table:show-details="true"/>
                <table:data-pilot-member table:name="0.002565762" table:display="true" table:show-details="true"/>
                <table:data-pilot-member table:name="0.002571252" table:display="true" table:show-details="true"/>
                <table:data-pilot-member table:name="0.002572503" table:display="true" table:show-details="true"/>
                <table:data-pilot-member table:name="0.002611557" table:display="true" table:show-details="true"/>
                <table:data-pilot-member table:name="0.002638397" table:display="true" table:show-details="true"/>
                <table:data-pilot-member table:name="0.002645229" table:display="true" table:show-details="true"/>
                <table:data-pilot-member table:name="0.002655681" table:display="true" table:show-details="true"/>
                <table:data-pilot-member table:name="0.002693421" table:display="true" table:show-details="true"/>
                <table:data-pilot-member table:name="0.002731211" table:display="true" table:show-details="true"/>
                <table:data-pilot-member table:name="0.002732283" table:display="true" table:show-details="true"/>
                <table:data-pilot-member table:name="0.002777528" table:display="true" table:show-details="true"/>
                <table:data-pilot-member table:name="0.002831961" table:display="true" table:show-details="true"/>
                <table:data-pilot-member table:name="0.002854652" table:display="true" table:show-details="true"/>
                <table:data-pilot-member table:name="0.002872045" table:display="true" table:show-details="true"/>
                <table:data-pilot-member table:name="0.002873297" table:display="true" table:show-details="true"/>
                <table:data-pilot-member table:name="0.002894596" table:display="true" table:show-details="true"/>
                <table:data-pilot-member table:name="0.002956953" table:display="true" table:show-details="true"/>
                <table:data-pilot-member table:name="0.002959939" table:display="true" table:show-details="true"/>
                <table:data-pilot-member table:name="0.003044007" table:display="true" table:show-details="true"/>
                <table:data-pilot-member table:name="0.003118897" table:display="true" table:show-details="true"/>
                <table:data-pilot-member table:name="0.003130598" table:display="true" table:show-details="true"/>
                <table:data-pilot-member table:name="0.003138984" table:display="true" table:show-details="true"/>
                <table:data-pilot-member table:name="0.003144655" table:display="true" table:show-details="true"/>
                <table:data-pilot-member table:name="0.003154183" table:display="true" table:show-details="true"/>
                <table:data-pilot-member table:name="0.003203635" table:display="true" table:show-details="true"/>
                <table:data-pilot-member table:name="0.003261133" table:display="true" table:show-details="true"/>
                <table:data-pilot-member table:name="0.003276181" table:display="true" table:show-details="true"/>
                <table:data-pilot-member table:name="0.003341703" table:display="true" table:show-details="true"/>
                <table:data-pilot-member table:name="0.003346692" table:display="true" table:show-details="true"/>
                <table:data-pilot-member table:name="0.003352464" table:display="true" table:show-details="true"/>
                <table:data-pilot-member table:name="0.003392218" table:display="true" table:show-details="true"/>
                <table:data-pilot-member table:name="0.003405722" table:display="true" table:show-details="true"/>
                <table:data-pilot-member table:name="0.00341491" table:display="true" table:show-details="true"/>
                <table:data-pilot-member table:name="0.00343646" table:display="true" table:show-details="true"/>
                <table:data-pilot-member table:name="0.003467488" table:display="true" table:show-details="true"/>
                <table:data-pilot-member table:name="0.003470465" table:display="true" table:show-details="true"/>
                <table:data-pilot-member table:name="0.00355933" table:display="true" table:show-details="true"/>
                <table:data-pilot-member table:name="0.003630834" table:display="true" table:show-details="true"/>
                <table:data-pilot-member table:name="0.003775575" table:display="true" table:show-details="true"/>
                <table:data-pilot-member table:name="0.004049458" table:display="true" table:show-details="true"/>
                <table:data-pilot-member table:name="0.004270442" table:display="true" table:show-details="true"/>
                <table:data-pilot-member table:name="0.004477199" table:display="true" table:show-details="true"/>
                <table:data-pilot-member table:name="0.004578317" table:display="true" table:show-details="true"/>
                <table:data-pilot-member table:name="0.004604015" table:display="true" table:show-details="true"/>
                <table:data-pilot-member table:name="0.004686841" table:display="true" table:show-details="true"/>
                <table:data-pilot-member table:name="0.004731864" table:display="true" table:show-details="true"/>
                <table:data-pilot-member table:name="0.004757332" table:display="true" table:show-details="true"/>
                <table:data-pilot-member table:name="0.004759416" table:display="true" table:show-details="true"/>
                <table:data-pilot-member table:name="0.004780325" table:display="true" table:show-details="true"/>
                <table:data-pilot-member table:name="0.004898177" table:display="true" table:show-details="true"/>
                <table:data-pilot-member table:name="0.004909527" table:display="true" table:show-details="true"/>
                <table:data-pilot-member table:name="0.004930426" table:display="true" table:show-details="true"/>
                <table:data-pilot-member table:name="0.005009073" table:display="true" table:show-details="true"/>
                <table:data-pilot-member table:name="0.005122176" table:display="true" table:show-details="true"/>
                <table:data-pilot-member table:name="0.005125601" table:display="true" table:show-details="true"/>
                <table:data-pilot-member table:name="0.005125661" table:display="true" table:show-details="true"/>
                <table:data-pilot-member table:name="0.005351004" table:display="true" table:show-details="true"/>
                <table:data-pilot-member table:name="0.005369991" table:display="true" table:show-details="true"/>
                <table:data-pilot-member table:name="0.005375501" table:display="true" table:show-details="true"/>
                <table:data-pilot-member table:name="0.005376212" table:display="true" table:show-details="true"/>
                <table:data-pilot-member table:name="0.005425193" table:display="true" table:show-details="true"/>
                <table:data-pilot-member table:name="0.005441322" table:display="true" table:show-details="true"/>
                <table:data-pilot-member table:name="0.005466902" table:display="true" table:show-details="true"/>
                <table:data-pilot-member table:name="0.00549903" table:display="true" table:show-details="true"/>
                <table:data-pilot-member table:name="0.005514421" table:display="true" table:show-details="true"/>
                <table:data-pilot-member table:name="0.005525721" table:display="true" table:show-details="true"/>
                <table:data-pilot-member table:name="0.005641698" table:display="true" table:show-details="true"/>
                <table:data-pilot-member table:name="0.005693455" table:display="true" table:show-details="true"/>
                <table:data-pilot-member table:name="0.005784515" table:display="true" table:show-details="true"/>
                <table:data-pilot-member table:name="0.005911602" table:display="true" table:show-details="true"/>
                <table:data-pilot-member table:name="0.005981133" table:display="true" table:show-details="true"/>
                <table:data-pilot-member table:name="0.006118581" table:display="true" table:show-details="true"/>
                <table:data-pilot-member table:name="0.006168454" table:display="true" table:show-details="true"/>
                <table:data-pilot-member table:name="0.006208808" table:display="true" table:show-details="true"/>
                <table:data-pilot-member table:name="0.006305258" table:display="true" table:show-details="true"/>
                <table:data-pilot-member table:name="0.006415567" table:display="true" table:show-details="true"/>
                <table:data-pilot-member table:name="0.006433338" table:display="true" table:show-details="true"/>
                <table:data-pilot-member table:name="0.006492499" table:display="true" table:show-details="true"/>
                <table:data-pilot-member table:name="0.006546541" table:display="true" table:show-details="true"/>
                <table:data-pilot-member table:name="0.006621853" table:display="true" table:show-details="true"/>
                <table:data-pilot-member table:name="0.006644243" table:display="true" table:show-details="true"/>
                <table:data-pilot-member table:name="0.007008676" table:display="true" table:show-details="true"/>
                <table:data-pilot-member table:name="0.007226833" table:display="true" table:show-details="true"/>
                <table:data-pilot-member table:name="0.007621442" table:display="true" table:show-details="true"/>
                <table:data-pilot-member table:name="0.008132318" table:display="true" table:show-details="true"/>
                <table:data-pilot-member table:name="0.008334575" table:display="true" table:show-details="true"/>
                <table:data-pilot-member table:name="0.008814046" table:display="true" table:show-details="true"/>
                <table:data-pilot-member table:name="0.008915104" table:display="true" table:show-details="true"/>
                <table:data-pilot-member table:name="0.010648187" table:display="true" table:show-details="true"/>
                <table:data-pilot-member table:name="0.011329831" table:display="true" table:show-details="true"/>
                <table:data-pilot-member table:name="0.013575874" table:display="true" table:show-details="true"/>
                <table:data-pilot-member table:name="0.020223052" table:display="true" table:show-details="true"/>
                <table:data-pilot-member table:name="0.032450562" table:display="true" table:show-details="true"/>
                <table:data-pilot-member table:name="0.035571463" table:display="true" table:show-details="true"/>
                <table:data-pilot-member table:name="0.057024378" table:display="true" table:show-details="true"/>
                <table:data-pilot-member table:name="0.062224938" table:display="true" table:show-details="true"/>
                <table:data-pilot-member table:name="0.092281202" table:display="true" table:show-details="true"/>
                <table:data-pilot-member table:name="0.131152185" table:display="true" table:show-details="true"/>
                <table:data-pilot-member table:name="0.132099397" table:display="true" table:show-details="true"/>
                <table:data-pilot-member table:name="0.144065328" table:display="true" table:show-details="true"/>
                <table:data-pilot-member table:name="0.148923481" table:display="true" table:show-details="true"/>
                <table:data-pilot-member table:name="0.159726035" table:display="true" table:show-details="true"/>
                <table:data-pilot-member table:name="0.234864098" table:display="true" table:show-details="true"/>
                <table:data-pilot-member table:name="0.316503902" table:display="true" table:show-details="true"/>
                <table:data-pilot-member table:name="0.332920006" table:display="true" table:show-details="true"/>
                <table:data-pilot-member table:name="0.334517897" table:display="true" table:show-details="true"/>
                <table:data-pilot-member table:name="0.388414252" table:display="true" table:show-details="true"/>
                <table:data-pilot-member table:name="0.472041776" table:display="true" table:show-details="true"/>
                <table:data-pilot-member table:name="0.489250254" table:display="true" table:show-details="true"/>
                <table:data-pilot-member table:name="0.612314767" table:display="true" table:show-details="true"/>
                <table:data-pilot-member table:name="0.660571474" table:display="true" table:show-details="true"/>
                <table:data-pilot-member table:name="0.683089656" table:display="true" table:show-details="true"/>
                <table:data-pilot-member table:name="0.810746011" table:display="true" table:show-details="true"/>
                <table:data-pilot-member table:name="0.834959985" table:display="true" table:show-details="true"/>
                <table:data-pilot-member table:name="0.889499235" table:display="true" table:show-details="true"/>
                <table:data-pilot-member table:name="1.046283231" table:display="true" table:show-details="true"/>
                <table:data-pilot-member table:name="1.09286035" table:display="true" table:show-details="true"/>
                <table:data-pilot-member table:name="1.093905808" table:display="true" table:show-details="true"/>
                <table:data-pilot-member table:name="1.220411908" table:display="true" table:show-details="true"/>
                <table:data-pilot-member table:name="1.221446458" table:display="true" table:show-details="true"/>
                <table:data-pilot-member table:name="1.273193743" table:display="true" table:show-details="true"/>
                <table:data-pilot-member table:name="1.619016956" table:display="true" table:show-details="true"/>
                <table:data-pilot-member table:name="1.624366349" table:display="true" table:show-details="true"/>
                <table:data-pilot-member table:name="1.752259641" table:display="true" table:show-details="true"/>
                <table:data-pilot-member table:name="1.806789052" table:display="true" table:show-details="true"/>
                <table:data-pilot-member table:name="1.866641846" table:display="true" table:show-details="true"/>
                <table:data-pilot-member table:name="1.890532332" table:display="true" table:show-details="true"/>
                <table:data-pilot-member table:name="1.930757086" table:display="true" table:show-details="true"/>
                <table:data-pilot-member table:name="1.976013684" table:display="true" table:show-details="true"/>
                <table:data-pilot-member table:name="1.992918473" table:display="true" table:show-details="true"/>
                <table:data-pilot-member table:name="2.176978574" table:display="true" table:show-details="true"/>
                <table:data-pilot-member table:name="2.217063518" table:display="true" table:show-details="true"/>
                <table:data-pilot-member table:name="2.4522273" table:display="true" table:show-details="true"/>
                <table:data-pilot-member table:name="2.562708365" table:display="true" table:show-details="true"/>
                <table:data-pilot-member table:name="2.77759695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ibers_same_thread" table:orientation="data" table:used-hierarchy="0" table:function="average">
            <table:data-pilot-level table:show-empty="false" calcext:repeat-item-labels="false">
              <table:data-pilot-members>
                <table:data-pilot-member table:name="0.000329727" table:display="true" table:show-details="true"/>
                <table:data-pilot-member table:name="0.000378609" table:display="true" table:show-details="true"/>
                <table:data-pilot-member table:name="0.000406911" table:display="true" table:show-details="true"/>
                <table:data-pilot-member table:name="0.000407543" table:display="true" table:show-details="true"/>
                <table:data-pilot-member table:name="0.000435785" table:display="true" table:show-details="true"/>
                <table:data-pilot-member table:name="0.000466523" table:display="true" table:show-details="true"/>
                <table:data-pilot-member table:name="0.00048054" table:display="true" table:show-details="true"/>
                <table:data-pilot-member table:name="0.00048105" table:display="true" table:show-details="true"/>
                <table:data-pilot-member table:name="0.00049696" table:display="true" table:show-details="true"/>
                <table:data-pilot-member table:name="0.000497521" table:display="true" table:show-details="true"/>
                <table:data-pilot-member table:name="0.000503562" table:display="true" table:show-details="true"/>
                <table:data-pilot-member table:name="0.000515896" table:display="true" table:show-details="true"/>
                <table:data-pilot-member table:name="0.00051873" table:display="true" table:show-details="true"/>
                <table:data-pilot-member table:name="0.000526756" table:display="true" table:show-details="true"/>
                <table:data-pilot-member table:name="0.000532667" table:display="true" table:show-details="true"/>
                <table:data-pilot-member table:name="0.000532998" table:display="true" table:show-details="true"/>
                <table:data-pilot-member table:name="0.000536294" table:display="true" table:show-details="true"/>
                <table:data-pilot-member table:name="0.000541523" table:display="true" table:show-details="true"/>
                <table:data-pilot-member table:name="0.000545" table:display="true" table:show-details="true"/>
                <table:data-pilot-member table:name="0.000547164" table:display="true" table:show-details="true"/>
                <table:data-pilot-member table:name="0.000552564" table:display="true" table:show-details="true"/>
                <table:data-pilot-member table:name="0.000556882" table:display="true" table:show-details="true"/>
                <table:data-pilot-member table:name="0.000572101" table:display="true" table:show-details="true"/>
                <table:data-pilot-member table:name="0.000575036" table:display="true" table:show-details="true"/>
                <table:data-pilot-member table:name="0.000577281" table:display="true" table:show-details="true"/>
                <table:data-pilot-member table:name="0.000580306" table:display="true" table:show-details="true"/>
                <table:data-pilot-member table:name="0.000580636" table:display="true" table:show-details="true"/>
                <table:data-pilot-member table:name="0.000583642" table:display="true" table:show-details="true"/>
                <table:data-pilot-member table:name="0.000590415" table:display="true" table:show-details="true"/>
                <table:data-pilot-member table:name="0.000591717" table:display="true" table:show-details="true"/>
                <table:data-pilot-member table:name="0.000599271" table:display="true" table:show-details="true"/>
                <table:data-pilot-member table:name="0.000599372" table:display="true" table:show-details="true"/>
                <table:data-pilot-member table:name="0.000601746" table:display="true" table:show-details="true"/>
                <table:data-pilot-member table:name="0.000607928" table:display="true" table:show-details="true"/>
                <table:data-pilot-member table:name="0.000611915" table:display="true" table:show-details="true"/>
                <table:data-pilot-member table:name="0.000612767" table:display="true" table:show-details="true"/>
                <table:data-pilot-member table:name="0.000616153" table:display="true" table:show-details="true"/>
                <table:data-pilot-member table:name="0.000620421" table:display="true" table:show-details="true"/>
                <table:data-pilot-member table:name="0.000623607" table:display="true" table:show-details="true"/>
                <table:data-pilot-member table:name="0.000639426" table:display="true" table:show-details="true"/>
                <table:data-pilot-member table:name="0.000654855" table:display="true" table:show-details="true"/>
                <table:data-pilot-member table:name="0.000656428" table:display="true" table:show-details="true"/>
                <table:data-pilot-member table:name="0.00066243" table:display="true" table:show-details="true"/>
                <table:data-pilot-member table:name="0.000678139" table:display="true" table:show-details="true"/>
                <table:data-pilot-member table:name="0.000688569" table:display="true" table:show-details="true"/>
                <table:data-pilot-member table:name="0.000698237" table:display="true" table:show-details="true"/>
                <table:data-pilot-member table:name="0.000702044" table:display="true" table:show-details="true"/>
                <table:data-pilot-member table:name="0.000703737" table:display="true" table:show-details="true"/>
                <table:data-pilot-member table:name="0.000714046" table:display="true" table:show-details="true"/>
                <table:data-pilot-member table:name="0.000714928" table:display="true" table:show-details="true"/>
                <table:data-pilot-member table:name="0.000750515" table:display="true" table:show-details="true"/>
                <table:data-pilot-member table:name="0.000753069" table:display="true" table:show-details="true"/>
                <table:data-pilot-member table:name="0.00075384" table:display="true" table:show-details="true"/>
                <table:data-pilot-member table:name="0.000754171" table:display="true" table:show-details="true"/>
                <table:data-pilot-member table:name="0.000803484" table:display="true" table:show-details="true"/>
                <table:data-pilot-member table:name="0.000821047" table:display="true" table:show-details="true"/>
                <table:data-pilot-member table:name="0.000824703" table:display="true" table:show-details="true"/>
                <table:data-pilot-member table:name="0.00083404" table:display="true" table:show-details="true"/>
                <table:data-pilot-member table:name="0.000837427" table:display="true" table:show-details="true"/>
                <table:data-pilot-member table:name="0.000872823" table:display="true" table:show-details="true"/>
                <table:data-pilot-member table:name="0.000888794" table:display="true" table:show-details="true"/>
                <table:data-pilot-member table:name="0.000895295" table:display="true" table:show-details="true"/>
                <table:data-pilot-member table:name="0.000924891" table:display="true" table:show-details="true"/>
                <table:data-pilot-member table:name="0.000939058" table:display="true" table:show-details="true"/>
                <table:data-pilot-member table:name="0.000945559" table:display="true" table:show-details="true"/>
                <table:data-pilot-member table:name="0.000950529" table:display="true" table:show-details="true"/>
                <table:data-pilot-member table:name="0.000952924" table:display="true" table:show-details="true"/>
                <table:data-pilot-member table:name="0.000953604" table:display="true" table:show-details="true"/>
                <table:data-pilot-member table:name="0.000983961" table:display="true" table:show-details="true"/>
                <table:data-pilot-member table:name="0.001021341" table:display="true" table:show-details="true"/>
                <table:data-pilot-member table:name="0.00106332" table:display="true" table:show-details="true"/>
                <table:data-pilot-member table:name="0.0010685" table:display="true" table:show-details="true"/>
                <table:data-pilot-member table:name="0.001069231" table:display="true" table:show-details="true"/>
                <table:data-pilot-member table:name="0.001125096" table:display="true" table:show-details="true"/>
                <table:data-pilot-member table:name="0.001137128" table:display="true" table:show-details="true"/>
                <table:data-pilot-member table:name="0.001139262" table:display="true" table:show-details="true"/>
                <table:data-pilot-member table:name="0.001166343" table:display="true" table:show-details="true"/>
                <table:data-pilot-member table:name="0.001195026" table:display="true" table:show-details="true"/>
                <table:data-pilot-member table:name="0.001205085" table:display="true" table:show-details="true"/>
                <table:data-pilot-member table:name="0.001281217" table:display="true" table:show-details="true"/>
                <table:data-pilot-member table:name="0.001285266" table:display="true" table:show-details="true"/>
                <table:data-pilot-member table:name="0.00129302" table:display="true" table:show-details="true"/>
                <table:data-pilot-member table:name="0.001299421" table:display="true" table:show-details="true"/>
                <table:data-pilot-member table:name="0.001313168" table:display="true" table:show-details="true"/>
                <table:data-pilot-member table:name="0.0013198" table:display="true" table:show-details="true"/>
                <table:data-pilot-member table:name="0.001328506" table:display="true" table:show-details="true"/>
                <table:data-pilot-member table:name="0.001347421" table:display="true" table:show-details="true"/>
                <table:data-pilot-member table:name="0.001359794" table:display="true" table:show-details="true"/>
                <table:data-pilot-member table:name="0.001383029" table:display="true" table:show-details="true"/>
                <table:data-pilot-member table:name="0.00139463" table:display="true" table:show-details="true"/>
                <table:data-pilot-member table:name="0.001405319" table:display="true" table:show-details="true"/>
                <table:data-pilot-member table:name="0.001413675" table:display="true" table:show-details="true"/>
                <table:data-pilot-member table:name="0.00141583" table:display="true" table:show-details="true"/>
                <table:data-pilot-member table:name="0.001416511" table:display="true" table:show-details="true"/>
                <table:data-pilot-member table:name="0.001437521" table:display="true" table:show-details="true"/>
                <table:data-pilot-member table:name="0.001439163" table:display="true" table:show-details="true"/>
                <table:data-pilot-member table:name="0.001445935" table:display="true" table:show-details="true"/>
                <table:data-pilot-member table:name="0.001460373" table:display="true" table:show-details="true"/>
                <table:data-pilot-member table:name="0.001464611" table:display="true" table:show-details="true"/>
                <table:data-pilot-member table:name="0.001500248" table:display="true" table:show-details="true"/>
                <table:data-pilot-member table:name="0.00151768" table:display="true" table:show-details="true"/>
                <table:data-pilot-member table:name="0.001520655" table:display="true" table:show-details="true"/>
                <table:data-pilot-member table:name="0.001532698" table:display="true" table:show-details="true"/>
                <table:data-pilot-member table:name="0.001555521" table:display="true" table:show-details="true"/>
                <table:data-pilot-member table:name="0.001568345" table:display="true" table:show-details="true"/>
                <table:data-pilot-member table:name="0.001593773" table:display="true" table:show-details="true"/>
                <table:data-pilot-member table:name="0.001617206" table:display="true" table:show-details="true"/>
                <table:data-pilot-member table:name="0.00162439" table:display="true" table:show-details="true"/>
                <table:data-pilot-member table:name="0.001638116" table:display="true" table:show-details="true"/>
                <table:data-pilot-member table:name="0.001702706" table:display="true" table:show-details="true"/>
                <table:data-pilot-member table:name="0.001734124" table:display="true" table:show-details="true"/>
                <table:data-pilot-member table:name="0.00175765" table:display="true" table:show-details="true"/>
                <table:data-pilot-member table:name="0.001800149" table:display="true" table:show-details="true"/>
                <table:data-pilot-member table:name="0.001821418" table:display="true" table:show-details="true"/>
                <table:data-pilot-member table:name="0.001829955" table:display="true" table:show-details="true"/>
                <table:data-pilot-member table:name="0.001847097" table:display="true" table:show-details="true"/>
                <table:data-pilot-member table:name="0.001872465" table:display="true" table:show-details="true"/>
                <table:data-pilot-member table:name="0.00188617" table:display="true" table:show-details="true"/>
                <table:data-pilot-member table:name="0.001921846" table:display="true" table:show-details="true"/>
                <table:data-pilot-member table:name="0.001967031" table:display="true" table:show-details="true"/>
                <table:data-pilot-member table:name="0.002033335" table:display="true" table:show-details="true"/>
                <table:data-pilot-member table:name="0.002045759" table:display="true" table:show-details="true"/>
                <table:data-pilot-member table:name="0.002118334" table:display="true" table:show-details="true"/>
                <table:data-pilot-member table:name="0.00217441" table:display="true" table:show-details="true"/>
                <table:data-pilot-member table:name="0.002210477" table:display="true" table:show-details="true"/>
                <table:data-pilot-member table:name="0.002366749" table:display="true" table:show-details="true"/>
                <table:data-pilot-member table:name="0.002779442" table:display="true" table:show-details="true"/>
                <table:data-pilot-member table:name="0.002909564" table:display="true" table:show-details="true"/>
                <table:data-pilot-member table:name="1.614604233" table:display="true" table:show-details="true"/>
                <table:data-pilot-member table:name="1.642245902" table:display="true" table:show-details="true"/>
                <table:data-pilot-member table:name="1.655541942" table:display="true" table:show-details="true"/>
                <table:data-pilot-member table:name="1.757786651" table:display="true" table:show-details="true"/>
                <table:data-pilot-member table:name="1.859152748" table:display="true" table:show-details="true"/>
                <table:data-pilot-member table:name="1.924975248" table:display="true" table:show-details="true"/>
                <table:data-pilot-member table:name="1.975354893" table:display="true" table:show-details="true"/>
                <table:data-pilot-member table:name="2.00377002" table:display="true" table:show-details="true"/>
                <table:data-pilot-member table:name="2.052707156" table:display="true" table:show-details="true"/>
                <table:data-pilot-member table:name="2.168075594" table:display="true" table:show-details="true"/>
                <table:data-pilot-member table:name="2.225177476" table:display="true" table:show-details="true"/>
                <table:data-pilot-member table:name="2.256311454" table:display="true" table:show-details="true"/>
                <table:data-pilot-member table:name="2.67104473" table:display="true" table:show-details="true"/>
                <table:data-pilot-member table:name="2.695901198" table:display="true" table:show-details="true"/>
                <table:data-pilot-member table:name="2.93521908" table:display="true" table:show-details="true"/>
                <table:data-pilot-member table:name="2.970881386" table:display="true" table:show-details="true"/>
                <table:data-pilot-member table:name="3.010944499" table:display="true" table:show-details="true"/>
                <table:data-pilot-member table:name="3.054168331" table:display="true" table:show-details="true"/>
                <table:data-pilot-member table:name="3.348684576" table:display="true" table:show-details="true"/>
                <table:data-pilot-member table:name="3.472745344" table:display="true" table:show-details="true"/>
                <table:data-pilot-member table:name="3.573113006" table:display="true" table:show-details="true"/>
                <table:data-pilot-member table:name="3.671136189" table:display="true" table:show-details="true"/>
                <table:data-pilot-member table:name="3.781369097" table:display="true" table:show-details="true"/>
                <table:data-pilot-member table:name="3.813587602" table:display="true" table:show-details="true"/>
                <table:data-pilot-member table:name="3.834172734" table:display="true" table:show-details="true"/>
                <table:data-pilot-member table:name="3.846987452" table:display="true" table:show-details="true"/>
                <table:data-pilot-member table:name="3.866184269" table:display="true" table:show-details="true"/>
                <table:data-pilot-member table:name="3.950632214" table:display="true" table:show-details="true"/>
                <table:data-pilot-member table:name="3.963797832" table:display="true" table:show-details="true"/>
                <table:data-pilot-member table:name="3.979971873" table:display="true" table:show-details="true"/>
                <table:data-pilot-member table:name="4.021002325" table:display="true" table:show-details="true"/>
                <table:data-pilot-member table:name="4.071244663" table:display="true" table:show-details="true"/>
                <table:data-pilot-member table:name="4.07539005" table:display="true" table:show-details="true"/>
                <table:data-pilot-member table:name="4.146183284" table:display="true" table:show-details="true"/>
                <table:data-pilot-member table:name="4.166566151" table:display="true" table:show-details="true"/>
                <table:data-pilot-member table:name="4.224335601" table:display="true" table:show-details="true"/>
                <table:data-pilot-member table:name="4.227990198" table:display="true" table:show-details="true"/>
                <table:data-pilot-member table:name="4.230727847" table:display="true" table:show-details="true"/>
                <table:data-pilot-member table:name="4.24362272" table:display="true" table:show-details="true"/>
                <table:data-pilot-member table:name="4.280209566" table:display="true" table:show-details="true"/>
                <table:data-pilot-member table:name="4.30891255" table:display="true" table:show-details="true"/>
                <table:data-pilot-member table:name="4.31480833" table:display="true" table:show-details="true"/>
                <table:data-pilot-member table:name="4.317776881" table:display="true" table:show-details="true"/>
                <table:data-pilot-member table:name="4.320129688" table:display="true" table:show-details="true"/>
                <table:data-pilot-member table:name="4.326046992" table:display="true" table:show-details="true"/>
                <table:data-pilot-member table:name="4.33689303" table:display="true" table:show-details="true"/>
                <table:data-pilot-member table:name="4.351624121" table:display="true" table:show-details="true"/>
                <table:data-pilot-member table:name="4.354838417" table:display="true" table:show-details="true"/>
                <table:data-pilot-member table:name="4.356611328" table:display="true" table:show-details="true"/>
                <table:data-pilot-member table:name="4.361766267" table:display="true" table:show-details="true"/>
                <table:data-pilot-member table:name="4.371632297" table:display="true" table:show-details="true"/>
                <table:data-pilot-member table:name="4.380061467" table:display="true" table:show-details="true"/>
                <table:data-pilot-member table:name="4.381938084" table:display="true" table:show-details="true"/>
                <table:data-pilot-member table:name="4.414192602" table:display="true" table:show-details="true"/>
                <table:data-pilot-member table:name="4.420500085" table:display="true" table:show-details="true"/>
                <table:data-pilot-member table:name="4.422342308" table:display="true" table:show-details="true"/>
                <table:data-pilot-member table:name="4.445897339" table:display="true" table:show-details="true"/>
                <table:data-pilot-member table:name="4.446097924" table:display="true" table:show-details="true"/>
                <table:data-pilot-member table:name="4.449465003" table:display="true" table:show-details="true"/>
                <table:data-pilot-member table:name="4.456057136" table:display="true" table:show-details="true"/>
                <table:data-pilot-member table:name="4.459301388" table:display="true" table:show-details="true"/>
                <table:data-pilot-member table:name="4.459777518" table:display="true" table:show-details="true"/>
                <table:data-pilot-member table:name="4.468927912" table:display="true" table:show-details="true"/>
                <table:data-pilot-member table:name="4.476332516" table:display="true" table:show-details="true"/>
                <table:data-pilot-member table:name="4.483655372" table:display="true" table:show-details="true"/>
                <table:data-pilot-member table:name="4.492871671" table:display="true" table:show-details="true"/>
                <table:data-pilot-member table:name="4.493184687" table:display="true" table:show-details="true"/>
                <table:data-pilot-member table:name="4.495558202" table:display="true" table:show-details="true"/>
                <table:data-pilot-member table:name="4.498772979" table:display="true" table:show-details="true"/>
                <table:data-pilot-member table:name="4.50740046" table:display="true" table:show-details="true"/>
                <table:data-pilot-member table:name="4.510156215" table:display="true" table:show-details="true"/>
                <table:data-pilot-member table:name="4.514334878" table:display="true" table:show-details="true"/>
                <table:data-pilot-member table:name="4.515078952" table:display="true" table:show-details="true"/>
                <table:data-pilot-member table:name="4.522196438" table:display="true" table:show-details="true"/>
                <table:data-pilot-member table:name="4.542078459" table:display="true" table:show-details="true"/>
                <table:data-pilot-member table:name="4.548242819" table:display="true" table:show-details="true"/>
                <table:data-pilot-member table:name="4.562896126" table:display="true" table:show-details="true"/>
                <table:data-pilot-member table:name="4.568336724" table:display="true" table:show-details="true"/>
                <table:data-pilot-member table:name="4.570135096" table:display="true" table:show-details="true"/>
                <table:data-pilot-member table:name="4.576680544" table:display="true" table:show-details="true"/>
                <table:data-pilot-member table:name="4.590401173" table:display="true" table:show-details="true"/>
                <table:data-pilot-member table:name="4.610310614" table:display="true" table:show-details="true"/>
                <table:data-pilot-member table:name="4.620898057" table:display="true" table:show-details="true"/>
                <table:data-pilot-member table:name="4.622726097" table:display="true" table:show-details="true"/>
                <table:data-pilot-member table:name="4.642918982" table:display="true" table:show-details="true"/>
                <table:data-pilot-member table:name="4.663372857" table:display="true" table:show-details="true"/>
                <table:data-pilot-member table:name="4.665630905" table:display="true" table:show-details="true"/>
                <table:data-pilot-member table:name="4.677250696" table:display="true" table:show-details="true"/>
                <table:data-pilot-member table:name="4.695007708" table:display="true" table:show-details="true"/>
                <table:data-pilot-member table:name="4.700422013" table:display="true" table:show-details="true"/>
                <table:data-pilot-member table:name="4.736384845" table:display="true" table:show-details="true"/>
                <table:data-pilot-member table:name="4.75297866" table:display="true" table:show-details="true"/>
                <table:data-pilot-member table:name="4.812291856" table:display="true" table:show-details="true"/>
                <table:data-pilot-member table:name="4.814032949" table:display="true" table:show-details="true"/>
                <table:data-pilot-member table:name="4.814665609" table:display="true" table:show-details="true"/>
                <table:data-pilot-member table:name="4.817953325" table:display="true" table:show-details="true"/>
                <table:data-pilot-member table:name="4.817990627" table:display="true" table:show-details="true"/>
                <table:data-pilot-member table:name="4.822783262" table:display="true" table:show-details="true"/>
                <table:data-pilot-member table:name="4.836473864" table:display="true" table:show-details="true"/>
                <table:data-pilot-member table:name="4.863357424" table:display="true" table:show-details="true"/>
                <table:data-pilot-member table:name="4.884513502" table:display="true" table:show-details="true"/>
                <table:data-pilot-member table:name="4.894872322" table:display="true" table:show-details="true"/>
                <table:data-pilot-member table:name="4.899804715" table:display="true" table:show-details="true"/>
                <table:data-pilot-member table:name="4.914962427" table:display="true" table:show-details="true"/>
                <table:data-pilot-member table:name="4.924336812" table:display="true" table:show-details="true"/>
                <table:data-pilot-member table:name="4.929946215" table:display="true" table:show-details="true"/>
                <table:data-pilot-member table:name="4.951126877" table:display="true" table:show-details="true"/>
                <table:data-pilot-member table:name="4.957477287" table:display="true" table:show-details="true"/>
                <table:data-pilot-member table:name="5.02778556" table:display="true" table:show-details="true"/>
                <table:data-pilot-member table:name="5.077377751" table:display="true" table:show-details="true"/>
                <table:data-pilot-member table:name="5.118539686" table:display="true" table:show-details="true"/>
                <table:data-pilot-member table:name="5.186432135" table:display="true" table:show-details="true"/>
                <table:data-pilot-member table:name="5.212332089" table:display="true" table:show-details="true"/>
                <table:data-pilot-member table:name="5.294368202" table:display="true" table:show-details="true"/>
                <table:data-pilot-member table:name="5.369800898" table:display="true" table:show-details="true"/>
                <table:data-pilot-member table:name="5.399827988" table:display="true" table:show-details="true"/>
                <table:data-pilot-member table:name="5.443194635" table:display="true" table:show-details="true"/>
                <table:data-pilot-member table:name="5.444220037" table:display="true" table:show-details="true"/>
                <table:data-pilot-member table:name="5.528595595" table:display="true" table:show-details="true"/>
                <table:data-pilot-member table:name="5.578676767" table:display="true" table:show-details="true"/>
                <table:data-pilot-member table:name="5.585537715" table:display="true" table:show-details="true"/>
                <table:data-pilot-member table:name="5.606776718" table:display="true" table:show-details="true"/>
                <table:data-pilot-member table:name="5.634428852" table:display="true" table:show-details="true"/>
                <table:data-pilot-member table:name="5.730798896" table:display="true" table:show-details="true"/>
                <table:data-pilot-member table:name="5.751314716" table:display="true" table:show-details="true"/>
                <table:data-pilot-member table:name="5.822222449" table:display="true" table:show-details="true"/>
                <table:data-pilot-member table:name="5.883386032" table:display="true" table:show-details="true"/>
                <table:data-pilot-member table:name="5.8995777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ibers_any_thread_times_worker" table:orientation="data" table:used-hierarchy="0" table:function="average">
            <table:data-pilot-level table:show-empty="false" calcext:repeat-item-labels="false">
              <table:data-pilot-members>
                <table:data-pilot-member table:name="0.000671677" table:display="true" table:show-details="true"/>
                <table:data-pilot-member table:name="0.00076968" table:display="true" table:show-details="true"/>
                <table:data-pilot-member table:name="0.001902528" table:display="true" table:show-details="true"/>
                <table:data-pilot-member table:name="0.003620016" table:display="true" table:show-details="true"/>
                <table:data-pilot-member table:name="0.004862856" table:display="true" table:show-details="true"/>
                <table:data-pilot-member table:name="0.006121368" table:display="true" table:show-details="true"/>
                <table:data-pilot-member table:name="0.00613343" table:display="true" table:show-details="true"/>
                <table:data-pilot-member table:name="0.006377061" table:display="true" table:show-details="true"/>
                <table:data-pilot-member table:name="0.00716598" table:display="true" table:show-details="true"/>
                <table:data-pilot-member table:name="0.007256238" table:display="true" table:show-details="true"/>
                <table:data-pilot-member table:name="0.007360156" table:display="true" table:show-details="true"/>
                <table:data-pilot-member table:name="0.00740184" table:display="true" table:show-details="true"/>
                <table:data-pilot-member table:name="0.00781697" table:display="true" table:show-details="true"/>
                <table:data-pilot-member table:name="0.00784476" table:display="true" table:show-details="true"/>
                <table:data-pilot-member table:name="0.008088912" table:display="true" table:show-details="true"/>
                <table:data-pilot-member table:name="0.008776664" table:display="true" table:show-details="true"/>
                <table:data-pilot-member table:name="0.009604994" table:display="true" table:show-details="true"/>
                <table:data-pilot-member table:name="0.01016178" table:display="true" table:show-details="true"/>
                <table:data-pilot-member table:name="0.01080288" table:display="true" table:show-details="true"/>
                <table:data-pilot-member table:name="0.010858561" table:display="true" table:show-details="true"/>
                <table:data-pilot-member table:name="0.012032275" table:display="true" table:show-details="true"/>
                <table:data-pilot-member table:name="0.012344192" table:display="true" table:show-details="true"/>
                <table:data-pilot-member table:name="0.01260018" table:display="true" table:show-details="true"/>
                <table:data-pilot-member table:name="0.01307634" table:display="true" table:show-details="true"/>
                <table:data-pilot-member table:name="0.013364475" table:display="true" table:show-details="true"/>
                <table:data-pilot-member table:name="0.014164227" table:display="true" table:show-details="true"/>
                <table:data-pilot-member table:name="0.014366779" table:display="true" table:show-details="true"/>
                <table:data-pilot-member table:name="0.01461545" table:display="true" table:show-details="true"/>
                <table:data-pilot-member table:name="0.014770551" table:display="true" table:show-details="true"/>
                <table:data-pilot-member table:name="0.01526952" table:display="true" table:show-details="true"/>
                <table:data-pilot-member table:name="0.0158814" table:display="true" table:show-details="true"/>
                <table:data-pilot-member table:name="0.01592584" table:display="true" table:show-details="true"/>
                <table:data-pilot-member table:name="0.01625943" table:display="true" table:show-details="true"/>
                <table:data-pilot-member table:name="0.016344276" table:display="true" table:show-details="true"/>
                <table:data-pilot-member table:name="0.017587668" table:display="true" table:show-details="true"/>
                <table:data-pilot-member table:name="0.018120606" table:display="true" table:show-details="true"/>
                <table:data-pilot-member table:name="0.018270748" table:display="true" table:show-details="true"/>
                <table:data-pilot-member table:name="0.018740995" table:display="true" table:show-details="true"/>
                <table:data-pilot-member table:name="0.018781056" table:display="true" table:show-details="true"/>
                <table:data-pilot-member table:name="0.0188353" table:display="true" table:show-details="true"/>
                <table:data-pilot-member table:name="0.019017752" table:display="true" table:show-details="true"/>
                <table:data-pilot-member table:name="0.019047044" table:display="true" table:show-details="true"/>
                <table:data-pilot-member table:name="0.019607896" table:display="true" table:show-details="true"/>
                <table:data-pilot-member table:name="0.019617533" table:display="true" table:show-details="true"/>
                <table:data-pilot-member table:name="0.019654155" table:display="true" table:show-details="true"/>
                <table:data-pilot-member table:name="0.01974504" table:display="true" table:show-details="true"/>
                <table:data-pilot-member table:name="0.019815404" table:display="true" table:show-details="true"/>
                <table:data-pilot-member table:name="0.020015919" table:display="true" table:show-details="true"/>
                <table:data-pilot-member table:name="0.020567732" table:display="true" table:show-details="true"/>
                <table:data-pilot-member table:name="0.020666965" table:display="true" table:show-details="true"/>
                <table:data-pilot-member table:name="0.02110559" table:display="true" table:show-details="true"/>
                <table:data-pilot-member table:name="0.021656528" table:display="true" table:show-details="true"/>
                <table:data-pilot-member table:name="0.021850108" table:display="true" table:show-details="true"/>
                <table:data-pilot-member table:name="0.022200489" table:display="true" table:show-details="true"/>
                <table:data-pilot-member table:name="0.02223198" table:display="true" table:show-details="true"/>
                <table:data-pilot-member table:name="0.02233854" table:display="true" table:show-details="true"/>
                <table:data-pilot-member table:name="0.022357798" table:display="true" table:show-details="true"/>
                <table:data-pilot-member table:name="0.023050261" table:display="true" table:show-details="true"/>
                <table:data-pilot-member table:name="0.02307165" table:display="true" table:show-details="true"/>
                <table:data-pilot-member table:name="0.023145452" table:display="true" table:show-details="true"/>
                <table:data-pilot-member table:name="0.023210099" table:display="true" table:show-details="true"/>
                <table:data-pilot-member table:name="0.023527822" table:display="true" table:show-details="true"/>
                <table:data-pilot-member table:name="0.023903807" table:display="true" table:show-details="true"/>
                <table:data-pilot-member table:name="0.024171922" table:display="true" table:show-details="true"/>
                <table:data-pilot-member table:name="0.0242298" table:display="true" table:show-details="true"/>
                <table:data-pilot-member table:name="0.024237784" table:display="true" table:show-details="true"/>
                <table:data-pilot-member table:name="0.024241609" table:display="true" table:show-details="true"/>
                <table:data-pilot-member table:name="0.024871293" table:display="true" table:show-details="true"/>
                <table:data-pilot-member table:name="0.025181848" table:display="true" table:show-details="true"/>
                <table:data-pilot-member table:name="0.02526026" table:display="true" table:show-details="true"/>
                <table:data-pilot-member table:name="0.025263629" table:display="true" table:show-details="true"/>
                <table:data-pilot-member table:name="0.02535792" table:display="true" table:show-details="true"/>
                <table:data-pilot-member table:name="0.025571842" table:display="true" table:show-details="true"/>
                <table:data-pilot-member table:name="0.02627289" table:display="true" table:show-details="true"/>
                <table:data-pilot-member table:name="0.02628342" table:display="true" table:show-details="true"/>
                <table:data-pilot-member table:name="0.026394135" table:display="true" table:show-details="true"/>
                <table:data-pilot-member table:name="0.026545428" table:display="true" table:show-details="true"/>
                <table:data-pilot-member table:name="0.028307565" table:display="true" table:show-details="true"/>
                <table:data-pilot-member table:name="0.028872288" table:display="true" table:show-details="true"/>
                <table:data-pilot-member table:name="0.028921625" table:display="true" table:show-details="true"/>
                <table:data-pilot-member table:name="0.029140944" table:display="true" table:show-details="true"/>
                <table:data-pilot-member table:name="0.029356368" table:display="true" table:show-details="true"/>
                <table:data-pilot-member table:name="0.03085818" table:display="true" table:show-details="true"/>
                <table:data-pilot-member table:name="0.031083157" table:display="true" table:show-details="true"/>
                <table:data-pilot-member table:name="0.031840556" table:display="true" table:show-details="true"/>
                <table:data-pilot-member table:name="0.032741124" table:display="true" table:show-details="true"/>
                <table:data-pilot-member table:name="0.034500726" table:display="true" table:show-details="true"/>
                <table:data-pilot-member table:name="0.0361468" table:display="true" table:show-details="true"/>
                <table:data-pilot-member table:name="0.038247912" table:display="true" table:show-details="true"/>
                <table:data-pilot-member table:name="0.03841992" table:display="true" table:show-details="true"/>
                <table:data-pilot-member table:name="0.038809248" table:display="true" table:show-details="true"/>
                <table:data-pilot-member table:name="0.0413946" table:display="true" table:show-details="true"/>
                <table:data-pilot-member table:name="0.042563495" table:display="true" table:show-details="true"/>
                <table:data-pilot-member table:name="0.043093652" table:display="true" table:show-details="true"/>
                <table:data-pilot-member table:name="0.043553708" table:display="true" table:show-details="true"/>
                <table:data-pilot-member table:name="0.044921216" table:display="true" table:show-details="true"/>
                <table:data-pilot-member table:name="0.049082475" table:display="true" table:show-details="true"/>
                <table:data-pilot-member table:name="0.050479902" table:display="true" table:show-details="true"/>
                <table:data-pilot-member table:name="0.055479808" table:display="true" table:show-details="true"/>
                <table:data-pilot-member table:name="0.056671394" table:display="true" table:show-details="true"/>
                <table:data-pilot-member table:name="0.05913906" table:display="true" table:show-details="true"/>
                <table:data-pilot-member table:name="0.059589152" table:display="true" table:show-details="true"/>
                <table:data-pilot-member table:name="0.069025964" table:display="true" table:show-details="true"/>
                <table:data-pilot-member table:name="0.069028154" table:display="true" table:show-details="true"/>
                <table:data-pilot-member table:name="0.07135998" table:display="true" table:show-details="true"/>
                <table:data-pilot-member table:name="0.071832425" table:display="true" table:show-details="true"/>
                <table:data-pilot-member table:name="0.074853528" table:display="true" table:show-details="true"/>
                <table:data-pilot-member table:name="0.076973916" table:display="true" table:show-details="true"/>
                <table:data-pilot-member table:name="0.086900514" table:display="true" table:show-details="true"/>
                <table:data-pilot-member table:name="0.090163314" table:display="true" table:show-details="true"/>
                <table:data-pilot-member table:name="0.091589886" table:display="true" table:show-details="true"/>
                <table:data-pilot-member table:name="0.097755114" table:display="true" table:show-details="true"/>
                <table:data-pilot-member table:name="0.099947736" table:display="true" table:show-details="true"/>
                <table:data-pilot-member table:name="0.111752373" table:display="true" table:show-details="true"/>
                <table:data-pilot-member table:name="0.118442736" table:display="true" table:show-details="true"/>
                <table:data-pilot-member table:name="0.12101722" table:display="true" table:show-details="true"/>
                <table:data-pilot-member table:name="0.123614559" table:display="true" table:show-details="true"/>
                <table:data-pilot-member table:name="0.137185956" table:display="true" table:show-details="true"/>
                <table:data-pilot-member table:name="0.142842366" table:display="true" table:show-details="true"/>
                <table:data-pilot-member table:name="0.143040324" table:display="true" table:show-details="true"/>
                <table:data-pilot-member table:name="0.14776778" table:display="true" table:show-details="true"/>
                <table:data-pilot-member table:name="0.151932495" table:display="true" table:show-details="true"/>
                <table:data-pilot-member table:name="0.15376983" table:display="true" table:show-details="true"/>
                <table:data-pilot-member table:name="0.154232946" table:display="true" table:show-details="true"/>
                <table:data-pilot-member table:name="0.15708586" table:display="true" table:show-details="true"/>
                <table:data-pilot-member table:name="0.157928862" table:display="true" table:show-details="true"/>
                <table:data-pilot-member table:name="0.159660498" table:display="true" table:show-details="true"/>
                <table:data-pilot-member table:name="0.160918272" table:display="true" table:show-details="true"/>
                <table:data-pilot-member table:name="0.163227168" table:display="true" table:show-details="true"/>
                <table:data-pilot-member table:name="0.163743447" table:display="true" table:show-details="true"/>
                <table:data-pilot-member table:name="0.165524856" table:display="true" table:show-details="true"/>
                <table:data-pilot-member table:name="0.168716523" table:display="true" table:show-details="true"/>
                <table:data-pilot-member table:name="0.171833445" table:display="true" table:show-details="true"/>
                <table:data-pilot-member table:name="0.172750318" table:display="true" table:show-details="true"/>
                <table:data-pilot-member table:name="0.173637593" table:display="true" table:show-details="true"/>
                <table:data-pilot-member table:name="0.174122304" table:display="true" table:show-details="true"/>
                <table:data-pilot-member table:name="0.176101182" table:display="true" table:show-details="true"/>
                <table:data-pilot-member table:name="0.17806679" table:display="true" table:show-details="true"/>
                <table:data-pilot-member table:name="0.182942614" table:display="true" table:show-details="true"/>
                <table:data-pilot-member table:name="0.182991137" table:display="true" table:show-details="true"/>
                <table:data-pilot-member table:name="0.184521636" table:display="true" table:show-details="true"/>
                <table:data-pilot-member table:name="0.185415123" table:display="true" table:show-details="true"/>
                <table:data-pilot-member table:name="0.186566802" table:display="true" table:show-details="true"/>
                <table:data-pilot-member table:name="0.190272648" table:display="true" table:show-details="true"/>
                <table:data-pilot-member table:name="0.194887681" table:display="true" table:show-details="true"/>
                <table:data-pilot-member table:name="0.196970988" table:display="true" table:show-details="true"/>
                <table:data-pilot-member table:name="0.199982016" table:display="true" table:show-details="true"/>
                <table:data-pilot-member table:name="0.200351206" table:display="true" table:show-details="true"/>
                <table:data-pilot-member table:name="0.203326704" table:display="true" table:show-details="true"/>
                <table:data-pilot-member table:name="0.204402575" table:display="true" table:show-details="true"/>
                <table:data-pilot-member table:name="0.20503264" table:display="true" table:show-details="true"/>
                <table:data-pilot-member table:name="0.206866947" table:display="true" table:show-details="true"/>
                <table:data-pilot-member table:name="0.211858804" table:display="true" table:show-details="true"/>
                <table:data-pilot-member table:name="0.213538581" table:display="true" table:show-details="true"/>
                <table:data-pilot-member table:name="0.214586442" table:display="true" table:show-details="true"/>
                <table:data-pilot-member table:name="0.224675275" table:display="true" table:show-details="true"/>
                <table:data-pilot-member table:name="0.227043621" table:display="true" table:show-details="true"/>
                <table:data-pilot-member table:name="0.22946226" table:display="true" table:show-details="true"/>
                <table:data-pilot-member table:name="0.233294546" table:display="true" table:show-details="true"/>
                <table:data-pilot-member table:name="0.233444211" table:display="true" table:show-details="true"/>
                <table:data-pilot-member table:name="0.237021048" table:display="true" table:show-details="true"/>
                <table:data-pilot-member table:name="0.23725097" table:display="true" table:show-details="true"/>
                <table:data-pilot-member table:name="0.23970989" table:display="true" table:show-details="true"/>
                <table:data-pilot-member table:name="0.240721026" table:display="true" table:show-details="true"/>
                <table:data-pilot-member table:name="0.241063126" table:display="true" table:show-details="true"/>
                <table:data-pilot-member table:name="0.241181628" table:display="true" table:show-details="true"/>
                <table:data-pilot-member table:name="0.24293255" table:display="true" table:show-details="true"/>
                <table:data-pilot-member table:name="0.243173187" table:display="true" table:show-details="true"/>
                <table:data-pilot-member table:name="0.246978333" table:display="true" table:show-details="true"/>
                <table:data-pilot-member table:name="0.247628868" table:display="true" table:show-details="true"/>
                <table:data-pilot-member table:name="0.248511808" table:display="true" table:show-details="true"/>
                <table:data-pilot-member table:name="0.250965288" table:display="true" table:show-details="true"/>
                <table:data-pilot-member table:name="0.253286112" table:display="true" table:show-details="true"/>
                <table:data-pilot-member table:name="0.25487649" table:display="true" table:show-details="true"/>
                <table:data-pilot-member table:name="0.258544143" table:display="true" table:show-details="true"/>
                <table:data-pilot-member table:name="0.258655808" table:display="true" table:show-details="true"/>
                <table:data-pilot-member table:name="0.261784602" table:display="true" table:show-details="true"/>
                <table:data-pilot-member table:name="0.262866344" table:display="true" table:show-details="true"/>
                <table:data-pilot-member table:name="0.285669956" table:display="true" table:show-details="true"/>
                <table:data-pilot-member table:name="0.288992443" table:display="true" table:show-details="true"/>
                <table:data-pilot-member table:name="0.321766752" table:display="true" table:show-details="true"/>
                <table:data-pilot-member table:name="0.333383" table:display="true" table:show-details="true"/>
                <table:data-pilot-member table:name="0.333425038" table:display="true" table:show-details="true"/>
                <table:data-pilot-member table:name="0.34148444" table:display="true" table:show-details="true"/>
                <table:data-pilot-member table:name="0.36134165" table:display="true" table:show-details="true"/>
                <table:data-pilot-member table:name="0.36711486" table:display="true" table:show-details="true"/>
                <table:data-pilot-member table:name="0.392880664" table:display="true" table:show-details="true"/>
                <table:data-pilot-member table:name="0.42342531" table:display="true" table:show-details="true"/>
                <table:data-pilot-member table:name="0.427529236" table:display="true" table:show-details="true"/>
                <table:data-pilot-member table:name="0.430262784" table:display="true" table:show-details="true"/>
                <table:data-pilot-member table:name="0.434969271" table:display="true" table:show-details="true"/>
                <table:data-pilot-member table:name="0.438782328" table:display="true" table:show-details="true"/>
                <table:data-pilot-member table:name="0.474583094" table:display="true" table:show-details="true"/>
                <table:data-pilot-member table:name="0.496638975" table:display="true" table:show-details="true"/>
                <table:data-pilot-member table:name="0.548360397" table:display="true" table:show-details="true"/>
                <table:data-pilot-member table:name="0.566245456" table:display="true" table:show-details="true"/>
                <table:data-pilot-member table:name="0.595735231" table:display="true" table:show-details="true"/>
                <table:data-pilot-member table:name="0.616560678" table:display="true" table:show-details="true"/>
                <table:data-pilot-member table:name="0.618472002" table:display="true" table:show-details="true"/>
                <table:data-pilot-member table:name="0.622309999" table:display="true" table:show-details="true"/>
                <table:data-pilot-member table:name="0.623140705" table:display="true" table:show-details="true"/>
                <table:data-pilot-member table:name="0.634393016" table:display="true" table:show-details="true"/>
                <table:data-pilot-member table:name="0.637511874" table:display="true" table:show-details="true"/>
                <table:data-pilot-member table:name="0.64768767" table:display="true" table:show-details="true"/>
                <table:data-pilot-member table:name="0.66308652" table:display="true" table:show-details="true"/>
                <table:data-pilot-member table:name="0.678273783" table:display="true" table:show-details="true"/>
                <table:data-pilot-member table:name="0.682688627" table:display="true" table:show-details="true"/>
                <table:data-pilot-member table:name="0.688357285" table:display="true" table:show-details="true"/>
                <table:data-pilot-member table:name="0.699763456" table:display="true" table:show-details="true"/>
                <table:data-pilot-member table:name="0.711681875" table:display="true" table:show-details="true"/>
                <table:data-pilot-member table:name="0.731565818" table:display="true" table:show-details="true"/>
                <table:data-pilot-member table:name="0.756021277" table:display="true" table:show-details="true"/>
                <table:data-pilot-member table:name="0.760248944" table:display="true" table:show-details="true"/>
                <table:data-pilot-member table:name="0.8915104" table:display="true" table:show-details="true"/>
                <table:data-pilot-member table:name="1.585192764" table:display="true" table:show-details="true"/>
                <table:data-pilot-member table:name="1.619016956" table:display="true" table:show-details="true"/>
                <table:data-pilot-member table:name="1.804523202" table:display="true" table:show-details="true"/>
                <table:data-pilot-member table:name="1.967282775" table:display="true" table:show-details="true"/>
                <table:data-pilot-member table:name="2.027573391" table:display="true" table:show-details="true"/>
                <table:data-pilot-member table:name="2.88130656" table:display="true" table:show-details="true"/>
                <table:data-pilot-member table:name="2.996280054" table:display="true" table:show-details="true"/>
                <table:data-pilot-member table:name="3.307413924" table:display="true" table:show-details="true"/>
                <table:data-pilot-member table:name="3.664339374" table:display="true" table:show-details="true"/>
                <table:data-pilot-member table:name="3.733283692" table:display="true" table:show-details="true"/>
                <table:data-pilot-member table:name="3.914002032" table:display="true" table:show-details="true"/>
                <table:data-pilot-member table:name="4.185132924" table:display="true" table:show-details="true"/>
                <table:data-pilot-member table:name="4.79178105" table:display="true" table:show-details="true"/>
                <table:data-pilot-member table:name="4.864476066" table:display="true" table:show-details="true"/>
                <table:data-pilot-member table:name="5.444590918" table:display="true" table:show-details="true"/>
                <table:data-pilot-member table:name="8.156699292" table:display="true" table:show-details="true"/>
                <table:data-pilot-member table:name="8.93540886" table:display="true" table:show-details="true"/>
                <table:data-pilot-member table:name="9.03394526" table:display="true" table:show-details="true"/>
                <table:data-pilot-member table:name="9.797036272" table:display="true" table:show-details="true"/>
                <table:data-pilot-member table:name="9.811620962" table:display="true" table:show-details="true"/>
                <table:data-pilot-member table:name="10.854479805" table:display="true" table:show-details="true"/>
                <table:data-pilot-member table:name="12.032963888" table:display="true" table:show-details="true"/>
                <table:data-pilot-member table:name="13.950429311" table:display="true" table:show-details="true"/>
                <table:data-pilot-member table:name="14.326709978" table:display="true" table:show-details="true"/>
                <table:data-pilot-member table:name="20.740109614" table:display="true" table:show-details="true"/>
                <table:data-pilot-member table:name="21.138287168" table:display="true" table:show-details="true"/>
                <table:data-pilot-member table:name="21.76978574" table:display="true" table:show-details="true"/>
                <table:data-pilot-member table:name="24.0429277" table:display="true" table:show-details="true"/>
                <table:data-pilot-member table:name="29.738631888" table:display="true" table:show-details="true"/>
                <table:data-pilot-member table:name="29.788413897" table:display="true" table:show-details="true"/>
                <table:data-pilot-member table:name="31.038889252" table:display="true" table:show-details="true"/>
                <table:data-pilot-member table:name="40.273592964" table:display="true" table:show-details="true"/>
                <table:data-pilot-member table:name="43.717737984" table:display="true" table:show-details="true"/>
                <table:data-pilot-member table:name="44.407412978" table:display="true" table:show-details="true"/>
                <table:data-pilot-member table:name="57.817450275" table:display="true" table:show-details="true"/>
                <table:data-pilot-member table:name="64.278099288" table:display="true" table:show-details="true"/>
                <table:data-pilot-member table:name="84.030787038" table:display="true" table:show-details="true"/>
                <table:data-pilot-member table:name="89.694792775" table:display="true" table:show-details="true"/>
                <table:data-pilot-member table:name="108.832545383" table:display="true" table:show-details="true"/>
                <table:data-pilot-member table:name="134.368930512" table:display="true" table:show-details="true"/>
                <table:data-pilot-member table:name="169.2036837" table:display="true" table:show-details="true"/>
                <table:data-pilot-member table:name="194.4317866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ibers_same_thread_times_worker" table:orientation="data" table:used-hierarchy="0" table:function="average">
            <table:data-pilot-level table:show-empty="false" calcext:repeat-item-labels="false">
              <table:data-pilot-members>
                <table:data-pilot-member table:name="0.000329727" table:display="true" table:show-details="true"/>
                <table:data-pilot-member table:name="0.00096108" table:display="true" table:show-details="true"/>
                <table:data-pilot-member table:name="0.001510686" table:display="true" table:show-details="true"/>
                <table:data-pilot-member table:name="0.002625712" table:display="true" table:show-details="true"/>
                <table:data-pilot-member table:name="0.002650263" table:display="true" table:show-details="true"/>
                <table:data-pilot-member table:name="0.00291821" table:display="true" table:show-details="true"/>
                <table:data-pilot-member table:name="0.00298176" table:display="true" table:show-details="true"/>
                <table:data-pilot-member table:name="0.004476021" table:display="true" table:show-details="true"/>
                <table:data-pilot-member table:name="0.00611915" table:display="true" table:show-details="true"/>
                <table:data-pilot-member table:name="0.00667232" table:display="true" table:show-details="true"/>
                <table:data-pilot-member table:name="0.007183332" table:display="true" table:show-details="true"/>
                <table:data-pilot-member table:name="0.008510031" table:display="true" table:show-details="true"/>
                <table:data-pilot-member table:name="0.008578738" table:display="true" table:show-details="true"/>
                <table:data-pilot-member table:name="0.00959139" table:display="true" table:show-details="true"/>
                <table:data-pilot-member table:name="0.010601319" table:display="true" table:show-details="true"/>
                <table:data-pilot-member table:name="0.01192374" table:display="true" table:show-details="true"/>
                <table:data-pilot-member table:name="0.01206144" table:display="true" table:show-details="true"/>
                <table:data-pilot-member table:name="0.01220198" table:display="true" table:show-details="true"/>
                <table:data-pilot-member table:name="0.012381504" table:display="true" table:show-details="true"/>
                <table:data-pilot-member table:name="0.013028841" table:display="true" table:show-details="true"/>
                <table:data-pilot-member table:name="0.013609491" table:display="true" table:show-details="true"/>
                <table:data-pilot-member table:name="0.013625" table:display="true" table:show-details="true"/>
                <table:data-pilot-member table:name="0.013996116" table:display="true" table:show-details="true"/>
                <table:data-pilot-member table:name="0.014226264" table:display="true" table:show-details="true"/>
                <table:data-pilot-member table:name="0.014428109" table:display="true" table:show-details="true"/>
                <table:data-pilot-member table:name="0.01649406" table:display="true" table:show-details="true"/>
                <table:data-pilot-member table:name="0.01659936" table:display="true" table:show-details="true"/>
                <table:data-pilot-member table:name="0.01823784" table:display="true" table:show-details="true"/>
                <table:data-pilot-member table:name="0.018580532" table:display="true" table:show-details="true"/>
                <table:data-pilot-member table:name="0.020332863" table:display="true" table:show-details="true"/>
                <table:data-pilot-member table:name="0.021839347" table:display="true" table:show-details="true"/>
                <table:data-pilot-member table:name="0.02332615" table:display="true" table:show-details="true"/>
                <table:data-pilot-member table:name="0.02464612" table:display="true" table:show-details="true"/>
                <table:data-pilot-member table:name="0.026476824" table:display="true" table:show-details="true"/>
                <table:data-pilot-member table:name="0.026913709" table:display="true" table:show-details="true"/>
                <table:data-pilot-member table:name="0.029270085" table:display="true" table:show-details="true"/>
                <table:data-pilot-member table:name="0.030024191" table:display="true" table:show-details="true"/>
                <table:data-pilot-member table:name="0.03062851" table:display="true" table:show-details="true"/>
                <table:data-pilot-member table:name="0.030984799" table:display="true" table:show-details="true"/>
                <table:data-pilot-member table:name="0.031162092" table:display="true" table:show-details="true"/>
                <table:data-pilot-member table:name="0.03181057" table:display="true" table:show-details="true"/>
                <table:data-pilot-member table:name="0.031872533" table:display="true" table:show-details="true"/>
                <table:data-pilot-member table:name="0.033826069" table:display="true" table:show-details="true"/>
                <table:data-pilot-member table:name="0.03704085" table:display="true" table:show-details="true"/>
                <table:data-pilot-member table:name="0.037595646" table:display="true" table:show-details="true"/>
                <table:data-pilot-member table:name="0.038613168" table:display="true" table:show-details="true"/>
                <table:data-pilot-member table:name="0.039410256" table:display="true" table:show-details="true"/>
                <table:data-pilot-member table:name="0.040630884" table:display="true" table:show-details="true"/>
                <table:data-pilot-member table:name="0.043865784" table:display="true" table:show-details="true"/>
                <table:data-pilot-member table:name="0.045660045" table:display="true" table:show-details="true"/>
                <table:data-pilot-member table:name="0.04649771" table:display="true" table:show-details="true"/>
                <table:data-pilot-member table:name="0.047004786" table:display="true" table:show-details="true"/>
                <table:data-pilot-member table:name="0.048303024" table:display="true" table:show-details="true"/>
                <table:data-pilot-member table:name="0.051095332" table:display="true" table:show-details="true"/>
                <table:data-pilot-member table:name="0.052532571" table:display="true" table:show-details="true"/>
                <table:data-pilot-member table:name="0.0536196" table:display="true" table:show-details="true"/>
                <table:data-pilot-member table:name="0.05371965" table:display="true" table:show-details="true"/>
                <table:data-pilot-member table:name="0.054396951" table:display="true" table:show-details="true"/>
                <table:data-pilot-member table:name="0.055719272" table:display="true" table:show-details="true"/>
                <table:data-pilot-member table:name="0.058551772" table:display="true" table:show-details="true"/>
                <table:data-pilot-member table:name="0.05946486" table:display="true" table:show-details="true"/>
                <table:data-pilot-member table:name="0.060070605" table:display="true" table:show-details="true"/>
                <table:data-pilot-member table:name="0.061970433" table:display="true" table:show-details="true"/>
                <table:data-pilot-member table:name="0.063426762" table:display="true" table:show-details="true"/>
                <table:data-pilot-member table:name="0.064743804" table:display="true" table:show-details="true"/>
                <table:data-pilot-member table:name="0.06730731" table:display="true" table:show-details="true"/>
                <table:data-pilot-member table:name="0.068773421" table:display="true" table:show-details="true"/>
                <table:data-pilot-member table:name="0.068869313" table:display="true" table:show-details="true"/>
                <table:data-pilot-member table:name="0.07230576" table:display="true" table:show-details="true"/>
                <table:data-pilot-member table:name="0.074321408" table:display="true" table:show-details="true"/>
                <table:data-pilot-member table:name="0.077325078" table:display="true" table:show-details="true"/>
                <table:data-pilot-member table:name="0.0785826" table:display="true" table:show-details="true"/>
                <table:data-pilot-member table:name="0.082841192" table:display="true" table:show-details="true"/>
                <table:data-pilot-member table:name="0.08431914" table:display="true" table:show-details="true"/>
                <table:data-pilot-member table:name="0.085169304" table:display="true" table:show-details="true"/>
                <table:data-pilot-member table:name="0.085202964" table:display="true" table:show-details="true"/>
                <table:data-pilot-member table:name="0.086412049" table:display="true" table:show-details="true"/>
                <table:data-pilot-member table:name="0.086677335" table:display="true" table:show-details="true"/>
                <table:data-pilot-member table:name="0.087788943" table:display="true" table:show-details="true"/>
                <table:data-pilot-member table:name="0.09192176" table:display="true" table:show-details="true"/>
                <table:data-pilot-member table:name="0.092008862" table:display="true" table:show-details="true"/>
                <table:data-pilot-member table:name="0.093642696" table:display="true" table:show-details="true"/>
                <table:data-pilot-member table:name="0.093825786" table:display="true" table:show-details="true"/>
                <table:data-pilot-member table:name="0.0939058" table:display="true" table:show-details="true"/>
                <table:data-pilot-member table:name="0.09532503" table:display="true" table:show-details="true"/>
                <table:data-pilot-member table:name="0.098805735" table:display="true" table:show-details="true"/>
                <table:data-pilot-member table:name="0.099438483" table:display="true" table:show-details="true"/>
                <table:data-pilot-member table:name="0.10125864" table:display="true" table:show-details="true"/>
                <table:data-pilot-member table:name="0.101563192" table:display="true" table:show-details="true"/>
                <table:data-pilot-member table:name="0.101962868" table:display="true" table:show-details="true"/>
                <table:data-pilot-member table:name="0.10363731" table:display="true" table:show-details="true"/>
                <table:data-pilot-member table:name="0.105098838" table:display="true" table:show-details="true"/>
                <table:data-pilot-member table:name="0.107287356" table:display="true" table:show-details="true"/>
                <table:data-pilot-member table:name="0.109219671" table:display="true" table:show-details="true"/>
                <table:data-pilot-member table:name="0.11079064" table:display="true" table:show-details="true"/>
                <table:data-pilot-member table:name="0.111018352" table:display="true" table:show-details="true"/>
                <table:data-pilot-member table:name="0.111211893" table:display="true" table:show-details="true"/>
                <table:data-pilot-member table:name="0.114081302" table:display="true" table:show-details="true"/>
                <table:data-pilot-member table:name="0.114087798" table:display="true" table:show-details="true"/>
                <table:data-pilot-member table:name="0.120815004" table:display="true" table:show-details="true"/>
                <table:data-pilot-member table:name="0.12260105" table:display="true" table:show-details="true"/>
                <table:data-pilot-member table:name="0.1228369" table:display="true" table:show-details="true"/>
                <table:data-pilot-member table:name="0.122998144" table:display="true" table:show-details="true"/>
                <table:data-pilot-member table:name="0.123089581" table:display="true" table:show-details="true"/>
                <table:data-pilot-member table:name="0.123582261" table:display="true" table:show-details="true"/>
                <table:data-pilot-member table:name="0.125559266" table:display="true" table:show-details="true"/>
                <table:data-pilot-member table:name="0.1335625" table:display="true" table:show-details="true"/>
                <table:data-pilot-member table:name="0.1359394" table:display="true" table:show-details="true"/>
                <table:data-pilot-member table:name="0.14085763" table:display="true" table:show-details="true"/>
                <table:data-pilot-member table:name="0.1546732" table:display="true" table:show-details="true"/>
                <table:data-pilot-member table:name="0.155252268" table:display="true" table:show-details="true"/>
                <table:data-pilot-member table:name="0.155648752" table:display="true" table:show-details="true"/>
                <table:data-pilot-member table:name="0.157783527" table:display="true" table:show-details="true"/>
                <table:data-pilot-member table:name="0.1626668" table:display="true" table:show-details="true"/>
                <table:data-pilot-member table:name="0.167064082" table:display="true" table:show-details="true"/>
                <table:data-pilot-member table:name="0.167942895" table:display="true" table:show-details="true"/>
                <table:data-pilot-member table:name="0.167996252" table:display="true" table:show-details="true"/>
                <table:data-pilot-member table:name="0.16893656" table:display="true" table:show-details="true"/>
                <table:data-pilot-member table:name="0.173889515" table:display="true" table:show-details="true"/>
                <table:data-pilot-member table:name="0.177321312" table:display="true" table:show-details="true"/>
                <table:data-pilot-member table:name="0.182744278" table:display="true" table:show-details="true"/>
                <table:data-pilot-member table:name="0.183615198" table:display="true" table:show-details="true"/>
                <table:data-pilot-member table:name="0.191329083" table:display="true" table:show-details="true"/>
                <table:data-pilot-member table:name="0.192031224" table:display="true" table:show-details="true"/>
                <table:data-pilot-member table:name="0.20597115" table:display="true" table:show-details="true"/>
                <table:data-pilot-member table:name="0.22691442" table:display="true" table:show-details="true"/>
                <table:data-pilot-member table:name="0.229498668" table:display="true" table:show-details="true"/>
                <table:data-pilot-member table:name="0.24353392" table:display="true" table:show-details="true"/>
                <table:data-pilot-member table:name="1.642245902" table:display="true" table:show-details="true"/>
                <table:data-pilot-member table:name="4.336151188" table:display="true" table:show-details="true"/>
                <table:data-pilot-member table:name="5.926064679" table:display="true" table:show-details="true"/>
                <table:data-pilot-member table:name="8.073021165" table:display="true" table:show-details="true"/>
                <table:data-pilot-member table:name="9.025245816" table:display="true" table:show-details="true"/>
                <table:data-pilot-member table:name="12.304506557" table:display="true" table:show-details="true"/>
                <table:data-pilot-member table:name="16.55541942" table:display="true" table:show-details="true"/>
                <table:data-pilot-member table:name="17.61131448" table:display="true" table:show-details="true"/>
                <table:data-pilot-member table:name="26.028138472" table:display="true" table:show-details="true"/>
                <table:data-pilot-member table:name="30.775899616" table:display="true" table:show-details="true"/>
                <table:data-pilot-member table:name="33.595851641" table:display="true" table:show-details="true"/>
                <table:data-pilot-member table:name="34.896021652" table:display="true" table:show-details="true"/>
                <table:data-pilot-member table:name="35.674180488" table:display="true" table:show-details="true"/>
                <table:data-pilot-member table:name="44.274430704" table:display="true" table:show-details="true"/>
                <table:data-pilot-member table:name="46.450469078" table:display="true" table:show-details="true"/>
                <table:data-pilot-member table:name="51.362514792" table:display="true" table:show-details="true"/>
                <table:data-pilot-member table:name="61.346763744" table:display="true" table:show-details="true"/>
                <table:data-pilot-member table:name="65.359390492" table:display="true" table:show-details="true"/>
                <table:data-pilot-member table:name="65.426494005" table:display="true" table:show-details="true"/>
                <table:data-pilot-member table:name="70.1319507" table:display="true" table:show-details="true"/>
                <table:data-pilot-member table:name="71.639493714" table:display="true" table:show-details="true"/>
                <table:data-pilot-member table:name="75.062012066" table:display="true" table:show-details="true"/>
                <table:data-pilot-member table:name="75.62738194" table:display="true" table:show-details="true"/>
                <table:data-pilot-member table:name="77.093859969" table:display="true" table:show-details="true"/>
                <table:data-pilot-member table:name="91.660640732" table:display="true" table:show-details="true"/>
                <table:data-pilot-member table:name="101.84694528" table:display="true" table:show-details="true"/>
                <table:data-pilot-member table:name="111.49443795" table:display="true" table:show-details="true"/>
                <table:data-pilot-member table:name="112.323371888" table:display="true" table:show-details="true"/>
                <table:data-pilot-member table:name="114.600596352" table:display="true" table:show-details="true"/>
                <table:data-pilot-member table:name="121.307535117" table:display="true" table:show-details="true"/>
                <table:data-pilot-member table:name="123.717896608" table:display="true" table:show-details="true"/>
                <table:data-pilot-member table:name="123.825584624" table:display="true" table:show-details="true"/>
                <table:data-pilot-member table:name="128.194502465" table:display="true" table:show-details="true"/>
                <table:data-pilot-member table:name="137.05010172" table:display="true" table:show-details="true"/>
                <table:data-pilot-member table:name="138.238343028" table:display="true" table:show-details="true"/>
                <table:data-pilot-member table:name="154.8648219" table:display="true" table:show-details="true"/>
                <table:data-pilot-member table:name="155.76242332" table:display="true" table:show-details="true"/>
                <table:data-pilot-member table:name="159.757744597" table:display="true" table:show-details="true"/>
                <table:data-pilot-member table:name="160.840093" table:display="true" table:show-details="true"/>
                <table:data-pilot-member table:name="161.701148076" table:display="true" table:show-details="true"/>
                <table:data-pilot-member table:name="170.829212191" table:display="true" table:show-details="true"/>
                <table:data-pilot-member table:name="177.690569574" table:display="true" table:show-details="true"/>
                <table:data-pilot-member table:name="181.803578514" table:display="true" table:show-details="true"/>
                <table:data-pilot-member table:name="184.267428696" table:display="true" table:show-details="true"/>
                <table:data-pilot-member table:name="184.30208637" table:display="true" table:show-details="true"/>
                <table:data-pilot-member table:name="185.870766444" table:display="true" table:show-details="true"/>
                <table:data-pilot-member table:name="195.967728765" table:display="true" table:show-details="true"/>
                <table:data-pilot-member table:name="199.49707938" table:display="true" table:show-details="true"/>
                <table:data-pilot-member table:name="204.744225932" table:display="true" table:show-details="true"/>
                <table:data-pilot-member table:name="207.11079984" table:display="true" table:show-details="true"/>
                <table:data-pilot-member table:name="209.124855141" table:display="true" table:show-details="true"/>
                <table:data-pilot-member table:name="211.13671495" table:display="true" table:show-details="true"/>
                <table:data-pilot-member table:name="224.361866592" table:display="true" table:show-details="true"/>
                <table:data-pilot-member table:name="224.93864895" table:display="true" table:show-details="true"/>
                <table:data-pilot-member table:name="225.123822702" table:display="true" table:show-details="true"/>
                <table:data-pilot-member table:name="237.270598552" table:display="true" table:show-details="true"/>
                <table:data-pilot-member table:name="246.074706046" table:display="true" table:show-details="true"/>
                <table:data-pilot-member table:name="251.696781732" table:display="true" table:show-details="true"/>
                <table:data-pilot-member table:name="259.863760224" table:display="true" table:show-details="true"/>
                <table:data-pilot-member table:name="261.4138263" table:display="true" table:show-details="true"/>
                <table:data-pilot-member table:name="264.630903095" table:display="true" table:show-details="true"/>
                <table:data-pilot-member table:name="269.807475112" table:display="true" table:show-details="true"/>
                <table:data-pilot-member table:name="274.435939713" table:display="true" table:show-details="true"/>
                <table:data-pilot-member table:name="280.444037376" table:display="true" table:show-details="true"/>
                <table:data-pilot-member table:name="282.008948508" table:display="true" table:show-details="true"/>
                <table:data-pilot-member table:name="283.301783116" table:display="true" table:show-details="true"/>
                <table:data-pilot-member table:name="284.027943991" table:display="true" table:show-details="true"/>
                <table:data-pilot-member table:name="285.312292456" table:display="true" table:show-details="true"/>
                <table:data-pilot-member table:name="291.090477896" table:display="true" table:show-details="true"/>
                <table:data-pilot-member table:name="297.06761262" table:display="true" table:show-details="true"/>
                <table:data-pilot-member table:name="313.676015616" table:display="true" table:show-details="true"/>
                <table:data-pilot-member table:name="315.801430416" table:display="true" table:show-details="true"/>
                <table:data-pilot-member table:name="316.380056656" table:display="true" table:show-details="true"/>
                <table:data-pilot-member table:name="324.124548558" table:display="true" table:show-details="true"/>
                <table:data-pilot-member table:name="326.371809075" table:display="true" table:show-details="true"/>
                <table:data-pilot-member table:name="332.244054572" table:display="true" table:show-details="true"/>
                <table:data-pilot-member table:name="346.157981554" table:display="true" table:show-details="true"/>
                <table:data-pilot-member table:name="346.779992442" table:display="true" table:show-details="true"/>
                <table:data-pilot-member table:name="356.302340985" table:display="true" table:show-details="true"/>
                <table:data-pilot-member table:name="360.5920368" table:display="true" table:show-details="true"/>
                <table:data-pilot-member table:name="365.721395112" table:display="true" table:show-details="true"/>
                <table:data-pilot-member table:name="372.955911158" table:display="true" table:show-details="true"/>
                <table:data-pilot-member table:name="387.059947131" table:display="true" table:show-details="true"/>
                <table:data-pilot-member table:name="391.87640219" table:display="true" table:show-details="true"/>
                <table:data-pilot-member table:name="391.91299602" table:display="true" table:show-details="true"/>
                <table:data-pilot-member table:name="407.32909667" table:display="true" table:show-details="true"/>
                <table:data-pilot-member table:name="419.582143794" table:display="true" table:show-details="true"/>
                <table:data-pilot-member table:name="433.341639456" table:display="true" table:show-details="true"/>
                <table:data-pilot-member table:name="440.53850898" table:display="true" table:show-details="true"/>
                <table:data-pilot-member table:name="441.215478543" table:display="true" table:show-details="true"/>
                <table:data-pilot-member table:name="447.428883008" table:display="true" table:show-details="true"/>
                <table:data-pilot-member table:name="448.625105565" table:display="true" table:show-details="true"/>
                <table:data-pilot-member table:name="449.792069352" table:display="true" table:show-details="true"/>
                <table:data-pilot-member table:name="462.006468138" table:display="true" table:show-details="true"/>
                <table:data-pilot-member table:name="482.350886345" table:display="true" table:show-details="true"/>
                <table:data-pilot-member table:name="482.66741376" table:display="true" table:show-details="true"/>
                <table:data-pilot-member table:name="511.30126126" table:display="true" table:show-details="true"/>
                <table:data-pilot-member table:name="512.223054318" table:display="true" table:show-details="true"/>
                <table:data-pilot-member table:name="513.456781365" table:display="true" table:show-details="true"/>
                <table:data-pilot-member table:name="518.395637792" table:display="true" table:show-details="true"/>
                <table:data-pilot-member table:name="520.870687106" table:display="true" table:show-details="true"/>
                <table:data-pilot-member table:name="521.2332089" table:display="true" table:show-details="true"/>
                <table:data-pilot-member table:name="529.183142824" table:display="true" table:show-details="true"/>
                <table:data-pilot-member table:name="533.619179684" table:display="true" table:show-details="true"/>
                <table:data-pilot-member table:name="534.731188402" table:display="true" table:show-details="true"/>
                <table:data-pilot-member table:name="535.471623648" table:display="true" table:show-details="true"/>
                <table:data-pilot-member table:name="540.507336621" table:display="true" table:show-details="true"/>
                <table:data-pilot-member table:name="541.72018536" table:display="true" table:show-details="true"/>
                <table:data-pilot-member table:name="542.522300012" table:display="true" table:show-details="true"/>
                <table:data-pilot-member table:name="555.20585277" table:display="true" table:show-details="true"/>
                <table:data-pilot-member table:name="560.754663811" table:display="true" table:show-details="true"/>
                <table:data-pilot-member table:name="563.972583834" table:display="true" table:show-details="true"/>
                <table:data-pilot-member table:name="568.370461011" table:display="true" table:show-details="true"/>
                <table:data-pilot-member table:name="569.209745452" table:display="true" table:show-details="true"/>
                <table:data-pilot-member table:name="571.266887" table:display="true" table:show-details="true"/>
                <table:data-pilot-member table:name="580.182383768" table:display="true" table:show-details="true"/>
                <table:data-pilot-member table:name="588.71155539" table:display="true" table:show-details="true"/>
                <table:data-pilot-member table:name="591.559728665" table:display="true" table:show-details="true"/>
                <table:data-pilot-member table:name="596.953595651" table:display="true" table:show-details="true"/>
                <table:data-pilot-member table:name="597.249458312" table:display="true" table:show-details="true"/>
                <table:data-pilot-member table:name="603.23807322" table:display="true" table:show-details="true"/>
                <table:data-pilot-member table:name="607.06211895" table:display="true" table:show-details="true"/>
                <table:data-pilot-member table:name="624.657079664" table:display="true" table:show-details="true"/>
                <table:data-pilot-member table:name="627.17500352" table:display="true" table:show-details="true"/>
                <table:data-pilot-member table:name="638.395933476" table:display="true" table:show-details="true"/>
                <table:data-pilot-member table:name="640.44446939" table:display="true" table:show-details="true"/>
                <table:data-pilot-member table:name="658.939235584" table:display="true" table:show-details="true"/>
                <table:data-pilot-member table:name="666.6522820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ibers_any_thread_per_worker" table:orientation="data" table:used-hierarchy="0" table:function="average">
            <table:data-pilot-level table:show-empty="false" calcext:repeat-item-labels="false">
              <table:data-pilot-members>
                <table:data-pilot-member table:name="1.37643307086614E-06" table:display="true" table:show-details="true"/>
                <table:data-pilot-member table:name="1.52619047619048E-06" table:display="true" table:show-details="true"/>
                <table:data-pilot-member table:name="1.57633870967742E-06" table:display="true" table:show-details="true"/>
                <table:data-pilot-member table:name="1.58074590163934E-06" table:display="true" table:show-details="true"/>
                <table:data-pilot-member table:name="1.58528099173554E-06" table:display="true" table:show-details="true"/>
                <table:data-pilot-member table:name="1.62381896551724E-06" table:display="true" table:show-details="true"/>
                <table:data-pilot-member table:name="1.71185714285714E-06" table:display="true" table:show-details="true"/>
                <table:data-pilot-member table:name="1.74169607843137E-06" table:display="true" table:show-details="true"/>
                <table:data-pilot-member table:name="1.74426363636364E-06" table:display="true" table:show-details="true"/>
                <table:data-pilot-member table:name="1.75829807692308E-06" table:display="true" table:show-details="true"/>
                <table:data-pilot-member table:name="1.76096666666667E-06" table:display="true" table:show-details="true"/>
                <table:data-pilot-member table:name="1.81415254237288E-06" table:display="true" table:show-details="true"/>
                <table:data-pilot-member table:name="1.850984E-06" table:display="true" table:show-details="true"/>
                <table:data-pilot-member table:name="1.88353E-06" table:display="true" table:show-details="true"/>
                <table:data-pilot-member table:name="1.92309900990099E-06" table:display="true" table:show-details="true"/>
                <table:data-pilot-member table:name="1.93917948717949E-06" table:display="true" table:show-details="true"/>
                <table:data-pilot-member table:name="2.01329906542056E-06" table:display="true" table:show-details="true"/>
                <table:data-pilot-member table:name="2.02617142857143E-06" table:display="true" table:show-details="true"/>
                <table:data-pilot-member table:name="2.06324489795918E-06" table:display="true" table:show-details="true"/>
                <table:data-pilot-member table:name="2.09336697247706E-06" table:display="true" table:show-details="true"/>
                <table:data-pilot-member table:name="2.10743689320388E-06" table:display="true" table:show-details="true"/>
                <table:data-pilot-member table:name="2.14220720720721E-06" table:display="true" table:show-details="true"/>
                <table:data-pilot-member table:name="2.14816091954023E-06" table:display="true" table:show-details="true"/>
                <table:data-pilot-member table:name="2.15129245283019E-06" table:display="true" table:show-details="true"/>
                <table:data-pilot-member table:name="2.15885185185185E-06" table:display="true" table:show-details="true"/>
                <table:data-pilot-member table:name="2.16413008130081E-06" table:display="true" table:show-details="true"/>
                <table:data-pilot-member table:name="2.19811764705882E-06" table:display="true" table:show-details="true"/>
                <table:data-pilot-member table:name="2.25337962962963E-06" table:display="true" table:show-details="true"/>
                <table:data-pilot-member table:name="2.25887719298246E-06" table:display="true" table:show-details="true"/>
                <table:data-pilot-member table:name="2.26313186813187E-06" table:display="true" table:show-details="true"/>
                <table:data-pilot-member table:name="2.27241935483871E-06" table:display="true" table:show-details="true"/>
                <table:data-pilot-member table:name="2.28996842105263E-06" table:display="true" table:show-details="true"/>
                <table:data-pilot-member table:name="2.32309821428571E-06" table:display="true" table:show-details="true"/>
                <table:data-pilot-member table:name="2.33332173913043E-06" table:display="true" table:show-details="true"/>
                <table:data-pilot-member table:name="2.36669620253165E-06" table:display="true" table:show-details="true"/>
                <table:data-pilot-member table:name="2.37590666666667E-06" table:display="true" table:show-details="true"/>
                <table:data-pilot-member table:name="2.4884125E-06" table:display="true" table:show-details="true"/>
                <table:data-pilot-member table:name="2.53201136363636E-06" table:display="true" table:show-details="true"/>
                <table:data-pilot-member table:name="2.54052577319588E-06" table:display="true" table:show-details="true"/>
                <table:data-pilot-member table:name="2.6864358974359E-06" table:display="true" table:show-details="true"/>
                <table:data-pilot-member table:name="2.73457608695652E-06" table:display="true" table:show-details="true"/>
                <table:data-pilot-member table:name="2.7417734375E-06" table:display="true" table:show-details="true"/>
                <table:data-pilot-member table:name="2.74468888888889E-06" table:display="true" table:show-details="true"/>
                <table:data-pilot-member table:name="2.79833333333333E-06" table:display="true" table:show-details="true"/>
                <table:data-pilot-member table:name="2.84991489361702E-06" table:display="true" table:show-details="true"/>
                <table:data-pilot-member table:name="2.84998591549296E-06" table:display="true" table:show-details="true"/>
                <table:data-pilot-member table:name="2.88823232323232E-06" table:display="true" table:show-details="true"/>
                <table:data-pilot-member table:name="2.98559036144578E-06" table:display="true" table:show-details="true"/>
                <table:data-pilot-member table:name="3.13284375E-06" table:display="true" table:show-details="true"/>
                <table:data-pilot-member table:name="3.18944943820225E-06" table:display="true" table:show-details="true"/>
                <table:data-pilot-member table:name="3.22078048780488E-06" table:display="true" table:show-details="true"/>
                <table:data-pilot-member table:name="3.29761842105263E-06" table:display="true" table:show-details="true"/>
                <table:data-pilot-member table:name="3.33651351351351E-06" table:display="true" table:show-details="true"/>
                <table:data-pilot-member table:name="3.37593506493506E-06" table:display="true" table:show-details="true"/>
                <table:data-pilot-member table:name="3.45752325581395E-06" table:display="true" table:show-details="true"/>
                <table:data-pilot-member table:name="3.62288888888889E-06" table:display="true" table:show-details="true"/>
                <table:data-pilot-member table:name="4.22767441860465E-06" table:display="true" table:show-details="true"/>
                <table:data-pilot-member table:name="4.37843902439024E-06" table:display="true" table:show-details="true"/>
                <table:data-pilot-member table:name="4.44714285714286E-06" table:display="true" table:show-details="true"/>
                <table:data-pilot-member table:name="4.62615E-06" table:display="true" table:show-details="true"/>
                <table:data-pilot-member table:name="4.65818918918919E-06" table:display="true" table:show-details="true"/>
                <table:data-pilot-member table:name="4.72327777777778E-06" table:display="true" table:show-details="true"/>
                <table:data-pilot-member table:name="4.75041071428571E-06" table:display="true" table:show-details="true"/>
                <table:data-pilot-member table:name="5.31815384615385E-06" table:display="true" table:show-details="true"/>
                <table:data-pilot-member table:name="5.58E-06" table:display="true" table:show-details="true"/>
                <table:data-pilot-member table:name="5.6479375E-06" table:display="true" table:show-details="true"/>
                <table:data-pilot-member table:name="5.67073076923077E-06" table:display="true" table:show-details="true"/>
                <table:data-pilot-member table:name="5.83373913043478E-06" table:display="true" table:show-details="true"/>
                <table:data-pilot-member table:name="5.89114117647059E-06" table:display="true" table:show-details="true"/>
                <table:data-pilot-member table:name="5.91957446808511E-06" table:display="true" table:show-details="true"/>
                <table:data-pilot-member table:name="6.22231111111111E-06" table:display="true" table:show-details="true"/>
                <table:data-pilot-member table:name="6.62186842105263E-06" table:display="true" table:show-details="true"/>
                <table:data-pilot-member table:name="6.62739583333333E-06" table:display="true" table:show-details="true"/>
                <table:data-pilot-member table:name="6.65165789473684E-06" table:display="true" table:show-details="true"/>
                <table:data-pilot-member table:name="7.32514285714286E-06" table:display="true" table:show-details="true"/>
                <table:data-pilot-member table:name="8.0866301369863E-06" table:display="true" table:show-details="true"/>
                <table:data-pilot-member table:name="8.44245833333333E-06" table:display="true" table:show-details="true"/>
                <table:data-pilot-member table:name="8.82E-06" table:display="true" table:show-details="true"/>
                <table:data-pilot-member table:name="9.22866E-06" table:display="true" table:show-details="true"/>
                <table:data-pilot-member table:name="1.01545555555556E-05" table:display="true" table:show-details="true"/>
                <table:data-pilot-member table:name="1.29742666666667E-05" table:display="true" table:show-details="true"/>
                <table:data-pilot-member table:name="1.34608442622951E-05" table:display="true" table:show-details="true"/>
                <table:data-pilot-member table:name="1.35164047619048E-05" table:display="true" table:show-details="true"/>
                <table:data-pilot-member table:name="1.53086538461538E-05" table:display="true" table:show-details="true"/>
                <table:data-pilot-member table:name="1.57445603448276E-05" table:display="true" table:show-details="true"/>
                <table:data-pilot-member table:name="1.59445537190083E-05" table:display="true" table:show-details="true"/>
                <table:data-pilot-member table:name="1.61048951612903E-05" table:display="true" table:show-details="true"/>
                <table:data-pilot-member table:name="1.6307095890411E-05" table:display="true" table:show-details="true"/>
                <table:data-pilot-member table:name="1.73312702702703E-05" table:display="true" table:show-details="true"/>
                <table:data-pilot-member table:name="1.73506434782609E-05" table:display="true" table:show-details="true"/>
                <table:data-pilot-member table:name="1.7906164556962E-05" table:display="true" table:show-details="true"/>
                <table:data-pilot-member table:name="1.8878778761062E-05" table:display="true" table:show-details="true"/>
                <table:data-pilot-member table:name="1.91047623762376E-05" table:display="true" table:show-details="true"/>
                <table:data-pilot-member table:name="1.91098073394495E-05" table:display="true" table:show-details="true"/>
                <table:data-pilot-member table:name="1.925164E-05" table:display="true" table:show-details="true"/>
                <table:data-pilot-member table:name="1.94078823529412E-05" table:display="true" table:show-details="true"/>
                <table:data-pilot-member table:name="1.96075181818182E-05" table:display="true" table:show-details="true"/>
                <table:data-pilot-member table:name="2.2592E-05" table:display="true" table:show-details="true"/>
                <table:data-pilot-member table:name="2.34246213592233E-05" table:display="true" table:show-details="true"/>
                <table:data-pilot-member table:name="2.4122E-05" table:display="true" table:show-details="true"/>
                <table:data-pilot-member table:name="2.43034711538462E-05" table:display="true" table:show-details="true"/>
                <table:data-pilot-member table:name="2.45739245283019E-05" table:display="true" table:show-details="true"/>
                <table:data-pilot-member table:name="2.50646632653061E-05" table:display="true" table:show-details="true"/>
                <table:data-pilot-member table:name="2.63793636363636E-05" table:display="true" table:show-details="true"/>
                <table:data-pilot-member table:name="2.65606526315789E-05" table:display="true" table:show-details="true"/>
                <table:data-pilot-member table:name="2.72953404255319E-05" table:display="true" table:show-details="true"/>
                <table:data-pilot-member table:name="2.7330816091954E-05" table:display="true" table:show-details="true"/>
                <table:data-pilot-member table:name="2.74833020833333E-05" table:display="true" table:show-details="true"/>
                <table:data-pilot-member table:name="2.85557096774194E-05" table:display="true" table:show-details="true"/>
                <table:data-pilot-member table:name="3.06070568181818E-05" table:display="true" table:show-details="true"/>
                <table:data-pilot-member table:name="3.0699808988764E-05" table:display="true" table:show-details="true"/>
                <table:data-pilot-member table:name="3.14662333333333E-05" table:display="true" table:show-details="true"/>
                <table:data-pilot-member table:name="3.47466486486486E-05" table:display="true" table:show-details="true"/>
                <table:data-pilot-member table:name="3.53954302325581E-05" table:display="true" table:show-details="true"/>
                <table:data-pilot-member table:name="3.85767777777778E-05" table:display="true" table:show-details="true"/>
                <table:data-pilot-member table:name="3.88593968253968E-05" table:display="true" table:show-details="true"/>
                <table:data-pilot-member table:name="4.00584700854701E-05" table:display="true" table:show-details="true"/>
                <table:data-pilot-member table:name="4.07643432835821E-05" table:display="true" table:show-details="true"/>
                <table:data-pilot-member table:name="4.1371768115942E-05" table:display="true" table:show-details="true"/>
                <table:data-pilot-member table:name="4.22377264150943E-05" table:display="true" table:show-details="true"/>
                <table:data-pilot-member table:name="4.23267795275591E-05" table:display="true" table:show-details="true"/>
                <table:data-pilot-member table:name="4.2710171875E-05" table:display="true" table:show-details="true"/>
                <table:data-pilot-member table:name="4.48326910569106E-05" table:display="true" table:show-details="true"/>
                <table:data-pilot-member table:name="4.554764E-05" table:display="true" table:show-details="true"/>
                <table:data-pilot-member table:name="4.55611186440678E-05" table:display="true" table:show-details="true"/>
                <table:data-pilot-member table:name="4.6047675E-05" table:display="true" table:show-details="true"/>
                <table:data-pilot-member table:name="4.63233064516129E-05" table:display="true" table:show-details="true"/>
                <table:data-pilot-member table:name="4.6417847826087E-05" table:display="true" table:show-details="true"/>
                <table:data-pilot-member table:name="4.75894122807018E-05" table:display="true" table:show-details="true"/>
                <table:data-pilot-member table:name="4.83793076923077E-05" table:display="true" table:show-details="true"/>
                <table:data-pilot-member table:name="4.86093697478992E-05" table:display="true" table:show-details="true"/>
                <table:data-pilot-member table:name="4.89857222222222E-05" table:display="true" table:show-details="true"/>
                <table:data-pilot-member table:name="4.95780714285714E-05" table:display="true" table:show-details="true"/>
                <table:data-pilot-member table:name="4.99265309734513E-05" table:display="true" table:show-details="true"/>
                <table:data-pilot-member table:name="5.0056796875E-05" table:display="true" table:show-details="true"/>
                <table:data-pilot-member table:name="5.19287543859649E-05" table:display="true" table:show-details="true"/>
                <table:data-pilot-member table:name="5.43824655172414E-05" table:display="true" table:show-details="true"/>
                <table:data-pilot-member table:name="5.8747180952381E-05" table:display="true" table:show-details="true"/>
                <table:data-pilot-member table:name="6.03650769230769E-05" table:display="true" table:show-details="true"/>
                <table:data-pilot-member table:name="6.03913518518519E-05" table:display="true" table:show-details="true"/>
                <table:data-pilot-member table:name="6.09782857142857E-05" table:display="true" table:show-details="true"/>
                <table:data-pilot-member table:name="6.13842745098039E-05" table:display="true" table:show-details="true"/>
                <table:data-pilot-member table:name="6.18147358490566E-05" table:display="true" table:show-details="true"/>
                <table:data-pilot-member table:name="6.48363214285714E-05" table:display="true" table:show-details="true"/>
                <table:data-pilot-member table:name="6.52561463414634E-05" table:display="true" table:show-details="true"/>
                <table:data-pilot-member table:name="6.61398659793814E-05" table:display="true" table:show-details="true"/>
                <table:data-pilot-member table:name="6.62961851851852E-05" table:display="true" table:show-details="true"/>
                <table:data-pilot-member table:name="6.7697447368421E-05" table:display="true" table:show-details="true"/>
                <table:data-pilot-member table:name="6.81980204081633E-05" table:display="true" table:show-details="true"/>
                <table:data-pilot-member table:name="6.95862352941176E-05" table:display="true" table:show-details="true"/>
                <table:data-pilot-member table:name="6.9843E-05" table:display="true" table:show-details="true"/>
                <table:data-pilot-member table:name="7.05679166666667E-05" table:display="true" table:show-details="true"/>
                <table:data-pilot-member table:name="7.1415974025974E-05" table:display="true" table:show-details="true"/>
                <table:data-pilot-member table:name="7.1940010989011E-05" table:display="true" table:show-details="true"/>
                <table:data-pilot-member table:name="7.42371739130435E-05" table:display="true" table:show-details="true"/>
                <table:data-pilot-member table:name="7.99176744186046E-05" table:display="true" table:show-details="true"/>
                <table:data-pilot-member table:name="8.1088619047619E-05" table:display="true" table:show-details="true"/>
                <table:data-pilot-member table:name="8.30199491525424E-05" table:display="true" table:show-details="true"/>
                <table:data-pilot-member table:name="8.38334230769231E-05" table:display="true" table:show-details="true"/>
                <table:data-pilot-member table:name="8.82913733333333E-05" table:display="true" table:show-details="true"/>
                <table:data-pilot-member table:name="8.84688888888889E-05" table:display="true" table:show-details="true"/>
                <table:data-pilot-member table:name="8.915104E-05" table:display="true" table:show-details="true"/>
                <table:data-pilot-member table:name="8.9987E-05" table:display="true" table:show-details="true"/>
                <table:data-pilot-member table:name="0.000101709042553" table:display="true" table:show-details="true"/>
                <table:data-pilot-member table:name="0.00010197635" table:display="true" table:show-details="true"/>
                <table:data-pilot-member table:name="0.00010383225641" table:display="true" table:show-details="true"/>
                <table:data-pilot-member table:name="0.000104686176471" table:display="true" table:show-details="true"/>
                <table:data-pilot-member table:name="0.000106193325301" table:display="true" table:show-details="true"/>
                <table:data-pilot-member table:name="0.000107504842105" table:display="true" table:show-details="true"/>
                <table:data-pilot-member table:name="0.000107554176471" table:display="true" table:show-details="true"/>
                <table:data-pilot-member table:name="0.000112887418182" table:display="true" table:show-details="true"/>
                <table:data-pilot-member table:name="0.000114896327869" table:display="true" table:show-details="true"/>
                <table:data-pilot-member table:name="0.00011493188" table:display="true" table:show-details="true"/>
                <table:data-pilot-member table:name="0.000125637703704" table:display="true" table:show-details="true"/>
                <table:data-pilot-member table:name="0.000129954041667" table:display="true" table:show-details="true"/>
                <table:data-pilot-member table:name="0.000137135375" table:display="true" table:show-details="true"/>
                <table:data-pilot-member table:name="0.000139515606061" table:display="true" table:show-details="true"/>
                <table:data-pilot-member table:name="0.0001402722" table:display="true" table:show-details="true"/>
                <table:data-pilot-member table:name="0.000142377805556" table:display="true" table:show-details="true"/>
                <table:data-pilot-member table:name="0.00014453666" table:display="true" table:show-details="true"/>
                <table:data-pilot-member table:name="0.000145508347826" table:display="true" table:show-details="true"/>
                <table:data-pilot-member table:name="0.0001461545" table:display="true" table:show-details="true"/>
                <table:data-pilot-member table:name="0.000147556795455" table:display="true" table:show-details="true"/>
                <table:data-pilot-member table:name="0.00014784765" table:display="true" table:show-details="true"/>
                <table:data-pilot-member table:name="0.000149974464789" table:display="true" table:show-details="true"/>
                <table:data-pilot-member table:name="0.000169567296296" table:display="true" table:show-details="true"/>
                <table:data-pilot-member table:name="0.0001700413125" table:display="true" table:show-details="true"/>
                <table:data-pilot-member table:name="0.000170412378378" table:display="true" table:show-details="true"/>
                <table:data-pilot-member table:name="0.000170855366667" table:display="true" table:show-details="true"/>
                <table:data-pilot-member table:name="0.00019242" table:display="true" table:show-details="true"/>
                <table:data-pilot-member table:name="0.000192939774194" table:display="true" table:show-details="true"/>
                <table:data-pilot-member table:name="0.000198349219512" table:display="true" table:show-details="true"/>
                <table:data-pilot-member table:name="0.000201562166667" table:display="true" table:show-details="true"/>
                <table:data-pilot-member table:name="0.000205996927273" table:display="true" table:show-details="true"/>
                <table:data-pilot-member table:name="0.000208364375" table:display="true" table:show-details="true"/>
                <table:data-pilot-member table:name="0.000211128642857" table:display="true" table:show-details="true"/>
                <table:data-pilot-member table:name="0.000211392" table:display="true" table:show-details="true"/>
                <table:data-pilot-member table:name="0.000216718" table:display="true" table:show-details="true"/>
                <table:data-pilot-member table:name="0.000221603285714" table:display="true" table:show-details="true"/>
                <table:data-pilot-member table:name="0.000221839241379" table:display="true" table:show-details="true"/>
                <table:data-pilot-member table:name="0.000226251" table:display="true" table:show-details="true"/>
                <table:data-pilot-member table:name="0.000226638857143" table:display="true" table:show-details="true"/>
                <table:data-pilot-member table:name="0.000242426321429" table:display="true" table:show-details="true"/>
                <table:data-pilot-member table:name="0.0002453372" table:display="true" table:show-details="true"/>
                <table:data-pilot-member table:name="0.000255547807692" table:display="true" table:show-details="true"/>
                <table:data-pilot-member table:name="0.000263145090909" table:display="true" table:show-details="true"/>
                <table:data-pilot-member table:name="0.000278281833333" table:display="true" table:show-details="true"/>
                <table:data-pilot-member table:name="0.000290428846154" table:display="true" table:show-details="true"/>
                <table:data-pilot-member table:name="0.000317155466667" table:display="true" table:show-details="true"/>
                <table:data-pilot-member table:name="0.000352173285714" table:display="true" table:show-details="true"/>
                <table:data-pilot-member table:name="0.000423413444444" table:display="true" table:show-details="true"/>
                <table:data-pilot-member table:name="0.000624060754386" table:display="true" table:show-details="true"/>
                <table:data-pilot-member table:name="0.000671677" table:display="true" table:show-details="true"/>
                <table:data-pilot-member table:name="0.000722251857143" table:display="true" table:show-details="true"/>
                <table:data-pilot-member table:name="0.000983178931034" table:display="true" table:show-details="true"/>
                <table:data-pilot-member table:name="0.001564088169492" table:display="true" table:show-details="true"/>
                <table:data-pilot-member table:name="0.001707924315789" table:display="true" table:show-details="true"/>
                <table:data-pilot-member table:name="0.002145687517241" table:display="true" table:show-details="true"/>
                <table:data-pilot-member table:name="0.002482058016667" table:display="true" table:show-details="true"/>
                <table:data-pilot-member table:name="0.003850231114754" table:display="true" table:show-details="true"/>
                <table:data-pilot-member table:name="0.005324201166667" table:display="true" table:show-details="true"/>
                <table:data-pilot-member table:name="0.005395449951613" table:display="true" table:show-details="true"/>
                <table:data-pilot-member table:name="0.0072032664" table:display="true" table:show-details="true"/>
                <table:data-pilot-member table:name="0.007492726603175" table:display="true" table:show-details="true"/>
                <table:data-pilot-member table:name="0.008743479" table:display="true" table:show-details="true"/>
                <table:data-pilot-member table:name="0.010209803290323" table:display="true" table:show-details="true"/>
                <table:data-pilot-member table:name="0.010673275875" table:display="true" table:show-details="true"/>
                <table:data-pilot-member table:name="0.011008283083333" table:display="true" table:show-details="true"/>
                <table:data-pilot-member table:name="0.013684603615385" table:display="true" table:show-details="true"/>
                <table:data-pilot-member table:name="0.018495916761905" table:display="true" table:show-details="true"/>
                <table:data-pilot-member table:name="0.019290814287879" table:display="true" table:show-details="true"/>
                <table:data-pilot-member table:name="0.0206428585625" table:display="true" table:show-details="true"/>
                <table:data-pilot-member table:name="0.024244273865672" table:display="true" table:show-details="true"/>
                <table:data-pilot-member table:name="0.029059024764706" table:display="true" table:show-details="true"/>
                <table:data-pilot-member table:name="0.035539526086957" table:display="true" table:show-details="true"/>
                <table:data-pilot-member table:name="0.036982179030303" table:display="true" table:show-details="true"/>
                <table:data-pilot-member table:name="0.036991111777778" table:display="true" table:show-details="true"/>
                <table:data-pilot-member table:name="0.0382696729375" table:display="true" table:show-details="true"/>
                <table:data-pilot-member table:name="0.039679956457143" table:display="true" table:show-details="true"/>
                <table:data-pilot-member table:name="0.049675470454546" table:display="true" table:show-details="true"/>
                <table:data-pilot-member table:name="0.055603892117647" table:display="true" table:show-details="true"/>
                <table:data-pilot-member table:name="0.06115628175" table:display="true" table:show-details="true"/>
                <table:data-pilot-member table:name="0.064227691153846" table:display="true" table:show-details="true"/>
                <table:data-pilot-member table:name="0.073220239" table:display="true" table:show-details="true"/>
                <table:data-pilot-member table:name="0.08394596026087" table:display="true" table:show-details="true"/>
                <table:data-pilot-member table:name="0.099445982545455" table:display="true" table:show-details="true"/>
                <table:data-pilot-member table:name="0.103074096529412" table:display="true" table:show-details="true"/>
                <table:data-pilot-member table:name="0.135124335166667" table:display="true" table:show-details="true"/>
                <table:data-pilot-member table:name="0.158361679857143" table:display="true" table:show-details="true"/>
                <table:data-pilot-member table:name="0.2176978574" table:display="true" table:show-details="true"/>
                <table:data-pilot-member table:name="0.26157080775" table:display="true" table:show-details="true"/>
                <table:data-pilot-member table:name="0.284702639" table:display="true" table:show-details="true"/>
                <table:data-pilot-member table:name="0.3613578104" table:display="true" table:show-details="true"/>
                <table:data-pilot-member table:name="0.407148819333333" table:display="true" table:show-details="true"/>
                <table:data-pilot-member table:name="0.933320923" table:display="true" table:show-details="true"/>
                <table:data-pilot-member table:name="1.6190169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ibers_same_thread_per_worker" table:orientation="data" table:used-hierarchy="0" table:function="average">
            <table:data-pilot-level table:show-empty="false" calcext:repeat-item-labels="false">
              <table:data-pilot-members>
                <table:data-pilot-member table:name="4.26396062992126E-06" table:display="true" table:show-details="true"/>
                <table:data-pilot-member table:name="4.47897478991597E-06" table:display="true" table:show-details="true"/>
                <table:data-pilot-member table:name="4.53621875E-06" table:display="true" table:show-details="true"/>
                <table:data-pilot-member table:name="4.91015662650602E-06" table:display="true" table:show-details="true"/>
                <table:data-pilot-member table:name="5.17907894736842E-06" table:display="true" table:show-details="true"/>
                <table:data-pilot-member table:name="5.43047422680412E-06" table:display="true" table:show-details="true"/>
                <table:data-pilot-member table:name="5.44858095238095E-06" table:display="true" table:show-details="true"/>
                <table:data-pilot-member table:name="5.457125E-06" table:display="true" table:show-details="true"/>
                <table:data-pilot-member table:name="5.94952542372881E-06" table:display="true" table:show-details="true"/>
                <table:data-pilot-member table:name="6.18172950819672E-06" table:display="true" table:show-details="true"/>
                <table:data-pilot-member table:name="6.2474025974026E-06" table:display="true" table:show-details="true"/>
                <table:data-pilot-member table:name="6.34374725274725E-06" table:display="true" table:show-details="true"/>
                <table:data-pilot-member table:name="6.84566666666667E-06" table:display="true" table:show-details="true"/>
                <table:data-pilot-member table:name="7.16427160493827E-06" table:display="true" table:show-details="true"/>
                <table:data-pilot-member table:name="7.44852777777778E-06" table:display="true" table:show-details="true"/>
                <table:data-pilot-member table:name="7.58003773584906E-06" table:display="true" table:show-details="true"/>
                <table:data-pilot-member table:name="7.6493152173913E-06" table:display="true" table:show-details="true"/>
                <table:data-pilot-member table:name="7.97319827586207E-06" table:display="true" table:show-details="true"/>
                <table:data-pilot-member table:name="8.12417948717949E-06" table:display="true" table:show-details="true"/>
                <table:data-pilot-member table:name="8.4408347107438E-06" table:display="true" table:show-details="true"/>
                <table:data-pilot-member table:name="8.548E-06" table:display="true" table:show-details="true"/>
                <table:data-pilot-member table:name="8.70787804878049E-06" table:display="true" table:show-details="true"/>
                <table:data-pilot-member table:name="8.71606329113924E-06" table:display="true" table:show-details="true"/>
                <table:data-pilot-member table:name="8.86451351351351E-06" table:display="true" table:show-details="true"/>
                <table:data-pilot-member table:name="8.90583177570093E-06" table:display="true" table:show-details="true"/>
                <table:data-pilot-member table:name="9.33046E-06" table:display="true" table:show-details="true"/>
                <table:data-pilot-member table:name="9.39058E-06" table:display="true" table:show-details="true"/>
                <table:data-pilot-member table:name="9.53237333333333E-06" table:display="true" table:show-details="true"/>
                <table:data-pilot-member table:name="1.01251272727273E-05" table:display="true" table:show-details="true"/>
                <table:data-pilot-member table:name="1.02160229885057E-05" table:display="true" table:show-details="true"/>
                <table:data-pilot-member table:name="1.14971075268817E-05" table:display="true" table:show-details="true"/>
                <table:data-pilot-member table:name="1.15244423076923E-05" table:display="true" table:show-details="true"/>
                <table:data-pilot-member table:name="1.22932816901408E-05" table:display="true" table:show-details="true"/>
                <table:data-pilot-member table:name="1.25010666666667E-05" table:display="true" table:show-details="true"/>
                <table:data-pilot-member table:name="1.2646512195122E-05" table:display="true" table:show-details="true"/>
                <table:data-pilot-member table:name="1.26988956521739E-05" table:display="true" table:show-details="true"/>
                <table:data-pilot-member table:name="1.28135922330097E-05" table:display="true" table:show-details="true"/>
                <table:data-pilot-member table:name="1.29918780487805E-05" table:display="true" table:show-details="true"/>
                <table:data-pilot-member table:name="1.30736428571429E-05" table:display="true" table:show-details="true"/>
                <table:data-pilot-member table:name="1.33103796296296E-05" table:display="true" table:show-details="true"/>
                <table:data-pilot-member table:name="1.36107368421053E-05" table:display="true" table:show-details="true"/>
                <table:data-pilot-member table:name="1.36730425531915E-05" table:display="true" table:show-details="true"/>
                <table:data-pilot-member table:name="1.36760454545455E-05" table:display="true" table:show-details="true"/>
                <table:data-pilot-member table:name="1.38082178217822E-05" table:display="true" table:show-details="true"/>
                <table:data-pilot-member table:name="1.40126162790698E-05" table:display="true" table:show-details="true"/>
                <table:data-pilot-member table:name="1.40614495412844E-05" table:display="true" table:show-details="true"/>
                <table:data-pilot-member table:name="1.43115575221239E-05" table:display="true" table:show-details="true"/>
                <table:data-pilot-member table:name="1.44284893617021E-05" table:display="true" table:show-details="true"/>
                <table:data-pilot-member table:name="1.44556984126984E-05" table:display="true" table:show-details="true"/>
                <table:data-pilot-member table:name="1.47577016129032E-05" table:display="true" table:show-details="true"/>
                <table:data-pilot-member table:name="1.5403825E-05" table:display="true" table:show-details="true"/>
                <table:data-pilot-member table:name="1.55396516853933E-05" table:display="true" table:show-details="true"/>
                <table:data-pilot-member table:name="1.556375E-05" table:display="true" table:show-details="true"/>
                <table:data-pilot-member table:name="1.56191346153846E-05" table:display="true" table:show-details="true"/>
                <table:data-pilot-member table:name="1.56370588235294E-05" table:display="true" table:show-details="true"/>
                <table:data-pilot-member table:name="1.60987171717172E-05" table:display="true" table:show-details="true"/>
                <table:data-pilot-member table:name="1.62103125E-05" table:display="true" table:show-details="true"/>
                <table:data-pilot-member table:name="1.62380697674419E-05" table:display="true" table:show-details="true"/>
                <table:data-pilot-member table:name="1.70224090909091E-05" table:display="true" table:show-details="true"/>
                <table:data-pilot-member table:name="1.71051458333333E-05" table:display="true" table:show-details="true"/>
                <table:data-pilot-member table:name="1.71558965517241E-05" table:display="true" table:show-details="true"/>
                <table:data-pilot-member table:name="1.72746282051282E-05" table:display="true" table:show-details="true"/>
                <table:data-pilot-member table:name="1.75548039215686E-05" table:display="true" table:show-details="true"/>
                <table:data-pilot-member table:name="1.76485196078431E-05" table:display="true" table:show-details="true"/>
                <table:data-pilot-member table:name="1.87595428571429E-05" table:display="true" table:show-details="true"/>
                <table:data-pilot-member table:name="1.924059375E-05" table:display="true" table:show-details="true"/>
                <table:data-pilot-member table:name="1.92439743589744E-05" table:display="true" table:show-details="true"/>
                <table:data-pilot-member table:name="1.93345806451613E-05" table:display="true" table:show-details="true"/>
                <table:data-pilot-member table:name="1.9414375E-05" table:display="true" table:show-details="true"/>
                <table:data-pilot-member table:name="1.97071594202899E-05" table:display="true" table:show-details="true"/>
                <table:data-pilot-member table:name="1.99732954545455E-05" table:display="true" table:show-details="true"/>
                <table:data-pilot-member table:name="2.02642666666667E-05" table:display="true" table:show-details="true"/>
                <table:data-pilot-member table:name="2.02736216216216E-05" table:display="true" table:show-details="true"/>
                <table:data-pilot-member table:name="2.07305217391304E-05" table:display="true" table:show-details="true"/>
                <table:data-pilot-member table:name="2.07901369863014E-05" table:display="true" table:show-details="true"/>
                <table:data-pilot-member table:name="2.10447692307692E-05" table:display="true" table:show-details="true"/>
                <table:data-pilot-member table:name="2.14956666666667E-05" table:display="true" table:show-details="true"/>
                <table:data-pilot-member table:name="2.18E-05" table:display="true" table:show-details="true"/>
                <table:data-pilot-member table:name="2.26331621621622E-05" table:display="true" table:show-details="true"/>
                <table:data-pilot-member table:name="2.3206693877551E-05" table:display="true" table:show-details="true"/>
                <table:data-pilot-member table:name="2.34219833333333E-05" table:display="true" table:show-details="true"/>
                <table:data-pilot-member table:name="2.35928360655738E-05" table:display="true" table:show-details="true"/>
                <table:data-pilot-member table:name="2.40677529411765E-05" table:display="true" table:show-details="true"/>
                <table:data-pilot-member table:name="2.45173773584906E-05" table:display="true" table:show-details="true"/>
                <table:data-pilot-member table:name="2.48239152542373E-05" table:display="true" table:show-details="true"/>
                <table:data-pilot-member table:name="2.48943650793651E-05" table:display="true" table:show-details="true"/>
                <table:data-pilot-member table:name="2.54135223880597E-05" table:display="true" table:show-details="true"/>
                <table:data-pilot-member table:name="2.54166875E-05" table:display="true" table:show-details="true"/>
                <table:data-pilot-member table:name="2.57268260869565E-05" table:display="true" table:show-details="true"/>
                <table:data-pilot-member table:name="2.64212258064516E-05" table:display="true" table:show-details="true"/>
                <table:data-pilot-member table:name="2.66781578947368E-05" table:display="true" table:show-details="true"/>
                <table:data-pilot-member table:name="2.78914444444444E-05" table:display="true" table:show-details="true"/>
                <table:data-pilot-member table:name="2.9018E-05" table:display="true" table:show-details="true"/>
                <table:data-pilot-member table:name="2.90852236842105E-05" table:display="true" table:show-details="true"/>
                <table:data-pilot-member table:name="2.95438571428571E-05" table:display="true" table:show-details="true"/>
                <table:data-pilot-member table:name="3.002884375E-05" table:display="true" table:show-details="true"/>
                <table:data-pilot-member table:name="3.21134074074074E-05" table:display="true" table:show-details="true"/>
                <table:data-pilot-member table:name="3.37102380952381E-05" table:display="true" table:show-details="true"/>
                <table:data-pilot-member table:name="3.39143275862069E-05" table:display="true" table:show-details="true"/>
                <table:data-pilot-member table:name="3.45230909090909E-05" table:display="true" table:show-details="true"/>
                <table:data-pilot-member table:name="3.51478235294118E-05" table:display="true" table:show-details="true"/>
                <table:data-pilot-member table:name="3.66827647058824E-05" table:display="true" table:show-details="true"/>
                <table:data-pilot-member table:name="3.68016666666667E-05" table:display="true" table:show-details="true"/>
                <table:data-pilot-member table:name="3.69919090909091E-05" table:display="true" table:show-details="true"/>
                <table:data-pilot-member table:name="3.72019736842105E-05" table:display="true" table:show-details="true"/>
                <table:data-pilot-member table:name="3.79573142857143E-05" table:display="true" table:show-details="true"/>
                <table:data-pilot-member table:name="4.123515E-05" table:display="true" table:show-details="true"/>
                <table:data-pilot-member table:name="4.25049230769231E-05" table:display="true" table:show-details="true"/>
                <table:data-pilot-member table:name="4.26284E-05" table:display="true" table:show-details="true"/>
                <table:data-pilot-member table:name="4.37690714285714E-05" table:display="true" table:show-details="true"/>
                <table:data-pilot-member table:name="4.4084303030303E-05" table:display="true" table:show-details="true"/>
                <table:data-pilot-member table:name="4.70740888888889E-05" table:display="true" table:show-details="true"/>
                <table:data-pilot-member table:name="4.7115E-05" table:display="true" table:show-details="true"/>
                <table:data-pilot-member table:name="4.96328928571429E-05" table:display="true" table:show-details="true"/>
                <table:data-pilot-member table:name="5.4087E-05" table:display="true" table:show-details="true"/>
                <table:data-pilot-member table:name="6.11915E-05" table:display="true" table:show-details="true"/>
                <table:data-pilot-member table:name="6.57243181818182E-05" table:display="true" table:show-details="true"/>
                <table:data-pilot-member table:name="6.57430277777778E-05" table:display="true" table:show-details="true"/>
                <table:data-pilot-member table:name="7.45532105263158E-05" table:display="true" table:show-details="true"/>
                <table:data-pilot-member table:name="8.28266666666667E-05" table:display="true" table:show-details="true"/>
                <table:data-pilot-member table:name="9.719525E-05" table:display="true" table:show-details="true"/>
                <table:data-pilot-member table:name="0.000104255" table:display="true" table:show-details="true"/>
                <table:data-pilot-member table:name="0.000105062111111" table:display="true" table:show-details="true"/>
                <table:data-pilot-member table:name="0.0001167284" table:display="true" table:show-details="true"/>
                <table:data-pilot-member table:name="0.000164107" table:display="true" table:show-details="true"/>
                <table:data-pilot-member table:name="0.000167854" table:display="true" table:show-details="true"/>
                <table:data-pilot-member table:name="0.00024027" table:display="true" table:show-details="true"/>
                <table:data-pilot-member table:name="0.000329727" table:display="true" table:show-details="true"/>
                <table:data-pilot-member table:name="0.031788249657143" table:display="true" table:show-details="true"/>
                <table:data-pilot-member table:name="0.036561080768" table:display="true" table:show-details="true"/>
                <table:data-pilot-member table:name="0.037011196952756" table:display="true" table:show-details="true"/>
                <table:data-pilot-member table:name="0.037019364298387" table:display="true" table:show-details="true"/>
                <table:data-pilot-member table:name="0.03705500307438" table:display="true" table:show-details="true"/>
                <table:data-pilot-member table:name="0.037568276886179" table:display="true" table:show-details="true"/>
                <table:data-pilot-member table:name="0.037619457316667" table:display="true" table:show-details="true"/>
                <table:data-pilot-member table:name="0.037891197516394" table:display="true" table:show-details="true"/>
                <table:data-pilot-member table:name="0.038168726546219" table:display="true" table:show-details="true"/>
                <table:data-pilot-member table:name="0.038237724801587" table:display="true" table:show-details="true"/>
                <table:data-pilot-member table:name="0.038279724335938" table:display="true" table:show-details="true"/>
                <table:data-pilot-member table:name="0.038323698627119" table:display="true" table:show-details="true"/>
                <table:data-pilot-member table:name="0.03852524062069" table:display="true" table:show-details="true"/>
                <table:data-pilot-member table:name="0.038661721078261" table:display="true" table:show-details="true"/>
                <table:data-pilot-member table:name="0.038710793188406" table:display="true" table:show-details="true"/>
                <table:data-pilot-member table:name="0.039116927726496" table:display="true" table:show-details="true"/>
                <table:data-pilot-member table:name="0.039413900763158" table:display="true" table:show-details="true"/>
                <table:data-pilot-member table:name="0.04427859557353" table:display="true" table:show-details="true"/>
                <table:data-pilot-member table:name="0.04998036680597" table:display="true" table:show-details="true"/>
                <table:data-pilot-member table:name="0.05166911771028" table:display="true" table:show-details="true"/>
                <table:data-pilot-member table:name="0.051717941805556" table:display="true" table:show-details="true"/>
                <table:data-pilot-member table:name="0.05181364609009" table:display="true" table:show-details="true"/>
                <table:data-pilot-member table:name="0.052005095311828" table:display="true" table:show-details="true"/>
                <table:data-pilot-member table:name="0.05212332089" table:display="true" table:show-details="true"/>
                <table:data-pilot-member table:name="0.052208652362832" table:display="true" table:show-details="true"/>
                <table:data-pilot-member table:name="0.052286834329787" table:display="true" table:show-details="true"/>
                <table:data-pilot-member table:name="0.05237276625" table:display="true" table:show-details="true"/>
                <table:data-pilot-member table:name="0.052388203383838" table:display="true" table:show-details="true"/>
                <table:data-pilot-member table:name="0.052419487148515" table:display="true" table:show-details="true"/>
                <table:data-pilot-member table:name="0.052530232428572" table:display="true" table:show-details="true"/>
                <table:data-pilot-member table:name="0.052576136660551" table:display="true" table:show-details="true"/>
                <table:data-pilot-member table:name="0.052856505213592" table:display="true" table:show-details="true"/>
                <table:data-pilot-member table:name="0.052862580695652" table:display="true" table:show-details="true"/>
                <table:data-pilot-member table:name="0.052929294990909" table:display="true" table:show-details="true"/>
                <table:data-pilot-member table:name="0.053154989169811" table:display="true" table:show-details="true"/>
                <table:data-pilot-member table:name="0.053364653284314" table:display="true" table:show-details="true"/>
                <table:data-pilot-member table:name="0.053397873504762" table:display="true" table:show-details="true"/>
                <table:data-pilot-member table:name="0.053446081589474" table:display="true" table:show-details="true"/>
                <table:data-pilot-member table:name="0.053641122759615" table:display="true" table:show-details="true"/>
                <table:data-pilot-member table:name="0.054175233131868" table:display="true" table:show-details="true"/>
                <table:data-pilot-member table:name="0.0542389484" table:display="true" table:show-details="true"/>
                <table:data-pilot-member table:name="0.054387470244445" table:display="true" table:show-details="true"/>
                <table:data-pilot-member table:name="0.055074242383721" table:display="true" table:show-details="true"/>
                <table:data-pilot-member table:name="0.055100285591837" table:display="true" table:show-details="true"/>
                <table:data-pilot-member table:name="0.05535877214433" table:display="true" table:show-details="true"/>
                <table:data-pilot-member table:name="0.055434290367816" table:display="true" table:show-details="true"/>
                <table:data-pilot-member table:name="0.055466375841464" table:display="true" table:show-details="true"/>
                <table:data-pilot-member table:name="0.055543225059524" table:display="true" table:show-details="true"/>
                <table:data-pilot-member table:name="0.055701991988764" table:display="true" table:show-details="true"/>
                <table:data-pilot-member table:name="0.05574171545679" table:display="true" table:show-details="true"/>
                <table:data-pilot-member table:name="0.055958372863636" table:display="true" table:show-details="true"/>
                <table:data-pilot-member table:name="0.056185215144578" table:display="true" table:show-details="true"/>
                <table:data-pilot-member table:name="0.05634250575" table:display="true" table:show-details="true"/>
                <table:data-pilot-member table:name="0.056998683833333" table:display="true" table:show-details="true"/>
                <table:data-pilot-member table:name="0.057090585" table:display="true" table:show-details="true"/>
                <table:data-pilot-member table:name="0.057250572" table:display="true" table:show-details="true"/>
                <table:data-pilot-member table:name="0.057521477592105" table:display="true" table:show-details="true"/>
                <table:data-pilot-member table:name="0.057781630333333" table:display="true" table:show-details="true"/>
                <table:data-pilot-member table:name="0.058021654946667" table:display="true" table:show-details="true"/>
                <table:data-pilot-member table:name="0.058383872753247" table:display="true" table:show-details="true"/>
                <table:data-pilot-member table:name="0.059190019824324" table:display="true" table:show-details="true"/>
                <table:data-pilot-member table:name="0.05926091769863" table:display="true" table:show-details="true"/>
                <table:data-pilot-member table:name="0.060508490666667" table:display="true" table:show-details="true"/>
                <table:data-pilot-member table:name="0.062634533276923" table:display="true" table:show-details="true"/>
                <table:data-pilot-member table:name="0.062761368112676" table:display="true" table:show-details="true"/>
                <table:data-pilot-member table:name="0.0684677825625" table:display="true" table:show-details="true"/>
                <table:data-pilot-member table:name="0.071052897079365" table:display="true" table:show-details="true"/>
                <table:data-pilot-member table:name="0.075725930774194" table:display="true" table:show-details="true"/>
                <table:data-pilot-member table:name="0.076676240918033" table:display="true" table:show-details="true"/>
                <table:data-pilot-member table:name="0.079291211705882" table:display="true" table:show-details="true"/>
                <table:data-pilot-member table:name="0.08159377879661" table:display="true" table:show-details="true"/>
                <table:data-pilot-member table:name="0.082518781283333" table:display="true" table:show-details="true"/>
                <table:data-pilot-member table:name="0.083694576" table:display="true" table:show-details="true"/>
                <table:data-pilot-member table:name="0.084215750034483" table:display="true" table:show-details="true"/>
                <table:data-pilot-member table:name="0.084467817701754" table:display="true" table:show-details="true"/>
                <table:data-pilot-member table:name="0.086035546910714" table:display="true" table:show-details="true"/>
                <table:data-pilot-member table:name="0.086417793818182" table:display="true" table:show-details="true"/>
                <table:data-pilot-member table:name="0.086552796117647" table:display="true" table:show-details="true"/>
                <table:data-pilot-member table:name="0.087602244943396" table:display="true" table:show-details="true"/>
                <table:data-pilot-member table:name="0.087748002423077" table:display="true" table:show-details="true"/>
                <table:data-pilot-member table:name="0.087936990816327" table:display="true" table:show-details="true"/>
                <table:data-pilot-member table:name="0.089116515851852" table:display="true" table:show-details="true"/>
                <table:data-pilot-member table:name="0.089891840208333" table:display="true" table:show-details="true"/>
                <table:data-pilot-member table:name="0.08997545958" table:display="true" table:show-details="true"/>
                <table:data-pilot-member table:name="0.09428028326087" table:display="true" table:show-details="true"/>
                <table:data-pilot-member table:name="0.094669468148936" table:display="true" table:show-details="true"/>
                <table:data-pilot-member table:name="0.096007627295455" table:display="true" table:show-details="true"/>
                <table:data-pilot-member table:name="0.096774187044445" table:display="true" table:show-details="true"/>
                <table:data-pilot-member table:name="0.098325353441861" table:display="true" table:show-details="true"/>
                <table:data-pilot-member table:name="0.100525058125" table:display="true" table:show-details="true"/>
                <table:data-pilot-member table:name="0.100731615404762" table:display="true" table:show-details="true"/>
                <table:data-pilot-member table:name="0.101623564658537" table:display="true" table:show-details="true"/>
                <table:data-pilot-member table:name="0.105234707393939" table:display="true" table:show-details="true"/>
                <table:data-pilot-member table:name="0.106312391897436" table:display="true" table:show-details="true"/>
                <table:data-pilot-member table:name="0.107247106578947" table:display="true" table:show-details="true"/>
                <table:data-pilot-member table:name="0.116696672459459" table:display="true" table:show-details="true"/>
                <table:data-pilot-member table:name="0.120747479764706" table:display="true" table:show-details="true"/>
                <table:data-pilot-member table:name="0.12081825840625" table:display="true" table:show-details="true"/>
                <table:data-pilot-member table:name="0.132796624857143" table:display="true" table:show-details="true"/>
                <table:data-pilot-member table:name="0.135040063" table:display="true" table:show-details="true"/>
                <table:data-pilot-member table:name="0.142181657944444" table:display="true" table:show-details="true"/>
                <table:data-pilot-member table:name="0.143848431870968" table:display="true" table:show-details="true"/>
                <table:data-pilot-member table:name="0.1522778908" table:display="true" table:show-details="true"/>
                <table:data-pilot-member table:name="0.152431037413793" table:display="true" table:show-details="true"/>
                <table:data-pilot-member table:name="0.157940796714286" table:display="true" table:show-details="true"/>
                <table:data-pilot-member table:name="0.1655541942" table:display="true" table:show-details="true"/>
                <table:data-pilot-member table:name="0.166158834153846" table:display="true" table:show-details="true"/>
                <table:data-pilot-member table:name="0.166402654481482" table:display="true" table:show-details="true"/>
                <table:data-pilot-member table:name="0.174816009" table:display="true" table:show-details="true"/>
                <table:data-pilot-member table:name="0.176817613333333" table:display="true" table:show-details="true"/>
                <table:data-pilot-member table:name="0.17839110072" table:display="true" table:show-details="true"/>
                <table:data-pilot-member table:name="0.18906845485" table:display="true" table:show-details="true"/>
                <table:data-pilot-member table:name="0.207928011263158" table:display="true" table:show-details="true"/>
                <table:data-pilot-member table:name="0.2211095485" table:display="true" table:show-details="true"/>
                <table:data-pilot-member table:name="0.239635795875" table:display="true" table:show-details="true"/>
                <table:data-pilot-member table:name="0.251112378714286" table:display="true" table:show-details="true"/>
                <table:data-pilot-member table:name="0.274854846615385" table:display="true" table:show-details="true"/>
                <table:data-pilot-member table:name="0.277651666454545" table:display="true" table:show-details="true"/>
                <table:data-pilot-member table:name="0.2907844178" table:display="true" table:show-details="true"/>
                <table:data-pilot-member table:name="0.3229208466" table:display="true" table:show-details="true"/>
                <table:data-pilot-member table:name="0.3566841305" table:display="true" table:show-details="true"/>
                <table:data-pilot-member table:name="0.440421981333333" table:display="true" table:show-details="true"/>
                <table:data-pilot-member table:name="0.4808734315" table:display="true" table:show-details="true"/>
                <table:data-pilot-member table:name="0.48920318" table:display="true" table:show-details="true"/>
                <table:data-pilot-member table:name="0.5640778635" table:display="true" table:show-details="true"/>
                <table:data-pilot-member table:name="0.658451631" table:display="true" table:show-details="true"/>
                <table:data-pilot-member table:name="1.084037797" table:display="true" table:show-details="true"/>
                <table:data-pilot-member table:name="1.64224590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10T00:34:44.138136178</dc:date>
    <meta:editing-duration>PT11M6S</meta:editing-duration>
    <meta:editing-cycles>2</meta:editing-cycles>
    <meta:generator>LibreOffice/6.4.6.2$Linux_X86_64 LibreOffice_project/40$Build-2</meta:generator>
    <meta:document-statistic meta:table-count="2" meta:cell-count="569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49.263cm" svg:height="13.454cm" xlink:href=".." xlink:type="simple" loext:data-pilot-source="DataPilot1" chart:class="chart:scatter" chart:style-name="ch1">
        <chart:plot-area chart:style-name="ch2" table:cell-range-address="PivotChart" chart:data-source-has-labels="column" svg:x="0.985cm" svg:y="0.269cm" svg:width="47.293cm" svg:height="12.016cm">
          <chartooo:coordinate-region svg:x="1.792cm" svg:y="0.468cm" svg:width="46.206cm" svg:height="11.17cm"/>
          <chart:axis chart:dimension="x" chart:name="primary-x" chart:style-name="ch3" chartooo:axis-type="auto">
            <chart:categories table:cell-range-address="PT@categories"/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PT@data 0" chart:label-cell-address="PT@label 0" chart:class="chart:scatter">
            <chart:data-point chart:repeated="128"/>
          </chart:series>
          <chart:series chart:style-name="ch6" chart:values-cell-range-address="PT@data 1" chart:label-cell-address="PT@label 1" chart:class="chart:scatter">
            <chart:data-point chart:repeated="128"/>
          </chart:series>
          <chart:series chart:style-name="ch7" chart:values-cell-range-address="PT@data 2" chart:label-cell-address="PT@label 2" chart:class="chart:scatter">
            <chart:data-point chart:repeated="128"/>
          </chart:series>
          <chart:series chart:style-name="ch8" chart:values-cell-range-address="PT@data 3" chart:label-cell-address="PT@label 3" chart:class="chart:scatter">
            <chart:data-point chart:repeated="128"/>
          </chart:series>
          <chart:series chart:style-name="ch9" chart:values-cell-range-address="PT@data 4" chart:label-cell-address="PT@label 4" chart:class="chart:scatter">
            <chart:data-point chart:repeated="128"/>
          </chart:series>
          <chart:series chart:style-name="ch10" chart:values-cell-range-address="PT@data 5" chart:label-cell-address="PT@label 5" chart:class="chart:scatter">
            <chart:data-point chart:repeated="128"/>
          </chart:series>
          <chart:series chart:style-name="ch11" chart:values-cell-range-address="PT@data 6" chart:label-cell-address="PT@label 6" chart:class="chart:scatter">
            <chart:data-point chart:repeated="128"/>
          </chart:series>
          <chart:series chart:style-name="ch12" chart:values-cell-range-address="PT@data 7" chart:label-cell-address="PT@label 7" chart:class="chart:scatter">
            <chart:data-point chart:repeated="128"/>
          </chart:series>
          <chart:series chart:style-name="ch13" chart:values-cell-range-address="PT@data 8" chart:label-cell-address="PT@label 8" chart:class="chart:scatter">
            <chart:data-point chart:repeated="128"/>
          </chart:series>
          <chart:series chart:style-name="ch14" chart:values-cell-range-address="PT@data 9" chart:label-cell-address="PT@label 9" chart:class="chart:scatter">
            <chart:data-point chart:repeated="128"/>
          </chart:series>
          <chart:series chart:style-name="ch15" chart:values-cell-range-address="PT@data 10" chart:label-cell-address="PT@label 10" chart:class="chart:scatter">
            <chart:data-point chart:repeated="128"/>
          </chart:series>
          <chart:series chart:style-name="ch16" chart:values-cell-range-address="PT@data 11" chart:label-cell-address="PT@label 11" chart:class="chart:scatter">
            <chart:data-point chart:repeated="128"/>
          </chart:series>
          <chart:series chart:style-name="ch17" chart:values-cell-range-address="PT@data 12" chart:label-cell-address="PT@label 12" chart:class="chart:scatter">
            <chart:data-point chart:repeated="128"/>
          </chart:series>
          <chart:series chart:style-name="ch18" chart:values-cell-range-address="PT@data 13" chart:label-cell-address="PT@label 13" chart:class="chart:scatter">
            <chart:data-point chart:repeated="12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_360 - Average - normal</text:p>
                <draw:g>
                  <svg:desc>PT@label 0</svg:desc>
                </draw:g>
              </table:table-cell>
              <table:table-cell office:value-type="string">
                <text:p>array_360 - Average - fibers_any_thread</text:p>
                <draw:g>
                  <svg:desc>PT@label 1</svg:desc>
                </draw:g>
              </table:table-cell>
              <table:table-cell office:value-type="string">
                <text:p>array_360 - Average - fibers_same_thread</text:p>
                <draw:g>
                  <svg:desc>PT@label 2</svg:desc>
                </draw:g>
              </table:table-cell>
              <table:table-cell office:value-type="string">
                <text:p>array_360 - Average - fibers_any_thread_times_worker</text:p>
                <draw:g>
                  <svg:desc>PT@label 3</svg:desc>
                </draw:g>
              </table:table-cell>
              <table:table-cell office:value-type="string">
                <text:p>array_360 - Average - fibers_same_thread_times_worker</text:p>
                <draw:g>
                  <svg:desc>PT@label 4</svg:desc>
                </draw:g>
              </table:table-cell>
              <table:table-cell office:value-type="string">
                <text:p>array_360 - Average - fibers_any_thread_per_worker</text:p>
                <draw:g>
                  <svg:desc>PT@label 5</svg:desc>
                </draw:g>
              </table:table-cell>
              <table:table-cell office:value-type="string">
                <text:p>array_360 - Average - fibers_same_thread_per_worker</text:p>
                <draw:g>
                  <svg:desc>PT@label 6</svg:desc>
                </draw:g>
              </table:table-cell>
              <table:table-cell office:value-type="string">
                <text:p>fib - Average - normal</text:p>
                <draw:g>
                  <svg:desc>PT@label 7</svg:desc>
                </draw:g>
              </table:table-cell>
              <table:table-cell office:value-type="string">
                <text:p>fib - Average - fibers_any_thread</text:p>
                <draw:g>
                  <svg:desc>PT@label 8</svg:desc>
                </draw:g>
              </table:table-cell>
              <table:table-cell office:value-type="string">
                <text:p>fib - Average - fibers_same_thread</text:p>
                <draw:g>
                  <svg:desc>PT@label 9</svg:desc>
                </draw:g>
              </table:table-cell>
              <table:table-cell office:value-type="string">
                <text:p>fib - Average - fibers_any_thread_times_worker</text:p>
                <draw:g>
                  <svg:desc>PT@label 10</svg:desc>
                </draw:g>
              </table:table-cell>
              <table:table-cell office:value-type="string">
                <text:p>fib - Average - fibers_same_thread_times_worker</text:p>
                <draw:g>
                  <svg:desc>PT@label 11</svg:desc>
                </draw:g>
              </table:table-cell>
              <table:table-cell office:value-type="string">
                <text:p>fib - Average - fibers_any_thread_per_worker</text:p>
                <draw:g>
                  <svg:desc>PT@label 12</svg:desc>
                </draw:g>
              </table:table-cell>
              <table:table-cell office:value-type="string">
                <text:p>fib - Average - fibers_same_thread_per_worker</text:p>
                <draw:g>
                  <svg:desc>PT@label 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T@categories</svg:desc>
                </draw:g>
              </table:table-cell>
              <table:table-cell office:value-type="float" office:value="0.000371785">
                <text:p>0.000371785</text:p>
                <draw:g>
                  <svg:desc>PT@data 0</svg:desc>
                </draw:g>
              </table:table-cell>
              <table:table-cell office:value-type="float" office:value="0.000671677">
                <text:p>0.000671677</text:p>
                <draw:g>
                  <svg:desc>PT@data 1</svg:desc>
                </draw:g>
              </table:table-cell>
              <table:table-cell office:value-type="float" office:value="0.000329727">
                <text:p>0.000329727</text:p>
                <draw:g>
                  <svg:desc>PT@data 2</svg:desc>
                </draw:g>
              </table:table-cell>
              <table:table-cell office:value-type="float" office:value="0.000671677">
                <text:p>0.000671677</text:p>
                <draw:g>
                  <svg:desc>PT@data 3</svg:desc>
                </draw:g>
              </table:table-cell>
              <table:table-cell office:value-type="float" office:value="0.000329727">
                <text:p>0.000329727</text:p>
                <draw:g>
                  <svg:desc>PT@data 4</svg:desc>
                </draw:g>
              </table:table-cell>
              <table:table-cell office:value-type="float" office:value="0.000671677">
                <text:p>0.000671677</text:p>
                <draw:g>
                  <svg:desc>PT@data 5</svg:desc>
                </draw:g>
              </table:table-cell>
              <table:table-cell office:value-type="float" office:value="0.000329727">
                <text:p>0.000329727</text:p>
                <draw:g>
                  <svg:desc>PT@data 6</svg:desc>
                </draw:g>
              </table:table-cell>
              <table:table-cell office:value-type="float" office:value="1.635138581">
                <text:p>1.635138581</text:p>
                <draw:g>
                  <svg:desc>PT@data 7</svg:desc>
                </draw:g>
              </table:table-cell>
              <table:table-cell office:value-type="float" office:value="1.619016956">
                <text:p>1.619016956</text:p>
                <draw:g>
                  <svg:desc>PT@data 8</svg:desc>
                </draw:g>
              </table:table-cell>
              <table:table-cell office:value-type="float" office:value="1.642245902">
                <text:p>1.642245902</text:p>
                <draw:g>
                  <svg:desc>PT@data 9</svg:desc>
                </draw:g>
              </table:table-cell>
              <table:table-cell office:value-type="float" office:value="1.619016956">
                <text:p>1.619016956</text:p>
                <draw:g>
                  <svg:desc>PT@data 10</svg:desc>
                </draw:g>
              </table:table-cell>
              <table:table-cell office:value-type="float" office:value="1.642245902">
                <text:p>1.642245902</text:p>
                <draw:g>
                  <svg:desc>PT@data 11</svg:desc>
                </draw:g>
              </table:table-cell>
              <table:table-cell office:value-type="float" office:value="1.619016956">
                <text:p>1.619016956</text:p>
                <draw:g>
                  <svg:desc>PT@data 12</svg:desc>
                </draw:g>
              </table:table-cell>
              <table:table-cell office:value-type="float" office:value="1.642245902">
                <text:p>1.642245902</text:p>
                <draw:g>
                  <svg:desc>PT@data 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415808">
                <text:p>0.000415808</text:p>
              </table:table-cell>
              <table:table-cell office:value-type="float" office:value="0.00038484">
                <text:p>0.00038484</text:p>
              </table:table-cell>
              <table:table-cell office:value-type="float" office:value="0.00048054">
                <text:p>0.00048054</text:p>
              </table:table-cell>
              <table:table-cell office:value-type="float" office:value="0.00076968">
                <text:p>0.00076968</text:p>
              </table:table-cell>
              <table:table-cell office:value-type="float" office:value="0.00096108">
                <text:p>0.00096108</text:p>
              </table:table-cell>
              <table:table-cell office:value-type="float" office:value="0.00019242">
                <text:p>0.00019242</text:p>
              </table:table-cell>
              <table:table-cell office:value-type="float" office:value="0.00024027">
                <text:p>0.00024027</text:p>
              </table:table-cell>
              <table:table-cell office:value-type="float" office:value="2.175507168">
                <text:p>2.175507168</text:p>
              </table:table-cell>
              <table:table-cell office:value-type="float" office:value="1.866641846">
                <text:p>1.866641846</text:p>
              </table:table-cell>
              <table:table-cell office:value-type="float" office:value="2.168075594">
                <text:p>2.168075594</text:p>
              </table:table-cell>
              <table:table-cell office:value-type="float" office:value="3.733283692">
                <text:p>3.733283692</text:p>
              </table:table-cell>
              <table:table-cell office:value-type="float" office:value="4.336151188">
                <text:p>4.336151188</text:p>
              </table:table-cell>
              <table:table-cell office:value-type="float" office:value="0.933320923">
                <text:p>0.933320923</text:p>
              </table:table-cell>
              <table:table-cell office:value-type="float" office:value="1.084037797">
                <text:p>1.0840377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3524">
                <text:p>0.0003524</text:p>
              </table:table-cell>
              <table:table-cell office:value-type="float" office:value="0.000634176">
                <text:p>0.000634176</text:p>
              </table:table-cell>
              <table:table-cell office:value-type="float" office:value="0.000503562">
                <text:p>0.000503562</text:p>
              </table:table-cell>
              <table:table-cell office:value-type="float" office:value="0.001902528">
                <text:p>0.001902528</text:p>
              </table:table-cell>
              <table:table-cell office:value-type="float" office:value="0.001510686">
                <text:p>0.001510686</text:p>
              </table:table-cell>
              <table:table-cell office:value-type="float" office:value="0.000211392">
                <text:p>0.000211392</text:p>
              </table:table-cell>
              <table:table-cell office:value-type="float" office:value="0.000167854">
                <text:p>0.000167854</text:p>
              </table:table-cell>
              <table:table-cell office:value-type="float" office:value="1.749384443">
                <text:p>1.749384443</text:p>
              </table:table-cell>
              <table:table-cell office:value-type="float" office:value="1.221446458">
                <text:p>1.221446458</text:p>
              </table:table-cell>
              <table:table-cell office:value-type="float" office:value="1.975354893">
                <text:p>1.975354893</text:p>
              </table:table-cell>
              <table:table-cell office:value-type="float" office:value="3.664339374">
                <text:p>3.664339374</text:p>
              </table:table-cell>
              <table:table-cell office:value-type="float" office:value="5.926064679">
                <text:p>5.926064679</text:p>
              </table:table-cell>
              <table:table-cell office:value-type="float" office:value="0.407148819333333">
                <text:p>0.407148819333333</text:p>
              </table:table-cell>
              <table:table-cell office:value-type="float" office:value="0.658451631">
                <text:p>0.6584516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482173">
                <text:p>0.000482173</text:p>
              </table:table-cell>
              <table:table-cell office:value-type="float" office:value="0.000905004">
                <text:p>0.000905004</text:p>
              </table:table-cell>
              <table:table-cell office:value-type="float" office:value="0.000656428">
                <text:p>0.000656428</text:p>
              </table:table-cell>
              <table:table-cell office:value-type="float" office:value="0.003620016">
                <text:p>0.003620016</text:p>
              </table:table-cell>
              <table:table-cell office:value-type="float" office:value="0.002625712">
                <text:p>0.002625712</text:p>
              </table:table-cell>
              <table:table-cell office:value-type="float" office:value="0.000226251">
                <text:p>0.000226251</text:p>
              </table:table-cell>
              <table:table-cell office:value-type="float" office:value="0.000164107">
                <text:p>0.000164107</text:p>
              </table:table-cell>
              <table:table-cell office:value-type="float" office:value="1.726777623">
                <text:p>1.726777623</text:p>
              </table:table-cell>
              <table:table-cell office:value-type="float" office:value="1.046283231">
                <text:p>1.046283231</text:p>
              </table:table-cell>
              <table:table-cell office:value-type="float" office:value="2.256311454">
                <text:p>2.256311454</text:p>
              </table:table-cell>
              <table:table-cell office:value-type="float" office:value="4.185132924">
                <text:p>4.185132924</text:p>
              </table:table-cell>
              <table:table-cell office:value-type="float" office:value="9.025245816">
                <text:p>9.025245816</text:p>
              </table:table-cell>
              <table:table-cell office:value-type="float" office:value="0.26157080775">
                <text:p>0.26157080775</text:p>
              </table:table-cell>
              <table:table-cell office:value-type="float" office:value="0.5640778635">
                <text:p>0.56407786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360936">
                <text:p>0.000360936</text:p>
              </table:table-cell>
              <table:table-cell office:value-type="float" office:value="0.001226686">
                <text:p>0.001226686</text:p>
              </table:table-cell>
              <table:table-cell office:value-type="float" office:value="0.000583642">
                <text:p>0.000583642</text:p>
              </table:table-cell>
              <table:table-cell office:value-type="float" office:value="0.00613343">
                <text:p>0.00613343</text:p>
              </table:table-cell>
              <table:table-cell office:value-type="float" office:value="0.00291821">
                <text:p>0.00291821</text:p>
              </table:table-cell>
              <table:table-cell office:value-type="float" office:value="0.0002453372">
                <text:p>0.0002453372</text:p>
              </table:table-cell>
              <table:table-cell office:value-type="float" office:value="0.0001167284">
                <text:p>0.0001167284</text:p>
              </table:table-cell>
              <table:table-cell office:value-type="float" office:value="1.84212297">
                <text:p>1.84212297</text:p>
              </table:table-cell>
              <table:table-cell office:value-type="float" office:value="1.806789052">
                <text:p>1.806789052</text:p>
              </table:table-cell>
              <table:table-cell office:value-type="float" office:value="1.614604233">
                <text:p>1.614604233</text:p>
              </table:table-cell>
              <table:table-cell office:value-type="float" office:value="9.03394526">
                <text:p>9.03394526</text:p>
              </table:table-cell>
              <table:table-cell office:value-type="float" office:value="8.073021165">
                <text:p>8.073021165</text:p>
              </table:table-cell>
              <table:table-cell office:value-type="float" office:value="0.3613578104">
                <text:p>0.3613578104</text:p>
              </table:table-cell>
              <table:table-cell office:value-type="float" office:value="0.3229208466">
                <text:p>0.32292084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344625">
                <text:p>0.000344625</text:p>
              </table:table-cell>
              <table:table-cell office:value-type="float" office:value="0.001209373">
                <text:p>0.001209373</text:p>
              </table:table-cell>
              <table:table-cell office:value-type="float" office:value="0.00049696">
                <text:p>0.00049696</text:p>
              </table:table-cell>
              <table:table-cell office:value-type="float" office:value="0.007256238">
                <text:p>0.007256238</text:p>
              </table:table-cell>
              <table:table-cell office:value-type="float" office:value="0.00298176">
                <text:p>0.00298176</text:p>
              </table:table-cell>
              <table:table-cell office:value-type="float" office:value="0.000201562166666667">
                <text:p>0.000201562166666667</text:p>
              </table:table-cell>
              <table:table-cell office:value-type="float" office:value="0.0000828266666666667">
                <text:p>0.0000828266666666667</text:p>
              </table:table-cell>
              <table:table-cell office:value-type="float" office:value="1.781240626">
                <text:p>1.781240626</text:p>
              </table:table-cell>
              <table:table-cell office:value-type="float" office:value="0.810746011">
                <text:p>0.810746011</text:p>
              </table:table-cell>
              <table:table-cell office:value-type="float" office:value="2.93521908">
                <text:p>2.93521908</text:p>
              </table:table-cell>
              <table:table-cell office:value-type="float" office:value="4.864476066">
                <text:p>4.864476066</text:p>
              </table:table-cell>
              <table:table-cell office:value-type="float" office:value="17.61131448">
                <text:p>17.61131448</text:p>
              </table:table-cell>
              <table:table-cell office:value-type="float" office:value="0.135124335166667">
                <text:p>0.135124335166667</text:p>
              </table:table-cell>
              <table:table-cell office:value-type="float" office:value="0.48920318">
                <text:p>0.489203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249226">
                <text:p>0.000249226</text:p>
              </table:table-cell>
              <table:table-cell office:value-type="float" office:value="0.001551223">
                <text:p>0.001551223</text:p>
              </table:table-cell>
              <table:table-cell office:value-type="float" office:value="0.000378609">
                <text:p>0.000378609</text:p>
              </table:table-cell>
              <table:table-cell office:value-type="float" office:value="0.010858561">
                <text:p>0.010858561</text:p>
              </table:table-cell>
              <table:table-cell office:value-type="float" office:value="0.002650263">
                <text:p>0.002650263</text:p>
              </table:table-cell>
              <table:table-cell office:value-type="float" office:value="0.000221603285714286">
                <text:p>0.000221603285714286</text:p>
              </table:table-cell>
              <table:table-cell office:value-type="float" office:value="0.000054087">
                <text:p>0.000054087</text:p>
              </table:table-cell>
              <table:table-cell office:value-type="float" office:value="1.947264073">
                <text:p>1.947264073</text:p>
              </table:table-cell>
              <table:table-cell office:value-type="float" office:value="1.992918473">
                <text:p>1.992918473</text:p>
              </table:table-cell>
              <table:table-cell office:value-type="float" office:value="1.757786651">
                <text:p>1.757786651</text:p>
              </table:table-cell>
              <table:table-cell office:value-type="float" office:value="13.950429311">
                <text:p>13.950429311</text:p>
              </table:table-cell>
              <table:table-cell office:value-type="float" office:value="12.304506557">
                <text:p>12.304506557</text:p>
              </table:table-cell>
              <table:table-cell office:value-type="float" office:value="0.284702639">
                <text:p>0.284702639</text:p>
              </table:table-cell>
              <table:table-cell office:value-type="float" office:value="0.251112378714286">
                <text:p>0.251112378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389609">
                <text:p>0.000389609</text:p>
              </table:table-cell>
              <table:table-cell office:value-type="float" office:value="0.001097083">
                <text:p>0.001097083</text:p>
              </table:table-cell>
              <table:table-cell office:value-type="float" office:value="0.00083404">
                <text:p>0.00083404</text:p>
              </table:table-cell>
              <table:table-cell office:value-type="float" office:value="0.008776664">
                <text:p>0.008776664</text:p>
              </table:table-cell>
              <table:table-cell office:value-type="float" office:value="0.00667232">
                <text:p>0.00667232</text:p>
              </table:table-cell>
              <table:table-cell office:value-type="float" office:value="0.000137135375">
                <text:p>0.000137135375</text:p>
              </table:table-cell>
              <table:table-cell office:value-type="float" office:value="0.000104255">
                <text:p>0.000104255</text:p>
              </table:table-cell>
              <table:table-cell office:value-type="float" office:value="1.717987307">
                <text:p>1.717987307</text:p>
              </table:table-cell>
              <table:table-cell office:value-type="float" office:value="0.489250254">
                <text:p>0.489250254</text:p>
              </table:table-cell>
              <table:table-cell office:value-type="float" office:value="3.846987452">
                <text:p>3.846987452</text:p>
              </table:table-cell>
              <table:table-cell office:value-type="float" office:value="3.914002032">
                <text:p>3.914002032</text:p>
              </table:table-cell>
              <table:table-cell office:value-type="float" office:value="30.775899616">
                <text:p>30.775899616</text:p>
              </table:table-cell>
              <table:table-cell office:value-type="float" office:value="0.06115628175">
                <text:p>0.06115628175</text:p>
              </table:table-cell>
              <table:table-cell office:value-type="float" office:value="0.4808734315">
                <text:p>0.48087343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434483">
                <text:p>0.000434483</text:p>
              </table:table-cell>
              <table:table-cell office:value-type="float" office:value="0.00079622">
                <text:p>0.00079622</text:p>
              </table:table-cell>
              <table:table-cell office:value-type="float" office:value="0.000945559">
                <text:p>0.000945559</text:p>
              </table:table-cell>
              <table:table-cell office:value-type="float" office:value="0.00716598">
                <text:p>0.00716598</text:p>
              </table:table-cell>
              <table:table-cell office:value-type="float" office:value="0.008510031">
                <text:p>0.008510031</text:p>
              </table:table-cell>
              <table:table-cell office:value-type="float" office:value="0.0000884688888888889">
                <text:p>0.0000884688888888889</text:p>
              </table:table-cell>
              <table:table-cell office:value-type="float" office:value="0.000105062111111111">
                <text:p>0.000105062111111111</text:p>
              </table:table-cell>
              <table:table-cell office:value-type="float" office:value="1.839318486">
                <text:p>1.839318486</text:p>
              </table:table-cell>
              <table:table-cell office:value-type="float" office:value="0.332920006">
                <text:p>0.332920006</text:p>
              </table:table-cell>
              <table:table-cell office:value-type="float" office:value="3.963797832">
                <text:p>3.963797832</text:p>
              </table:table-cell>
              <table:table-cell office:value-type="float" office:value="2.996280054">
                <text:p>2.996280054</text:p>
              </table:table-cell>
              <table:table-cell office:value-type="float" office:value="35.674180488">
                <text:p>35.674180488</text:p>
              </table:table-cell>
              <table:table-cell office:value-type="float" office:value="0.0369911117777778">
                <text:p>0.0369911117777778</text:p>
              </table:table-cell>
              <table:table-cell office:value-type="float" office:value="0.440421981333333">
                <text:p>0.440421981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355896">
                <text:p>0.000355896</text:p>
              </table:table-cell>
              <table:table-cell office:value-type="float" office:value="0.001461545">
                <text:p>0.001461545</text:p>
              </table:table-cell>
              <table:table-cell office:value-type="float" office:value="0.000611915">
                <text:p>0.000611915</text:p>
              </table:table-cell>
              <table:table-cell office:value-type="float" office:value="0.01461545">
                <text:p>0.01461545</text:p>
              </table:table-cell>
              <table:table-cell office:value-type="float" office:value="0.00611915">
                <text:p>0.00611915</text:p>
              </table:table-cell>
              <table:table-cell office:value-type="float" office:value="0.0001461545">
                <text:p>0.0001461545</text:p>
              </table:table-cell>
              <table:table-cell office:value-type="float" office:value="0.0000611915">
                <text:p>0.0000611915</text:p>
              </table:table-cell>
              <table:table-cell office:value-type="float" office:value="1.787780118">
                <text:p>1.787780118</text:p>
              </table:table-cell>
              <table:table-cell office:value-type="float" office:value="2.176978574">
                <text:p>2.176978574</text:p>
              </table:table-cell>
              <table:table-cell office:value-type="float" office:value="1.655541942">
                <text:p>1.655541942</text:p>
              </table:table-cell>
              <table:table-cell office:value-type="float" office:value="21.76978574">
                <text:p>21.76978574</text:p>
              </table:table-cell>
              <table:table-cell office:value-type="float" office:value="16.55541942">
                <text:p>16.55541942</text:p>
              </table:table-cell>
              <table:table-cell office:value-type="float" office:value="0.2176978574">
                <text:p>0.2176978574</text:p>
              </table:table-cell>
              <table:table-cell office:value-type="float" office:value="0.1655541942">
                <text:p>0.16555419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359684">
                <text:p>0.000359684</text:p>
              </table:table-cell>
              <table:table-cell office:value-type="float" office:value="0.002894596">
                <text:p>0.002894596</text:p>
              </table:table-cell>
              <table:table-cell office:value-type="float" office:value="0.000406911">
                <text:p>0.000406911</text:p>
              </table:table-cell>
              <table:table-cell office:value-type="float" office:value="0.031840556">
                <text:p>0.031840556</text:p>
              </table:table-cell>
              <table:table-cell office:value-type="float" office:value="0.004476021">
                <text:p>0.004476021</text:p>
              </table:table-cell>
              <table:table-cell office:value-type="float" office:value="0.000263145090909091">
                <text:p>0.000263145090909091</text:p>
              </table:table-cell>
              <table:table-cell office:value-type="float" office:value="0.0000369919090909091">
                <text:p>0.0000369919090909091</text:p>
              </table:table-cell>
              <table:table-cell office:value-type="float" office:value="1.731501901">
                <text:p>1.731501901</text:p>
              </table:table-cell>
              <table:table-cell office:value-type="float" office:value="1.093905808">
                <text:p>1.093905808</text:p>
              </table:table-cell>
              <table:table-cell office:value-type="float" office:value="3.054168331">
                <text:p>3.054168331</text:p>
              </table:table-cell>
              <table:table-cell office:value-type="float" office:value="12.032963888">
                <text:p>12.032963888</text:p>
              </table:table-cell>
              <table:table-cell office:value-type="float" office:value="33.595851641">
                <text:p>33.595851641</text:p>
              </table:table-cell>
              <table:table-cell office:value-type="float" office:value="0.0994459825454545">
                <text:p>0.0994459825454545</text:p>
              </table:table-cell>
              <table:table-cell office:value-type="float" office:value="0.277651666454545">
                <text:p>0.2776516664545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394107">
                <text:p>0.000394107</text:p>
              </table:table-cell>
              <table:table-cell office:value-type="float" office:value="0.000846815">
                <text:p>0.000846815</text:p>
              </table:table-cell>
              <table:table-cell office:value-type="float" office:value="0.001166343">
                <text:p>0.001166343</text:p>
              </table:table-cell>
              <table:table-cell office:value-type="float" office:value="0.01016178">
                <text:p>0.01016178</text:p>
              </table:table-cell>
              <table:table-cell office:value-type="float" office:value="0.013996116">
                <text:p>0.013996116</text:p>
              </table:table-cell>
              <table:table-cell office:value-type="float" office:value="0.0000705679166666667">
                <text:p>0.0000705679166666667</text:p>
              </table:table-cell>
              <table:table-cell office:value-type="float" office:value="0.00009719525">
                <text:p>0.00009719525</text:p>
              </table:table-cell>
              <table:table-cell office:value-type="float" office:value="1.849902435">
                <text:p>1.849902435</text:p>
              </table:table-cell>
              <table:table-cell office:value-type="float" office:value="0.132099397">
                <text:p>0.132099397</text:p>
              </table:table-cell>
              <table:table-cell office:value-type="float" office:value="4.280209566">
                <text:p>4.280209566</text:p>
              </table:table-cell>
              <table:table-cell office:value-type="float" office:value="1.585192764">
                <text:p>1.585192764</text:p>
              </table:table-cell>
              <table:table-cell office:value-type="float" office:value="51.362514792">
                <text:p>51.362514792</text:p>
              </table:table-cell>
              <table:table-cell office:value-type="float" office:value="0.0110082830833333">
                <text:p>0.0110082830833333</text:p>
              </table:table-cell>
              <table:table-cell office:value-type="float" office:value="0.3566841305">
                <text:p>0.35668413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358641">
                <text:p>0.000358641</text:p>
              </table:table-cell>
              <table:table-cell office:value-type="float" office:value="0.003775575">
                <text:p>0.003775575</text:p>
              </table:table-cell>
              <table:table-cell office:value-type="float" office:value="0.000552564">
                <text:p>0.000552564</text:p>
              </table:table-cell>
              <table:table-cell office:value-type="float" office:value="0.049082475">
                <text:p>0.049082475</text:p>
              </table:table-cell>
              <table:table-cell office:value-type="float" office:value="0.007183332">
                <text:p>0.007183332</text:p>
              </table:table-cell>
              <table:table-cell office:value-type="float" office:value="0.000290428846153846">
                <text:p>0.000290428846153846</text:p>
              </table:table-cell>
              <table:table-cell office:value-type="float" office:value="0.0000425049230769231">
                <text:p>0.0000425049230769231</text:p>
              </table:table-cell>
              <table:table-cell office:value-type="float" office:value="1.868313668">
                <text:p>1.868313668</text:p>
              </table:table-cell>
              <table:table-cell office:value-type="float" office:value="0.834959985">
                <text:p>0.834959985</text:p>
              </table:table-cell>
              <table:table-cell office:value-type="float" office:value="3.573113006">
                <text:p>3.573113006</text:p>
              </table:table-cell>
              <table:table-cell office:value-type="float" office:value="10.854479805">
                <text:p>10.854479805</text:p>
              </table:table-cell>
              <table:table-cell office:value-type="float" office:value="46.450469078">
                <text:p>46.450469078</text:p>
              </table:table-cell>
              <table:table-cell office:value-type="float" office:value="0.0642276911538462">
                <text:p>0.0642276911538462</text:p>
              </table:table-cell>
              <table:table-cell office:value-type="float" office:value="0.274854846615385">
                <text:p>0.27485484661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242855">
                <text:p>0.000242855</text:p>
              </table:table-cell>
              <table:table-cell office:value-type="float" office:value="0.004930426">
                <text:p>0.004930426</text:p>
              </table:table-cell>
              <table:table-cell office:value-type="float" office:value="0.000612767">
                <text:p>0.000612767</text:p>
              </table:table-cell>
              <table:table-cell office:value-type="float" office:value="0.069025964">
                <text:p>0.069025964</text:p>
              </table:table-cell>
              <table:table-cell office:value-type="float" office:value="0.008578738">
                <text:p>0.008578738</text:p>
              </table:table-cell>
              <table:table-cell office:value-type="float" office:value="0.000352173285714286">
                <text:p>0.000352173285714286</text:p>
              </table:table-cell>
              <table:table-cell office:value-type="float" office:value="0.0000437690714285714">
                <text:p>0.0000437690714285714</text:p>
              </table:table-cell>
              <table:table-cell office:value-type="float" office:value="1.78959597">
                <text:p>1.78959597</text:p>
              </table:table-cell>
              <table:table-cell office:value-type="float" office:value="2.217063518">
                <text:p>2.217063518</text:p>
              </table:table-cell>
              <table:table-cell office:value-type="float" office:value="1.859152748">
                <text:p>1.859152748</text:p>
              </table:table-cell>
              <table:table-cell office:value-type="float" office:value="31.038889252">
                <text:p>31.038889252</text:p>
              </table:table-cell>
              <table:table-cell office:value-type="float" office:value="26.028138472">
                <text:p>26.028138472</text:p>
              </table:table-cell>
              <table:table-cell office:value-type="float" office:value="0.158361679857143">
                <text:p>0.158361679857143</text:p>
              </table:table-cell>
              <table:table-cell office:value-type="float" office:value="0.132796624857143">
                <text:p>0.132796624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378158">
                <text:p>0.000378158</text:p>
              </table:table-cell>
              <table:table-cell office:value-type="float" office:value="0.004757332">
                <text:p>0.004757332</text:p>
              </table:table-cell>
              <table:table-cell office:value-type="float" office:value="0.000639426">
                <text:p>0.000639426</text:p>
              </table:table-cell>
              <table:table-cell office:value-type="float" office:value="0.07135998">
                <text:p>0.07135998</text:p>
              </table:table-cell>
              <table:table-cell office:value-type="float" office:value="0.00959139">
                <text:p>0.00959139</text:p>
              </table:table-cell>
              <table:table-cell office:value-type="float" office:value="0.000317155466666667">
                <text:p>0.000317155466666667</text:p>
              </table:table-cell>
              <table:table-cell office:value-type="float" office:value="0.0000426284">
                <text:p>0.0000426284</text:p>
              </table:table-cell>
              <table:table-cell office:value-type="float" office:value="1.93762074">
                <text:p>1.93762074</text:p>
              </table:table-cell>
              <table:table-cell office:value-type="float" office:value="0.131152185">
                <text:p>0.131152185</text:p>
              </table:table-cell>
              <table:table-cell office:value-type="float" office:value="4.361766267">
                <text:p>4.361766267</text:p>
              </table:table-cell>
              <table:table-cell office:value-type="float" office:value="1.967282775">
                <text:p>1.967282775</text:p>
              </table:table-cell>
              <table:table-cell office:value-type="float" office:value="65.426494005">
                <text:p>65.426494005</text:p>
              </table:table-cell>
              <table:table-cell office:value-type="float" office:value="0.008743479">
                <text:p>0.008743479</text:p>
              </table:table-cell>
              <table:table-cell office:value-type="float" office:value="0.2907844178">
                <text:p>0.29078441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328434">
                <text:p>0.000328434</text:p>
              </table:table-cell>
              <table:table-cell office:value-type="float" office:value="0.003467488">
                <text:p>0.003467488</text:p>
              </table:table-cell>
              <table:table-cell office:value-type="float" office:value="0.00075384">
                <text:p>0.00075384</text:p>
              </table:table-cell>
              <table:table-cell office:value-type="float" office:value="0.055479808">
                <text:p>0.055479808</text:p>
              </table:table-cell>
              <table:table-cell office:value-type="float" office:value="0.01206144">
                <text:p>0.01206144</text:p>
              </table:table-cell>
              <table:table-cell office:value-type="float" office:value="0.000216718">
                <text:p>0.000216718</text:p>
              </table:table-cell>
              <table:table-cell office:value-type="float" office:value="0.000047115">
                <text:p>0.000047115</text:p>
              </table:table-cell>
              <table:table-cell office:value-type="float" office:value="1.818386748">
                <text:p>1.818386748</text:p>
              </table:table-cell>
              <table:table-cell office:value-type="float" office:value="0.612314767">
                <text:p>0.612314767</text:p>
              </table:table-cell>
              <table:table-cell office:value-type="float" office:value="3.834172734">
                <text:p>3.834172734</text:p>
              </table:table-cell>
              <table:table-cell office:value-type="float" office:value="9.797036272">
                <text:p>9.797036272</text:p>
              </table:table-cell>
              <table:table-cell office:value-type="float" office:value="61.346763744">
                <text:p>61.346763744</text:p>
              </table:table-cell>
              <table:table-cell office:value-type="float" office:value="0.0382696729375">
                <text:p>0.0382696729375</text:p>
              </table:table-cell>
              <table:table-cell office:value-type="float" office:value="0.239635795875">
                <text:p>0.239635795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322383">
                <text:p>0.000322383</text:p>
              </table:table-cell>
              <table:table-cell office:value-type="float" office:value="0.001828421">
                <text:p>0.001828421</text:p>
              </table:table-cell>
              <table:table-cell office:value-type="float" office:value="0.000623607">
                <text:p>0.000623607</text:p>
              </table:table-cell>
              <table:table-cell office:value-type="float" office:value="0.031083157">
                <text:p>0.031083157</text:p>
              </table:table-cell>
              <table:table-cell office:value-type="float" office:value="0.010601319">
                <text:p>0.010601319</text:p>
              </table:table-cell>
              <table:table-cell office:value-type="float" office:value="0.000107554176470588">
                <text:p>0.000107554176470588</text:p>
              </table:table-cell>
              <table:table-cell office:value-type="float" office:value="0.0000366827647058824">
                <text:p>0.0000366827647058824</text:p>
              </table:table-cell>
              <table:table-cell office:value-type="float" office:value="1.780055082">
                <text:p>1.780055082</text:p>
              </table:table-cell>
              <table:table-cell office:value-type="float" office:value="1.752259641">
                <text:p>1.752259641</text:p>
              </table:table-cell>
              <table:table-cell office:value-type="float" office:value="2.052707156">
                <text:p>2.052707156</text:p>
              </table:table-cell>
              <table:table-cell office:value-type="float" office:value="29.788413897">
                <text:p>29.788413897</text:p>
              </table:table-cell>
              <table:table-cell office:value-type="float" office:value="34.896021652">
                <text:p>34.896021652</text:p>
              </table:table-cell>
              <table:table-cell office:value-type="float" office:value="0.103074096529412">
                <text:p>0.103074096529412</text:p>
              </table:table-cell>
              <table:table-cell office:value-type="float" office:value="0.120747479764706">
                <text:p>0.1207474797647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393115">
                <text:p>0.000393115</text:p>
              </table:table-cell>
              <table:table-cell office:value-type="float" office:value="0.005009073">
                <text:p>0.005009073</text:p>
              </table:table-cell>
              <table:table-cell office:value-type="float" office:value="0.00066243">
                <text:p>0.00066243</text:p>
              </table:table-cell>
              <table:table-cell office:value-type="float" office:value="0.090163314">
                <text:p>0.090163314</text:p>
              </table:table-cell>
              <table:table-cell office:value-type="float" office:value="0.01192374">
                <text:p>0.01192374</text:p>
              </table:table-cell>
              <table:table-cell office:value-type="float" office:value="0.000278281833333333">
                <text:p>0.000278281833333333</text:p>
              </table:table-cell>
              <table:table-cell office:value-type="float" office:value="0.0000368016666666667">
                <text:p>0.0000368016666666667</text:p>
              </table:table-cell>
              <table:table-cell office:value-type="float" office:value="1.856004912">
                <text:p>1.856004912</text:p>
              </table:table-cell>
              <table:table-cell office:value-type="float" office:value="0.007621442">
                <text:p>0.007621442</text:p>
              </table:table-cell>
              <table:table-cell office:value-type="float" office:value="3.979971873">
                <text:p>3.979971873</text:p>
              </table:table-cell>
              <table:table-cell office:value-type="float" office:value="0.137185956">
                <text:p>0.137185956</text:p>
              </table:table-cell>
              <table:table-cell office:value-type="float" office:value="71.639493714">
                <text:p>71.639493714</text:p>
              </table:table-cell>
              <table:table-cell office:value-type="float" office:value="0.000423413444444444">
                <text:p>0.000423413444444444</text:p>
              </table:table-cell>
              <table:table-cell office:value-type="float" office:value="0.2211095485">
                <text:p>0.22110954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389469">
                <text:p>0.000389469</text:p>
              </table:table-cell>
              <table:table-cell office:value-type="float" office:value="0.002042592">
                <text:p>0.002042592</text:p>
              </table:table-cell>
              <table:table-cell office:value-type="float" office:value="0.001416511">
                <text:p>0.001416511</text:p>
              </table:table-cell>
              <table:table-cell office:value-type="float" office:value="0.038809248">
                <text:p>0.038809248</text:p>
              </table:table-cell>
              <table:table-cell office:value-type="float" office:value="0.026913709">
                <text:p>0.026913709</text:p>
              </table:table-cell>
              <table:table-cell office:value-type="float" office:value="0.000107504842105263">
                <text:p>0.000107504842105263</text:p>
              </table:table-cell>
              <table:table-cell office:value-type="float" office:value="0.0000745532105263158">
                <text:p>0.0000745532105263158</text:p>
              </table:table-cell>
              <table:table-cell office:value-type="float" office:value="1.799698953">
                <text:p>1.799698953</text:p>
              </table:table-cell>
              <table:table-cell office:value-type="float" office:value="0.032450562">
                <text:p>0.032450562</text:p>
              </table:table-cell>
              <table:table-cell office:value-type="float" office:value="3.950632214">
                <text:p>3.950632214</text:p>
              </table:table-cell>
              <table:table-cell office:value-type="float" office:value="0.616560678">
                <text:p>0.616560678</text:p>
              </table:table-cell>
              <table:table-cell office:value-type="float" office:value="75.062012066">
                <text:p>75.062012066</text:p>
              </table:table-cell>
              <table:table-cell office:value-type="float" office:value="0.00170792431578947">
                <text:p>0.00170792431578947</text:p>
              </table:table-cell>
              <table:table-cell office:value-type="float" office:value="0.207928011263158">
                <text:p>0.207928011263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385702">
                <text:p>0.000385702</text:p>
              </table:table-cell>
              <table:table-cell office:value-type="float" office:value="0.002956953">
                <text:p>0.002956953</text:p>
              </table:table-cell>
              <table:table-cell office:value-type="float" office:value="0.000824703">
                <text:p>0.000824703</text:p>
              </table:table-cell>
              <table:table-cell office:value-type="float" office:value="0.05913906">
                <text:p>0.05913906</text:p>
              </table:table-cell>
              <table:table-cell office:value-type="float" office:value="0.01649406">
                <text:p>0.01649406</text:p>
              </table:table-cell>
              <table:table-cell office:value-type="float" office:value="0.00014784765">
                <text:p>0.00014784765</text:p>
              </table:table-cell>
              <table:table-cell office:value-type="float" office:value="0.00004123515">
                <text:p>0.00004123515</text:p>
              </table:table-cell>
              <table:table-cell office:value-type="float" office:value="1.906353058">
                <text:p>1.906353058</text:p>
              </table:table-cell>
              <table:table-cell office:value-type="float" office:value="0.144065328">
                <text:p>0.144065328</text:p>
              </table:table-cell>
              <table:table-cell office:value-type="float" office:value="3.781369097">
                <text:p>3.781369097</text:p>
              </table:table-cell>
              <table:table-cell office:value-type="float" office:value="2.88130656">
                <text:p>2.88130656</text:p>
              </table:table-cell>
              <table:table-cell office:value-type="float" office:value="75.62738194">
                <text:p>75.62738194</text:p>
              </table:table-cell>
              <table:table-cell office:value-type="float" office:value="0.0072032664">
                <text:p>0.0072032664</text:p>
              </table:table-cell>
              <table:table-cell office:value-type="float" office:value="0.18906845485">
                <text:p>0.18906845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32601">
                <text:p>0.00032601</text:p>
              </table:table-cell>
              <table:table-cell office:value-type="float" office:value="0.004759416">
                <text:p>0.004759416</text:p>
              </table:table-cell>
              <table:table-cell office:value-type="float" office:value="0.000620421">
                <text:p>0.000620421</text:p>
              </table:table-cell>
              <table:table-cell office:value-type="float" office:value="0.099947736">
                <text:p>0.099947736</text:p>
              </table:table-cell>
              <table:table-cell office:value-type="float" office:value="0.013028841">
                <text:p>0.013028841</text:p>
              </table:table-cell>
              <table:table-cell office:value-type="float" office:value="0.000226638857142857">
                <text:p>0.000226638857142857</text:p>
              </table:table-cell>
              <table:table-cell office:value-type="float" office:value="0.0000295438571428571">
                <text:p>0.0000295438571428571</text:p>
              </table:table-cell>
              <table:table-cell office:value-type="float" office:value="1.804601699">
                <text:p>1.804601699</text:p>
              </table:table-cell>
              <table:table-cell office:value-type="float" office:value="0.388414252">
                <text:p>0.388414252</text:p>
              </table:table-cell>
              <table:table-cell office:value-type="float" office:value="3.671136189">
                <text:p>3.671136189</text:p>
              </table:table-cell>
              <table:table-cell office:value-type="float" office:value="8.156699292">
                <text:p>8.156699292</text:p>
              </table:table-cell>
              <table:table-cell office:value-type="float" office:value="77.093859969">
                <text:p>77.093859969</text:p>
              </table:table-cell>
              <table:table-cell office:value-type="float" office:value="0.0184959167619048">
                <text:p>0.0184959167619048</text:p>
              </table:table-cell>
              <table:table-cell office:value-type="float" office:value="0.174816009">
                <text:p>0.1748160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229189">
                <text:p>0.000229189</text:p>
              </table:table-cell>
              <table:table-cell office:value-type="float" office:value="0.001979714">
                <text:p>0.001979714</text:p>
              </table:table-cell>
              <table:table-cell office:value-type="float" office:value="0.001445935">
                <text:p>0.001445935</text:p>
              </table:table-cell>
              <table:table-cell office:value-type="float" office:value="0.043553708">
                <text:p>0.043553708</text:p>
              </table:table-cell>
              <table:table-cell office:value-type="float" office:value="0.03181057">
                <text:p>0.03181057</text:p>
              </table:table-cell>
              <table:table-cell office:value-type="float" office:value="0.000089987">
                <text:p>0.000089987</text:p>
              </table:table-cell>
              <table:table-cell office:value-type="float" office:value="0.0000657243181818182">
                <text:p>0.0000657243181818182</text:p>
              </table:table-cell>
              <table:table-cell office:value-type="float" office:value="1.652555577">
                <text:p>1.652555577</text:p>
              </table:table-cell>
              <table:table-cell office:value-type="float" office:value="1.09286035">
                <text:p>1.09286035</text:p>
              </table:table-cell>
              <table:table-cell office:value-type="float" office:value="2.970881386">
                <text:p>2.970881386</text:p>
              </table:table-cell>
              <table:table-cell office:value-type="float" office:value="24.0429277">
                <text:p>24.0429277</text:p>
              </table:table-cell>
              <table:table-cell office:value-type="float" office:value="65.359390492">
                <text:p>65.359390492</text:p>
              </table:table-cell>
              <table:table-cell office:value-type="float" office:value="0.0496754704545455">
                <text:p>0.0496754704545455</text:p>
              </table:table-cell>
              <table:table-cell office:value-type="float" office:value="0.135040063">
                <text:p>0.1350400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303077">
                <text:p>0.000303077</text:p>
              </table:table-cell>
              <table:table-cell office:value-type="float" office:value="0.003346692">
                <text:p>0.003346692</text:p>
              </table:table-cell>
              <table:table-cell office:value-type="float" office:value="0.000591717">
                <text:p>0.000591717</text:p>
              </table:table-cell>
              <table:table-cell office:value-type="float" office:value="0.076973916">
                <text:p>0.076973916</text:p>
              </table:table-cell>
              <table:table-cell office:value-type="float" office:value="0.013609491">
                <text:p>0.013609491</text:p>
              </table:table-cell>
              <table:table-cell office:value-type="float" office:value="0.000145508347826087">
                <text:p>0.000145508347826087</text:p>
              </table:table-cell>
              <table:table-cell office:value-type="float" office:value="0.0000257268260869565">
                <text:p>0.0000257268260869565</text:p>
              </table:table-cell>
              <table:table-cell office:value-type="float" office:value="1.878426505">
                <text:p>1.878426505</text:p>
              </table:table-cell>
              <table:table-cell office:value-type="float" office:value="1.930757086">
                <text:p>1.930757086</text:p>
              </table:table-cell>
              <table:table-cell office:value-type="float" office:value="1.924975248">
                <text:p>1.924975248</text:p>
              </table:table-cell>
              <table:table-cell office:value-type="float" office:value="44.407412978">
                <text:p>44.407412978</text:p>
              </table:table-cell>
              <table:table-cell office:value-type="float" office:value="44.274430704">
                <text:p>44.274430704</text:p>
              </table:table-cell>
              <table:table-cell office:value-type="float" office:value="0.0839459602608696">
                <text:p>0.0839459602608696</text:p>
              </table:table-cell>
              <table:table-cell office:value-type="float" office:value="0.083694576">
                <text:p>0.0836945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426067">
                <text:p>0.000426067</text:p>
              </table:table-cell>
              <table:table-cell office:value-type="float" office:value="0.003118897">
                <text:p>0.003118897</text:p>
              </table:table-cell>
              <table:table-cell office:value-type="float" office:value="0.000515896">
                <text:p>0.000515896</text:p>
              </table:table-cell>
              <table:table-cell office:value-type="float" office:value="0.074853528">
                <text:p>0.074853528</text:p>
              </table:table-cell>
              <table:table-cell office:value-type="float" office:value="0.012381504">
                <text:p>0.012381504</text:p>
              </table:table-cell>
              <table:table-cell office:value-type="float" office:value="0.000129954041666667">
                <text:p>0.000129954041666667</text:p>
              </table:table-cell>
              <table:table-cell office:value-type="float" office:value="0.0000214956666666667">
                <text:p>0.0000214956666666667</text:p>
              </table:table-cell>
              <table:table-cell office:value-type="float" office:value="1.903822186">
                <text:p>1.903822186</text:p>
              </table:table-cell>
              <table:table-cell office:value-type="float" office:value="0.000202619">
                <text:p>0.000202619</text:p>
              </table:table-cell>
              <table:table-cell office:value-type="float" office:value="4.24362272">
                <text:p>4.24362272</text:p>
              </table:table-cell>
              <table:table-cell office:value-type="float" office:value="0.004862856">
                <text:p>0.004862856</text:p>
              </table:table-cell>
              <table:table-cell office:value-type="float" office:value="101.84694528">
                <text:p>101.84694528</text:p>
              </table:table-cell>
              <table:table-cell office:value-type="float" office:value="0.00000844245833333333">
                <text:p>0.00000844245833333333</text:p>
              </table:table-cell>
              <table:table-cell office:value-type="float" office:value="0.176817613333333">
                <text:p>0.17681761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364221">
                <text:p>0.000364221</text:p>
              </table:table-cell>
              <table:table-cell office:value-type="float" office:value="0.002873297">
                <text:p>0.002873297</text:p>
              </table:table-cell>
              <table:table-cell office:value-type="float" office:value="0.000545">
                <text:p>0.000545</text:p>
              </table:table-cell>
              <table:table-cell office:value-type="float" office:value="0.071832425">
                <text:p>0.071832425</text:p>
              </table:table-cell>
              <table:table-cell office:value-type="float" office:value="0.013625">
                <text:p>0.013625</text:p>
              </table:table-cell>
              <table:table-cell office:value-type="float" office:value="0.00011493188">
                <text:p>0.00011493188</text:p>
              </table:table-cell>
              <table:table-cell office:value-type="float" office:value="0.0000218">
                <text:p>0.0000218</text:p>
              </table:table-cell>
              <table:table-cell office:value-type="float" office:value="1.838428311">
                <text:p>1.838428311</text:p>
              </table:table-cell>
              <table:table-cell office:value-type="float" office:value="0.000481291">
                <text:p>0.000481291</text:p>
              </table:table-cell>
              <table:table-cell office:value-type="float" office:value="4.459777518">
                <text:p>4.459777518</text:p>
              </table:table-cell>
              <table:table-cell office:value-type="float" office:value="0.012032275">
                <text:p>0.012032275</text:p>
              </table:table-cell>
              <table:table-cell office:value-type="float" office:value="111.49443795">
                <text:p>111.49443795</text:p>
              </table:table-cell>
              <table:table-cell office:value-type="float" office:value="0.00001925164">
                <text:p>0.00001925164</text:p>
              </table:table-cell>
              <table:table-cell office:value-type="float" office:value="0.17839110072">
                <text:p>0.178391100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401501">
                <text:p>0.000401501</text:p>
              </table:table-cell>
              <table:table-cell office:value-type="float" office:value="0.006644243">
                <text:p>0.006644243</text:p>
              </table:table-cell>
              <table:table-cell office:value-type="float" office:value="0.000547164">
                <text:p>0.000547164</text:p>
              </table:table-cell>
              <table:table-cell office:value-type="float" office:value="0.172750318">
                <text:p>0.172750318</text:p>
              </table:table-cell>
              <table:table-cell office:value-type="float" office:value="0.014226264">
                <text:p>0.014226264</text:p>
              </table:table-cell>
              <table:table-cell office:value-type="float" office:value="0.000255547807692308">
                <text:p>0.000255547807692308</text:p>
              </table:table-cell>
              <table:table-cell office:value-type="float" office:value="0.0000210447692307692">
                <text:p>0.0000210447692307692</text:p>
              </table:table-cell>
              <table:table-cell office:value-type="float" office:value="1.983709086">
                <text:p>1.983709086</text:p>
              </table:table-cell>
              <table:table-cell office:value-type="float" office:value="0.002179669">
                <text:p>0.002179669</text:p>
              </table:table-cell>
              <table:table-cell office:value-type="float" office:value="4.320129688">
                <text:p>4.320129688</text:p>
              </table:table-cell>
              <table:table-cell office:value-type="float" office:value="0.056671394">
                <text:p>0.056671394</text:p>
              </table:table-cell>
              <table:table-cell office:value-type="float" office:value="112.323371888">
                <text:p>112.323371888</text:p>
              </table:table-cell>
              <table:table-cell office:value-type="float" office:value="0.0000838334230769231">
                <text:p>0.0000838334230769231</text:p>
              </table:table-cell>
              <table:table-cell office:value-type="float" office:value="0.166158834153846">
                <text:p>0.1661588341538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410899">
                <text:p>0.000410899</text:p>
              </table:table-cell>
              <table:table-cell office:value-type="float" office:value="0.004578317">
                <text:p>0.004578317</text:p>
              </table:table-cell>
              <table:table-cell office:value-type="float" office:value="0.000753069">
                <text:p>0.000753069</text:p>
              </table:table-cell>
              <table:table-cell office:value-type="float" office:value="0.123614559">
                <text:p>0.123614559</text:p>
              </table:table-cell>
              <table:table-cell office:value-type="float" office:value="0.020332863">
                <text:p>0.020332863</text:p>
              </table:table-cell>
              <table:table-cell office:value-type="float" office:value="0.000169567296296296">
                <text:p>0.000169567296296296</text:p>
              </table:table-cell>
              <table:table-cell office:value-type="float" office:value="0.0000278914444444444">
                <text:p>0.0000278914444444444</text:p>
              </table:table-cell>
              <table:table-cell office:value-type="float" office:value="1.792915699">
                <text:p>1.792915699</text:p>
              </table:table-cell>
              <table:table-cell office:value-type="float" office:value="0.003392218">
                <text:p>0.003392218</text:p>
              </table:table-cell>
              <table:table-cell office:value-type="float" office:value="4.492871671">
                <text:p>4.492871671</text:p>
              </table:table-cell>
              <table:table-cell office:value-type="float" office:value="0.091589886">
                <text:p>0.091589886</text:p>
              </table:table-cell>
              <table:table-cell office:value-type="float" office:value="121.307535117">
                <text:p>121.307535117</text:p>
              </table:table-cell>
              <table:table-cell office:value-type="float" office:value="0.000125637703703704">
                <text:p>0.000125637703703704</text:p>
              </table:table-cell>
              <table:table-cell office:value-type="float" office:value="0.166402654481482">
                <text:p>0.1664026544814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362348">
                <text:p>0.000362348</text:p>
              </table:table-cell>
              <table:table-cell office:value-type="float" office:value="0.005911602">
                <text:p>0.005911602</text:p>
              </table:table-cell>
              <table:table-cell office:value-type="float" office:value="0.000435785">
                <text:p>0.000435785</text:p>
              </table:table-cell>
              <table:table-cell office:value-type="float" office:value="0.165524856">
                <text:p>0.165524856</text:p>
              </table:table-cell>
              <table:table-cell office:value-type="float" office:value="0.01220198">
                <text:p>0.01220198</text:p>
              </table:table-cell>
              <table:table-cell office:value-type="float" office:value="0.000211128642857143">
                <text:p>0.000211128642857143</text:p>
              </table:table-cell>
              <table:table-cell office:value-type="float" office:value="0.00001556375">
                <text:p>0.00001556375</text:p>
              </table:table-cell>
              <table:table-cell office:value-type="float" office:value="1.86378326">
                <text:p>1.86378326</text:p>
              </table:table-cell>
              <table:table-cell office:value-type="float" office:value="0.020223052">
                <text:p>0.020223052</text:p>
              </table:table-cell>
              <table:table-cell office:value-type="float" office:value="4.422342308">
                <text:p>4.422342308</text:p>
              </table:table-cell>
              <table:table-cell office:value-type="float" office:value="0.566245456">
                <text:p>0.566245456</text:p>
              </table:table-cell>
              <table:table-cell office:value-type="float" office:value="123.825584624">
                <text:p>123.825584624</text:p>
              </table:table-cell>
              <table:table-cell office:value-type="float" office:value="0.000722251857142857">
                <text:p>0.000722251857142857</text:p>
              </table:table-cell>
              <table:table-cell office:value-type="float" office:value="0.157940796714286">
                <text:p>0.1579407967142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356848">
                <text:p>0.000356848</text:p>
              </table:table-cell>
              <table:table-cell office:value-type="float" office:value="0.006433338">
                <text:p>0.006433338</text:p>
              </table:table-cell>
              <table:table-cell office:value-type="float" office:value="0.000497521">
                <text:p>0.000497521</text:p>
              </table:table-cell>
              <table:table-cell office:value-type="float" office:value="0.186566802">
                <text:p>0.186566802</text:p>
              </table:table-cell>
              <table:table-cell office:value-type="float" office:value="0.014428109">
                <text:p>0.014428109</text:p>
              </table:table-cell>
              <table:table-cell office:value-type="float" office:value="0.00022183924137931">
                <text:p>0.00022183924137931</text:p>
              </table:table-cell>
              <table:table-cell office:value-type="float" office:value="0.0000171558965517241">
                <text:p>0.0000171558965517241</text:p>
              </table:table-cell>
              <table:table-cell office:value-type="float" office:value="1.847237881">
                <text:p>1.847237881</text:p>
              </table:table-cell>
              <table:table-cell office:value-type="float" office:value="0.062224938">
                <text:p>0.062224938</text:p>
              </table:table-cell>
              <table:table-cell office:value-type="float" office:value="4.420500085">
                <text:p>4.420500085</text:p>
              </table:table-cell>
              <table:table-cell office:value-type="float" office:value="1.804523202">
                <text:p>1.804523202</text:p>
              </table:table-cell>
              <table:table-cell office:value-type="float" office:value="128.194502465">
                <text:p>128.194502465</text:p>
              </table:table-cell>
              <table:table-cell office:value-type="float" office:value="0.00214568751724138">
                <text:p>0.00214568751724138</text:p>
              </table:table-cell>
              <table:table-cell office:value-type="float" office:value="0.152431037413793">
                <text:p>0.1524310374137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412121">
                <text:p>0.000412121</text:p>
              </table:table-cell>
              <table:table-cell office:value-type="float" office:value="0.005125661">
                <text:p>0.005125661</text:p>
              </table:table-cell>
              <table:table-cell office:value-type="float" office:value="0.000607928">
                <text:p>0.000607928</text:p>
              </table:table-cell>
              <table:table-cell office:value-type="float" office:value="0.15376983">
                <text:p>0.15376983</text:p>
              </table:table-cell>
              <table:table-cell office:value-type="float" office:value="0.01823784">
                <text:p>0.01823784</text:p>
              </table:table-cell>
              <table:table-cell office:value-type="float" office:value="0.000170855366666667">
                <text:p>0.000170855366666667</text:p>
              </table:table-cell>
              <table:table-cell office:value-type="float" office:value="0.0000202642666666667">
                <text:p>0.0000202642666666667</text:p>
              </table:table-cell>
              <table:table-cell office:value-type="float" office:value="1.732735021">
                <text:p>1.732735021</text:p>
              </table:table-cell>
              <table:table-cell office:value-type="float" office:value="0.159726035">
                <text:p>0.159726035</text:p>
              </table:table-cell>
              <table:table-cell office:value-type="float" office:value="4.568336724">
                <text:p>4.568336724</text:p>
              </table:table-cell>
              <table:table-cell office:value-type="float" office:value="4.79178105">
                <text:p>4.79178105</text:p>
              </table:table-cell>
              <table:table-cell office:value-type="float" office:value="137.05010172">
                <text:p>137.05010172</text:p>
              </table:table-cell>
              <table:table-cell office:value-type="float" office:value="0.00532420116666667">
                <text:p>0.00532420116666667</text:p>
              </table:table-cell>
              <table:table-cell office:value-type="float" office:value="0.1522778908">
                <text:p>0.15227789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25106">
                <text:p>0.00025106</text:p>
              </table:table-cell>
              <table:table-cell office:value-type="float" office:value="0.005981133">
                <text:p>0.005981133</text:p>
              </table:table-cell>
              <table:table-cell office:value-type="float" office:value="0.000599372">
                <text:p>0.000599372</text:p>
              </table:table-cell>
              <table:table-cell office:value-type="float" office:value="0.185415123">
                <text:p>0.185415123</text:p>
              </table:table-cell>
              <table:table-cell office:value-type="float" office:value="0.018580532">
                <text:p>0.018580532</text:p>
              </table:table-cell>
              <table:table-cell office:value-type="float" office:value="0.000192939774193548">
                <text:p>0.000192939774193548</text:p>
              </table:table-cell>
              <table:table-cell office:value-type="float" office:value="0.0000193345806451613">
                <text:p>0.0000193345806451613</text:p>
              </table:table-cell>
              <table:table-cell office:value-type="float" office:value="1.927000739">
                <text:p>1.927000739</text:p>
              </table:table-cell>
              <table:table-cell office:value-type="float" office:value="0.316503902">
                <text:p>0.316503902</text:p>
              </table:table-cell>
              <table:table-cell office:value-type="float" office:value="4.459301388">
                <text:p>4.459301388</text:p>
              </table:table-cell>
              <table:table-cell office:value-type="float" office:value="9.811620962">
                <text:p>9.811620962</text:p>
              </table:table-cell>
              <table:table-cell office:value-type="float" office:value="138.238343028">
                <text:p>138.238343028</text:p>
              </table:table-cell>
              <table:table-cell office:value-type="float" office:value="0.0102098032903226">
                <text:p>0.0102098032903226</text:p>
              </table:table-cell>
              <table:table-cell office:value-type="float" office:value="0.143848431870968">
                <text:p>0.1438484318709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255448">
                <text:p>0.000255448</text:p>
              </table:table-cell>
              <table:table-cell office:value-type="float" office:value="0.005441322">
                <text:p>0.005441322</text:p>
              </table:table-cell>
              <table:table-cell office:value-type="float" office:value="0.00051873">
                <text:p>0.00051873</text:p>
              </table:table-cell>
              <table:table-cell office:value-type="float" office:value="0.174122304">
                <text:p>0.174122304</text:p>
              </table:table-cell>
              <table:table-cell office:value-type="float" office:value="0.01659936">
                <text:p>0.01659936</text:p>
              </table:table-cell>
              <table:table-cell office:value-type="float" office:value="0.0001700413125">
                <text:p>0.0001700413125</text:p>
              </table:table-cell>
              <table:table-cell office:value-type="float" office:value="0.0000162103125">
                <text:p>0.0000162103125</text:p>
              </table:table-cell>
              <table:table-cell office:value-type="float" office:value="1.774475409">
                <text:p>1.774475409</text:p>
              </table:table-cell>
              <table:table-cell office:value-type="float" office:value="0.660571474">
                <text:p>0.660571474</text:p>
              </table:table-cell>
              <table:table-cell office:value-type="float" office:value="3.866184269">
                <text:p>3.866184269</text:p>
              </table:table-cell>
              <table:table-cell office:value-type="float" office:value="21.138287168">
                <text:p>21.138287168</text:p>
              </table:table-cell>
              <table:table-cell office:value-type="float" office:value="123.717896608">
                <text:p>123.717896608</text:p>
              </table:table-cell>
              <table:table-cell office:value-type="float" office:value="0.0206428585625">
                <text:p>0.0206428585625</text:p>
              </table:table-cell>
              <table:table-cell office:value-type="float" office:value="0.12081825840625">
                <text:p>0.12081825840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356147">
                <text:p>0.000356147</text:p>
              </table:table-cell>
              <table:table-cell office:value-type="float" office:value="0.004604015">
                <text:p>0.004604015</text:p>
              </table:table-cell>
              <table:table-cell office:value-type="float" office:value="0.001139262">
                <text:p>0.001139262</text:p>
              </table:table-cell>
              <table:table-cell office:value-type="float" office:value="0.151932495">
                <text:p>0.151932495</text:p>
              </table:table-cell>
              <table:table-cell office:value-type="float" office:value="0.037595646">
                <text:p>0.037595646</text:p>
              </table:table-cell>
              <table:table-cell office:value-type="float" office:value="0.000139515606060606">
                <text:p>0.000139515606060606</text:p>
              </table:table-cell>
              <table:table-cell office:value-type="float" office:value="0.0000345230909090909">
                <text:p>0.0000345230909090909</text:p>
              </table:table-cell>
              <table:table-cell office:value-type="float" office:value="2.057860261">
                <text:p>2.057860261</text:p>
              </table:table-cell>
              <table:table-cell office:value-type="float" office:value="1.220411908">
                <text:p>1.220411908</text:p>
              </table:table-cell>
              <table:table-cell office:value-type="float" office:value="3.472745344">
                <text:p>3.472745344</text:p>
              </table:table-cell>
              <table:table-cell office:value-type="float" office:value="40.273592964">
                <text:p>40.273592964</text:p>
              </table:table-cell>
              <table:table-cell office:value-type="float" office:value="114.600596352">
                <text:p>114.600596352</text:p>
              </table:table-cell>
              <table:table-cell office:value-type="float" office:value="0.036982179030303">
                <text:p>0.036982179030303</text:p>
              </table:table-cell>
              <table:table-cell office:value-type="float" office:value="0.105234707393939">
                <text:p>0.1052347073939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354864">
                <text:p>0.000354864</text:p>
              </table:table-cell>
              <table:table-cell office:value-type="float" office:value="0.00355933">
                <text:p>0.00355933</text:p>
              </table:table-cell>
              <table:table-cell office:value-type="float" office:value="0.001195026">
                <text:p>0.001195026</text:p>
              </table:table-cell>
              <table:table-cell office:value-type="float" office:value="0.12101722">
                <text:p>0.12101722</text:p>
              </table:table-cell>
              <table:table-cell office:value-type="float" office:value="0.040630884">
                <text:p>0.040630884</text:p>
              </table:table-cell>
              <table:table-cell office:value-type="float" office:value="0.000104686176470588">
                <text:p>0.000104686176470588</text:p>
              </table:table-cell>
              <table:table-cell office:value-type="float" office:value="0.0000351478235294118">
                <text:p>0.0000351478235294118</text:p>
              </table:table-cell>
              <table:table-cell office:value-type="float" office:value="1.914686379">
                <text:p>1.914686379</text:p>
              </table:table-cell>
              <table:table-cell office:value-type="float" office:value="1.890532332">
                <text:p>1.890532332</text:p>
              </table:table-cell>
              <table:table-cell office:value-type="float" office:value="2.695901198">
                <text:p>2.695901198</text:p>
              </table:table-cell>
              <table:table-cell office:value-type="float" office:value="64.278099288">
                <text:p>64.278099288</text:p>
              </table:table-cell>
              <table:table-cell office:value-type="float" office:value="91.660640732">
                <text:p>91.660640732</text:p>
              </table:table-cell>
              <table:table-cell office:value-type="float" office:value="0.0556038921176471">
                <text:p>0.0556038921176471</text:p>
              </table:table-cell>
              <table:table-cell office:value-type="float" office:value="0.0792912117058824">
                <text:p>0.07929121170588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266739">
                <text:p>0.000266739</text:p>
              </table:table-cell>
              <table:table-cell office:value-type="float" office:value="0.004909527">
                <text:p>0.004909527</text:p>
              </table:table-cell>
              <table:table-cell office:value-type="float" office:value="0.001328506">
                <text:p>0.001328506</text:p>
              </table:table-cell>
              <table:table-cell office:value-type="float" office:value="0.171833445">
                <text:p>0.171833445</text:p>
              </table:table-cell>
              <table:table-cell office:value-type="float" office:value="0.04649771">
                <text:p>0.04649771</text:p>
              </table:table-cell>
              <table:table-cell office:value-type="float" office:value="0.0001402722">
                <text:p>0.0001402722</text:p>
              </table:table-cell>
              <table:table-cell office:value-type="float" office:value="0.0000379573142857143">
                <text:p>0.0000379573142857143</text:p>
              </table:table-cell>
              <table:table-cell office:value-type="float" office:value="1.979906774">
                <text:p>1.979906774</text:p>
              </table:table-cell>
              <table:table-cell office:value-type="float" office:value="2.562708365">
                <text:p>2.562708365</text:p>
              </table:table-cell>
              <table:table-cell office:value-type="float" office:value="2.00377002">
                <text:p>2.00377002</text:p>
              </table:table-cell>
              <table:table-cell office:value-type="float" office:value="89.694792775">
                <text:p>89.694792775</text:p>
              </table:table-cell>
              <table:table-cell office:value-type="float" office:value="70.1319507">
                <text:p>70.1319507</text:p>
              </table:table-cell>
              <table:table-cell office:value-type="float" office:value="0.073220239">
                <text:p>0.073220239</text:p>
              </table:table-cell>
              <table:table-cell office:value-type="float" office:value="0.057250572">
                <text:p>0.0572505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260157">
                <text:p>0.000260157</text:p>
              </table:table-cell>
              <table:table-cell office:value-type="float" office:value="0.005125601">
                <text:p>0.005125601</text:p>
              </table:table-cell>
              <table:table-cell office:value-type="float" office:value="0.002366749">
                <text:p>0.002366749</text:p>
              </table:table-cell>
              <table:table-cell office:value-type="float" office:value="0.184521636">
                <text:p>0.184521636</text:p>
              </table:table-cell>
              <table:table-cell office:value-type="float" office:value="0.085202964">
                <text:p>0.085202964</text:p>
              </table:table-cell>
              <table:table-cell office:value-type="float" office:value="0.000142377805555556">
                <text:p>0.000142377805555556</text:p>
              </table:table-cell>
              <table:table-cell office:value-type="float" office:value="0.0000657430277777778">
                <text:p>0.0000657430277777778</text:p>
              </table:table-cell>
              <table:table-cell office:value-type="float" office:value="2.070533149">
                <text:p>2.070533149</text:p>
              </table:table-cell>
              <table:table-cell office:value-type="float" office:value="0.000170038">
                <text:p>0.000170038</text:p>
              </table:table-cell>
              <table:table-cell office:value-type="float" office:value="5.118539686">
                <text:p>5.118539686</text:p>
              </table:table-cell>
              <table:table-cell office:value-type="float" office:value="0.006121368">
                <text:p>0.006121368</text:p>
              </table:table-cell>
              <table:table-cell office:value-type="float" office:value="184.267428696">
                <text:p>184.267428696</text:p>
              </table:table-cell>
              <table:table-cell office:value-type="float" office:value="0.00000472327777777778">
                <text:p>0.00000472327777777778</text:p>
              </table:table-cell>
              <table:table-cell office:value-type="float" office:value="0.142181657944444">
                <text:p>0.1421816579444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362589">
                <text:p>0.000362589</text:p>
              </table:table-cell>
              <table:table-cell office:value-type="float" office:value="0.006305258">
                <text:p>0.006305258</text:p>
              </table:table-cell>
              <table:table-cell office:value-type="float" office:value="0.000837427">
                <text:p>0.000837427</text:p>
              </table:table-cell>
              <table:table-cell office:value-type="float" office:value="0.233294546">
                <text:p>0.233294546</text:p>
              </table:table-cell>
              <table:table-cell office:value-type="float" office:value="0.030984799">
                <text:p>0.030984799</text:p>
              </table:table-cell>
              <table:table-cell office:value-type="float" office:value="0.000170412378378378">
                <text:p>0.000170412378378378</text:p>
              </table:table-cell>
              <table:table-cell office:value-type="float" office:value="0.0000226331621621622">
                <text:p>0.0000226331621621622</text:p>
              </table:table-cell>
              <table:table-cell office:value-type="float" office:value="1.9976396">
                <text:p>1.9976396</text:p>
              </table:table-cell>
              <table:table-cell office:value-type="float" office:value="0.000172353">
                <text:p>0.000172353</text:p>
              </table:table-cell>
              <table:table-cell office:value-type="float" office:value="4.317776881">
                <text:p>4.317776881</text:p>
              </table:table-cell>
              <table:table-cell office:value-type="float" office:value="0.006377061">
                <text:p>0.006377061</text:p>
              </table:table-cell>
              <table:table-cell office:value-type="float" office:value="159.757744597">
                <text:p>159.757744597</text:p>
              </table:table-cell>
              <table:table-cell office:value-type="float" office:value="0.00000465818918918919">
                <text:p>0.00000465818918918919</text:p>
              </table:table-cell>
              <table:table-cell office:value-type="float" office:value="0.116696672459459">
                <text:p>0.1166966724594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410578">
                <text:p>0.000410578</text:p>
              </table:table-cell>
              <table:table-cell office:value-type="float" office:value="0.002572503">
                <text:p>0.002572503</text:p>
              </table:table-cell>
              <table:table-cell office:value-type="float" office:value="0.001413675">
                <text:p>0.001413675</text:p>
              </table:table-cell>
              <table:table-cell office:value-type="float" office:value="0.097755114">
                <text:p>0.097755114</text:p>
              </table:table-cell>
              <table:table-cell office:value-type="float" office:value="0.05371965">
                <text:p>0.05371965</text:p>
              </table:table-cell>
              <table:table-cell office:value-type="float" office:value="0.000067697447368421">
                <text:p>0.000067697447368421</text:p>
              </table:table-cell>
              <table:table-cell office:value-type="float" office:value="0.0000372019736842105">
                <text:p>0.0000372019736842105</text:p>
              </table:table-cell>
              <table:table-cell office:value-type="float" office:value="1.885909087">
                <text:p>1.885909087</text:p>
              </table:table-cell>
              <table:table-cell office:value-type="float" office:value="0.000252763">
                <text:p>0.000252763</text:p>
              </table:table-cell>
              <table:table-cell office:value-type="float" office:value="4.07539005">
                <text:p>4.07539005</text:p>
              </table:table-cell>
              <table:table-cell office:value-type="float" office:value="0.009604994">
                <text:p>0.009604994</text:p>
              </table:table-cell>
              <table:table-cell office:value-type="float" office:value="154.8648219">
                <text:p>154.8648219</text:p>
              </table:table-cell>
              <table:table-cell office:value-type="float" office:value="0.00000665165789473684">
                <text:p>0.00000665165789473684</text:p>
              </table:table-cell>
              <table:table-cell office:value-type="float" office:value="0.107247106578947">
                <text:p>0.1072471065789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402894">
                <text:p>0.000402894</text:p>
              </table:table-cell>
              <table:table-cell office:value-type="float" office:value="0.004049458">
                <text:p>0.004049458</text:p>
              </table:table-cell>
              <table:table-cell office:value-type="float" office:value="0.000750515">
                <text:p>0.000750515</text:p>
              </table:table-cell>
              <table:table-cell office:value-type="float" office:value="0.157928862">
                <text:p>0.157928862</text:p>
              </table:table-cell>
              <table:table-cell office:value-type="float" office:value="0.029270085">
                <text:p>0.029270085</text:p>
              </table:table-cell>
              <table:table-cell office:value-type="float" office:value="0.000103832256410256">
                <text:p>0.000103832256410256</text:p>
              </table:table-cell>
              <table:table-cell office:value-type="float" office:value="0.0000192439743589744">
                <text:p>0.0000192439743589744</text:p>
              </table:table-cell>
              <table:table-cell office:value-type="float" office:value="2.163265478">
                <text:p>2.163265478</text:p>
              </table:table-cell>
              <table:table-cell office:value-type="float" office:value="0.000207408">
                <text:p>0.000207408</text:p>
              </table:table-cell>
              <table:table-cell office:value-type="float" office:value="4.146183284">
                <text:p>4.146183284</text:p>
              </table:table-cell>
              <table:table-cell office:value-type="float" office:value="0.008088912">
                <text:p>0.008088912</text:p>
              </table:table-cell>
              <table:table-cell office:value-type="float" office:value="161.701148076">
                <text:p>161.701148076</text:p>
              </table:table-cell>
              <table:table-cell office:value-type="float" office:value="0.00000531815384615385">
                <text:p>0.00000531815384615385</text:p>
              </table:table-cell>
              <table:table-cell office:value-type="float" office:value="0.106312391897436">
                <text:p>0.1063123918974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353812">
                <text:p>0.000353812</text:p>
              </table:table-cell>
              <table:table-cell office:value-type="float" office:value="0.008334575">
                <text:p>0.008334575</text:p>
              </table:table-cell>
              <table:table-cell office:value-type="float" office:value="0.000616153">
                <text:p>0.000616153</text:p>
              </table:table-cell>
              <table:table-cell office:value-type="float" office:value="0.333383">
                <text:p>0.333383</text:p>
              </table:table-cell>
              <table:table-cell office:value-type="float" office:value="0.02464612">
                <text:p>0.02464612</text:p>
              </table:table-cell>
              <table:table-cell office:value-type="float" office:value="0.000208364375">
                <text:p>0.000208364375</text:p>
              </table:table-cell>
              <table:table-cell office:value-type="float" office:value="0.000015403825">
                <text:p>0.000015403825</text:p>
              </table:table-cell>
              <table:table-cell office:value-type="float" office:value="2.077189971">
                <text:p>2.077189971</text:p>
              </table:table-cell>
              <table:table-cell office:value-type="float" office:value="0.000185046">
                <text:p>0.000185046</text:p>
              </table:table-cell>
              <table:table-cell office:value-type="float" office:value="4.021002325">
                <text:p>4.021002325</text:p>
              </table:table-cell>
              <table:table-cell office:value-type="float" office:value="0.00740184">
                <text:p>0.00740184</text:p>
              </table:table-cell>
              <table:table-cell office:value-type="float" office:value="160.840093">
                <text:p>160.840093</text:p>
              </table:table-cell>
              <table:table-cell office:value-type="float" office:value="0.00000462615">
                <text:p>0.00000462615</text:p>
              </table:table-cell>
              <table:table-cell office:value-type="float" office:value="0.100525058125">
                <text:p>0.100525058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338453">
                <text:p>0.000338453</text:p>
              </table:table-cell>
              <table:table-cell office:value-type="float" office:value="0.008132318">
                <text:p>0.008132318</text:p>
              </table:table-cell>
              <table:table-cell office:value-type="float" office:value="0.000532667">
                <text:p>0.000532667</text:p>
              </table:table-cell>
              <table:table-cell office:value-type="float" office:value="0.333425038">
                <text:p>0.333425038</text:p>
              </table:table-cell>
              <table:table-cell office:value-type="float" office:value="0.021839347">
                <text:p>0.021839347</text:p>
              </table:table-cell>
              <table:table-cell office:value-type="float" office:value="0.000198349219512195">
                <text:p>0.000198349219512195</text:p>
              </table:table-cell>
              <table:table-cell office:value-type="float" office:value="0.0000129918780487805">
                <text:p>0.0000129918780487805</text:p>
              </table:table-cell>
              <table:table-cell office:value-type="float" office:value="2.332512232">
                <text:p>2.332512232</text:p>
              </table:table-cell>
              <table:table-cell office:value-type="float" office:value="0.000179516">
                <text:p>0.000179516</text:p>
              </table:table-cell>
              <table:table-cell office:value-type="float" office:value="4.166566151">
                <text:p>4.166566151</text:p>
              </table:table-cell>
              <table:table-cell office:value-type="float" office:value="0.007360156">
                <text:p>0.007360156</text:p>
              </table:table-cell>
              <table:table-cell office:value-type="float" office:value="170.829212191">
                <text:p>170.829212191</text:p>
              </table:table-cell>
              <table:table-cell office:value-type="float" office:value="0.00000437843902439024">
                <text:p>0.00000437843902439024</text:p>
              </table:table-cell>
              <table:table-cell office:value-type="float" office:value="0.101623564658537">
                <text:p>0.1016235646585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381424">
                <text:p>0.000381424</text:p>
              </table:table-cell>
              <table:table-cell office:value-type="float" office:value="0.003405722">
                <text:p>0.003405722</text:p>
              </table:table-cell>
              <table:table-cell office:value-type="float" office:value="0.00141583">
                <text:p>0.00141583</text:p>
              </table:table-cell>
              <table:table-cell office:value-type="float" office:value="0.143040324">
                <text:p>0.143040324</text:p>
              </table:table-cell>
              <table:table-cell office:value-type="float" office:value="0.05946486">
                <text:p>0.05946486</text:p>
              </table:table-cell>
              <table:table-cell office:value-type="float" office:value="0.000081088619047619">
                <text:p>0.000081088619047619</text:p>
              </table:table-cell>
              <table:table-cell office:value-type="float" office:value="0.0000337102380952381">
                <text:p>0.0000337102380952381</text:p>
              </table:table-cell>
              <table:table-cell office:value-type="float" office:value="2.210519256">
                <text:p>2.210519256</text:p>
              </table:table-cell>
              <table:table-cell office:value-type="float" office:value="0.00018678">
                <text:p>0.00018678</text:p>
              </table:table-cell>
              <table:table-cell office:value-type="float" office:value="4.230727847">
                <text:p>4.230727847</text:p>
              </table:table-cell>
              <table:table-cell office:value-type="float" office:value="0.00784476">
                <text:p>0.00784476</text:p>
              </table:table-cell>
              <table:table-cell office:value-type="float" office:value="177.690569574">
                <text:p>177.690569574</text:p>
              </table:table-cell>
              <table:table-cell office:value-type="float" office:value="0.00000444714285714286">
                <text:p>0.00000444714285714286</text:p>
              </table:table-cell>
              <table:table-cell office:value-type="float" office:value="0.100731615404762">
                <text:p>0.1007316154047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416881">
                <text:p>0.000416881</text:p>
              </table:table-cell>
              <table:table-cell office:value-type="float" office:value="0.00343646">
                <text:p>0.00343646</text:p>
              </table:table-cell>
              <table:table-cell office:value-type="float" office:value="0.000698237">
                <text:p>0.000698237</text:p>
              </table:table-cell>
              <table:table-cell office:value-type="float" office:value="0.14776778">
                <text:p>0.14776778</text:p>
              </table:table-cell>
              <table:table-cell office:value-type="float" office:value="0.030024191">
                <text:p>0.030024191</text:p>
              </table:table-cell>
              <table:table-cell office:value-type="float" office:value="0.0000799176744186046">
                <text:p>0.0000799176744186046</text:p>
              </table:table-cell>
              <table:table-cell office:value-type="float" office:value="0.0000162380697674419">
                <text:p>0.0000162380697674419</text:p>
              </table:table-cell>
              <table:table-cell office:value-type="float" office:value="2.136829807">
                <text:p>2.136829807</text:p>
              </table:table-cell>
              <table:table-cell office:value-type="float" office:value="0.00018179">
                <text:p>0.00018179</text:p>
              </table:table-cell>
              <table:table-cell office:value-type="float" office:value="4.227990198">
                <text:p>4.227990198</text:p>
              </table:table-cell>
              <table:table-cell office:value-type="float" office:value="0.00781697">
                <text:p>0.00781697</text:p>
              </table:table-cell>
              <table:table-cell office:value-type="float" office:value="181.803578514">
                <text:p>181.803578514</text:p>
              </table:table-cell>
              <table:table-cell office:value-type="float" office:value="0.00000422767441860465">
                <text:p>0.00000422767441860465</text:p>
              </table:table-cell>
              <table:table-cell office:value-type="float" office:value="0.0983253534418605">
                <text:p>0.09832535344186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37959">
                <text:p>0.00037959</text:p>
              </table:table-cell>
              <table:table-cell office:value-type="float" office:value="0.006492499">
                <text:p>0.006492499</text:p>
              </table:table-cell>
              <table:table-cell office:value-type="float" office:value="0.000601746">
                <text:p>0.000601746</text:p>
              </table:table-cell>
              <table:table-cell office:value-type="float" office:value="0.285669956">
                <text:p>0.285669956</text:p>
              </table:table-cell>
              <table:table-cell office:value-type="float" office:value="0.026476824">
                <text:p>0.026476824</text:p>
              </table:table-cell>
              <table:table-cell office:value-type="float" office:value="0.000147556795454545">
                <text:p>0.000147556795454545</text:p>
              </table:table-cell>
              <table:table-cell office:value-type="float" office:value="0.0000136760454545455">
                <text:p>0.0000136760454545455</text:p>
              </table:table-cell>
              <table:table-cell office:value-type="float" office:value="2.141249288">
                <text:p>2.141249288</text:p>
              </table:table-cell>
              <table:table-cell office:value-type="float" office:value="0.00024552">
                <text:p>0.00024552</text:p>
              </table:table-cell>
              <table:table-cell office:value-type="float" office:value="4.224335601">
                <text:p>4.224335601</text:p>
              </table:table-cell>
              <table:table-cell office:value-type="float" office:value="0.01080288">
                <text:p>0.01080288</text:p>
              </table:table-cell>
              <table:table-cell office:value-type="float" office:value="185.870766444">
                <text:p>185.870766444</text:p>
              </table:table-cell>
              <table:table-cell office:value-type="float" office:value="0.00000558">
                <text:p>0.00000558</text:p>
              </table:table-cell>
              <table:table-cell office:value-type="float" office:value="0.0960076272954546">
                <text:p>0.09600762729545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375994">
                <text:p>0.000375994</text:p>
              </table:table-cell>
              <table:table-cell office:value-type="float" office:value="0.000583842">
                <text:p>0.000583842</text:p>
              </table:table-cell>
              <table:table-cell office:value-type="float" office:value="0.002118334">
                <text:p>0.002118334</text:p>
              </table:table-cell>
              <table:table-cell office:value-type="float" office:value="0.02627289">
                <text:p>0.02627289</text:p>
              </table:table-cell>
              <table:table-cell office:value-type="float" office:value="0.09532503">
                <text:p>0.09532503</text:p>
              </table:table-cell>
              <table:table-cell office:value-type="float" office:value="0.0000129742666666667">
                <text:p>0.0000129742666666667</text:p>
              </table:table-cell>
              <table:table-cell office:value-type="float" office:value="0.0000470740888888889">
                <text:p>0.0000470740888888889</text:p>
              </table:table-cell>
              <table:table-cell office:value-type="float" office:value="1.974989006">
                <text:p>1.974989006</text:p>
              </table:table-cell>
              <table:table-cell office:value-type="float" office:value="0.000280004">
                <text:p>0.000280004</text:p>
              </table:table-cell>
              <table:table-cell office:value-type="float" office:value="4.354838417">
                <text:p>4.354838417</text:p>
              </table:table-cell>
              <table:table-cell office:value-type="float" office:value="0.01260018">
                <text:p>0.01260018</text:p>
              </table:table-cell>
              <table:table-cell office:value-type="float" office:value="195.967728765">
                <text:p>195.967728765</text:p>
              </table:table-cell>
              <table:table-cell office:value-type="float" office:value="0.00000622231111111111">
                <text:p>0.00000622231111111111</text:p>
              </table:table-cell>
              <table:table-cell office:value-type="float" office:value="0.0967741870444444">
                <text:p>0.09677418704444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322774">
                <text:p>0.000322774</text:p>
              </table:table-cell>
              <table:table-cell office:value-type="float" office:value="0.00341491">
                <text:p>0.00341491</text:p>
              </table:table-cell>
              <table:table-cell office:value-type="float" office:value="0.000953604">
                <text:p>0.000953604</text:p>
              </table:table-cell>
              <table:table-cell office:value-type="float" office:value="0.15708586">
                <text:p>0.15708586</text:p>
              </table:table-cell>
              <table:table-cell office:value-type="float" office:value="0.043865784">
                <text:p>0.043865784</text:p>
              </table:table-cell>
              <table:table-cell office:value-type="float" office:value="0.0000742371739130435">
                <text:p>0.0000742371739130435</text:p>
              </table:table-cell>
              <table:table-cell office:value-type="float" office:value="0.0000207305217391304">
                <text:p>0.0000207305217391304</text:p>
              </table:table-cell>
              <table:table-cell office:value-type="float" office:value="1.856729866">
                <text:p>1.856729866</text:p>
              </table:table-cell>
              <table:table-cell office:value-type="float" office:value="0.000268352">
                <text:p>0.000268352</text:p>
              </table:table-cell>
              <table:table-cell office:value-type="float" office:value="4.33689303">
                <text:p>4.33689303</text:p>
              </table:table-cell>
              <table:table-cell office:value-type="float" office:value="0.012344192">
                <text:p>0.012344192</text:p>
              </table:table-cell>
              <table:table-cell office:value-type="float" office:value="199.49707938">
                <text:p>199.49707938</text:p>
              </table:table-cell>
              <table:table-cell office:value-type="float" office:value="0.00000583373913043478">
                <text:p>0.00000583373913043478</text:p>
              </table:table-cell>
              <table:table-cell office:value-type="float" office:value="0.0942802832608696">
                <text:p>0.09428028326086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420928">
                <text:p>0.000420928</text:p>
              </table:table-cell>
              <table:table-cell office:value-type="float" office:value="0.004780325">
                <text:p>0.004780325</text:p>
              </table:table-cell>
              <table:table-cell office:value-type="float" office:value="0.000678139">
                <text:p>0.000678139</text:p>
              </table:table-cell>
              <table:table-cell office:value-type="float" office:value="0.224675275">
                <text:p>0.224675275</text:p>
              </table:table-cell>
              <table:table-cell office:value-type="float" office:value="0.031872533">
                <text:p>0.031872533</text:p>
              </table:table-cell>
              <table:table-cell office:value-type="float" office:value="0.000101709042553191">
                <text:p>0.000101709042553191</text:p>
              </table:table-cell>
              <table:table-cell office:value-type="float" office:value="0.0000144284893617021">
                <text:p>0.0000144284893617021</text:p>
              </table:table-cell>
              <table:table-cell office:value-type="float" office:value="1.827902284">
                <text:p>1.827902284</text:p>
              </table:table-cell>
              <table:table-cell office:value-type="float" office:value="0.00027822">
                <text:p>0.00027822</text:p>
              </table:table-cell>
              <table:table-cell office:value-type="float" office:value="4.449465003">
                <text:p>4.449465003</text:p>
              </table:table-cell>
              <table:table-cell office:value-type="float" office:value="0.01307634">
                <text:p>0.01307634</text:p>
              </table:table-cell>
              <table:table-cell office:value-type="float" office:value="209.124855141">
                <text:p>209.124855141</text:p>
              </table:table-cell>
              <table:table-cell office:value-type="float" office:value="0.00000591957446808511">
                <text:p>0.00000591957446808511</text:p>
              </table:table-cell>
              <table:table-cell office:value-type="float" office:value="0.0946694681489362">
                <text:p>0.09466946814893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374721">
                <text:p>0.000374721</text:p>
              </table:table-cell>
              <table:table-cell office:value-type="float" office:value="0.003352464">
                <text:p>0.003352464</text:p>
              </table:table-cell>
              <table:table-cell office:value-type="float" office:value="0.000821047">
                <text:p>0.000821047</text:p>
              </table:table-cell>
              <table:table-cell office:value-type="float" office:value="0.160918272">
                <text:p>0.160918272</text:p>
              </table:table-cell>
              <table:table-cell office:value-type="float" office:value="0.039410256">
                <text:p>0.039410256</text:p>
              </table:table-cell>
              <table:table-cell office:value-type="float" office:value="0.000069843">
                <text:p>0.000069843</text:p>
              </table:table-cell>
              <table:table-cell office:value-type="float" office:value="0.0000171051458333333">
                <text:p>0.0000171051458333333</text:p>
              </table:table-cell>
              <table:table-cell office:value-type="float" office:value="1.818031814">
                <text:p>1.818031814</text:p>
              </table:table-cell>
              <table:table-cell office:value-type="float" office:value="0.000318115">
                <text:p>0.000318115</text:p>
              </table:table-cell>
              <table:table-cell office:value-type="float" office:value="4.31480833">
                <text:p>4.31480833</text:p>
              </table:table-cell>
              <table:table-cell office:value-type="float" office:value="0.01526952">
                <text:p>0.01526952</text:p>
              </table:table-cell>
              <table:table-cell office:value-type="float" office:value="207.11079984">
                <text:p>207.11079984</text:p>
              </table:table-cell>
              <table:table-cell office:value-type="float" office:value="0.00000662739583333333">
                <text:p>0.00000662739583333333</text:p>
              </table:table-cell>
              <table:table-cell office:value-type="float" office:value="0.0898918402083334">
                <text:p>0.08989184020833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362448">
                <text:p>0.000362448</text:p>
              </table:table-cell>
              <table:table-cell office:value-type="float" office:value="0.003341703">
                <text:p>0.003341703</text:p>
              </table:table-cell>
              <table:table-cell office:value-type="float" office:value="0.001137128">
                <text:p>0.001137128</text:p>
              </table:table-cell>
              <table:table-cell office:value-type="float" office:value="0.163743447">
                <text:p>0.163743447</text:p>
              </table:table-cell>
              <table:table-cell office:value-type="float" office:value="0.055719272">
                <text:p>0.055719272</text:p>
              </table:table-cell>
              <table:table-cell office:value-type="float" office:value="0.0000681980204081633">
                <text:p>0.0000681980204081633</text:p>
              </table:table-cell>
              <table:table-cell office:value-type="float" office:value="0.000023206693877551">
                <text:p>0.000023206693877551</text:p>
              </table:table-cell>
              <table:table-cell office:value-type="float" office:value="2.089502745">
                <text:p>2.089502745</text:p>
              </table:table-cell>
              <table:table-cell office:value-type="float" office:value="0.000358932">
                <text:p>0.000358932</text:p>
              </table:table-cell>
              <table:table-cell office:value-type="float" office:value="4.30891255">
                <text:p>4.30891255</text:p>
              </table:table-cell>
              <table:table-cell office:value-type="float" office:value="0.017587668">
                <text:p>0.017587668</text:p>
              </table:table-cell>
              <table:table-cell office:value-type="float" office:value="211.13671495">
                <text:p>211.13671495</text:p>
              </table:table-cell>
              <table:table-cell office:value-type="float" office:value="0.00000732514285714286">
                <text:p>0.00000732514285714286</text:p>
              </table:table-cell>
              <table:table-cell office:value-type="float" office:value="0.0879369908163265">
                <text:p>0.08793699081632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356918">
                <text:p>0.000356918</text:p>
              </table:table-cell>
              <table:table-cell office:value-type="float" office:value="0.007226833">
                <text:p>0.007226833</text:p>
              </table:table-cell>
              <table:table-cell office:value-type="float" office:value="0.000466523">
                <text:p>0.000466523</text:p>
              </table:table-cell>
              <table:table-cell office:value-type="float" office:value="0.36134165">
                <text:p>0.36134165</text:p>
              </table:table-cell>
              <table:table-cell office:value-type="float" office:value="0.02332615">
                <text:p>0.02332615</text:p>
              </table:table-cell>
              <table:table-cell office:value-type="float" office:value="0.00014453666">
                <text:p>0.00014453666</text:p>
              </table:table-cell>
              <table:table-cell office:value-type="float" office:value="0.00000933046">
                <text:p>0.00000933046</text:p>
              </table:table-cell>
              <table:table-cell office:value-type="float" office:value="1.765310202">
                <text:p>1.765310202</text:p>
              </table:table-cell>
              <table:table-cell office:value-type="float" office:value="0.000461433">
                <text:p>0.000461433</text:p>
              </table:table-cell>
              <table:table-cell office:value-type="float" office:value="4.498772979">
                <text:p>4.498772979</text:p>
              </table:table-cell>
              <table:table-cell office:value-type="float" office:value="0.02307165">
                <text:p>0.02307165</text:p>
              </table:table-cell>
              <table:table-cell office:value-type="float" office:value="224.93864895">
                <text:p>224.93864895</text:p>
              </table:table-cell>
              <table:table-cell office:value-type="float" office:value="0.00000922866">
                <text:p>0.00000922866</text:p>
              </table:table-cell>
              <table:table-cell office:value-type="float" office:value="0.08997545958">
                <text:p>0.089975459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333654">
                <text:p>0.000333654</text:p>
              </table:table-cell>
              <table:table-cell office:value-type="float" office:value="0.003130598">
                <text:p>0.003130598</text:p>
              </table:table-cell>
              <table:table-cell office:value-type="float" office:value="0.000895295">
                <text:p>0.000895295</text:p>
              </table:table-cell>
              <table:table-cell office:value-type="float" office:value="0.159660498">
                <text:p>0.159660498</text:p>
              </table:table-cell>
              <table:table-cell office:value-type="float" office:value="0.045660045">
                <text:p>0.045660045</text:p>
              </table:table-cell>
              <table:table-cell office:value-type="float" office:value="0.0000613842745098039">
                <text:p>0.0000613842745098039</text:p>
              </table:table-cell>
              <table:table-cell office:value-type="float" office:value="0.0000175548039215686">
                <text:p>0.0000175548039215686</text:p>
              </table:table-cell>
              <table:table-cell office:value-type="float" office:value="1.871994717">
                <text:p>1.871994717</text:p>
              </table:table-cell>
              <table:table-cell office:value-type="float" office:value="0.000989802">
                <text:p>0.000989802</text:p>
              </table:table-cell>
              <table:table-cell office:value-type="float" office:value="4.414192602">
                <text:p>4.414192602</text:p>
              </table:table-cell>
              <table:table-cell office:value-type="float" office:value="0.050479902">
                <text:p>0.050479902</text:p>
              </table:table-cell>
              <table:table-cell office:value-type="float" office:value="225.123822702">
                <text:p>225.123822702</text:p>
              </table:table-cell>
              <table:table-cell office:value-type="float" office:value="0.0000194078823529412">
                <text:p>0.0000194078823529412</text:p>
              </table:table-cell>
              <table:table-cell office:value-type="float" office:value="0.0865527961176471">
                <text:p>0.08655279611764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336349">
                <text:p>0.000336349</text:p>
              </table:table-cell>
              <table:table-cell office:value-type="float" office:value="0.003138984">
                <text:p>0.003138984</text:p>
              </table:table-cell>
              <table:table-cell office:value-type="float" office:value="0.000599271">
                <text:p>0.000599271</text:p>
              </table:table-cell>
              <table:table-cell office:value-type="float" office:value="0.163227168">
                <text:p>0.163227168</text:p>
              </table:table-cell>
              <table:table-cell office:value-type="float" office:value="0.031162092">
                <text:p>0.031162092</text:p>
              </table:table-cell>
              <table:table-cell office:value-type="float" office:value="0.0000603650769230769">
                <text:p>0.0000603650769230769</text:p>
              </table:table-cell>
              <table:table-cell office:value-type="float" office:value="0.0000115244423076923">
                <text:p>0.0000115244423076923</text:p>
              </table:table-cell>
              <table:table-cell office:value-type="float" office:value="1.956058503">
                <text:p>1.956058503</text:p>
              </table:table-cell>
              <table:table-cell office:value-type="float" office:value="0.00079605">
                <text:p>0.00079605</text:p>
              </table:table-cell>
              <table:table-cell office:value-type="float" office:value="4.562896126">
                <text:p>4.562896126</text:p>
              </table:table-cell>
              <table:table-cell office:value-type="float" office:value="0.0413946">
                <text:p>0.0413946</text:p>
              </table:table-cell>
              <table:table-cell office:value-type="float" office:value="237.270598552">
                <text:p>237.270598552</text:p>
              </table:table-cell>
              <table:table-cell office:value-type="float" office:value="0.0000153086538461538">
                <text:p>0.0000153086538461538</text:p>
              </table:table-cell>
              <table:table-cell office:value-type="float" office:value="0.0877480024230769">
                <text:p>0.08774800242307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412893">
                <text:p>0.000412893</text:p>
              </table:table-cell>
              <table:table-cell office:value-type="float" office:value="0.003276181">
                <text:p>0.003276181</text:p>
              </table:table-cell>
              <table:table-cell office:value-type="float" office:value="0.001299421">
                <text:p>0.001299421</text:p>
              </table:table-cell>
              <table:table-cell office:value-type="float" office:value="0.173637593">
                <text:p>0.173637593</text:p>
              </table:table-cell>
              <table:table-cell office:value-type="float" office:value="0.068869313">
                <text:p>0.068869313</text:p>
              </table:table-cell>
              <table:table-cell office:value-type="float" office:value="0.0000618147358490566">
                <text:p>0.0000618147358490566</text:p>
              </table:table-cell>
              <table:table-cell office:value-type="float" office:value="0.0000245173773584906">
                <text:p>0.0000245173773584906</text:p>
              </table:table-cell>
              <table:table-cell office:value-type="float" office:value="1.961724146">
                <text:p>1.961724146</text:p>
              </table:table-cell>
              <table:table-cell office:value-type="float" office:value="0.001302418">
                <text:p>0.001302418</text:p>
              </table:table-cell>
              <table:table-cell office:value-type="float" office:value="4.642918982">
                <text:p>4.642918982</text:p>
              </table:table-cell>
              <table:table-cell office:value-type="float" office:value="0.069028154">
                <text:p>0.069028154</text:p>
              </table:table-cell>
              <table:table-cell office:value-type="float" office:value="246.074706046">
                <text:p>246.074706046</text:p>
              </table:table-cell>
              <table:table-cell office:value-type="float" office:value="0.0000245739245283019">
                <text:p>0.0000245739245283019</text:p>
              </table:table-cell>
              <table:table-cell office:value-type="float" office:value="0.0876022449433962">
                <text:p>0.08760224494339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380102">
                <text:p>0.000380102</text:p>
              </table:table-cell>
              <table:table-cell office:value-type="float" office:value="0.003261133">
                <text:p>0.003261133</text:p>
              </table:table-cell>
              <table:table-cell office:value-type="float" office:value="0.001734124">
                <text:p>0.001734124</text:p>
              </table:table-cell>
              <table:table-cell office:value-type="float" office:value="0.176101182">
                <text:p>0.176101182</text:p>
              </table:table-cell>
              <table:table-cell office:value-type="float" office:value="0.093642696">
                <text:p>0.093642696</text:p>
              </table:table-cell>
              <table:table-cell office:value-type="float" office:value="0.0000603913518518519">
                <text:p>0.0000603913518518519</text:p>
              </table:table-cell>
              <table:table-cell office:value-type="float" office:value="0.0000321134074074074">
                <text:p>0.0000321134074074074</text:p>
              </table:table-cell>
              <table:table-cell office:value-type="float" office:value="2.144761186">
                <text:p>2.144761186</text:p>
              </table:table-cell>
              <table:table-cell office:value-type="float" office:value="0.002645229">
                <text:p>0.002645229</text:p>
              </table:table-cell>
              <table:table-cell office:value-type="float" office:value="4.812291856">
                <text:p>4.812291856</text:p>
              </table:table-cell>
              <table:table-cell office:value-type="float" office:value="0.142842366">
                <text:p>0.142842366</text:p>
              </table:table-cell>
              <table:table-cell office:value-type="float" office:value="259.863760224">
                <text:p>259.863760224</text:p>
              </table:table-cell>
              <table:table-cell office:value-type="float" office:value="0.0000489857222222222">
                <text:p>0.0000489857222222222</text:p>
              </table:table-cell>
              <table:table-cell office:value-type="float" office:value="0.0891165158518519">
                <text:p>0.08911651585185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356497">
                <text:p>0.000356497</text:p>
              </table:table-cell>
              <table:table-cell office:value-type="float" office:value="0.006208808">
                <text:p>0.006208808</text:p>
              </table:table-cell>
              <table:table-cell office:value-type="float" office:value="0.000556882">
                <text:p>0.000556882</text:p>
              </table:table-cell>
              <table:table-cell office:value-type="float" office:value="0.34148444">
                <text:p>0.34148444</text:p>
              </table:table-cell>
              <table:table-cell office:value-type="float" office:value="0.03062851">
                <text:p>0.03062851</text:p>
              </table:table-cell>
              <table:table-cell office:value-type="float" office:value="0.000112887418181818">
                <text:p>0.000112887418181818</text:p>
              </table:table-cell>
              <table:table-cell office:value-type="float" office:value="0.0000101251272727273">
                <text:p>0.0000101251272727273</text:p>
              </table:table-cell>
              <table:table-cell office:value-type="float" office:value="2.10001715">
                <text:p>2.10001715</text:p>
              </table:table-cell>
              <table:table-cell office:value-type="float" office:value="0.011329831">
                <text:p>0.011329831</text:p>
              </table:table-cell>
              <table:table-cell office:value-type="float" office:value="4.75297866">
                <text:p>4.75297866</text:p>
              </table:table-cell>
              <table:table-cell office:value-type="float" office:value="0.623140705">
                <text:p>0.623140705</text:p>
              </table:table-cell>
              <table:table-cell office:value-type="float" office:value="261.4138263">
                <text:p>261.4138263</text:p>
              </table:table-cell>
              <table:table-cell office:value-type="float" office:value="0.000205996927272727">
                <text:p>0.000205996927272727</text:p>
              </table:table-cell>
              <table:table-cell office:value-type="float" office:value="0.0864177938181818">
                <text:p>0.08641779381818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356437">
                <text:p>0.000356437</text:p>
              </table:table-cell>
              <table:table-cell office:value-type="float" office:value="0.003630834">
                <text:p>0.003630834</text:p>
              </table:table-cell>
              <table:table-cell office:value-type="float" office:value="0.002779442">
                <text:p>0.002779442</text:p>
              </table:table-cell>
              <table:table-cell office:value-type="float" office:value="0.203326704">
                <text:p>0.203326704</text:p>
              </table:table-cell>
              <table:table-cell office:value-type="float" office:value="0.155648752">
                <text:p>0.155648752</text:p>
              </table:table-cell>
              <table:table-cell office:value-type="float" office:value="0.0000648363214285714">
                <text:p>0.0000648363214285714</text:p>
              </table:table-cell>
              <table:table-cell office:value-type="float" office:value="0.0000496328928571429">
                <text:p>0.0000496328928571429</text:p>
              </table:table-cell>
              <table:table-cell office:value-type="float" office:value="2.001885653">
                <text:p>2.001885653</text:p>
              </table:table-cell>
              <table:table-cell office:value-type="float" office:value="0.013575874">
                <text:p>0.013575874</text:p>
              </table:table-cell>
              <table:table-cell office:value-type="float" office:value="4.817990627">
                <text:p>4.817990627</text:p>
              </table:table-cell>
              <table:table-cell office:value-type="float" office:value="0.760248944">
                <text:p>0.760248944</text:p>
              </table:table-cell>
              <table:table-cell office:value-type="float" office:value="269.807475112">
                <text:p>269.807475112</text:p>
              </table:table-cell>
              <table:table-cell office:value-type="float" office:value="0.000242426321428571">
                <text:p>0.000242426321428571</text:p>
              </table:table-cell>
              <table:table-cell office:value-type="float" office:value="0.0860355469107143">
                <text:p>0.08603554691071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343513">
                <text:p>0.000343513</text:p>
              </table:table-cell>
              <table:table-cell office:value-type="float" office:value="0.002959939">
                <text:p>0.002959939</text:p>
              </table:table-cell>
              <table:table-cell office:value-type="float" office:value="0.001520655">
                <text:p>0.001520655</text:p>
              </table:table-cell>
              <table:table-cell office:value-type="float" office:value="0.168716523">
                <text:p>0.168716523</text:p>
              </table:table-cell>
              <table:table-cell office:value-type="float" office:value="0.086677335">
                <text:p>0.086677335</text:p>
              </table:table-cell>
              <table:table-cell office:value-type="float" office:value="0.0000519287543859649">
                <text:p>0.0000519287543859649</text:p>
              </table:table-cell>
              <table:table-cell office:value-type="float" office:value="0.0000266781578947368">
                <text:p>0.0000266781578947368</text:p>
              </table:table-cell>
              <table:table-cell office:value-type="float" office:value="2.02922346">
                <text:p>2.02922346</text:p>
              </table:table-cell>
              <table:table-cell office:value-type="float" office:value="0.035571463">
                <text:p>0.035571463</text:p>
              </table:table-cell>
              <table:table-cell office:value-type="float" office:value="4.814665609">
                <text:p>4.814665609</text:p>
              </table:table-cell>
              <table:table-cell office:value-type="float" office:value="2.027573391">
                <text:p>2.027573391</text:p>
              </table:table-cell>
              <table:table-cell office:value-type="float" office:value="274.435939713">
                <text:p>274.435939713</text:p>
              </table:table-cell>
              <table:table-cell office:value-type="float" office:value="0.000624060754385965">
                <text:p>0.000624060754385965</text:p>
              </table:table-cell>
              <table:table-cell office:value-type="float" office:value="0.0844678177017544">
                <text:p>0.08446781770175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344826">
                <text:p>0.000344826</text:p>
              </table:table-cell>
              <table:table-cell office:value-type="float" office:value="0.003154183">
                <text:p>0.003154183</text:p>
              </table:table-cell>
              <table:table-cell office:value-type="float" office:value="0.001967031">
                <text:p>0.001967031</text:p>
              </table:table-cell>
              <table:table-cell office:value-type="float" office:value="0.182942614">
                <text:p>0.182942614</text:p>
              </table:table-cell>
              <table:table-cell office:value-type="float" office:value="0.114087798">
                <text:p>0.114087798</text:p>
              </table:table-cell>
              <table:table-cell office:value-type="float" office:value="0.0000543824655172414">
                <text:p>0.0000543824655172414</text:p>
              </table:table-cell>
              <table:table-cell office:value-type="float" office:value="0.0000339143275862069">
                <text:p>0.0000339143275862069</text:p>
              </table:table-cell>
              <table:table-cell office:value-type="float" office:value="2.02182209">
                <text:p>2.02182209</text:p>
              </table:table-cell>
              <table:table-cell office:value-type="float" office:value="0.057024378">
                <text:p>0.057024378</text:p>
              </table:table-cell>
              <table:table-cell office:value-type="float" office:value="4.884513502">
                <text:p>4.884513502</text:p>
              </table:table-cell>
              <table:table-cell office:value-type="float" office:value="3.307413924">
                <text:p>3.307413924</text:p>
              </table:table-cell>
              <table:table-cell office:value-type="float" office:value="283.301783116">
                <text:p>283.301783116</text:p>
              </table:table-cell>
              <table:table-cell office:value-type="float" office:value="0.000983178931034483">
                <text:p>0.000983178931034483</text:p>
              </table:table-cell>
              <table:table-cell office:value-type="float" office:value="0.0842157500344828">
                <text:p>0.08421575003448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335448">
                <text:p>0.000335448</text:p>
              </table:table-cell>
              <table:table-cell office:value-type="float" office:value="0.004898177">
                <text:p>0.004898177</text:p>
              </table:table-cell>
              <table:table-cell office:value-type="float" office:value="0.001464611">
                <text:p>0.001464611</text:p>
              </table:table-cell>
              <table:table-cell office:value-type="float" office:value="0.288992443">
                <text:p>0.288992443</text:p>
              </table:table-cell>
              <table:table-cell office:value-type="float" office:value="0.086412049">
                <text:p>0.086412049</text:p>
              </table:table-cell>
              <table:table-cell office:value-type="float" office:value="0.0000830199491525424">
                <text:p>0.0000830199491525424</text:p>
              </table:table-cell>
              <table:table-cell office:value-type="float" office:value="0.0000248239152542373">
                <text:p>0.0000248239152542373</text:p>
              </table:table-cell>
              <table:table-cell office:value-type="float" office:value="2.090054699">
                <text:p>2.090054699</text:p>
              </table:table-cell>
              <table:table-cell office:value-type="float" office:value="0.092281202">
                <text:p>0.092281202</text:p>
              </table:table-cell>
              <table:table-cell office:value-type="float" office:value="4.814032949">
                <text:p>4.814032949</text:p>
              </table:table-cell>
              <table:table-cell office:value-type="float" office:value="5.444590918">
                <text:p>5.444590918</text:p>
              </table:table-cell>
              <table:table-cell office:value-type="float" office:value="284.027943991">
                <text:p>284.027943991</text:p>
              </table:table-cell>
              <table:table-cell office:value-type="float" office:value="0.00156408816949153">
                <text:p>0.00156408816949153</text:p>
              </table:table-cell>
              <table:table-cell office:value-type="float" office:value="0.0815937787966102">
                <text:p>0.08159377879661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380351">
                <text:p>0.000380351</text:p>
              </table:table-cell>
              <table:table-cell office:value-type="float" office:value="0.006118581">
                <text:p>0.006118581</text:p>
              </table:table-cell>
              <table:table-cell office:value-type="float" office:value="0.001405319">
                <text:p>0.001405319</text:p>
              </table:table-cell>
              <table:table-cell office:value-type="float" office:value="0.36711486">
                <text:p>0.36711486</text:p>
              </table:table-cell>
              <table:table-cell office:value-type="float" office:value="0.08431914">
                <text:p>0.08431914</text:p>
              </table:table-cell>
              <table:table-cell office:value-type="float" office:value="0.00010197635">
                <text:p>0.00010197635</text:p>
              </table:table-cell>
              <table:table-cell office:value-type="float" office:value="0.0000234219833333333">
                <text:p>0.0000234219833333333</text:p>
              </table:table-cell>
              <table:table-cell office:value-type="float" office:value="2.032064777">
                <text:p>2.032064777</text:p>
              </table:table-cell>
              <table:table-cell office:value-type="float" office:value="0.148923481">
                <text:p>0.148923481</text:p>
              </table:table-cell>
              <table:table-cell office:value-type="float" office:value="4.951126877">
                <text:p>4.951126877</text:p>
              </table:table-cell>
              <table:table-cell office:value-type="float" office:value="8.93540886">
                <text:p>8.93540886</text:p>
              </table:table-cell>
              <table:table-cell office:value-type="float" office:value="297.06761262">
                <text:p>297.06761262</text:p>
              </table:table-cell>
              <table:table-cell office:value-type="float" office:value="0.00248205801666667">
                <text:p>0.00248205801666667</text:p>
              </table:table-cell>
              <table:table-cell office:value-type="float" office:value="0.0825187812833334">
                <text:p>0.08251878128333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347741">
                <text:p>0.000347741</text:p>
              </table:table-cell>
              <table:table-cell office:value-type="float" office:value="0.007008676">
                <text:p>0.007008676</text:p>
              </table:table-cell>
              <table:table-cell office:value-type="float" office:value="0.001439163">
                <text:p>0.001439163</text:p>
              </table:table-cell>
              <table:table-cell office:value-type="float" office:value="0.427529236">
                <text:p>0.427529236</text:p>
              </table:table-cell>
              <table:table-cell office:value-type="float" office:value="0.087788943">
                <text:p>0.087788943</text:p>
              </table:table-cell>
              <table:table-cell office:value-type="float" office:value="0.000114896327868852">
                <text:p>0.000114896327868852</text:p>
              </table:table-cell>
              <table:table-cell office:value-type="float" office:value="0.0000235928360655738">
                <text:p>0.0000235928360655738</text:p>
              </table:table-cell>
              <table:table-cell office:value-type="float" office:value="2.12000166">
                <text:p>2.12000166</text:p>
              </table:table-cell>
              <table:table-cell office:value-type="float" office:value="0.234864098">
                <text:p>0.234864098</text:p>
              </table:table-cell>
              <table:table-cell office:value-type="float" office:value="4.677250696">
                <text:p>4.677250696</text:p>
              </table:table-cell>
              <table:table-cell office:value-type="float" office:value="14.326709978">
                <text:p>14.326709978</text:p>
              </table:table-cell>
              <table:table-cell office:value-type="float" office:value="285.312292456">
                <text:p>285.312292456</text:p>
              </table:table-cell>
              <table:table-cell office:value-type="float" office:value="0.0038502311147541">
                <text:p>0.0038502311147541</text:p>
              </table:table-cell>
              <table:table-cell office:value-type="float" office:value="0.0766762409180328">
                <text:p>0.07667624091803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479918">
                <text:p>0.000479918</text:p>
              </table:table-cell>
              <table:table-cell office:value-type="float" office:value="0.002872045">
                <text:p>0.002872045</text:p>
              </table:table-cell>
              <table:table-cell office:value-type="float" office:value="0.001638116">
                <text:p>0.001638116</text:p>
              </table:table-cell>
              <table:table-cell office:value-type="float" office:value="0.17806679">
                <text:p>0.17806679</text:p>
              </table:table-cell>
              <table:table-cell office:value-type="float" office:value="0.101563192">
                <text:p>0.101563192</text:p>
              </table:table-cell>
              <table:table-cell office:value-type="float" office:value="0.0000463233064516129">
                <text:p>0.0000463233064516129</text:p>
              </table:table-cell>
              <table:table-cell office:value-type="float" office:value="0.0000264212258064516">
                <text:p>0.0000264212258064516</text:p>
              </table:table-cell>
              <table:table-cell office:value-type="float" office:value="2.131066637">
                <text:p>2.131066637</text:p>
              </table:table-cell>
              <table:table-cell office:value-type="float" office:value="0.334517897">
                <text:p>0.334517897</text:p>
              </table:table-cell>
              <table:table-cell office:value-type="float" office:value="4.695007708">
                <text:p>4.695007708</text:p>
              </table:table-cell>
              <table:table-cell office:value-type="float" office:value="20.740109614">
                <text:p>20.740109614</text:p>
              </table:table-cell>
              <table:table-cell office:value-type="float" office:value="291.090477896">
                <text:p>291.090477896</text:p>
              </table:table-cell>
              <table:table-cell office:value-type="float" office:value="0.0053954499516129">
                <text:p>0.0053954499516129</text:p>
              </table:table-cell>
              <table:table-cell office:value-type="float" office:value="0.0757259307741936">
                <text:p>0.07572593077419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344154">
                <text:p>0.000344154</text:p>
              </table:table-cell>
              <table:table-cell office:value-type="float" office:value="0.002448142">
                <text:p>0.002448142</text:p>
              </table:table-cell>
              <table:table-cell office:value-type="float" office:value="0.001568345">
                <text:p>0.001568345</text:p>
              </table:table-cell>
              <table:table-cell office:value-type="float" office:value="0.154232946">
                <text:p>0.154232946</text:p>
              </table:table-cell>
              <table:table-cell office:value-type="float" office:value="0.098805735">
                <text:p>0.098805735</text:p>
              </table:table-cell>
              <table:table-cell office:value-type="float" office:value="0.0000388593968253968">
                <text:p>0.0000388593968253968</text:p>
              </table:table-cell>
              <table:table-cell office:value-type="float" office:value="0.0000248943650793651">
                <text:p>0.0000248943650793651</text:p>
              </table:table-cell>
              <table:table-cell office:value-type="float" office:value="2.17365798">
                <text:p>2.17365798</text:p>
              </table:table-cell>
              <table:table-cell office:value-type="float" office:value="0.472041776">
                <text:p>0.472041776</text:p>
              </table:table-cell>
              <table:table-cell office:value-type="float" office:value="4.476332516">
                <text:p>4.476332516</text:p>
              </table:table-cell>
              <table:table-cell office:value-type="float" office:value="29.738631888">
                <text:p>29.738631888</text:p>
              </table:table-cell>
              <table:table-cell office:value-type="float" office:value="282.008948508">
                <text:p>282.008948508</text:p>
              </table:table-cell>
              <table:table-cell office:value-type="float" office:value="0.00749272660317461">
                <text:p>0.00749272660317461</text:p>
              </table:table-cell>
              <table:table-cell office:value-type="float" office:value="0.0710528970793651">
                <text:p>0.07105289707936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389319">
                <text:p>0.000389319</text:p>
              </table:table-cell>
              <table:table-cell office:value-type="float" office:value="0.003203635">
                <text:p>0.003203635</text:p>
              </table:table-cell>
              <table:table-cell office:value-type="float" office:value="0.001921846">
                <text:p>0.001921846</text:p>
              </table:table-cell>
              <table:table-cell office:value-type="float" office:value="0.20503264">
                <text:p>0.20503264</text:p>
              </table:table-cell>
              <table:table-cell office:value-type="float" office:value="0.122998144">
                <text:p>0.122998144</text:p>
              </table:table-cell>
              <table:table-cell office:value-type="float" office:value="0.000050056796875">
                <text:p>0.000050056796875</text:p>
              </table:table-cell>
              <table:table-cell office:value-type="float" office:value="0.00003002884375">
                <text:p>0.00003002884375</text:p>
              </table:table-cell>
              <table:table-cell office:value-type="float" office:value="2.130784905">
                <text:p>2.130784905</text:p>
              </table:table-cell>
              <table:table-cell office:value-type="float" office:value="0.683089656">
                <text:p>0.683089656</text:p>
              </table:table-cell>
              <table:table-cell office:value-type="float" office:value="4.381938084">
                <text:p>4.381938084</text:p>
              </table:table-cell>
              <table:table-cell office:value-type="float" office:value="43.717737984">
                <text:p>43.717737984</text:p>
              </table:table-cell>
              <table:table-cell office:value-type="float" office:value="280.444037376">
                <text:p>280.444037376</text:p>
              </table:table-cell>
              <table:table-cell office:value-type="float" office:value="0.010673275875">
                <text:p>0.010673275875</text:p>
              </table:table-cell>
              <table:table-cell office:value-type="float" office:value="0.0684677825625">
                <text:p>0.0684677825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339976">
                <text:p>0.000339976</text:p>
              </table:table-cell>
              <table:table-cell office:value-type="float" office:value="0.003144655">
                <text:p>0.003144655</text:p>
              </table:table-cell>
              <table:table-cell office:value-type="float" office:value="0.00188617">
                <text:p>0.00188617</text:p>
              </table:table-cell>
              <table:table-cell office:value-type="float" office:value="0.204402575">
                <text:p>0.204402575</text:p>
              </table:table-cell>
              <table:table-cell office:value-type="float" office:value="0.12260105">
                <text:p>0.12260105</text:p>
              </table:table-cell>
              <table:table-cell office:value-type="float" office:value="0.0000483793076923077">
                <text:p>0.0000483793076923077</text:p>
              </table:table-cell>
              <table:table-cell office:value-type="float" office:value="0.000029018">
                <text:p>0.000029018</text:p>
              </table:table-cell>
              <table:table-cell office:value-type="float" office:value="2.130360932">
                <text:p>2.130360932</text:p>
              </table:table-cell>
              <table:table-cell office:value-type="float" office:value="0.889499235">
                <text:p>0.889499235</text:p>
              </table:table-cell>
              <table:table-cell office:value-type="float" office:value="4.071244663">
                <text:p>4.071244663</text:p>
              </table:table-cell>
              <table:table-cell office:value-type="float" office:value="57.817450275">
                <text:p>57.817450275</text:p>
              </table:table-cell>
              <table:table-cell office:value-type="float" office:value="264.630903095">
                <text:p>264.630903095</text:p>
              </table:table-cell>
              <table:table-cell office:value-type="float" office:value="0.0136846036153846">
                <text:p>0.0136846036153846</text:p>
              </table:table-cell>
              <table:table-cell office:value-type="float" office:value="0.0626345332769231">
                <text:p>0.06263453327692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345086">
                <text:p>0.000345086</text:p>
              </table:table-cell>
              <table:table-cell office:value-type="float" office:value="0.00058212">
                <text:p>0.00058212</text:p>
              </table:table-cell>
              <table:table-cell office:value-type="float" office:value="0.002909564">
                <text:p>0.002909564</text:p>
              </table:table-cell>
              <table:table-cell office:value-type="float" office:value="0.03841992">
                <text:p>0.03841992</text:p>
              </table:table-cell>
              <table:table-cell office:value-type="float" office:value="0.192031224">
                <text:p>0.192031224</text:p>
              </table:table-cell>
              <table:table-cell office:value-type="float" office:value="0.00000882">
                <text:p>0.00000882</text:p>
              </table:table-cell>
              <table:table-cell office:value-type="float" office:value="0.000044084303030303">
                <text:p>0.000044084303030303</text:p>
              </table:table-cell>
              <table:table-cell office:value-type="float" office:value="2.235648816">
                <text:p>2.235648816</text:p>
              </table:table-cell>
              <table:table-cell office:value-type="float" office:value="1.273193743">
                <text:p>1.273193743</text:p>
              </table:table-cell>
              <table:table-cell office:value-type="float" office:value="3.813587602">
                <text:p>3.813587602</text:p>
              </table:table-cell>
              <table:table-cell office:value-type="float" office:value="84.030787038">
                <text:p>84.030787038</text:p>
              </table:table-cell>
              <table:table-cell office:value-type="float" office:value="251.696781732">
                <text:p>251.696781732</text:p>
              </table:table-cell>
              <table:table-cell office:value-type="float" office:value="0.0192908142878788">
                <text:p>0.0192908142878788</text:p>
              </table:table-cell>
              <table:table-cell office:value-type="float" office:value="0.0577816303333333">
                <text:p>0.057781630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328094">
                <text:p>0.000328094</text:p>
              </table:table-cell>
              <table:table-cell office:value-type="float" office:value="0.002731211">
                <text:p>0.002731211</text:p>
              </table:table-cell>
              <table:table-cell office:value-type="float" office:value="0.001702706">
                <text:p>0.001702706</text:p>
              </table:table-cell>
              <table:table-cell office:value-type="float" office:value="0.182991137">
                <text:p>0.182991137</text:p>
              </table:table-cell>
              <table:table-cell office:value-type="float" office:value="0.114081302">
                <text:p>0.114081302</text:p>
              </table:table-cell>
              <table:table-cell office:value-type="float" office:value="0.0000407643432835821">
                <text:p>0.0000407643432835821</text:p>
              </table:table-cell>
              <table:table-cell office:value-type="float" office:value="0.0000254135223880597">
                <text:p>0.0000254135223880597</text:p>
              </table:table-cell>
              <table:table-cell office:value-type="float" office:value="2.236398301">
                <text:p>2.236398301</text:p>
              </table:table-cell>
              <table:table-cell office:value-type="float" office:value="1.624366349">
                <text:p>1.624366349</text:p>
              </table:table-cell>
              <table:table-cell office:value-type="float" office:value="3.348684576">
                <text:p>3.348684576</text:p>
              </table:table-cell>
              <table:table-cell office:value-type="float" office:value="108.832545383">
                <text:p>108.832545383</text:p>
              </table:table-cell>
              <table:table-cell office:value-type="float" office:value="224.361866592">
                <text:p>224.361866592</text:p>
              </table:table-cell>
              <table:table-cell office:value-type="float" office:value="0.0242442738656716">
                <text:p>0.0242442738656716</text:p>
              </table:table-cell>
              <table:table-cell office:value-type="float" office:value="0.0499803668059702">
                <text:p>0.04998036680597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341208">
                <text:p>0.000341208</text:p>
              </table:table-cell>
              <table:table-cell office:value-type="float" office:value="0.004731864">
                <text:p>0.004731864</text:p>
              </table:table-cell>
              <table:table-cell office:value-type="float" office:value="0.00106332">
                <text:p>0.00106332</text:p>
              </table:table-cell>
              <table:table-cell office:value-type="float" office:value="0.321766752">
                <text:p>0.321766752</text:p>
              </table:table-cell>
              <table:table-cell office:value-type="float" office:value="0.07230576">
                <text:p>0.07230576</text:p>
              </table:table-cell>
              <table:table-cell office:value-type="float" office:value="0.0000695862352941176">
                <text:p>0.0000695862352941176</text:p>
              </table:table-cell>
              <table:table-cell office:value-type="float" office:value="0.0000156370588235294">
                <text:p>0.0000156370588235294</text:p>
              </table:table-cell>
              <table:table-cell office:value-type="float" office:value="2.287015146">
                <text:p>2.287015146</text:p>
              </table:table-cell>
              <table:table-cell office:value-type="float" office:value="1.976013684">
                <text:p>1.976013684</text:p>
              </table:table-cell>
              <table:table-cell office:value-type="float" office:value="3.010944499">
                <text:p>3.010944499</text:p>
              </table:table-cell>
              <table:table-cell office:value-type="float" office:value="134.368930512">
                <text:p>134.368930512</text:p>
              </table:table-cell>
              <table:table-cell office:value-type="float" office:value="204.744225932">
                <text:p>204.744225932</text:p>
              </table:table-cell>
              <table:table-cell office:value-type="float" office:value="0.0290590247647059">
                <text:p>0.0290590247647059</text:p>
              </table:table-cell>
              <table:table-cell office:value-type="float" office:value="0.0442785955735294">
                <text:p>0.04427859557352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330679">
                <text:p>0.000330679</text:p>
              </table:table-cell>
              <table:table-cell office:value-type="float" office:value="0.002854652">
                <text:p>0.002854652</text:p>
              </table:table-cell>
              <table:table-cell office:value-type="float" office:value="0.001359794">
                <text:p>0.001359794</text:p>
              </table:table-cell>
              <table:table-cell office:value-type="float" office:value="0.196970988">
                <text:p>0.196970988</text:p>
              </table:table-cell>
              <table:table-cell office:value-type="float" office:value="0.093825786">
                <text:p>0.093825786</text:p>
              </table:table-cell>
              <table:table-cell office:value-type="float" office:value="0.000041371768115942">
                <text:p>0.000041371768115942</text:p>
              </table:table-cell>
              <table:table-cell office:value-type="float" office:value="0.0000197071594202899">
                <text:p>0.0000197071594202899</text:p>
              </table:table-cell>
              <table:table-cell office:value-type="float" office:value="2.355249007">
                <text:p>2.355249007</text:p>
              </table:table-cell>
              <table:table-cell office:value-type="float" office:value="2.4522273">
                <text:p>2.4522273</text:p>
              </table:table-cell>
              <table:table-cell office:value-type="float" office:value="2.67104473">
                <text:p>2.67104473</text:p>
              </table:table-cell>
              <table:table-cell office:value-type="float" office:value="169.2036837">
                <text:p>169.2036837</text:p>
              </table:table-cell>
              <table:table-cell office:value-type="float" office:value="184.30208637">
                <text:p>184.30208637</text:p>
              </table:table-cell>
              <table:table-cell office:value-type="float" office:value="0.0355395260869565">
                <text:p>0.0355395260869565</text:p>
              </table:table-cell>
              <table:table-cell office:value-type="float" office:value="0.0387107931884058">
                <text:p>0.03871079318840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324657">
                <text:p>0.000324657</text:p>
              </table:table-cell>
              <table:table-cell office:value-type="float" office:value="0.003470465">
                <text:p>0.003470465</text:p>
              </table:table-cell>
              <table:table-cell office:value-type="float" office:value="0.001313168">
                <text:p>0.001313168</text:p>
              </table:table-cell>
              <table:table-cell office:value-type="float" office:value="0.24293255">
                <text:p>0.24293255</text:p>
              </table:table-cell>
              <table:table-cell office:value-type="float" office:value="0.09192176">
                <text:p>0.09192176</text:p>
              </table:table-cell>
              <table:table-cell office:value-type="float" office:value="0.0000495780714285714">
                <text:p>0.0000495780714285714</text:p>
              </table:table-cell>
              <table:table-cell office:value-type="float" office:value="0.0000187595428571429">
                <text:p>0.0000187595428571429</text:p>
              </table:table-cell>
              <table:table-cell office:value-type="float" office:value="2.244134751">
                <text:p>2.244134751</text:p>
              </table:table-cell>
              <table:table-cell office:value-type="float" office:value="2.777596952">
                <text:p>2.777596952</text:p>
              </table:table-cell>
              <table:table-cell office:value-type="float" office:value="2.225177476">
                <text:p>2.225177476</text:p>
              </table:table-cell>
              <table:table-cell office:value-type="float" office:value="194.43178664">
                <text:p>194.43178664</text:p>
              </table:table-cell>
              <table:table-cell office:value-type="float" office:value="155.76242332">
                <text:p>155.76242332</text:p>
              </table:table-cell>
              <table:table-cell office:value-type="float" office:value="0.0396799564571429">
                <text:p>0.0396799564571429</text:p>
              </table:table-cell>
              <table:table-cell office:value-type="float" office:value="0.0317882496571428">
                <text:p>0.03178824965714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331951">
                <text:p>0.000331951</text:p>
              </table:table-cell>
              <table:table-cell office:value-type="float" office:value="0.010648187">
                <text:p>0.010648187</text:p>
              </table:table-cell>
              <table:table-cell office:value-type="float" office:value="0.000872823">
                <text:p>0.000872823</text:p>
              </table:table-cell>
              <table:table-cell office:value-type="float" office:value="0.756021277">
                <text:p>0.756021277</text:p>
              </table:table-cell>
              <table:table-cell office:value-type="float" office:value="0.061970433">
                <text:p>0.061970433</text:p>
              </table:table-cell>
              <table:table-cell office:value-type="float" office:value="0.000149974464788732">
                <text:p>0.000149974464788732</text:p>
              </table:table-cell>
              <table:table-cell office:value-type="float" office:value="0.0000122932816901408">
                <text:p>0.0000122932816901408</text:p>
              </table:table-cell>
              <table:table-cell office:value-type="float" office:value="2.230366378">
                <text:p>2.230366378</text:p>
              </table:table-cell>
              <table:table-cell office:value-type="float" office:value="0.000202349">
                <text:p>0.000202349</text:p>
              </table:table-cell>
              <table:table-cell office:value-type="float" office:value="4.456057136">
                <text:p>4.456057136</text:p>
              </table:table-cell>
              <table:table-cell office:value-type="float" office:value="0.014366779">
                <text:p>0.014366779</text:p>
              </table:table-cell>
              <table:table-cell office:value-type="float" office:value="316.380056656">
                <text:p>316.380056656</text:p>
              </table:table-cell>
              <table:table-cell office:value-type="float" office:value="0.00000284998591549296">
                <text:p>0.00000284998591549296</text:p>
              </table:table-cell>
              <table:table-cell office:value-type="float" office:value="0.0627613681126761">
                <text:p>0.06276136811267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321652">
                <text:p>0.000321652</text:p>
              </table:table-cell>
              <table:table-cell office:value-type="float" office:value="0.002777528">
                <text:p>0.002777528</text:p>
              </table:table-cell>
              <table:table-cell office:value-type="float" office:value="0.000536294">
                <text:p>0.000536294</text:p>
              </table:table-cell>
              <table:table-cell office:value-type="float" office:value="0.199982016">
                <text:p>0.199982016</text:p>
              </table:table-cell>
              <table:table-cell office:value-type="float" office:value="0.038613168">
                <text:p>0.038613168</text:p>
              </table:table-cell>
              <table:table-cell office:value-type="float" office:value="0.0000385767777777778">
                <text:p>0.0000385767777777778</text:p>
              </table:table-cell>
              <table:table-cell office:value-type="float" office:value="0.00000744852777777778">
                <text:p>0.00000744852777777778</text:p>
              </table:table-cell>
              <table:table-cell office:value-type="float" office:value="2.430821004">
                <text:p>2.430821004</text:p>
              </table:table-cell>
              <table:table-cell office:value-type="float" office:value="0.000260848">
                <text:p>0.000260848</text:p>
              </table:table-cell>
              <table:table-cell office:value-type="float" office:value="4.356611328">
                <text:p>4.356611328</text:p>
              </table:table-cell>
              <table:table-cell office:value-type="float" office:value="0.018781056">
                <text:p>0.018781056</text:p>
              </table:table-cell>
              <table:table-cell office:value-type="float" office:value="313.676015616">
                <text:p>313.676015616</text:p>
              </table:table-cell>
              <table:table-cell office:value-type="float" office:value="0.00000362288888888889">
                <text:p>0.00000362288888888889</text:p>
              </table:table-cell>
              <table:table-cell office:value-type="float" office:value="0.0605084906666667">
                <text:p>0.060508490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337792">
                <text:p>0.000337792</text:p>
              </table:table-cell>
              <table:table-cell office:value-type="float" office:value="0.001190418">
                <text:p>0.001190418</text:p>
              </table:table-cell>
              <table:table-cell office:value-type="float" office:value="0.00151768">
                <text:p>0.00151768</text:p>
              </table:table-cell>
              <table:table-cell office:value-type="float" office:value="0.086900514">
                <text:p>0.086900514</text:p>
              </table:table-cell>
              <table:table-cell office:value-type="float" office:value="0.11079064">
                <text:p>0.11079064</text:p>
              </table:table-cell>
              <table:table-cell office:value-type="float" office:value="0.000016307095890411">
                <text:p>0.000016307095890411</text:p>
              </table:table-cell>
              <table:table-cell office:value-type="float" office:value="0.0000207901369863014">
                <text:p>0.0000207901369863014</text:p>
              </table:table-cell>
              <table:table-cell office:value-type="float" office:value="2.431104196">
                <text:p>2.431104196</text:p>
              </table:table-cell>
              <table:table-cell office:value-type="float" office:value="0.000590324">
                <text:p>0.000590324</text:p>
              </table:table-cell>
              <table:table-cell office:value-type="float" office:value="4.326046992">
                <text:p>4.326046992</text:p>
              </table:table-cell>
              <table:table-cell office:value-type="float" office:value="0.043093652">
                <text:p>0.043093652</text:p>
              </table:table-cell>
              <table:table-cell office:value-type="float" office:value="315.801430416">
                <text:p>315.801430416</text:p>
              </table:table-cell>
              <table:table-cell office:value-type="float" office:value="0.0000080866301369863">
                <text:p>0.0000080866301369863</text:p>
              </table:table-cell>
              <table:table-cell office:value-type="float" office:value="0.0592609176986301">
                <text:p>0.05926091769863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341539">
                <text:p>0.000341539</text:p>
              </table:table-cell>
              <table:table-cell office:value-type="float" office:value="0.002571252">
                <text:p>0.002571252</text:p>
              </table:table-cell>
              <table:table-cell office:value-type="float" office:value="0.001500248">
                <text:p>0.001500248</text:p>
              </table:table-cell>
              <table:table-cell office:value-type="float" office:value="0.190272648">
                <text:p>0.190272648</text:p>
              </table:table-cell>
              <table:table-cell office:value-type="float" office:value="0.111018352">
                <text:p>0.111018352</text:p>
              </table:table-cell>
              <table:table-cell office:value-type="float" office:value="0.0000347466486486486">
                <text:p>0.0000347466486486486</text:p>
              </table:table-cell>
              <table:table-cell office:value-type="float" office:value="0.0000202736216216216">
                <text:p>0.0000202736216216216</text:p>
              </table:table-cell>
              <table:table-cell office:value-type="float" office:value="2.301685355">
                <text:p>2.301685355</text:p>
              </table:table-cell>
              <table:table-cell office:value-type="float" office:value="0.000246902">
                <text:p>0.000246902</text:p>
              </table:table-cell>
              <table:table-cell office:value-type="float" office:value="4.380061467">
                <text:p>4.380061467</text:p>
              </table:table-cell>
              <table:table-cell office:value-type="float" office:value="0.018270748">
                <text:p>0.018270748</text:p>
              </table:table-cell>
              <table:table-cell office:value-type="float" office:value="324.124548558">
                <text:p>324.124548558</text:p>
              </table:table-cell>
              <table:table-cell office:value-type="float" office:value="0.00000333651351351351">
                <text:p>0.00000333651351351351</text:p>
              </table:table-cell>
              <table:table-cell office:value-type="float" office:value="0.0591900198243243">
                <text:p>0.05919001982432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3364">
                <text:p>0.0003364</text:p>
              </table:table-cell>
              <table:table-cell office:value-type="float" office:value="0.006621853">
                <text:p>0.006621853</text:p>
              </table:table-cell>
              <table:table-cell office:value-type="float" office:value="0.000714928">
                <text:p>0.000714928</text:p>
              </table:table-cell>
              <table:table-cell office:value-type="float" office:value="0.496638975">
                <text:p>0.496638975</text:p>
              </table:table-cell>
              <table:table-cell office:value-type="float" office:value="0.0536196">
                <text:p>0.0536196</text:p>
              </table:table-cell>
              <table:table-cell office:value-type="float" office:value="0.0000882913733333333">
                <text:p>0.0000882913733333333</text:p>
              </table:table-cell>
              <table:table-cell office:value-type="float" office:value="0.00000953237333333333">
                <text:p>0.00000953237333333333</text:p>
              </table:table-cell>
              <table:table-cell office:value-type="float" office:value="2.298754933">
                <text:p>2.298754933</text:p>
              </table:table-cell>
              <table:table-cell office:value-type="float" office:value="0.000178193">
                <text:p>0.000178193</text:p>
              </table:table-cell>
              <table:table-cell office:value-type="float" office:value="4.351624121">
                <text:p>4.351624121</text:p>
              </table:table-cell>
              <table:table-cell office:value-type="float" office:value="0.013364475">
                <text:p>0.013364475</text:p>
              </table:table-cell>
              <table:table-cell office:value-type="float" office:value="326.371809075">
                <text:p>326.371809075</text:p>
              </table:table-cell>
              <table:table-cell office:value-type="float" office:value="0.00000237590666666667">
                <text:p>0.00000237590666666667</text:p>
              </table:table-cell>
              <table:table-cell office:value-type="float" office:value="0.0580216549466667">
                <text:p>0.05802165494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1307366">
                <text:p>0.001307366</text:p>
              </table:table-cell>
              <table:table-cell office:value-type="float" office:value="0.000503262">
                <text:p>0.000503262</text:p>
              </table:table-cell>
              <table:table-cell office:value-type="float" office:value="0.002210477">
                <text:p>0.002210477</text:p>
              </table:table-cell>
              <table:table-cell office:value-type="float" office:value="0.038247912">
                <text:p>0.038247912</text:p>
              </table:table-cell>
              <table:table-cell office:value-type="float" office:value="0.167996252">
                <text:p>0.167996252</text:p>
              </table:table-cell>
              <table:table-cell office:value-type="float" office:value="0.00000662186842105263">
                <text:p>0.00000662186842105263</text:p>
              </table:table-cell>
              <table:table-cell office:value-type="float" office:value="0.0000290852236842105">
                <text:p>0.0000290852236842105</text:p>
              </table:table-cell>
              <table:table-cell office:value-type="float" office:value="2.339783604">
                <text:p>2.339783604</text:p>
              </table:table-cell>
              <table:table-cell office:value-type="float" office:value="0.000250619">
                <text:p>0.000250619</text:p>
              </table:table-cell>
              <table:table-cell office:value-type="float" office:value="4.371632297">
                <text:p>4.371632297</text:p>
              </table:table-cell>
              <table:table-cell office:value-type="float" office:value="0.019047044">
                <text:p>0.019047044</text:p>
              </table:table-cell>
              <table:table-cell office:value-type="float" office:value="332.244054572">
                <text:p>332.244054572</text:p>
              </table:table-cell>
              <table:table-cell office:value-type="float" office:value="0.00000329761842105263">
                <text:p>0.00000329761842105263</text:p>
              </table:table-cell>
              <table:table-cell office:value-type="float" office:value="0.0575214775921053">
                <text:p>0.05752147759210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1226505">
                <text:p>0.001226505</text:p>
              </table:table-cell>
              <table:table-cell office:value-type="float" office:value="0.00549903">
                <text:p>0.00549903</text:p>
              </table:table-cell>
              <table:table-cell office:value-type="float" office:value="0.00048105">
                <text:p>0.00048105</text:p>
              </table:table-cell>
              <table:table-cell office:value-type="float" office:value="0.42342531">
                <text:p>0.42342531</text:p>
              </table:table-cell>
              <table:table-cell office:value-type="float" office:value="0.03704085">
                <text:p>0.03704085</text:p>
              </table:table-cell>
              <table:table-cell office:value-type="float" office:value="0.000071415974025974">
                <text:p>0.000071415974025974</text:p>
              </table:table-cell>
              <table:table-cell office:value-type="float" office:value="0.0000062474025974026">
                <text:p>0.0000062474025974026</text:p>
              </table:table-cell>
              <table:table-cell office:value-type="float" office:value="2.479400672">
                <text:p>2.479400672</text:p>
              </table:table-cell>
              <table:table-cell office:value-type="float" office:value="0.000259947">
                <text:p>0.000259947</text:p>
              </table:table-cell>
              <table:table-cell office:value-type="float" office:value="4.495558202">
                <text:p>4.495558202</text:p>
              </table:table-cell>
              <table:table-cell office:value-type="float" office:value="0.020015919">
                <text:p>0.020015919</text:p>
              </table:table-cell>
              <table:table-cell office:value-type="float" office:value="346.157981554">
                <text:p>346.157981554</text:p>
              </table:table-cell>
              <table:table-cell office:value-type="float" office:value="0.00000337593506493506">
                <text:p>0.00000337593506493506</text:p>
              </table:table-cell>
              <table:table-cell office:value-type="float" office:value="0.0583838727532468">
                <text:p>0.05838387275324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1245922">
                <text:p>0.001245922</text:p>
              </table:table-cell>
              <table:table-cell office:value-type="float" office:value="0.000442317">
                <text:p>0.000442317</text:p>
              </table:table-cell>
              <table:table-cell office:value-type="float" office:value="0.001347421">
                <text:p>0.001347421</text:p>
              </table:table-cell>
              <table:table-cell office:value-type="float" office:value="0.034500726">
                <text:p>0.034500726</text:p>
              </table:table-cell>
              <table:table-cell office:value-type="float" office:value="0.105098838">
                <text:p>0.105098838</text:p>
              </table:table-cell>
              <table:table-cell office:value-type="float" office:value="0.00000567073076923077">
                <text:p>0.00000567073076923077</text:p>
              </table:table-cell>
              <table:table-cell office:value-type="float" office:value="0.0000172746282051282">
                <text:p>0.0000172746282051282</text:p>
              </table:table-cell>
              <table:table-cell office:value-type="float" office:value="2.519716861">
                <text:p>2.519716861</text:p>
              </table:table-cell>
              <table:table-cell office:value-type="float" office:value="0.000209542">
                <text:p>0.000209542</text:p>
              </table:table-cell>
              <table:table-cell office:value-type="float" office:value="4.445897339">
                <text:p>4.445897339</text:p>
              </table:table-cell>
              <table:table-cell office:value-type="float" office:value="0.016344276">
                <text:p>0.016344276</text:p>
              </table:table-cell>
              <table:table-cell office:value-type="float" office:value="346.779992442">
                <text:p>346.779992442</text:p>
              </table:table-cell>
              <table:table-cell office:value-type="float" office:value="0.0000026864358974359">
                <text:p>0.0000026864358974359</text:p>
              </table:table-cell>
              <table:table-cell office:value-type="float" office:value="0.0569986838333333">
                <text:p>0.0569986838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1204574">
                <text:p>0.001204574</text:p>
              </table:table-cell>
              <table:table-cell office:value-type="float" office:value="0.001414587">
                <text:p>0.001414587</text:p>
              </table:table-cell>
              <table:table-cell office:value-type="float" office:value="0.000688569">
                <text:p>0.000688569</text:p>
              </table:table-cell>
              <table:table-cell office:value-type="float" office:value="0.111752373">
                <text:p>0.111752373</text:p>
              </table:table-cell>
              <table:table-cell office:value-type="float" office:value="0.054396951">
                <text:p>0.054396951</text:p>
              </table:table-cell>
              <table:table-cell office:value-type="float" office:value="0.000017906164556962">
                <text:p>0.000017906164556962</text:p>
              </table:table-cell>
              <table:table-cell office:value-type="float" office:value="0.00000871606329113924">
                <text:p>0.00000871606329113924</text:p>
              </table:table-cell>
              <table:table-cell office:value-type="float" office:value="1.867452396">
                <text:p>1.867452396</text:p>
              </table:table-cell>
              <table:table-cell office:value-type="float" office:value="0.000186969">
                <text:p>0.000186969</text:p>
              </table:table-cell>
              <table:table-cell office:value-type="float" office:value="4.510156215">
                <text:p>4.510156215</text:p>
              </table:table-cell>
              <table:table-cell office:value-type="float" office:value="0.014770551">
                <text:p>0.014770551</text:p>
              </table:table-cell>
              <table:table-cell office:value-type="float" office:value="356.302340985">
                <text:p>356.302340985</text:p>
              </table:table-cell>
              <table:table-cell office:value-type="float" office:value="0.00000236669620253165">
                <text:p>0.00000236669620253165</text:p>
              </table:table-cell>
              <table:table-cell office:value-type="float" office:value="0.057090585">
                <text:p>0.0570905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296636">
                <text:p>0.001296636</text:p>
              </table:table-cell>
              <table:table-cell office:value-type="float" office:value="0.000451835">
                <text:p>0.000451835</text:p>
              </table:table-cell>
              <table:table-cell office:value-type="float" office:value="0.002033335">
                <text:p>0.002033335</text:p>
              </table:table-cell>
              <table:table-cell office:value-type="float" office:value="0.0361468">
                <text:p>0.0361468</text:p>
              </table:table-cell>
              <table:table-cell office:value-type="float" office:value="0.1626668">
                <text:p>0.1626668</text:p>
              </table:table-cell>
              <table:table-cell office:value-type="float" office:value="0.0000056479375">
                <text:p>0.0000056479375</text:p>
              </table:table-cell>
              <table:table-cell office:value-type="float" office:value="0.0000254166875">
                <text:p>0.0000254166875</text:p>
              </table:table-cell>
              <table:table-cell office:value-type="float" office:value="1.852861908">
                <text:p>1.852861908</text:p>
              </table:table-cell>
              <table:table-cell office:value-type="float" office:value="0.000199073">
                <text:p>0.000199073</text:p>
              </table:table-cell>
              <table:table-cell office:value-type="float" office:value="4.50740046">
                <text:p>4.50740046</text:p>
              </table:table-cell>
              <table:table-cell office:value-type="float" office:value="0.01592584">
                <text:p>0.01592584</text:p>
              </table:table-cell>
              <table:table-cell office:value-type="float" office:value="360.5920368">
                <text:p>360.5920368</text:p>
              </table:table-cell>
              <table:table-cell office:value-type="float" office:value="0.0000024884125">
                <text:p>0.0000024884125</text:p>
              </table:table-cell>
              <table:table-cell office:value-type="float" office:value="0.05634250575">
                <text:p>0.056342505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286858">
                <text:p>0.001286858</text:p>
              </table:table-cell>
              <table:table-cell office:value-type="float" office:value="0.005369991">
                <text:p>0.005369991</text:p>
              </table:table-cell>
              <table:table-cell office:value-type="float" office:value="0.000580306">
                <text:p>0.000580306</text:p>
              </table:table-cell>
              <table:table-cell office:value-type="float" office:value="0.434969271">
                <text:p>0.434969271</text:p>
              </table:table-cell>
              <table:table-cell office:value-type="float" office:value="0.047004786">
                <text:p>0.047004786</text:p>
              </table:table-cell>
              <table:table-cell office:value-type="float" office:value="0.0000662961851851852">
                <text:p>0.0000662961851851852</text:p>
              </table:table-cell>
              <table:table-cell office:value-type="float" office:value="0.00000716427160493827">
                <text:p>0.00000716427160493827</text:p>
              </table:table-cell>
              <table:table-cell office:value-type="float" office:value="2.011834105">
                <text:p>2.011834105</text:p>
              </table:table-cell>
              <table:table-cell office:value-type="float" office:value="0.000174867">
                <text:p>0.000174867</text:p>
              </table:table-cell>
              <table:table-cell office:value-type="float" office:value="4.515078952">
                <text:p>4.515078952</text:p>
              </table:table-cell>
              <table:table-cell office:value-type="float" office:value="0.014164227">
                <text:p>0.014164227</text:p>
              </table:table-cell>
              <table:table-cell office:value-type="float" office:value="365.721395112">
                <text:p>365.721395112</text:p>
              </table:table-cell>
              <table:table-cell office:value-type="float" office:value="0.00000215885185185185">
                <text:p>0.00000215885185185185</text:p>
              </table:table-cell>
              <table:table-cell office:value-type="float" office:value="0.0557417154567901">
                <text:p>0.05574171545679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132474">
                <text:p>0.00132474</text:p>
              </table:table-cell>
              <table:table-cell office:value-type="float" office:value="0.005351004">
                <text:p>0.005351004</text:p>
              </table:table-cell>
              <table:table-cell office:value-type="float" office:value="0.000714046">
                <text:p>0.000714046</text:p>
              </table:table-cell>
              <table:table-cell office:value-type="float" office:value="0.438782328">
                <text:p>0.438782328</text:p>
              </table:table-cell>
              <table:table-cell office:value-type="float" office:value="0.058551772">
                <text:p>0.058551772</text:p>
              </table:table-cell>
              <table:table-cell office:value-type="float" office:value="0.0000652561463414634">
                <text:p>0.0000652561463414634</text:p>
              </table:table-cell>
              <table:table-cell office:value-type="float" office:value="0.00000870787804878049">
                <text:p>0.00000870787804878049</text:p>
              </table:table-cell>
              <table:table-cell office:value-type="float" office:value="1.960342019">
                <text:p>1.960342019</text:p>
              </table:table-cell>
              <table:table-cell office:value-type="float" office:value="0.000264104">
                <text:p>0.000264104</text:p>
              </table:table-cell>
              <table:table-cell office:value-type="float" office:value="4.548242819">
                <text:p>4.548242819</text:p>
              </table:table-cell>
              <table:table-cell office:value-type="float" office:value="0.021656528">
                <text:p>0.021656528</text:p>
              </table:table-cell>
              <table:table-cell office:value-type="float" office:value="372.955911158">
                <text:p>372.955911158</text:p>
              </table:table-cell>
              <table:table-cell office:value-type="float" office:value="0.00000322078048780488">
                <text:p>0.00000322078048780488</text:p>
              </table:table-cell>
              <table:table-cell office:value-type="float" office:value="0.0554663758414634">
                <text:p>0.05546637584146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76885">
                <text:p>0.00176885</text:p>
              </table:table-cell>
              <table:table-cell office:value-type="float" office:value="0.008814046">
                <text:p>0.008814046</text:p>
              </table:table-cell>
              <table:table-cell office:value-type="float" office:value="0.000407543">
                <text:p>0.000407543</text:p>
              </table:table-cell>
              <table:table-cell office:value-type="float" office:value="0.731565818">
                <text:p>0.731565818</text:p>
              </table:table-cell>
              <table:table-cell office:value-type="float" office:value="0.033826069">
                <text:p>0.033826069</text:p>
              </table:table-cell>
              <table:table-cell office:value-type="float" office:value="0.000106193325301205">
                <text:p>0.000106193325301205</text:p>
              </table:table-cell>
              <table:table-cell office:value-type="float" office:value="0.00000491015662650602">
                <text:p>0.00000491015662650602</text:p>
              </table:table-cell>
              <table:table-cell office:value-type="float" office:value="1.983107786">
                <text:p>1.983107786</text:p>
              </table:table-cell>
              <table:table-cell office:value-type="float" office:value="0.000247804">
                <text:p>0.000247804</text:p>
              </table:table-cell>
              <table:table-cell office:value-type="float" office:value="4.663372857">
                <text:p>4.663372857</text:p>
              </table:table-cell>
              <table:table-cell office:value-type="float" office:value="0.020567732">
                <text:p>0.020567732</text:p>
              </table:table-cell>
              <table:table-cell office:value-type="float" office:value="387.059947131">
                <text:p>387.059947131</text:p>
              </table:table-cell>
              <table:table-cell office:value-type="float" office:value="0.00000298559036144578">
                <text:p>0.00000298559036144578</text:p>
              </table:table-cell>
              <table:table-cell office:value-type="float" office:value="0.0561852151445783">
                <text:p>0.05618521514457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327174">
                <text:p>0.001327174</text:p>
              </table:table-cell>
              <table:table-cell office:value-type="float" office:value="0.005122176">
                <text:p>0.005122176</text:p>
              </table:table-cell>
              <table:table-cell office:value-type="float" office:value="0.000575036">
                <text:p>0.000575036</text:p>
              </table:table-cell>
              <table:table-cell office:value-type="float" office:value="0.430262784">
                <text:p>0.430262784</text:p>
              </table:table-cell>
              <table:table-cell office:value-type="float" office:value="0.048303024">
                <text:p>0.048303024</text:p>
              </table:table-cell>
              <table:table-cell office:value-type="float" office:value="0.0000609782857142857">
                <text:p>0.0000609782857142857</text:p>
              </table:table-cell>
              <table:table-cell office:value-type="float" office:value="0.00000684566666666667">
                <text:p>0.00000684566666666667</text:p>
              </table:table-cell>
              <table:table-cell office:value-type="float" office:value="1.971046182">
                <text:p>1.971046182</text:p>
              </table:table-cell>
              <table:table-cell office:value-type="float" office:value="0.00023506">
                <text:p>0.00023506</text:p>
              </table:table-cell>
              <table:table-cell office:value-type="float" office:value="4.665630905">
                <text:p>4.665630905</text:p>
              </table:table-cell>
              <table:table-cell office:value-type="float" office:value="0.01974504">
                <text:p>0.01974504</text:p>
              </table:table-cell>
              <table:table-cell office:value-type="float" office:value="391.91299602">
                <text:p>391.91299602</text:p>
              </table:table-cell>
              <table:table-cell office:value-type="float" office:value="0.00000279833333333333">
                <text:p>0.00000279833333333333</text:p>
              </table:table-cell>
              <table:table-cell office:value-type="float" office:value="0.0555432250595238">
                <text:p>0.05554322505952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1923685">
                <text:p>0.031923685</text:p>
              </table:table-cell>
              <table:table-cell office:value-type="float" office:value="0.000500747">
                <text:p>0.000500747</text:p>
              </table:table-cell>
              <table:table-cell office:value-type="float" office:value="0.002045759">
                <text:p>0.002045759</text:p>
              </table:table-cell>
              <table:table-cell office:value-type="float" office:value="0.042563495">
                <text:p>0.042563495</text:p>
              </table:table-cell>
              <table:table-cell office:value-type="float" office:value="0.173889515">
                <text:p>0.173889515</text:p>
              </table:table-cell>
              <table:table-cell office:value-type="float" office:value="0.00000589114117647059">
                <text:p>0.00000589114117647059</text:p>
              </table:table-cell>
              <table:table-cell office:value-type="float" office:value="0.0000240677529411765">
                <text:p>0.0000240677529411765</text:p>
              </table:table-cell>
              <table:table-cell office:value-type="float" office:value="2.086554559">
                <text:p>2.086554559</text:p>
              </table:table-cell>
              <table:table-cell office:value-type="float" office:value="0.00018684">
                <text:p>0.00018684</text:p>
              </table:table-cell>
              <table:table-cell office:value-type="float" office:value="4.610310614">
                <text:p>4.610310614</text:p>
              </table:table-cell>
              <table:table-cell office:value-type="float" office:value="0.0158814">
                <text:p>0.0158814</text:p>
              </table:table-cell>
              <table:table-cell office:value-type="float" office:value="391.87640219">
                <text:p>391.87640219</text:p>
              </table:table-cell>
              <table:table-cell office:value-type="float" office:value="0.00000219811764705882">
                <text:p>0.00000219811764705882</text:p>
              </table:table-cell>
              <table:table-cell office:value-type="float" office:value="0.0542389484">
                <text:p>0.05423894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331911">
                <text:p>0.000331911</text:p>
              </table:table-cell>
              <table:table-cell office:value-type="float" office:value="0.003044007">
                <text:p>0.003044007</text:p>
              </table:table-cell>
              <table:table-cell office:value-type="float" office:value="0.001205085">
                <text:p>0.001205085</text:p>
              </table:table-cell>
              <table:table-cell office:value-type="float" office:value="0.261784602">
                <text:p>0.261784602</text:p>
              </table:table-cell>
              <table:table-cell office:value-type="float" office:value="0.10363731">
                <text:p>0.10363731</text:p>
              </table:table-cell>
              <table:table-cell office:value-type="float" office:value="0.0000353954302325581">
                <text:p>0.0000353954302325581</text:p>
              </table:table-cell>
              <table:table-cell office:value-type="float" office:value="0.0000140126162790698">
                <text:p>0.0000140126162790698</text:p>
              </table:table-cell>
              <table:table-cell office:value-type="float" office:value="2.115968257">
                <text:p>2.115968257</text:p>
              </table:table-cell>
              <table:table-cell office:value-type="float" office:value="0.000297347">
                <text:p>0.000297347</text:p>
              </table:table-cell>
              <table:table-cell office:value-type="float" office:value="4.736384845">
                <text:p>4.736384845</text:p>
              </table:table-cell>
              <table:table-cell office:value-type="float" office:value="0.025571842">
                <text:p>0.025571842</text:p>
              </table:table-cell>
              <table:table-cell office:value-type="float" office:value="407.32909667">
                <text:p>407.32909667</text:p>
              </table:table-cell>
              <table:table-cell office:value-type="float" office:value="0.00000345752325581395">
                <text:p>0.00000345752325581395</text:p>
              </table:table-cell>
              <table:table-cell office:value-type="float" office:value="0.0550742423837209">
                <text:p>0.05507424238372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341328">
                <text:p>0.000341328</text:p>
              </table:table-cell>
              <table:table-cell office:value-type="float" office:value="0.002377781">
                <text:p>0.002377781</text:p>
              </table:table-cell>
              <table:table-cell office:value-type="float" office:value="0.000888794">
                <text:p>0.000888794</text:p>
              </table:table-cell>
              <table:table-cell office:value-type="float" office:value="0.206866947">
                <text:p>0.206866947</text:p>
              </table:table-cell>
              <table:table-cell office:value-type="float" office:value="0.077325078">
                <text:p>0.077325078</text:p>
              </table:table-cell>
              <table:table-cell office:value-type="float" office:value="0.000027330816091954">
                <text:p>0.000027330816091954</text:p>
              </table:table-cell>
              <table:table-cell office:value-type="float" office:value="0.0000102160229885057">
                <text:p>0.0000102160229885057</text:p>
              </table:table-cell>
              <table:table-cell office:value-type="float" office:value="2.109557399">
                <text:p>2.109557399</text:p>
              </table:table-cell>
              <table:table-cell office:value-type="float" office:value="0.00018689">
                <text:p>0.00018689</text:p>
              </table:table-cell>
              <table:table-cell office:value-type="float" office:value="4.822783262">
                <text:p>4.822783262</text:p>
              </table:table-cell>
              <table:table-cell office:value-type="float" office:value="0.01625943">
                <text:p>0.01625943</text:p>
              </table:table-cell>
              <table:table-cell office:value-type="float" office:value="419.582143794">
                <text:p>419.582143794</text:p>
              </table:table-cell>
              <table:table-cell office:value-type="float" office:value="0.00000214816091954023">
                <text:p>0.00000214816091954023</text:p>
              </table:table-cell>
              <table:table-cell office:value-type="float" office:value="0.0554342903678161">
                <text:p>0.05543429036781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329426">
                <text:p>0.000329426</text:p>
              </table:table-cell>
              <table:table-cell office:value-type="float" office:value="0.002693421">
                <text:p>0.002693421</text:p>
              </table:table-cell>
              <table:table-cell office:value-type="float" office:value="0.00175765">
                <text:p>0.00175765</text:p>
              </table:table-cell>
              <table:table-cell office:value-type="float" office:value="0.237021048">
                <text:p>0.237021048</text:p>
              </table:table-cell>
              <table:table-cell office:value-type="float" office:value="0.1546732">
                <text:p>0.1546732</text:p>
              </table:table-cell>
              <table:table-cell office:value-type="float" office:value="0.0000306070568181818">
                <text:p>0.0000306070568181818</text:p>
              </table:table-cell>
              <table:table-cell office:value-type="float" office:value="0.0000199732954545455">
                <text:p>0.0000199732954545455</text:p>
              </table:table-cell>
              <table:table-cell office:value-type="float" office:value="2.28970052">
                <text:p>2.28970052</text:p>
              </table:table-cell>
              <table:table-cell office:value-type="float" office:value="0.000222817">
                <text:p>0.000222817</text:p>
              </table:table-cell>
              <table:table-cell office:value-type="float" office:value="4.924336812">
                <text:p>4.924336812</text:p>
              </table:table-cell>
              <table:table-cell office:value-type="float" office:value="0.019607896">
                <text:p>0.019607896</text:p>
              </table:table-cell>
              <table:table-cell office:value-type="float" office:value="433.341639456">
                <text:p>433.341639456</text:p>
              </table:table-cell>
              <table:table-cell office:value-type="float" office:value="0.00000253201136363636">
                <text:p>0.00000253201136363636</text:p>
              </table:table-cell>
              <table:table-cell office:value-type="float" office:value="0.0559583728636364">
                <text:p>0.05595837286363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33119">
                <text:p>0.00033119</text:p>
              </table:table-cell>
              <table:table-cell office:value-type="float" office:value="0.002732283">
                <text:p>0.002732283</text:p>
              </table:table-cell>
              <table:table-cell office:value-type="float" office:value="0.001383029">
                <text:p>0.001383029</text:p>
              </table:table-cell>
              <table:table-cell office:value-type="float" office:value="0.243173187">
                <text:p>0.243173187</text:p>
              </table:table-cell>
              <table:table-cell office:value-type="float" office:value="0.123089581">
                <text:p>0.123089581</text:p>
              </table:table-cell>
              <table:table-cell office:value-type="float" office:value="0.000030699808988764">
                <text:p>0.000030699808988764</text:p>
              </table:table-cell>
              <table:table-cell office:value-type="float" office:value="0.0000155396516853933">
                <text:p>0.0000155396516853933</text:p>
              </table:table-cell>
              <table:table-cell office:value-type="float" office:value="2.235819252">
                <text:p>2.235819252</text:p>
              </table:table-cell>
              <table:table-cell office:value-type="float" office:value="0.000283861">
                <text:p>0.000283861</text:p>
              </table:table-cell>
              <table:table-cell office:value-type="float" office:value="4.957477287">
                <text:p>4.957477287</text:p>
              </table:table-cell>
              <table:table-cell office:value-type="float" office:value="0.025263629">
                <text:p>0.025263629</text:p>
              </table:table-cell>
              <table:table-cell office:value-type="float" office:value="441.215478543">
                <text:p>441.215478543</text:p>
              </table:table-cell>
              <table:table-cell office:value-type="float" office:value="0.00000318944943820225">
                <text:p>0.00000318944943820225</text:p>
              </table:table-cell>
              <table:table-cell office:value-type="float" office:value="0.055701991988764">
                <text:p>0.0557019919887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337802">
                <text:p>0.000337802</text:p>
              </table:table-cell>
              <table:table-cell office:value-type="float" office:value="0.002831961">
                <text:p>0.002831961</text:p>
              </table:table-cell>
              <table:table-cell office:value-type="float" office:value="0.001125096">
                <text:p>0.001125096</text:p>
              </table:table-cell>
              <table:table-cell office:value-type="float" office:value="0.25487649">
                <text:p>0.25487649</text:p>
              </table:table-cell>
              <table:table-cell office:value-type="float" office:value="0.10125864">
                <text:p>0.10125864</text:p>
              </table:table-cell>
              <table:table-cell office:value-type="float" office:value="0.0000314662333333333">
                <text:p>0.0000314662333333333</text:p>
              </table:table-cell>
              <table:table-cell office:value-type="float" office:value="0.0000125010666666667">
                <text:p>0.0000125010666666667</text:p>
              </table:table-cell>
              <table:table-cell office:value-type="float" office:value="2.07936732">
                <text:p>2.07936732</text:p>
              </table:table-cell>
              <table:table-cell office:value-type="float" office:value="0.000247022">
                <text:p>0.000247022</text:p>
              </table:table-cell>
              <table:table-cell office:value-type="float" office:value="4.894872322">
                <text:p>4.894872322</text:p>
              </table:table-cell>
              <table:table-cell office:value-type="float" office:value="0.02223198">
                <text:p>0.02223198</text:p>
              </table:table-cell>
              <table:table-cell office:value-type="float" office:value="440.53850898">
                <text:p>440.53850898</text:p>
              </table:table-cell>
              <table:table-cell office:value-type="float" office:value="0.00000274468888888889">
                <text:p>0.00000274468888888889</text:p>
              </table:table-cell>
              <table:table-cell office:value-type="float" office:value="0.0543874702444445">
                <text:p>0.05438747024444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336179">
                <text:p>0.000336179</text:p>
              </table:table-cell>
              <table:table-cell office:value-type="float" office:value="0.006546541">
                <text:p>0.006546541</text:p>
              </table:table-cell>
              <table:table-cell office:value-type="float" office:value="0.000577281">
                <text:p>0.000577281</text:p>
              </table:table-cell>
              <table:table-cell office:value-type="float" office:value="0.595735231">
                <text:p>0.595735231</text:p>
              </table:table-cell>
              <table:table-cell office:value-type="float" office:value="0.052532571">
                <text:p>0.052532571</text:p>
              </table:table-cell>
              <table:table-cell office:value-type="float" office:value="0.000071940010989011">
                <text:p>0.000071940010989011</text:p>
              </table:table-cell>
              <table:table-cell office:value-type="float" office:value="0.00000634374725274725">
                <text:p>0.00000634374725274725</text:p>
              </table:table-cell>
              <table:table-cell office:value-type="float" office:value="2.176178073">
                <text:p>2.176178073</text:p>
              </table:table-cell>
              <table:table-cell office:value-type="float" office:value="0.000205945">
                <text:p>0.000205945</text:p>
              </table:table-cell>
              <table:table-cell office:value-type="float" office:value="4.929946215">
                <text:p>4.929946215</text:p>
              </table:table-cell>
              <table:table-cell office:value-type="float" office:value="0.018740995">
                <text:p>0.018740995</text:p>
              </table:table-cell>
              <table:table-cell office:value-type="float" office:value="448.625105565">
                <text:p>448.625105565</text:p>
              </table:table-cell>
              <table:table-cell office:value-type="float" office:value="0.00000226313186813187">
                <text:p>0.00000226313186813187</text:p>
              </table:table-cell>
              <table:table-cell office:value-type="float" office:value="0.0541752331318681">
                <text:p>0.05417523313186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340928">
                <text:p>0.000340928</text:p>
              </table:table-cell>
              <table:table-cell office:value-type="float" office:value="0.004270442">
                <text:p>0.004270442</text:p>
              </table:table-cell>
              <table:table-cell office:value-type="float" office:value="0.000703737">
                <text:p>0.000703737</text:p>
              </table:table-cell>
              <table:table-cell office:value-type="float" office:value="0.392880664">
                <text:p>0.392880664</text:p>
              </table:table-cell>
              <table:table-cell office:value-type="float" office:value="0.064743804">
                <text:p>0.064743804</text:p>
              </table:table-cell>
              <table:table-cell office:value-type="float" office:value="0.000046417847826087">
                <text:p>0.000046417847826087</text:p>
              </table:table-cell>
              <table:table-cell office:value-type="float" office:value="0.0000076493152173913">
                <text:p>0.0000076493152173913</text:p>
              </table:table-cell>
              <table:table-cell office:value-type="float" office:value="2.142257341">
                <text:p>2.142257341</text:p>
              </table:table-cell>
              <table:table-cell office:value-type="float" office:value="0.000251581">
                <text:p>0.000251581</text:p>
              </table:table-cell>
              <table:table-cell office:value-type="float" office:value="4.863357424">
                <text:p>4.863357424</text:p>
              </table:table-cell>
              <table:table-cell office:value-type="float" office:value="0.023145452">
                <text:p>0.023145452</text:p>
              </table:table-cell>
              <table:table-cell office:value-type="float" office:value="447.428883008">
                <text:p>447.428883008</text:p>
              </table:table-cell>
              <table:table-cell office:value-type="float" office:value="0.00000273457608695652">
                <text:p>0.00000273457608695652</text:p>
              </table:table-cell>
              <table:table-cell office:value-type="float" office:value="0.0528625806956522">
                <text:p>0.05286258069565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337031">
                <text:p>0.000337031</text:p>
              </table:table-cell>
              <table:table-cell office:value-type="float" office:value="0.002655681">
                <text:p>0.002655681</text:p>
              </table:table-cell>
              <table:table-cell office:value-type="float" office:value="0.001069231">
                <text:p>0.001069231</text:p>
              </table:table-cell>
              <table:table-cell office:value-type="float" office:value="0.246978333">
                <text:p>0.246978333</text:p>
              </table:table-cell>
              <table:table-cell office:value-type="float" office:value="0.099438483">
                <text:p>0.099438483</text:p>
              </table:table-cell>
              <table:table-cell office:value-type="float" office:value="0.0000285557096774194">
                <text:p>0.0000285557096774194</text:p>
              </table:table-cell>
              <table:table-cell office:value-type="float" office:value="0.0000114971075268817">
                <text:p>0.0000114971075268817</text:p>
              </table:table-cell>
              <table:table-cell office:value-type="float" office:value="2.291413559">
                <text:p>2.291413559</text:p>
              </table:table-cell>
              <table:table-cell office:value-type="float" office:value="0.000211335">
                <text:p>0.000211335</text:p>
              </table:table-cell>
              <table:table-cell office:value-type="float" office:value="4.836473864">
                <text:p>4.836473864</text:p>
              </table:table-cell>
              <table:table-cell office:value-type="float" office:value="0.019654155">
                <text:p>0.019654155</text:p>
              </table:table-cell>
              <table:table-cell office:value-type="float" office:value="449.792069352">
                <text:p>449.792069352</text:p>
              </table:table-cell>
              <table:table-cell office:value-type="float" office:value="0.00000227241935483871">
                <text:p>0.00000227241935483871</text:p>
              </table:table-cell>
              <table:table-cell office:value-type="float" office:value="0.052005095311828">
                <text:p>0.0520050953118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345216">
                <text:p>0.000345216</text:p>
              </table:table-cell>
              <table:table-cell office:value-type="float" office:value="0.002565762">
                <text:p>0.002565762</text:p>
              </table:table-cell>
              <table:table-cell office:value-type="float" office:value="0.001285266">
                <text:p>0.001285266</text:p>
              </table:table-cell>
              <table:table-cell office:value-type="float" office:value="0.241181628">
                <text:p>0.241181628</text:p>
              </table:table-cell>
              <table:table-cell office:value-type="float" office:value="0.120815004">
                <text:p>0.120815004</text:p>
              </table:table-cell>
              <table:table-cell office:value-type="float" office:value="0.0000272953404255319">
                <text:p>0.0000272953404255319</text:p>
              </table:table-cell>
              <table:table-cell office:value-type="float" office:value="0.0000136730425531915">
                <text:p>0.0000136730425531915</text:p>
              </table:table-cell>
              <table:table-cell office:value-type="float" office:value="2.228806781">
                <text:p>2.228806781</text:p>
              </table:table-cell>
              <table:table-cell office:value-type="float" office:value="0.000267892">
                <text:p>0.000267892</text:p>
              </table:table-cell>
              <table:table-cell office:value-type="float" office:value="4.914962427">
                <text:p>4.914962427</text:p>
              </table:table-cell>
              <table:table-cell office:value-type="float" office:value="0.025181848">
                <text:p>0.025181848</text:p>
              </table:table-cell>
              <table:table-cell office:value-type="float" office:value="462.006468138">
                <text:p>462.006468138</text:p>
              </table:table-cell>
              <table:table-cell office:value-type="float" office:value="0.00000284991489361702">
                <text:p>0.00000284991489361702</text:p>
              </table:table-cell>
              <table:table-cell office:value-type="float" office:value="0.0522868343297872">
                <text:p>0.05228683432978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344625">
                <text:p>0.000344625</text:p>
              </table:table-cell>
              <table:table-cell office:value-type="float" office:value="0.002523262">
                <text:p>0.002523262</text:p>
              </table:table-cell>
              <table:table-cell office:value-type="float" office:value="0.00129302">
                <text:p>0.00129302</text:p>
              </table:table-cell>
              <table:table-cell office:value-type="float" office:value="0.23970989">
                <text:p>0.23970989</text:p>
              </table:table-cell>
              <table:table-cell office:value-type="float" office:value="0.1228369">
                <text:p>0.1228369</text:p>
              </table:table-cell>
              <table:table-cell office:value-type="float" office:value="0.0000265606526315789">
                <text:p>0.0000265606526315789</text:p>
              </table:table-cell>
              <table:table-cell office:value-type="float" office:value="0.0000136107368421053">
                <text:p>0.0000136107368421053</text:p>
              </table:table-cell>
              <table:table-cell office:value-type="float" office:value="2.268486883">
                <text:p>2.268486883</text:p>
              </table:table-cell>
              <table:table-cell office:value-type="float" office:value="0.000217547">
                <text:p>0.000217547</text:p>
              </table:table-cell>
              <table:table-cell office:value-type="float" office:value="5.077377751">
                <text:p>5.077377751</text:p>
              </table:table-cell>
              <table:table-cell office:value-type="float" office:value="0.020666965">
                <text:p>0.020666965</text:p>
              </table:table-cell>
              <table:table-cell office:value-type="float" office:value="482.350886345">
                <text:p>482.350886345</text:p>
              </table:table-cell>
              <table:table-cell office:value-type="float" office:value="0.00000228996842105263">
                <text:p>0.00000228996842105263</text:p>
              </table:table-cell>
              <table:table-cell office:value-type="float" office:value="0.0534460815894737">
                <text:p>0.05344608158947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385381">
                <text:p>0.000385381</text:p>
              </table:table-cell>
              <table:table-cell office:value-type="float" office:value="0.002638397">
                <text:p>0.002638397</text:p>
              </table:table-cell>
              <table:table-cell office:value-type="float" office:value="0.001847097">
                <text:p>0.001847097</text:p>
              </table:table-cell>
              <table:table-cell office:value-type="float" office:value="0.253286112">
                <text:p>0.253286112</text:p>
              </table:table-cell>
              <table:table-cell office:value-type="float" office:value="0.177321312">
                <text:p>0.177321312</text:p>
              </table:table-cell>
              <table:table-cell office:value-type="float" office:value="0.0000274833020833333">
                <text:p>0.0000274833020833333</text:p>
              </table:table-cell>
              <table:table-cell office:value-type="float" office:value="0.00001924059375">
                <text:p>0.00001924059375</text:p>
              </table:table-cell>
              <table:table-cell office:value-type="float" office:value="2.396403021">
                <text:p>2.396403021</text:p>
              </table:table-cell>
              <table:table-cell office:value-type="float" office:value="0.000300753">
                <text:p>0.000300753</text:p>
              </table:table-cell>
              <table:table-cell office:value-type="float" office:value="5.02778556">
                <text:p>5.02778556</text:p>
              </table:table-cell>
              <table:table-cell office:value-type="float" office:value="0.028872288">
                <text:p>0.028872288</text:p>
              </table:table-cell>
              <table:table-cell office:value-type="float" office:value="482.66741376">
                <text:p>482.66741376</text:p>
              </table:table-cell>
              <table:table-cell office:value-type="float" office:value="0.00000313284375">
                <text:p>0.00000313284375</text:p>
              </table:table-cell>
              <table:table-cell office:value-type="float" office:value="0.05237276625">
                <text:p>0.05237276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345075">
                <text:p>0.000345075</text:p>
              </table:table-cell>
              <table:table-cell office:value-type="float" office:value="0.006415567">
                <text:p>0.006415567</text:p>
              </table:table-cell>
              <table:table-cell office:value-type="float" office:value="0.000526756">
                <text:p>0.000526756</text:p>
              </table:table-cell>
              <table:table-cell office:value-type="float" office:value="0.622309999">
                <text:p>0.622309999</text:p>
              </table:table-cell>
              <table:table-cell office:value-type="float" office:value="0.051095332">
                <text:p>0.051095332</text:p>
              </table:table-cell>
              <table:table-cell office:value-type="float" office:value="0.0000661398659793814">
                <text:p>0.0000661398659793814</text:p>
              </table:table-cell>
              <table:table-cell office:value-type="float" office:value="0.00000543047422680412">
                <text:p>0.00000543047422680412</text:p>
              </table:table-cell>
              <table:table-cell office:value-type="float" office:value="2.126219159">
                <text:p>2.126219159</text:p>
              </table:table-cell>
              <table:table-cell office:value-type="float" office:value="0.000246431">
                <text:p>0.000246431</text:p>
              </table:table-cell>
              <table:table-cell office:value-type="float" office:value="5.369800898">
                <text:p>5.369800898</text:p>
              </table:table-cell>
              <table:table-cell office:value-type="float" office:value="0.023903807">
                <text:p>0.023903807</text:p>
              </table:table-cell>
              <table:table-cell office:value-type="float" office:value="520.870687106">
                <text:p>520.870687106</text:p>
              </table:table-cell>
              <table:table-cell office:value-type="float" office:value="0.00000254052577319588">
                <text:p>0.00000254052577319588</text:p>
              </table:table-cell>
              <table:table-cell office:value-type="float" office:value="0.0553587721443299">
                <text:p>0.05535877214432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395029">
                <text:p>0.000395029</text:p>
              </table:table-cell>
              <table:table-cell office:value-type="float" office:value="0.002456337">
                <text:p>0.002456337</text:p>
              </table:table-cell>
              <table:table-cell office:value-type="float" office:value="0.001281217">
                <text:p>0.001281217</text:p>
              </table:table-cell>
              <table:table-cell office:value-type="float" office:value="0.240721026">
                <text:p>0.240721026</text:p>
              </table:table-cell>
              <table:table-cell office:value-type="float" office:value="0.125559266">
                <text:p>0.125559266</text:p>
              </table:table-cell>
              <table:table-cell office:value-type="float" office:value="0.0000250646632653061">
                <text:p>0.0000250646632653061</text:p>
              </table:table-cell>
              <table:table-cell office:value-type="float" office:value="0.0000130736428571429">
                <text:p>0.0000130736428571429</text:p>
              </table:table-cell>
              <table:table-cell office:value-type="float" office:value="2.446015604">
                <text:p>2.446015604</text:p>
              </table:table-cell>
              <table:table-cell office:value-type="float" office:value="0.000202198">
                <text:p>0.000202198</text:p>
              </table:table-cell>
              <table:table-cell office:value-type="float" office:value="5.399827988">
                <text:p>5.399827988</text:p>
              </table:table-cell>
              <table:table-cell office:value-type="float" office:value="0.019815404">
                <text:p>0.019815404</text:p>
              </table:table-cell>
              <table:table-cell office:value-type="float" office:value="529.183142824">
                <text:p>529.183142824</text:p>
              </table:table-cell>
              <table:table-cell office:value-type="float" office:value="0.00000206324489795918">
                <text:p>0.00000206324489795918</text:p>
              </table:table-cell>
              <table:table-cell office:value-type="float" office:value="0.0551002855918367">
                <text:p>0.05510028559183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36858">
                <text:p>0.00036858</text:p>
              </table:table-cell>
              <table:table-cell office:value-type="float" office:value="0.002611557">
                <text:p>0.002611557</text:p>
              </table:table-cell>
              <table:table-cell office:value-type="float" office:value="0.001593773">
                <text:p>0.001593773</text:p>
              </table:table-cell>
              <table:table-cell office:value-type="float" office:value="0.258544143">
                <text:p>0.258544143</text:p>
              </table:table-cell>
              <table:table-cell office:value-type="float" office:value="0.157783527">
                <text:p>0.157783527</text:p>
              </table:table-cell>
              <table:table-cell office:value-type="float" office:value="0.0000263793636363636">
                <text:p>0.0000263793636363636</text:p>
              </table:table-cell>
              <table:table-cell office:value-type="float" office:value="0.0000160987171717172">
                <text:p>0.0000160987171717172</text:p>
              </table:table-cell>
              <table:table-cell office:value-type="float" office:value="2.384278011">
                <text:p>2.384278011</text:p>
              </table:table-cell>
              <table:table-cell office:value-type="float" office:value="0.000285935">
                <text:p>0.000285935</text:p>
              </table:table-cell>
              <table:table-cell office:value-type="float" office:value="5.186432135">
                <text:p>5.186432135</text:p>
              </table:table-cell>
              <table:table-cell office:value-type="float" office:value="0.028307565">
                <text:p>0.028307565</text:p>
              </table:table-cell>
              <table:table-cell office:value-type="float" office:value="513.456781365">
                <text:p>513.456781365</text:p>
              </table:table-cell>
              <table:table-cell office:value-type="float" office:value="0.00000288823232323232">
                <text:p>0.00000288823232323232</text:p>
              </table:table-cell>
              <table:table-cell office:value-type="float" office:value="0.0523882033838384">
                <text:p>0.05238820338383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430405">
                <text:p>0.000430405</text:p>
              </table:table-cell>
              <table:table-cell office:value-type="float" office:value="0.008915104">
                <text:p>0.008915104</text:p>
              </table:table-cell>
              <table:table-cell office:value-type="float" office:value="0.000939058">
                <text:p>0.000939058</text:p>
              </table:table-cell>
              <table:table-cell office:value-type="float" office:value="0.8915104">
                <text:p>0.8915104</text:p>
              </table:table-cell>
              <table:table-cell office:value-type="float" office:value="0.0939058">
                <text:p>0.0939058</text:p>
              </table:table-cell>
              <table:table-cell office:value-type="float" office:value="0.00008915104">
                <text:p>0.00008915104</text:p>
              </table:table-cell>
              <table:table-cell office:value-type="float" office:value="0.00000939058">
                <text:p>0.00000939058</text:p>
              </table:table-cell>
              <table:table-cell office:value-type="float" office:value="2.236943815">
                <text:p>2.236943815</text:p>
              </table:table-cell>
              <table:table-cell office:value-type="float" office:value="0.000188353">
                <text:p>0.000188353</text:p>
              </table:table-cell>
              <table:table-cell office:value-type="float" office:value="5.212332089">
                <text:p>5.212332089</text:p>
              </table:table-cell>
              <table:table-cell office:value-type="float" office:value="0.0188353">
                <text:p>0.0188353</text:p>
              </table:table-cell>
              <table:table-cell office:value-type="float" office:value="521.2332089">
                <text:p>521.2332089</text:p>
              </table:table-cell>
              <table:table-cell office:value-type="float" office:value="0.00000188353">
                <text:p>0.00000188353</text:p>
              </table:table-cell>
              <table:table-cell office:value-type="float" office:value="0.05212332089">
                <text:p>0.052123320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348122">
                <text:p>0.000348122</text:p>
              </table:table-cell>
              <table:table-cell office:value-type="float" office:value="0.001929581">
                <text:p>0.001929581</text:p>
              </table:table-cell>
              <table:table-cell office:value-type="float" office:value="0.00139463">
                <text:p>0.00139463</text:p>
              </table:table-cell>
              <table:table-cell office:value-type="float" office:value="0.194887681">
                <text:p>0.194887681</text:p>
              </table:table-cell>
              <table:table-cell office:value-type="float" office:value="0.14085763">
                <text:p>0.14085763</text:p>
              </table:table-cell>
              <table:table-cell office:value-type="float" office:value="0.0000191047623762376">
                <text:p>0.0000191047623762376</text:p>
              </table:table-cell>
              <table:table-cell office:value-type="float" office:value="0.0000138082178217822">
                <text:p>0.0000138082178217822</text:p>
              </table:table-cell>
              <table:table-cell office:value-type="float" office:value="2.38670791">
                <text:p>2.38670791</text:p>
              </table:table-cell>
              <table:table-cell office:value-type="float" office:value="0.000194233">
                <text:p>0.000194233</text:p>
              </table:table-cell>
              <table:table-cell office:value-type="float" office:value="5.294368202">
                <text:p>5.294368202</text:p>
              </table:table-cell>
              <table:table-cell office:value-type="float" office:value="0.019617533">
                <text:p>0.019617533</text:p>
              </table:table-cell>
              <table:table-cell office:value-type="float" office:value="534.731188402">
                <text:p>534.731188402</text:p>
              </table:table-cell>
              <table:table-cell office:value-type="float" office:value="0.00000192309900990099">
                <text:p>0.00000192309900990099</text:p>
              </table:table-cell>
              <table:table-cell office:value-type="float" office:value="0.0524194871485149">
                <text:p>0.05241948714851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329787">
                <text:p>0.000329787</text:p>
              </table:table-cell>
              <table:table-cell office:value-type="float" office:value="0.002460444">
                <text:p>0.002460444</text:p>
              </table:table-cell>
              <table:table-cell office:value-type="float" office:value="0.001800149">
                <text:p>0.001800149</text:p>
              </table:table-cell>
              <table:table-cell office:value-type="float" office:value="0.250965288">
                <text:p>0.250965288</text:p>
              </table:table-cell>
              <table:table-cell office:value-type="float" office:value="0.183615198">
                <text:p>0.183615198</text:p>
              </table:table-cell>
              <table:table-cell office:value-type="float" office:value="0.000024122">
                <text:p>0.000024122</text:p>
              </table:table-cell>
              <table:table-cell office:value-type="float" office:value="0.0000176485196078431">
                <text:p>0.0000176485196078431</text:p>
              </table:table-cell>
              <table:table-cell office:value-type="float" office:value="2.427155851">
                <text:p>2.427155851</text:p>
              </table:table-cell>
              <table:table-cell office:value-type="float" office:value="0.000177653">
                <text:p>0.000177653</text:p>
              </table:table-cell>
              <table:table-cell office:value-type="float" office:value="5.443194635">
                <text:p>5.443194635</text:p>
              </table:table-cell>
              <table:table-cell office:value-type="float" office:value="0.018120606">
                <text:p>0.018120606</text:p>
              </table:table-cell>
              <table:table-cell office:value-type="float" office:value="555.20585277">
                <text:p>555.20585277</text:p>
              </table:table-cell>
              <table:table-cell office:value-type="float" office:value="0.00000174169607843137">
                <text:p>0.00000174169607843137</text:p>
              </table:table-cell>
              <table:table-cell office:value-type="float" office:value="0.0533646532843137">
                <text:p>0.05336465328431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476171">
                <text:p>0.000476171</text:p>
              </table:table-cell>
              <table:table-cell office:value-type="float" office:value="0.002412736">
                <text:p>0.002412736</text:p>
              </table:table-cell>
              <table:table-cell office:value-type="float" office:value="0.0013198">
                <text:p>0.0013198</text:p>
              </table:table-cell>
              <table:table-cell office:value-type="float" office:value="0.248511808">
                <text:p>0.248511808</text:p>
              </table:table-cell>
              <table:table-cell office:value-type="float" office:value="0.1359394">
                <text:p>0.1359394</text:p>
              </table:table-cell>
              <table:table-cell office:value-type="float" office:value="0.0000234246213592233">
                <text:p>0.0000234246213592233</text:p>
              </table:table-cell>
              <table:table-cell office:value-type="float" office:value="0.0000128135922330097">
                <text:p>0.0000128135922330097</text:p>
              </table:table-cell>
              <table:table-cell office:value-type="float" office:value="2.493495818">
                <text:p>2.493495818</text:p>
              </table:table-cell>
              <table:table-cell office:value-type="float" office:value="0.000217066">
                <text:p>0.000217066</text:p>
              </table:table-cell>
              <table:table-cell office:value-type="float" office:value="5.444220037">
                <text:p>5.444220037</text:p>
              </table:table-cell>
              <table:table-cell office:value-type="float" office:value="0.022357798">
                <text:p>0.022357798</text:p>
              </table:table-cell>
              <table:table-cell office:value-type="float" office:value="560.754663811">
                <text:p>560.754663811</text:p>
              </table:table-cell>
              <table:table-cell office:value-type="float" office:value="0.00000210743689320388">
                <text:p>0.00000210743689320388</text:p>
              </table:table-cell>
              <table:table-cell office:value-type="float" office:value="0.0528565052135922">
                <text:p>0.05285650521359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333664">
                <text:p>0.000333664</text:p>
              </table:table-cell>
              <table:table-cell office:value-type="float" office:value="0.002527561">
                <text:p>0.002527561</text:p>
              </table:table-cell>
              <table:table-cell office:value-type="float" office:value="0.00162439">
                <text:p>0.00162439</text:p>
              </table:table-cell>
              <table:table-cell office:value-type="float" office:value="0.262866344">
                <text:p>0.262866344</text:p>
              </table:table-cell>
              <table:table-cell office:value-type="float" office:value="0.16893656">
                <text:p>0.16893656</text:p>
              </table:table-cell>
              <table:table-cell office:value-type="float" office:value="0.0000243034711538462">
                <text:p>0.0000243034711538462</text:p>
              </table:table-cell>
              <table:table-cell office:value-type="float" office:value="0.0000156191346153846">
                <text:p>0.0000156191346153846</text:p>
              </table:table-cell>
              <table:table-cell office:value-type="float" office:value="2.478999178">
                <text:p>2.478999178</text:p>
              </table:table-cell>
              <table:table-cell office:value-type="float" office:value="0.000182863">
                <text:p>0.000182863</text:p>
              </table:table-cell>
              <table:table-cell office:value-type="float" office:value="5.578676767">
                <text:p>5.578676767</text:p>
              </table:table-cell>
              <table:table-cell office:value-type="float" office:value="0.019017752">
                <text:p>0.019017752</text:p>
              </table:table-cell>
              <table:table-cell office:value-type="float" office:value="580.182383768">
                <text:p>580.182383768</text:p>
              </table:table-cell>
              <table:table-cell office:value-type="float" office:value="0.00000175829807692308">
                <text:p>0.00000175829807692308</text:p>
              </table:table-cell>
              <table:table-cell office:value-type="float" office:value="0.0536411227596154">
                <text:p>0.05364112275961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337291">
                <text:p>0.000337291</text:p>
              </table:table-cell>
              <table:table-cell office:value-type="float" office:value="0.006168454">
                <text:p>0.006168454</text:p>
              </table:table-cell>
              <table:table-cell office:value-type="float" office:value="0.000572101">
                <text:p>0.000572101</text:p>
              </table:table-cell>
              <table:table-cell office:value-type="float" office:value="0.64768767">
                <text:p>0.64768767</text:p>
              </table:table-cell>
              <table:table-cell office:value-type="float" office:value="0.060070605">
                <text:p>0.060070605</text:p>
              </table:table-cell>
              <table:table-cell office:value-type="float" office:value="0.000058747180952381">
                <text:p>0.000058747180952381</text:p>
              </table:table-cell>
              <table:table-cell office:value-type="float" office:value="0.00000544858095238095">
                <text:p>0.00000544858095238095</text:p>
              </table:table-cell>
              <table:table-cell office:value-type="float" office:value="2.619067248">
                <text:p>2.619067248</text:p>
              </table:table-cell>
              <table:table-cell office:value-type="float" office:value="0.000212748">
                <text:p>0.000212748</text:p>
              </table:table-cell>
              <table:table-cell office:value-type="float" office:value="5.606776718">
                <text:p>5.606776718</text:p>
              </table:table-cell>
              <table:table-cell office:value-type="float" office:value="0.02233854">
                <text:p>0.02233854</text:p>
              </table:table-cell>
              <table:table-cell office:value-type="float" office:value="588.71155539">
                <text:p>588.71155539</text:p>
              </table:table-cell>
              <table:table-cell office:value-type="float" office:value="0.00000202617142857143">
                <text:p>0.00000202617142857143</text:p>
              </table:table-cell>
              <table:table-cell office:value-type="float" office:value="0.0533978735047619">
                <text:p>0.05339787350476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333535">
                <text:p>0.000333535</text:p>
              </table:table-cell>
              <table:table-cell office:value-type="float" office:value="0.004477199">
                <text:p>0.004477199</text:p>
              </table:table-cell>
              <table:table-cell office:value-type="float" office:value="0.000803484">
                <text:p>0.000803484</text:p>
              </table:table-cell>
              <table:table-cell office:value-type="float" office:value="0.474583094">
                <text:p>0.474583094</text:p>
              </table:table-cell>
              <table:table-cell office:value-type="float" office:value="0.085169304">
                <text:p>0.085169304</text:p>
              </table:table-cell>
              <table:table-cell office:value-type="float" office:value="0.0000422377264150943">
                <text:p>0.0000422377264150943</text:p>
              </table:table-cell>
              <table:table-cell office:value-type="float" office:value="0.00000758003773584906">
                <text:p>0.00000758003773584906</text:p>
              </table:table-cell>
              <table:table-cell office:value-type="float" office:value="2.411229998">
                <text:p>2.411229998</text:p>
              </table:table-cell>
              <table:table-cell office:value-type="float" office:value="0.000228037">
                <text:p>0.000228037</text:p>
              </table:table-cell>
              <table:table-cell office:value-type="float" office:value="5.634428852">
                <text:p>5.634428852</text:p>
              </table:table-cell>
              <table:table-cell office:value-type="float" office:value="0.024171922">
                <text:p>0.024171922</text:p>
              </table:table-cell>
              <table:table-cell office:value-type="float" office:value="597.249458312">
                <text:p>597.249458312</text:p>
              </table:table-cell>
              <table:table-cell office:value-type="float" office:value="0.00000215129245283019">
                <text:p>0.00000215129245283019</text:p>
              </table:table-cell>
              <table:table-cell office:value-type="float" office:value="0.0531549891698113">
                <text:p>0.05315498916981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332272">
                <text:p>0.000332272</text:p>
              </table:table-cell>
              <table:table-cell office:value-type="float" office:value="0.002417344">
                <text:p>0.002417344</text:p>
              </table:table-cell>
              <table:table-cell office:value-type="float" office:value="0.000952924">
                <text:p>0.000952924</text:p>
              </table:table-cell>
              <table:table-cell office:value-type="float" office:value="0.258655808">
                <text:p>0.258655808</text:p>
              </table:table-cell>
              <table:table-cell office:value-type="float" office:value="0.101962868">
                <text:p>0.101962868</text:p>
              </table:table-cell>
              <table:table-cell office:value-type="float" office:value="0.000022592">
                <text:p>0.000022592</text:p>
              </table:table-cell>
              <table:table-cell office:value-type="float" office:value="0.00000890583177570093">
                <text:p>0.00000890583177570093</text:p>
              </table:table-cell>
              <table:table-cell office:value-type="float" office:value="2.406201719">
                <text:p>2.406201719</text:p>
              </table:table-cell>
              <table:table-cell office:value-type="float" office:value="0.000215423">
                <text:p>0.000215423</text:p>
              </table:table-cell>
              <table:table-cell office:value-type="float" office:value="5.528595595">
                <text:p>5.528595595</text:p>
              </table:table-cell>
              <table:table-cell office:value-type="float" office:value="0.023050261">
                <text:p>0.023050261</text:p>
              </table:table-cell>
              <table:table-cell office:value-type="float" office:value="591.559728665">
                <text:p>591.559728665</text:p>
              </table:table-cell>
              <table:table-cell office:value-type="float" office:value="0.00000201329906542056">
                <text:p>0.00000201329906542056</text:p>
              </table:table-cell>
              <table:table-cell office:value-type="float" office:value="0.0516691177102804">
                <text:p>0.05166911771028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333594">
                <text:p>0.000333594</text:p>
              </table:table-cell>
              <table:table-cell office:value-type="float" office:value="0.001096692">
                <text:p>0.001096692</text:p>
              </table:table-cell>
              <table:table-cell office:value-type="float" office:value="0.001437521">
                <text:p>0.001437521</text:p>
              </table:table-cell>
              <table:table-cell office:value-type="float" office:value="0.118442736">
                <text:p>0.118442736</text:p>
              </table:table-cell>
              <table:table-cell office:value-type="float" office:value="0.155252268">
                <text:p>0.155252268</text:p>
              </table:table-cell>
              <table:table-cell office:value-type="float" office:value="0.0000101545555555556">
                <text:p>0.0000101545555555556</text:p>
              </table:table-cell>
              <table:table-cell office:value-type="float" office:value="0.0000133103796296296">
                <text:p>0.0000133103796296296</text:p>
              </table:table-cell>
              <table:table-cell office:value-type="float" office:value="2.496253413">
                <text:p>2.496253413</text:p>
              </table:table-cell>
              <table:table-cell office:value-type="float" office:value="0.000243365">
                <text:p>0.000243365</text:p>
              </table:table-cell>
              <table:table-cell office:value-type="float" office:value="5.585537715">
                <text:p>5.585537715</text:p>
              </table:table-cell>
              <table:table-cell office:value-type="float" office:value="0.02628342">
                <text:p>0.02628342</text:p>
              </table:table-cell>
              <table:table-cell office:value-type="float" office:value="603.23807322">
                <text:p>603.23807322</text:p>
              </table:table-cell>
              <table:table-cell office:value-type="float" office:value="0.00000225337962962963">
                <text:p>0.00000225337962962963</text:p>
              </table:table-cell>
              <table:table-cell office:value-type="float" office:value="0.0517179418055556">
                <text:p>0.05171794180555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399127">
                <text:p>0.000399127</text:p>
              </table:table-cell>
              <table:table-cell office:value-type="float" office:value="0.002082969">
                <text:p>0.002082969</text:p>
              </table:table-cell>
              <table:table-cell office:value-type="float" office:value="0.001532698">
                <text:p>0.001532698</text:p>
              </table:table-cell>
              <table:table-cell office:value-type="float" office:value="0.227043621">
                <text:p>0.227043621</text:p>
              </table:table-cell>
              <table:table-cell office:value-type="float" office:value="0.167064082">
                <text:p>0.167064082</text:p>
              </table:table-cell>
              <table:table-cell office:value-type="float" office:value="0.0000191098073394495">
                <text:p>0.0000191098073394495</text:p>
              </table:table-cell>
              <table:table-cell office:value-type="float" office:value="0.0000140614495412844">
                <text:p>0.0000140614495412844</text:p>
              </table:table-cell>
              <table:table-cell office:value-type="float" office:value="2.493567047">
                <text:p>2.493567047</text:p>
              </table:table-cell>
              <table:table-cell office:value-type="float" office:value="0.000228177">
                <text:p>0.000228177</text:p>
              </table:table-cell>
              <table:table-cell office:value-type="float" office:value="5.730798896">
                <text:p>5.730798896</text:p>
              </table:table-cell>
              <table:table-cell office:value-type="float" office:value="0.024871293">
                <text:p>0.024871293</text:p>
              </table:table-cell>
              <table:table-cell office:value-type="float" office:value="624.657079664">
                <text:p>624.657079664</text:p>
              </table:table-cell>
              <table:table-cell office:value-type="float" office:value="0.00000209336697247706">
                <text:p>0.00000209336697247706</text:p>
              </table:table-cell>
              <table:table-cell office:value-type="float" office:value="0.0525761366605505">
                <text:p>0.05257613666055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351358">
                <text:p>0.000351358</text:p>
              </table:table-cell>
              <table:table-cell office:value-type="float" office:value="0.002156827">
                <text:p>0.002156827</text:p>
              </table:table-cell>
              <table:table-cell office:value-type="float" office:value="0.001872465">
                <text:p>0.001872465</text:p>
              </table:table-cell>
              <table:table-cell office:value-type="float" office:value="0.23725097">
                <text:p>0.23725097</text:p>
              </table:table-cell>
              <table:table-cell office:value-type="float" office:value="0.20597115">
                <text:p>0.20597115</text:p>
              </table:table-cell>
              <table:table-cell office:value-type="float" office:value="0.0000196075181818182">
                <text:p>0.0000196075181818182</text:p>
              </table:table-cell>
              <table:table-cell office:value-type="float" office:value="0.0000170224090909091">
                <text:p>0.0000170224090909091</text:p>
              </table:table-cell>
              <table:table-cell office:value-type="float" office:value="2.550161835">
                <text:p>2.550161835</text:p>
              </table:table-cell>
              <table:table-cell office:value-type="float" office:value="0.000191869">
                <text:p>0.000191869</text:p>
              </table:table-cell>
              <table:table-cell office:value-type="float" office:value="5.822222449">
                <text:p>5.822222449</text:p>
              </table:table-cell>
              <table:table-cell office:value-type="float" office:value="0.02110559">
                <text:p>0.02110559</text:p>
              </table:table-cell>
              <table:table-cell office:value-type="float" office:value="640.44446939">
                <text:p>640.44446939</text:p>
              </table:table-cell>
              <table:table-cell office:value-type="float" office:value="0.00000174426363636364">
                <text:p>0.00000174426363636364</text:p>
              </table:table-cell>
              <table:table-cell office:value-type="float" office:value="0.0529292949909091">
                <text:p>0.05292929499090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340658">
                <text:p>0.000340658</text:p>
              </table:table-cell>
              <table:table-cell office:value-type="float" office:value="0.001923771">
                <text:p>0.001923771</text:p>
              </table:table-cell>
              <table:table-cell office:value-type="float" office:value="0.000983961">
                <text:p>0.000983961</text:p>
              </table:table-cell>
              <table:table-cell office:value-type="float" office:value="0.213538581">
                <text:p>0.213538581</text:p>
              </table:table-cell>
              <table:table-cell office:value-type="float" office:value="0.109219671">
                <text:p>0.109219671</text:p>
              </table:table-cell>
              <table:table-cell office:value-type="float" office:value="0.0000173312702702703">
                <text:p>0.0000173312702702703</text:p>
              </table:table-cell>
              <table:table-cell office:value-type="float" office:value="0.00000886451351351351">
                <text:p>0.00000886451351351351</text:p>
              </table:table-cell>
              <table:table-cell office:value-type="float" office:value="2.575676107">
                <text:p>2.575676107</text:p>
              </table:table-cell>
              <table:table-cell office:value-type="float" office:value="0.000237785">
                <text:p>0.000237785</text:p>
              </table:table-cell>
              <table:table-cell office:value-type="float" office:value="5.751314716">
                <text:p>5.751314716</text:p>
              </table:table-cell>
              <table:table-cell office:value-type="float" office:value="0.026394135">
                <text:p>0.026394135</text:p>
              </table:table-cell>
              <table:table-cell office:value-type="float" office:value="638.395933476">
                <text:p>638.395933476</text:p>
              </table:table-cell>
              <table:table-cell office:value-type="float" office:value="0.00000214220720720721">
                <text:p>0.00000214220720720721</text:p>
              </table:table-cell>
              <table:table-cell office:value-type="float" office:value="0.0518136460900901">
                <text:p>0.05181364609009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352189">
                <text:p>0.000352189</text:p>
              </table:table-cell>
              <table:table-cell office:value-type="float" office:value="0.000532046">
                <text:p>0.000532046</text:p>
              </table:table-cell>
              <table:table-cell office:value-type="float" office:value="0.00217441">
                <text:p>0.00217441</text:p>
              </table:table-cell>
              <table:table-cell office:value-type="float" office:value="0.059589152">
                <text:p>0.059589152</text:p>
              </table:table-cell>
              <table:table-cell office:value-type="float" office:value="0.24353392">
                <text:p>0.24353392</text:p>
              </table:table-cell>
              <table:table-cell office:value-type="float" office:value="0.00000475041071428571">
                <text:p>0.00000475041071428571</text:p>
              </table:table-cell>
              <table:table-cell office:value-type="float" office:value="0.000019414375">
                <text:p>0.000019414375</text:p>
              </table:table-cell>
              <table:table-cell office:value-type="float" office:value="2.587854179">
                <text:p>2.587854179</text:p>
              </table:table-cell>
              <table:table-cell office:value-type="float" office:value="0.000260187">
                <text:p>0.000260187</text:p>
              </table:table-cell>
              <table:table-cell office:value-type="float" office:value="5.883386032">
                <text:p>5.883386032</text:p>
              </table:table-cell>
              <table:table-cell office:value-type="float" office:value="0.029140944">
                <text:p>0.029140944</text:p>
              </table:table-cell>
              <table:table-cell office:value-type="float" office:value="658.939235584">
                <text:p>658.939235584</text:p>
              </table:table-cell>
              <table:table-cell office:value-type="float" office:value="0.00000232309821428571">
                <text:p>0.00000232309821428571</text:p>
              </table:table-cell>
              <table:table-cell office:value-type="float" office:value="0.0525302324285714">
                <text:p>0.05253023242857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340537">
                <text:p>0.000340537</text:p>
              </table:table-cell>
              <table:table-cell office:value-type="float" office:value="0.002133302">
                <text:p>0.002133302</text:p>
              </table:table-cell>
              <table:table-cell office:value-type="float" office:value="0.001617206">
                <text:p>0.001617206</text:p>
              </table:table-cell>
              <table:table-cell office:value-type="float" office:value="0.241063126">
                <text:p>0.241063126</text:p>
              </table:table-cell>
              <table:table-cell office:value-type="float" office:value="0.182744278">
                <text:p>0.182744278</text:p>
              </table:table-cell>
              <table:table-cell office:value-type="float" office:value="0.000018878778761062">
                <text:p>0.000018878778761062</text:p>
              </table:table-cell>
              <table:table-cell office:value-type="float" office:value="0.0000143115575221239">
                <text:p>0.0000143115575221239</text:p>
              </table:table-cell>
              <table:table-cell office:value-type="float" office:value="2.695887627">
                <text:p>2.695887627</text:p>
              </table:table-cell>
              <table:table-cell office:value-type="float" office:value="0.005641698">
                <text:p>0.005641698</text:p>
              </table:table-cell>
              <table:table-cell office:value-type="float" office:value="5.899577717">
                <text:p>5.899577717</text:p>
              </table:table-cell>
              <table:table-cell office:value-type="float" office:value="0.637511874">
                <text:p>0.637511874</text:p>
              </table:table-cell>
              <table:table-cell office:value-type="float" office:value="666.652282021">
                <text:p>666.652282021</text:p>
              </table:table-cell>
              <table:table-cell office:value-type="float" office:value="0.0000499265309734513">
                <text:p>0.0000499265309734513</text:p>
              </table:table-cell>
              <table:table-cell office:value-type="float" office:value="0.0522086523628319">
                <text:p>0.05220865236283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341499">
                <text:p>0.000341499</text:p>
              </table:table-cell>
              <table:table-cell office:value-type="float" office:value="0.005425193">
                <text:p>0.005425193</text:p>
              </table:table-cell>
              <table:table-cell office:value-type="float" office:value="0.000590415">
                <text:p>0.000590415</text:p>
              </table:table-cell>
              <table:table-cell office:value-type="float" office:value="0.618472002">
                <text:p>0.618472002</text:p>
              </table:table-cell>
              <table:table-cell office:value-type="float" office:value="0.06730731">
                <text:p>0.06730731</text:p>
              </table:table-cell>
              <table:table-cell office:value-type="float" office:value="0.0000475894122807018">
                <text:p>0.0000475894122807018</text:p>
              </table:table-cell>
              <table:table-cell office:value-type="float" office:value="0.00000517907894736842">
                <text:p>0.00000517907894736842</text:p>
              </table:table-cell>
              <table:table-cell office:value-type="float" office:value="2.69894474">
                <text:p>2.69894474</text:p>
              </table:table-cell>
              <table:table-cell office:value-type="float" office:value="0.000257512">
                <text:p>0.000257512</text:p>
              </table:table-cell>
              <table:table-cell office:value-type="float" office:value="4.493184687">
                <text:p>4.493184687</text:p>
              </table:table-cell>
              <table:table-cell office:value-type="float" office:value="0.029356368">
                <text:p>0.029356368</text:p>
              </table:table-cell>
              <table:table-cell office:value-type="float" office:value="512.223054318">
                <text:p>512.223054318</text:p>
              </table:table-cell>
              <table:table-cell office:value-type="float" office:value="0.00000225887719298246">
                <text:p>0.00000225887719298246</text:p>
              </table:table-cell>
              <table:table-cell office:value-type="float" office:value="0.0394139007631579">
                <text:p>0.03941390076315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36349">
                <text:p>0.00036349</text:p>
              </table:table-cell>
              <table:table-cell office:value-type="float" office:value="0.001995324">
                <text:p>0.001995324</text:p>
              </table:table-cell>
              <table:table-cell office:value-type="float" office:value="0.001460373">
                <text:p>0.001460373</text:p>
              </table:table-cell>
              <table:table-cell office:value-type="float" office:value="0.22946226">
                <text:p>0.22946226</text:p>
              </table:table-cell>
              <table:table-cell office:value-type="float" office:value="0.167942895">
                <text:p>0.167942895</text:p>
              </table:table-cell>
              <table:table-cell office:value-type="float" office:value="0.0000173506434782609">
                <text:p>0.0000173506434782609</text:p>
              </table:table-cell>
              <table:table-cell office:value-type="float" office:value="0.0000126988956521739">
                <text:p>0.0000126988956521739</text:p>
              </table:table-cell>
              <table:table-cell office:value-type="float" office:value="2.65042812">
                <text:p>2.65042812</text:p>
              </table:table-cell>
              <table:table-cell office:value-type="float" office:value="0.000268332">
                <text:p>0.000268332</text:p>
              </table:table-cell>
              <table:table-cell office:value-type="float" office:value="4.446097924">
                <text:p>4.446097924</text:p>
              </table:table-cell>
              <table:table-cell office:value-type="float" office:value="0.03085818">
                <text:p>0.03085818</text:p>
              </table:table-cell>
              <table:table-cell office:value-type="float" office:value="511.30126126">
                <text:p>511.30126126</text:p>
              </table:table-cell>
              <table:table-cell office:value-type="float" office:value="0.00000233332173913043">
                <text:p>0.00000233332173913043</text:p>
              </table:table-cell>
              <table:table-cell office:value-type="float" office:value="0.0386617210782609">
                <text:p>0.03866172107826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532948">
                <text:p>0.000532948</text:p>
              </table:table-cell>
              <table:table-cell office:value-type="float" office:value="0.001826369">
                <text:p>0.001826369</text:p>
              </table:table-cell>
              <table:table-cell office:value-type="float" office:value="0.000924891">
                <text:p>0.000924891</text:p>
              </table:table-cell>
              <table:table-cell office:value-type="float" office:value="0.211858804">
                <text:p>0.211858804</text:p>
              </table:table-cell>
              <table:table-cell office:value-type="float" office:value="0.107287356">
                <text:p>0.107287356</text:p>
              </table:table-cell>
              <table:table-cell office:value-type="float" office:value="0.0000157445603448276">
                <text:p>0.0000157445603448276</text:p>
              </table:table-cell>
              <table:table-cell office:value-type="float" office:value="0.00000797319827586207">
                <text:p>0.00000797319827586207</text:p>
              </table:table-cell>
              <table:table-cell office:value-type="float" office:value="2.522943621">
                <text:p>2.522943621</text:p>
              </table:table-cell>
              <table:table-cell office:value-type="float" office:value="0.000188363">
                <text:p>0.000188363</text:p>
              </table:table-cell>
              <table:table-cell office:value-type="float" office:value="4.468927912">
                <text:p>4.468927912</text:p>
              </table:table-cell>
              <table:table-cell office:value-type="float" office:value="0.021850108">
                <text:p>0.021850108</text:p>
              </table:table-cell>
              <table:table-cell office:value-type="float" office:value="518.395637792">
                <text:p>518.395637792</text:p>
              </table:table-cell>
              <table:table-cell office:value-type="float" office:value="0.00000162381896551724">
                <text:p>0.00000162381896551724</text:p>
              </table:table-cell>
              <table:table-cell office:value-type="float" office:value="0.0385252406206897">
                <text:p>0.03852524062068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349364">
                <text:p>0.000349364</text:p>
              </table:table-cell>
              <table:table-cell office:value-type="float" office:value="0.004686841">
                <text:p>0.004686841</text:p>
              </table:table-cell>
              <table:table-cell office:value-type="float" office:value="0.000950529">
                <text:p>0.000950529</text:p>
              </table:table-cell>
              <table:table-cell office:value-type="float" office:value="0.548360397">
                <text:p>0.548360397</text:p>
              </table:table-cell>
              <table:table-cell office:value-type="float" office:value="0.111211893">
                <text:p>0.111211893</text:p>
              </table:table-cell>
              <table:table-cell office:value-type="float" office:value="0.0000400584700854701">
                <text:p>0.0000400584700854701</text:p>
              </table:table-cell>
              <table:table-cell office:value-type="float" office:value="0.00000812417948717949">
                <text:p>0.00000812417948717949</text:p>
              </table:table-cell>
              <table:table-cell office:value-type="float" office:value="2.736000753">
                <text:p>2.736000753</text:p>
              </table:table-cell>
              <table:table-cell office:value-type="float" office:value="0.000226884">
                <text:p>0.000226884</text:p>
              </table:table-cell>
              <table:table-cell office:value-type="float" office:value="4.576680544">
                <text:p>4.576680544</text:p>
              </table:table-cell>
              <table:table-cell office:value-type="float" office:value="0.026545428">
                <text:p>0.026545428</text:p>
              </table:table-cell>
              <table:table-cell office:value-type="float" office:value="535.471623648">
                <text:p>535.471623648</text:p>
              </table:table-cell>
              <table:table-cell office:value-type="float" office:value="0.00000193917948717949">
                <text:p>0.00000193917948717949</text:p>
              </table:table-cell>
              <table:table-cell office:value-type="float" office:value="0.0391169277264957">
                <text:p>0.03911692772649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346669">
                <text:p>0.000346669</text:p>
              </table:table-cell>
              <table:table-cell office:value-type="float" office:value="0.005376212">
                <text:p>0.005376212</text:p>
              </table:table-cell>
              <table:table-cell office:value-type="float" office:value="0.000702044">
                <text:p>0.000702044</text:p>
              </table:table-cell>
              <table:table-cell office:value-type="float" office:value="0.634393016">
                <text:p>0.634393016</text:p>
              </table:table-cell>
              <table:table-cell office:value-type="float" office:value="0.082841192">
                <text:p>0.082841192</text:p>
              </table:table-cell>
              <table:table-cell office:value-type="float" office:value="0.0000455611186440678">
                <text:p>0.0000455611186440678</text:p>
              </table:table-cell>
              <table:table-cell office:value-type="float" office:value="0.00000594952542372881">
                <text:p>0.00000594952542372881</text:p>
              </table:table-cell>
              <table:table-cell office:value-type="float" office:value="2.74119157">
                <text:p>2.74119157</text:p>
              </table:table-cell>
              <table:table-cell office:value-type="float" office:value="0.00021407">
                <text:p>0.00021407</text:p>
              </table:table-cell>
              <table:table-cell office:value-type="float" office:value="4.522196438">
                <text:p>4.522196438</text:p>
              </table:table-cell>
              <table:table-cell office:value-type="float" office:value="0.02526026">
                <text:p>0.02526026</text:p>
              </table:table-cell>
              <table:table-cell office:value-type="float" office:value="533.619179684">
                <text:p>533.619179684</text:p>
              </table:table-cell>
              <table:table-cell office:value-type="float" office:value="0.00000181415254237288">
                <text:p>0.00000181415254237288</text:p>
              </table:table-cell>
              <table:table-cell office:value-type="float" office:value="0.0383236986271186">
                <text:p>0.03832369862711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344154">
                <text:p>0.000344154</text:p>
              </table:table-cell>
              <table:table-cell office:value-type="float" office:value="0.005784515">
                <text:p>0.005784515</text:p>
              </table:table-cell>
              <table:table-cell office:value-type="float" office:value="0.000532998">
                <text:p>0.000532998</text:p>
              </table:table-cell>
              <table:table-cell office:value-type="float" office:value="0.688357285">
                <text:p>0.688357285</text:p>
              </table:table-cell>
              <table:table-cell office:value-type="float" office:value="0.063426762">
                <text:p>0.063426762</text:p>
              </table:table-cell>
              <table:table-cell office:value-type="float" office:value="0.0000486093697478992">
                <text:p>0.0000486093697478992</text:p>
              </table:table-cell>
              <table:table-cell office:value-type="float" office:value="0.00000447897478991597">
                <text:p>0.00000447897478991597</text:p>
              </table:table-cell>
              <table:table-cell office:value-type="float" office:value="2.685578488">
                <text:p>2.685578488</text:p>
              </table:table-cell>
              <table:table-cell office:value-type="float" office:value="0.000203711">
                <text:p>0.000203711</text:p>
              </table:table-cell>
              <table:table-cell office:value-type="float" office:value="4.542078459">
                <text:p>4.542078459</text:p>
              </table:table-cell>
              <table:table-cell office:value-type="float" office:value="0.024241609">
                <text:p>0.024241609</text:p>
              </table:table-cell>
              <table:table-cell office:value-type="float" office:value="540.507336621">
                <text:p>540.507336621</text:p>
              </table:table-cell>
              <table:table-cell office:value-type="float" office:value="0.00000171185714285714">
                <text:p>0.00000171185714285714</text:p>
              </table:table-cell>
              <table:table-cell office:value-type="float" office:value="0.0381687265462185">
                <text:p>0.03816872654621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362879">
                <text:p>0.000362879</text:p>
              </table:table-cell>
              <table:table-cell office:value-type="float" office:value="0.005525721">
                <text:p>0.005525721</text:p>
              </table:table-cell>
              <table:table-cell office:value-type="float" office:value="0.000654855">
                <text:p>0.000654855</text:p>
              </table:table-cell>
              <table:table-cell office:value-type="float" office:value="0.66308652">
                <text:p>0.66308652</text:p>
              </table:table-cell>
              <table:table-cell office:value-type="float" office:value="0.0785826">
                <text:p>0.0785826</text:p>
              </table:table-cell>
              <table:table-cell office:value-type="float" office:value="0.000046047675">
                <text:p>0.000046047675</text:p>
              </table:table-cell>
              <table:table-cell office:value-type="float" office:value="0.000005457125">
                <text:p>0.000005457125</text:p>
              </table:table-cell>
              <table:table-cell office:value-type="float" office:value="2.753025628">
                <text:p>2.753025628</text:p>
              </table:table-cell>
              <table:table-cell office:value-type="float" office:value="0.000211316">
                <text:p>0.000211316</text:p>
              </table:table-cell>
              <table:table-cell office:value-type="float" office:value="4.514334878">
                <text:p>4.514334878</text:p>
              </table:table-cell>
              <table:table-cell office:value-type="float" office:value="0.02535792">
                <text:p>0.02535792</text:p>
              </table:table-cell>
              <table:table-cell office:value-type="float" office:value="541.72018536">
                <text:p>541.72018536</text:p>
              </table:table-cell>
              <table:table-cell office:value-type="float" office:value="0.00000176096666666667">
                <text:p>0.00000176096666666667</text:p>
              </table:table-cell>
              <table:table-cell office:value-type="float" office:value="0.0376194573166667">
                <text:p>0.03761945731666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334837">
                <text:p>0.000334837</text:p>
              </table:table-cell>
              <table:table-cell office:value-type="float" office:value="0.001929291">
                <text:p>0.001929291</text:p>
              </table:table-cell>
              <table:table-cell office:value-type="float" office:value="0.001021341">
                <text:p>0.001021341</text:p>
              </table:table-cell>
              <table:table-cell office:value-type="float" office:value="0.233444211">
                <text:p>0.233444211</text:p>
              </table:table-cell>
              <table:table-cell office:value-type="float" office:value="0.123582261">
                <text:p>0.123582261</text:p>
              </table:table-cell>
              <table:table-cell office:value-type="float" office:value="0.0000159445537190083">
                <text:p>0.0000159445537190083</text:p>
              </table:table-cell>
              <table:table-cell office:value-type="float" office:value="0.0000084408347107438">
                <text:p>0.0000084408347107438</text:p>
              </table:table-cell>
              <table:table-cell office:value-type="float" office:value="2.720456395">
                <text:p>2.720456395</text:p>
              </table:table-cell>
              <table:table-cell office:value-type="float" office:value="0.000191819">
                <text:p>0.000191819</text:p>
              </table:table-cell>
              <table:table-cell office:value-type="float" office:value="4.483655372">
                <text:p>4.483655372</text:p>
              </table:table-cell>
              <table:table-cell office:value-type="float" office:value="0.023210099">
                <text:p>0.023210099</text:p>
              </table:table-cell>
              <table:table-cell office:value-type="float" office:value="542.522300012">
                <text:p>542.522300012</text:p>
              </table:table-cell>
              <table:table-cell office:value-type="float" office:value="0.00000158528099173554">
                <text:p>0.00000158528099173554</text:p>
              </table:table-cell>
              <table:table-cell office:value-type="float" office:value="0.0370550030743802">
                <text:p>0.03705500307438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486681">
                <text:p>0.000486681</text:p>
              </table:table-cell>
              <table:table-cell office:value-type="float" office:value="0.001642223">
                <text:p>0.001642223</text:p>
              </table:table-cell>
              <table:table-cell office:value-type="float" office:value="0.000754171">
                <text:p>0.000754171</text:p>
              </table:table-cell>
              <table:table-cell office:value-type="float" office:value="0.200351206">
                <text:p>0.200351206</text:p>
              </table:table-cell>
              <table:table-cell office:value-type="float" office:value="0.092008862">
                <text:p>0.092008862</text:p>
              </table:table-cell>
              <table:table-cell office:value-type="float" office:value="0.0000134608442622951">
                <text:p>0.0000134608442622951</text:p>
              </table:table-cell>
              <table:table-cell office:value-type="float" office:value="0.00000618172950819672">
                <text:p>0.00000618172950819672</text:p>
              </table:table-cell>
              <table:table-cell office:value-type="float" office:value="1.971885318">
                <text:p>1.971885318</text:p>
              </table:table-cell>
              <table:table-cell office:value-type="float" office:value="0.000192851">
                <text:p>0.000192851</text:p>
              </table:table-cell>
              <table:table-cell office:value-type="float" office:value="4.622726097">
                <text:p>4.622726097</text:p>
              </table:table-cell>
              <table:table-cell office:value-type="float" office:value="0.023527822">
                <text:p>0.023527822</text:p>
              </table:table-cell>
              <table:table-cell office:value-type="float" office:value="563.972583834">
                <text:p>563.972583834</text:p>
              </table:table-cell>
              <table:table-cell office:value-type="float" office:value="0.00000158074590163934">
                <text:p>0.00000158074590163934</text:p>
              </table:table-cell>
              <table:table-cell office:value-type="float" office:value="0.0378911975163934">
                <text:p>0.03789119751639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357208">
                <text:p>0.000357208</text:p>
              </table:table-cell>
              <table:table-cell office:value-type="float" office:value="0.005514421">
                <text:p>0.005514421</text:p>
              </table:table-cell>
              <table:table-cell office:value-type="float" office:value="0.001555521">
                <text:p>0.001555521</text:p>
              </table:table-cell>
              <table:table-cell office:value-type="float" office:value="0.678273783">
                <text:p>0.678273783</text:p>
              </table:table-cell>
              <table:table-cell office:value-type="float" office:value="0.191329083">
                <text:p>0.191329083</text:p>
              </table:table-cell>
              <table:table-cell office:value-type="float" office:value="0.0000448326910569106">
                <text:p>0.0000448326910569106</text:p>
              </table:table-cell>
              <table:table-cell office:value-type="float" office:value="0.000012646512195122">
                <text:p>0.000012646512195122</text:p>
              </table:table-cell>
              <table:table-cell office:value-type="float" office:value="2.065731164">
                <text:p>2.065731164</text:p>
              </table:table-cell>
              <table:table-cell office:value-type="float" office:value="0.000266188">
                <text:p>0.000266188</text:p>
              </table:table-cell>
              <table:table-cell office:value-type="float" office:value="4.620898057">
                <text:p>4.620898057</text:p>
              </table:table-cell>
              <table:table-cell office:value-type="float" office:value="0.032741124">
                <text:p>0.032741124</text:p>
              </table:table-cell>
              <table:table-cell office:value-type="float" office:value="568.370461011">
                <text:p>568.370461011</text:p>
              </table:table-cell>
              <table:table-cell office:value-type="float" office:value="0.00000216413008130081">
                <text:p>0.00000216413008130081</text:p>
              </table:table-cell>
              <table:table-cell office:value-type="float" office:value="0.0375682768861789">
                <text:p>0.03756827688617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336119">
                <text:p>0.000336119</text:p>
              </table:table-cell>
              <table:table-cell office:value-type="float" office:value="0.001997007">
                <text:p>0.001997007</text:p>
              </table:table-cell>
              <table:table-cell office:value-type="float" office:value="0.001829955">
                <text:p>0.001829955</text:p>
              </table:table-cell>
              <table:table-cell office:value-type="float" office:value="0.247628868">
                <text:p>0.247628868</text:p>
              </table:table-cell>
              <table:table-cell office:value-type="float" office:value="0.22691442">
                <text:p>0.22691442</text:p>
              </table:table-cell>
              <table:table-cell office:value-type="float" office:value="0.0000161048951612903">
                <text:p>0.0000161048951612903</text:p>
              </table:table-cell>
              <table:table-cell office:value-type="float" office:value="0.0000147577016129032">
                <text:p>0.0000147577016129032</text:p>
              </table:table-cell>
              <table:table-cell office:value-type="float" office:value="2.029132429">
                <text:p>2.029132429</text:p>
              </table:table-cell>
              <table:table-cell office:value-type="float" office:value="0.000195466">
                <text:p>0.000195466</text:p>
              </table:table-cell>
              <table:table-cell office:value-type="float" office:value="4.590401173">
                <text:p>4.590401173</text:p>
              </table:table-cell>
              <table:table-cell office:value-type="float" office:value="0.024237784">
                <text:p>0.024237784</text:p>
              </table:table-cell>
              <table:table-cell office:value-type="float" office:value="569.209745452">
                <text:p>569.209745452</text:p>
              </table:table-cell>
              <table:table-cell office:value-type="float" office:value="0.00000157633870967742">
                <text:p>0.00000157633870967742</text:p>
              </table:table-cell>
              <table:table-cell office:value-type="float" office:value="0.0370193642983871">
                <text:p>0.03701936429838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353542">
                <text:p>0.000353542</text:p>
              </table:table-cell>
              <table:table-cell office:value-type="float" office:value="0.005693455">
                <text:p>0.005693455</text:p>
              </table:table-cell>
              <table:table-cell office:value-type="float" office:value="0.0010685">
                <text:p>0.0010685</text:p>
              </table:table-cell>
              <table:table-cell office:value-type="float" office:value="0.711681875">
                <text:p>0.711681875</text:p>
              </table:table-cell>
              <table:table-cell office:value-type="float" office:value="0.1335625">
                <text:p>0.1335625</text:p>
              </table:table-cell>
              <table:table-cell office:value-type="float" office:value="0.00004554764">
                <text:p>0.00004554764</text:p>
              </table:table-cell>
              <table:table-cell office:value-type="float" office:value="0.000008548">
                <text:p>0.000008548</text:p>
              </table:table-cell>
              <table:table-cell office:value-type="float" office:value="2.15981777">
                <text:p>2.15981777</text:p>
              </table:table-cell>
              <table:table-cell office:value-type="float" office:value="0.000231373">
                <text:p>0.000231373</text:p>
              </table:table-cell>
              <table:table-cell office:value-type="float" office:value="4.570135096">
                <text:p>4.570135096</text:p>
              </table:table-cell>
              <table:table-cell office:value-type="float" office:value="0.028921625">
                <text:p>0.028921625</text:p>
              </table:table-cell>
              <table:table-cell office:value-type="float" office:value="571.266887">
                <text:p>571.266887</text:p>
              </table:table-cell>
              <table:table-cell office:value-type="float" office:value="0.000001850984">
                <text:p>0.000001850984</text:p>
              </table:table-cell>
              <table:table-cell office:value-type="float" office:value="0.036561080768">
                <text:p>0.0365610807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364362">
                <text:p>0.000364362</text:p>
              </table:table-cell>
              <table:table-cell office:value-type="float" office:value="0.001703067">
                <text:p>0.001703067</text:p>
              </table:table-cell>
              <table:table-cell office:value-type="float" office:value="0.001821418">
                <text:p>0.001821418</text:p>
              </table:table-cell>
              <table:table-cell office:value-type="float" office:value="0.214586442">
                <text:p>0.214586442</text:p>
              </table:table-cell>
              <table:table-cell office:value-type="float" office:value="0.229498668">
                <text:p>0.229498668</text:p>
              </table:table-cell>
              <table:table-cell office:value-type="float" office:value="0.0000135164047619048">
                <text:p>0.0000135164047619048</text:p>
              </table:table-cell>
              <table:table-cell office:value-type="float" office:value="0.0000144556984126984">
                <text:p>0.0000144556984126984</text:p>
              </table:table-cell>
              <table:table-cell office:value-type="float" office:value="2.268229857">
                <text:p>2.268229857</text:p>
              </table:table-cell>
              <table:table-cell office:value-type="float" office:value="0.0001923">
                <text:p>0.0001923</text:p>
              </table:table-cell>
              <table:table-cell office:value-type="float" office:value="4.817953325">
                <text:p>4.817953325</text:p>
              </table:table-cell>
              <table:table-cell office:value-type="float" office:value="0.0242298">
                <text:p>0.0242298</text:p>
              </table:table-cell>
              <table:table-cell office:value-type="float" office:value="607.06211895">
                <text:p>607.06211895</text:p>
              </table:table-cell>
              <table:table-cell office:value-type="float" office:value="0.00000152619047619048">
                <text:p>0.00000152619047619048</text:p>
              </table:table-cell>
              <table:table-cell office:value-type="float" office:value="0.0382377248015873">
                <text:p>0.03823772480158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334255">
                <text:p>0.000334255</text:p>
              </table:table-cell>
              <table:table-cell office:value-type="float" office:value="0.005375501">
                <text:p>0.005375501</text:p>
              </table:table-cell>
              <table:table-cell office:value-type="float" office:value="0.000541523">
                <text:p>0.000541523</text:p>
              </table:table-cell>
              <table:table-cell office:value-type="float" office:value="0.682688627">
                <text:p>0.682688627</text:p>
              </table:table-cell>
              <table:table-cell office:value-type="float" office:value="0.068773421">
                <text:p>0.068773421</text:p>
              </table:table-cell>
              <table:table-cell office:value-type="float" office:value="0.0000423267795275591">
                <text:p>0.0000423267795275591</text:p>
              </table:table-cell>
              <table:table-cell office:value-type="float" office:value="0.00000426396062992126">
                <text:p>0.00000426396062992126</text:p>
              </table:table-cell>
              <table:table-cell office:value-type="float" office:value="2.087237195">
                <text:p>2.087237195</text:p>
              </table:table-cell>
              <table:table-cell office:value-type="float" office:value="0.000174807">
                <text:p>0.000174807</text:p>
              </table:table-cell>
              <table:table-cell office:value-type="float" office:value="4.700422013">
                <text:p>4.700422013</text:p>
              </table:table-cell>
              <table:table-cell office:value-type="float" office:value="0.022200489">
                <text:p>0.022200489</text:p>
              </table:table-cell>
              <table:table-cell office:value-type="float" office:value="596.953595651">
                <text:p>596.953595651</text:p>
              </table:table-cell>
              <table:table-cell office:value-type="float" office:value="0.00000137643307086614">
                <text:p>0.00000137643307086614</text:p>
              </table:table-cell>
              <table:table-cell office:value-type="float" office:value="0.0370111969527559">
                <text:p>0.03701119695275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370243">
                <text:p>0.000370243</text:p>
              </table:table-cell>
              <table:table-cell office:value-type="float" office:value="0.005466902">
                <text:p>0.005466902</text:p>
              </table:table-cell>
              <table:table-cell office:value-type="float" office:value="0.000580636">
                <text:p>0.000580636</text:p>
              </table:table-cell>
              <table:table-cell office:value-type="float" office:value="0.699763456">
                <text:p>0.699763456</text:p>
              </table:table-cell>
              <table:table-cell office:value-type="float" office:value="0.074321408">
                <text:p>0.074321408</text:p>
              </table:table-cell>
              <table:table-cell office:value-type="float" office:value="0.000042710171875">
                <text:p>0.000042710171875</text:p>
              </table:table-cell>
              <table:table-cell office:value-type="float" office:value="0.00000453621875">
                <text:p>0.00000453621875</text:p>
              </table:table-cell>
              <table:table-cell office:value-type="float" office:value="2.306142211">
                <text:p>2.306142211</text:p>
              </table:table-cell>
              <table:table-cell office:value-type="float" office:value="0.000350947">
                <text:p>0.000350947</text:p>
              </table:table-cell>
              <table:table-cell office:value-type="float" office:value="4.899804715">
                <text:p>4.899804715</text:p>
              </table:table-cell>
              <table:table-cell office:value-type="float" office:value="0.044921216">
                <text:p>0.044921216</text:p>
              </table:table-cell>
              <table:table-cell office:value-type="float" office:value="627.17500352">
                <text:p>627.17500352</text:p>
              </table:table-cell>
              <table:table-cell office:value-type="float" office:value="0.0000027417734375">
                <text:p>0.0000027417734375</text:p>
              </table:table-cell>
              <table:table-cell office:value-type="float" office:value="0.0382797243359375">
                <text:p>0.0382797243359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